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Ukrainian pyrotechnics per day were neutralized over 120 ammunition</text:span>
</text:h>
      <text:p text:style-name="P4">
Author: ['АРМІЯINFORM']</text:p>
      <text:p text:style-name="P4">
Time: 2023-06-12T28:00:00-04:00</text:p>
      <text:p text:style-name="P4">
Description: The last achievement of the PIRETRODILICIA DSNS was healed 63 iz, Viyanovo, Vilyueno 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1/04/miny-1.jpg" text:style-name="Internet_20_link" text:visited-style-name="Visited_20_Internet_20_Link">
miny-1.jpg</text:a>
']</text:p>
      <text:p text:style-name="P4">
Tags: ['АГРЕСІЯ РФ', 'ВТОРГНЕННЯ РФ', 'ДСНС УКРАЇНИ']</text:p>
      <text:p text:style-name="P4">
Category: News</text:p>
      <!--METADATA-->
      <text:p text:style-name="P4">
<draw:frame draw:style-name="fr1" draw:name="Image2" text:anchor-type="as-char" svg:width="6.9236in" svg:height="3.894525in" draw:z-index="0">
<draw:image xlink:href="../Images/AРМІЯINFORM/2023-06-12T28-00-00-04-00/miny-1.jpg" xlink:type="simple" xlink:show="embed" xlink:actuate="onLoad" draw:mime-type="image/jpeg"/>
</draw:frame>
During the day, the Pyrotechnical units of the SES were involved 63 times, identified, seized and disposed of 126 units of explosive objects, an inspection of 12.36 hectares.</text:p>
      <text:p text:style-name="P4">
About it <text:a xlink:type="simple" xlink:href="https://www.kmu.gov.ua/news/operatyvna-informatsiia-dsns-shchodo-naslidkiv-vedennia-boiovykh-dii-rosiiskoiu-federatsiieiu12062023" text:style-name="Internet_20_link" text:visited-style-name="Visited_20_Internet_20_Link">
informs</text:a>
Government portal.</text:p>
      <text:p text:style-name="P4">
From the beginning of a large -scale military invasion of the Russian Federation, the territory of Ukraine has been disposed of 399 thousand 205 units of explosive subjects and 2 thousand 891 kg of explosive substance, including 2 thousand 999 unidorial bombs. The area of about 89 thousand 606 hectares was surveyed.</text:p>
      <text:p text:style-name="P4">
Most often pyrotechnic units worked:</text:p>
      <ul>
        <li>
in the Kharkiv region 19 thousand 108 times, * Kyiv region - 7 thousand 937, * Donetsk region - 5 thousand 919, * Mykolaiv region - 5 thousand 129, * Kherson region - 5 thousand 492, * Chernihiv region - 4 thousand 699, * Sumy region - 2 thousand 179, * Cherkasy region - 1 thousand 111.</li>
      </ul>
      <text:p text:style-name="P4">
In case of detection of a suspicious object or explosive, immediately notify the number of the number - 101.</text:p>
      <text:p text:style-name="P4">
News Source: <text:a xlink:type="simple" xlink:href="https://armyinform.com.ua/2023/06/12/ukrayinski-pirotehniky-za-dobu-zneshkodyly-ponad-120-boyeprypasiv/" text:style-name="Internet_20_link" text:visited-style-name="Visited_20_Internet_20_Link">
https://armyinform.com.ua/2023/06/12/ukrayinski-pirotehniky-za-dobu-zneshkodyly-ponad-120-boyeprypasiv/</text:a>
</text:p>
      <!--NEWS-->
      <text:h text:style-name="P10" text:outline-level="1">
<text:span text:style-name="T4">
Kakhovskaya hydroelectric power station: 3 704 residents of Kherson and Mykolaiv region were evacuated</text:span>
</text:h>
      <text:p text:style-name="P4">
Author: ['АРМІЯINFORM']</text:p>
      <text:p text:style-name="P4">
Time: 2023-06-12T30:00:00-04:00</text:p>
      <text:p text:style-name="P4">
Description: Z Khersonshchini that Mikolavshchini 3,704 individuals were evacuated. About the ceremony of the headquarters of ... the war with Ukraine 2022, the war with Ukraine is the latest news today, the news war with Ukraine 2022 is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6/photo_5204226175260542673_y.jpg" text:style-name="Internet_20_link" text:visited-style-name="Visited_20_Internet_20_Link">
photo_5204226175260542673_y.jpg</text:a>
']</text:p>
      <text:p text:style-name="P4">
Tags: ['ЕВАКУАЦІЯ', 'КАХОВСЬКА ГЕС', 'КАХОВСЬКА ГЕС/ШТАБ INFO']</text:p>
      <text:p text:style-name="P4">
Category: News</text:p>
      <!--METADATA-->
      <text:p text:style-name="P4">
<draw:frame draw:style-name="fr1" draw:name="Image3" text:anchor-type="as-char" svg:width="6.9236in" svg:height="4.617987in" draw:z-index="0">
<draw:image xlink:href="../Images/AРМІЯINFORM/2023-06-12T30-00-00-04-00/photo_5204226175260542673_y.jpg" xlink:type="simple" xlink:show="embed" xlink:actuate="onLoad" draw:mime-type="image/jpeg"/>
</draw:frame>
3 704 people have already evacuated from Kherson and Mykolaiv region.</text:p>
      <text:p text:style-name="P4">
About it <text:a xlink:type="simple" xlink:href="https://t.me/shtab_kakhovska_hes/563" text:style-name="Internet_20_link" text:visited-style-name="Visited_20_Internet_20_Link">
reports</text:a>
The headquarters of the elimination of the Kakhovskaya hydroelectric power station by Russian terrorists.</text:p>
      <text:p text:style-name="P4">
According to the results of evacuation measures in Kherson region, 2 722 persons were rescued, 205 children, 76 low -mobility citizens were rescued. There are also 5 dead.</text:p>
      <text:p text:style-name="P4">
In Mykolaiv region, 982 people were evacuated, 167 of them were evacuated. Two people were killed.</text:p>
      <text:p text:style-name="P4">
The headquarters reported that no case of looting has been recorded today.</text:p>
      <text:p text:style-name="P4">
"We will pump water in every house so that the energy service workers of gas service as soon as possible can renew communications for the viability of the insensitive regions," - summed up the Minister of Internal Affairs of Ukraine Igorklimenko.</text:p>
      <text:p text:style-name="P4">
News Source: <text:a xlink:type="simple" xlink:href="https://armyinform.com.ua/2023/06/12/pidryv-kahovskoyi-ges-evakujovano-3-704-zhyteliv-hersonshhyny-ta-mykolayivshhyny/" text:style-name="Internet_20_link" text:visited-style-name="Visited_20_Internet_20_Link">
https://armyinform.com.ua/2023/06/12/pidryv-kahovskoyi-ges-evakujovano-3-704-zhyteliv-hersonshhyny-ta-mykolayivshhyny/</text:a>
</text:p>
      <!--NEWS-->
      <text:h text:style-name="P10" text:outline-level="1">
<text:span text:style-name="T4">
More than 70% of water flowed from the Kakhovka reservoir</text:span>
</text:h>
      <text:p text:style-name="P4">
Author: ['АРМІЯINFORM']</text:p>
      <text:p text:style-name="P4">
Time: 2023-06-12T32:00:00-04:00</text:p>
      <text:p text:style-name="P4">
Description: The Kakhovsky water house of the Pislya Pіdriva rowed, the 72% of Abo is 14.395 cubic cubic meters .... War with Ukraine 2022, war with Ukraine Latest news today, News War with Ukraine 2022 are the last for today, will there be war between Ukraine and Russia and when and when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ab173fdcb9dc3f0cc82f8-e1686553792596.jpg" text:style-name="Internet_20_link" text:visited-style-name="Visited_20_Internet_20_Link">
ab173fdcb9dc3f0cc82f8-e1686553792596.jpg</text:a>
']</text:p>
      <text:p text:style-name="P4">
Tags: ['КАХОВСЬКА ГЕС', 'МІНДОВКІЛЛЯ']</text:p>
      <text:p text:style-name="P4">
Category: News</text:p>
      <!--METADATA-->
      <text:p text:style-name="P4">
<draw:frame draw:style-name="fr1" draw:name="Image4" text:anchor-type="as-char" svg:width="6.9236in" svg:height="4.552267in" draw:z-index="0">
<draw:image xlink:href="../Images/AРМІЯINFORM/2023-06-12T32-00-00-04-00/ab173fdcb9dc3f0cc82f8-e1686553792596.jpg" xlink:type="simple" xlink:show="embed" xlink:actuate="onLoad" draw:mime-type="image/jpeg"/>
</draw:frame>
More than 72% or 14,395 cm of water was lost from the Kakhovka reservoir after the dam of the dam.</text:p>
      <text:p text:style-name="P4">
As of the morning of June 12, the water level in the reservoir continues to decrease, according to [Mindovkil] report(https://t.me/mindovkillia).</text:p>
      <text:p text:style-name="P4">
Зазначається, що станом на вечір 11 червня рівень води у водосховищі <text:span text:style-name="T4">
врайоні Нікополя</text:span>
 становив близько 9,04 м. Наразі по гідропосту «Нікополь» вженемає можливості вимірювати рівні води, оскільки вона відійшла від пунктуспостережень.</text:p>
      <text:p text:style-name="P4">
Рівень води в Дніпрі <text:span text:style-name="T4">
на позначці «Херсон»</text:span>
 знизився на 2 метри. Усередньому за останню добу утримується тенденція зниження рівня на <text:span text:style-name="T4">
1-5 см</text:span>
за годину.</text:p>
      <text:p text:style-name="P4">
У районі <text:span text:style-name="T4">
природного парку «Нижньодніпровський»</text:span>
 вода поступово сходить.Продовжується обміління акваторії у нацпарку «Кам'янська Січ» на 8,5 метрів.</text:p>
      <text:p text:style-name="P4">
Рівень води <text:span text:style-name="T4">
р. Інгулець</text:span>
 у створі Інгулецької зрошувальної системи повільнознижується. Натомість вода поступово продовжує прибувати в Миколаївськійобласті.</text:p>
      <text:p text:style-name="P4">
Екологічні інспектори продовжують документувати та обраховувати усю шкоду,нанесену довкіллю через терористичну атаку росії на Каховську ГЕС.</text:p>
      <text:p text:style-name="P4">
News Source: <text:a xlink:type="simple" xlink:href="https://armyinform.com.ua/2023/06/12/z-kahovskogo-vodoshovyshha-vyteklo-ponad-70-vody/" text:style-name="Internet_20_link" text:visited-style-name="Visited_20_Internet_20_Link">
https://armyinform.com.ua/2023/06/12/z-kahovskogo-vodoshovyshha-vyteklo-ponad-70-vody/</text:a>
</text:p>
      <!--NEWS-->
      <text:h text:style-name="P10" text:outline-level="1">
<text:span text:style-name="T4">
At night, the invaders from the barrel artillery and mortars fired at the border of Sumy and Chernihiv region</text:span>
</text:h>
      <text:p text:style-name="P4">
Author: ['АРМІЯINFORM']</text:p>
      <text:p text:style-name="P4">
Time: 2023-06-12T34:00:00-04:00</text:p>
      <text:p text:style-name="P4">
Description: Syogodnі, 12 worm, at 9:00 Rosіyskі Permatoptskiyinі Vіskiykhov, the war with Ukraine 2022, war with Ukraine Latest news today, News War with Ukraine 2022 Last for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obstrily-prykordonnya-e1685522829617.jpg" text:style-name="Internet_20_link" text:visited-style-name="Visited_20_Internet_20_Link">
obstrily-prykordonnya-e1685522829617.jpg</text:a>
']</text:p>
      <text:p text:style-name="P4">
Tags: ['ОБСТРІЛИ ПРИКОРДОННЯ', 'СУМЩИНА', 'ХАРКІВСЬКИЙ ТРИБУНАЛ', 'ЧЕРНІГІВЩИНА']</text:p>
      <text:p text:style-name="P4">
Category: News</text:p>
      <!--METADATA-->
      <text:p text:style-name="P4">
<draw:frame draw:style-name="fr1" draw:name="Image5" text:anchor-type="as-char" svg:width="6.9236in" svg:height="4.034754in" draw:z-index="0">
<draw:image xlink:href="../Images/AРМІЯINFORM/2023-06-12T34-00-00-04-00/obstrily-prykordonnya-e1685522829617.jpg" xlink:type="simple" xlink:show="embed" xlink:actuate="onLoad" draw:mime-type="image/jpeg"/>
</draw:frame>
Illustrative photo</text:p>
      <text:p text:style-name="P4">
Today, on June 12, as of 9:00, Russian occupation troops once again fired the border territories of Chernihiv and Sumy regions.</text:p>
      <text:p text:style-name="P4">
About it <text:a xlink:type="simple" xlink:href="https://t.me/ok_pivnich1/3154" text:style-name="Internet_20_link" text:visited-style-name="Visited_20_Internet_20_Link">
reports</text:a>
Operational Command "North".</text:p>
      <text:p text:style-name="P4">
From 02:30 to 02:40 the <text:span text:style-name="T4">
 3 arrivals </text:span>
, probably become artillery, Uda Zarutske.</text:p>
      <text:p text:style-name="P4">
From 03:00 to 03:15 the <text:span text:style-name="T4">
 2 trips </text:span>
, probably from the artillery, in the area of Timonovichi settlement.</text:p>
      <text:p text:style-name="P4">
From 02:30 to 03:10 the <text:span text:style-name="T4">
 6 parishes </text:span>
, probably from the artillery, were probably in the area of the settlement of Vysyevka.</text:p>
      <text:p text:style-name="P4">
From 04:30 to 04:35 the <text:span text:style-name="T4">
 5 parishes </text:span>
, probably 82 mm. mortar, in the village of the settlement the middle of the Buda.</text:p>
      <text:p text:style-name="P4">
From 06:00 to 06:25 the <text:span text:style-name="T4">
 10 parishes </text:span>
, pre -mortar 120 mm: *!</text:p>
      <text:p text:style-name="P4">
News Source: <text:a xlink:type="simple" xlink:href="https://armyinform.com.ua/2023/06/12/vnochi-okupanty-zi-stvolnoyi-artyleriyi-i-minometiv-obstrilyaly-prykordonnya-sumshhyny-i-chernigivshhyny/" text:style-name="Internet_20_link" text:visited-style-name="Visited_20_Internet_20_Link">
https://armyinform.com.ua/2023/06/12/vnochi-okupanty-zi-stvolnoyi-artyleriyi-i-minometiv-obstrilyaly-prykordonnya-sumshhyny-i-chernigivshhyny/</text:a>
</text:p>
      <!--NEWS-->
      <text:h text:style-name="P10" text:outline-level="1">
<text:span text:style-name="T4">
As a result of the shelling of settlements of Ukraine, 4 civilians were killed by the army of the Russian Federation, 16 were injured</text:span>
</text:h>
      <text:p text:style-name="P4">
Author: ['АРМІЯINFORM']</text:p>
      <text:p text:style-name="P4">
Time: 2023-06-12T36:00:00-04:00</text:p>
      <text:p text:style-name="P4">
Description: The last passes of the Rosiyski Vіsyska were shelled by the Teritarian of 8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9f1197d-6be2-4fa5-a5f6-19f1da71992a.jpg" text:style-name="Internet_20_link" text:visited-style-name="Visited_20_Internet_20_Link">
f9f1197d-6be2-4fa5-a5f6-19f1da71992a.jpg</text:a>
']</text:p>
      <text:p text:style-name="P4">
Tags: ['STOPRUSSIA', 'АГРЕСІЯ РФ', 'ВТОРГНЕННЯ РФ', 'ХАРКІВСЬКИЙ ТРИБУНАЛ']</text:p>
      <text:p text:style-name="P4">
Category: News</text:p>
      <!--METADATA-->
      <text:p text:style-name="P4">
<draw:frame draw:style-name="fr1" draw:name="Image6" text:anchor-type="as-char" svg:width="6.9236in" svg:height="4.572059in" draw:z-index="0">
<draw:image xlink:href="../Images/AРМІЯINFORM/2023-06-12T36-00-00-04-00/f9f1197d-6be2-4fa5-a5f6-19f1da71992a.jpg" xlink:type="simple" xlink:show="embed" xlink:actuate="onLoad" draw:mime-type="image/jpeg"/>
</draw:frame>
During the last day, Russian troops fired at the territory of 8 regions of Ukraine.</text:p>
      <text:p text:style-name="P4">
About it <text:a xlink:type="simple" xlink:href="https://t.me/militarymediacenter/2199" text:style-name="Internet_20_link" text:visited-style-name="Visited_20_Internet_20_Link">
reports</text:a>
Military Mediacenter.</text:p>
      <text:p text:style-name="P4">
From different types of weapons(grenade launchers, mortars, artillery, SAU, RSZV, UAV, SCR, Aviation and Winged Maritime Base Missiles)105 painting points and 45 infrastructure objects were attacked.</text:p>
      <text:p text:style-name="P4">
According to preliminary information, 4 civilians were killed and 16 were injured.</text:p>
      <text:p text:style-name="P4">
News Source: <text:a xlink:type="simple" xlink:href="https://armyinform.com.ua/2023/06/12/vnaslidok-obstriliv-naselenyh-punktiv-ukrayiny-armiyeyu-rf-zagynulo-4-czyvilni-osoby-16-poraneno/" text:style-name="Internet_20_link" text:visited-style-name="Visited_20_Internet_20_Link">
https://armyinform.com.ua/2023/06/12/vnaslidok-obstriliv-naselenyh-punktiv-ukrayiny-armiyeyu-rf-zagynulo-4-czyvilni-osoby-16-poraneno/</text:a>
</text:p>
      <!--NEWS-->
      <text:h text:style-name="P10" text:outline-level="1">
<text:span text:style-name="T4">
The Visegrad Four Defense Ministers hold a meeting in Slovakia, the main topics are support for Ukraine</text:span>
</text:h>
      <text:p text:style-name="P4">
Author: ['АРМІЯINFORM']</text:p>
      <text:p text:style-name="P4">
Time: 2023-06-12T38:00:00-04:00</text:p>
      <text:p text:style-name="P4">
Description: Mainstrosti Defense of Krayan “Vishegradsko Four” (V4) - Czech, Ugorschina, Polish that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fyz3zrxwyaaunxd-e1686555673383.jpg" text:style-name="Internet_20_link" text:visited-style-name="Visited_20_Internet_20_Link">
fyz3zrxwyaaunxd-e1686555673383.jpg</text:a>
']</text:p>
      <text:p text:style-name="P4">
Tags: ['ВИШЕГРАДСЬКА ГРУПА', 'ПІДТРИМКА УКРАЇНИ']</text:p>
      <text:p text:style-name="P4">
Category: News</text:p>
      <!--METADATA-->
      <text:p text:style-name="P4">
<draw:frame draw:style-name="fr1" draw:name="Image7" text:anchor-type="as-char" svg:width="6.9236in" svg:height="5.071537in" draw:z-index="0">
<draw:image xlink:href="../Images/AРМІЯINFORM/2023-06-12T38-00-00-04-00/fyz3zrxwyaaunxd-e1686555673383.jpg" xlink:type="simple" xlink:show="embed" xlink:actuate="onLoad" draw:mime-type="image/jpeg"/>
</draw:frame>
Defense Ministers of the Visegrad Four countries(Sub)- Czech Republic, Hungary, Poland of Slovakia - a meeting in the Slovak city of Shirbsky Lake.</text:p>
      <text:p text:style-name="P4">
About it <text:a xlink:type="simple" xlink:href="https://twitter.com/MON_GOV_PL/status/1667881161761214465" text:style-name="Internet_20_link" text:visited-style-name="Visited_20_Internet_20_Link">
reports</text:a>
Polish Defense Ministry in Twitter.</text:p>
      <text:p text:style-name="P4">
"The V4 Defense Ministers will discuss changes in the European security environment caused by Russia's aggression against Ukraine, as well as NATO and EU actions in response to the Nat's aggression," the statement said.</text:p>
      <text:p text:style-name="P4">
During the meeting of the head of defense agencies will also discuss further participation in Ukraine.</text:p>
      <text:p text:style-name="P4">
Ministers are expected to evaluate the implementation of NATO summit decisions in Madrid in the field of holding and defense and discuss positions on the future <text:a xlink:type="simple" xlink:href="https://armyinform.com.ua/2022/11/09/nastupnyj-samit-nato-vidbudetsya-vlitku-2023-roku-v-lytvi/" text:style-name="Internet_20_link" text:visited-style-name="Visited_20_Internet_20_Link">
Sumitunato</text:a>
, which will take place on July 11-12 in Vilnius.</text:p>
      <text:p text:style-name="P4">
News Source: <text:a xlink:type="simple" xlink:href="https://armyinform.com.ua/2023/06/12/ministry-oborony-vyshegradskoyi-chetvirky-provodyat-zustrich-u-slovachchyni-sered-golovnyh-tem-pidtrymka-ukrayiny/" text:style-name="Internet_20_link" text:visited-style-name="Visited_20_Internet_20_Link">
https://armyinform.com.ua/2023/06/12/ministry-oborony-vyshegradskoyi-chetvirky-provodyat-zustrich-u-slovachchyni-sered-golovnyh-tem-pidtrymka-ukrayiny/</text:a>
</text:p>
      <!--NEWS-->
      <text:h text:style-name="P10" text:outline-level="1">
<text:span text:style-name="T4">
Gur warns: Russia is preparing a man -made disaster in a temporarily occupied Crimea</text:span>
</text:h>
      <text:p text:style-name="P4">
Author: ['АРМІЯINFORM']</text:p>
      <text:p text:style-name="P4">
Time: 2023-06-12T40:00:00-04:00</text:p>
      <text:p text:style-name="P4">
Description: Tekhnogenn’s catastrophe in Crim, Zokrem, at the Timchasovo Timcha, the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2811.jpg" text:style-name="Internet_20_link" text:visited-style-name="Visited_20_Internet_20_Link">
632811.jpg</text:a>
']</text:p>
      <text:p text:style-name="P4">
Tags: ['АР КРИМ', 'ГУР МО УКРАЇНИ', 'КРАЇНА ТЕРОРИСТ', 'ТЕХНОГЕННА КАТАСТРОФА']</text:p>
      <text:p text:style-name="P4">
Category: News</text:p>
      <!--METADATA-->
      <text:p text:style-name="P4">
<draw:frame draw:style-name="fr1" draw:name="Image8" text:anchor-type="as-char" svg:width="6.9236in" svg:height="4.19971in" draw:z-index="0">
<draw:image xlink:href="../Images/AРМІЯINFORM/2023-06-12T40-00-00-04-00/632811.jpg" xlink:type="simple" xlink:show="embed" xlink:actuate="onLoad" draw:mime-type="image/jpeg"/>
</draw:frame>
Russia prepares a man -made catastrophe in Crimea, in particular, in the territory of the temporary -heated Armenian Rosarmia changes the shops of Crimean Titan, which uses technological ammonia.</text:p>
      <text:p text:style-name="P4">
About it <text:a xlink:type="simple" xlink:href="https://gur.gov.ua/content/rosiia-hotuie-tekhnohennu-katastrofu-v-okupovanomu-krymu.html" text:style-name="Internet_20_link" text:visited-style-name="Visited_20_Internet_20_Link">
reports</text:a>
MOV Intelligence Directorate.</text:p>
      <text:p text:style-name="P4">
“Due to the enemy, a terrorist attack on the Kakhovka hydroelectric power station and, as a consequence, the absences in the North-Crimean Canal Production processes at the Crimean Titan plant in Armenian violated to a critical level.</text:p>
      <text:p text:style-name="P4">
To restore work in the minimum proper mode, the Russians consider it impossible. On the territory of the temporarily occupied Armenian circulate information about the probable drill of "Crimean titanium", - the message reads.</text:p>
      <text:p text:style-name="P4">
At the same time, the engineering units of the Occupation Army of Muscovy have been changing the workshops of the enterprise for the last days, which are currently continuing to work, as well as laying explosives in the factory and adjacent territory.</text:p>
      <text:p text:style-name="P4">
GUR MOU emphasized that the terrorist attack at the enterprise "Crimean Titan" means a means of a technogenic catastrophe that will have horrible consequences. After all, about 200 tonnetechnological ammonia is used by the heart -making equipment of Crimean Titan.</text:p>
      <text:p text:style-name="P4">
“In the case of an explosion at the plant, the ammonia cloud, depending on the wind direction, is covered with adjacent areas for half an hour. Okupovannarmen, Krasnoperekop district and southern districts of Kherson region will be threatened, ”said Ukrainian intelligence.</text:p>
      <text:p text:style-name="P4">
Also in the temporarily occupied Armenian in the north of the Crimean peninsulas prepare for evacuation both representatives of the occupation administration, and the impr.</text:p>
      <text:p text:style-name="P4">
News Source: <text:a xlink:type="simple" xlink:href="https://armyinform.com.ua/2023/06/12/gur-poperedzhaye-rosiya-gotuye-tehnogennu-katastrofu-v-tymchasovo-okupovanomu-krymu/" text:style-name="Internet_20_link" text:visited-style-name="Visited_20_Internet_20_Link">
https://armyinform.com.ua/2023/06/12/gur-poperedzhaye-rosiya-gotuye-tehnogennu-katastrofu-v-tymchasovo-okupovanomu-krymu/</text:a>
</text:p>
      <!--NEWS-->
      <text:h text:style-name="P10" text:outline-level="1">
<text:span text:style-name="T4">
In the Bakhmut direction on the flanks, our military went from 250 to 700 meters, thus moving the enemy - Sergey Cherevaty</text:span>
</text:h>
      <text:p text:style-name="P4">
Author: ['Ігор Березинський']</text:p>
      <text:p text:style-name="P4">
Time: 2023-06-12T42:00:00-04:00</text:p>
      <text:p text:style-name="P4">
Description: - At Bakhmuts, a positist -on -one is a sinking, the Vorog is to be a counterattack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ВТОРГНЕННЯ РФ', 'ЄДИНІ НОВИНИ', 'СЕРГІЙ ЧЕРЕВАТИЙ']</text:p>
      <text:p text:style-name="P4">
Category: News</text:p>
      <!--METADATA-->
      <text:p text:style-name="P4">
<draw:frame draw:style-name="fr1" draw:name="Image9" text:anchor-type="as-char" svg:width="6.9236in" svg:height="3.894525in" draw:z-index="0">
<draw:image xlink:href="../Images/AРМІЯINFORM/2023-06-12T42-00-00-04-00/bahmut1.jpg" xlink:type="simple" xlink:show="embed" xlink:actuate="onLoad" draw:mime-type="image/jpeg"/>
</draw:frame>
Illustrative photo</text:p>
      <ul>
        <li>
In the Bakhmut direction, positional battles continue, the enemy tries to concert, but to no avail. During the day there were 3 fighting collisions, 249 times the enemy beat in our positions with artillery, 2 aircraft aircraft were realized. We also continue to counterattack where there are opportunities. On the flanks, the military went from 250 to 700 meters, thus moving the enemy. Yes, 66 invaders were destroyed, 83 were injured, 3 were killed. At the same time 2 BMPs of the enemy, 2 landing vehicles, 1 APC, 2 SAU "Nona", howitzer D-30, anti-tank rocket complex and field composition of the bulletin were destroyed. - said Sergei Cherevaty, a spokesman for the Eastern Urgent Urinary Urbation of the Armed Forces of the Armed Forces of the Armed Forces of the Armed Forces of the Armed Forces of the Armed Forces.</li>
      </ul>
      <text:p text:style-name="P4">
According to the officer, Ukrainian defenders give a decent repel of the enemy, using all the forces and means coming from foreign partners. Not having a numerical advantage over the enemy, our warriors are successful thanks to their masterfulness, using his miscalculations.</text:p>
      <ul>
        <li>
Currently, they are conducting rotary measures, and we are sure to use it. We know the best terrain, we have some reconnaissance data, and headquarters work more powerfully. Therefore, with minimal forces and means of the little one, we reach the advantage, and let one hundred meters move daily, but we release our land, - says Sergei Cherevaty.</li>
      </ul>
      <text:p text:style-name="P4">
News Source: <text:a xlink:type="simple" xlink:href="https://armyinform.com.ua/2023/06/12/na-bahmutskomu-napryamku-na-flangah-nashi-vijskovi-projshly-vid-250-do-700-metriv-posunuvshy-tym-samym-voroga-sergij-cherevatyj/" text:style-name="Internet_20_link" text:visited-style-name="Visited_20_Internet_20_Link">
https://armyinform.com.ua/2023/06/12/na-bahmutskomu-napryamku-na-flangah-nashi-vijskovi-projshly-vid-250-do-700-metriv-posunuvshy-tym-samym-voroga-sergij-cherevatyj/</text:a>
</text:p>
      <!--NEWS-->
      <text:h text:style-name="P10" text:outline-level="1">
<text:span text:style-name="T4">
June 13 - Round Table "How to restore soils after fighting and catastrophe on Kakhovskaya hydroelectric power plants?"</text:span>
</text:h>
      <text:p text:style-name="P4">
Author: ['АРМІЯINFORM']</text:p>
      <text:p text:style-name="P4">
Time: 2023-06-12T44:00:00-04:00</text:p>
      <text:p text:style-name="P4">
Description: At the Vivtorok, 13 worms 2023, about 10:00 in the Military Media Center, the circle of circle ... War with Ukraine 2022, the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АНОНС', 'БРИФІНГ']</text:p>
      <text:p text:style-name="P4">
Category: News</text:p>
      <!--METADATA-->
      <text:p text:style-name="P4">
<draw:frame draw:style-name="fr1" draw:name="Image10" text:anchor-type="as-char" svg:width="6.9236in" svg:height="3.894525in" draw:z-index="0">
<draw:image xlink:href="../Images/AРМІЯINFORM/2023-06-12T44-00-00-04-00/big-mmc.jpg" xlink:type="simple" xlink:show="embed" xlink:actuate="onLoad" draw:mime-type="image/jpeg"/>
</draw:frame>
Briefing</text:p>
      <text:p text:style-name="P4">
On Tuesday, <text:span text:style-name="T4">
 June 13, 2023, </text:span>
 <text:span text:style-name="T4">
 O </text:span>
 <text:span text:style-name="T4">
 10: 00 </text:span>
 In the Military Media Center will be a round table <text:span text:style-name="T4">
 "Earth, crippled by war: How to restore the soil and catastrophe on Kakhovka hydroelectric power plants? ”</text:span>
</text:p>
      <text:p text:style-name="P4">
Participants:</text:p>
      <ul>
        <li>
representative of the Department of Environmental Safety and Mine Activities of the Ministry of Defense of Ukraine Vladislav Dudar; * Deputy Director General of the Institute of Soils Roman Palamarchuk; * Deputy Director of the Department of Agrarian Development of the Ministry of Agrarian Policy and Food of Ukraine Andriy Kravchenko; * Head of the Division of the State Administration(control)Land resources of the State Ecological Inspectorate of Ukraine Oleg Pavlenko; * Representatives of nature protection organizations.</li>
      </ul>
      <text:p text:style-name="P4">
During the event, the results of studies of soil pollution as a result of hostilities, including agricultural purposes, will be published. In focus of attention - the forecasts of Stanudovkil after the Kakhovsky catastrophe; Questions on the prospects and methods of land-rearing, receiving reparations from Russia's aggressor country.</text:p>
      <text:p text:style-name="P4">
<text:span text:style-name="T4">
 Accreditation of media representatives is required and will last until 09:00 on June 13. </text:span>
</text:p>
      <text:p text:style-name="P4">
To send accreditation applications to an email address: <text:a xlink:type="simple" xlink:href="mailto:psmodu@post.mil.gov.ua" text:style-name="Internet_20_link" text:visited-style-name="Visited_20_Internet_20_Link">
psmodu@post.mil.gov.ua</text:a>
indicating the magazine, name and patronymic of the journalist, name of the publication, contact telephone.</text:p>
      <text:p text:style-name="P4">
Follow news and announcements in the Military Media Center Telegrams --<text:span text:style-name="T5">
 <text:a xlink:type="simple" xlink:href="https://t.me/militarymediacenter" text:style-name="Internet_20_link" text:visited-style-name="Visited_20_Internet_20_Link">
<text:span text:style-name="T5">
https: //t.me/militalMediacenter</text:span>
</text:a>
</text:span>
._</text:p>
      <text:p text:style-name="P4">
News Source: <text:a xlink:type="simple" xlink:href="https://armyinform.com.ua/2023/06/12/13-chervnya-kruglyj-stil-yak-vidnovlyuvaty-grunty-pislya-bojovyh-dij-ta-katastrofy-na-kahovskij-ges/" text:style-name="Internet_20_link" text:visited-style-name="Visited_20_Internet_20_Link">
https://armyinform.com.ua/2023/06/12/13-chervnya-kruglyj-stil-yak-vidnovlyuvaty-grunty-pislya-bojovyh-dij-ta-katastrofy-na-kahovskij-ges/</text:a>
</text:p>
      <!--NEWS-->
      <text:h text:style-name="P10" text:outline-level="1">
<text:span text:style-name="T4">
The invaders have blown up the reservoir dam in the Zaporozhye region, there is flooding</text:span>
</text:h>
      <text:p text:style-name="P4">
Author: ['АРМІЯINFORM']</text:p>
      <text:p text:style-name="P4">
Time: 2023-06-12T46:00:00-04:00</text:p>
      <text:p text:style-name="P4">
Description: Rosiyski Portanti Piliwali Light Water Summer near the village of Novodarіvk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834162.jpg" text:style-name="Internet_20_link" text:visited-style-name="Visited_20_Internet_20_Link">
2834162.jpg</text:a>
']</text:p>
      <text:p text:style-name="P4">
Tags: ['ЗАПОРІЗЬКА ОБЛАСТЬ', 'ЗАТОПЛЕННЯ', 'ПІДРИВ', 'РУЙНУВАННЯ']</text:p>
      <text:p text:style-name="P4">
Category: News</text:p>
      <!--METADATA-->
      <text:p text:style-name="P4">
<draw:frame draw:style-name="fr1" draw:name="Image11" text:anchor-type="as-char" svg:width="6.9236in" svg:height="4.369813in" draw:z-index="0">
<draw:image xlink:href="../Images/AРМІЯINFORM/2023-06-12T46-00-00-04-00/2834162.jpg" xlink:type="simple" xlink:show="embed" xlink:actuate="onLoad" draw:mime-type="image/jpeg"/>
</draw:frame>
Russian invaders blown up the dam of a small reservoir near Selanovodarivka Pologovsky district(Temporarily occupied territory).</text:p>
      <text:p text:style-name="P4">
Про це <text:a xlink:type="simple" xlink:href="https://t.me/militarymediacenter/2201" text:style-name="Internet_20_link" text:visited-style-name="Visited_20_Internet_20_Link">
повідомляє</text:a>
Military Mediacenter.</text:p>
      <text:p text:style-name="P4">
According to the available information, this led to the flooding of the left and right coast of wet spruce <text:span text:style-name="T5">
.</text:span>
</text:p>
      <text:p text:style-name="P4">
“In general, in the Zaporizhzhia region with the use of artillery, RSSV and tactical analyzing, Russian troops fired at 12 settlements. As a result of the shelter of Novoselivka, Pologovsky district, one civilian was injured, ”the report said.</text:p>
      <text:p text:style-name="P4">
News Source: <text:a xlink:type="simple" xlink:href="https://armyinform.com.ua/2023/06/12/okupanty-pidirvaly-dambu-vodoshovyshha-u-zaporizkij-oblasti-ye-zatoplennya/" text:style-name="Internet_20_link" text:visited-style-name="Visited_20_Internet_20_Link">
https://armyinform.com.ua/2023/06/12/okupanty-pidirvaly-dambu-vodoshovyshha-u-zaporizkij-oblasti-ye-zatoplennya/</text:a>
</text:p>
      <!--NEWS-->
      <text:h text:style-name="P10" text:outline-level="1">
<text:span text:style-name="T4">
The families of captive Terroborons talked with the representatives of the coordination headquarters</text:span>
</text:h>
      <text:p text:style-name="P4">
Author: ['АРМІЯINFORM']</text:p>
      <text:p text:style-name="P4">
Time: 2023-06-12T48:00:00-04:00</text:p>
      <text:p text:style-name="P4">
Description: Ziinitivativ GO “Zhinki Zi Stali” at the coordinating headquarters of the online-Zustych w ... war with Ukraine 2022, war with Ukraine Latest news today, News War with Ukraine 2022 Last for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ksh3-2.jpg" text:style-name="Internet_20_link" text:visited-style-name="Visited_20_Internet_20_Link">
ksh3-2.jpg</text:a>
']</text:p>
      <text:p text:style-name="P4">
Tags: ['ВІЙСЬКОВОПОЛОНЕНІ', 'КООРДИНАЦІЙНИЙ ШТАБ З ПИТАНЬ ПОВОДЖЕННЯ З ВІЙСЬКОВОПОЛОНЕНИМИ', 'СИЛИ ТРО']</text:p>
      <text:p text:style-name="P4">
Category: News</text:p>
      <!--METADATA-->
      <text:p text:style-name="P4">
<draw:frame draw:style-name="fr1" draw:name="Image12" text:anchor-type="as-char" svg:width="6.9236in" svg:height="4.823441in" draw:z-index="0">
<draw:image xlink:href="../Images/AРМІЯINFORM/2023-06-12T48-00-00-04-00/ksh3-2.jpg" xlink:type="simple" xlink:show="embed" xlink:actuate="onLoad" draw:mime-type="image/jpeg"/>
</draw:frame>
At the initiative of NGO "Women from Steel", an online meeting with the families of prisoners and missing soldiers of a separate brigade of the Silterritorial Defense of the Armed Forces of Donetsk region took place at the Coordination Staff. The event was attended by representatives of the Coordination Staff, the Command of the Forces of the Armed Forces and the International Committee of red Cross.</text:p>
      <text:p text:style-name="P4">
About it <text:a xlink:type="simple" xlink:href="https://t.me/Koord_shtab/1215" text:style-name="Internet_20_link" text:visited-style-name="Visited_20_Internet_20_Link">
reports</text:a>
Coordination headquarters of inquiries for the treatment of prisoners of war.</text:p>
      <text:p text:style-name="P4">
According to the headquarters, Ukraine takes all measures to return the more defenders from captivity.</text:p>
      <text:p text:style-name="P4">
"And confirmed captives and unconfirmed, and missing persons, they all overwhelm in our field of view," he assured. - The defenders, entered in the Unified Register of the National Information Bureau.</text:p>
      <text:p text:style-name="P4">
The representative of the TRU Command explained the procedure for changing the category of the guard serviceman in the military unit. He noted that in the case of receiving a documentary confirmation of the stay in captivity, the defendant's part has legitimate reasons to change its accounting category. After that, the family can receive a certificate with updated information, a corresponding request to the part.</text:p>
      <text:p text:style-name="P4">
They also discussed the procedure for registration of persons in places in places as a result of armed aggression against Ukraine or intersection(https://zakon.rada.gov.ua/laws/show/55-2023-%D0%BF#Text)Cabinet of Ministers of Ukraine of January 20, 2023.</text:p>
      <text:p text:style-name="P4">
According to a representative of the International Committee of the Red Cross, the organization receives the places of freedom and communicates with the prisoners only in the case that the hole is the corresponding permission of the state that holds the servicemen. She has made attention to the fact that only the ministry of the aggressor country can officially confirm captivity.</text:p>
      <text:p text:style-name="P4">
News Source: <text:a xlink:type="simple" xlink:href="https://armyinform.com.ua/2023/06/12/rodyny-polonenyh-teroboronivcziv-pospilkuvalysya-z-predstavnykamy-koordynaczijnogo-shtabu/" text:style-name="Internet_20_link" text:visited-style-name="Visited_20_Internet_20_Link">
https://armyinform.com.ua/2023/06/12/rodyny-polonenyh-teroboronivcziv-pospilkuvalysya-z-predstavnykamy-koordynaczijnogo-shtabu/</text:a>
</text:p>
      <!--NEWS-->
      <text:h text:style-name="P10" text:outline-level="1">
<text:span text:style-name="T4">
The Russians were preparing undermining the Kakhovka hydroelectric power station at the legislative level - Alexander Pavlyuk</text:span>
</text:h>
      <text:p text:style-name="P4">
Author: ['Олексій Мазепа']</text:p>
      <text:p text:style-name="P4">
Time: 2023-06-12T50:00:00-04:00</text:p>
      <text:p text:style-name="P4">
Description: 5 days before Pidriva Kakhovo Ges Rasy, praised Rishhennya Shrado miscalculatio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080_600_1683207177-974.jpg" text:style-name="Internet_20_link" text:visited-style-name="Visited_20_Internet_20_Link">
1080_600_1683207177-974.jpg</text:a>
']</text:p>
      <text:p text:style-name="P4">
Tags: ['STOPRUSSIA', 'АГРЕСІЯ РФ', 'ВТОРГНЕННЯ РФ', 'КАХОВСЬКА ГЕС', 'ОЛЕКСАНДР ПАВЛЮК']</text:p>
      <text:p text:style-name="P4">
Category: News</text:p>
      <!--METADATA-->
      <text:p text:style-name="P4">
<draw:frame draw:style-name="fr1" draw:name="Image13" text:anchor-type="as-char" svg:width="6.9236in" svg:height="3.846444in" draw:z-index="0">
<draw:image xlink:href="../Images/AРМІЯINFORM/2023-06-12T50-00-00-04-00/1080_600_1683207177-974.jpg" xlink:type="simple" xlink:show="embed" xlink:actuate="onLoad" draw:mime-type="image/jpeg"/>
</draw:frame>
Alexander Pavlyuk. Photo: Ukrinform</text:p>
      <text:p text:style-name="P4">
5 days before Kakhovskaya, the Government of Russia made a decision on non -recovery of technogenic disasters on water bodies.</text:p>
      <text:p text:style-name="P4">
This was the first deputy Minister of Defense of Ukraine Lieutenant General Oleksandrpavlyuk <text:a xlink:type="simple" xlink:href="https://www.youtube.com/watch" text:style-name="Internet_20_link" text:visited-style-name="Visited_20_Internet_20_Link">
told</text:a>
In the Ethristen.</text:p>
      <ul>
        <li>
We regard it as a preparation for the blast and an effort to "cover the dog". Our intelligence saw the movement of certain units of the enemy, but we could not treat them, because the station was completely under the control of Russia,-said Lieutenant General Alexander Pavlyuk.</li>
      </ul>
      <text:p text:style-name="P4">
News Source: <text:a xlink:type="simple" xlink:href="https://armyinform.com.ua/2023/06/12/rosiyany-gotuvaly-pidryv-kahovskoyi-ges-na-zakonodavchomu-rivni-oleksandr-pavlyuk/" text:style-name="Internet_20_link" text:visited-style-name="Visited_20_Internet_20_Link">
https://armyinform.com.ua/2023/06/12/rosiyany-gotuvaly-pidryv-kahovskoyi-ges-na-zakonodavchomu-rivni-oleksandr-pavlyuk/</text:a>
</text:p>
      <!--NEWS-->
      <text:h text:style-name="P10" text:outline-level="1">
<text:span text:style-name="T4">
"The main purpose of the Kakhovsky Dam is to disrupt the offensive of the Ukrainian defense forces" - Alexander Pavlyuk</text:span>
</text:h>
      <text:p text:style-name="P4">
Author: ['Дмитро Чалий']</text:p>
      <text:p text:style-name="P4">
Time: 2023-06-12T52:00:00-04:00</text:p>
      <text:p text:style-name="P4">
Description: About the PID Hour of the Televasia Marathon “єini News”, saying a perishable intercessor of Minstr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avlyuk-2.jpg" text:style-name="Internet_20_link" text:visited-style-name="Visited_20_Internet_20_Link">
pavlyuk-2.jpg</text:a>
']</text:p>
      <text:p text:style-name="P4">
Tags: ['STOPRUSSIA', 'АГРЕСІЯ РФ', 'ВТОРГНЕННЯ РФ', 'КАХОВСЬКА ГЕС', 'ОЛЕКСАНДР ПАВЛЮК']</text:p>
      <text:p text:style-name="P4">
Category: News</text:p>
      <!--METADATA-->
      <text:p text:style-name="P4">
<draw:frame draw:style-name="fr1" draw:name="Image14" text:anchor-type="as-char" svg:width="6.9236in" svg:height="4.32725in" draw:z-index="0">
<draw:image xlink:href="../Images/AРМІЯINFORM/2023-06-12T52-00-00-04-00/pavlyuk-2.jpg" xlink:type="simple" xlink:show="embed" xlink:actuate="onLoad" draw:mime-type="image/jpeg"/>
</draw:frame>
About it during a television marathon <text:a xlink:type="simple" xlink:href="https://www.youtube.com/live/WY8sDvZdWEA" text:style-name="Internet_20_link" text:visited-style-name="Visited_20_Internet_20_Link">
"Unin"</text:a>
The First Deputy Minister of Defense of Ukraine said Lieutenant General Alexander Pavlyuk.</text:p>
      <ul>
        <li>
In the blast of the dams, they had one goal - to disrupt our offensive operation. Keeping in mind that they could not fully understand our ideas, in my opinion, the enemy wanted to ensure the safety of their left flank. Using the dam, they made a barrier border and thus did not allow our offensive from the day. This made the enemy the opportunity to remove a certain number of its parts, in order to intersect the Zaporozhye direction against our offensive group. They need to close this direction in buzzy.</li>
      </ul>
      <text:p text:style-name="P4">
Oleksandr Pavlyuk noted that the occupiers did everything to concentrate their most likely, in their opinion, the direction of the offensive of Ukrainian siloborov.</text:p>
      <ul>
        <li>
I would not want to operate specific numbers or share the existing in the nosinformation, it is an offensive operation and she loves silence. After the Podrivkakhovsky Hydroelectric Power Plant, the Russians were able to transfer certain units to Zaporizhzhya to counteract our group,-said Lieutenantolexander Pavlyuk.</li>
      </ul>
      <text:p text:style-name="P4">
In addition, he noted that the Russians never valued people's lives. So no one was warned.</text:p>
      <ul>
        <li>
The largest floodplain areas are temporarily occupied. Approximately 2/3. Russia went to a terrible crime. They did not even warn the people who were on the thitter, - summed up Alexander Pavlyuk.</li>
      </ul>
      <text:p text:style-name="P4">
News Source: <text:a xlink:type="simple" xlink:href="https://armyinform.com.ua/2023/06/12/osnovna-meta-pidryvu-kahovskoyi-damby-zirvaty-nastup-ukrayinskyh-syl-oborony-oleksandr-pavlyuk/" text:style-name="Internet_20_link" text:visited-style-name="Visited_20_Internet_20_Link">
https://armyinform.com.ua/2023/06/12/osnovna-meta-pidryvu-kahovskoyi-damby-zirvaty-nastup-ukrayinskyh-syl-oborony-oleksandr-pavlyuk/</text:a>
</text:p>
      <!--NEWS-->
      <text:h text:style-name="P10" text:outline-level="1">
<text:span text:style-name="T4">
In the Black Sea waters on duty of three ships of Rosarmia, carriers of "Caliber" missiles</text:span>
</text:h>
      <text:p text:style-name="P4">
Author: ['АРМІЯINFORM']</text:p>
      <text:p text:style-name="P4">
Time: 2023-06-12T54:00:00-04:00</text:p>
      <text:p text:style-name="P4">
Description: Syogodnі, 12 worms, at the Boyal Cherguvanni in Chorny Morin, Illuminaries of the Three Vorozh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46648510-235.jpg" text:style-name="Internet_20_link" text:visited-style-name="Visited_20_Internet_20_Link">
630_360_1646648510-235.jpg</text:a>
']</text:p>
      <text:p text:style-name="P4">
Tags: ['АКВАТОРІЯ ЧОРНОГО МОРЯ', 'ВМС ЗС УКРАЇНИ']</text:p>
      <text:p text:style-name="P4">
Category: News</text:p>
      <!--METADATA-->
      <text:p text:style-name="P4">
<draw:frame draw:style-name="fr1" draw:name="Image15" text:anchor-type="as-char" svg:width="6.9236in" svg:height="3.956343in" draw:z-index="0">
<draw:image xlink:href="../Images/AРМІЯINFORM/2023-06-12T54-00-00-04-00/630_360_1646648510-235.jpg" xlink:type="simple" xlink:show="embed" xlink:actuate="onLoad" draw:mime-type="image/jpeg"/>
</draw:frame>
Today, June 12, there are alarm ships in the Black Sea. One enemy ship was discovered in the Sea of Azov, while up to eight enemy vessels were recorded by the Middle Earth.</text:p>
      <text:p text:style-name="P4">
About it <text:a xlink:type="simple" xlink:href="https://www.facebook.com/navy.mil.gov.ua/posts/pfbid029xExp44Juh92XHbbLWmCkYSMcvc6G7SzmGJNDNG4cKexfVmURye16noiiRW6waddl" text:style-name="Internet_20_link" text:visited-style-name="Visited_20_Internet_20_Link">
reports</text:a>
Command of the Navy of the Armed Forces of Ukraine.</text:p>
      <text:p text:style-name="P4">
During the day, in the interests of the Russian Federation, the passage of the Kerch-Yenicral Strait was made:</text:p>
      <text:p text:style-name="P4">
· To the Azov Sea - 20 vessels, 8 of them continued the movement of the Bosphorus Strait;</text:p>
      <text:p text:style-name="P4">
· To the Black Sea - 32 vessels, 8 of them continued the movement in the direction of the duct.</text:p>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2/v-akvatoriyi-chornogo-morya-na-cherguvannya-try-korabli-rosarmiyi-nosiyiv-raket-kalibr-nemaye/" text:style-name="Internet_20_link" text:visited-style-name="Visited_20_Internet_20_Link">
https://armyinform.com.ua/2023/06/12/v-akvatoriyi-chornogo-morya-na-cherguvannya-try-korabli-rosarmiyi-nosiyiv-raket-kalibr-nemaye/</text:a>
</text:p>
      <!--NEWS-->
      <text:h text:style-name="P10" text:outline-level="1">
<text:span text:style-name="T4">
As a result of Kakhovskaya hydroelectric power station, 10 people were killed, 42 people are considered missing</text:span>
</text:h>
      <text:p text:style-name="P4">
Author: ['АРМІЯINFORM']</text:p>
      <text:p text:style-name="P4">
Time: 2023-06-12T56:00:00-04:00</text:p>
      <text:p text:style-name="P4">
Description: At the Somius Day Likvidatsіy Naslidkiv Pіdriva by Rosіyki pay of the Kakhovko Ges, the Stone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03997347992946218_y.jpg" text:style-name="Internet_20_link" text:visited-style-name="Visited_20_Internet_20_Link">
photo_5203997347992946218_y.jpg</text:a>
']</text:p>
      <text:p text:style-name="P4">
Tags: ['STOPRUSSIA', 'АГРЕСІЯ РФ', 'ВТОРГНЕННЯ РФ', 'КАХОВСЬКА ГЕС']</text:p>
      <text:p text:style-name="P4">
Category: News</text:p>
      <!--METADATA-->
      <text:p text:style-name="P4">
<draw:frame draw:style-name="fr1" draw:name="Image16" text:anchor-type="as-char" svg:width="6.9236in" svg:height="4.617987in" draw:z-index="0">
<draw:image xlink:href="../Images/AРМІЯINFORM/2023-06-12T56-00-00-04-00/photo_5203997347992946218_y.jpg" xlink:type="simple" xlink:show="embed" xlink:actuate="onLoad" draw:mime-type="image/jpeg"/>
</draw:frame>
On the seventh day of the elimination of the consequences of the exploration of the Russian invaders of Kakhovskaya HEP, as of 13:00, 42 persons were considered missing, 102 were killed.</text:p>
      <text:p text:style-name="P4">
About it <text:a xlink:type="simple" xlink:href="https://t.me/shtab_kakhovska_hes/604" text:style-name="Internet_20_link" text:visited-style-name="Visited_20_Internet_20_Link">
reports</text:a>
The headquarters of the elimination of the Kakhovka hydroelectric power station.</text:p>
      <text:p text:style-name="P4">
<text:span text:style-name="T4">
 In Kherson region </text:span>
 remain flooded <text:span text:style-name="T4">
 46 </text:span>
 settlements, including: 32(3801 House)- in the control of the territory, 14 - in the temporarily occupied. 8 persons were killed, 42 are considered missing, 7 of them children.</text:p>
      <text:p text:style-name="P4">
<text:span text:style-name="T4">
 In the Nikolaev area </text:span>
 flooded <text:span text:style-name="T4">
 31 </text:span>
 settlement. 982 persons were evacuated, including 167 children. 2 people were killed.</text:p>
      <text:p text:style-name="P4">
<text:span text:style-name="T4">
 In Dnipropetrovsk </text:span>
 there is no water supply in almost 165 thousand subscribers of U32 settlements. The water transportation and the search for options for its stable supply continues.</text:p>
      <text:p text:style-name="P4">
Residents of Kherson region turn to the police with reports of flooding personal property. Recorded in 1927 applications.</text:p>
      <text:p text:style-name="P4">
News Source: <text:a xlink:type="simple" xlink:href="https://armyinform.com.ua/2023/06/12/vnaslidok-pidryvu-kahovskoyi-ges-zagynulo-10-osib-42-osoby-vvazhayutsya-znyklymy-bezvisty/" text:style-name="Internet_20_link" text:visited-style-name="Visited_20_Internet_20_Link">
https://armyinform.com.ua/2023/06/12/vnaslidok-pidryvu-kahovskoyi-ges-zagynulo-10-osib-42-osoby-vvazhayutsya-znyklymy-bezvisty/</text:a>
</text:p>
      <!--NEWS-->
      <text:h text:style-name="P10" text:outline-level="1">
<text:span text:style-name="T4">
Russia has recognized its own inability to keep the captured territory - Alexander Pavlyuk</text:span>
</text:h>
      <text:p text:style-name="P4">
Author: ['Антон Печерський']</text:p>
      <text:p text:style-name="P4">
Time: 2023-06-12T58:00:00-04:00</text:p>
      <text:p text:style-name="P4">
Description: Having rowed the rowing of the Kakhovo Hes, the Rosіyskі PROMENT COMPANIED to the tactics of vipalen land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1/12/komanduvach-operacziyi-obyednanyh-syl-general-lejtenant-oleksandr-pavlyuk-e1684314255842.jpg" text:style-name="Internet_20_link" text:visited-style-name="Visited_20_Internet_20_Link">
komanduvach-operacziyi-obyednanyh-syl-general-lejtenant-oleksandr-pavlyuk-e1684314255842.jpg</text:a>
']</text:p>
      <text:p text:style-name="P4">
Tags: ['STOPRUSSIA', 'АГРЕСІЯ РФ', 'ВТОРГНЕННЯ РФ', 'КАХОВСЬКА ГЕС']</text:p>
      <text:p text:style-name="P4">
Category: News</text:p>
      <!--METADATA-->
      <text:p text:style-name="P4">
<draw:frame draw:style-name="fr1" draw:name="Image17" text:anchor-type="as-char" svg:width="6.9236in" svg:height="3.790045in" draw:z-index="0">
<draw:image xlink:href="../Images/AРМІЯINFORM/2023-06-12T58-00-00-04-00/komanduvach-operacziyi-obyednanyh-syl-general-lejtenant-oleksandr-pavlyuk-e1684314255842.jpg" xlink:type="simple" xlink:show="embed" xlink:actuate="onLoad" draw:mime-type="image/jpeg"/>
</draw:frame>
Using the dam of Kakhovka hydroelectric power plants, the Russian invaders resorted to the tactical land and recognized their inability to keep the captured territories.</text:p>
      <text:p text:style-name="P4">
This was emphasized by the First Deputy Minister of Defense of Ukraine Lieutenant General Oleksandr Pavlyuk in <text:a xlink:type="simple" xlink:href="https://www.youtube.com/watch" text:style-name="Internet_20_link" text:visited-style-name="Visited_20_Internet_20_Link">
TEMARFONE</text:a>
The "only news" of Winterv journalist Andriy Tsaplienko.</text:p>
      <ul>
        <li>
Realizing that they do not hold the territory, the Russians destroy the whole perspective on it. In the coming years, until the hydroelectric power station is restored, there will be no nipowive areas or the restoration of industry, - he emphasized.</li>
      </ul>
      <text:p text:style-name="P4">
Moreover, in order to harm Ukraine as much harm as possible, Russian invaders made it impossible to supply water to the Crimea.</text:p>
      <text:p text:style-name="P4">
All this testifies to the invading nature of Russia's actions, which plunders all the lands of her, turning them into unsuitable life.</text:p>
      <text:p text:style-name="P4">
News Source: <text:a xlink:type="simple" xlink:href="https://armyinform.com.ua/2023/06/12/rosiya-vyznala-vlasnu-nespromozhnist-utrymaty-zahoplenu-terytoriyu-oleksandr-pavlyuk/" text:style-name="Internet_20_link" text:visited-style-name="Visited_20_Internet_20_Link">
https://armyinform.com.ua/2023/06/12/rosiya-vyznala-vlasnu-nespromozhnist-utrymaty-zahoplenu-terytoriyu-oleksandr-pavlyuk/</text:a>
</text:p>
      <!--NEWS-->
      <text:h text:style-name="P10" text:outline-level="1">
<text:span text:style-name="T4">
Air Defender 2023: Germany starts the largest in NATO history of aviation training</text:span>
</text:h>
      <text:p text:style-name="P4">
Author: ['АРМІЯINFORM']</text:p>
      <text:p text:style-name="P4">
Time: 2023-06-12T60:00:00-04:00</text:p>
      <text:p text:style-name="P4">
Description: Sogodnі, 12 worms, starting Bagatonatnatsіonalni Air Defender 2023 PID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snymok-эkrana-478-e1686556244203.png" text:style-name="Internet_20_link" text:visited-style-name="Visited_20_Internet_20_Link">
snymok-эkrana-478-e1686556244203.png</text:a>
', '<text:a xlink:type="simple" xlink:href="https://armyinform.com.ua/wp-content/uploads/2023/06/snymok-эkrana-477-e1686556177614.png" text:style-name="Internet_20_link" text:visited-style-name="Visited_20_Internet_20_Link">
snymok-эkrana-477-e1686556177614.png</text:a>
']</text:p>
      <text:p text:style-name="P4">
Tags: ['AIR DEFENDER 2023', 'НАТО']</text:p>
      <text:p text:style-name="P4">
Category: News</text:p>
      <!--METADATA-->
      <text:p text:style-name="P4">
<draw:frame draw:style-name="fr1" draw:name="Image18" text:anchor-type="as-char" svg:width="6.9236in" svg:height="3.880744in" draw:z-index="0">
<draw:image xlink:href="../Images/AРМІЯINFORM/2023-06-12T60-00-00-04-00/snymok-эkrana-478-e1686556244203.png" xlink:type="simple" xlink:show="embed" xlink:actuate="onLoad" draw:mime-type="image/png"/>
</draw:frame>
Today, June 12, the Air Defender 2023 Multinational exercises start under Germany's leadership. These exercises are the greatest deployment of the Air Force in NATO history.</text:p>
      <text:p text:style-name="P4">
As noted in <text:a xlink:type="simple" xlink:href="https://ac.nato.int/archive/2023/AD23-begins" text:style-name="Internet_20_link" text:visited-style-name="Visited_20_Internet_20_Link">
message</text:a>
NATO Air Force Command will last until June 23.</text:p>
      <text:p text:style-name="P4">
Large -scale exercises include nearly 10,000 Highways of 250 aircraft from 25 countries and NATO. They plan to work out air -operations with alliance air forces and partners. The focus is on optimization and expansion of cooperation between participating countries. ****</text:p>
      <text:p text:style-name="P4">
"Thanks to Air Defender 23 training, we open a new page in Strantsatlantic history," said Lieutenant General Ingo Herhartz, Germany Commander.</text:p>
      <text:p text:style-name="P4">
<draw:frame draw:style-name="fr1" draw:name="Image19" text:anchor-type="as-char" svg:width="6.9236in" svg:height="3.521207in" draw:z-index="0">
<draw:image xlink:href="../Images/AРМІЯINFORM/2023-06-12T60-00-00-04-00/snymok-эkrana-477-e1686556177614.png" xlink:type="simple" xlink:show="embed" xlink:actuate="onLoad" draw:mime-type="image/png"/>
</draw:frame>
Almost all maneuvers are planned over Germany, in particular, in the air of the Lower Saxony, Bavaria and Schleswig-Golstein.</text:p>
      <text:p text:style-name="P4">
According to Lieutenant General Ingo Herharts, Germany, planning, organizing and conducting Air Defender 2023, responds to calls to take more responsibility in the field of global security.</text:p>
      <text:p text:style-name="P4">
News Source: <text:a xlink:type="simple" xlink:href="https://armyinform.com.ua/2023/06/12/air-defender-2023-u-nimechchyni-startuyut-najbilshi-v-istoriyi-nato-navchannya-aviacziyi/" text:style-name="Internet_20_link" text:visited-style-name="Visited_20_Internet_20_Link">
https://armyinform.com.ua/2023/06/12/air-defender-2023-u-nimechchyni-startuyut-najbilshi-v-istoriyi-nato-navchannya-aviacziyi/</text:a>
</text:p>
      <!--NEWS-->
      <text:h text:style-name="P10" text:outline-level="1">
<text:span text:style-name="T4">
Using Kakhovsk hydroelectric power plant, Russia used a man -made disaster as weapons - Alexander Pavlyuk</text:span>
</text:h>
      <text:p text:style-name="P4">
Author: ['Антон Печерський']</text:p>
      <text:p text:style-name="P4">
Time: 2023-06-12T62:00:00-04:00</text:p>
      <text:p text:style-name="P4">
Description: On the Tsomo, a peremnic intercessor of the Ministra of Ukrainian, Lieutenant General Olensandr ... War with Ukraine 2022, war with Ukraine Latest news today, News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023-06-12_145245.jpg" text:style-name="Internet_20_link" text:visited-style-name="Visited_20_Internet_20_Link">
2023-06-12_145245.jpg</text:a>
']</text:p>
      <text:p text:style-name="P4">
Tags: ['ОЛЕКСАНДР ПАВЛЮК']</text:p>
      <text:p text:style-name="P4">
Category: News</text:p>
      <!--METADATA-->
      <text:p text:style-name="P4">
<draw:frame draw:style-name="fr1" draw:name="Image20" text:anchor-type="as-char" svg:width="6.9236in" svg:height="3.732974in" draw:z-index="0">
<draw:image xlink:href="../Images/AРМІЯINFORM/2023-06-12T62-00-00-04-00/2023-06-12_145245.jpg" xlink:type="simple" xlink:show="embed" xlink:actuate="onLoad" draw:mime-type="image/jpeg"/>
</draw:frame>
This was emphasized by the First Deputy Minister of Defense of Ukraine Lieutenant General Pavlyuk in the Telernahon "Uniform News" in an interview with journalist Andriyuclienko.</text:p>
      <text:p text:style-name="P4">
The terrorist attack by Russian invaders indicates their readiness for the worst and the fact that they do not pay attention to any negative consequences. Russian -shaped ones will kill, harm and destroy everything in their path, since they have neither honor nor conscience.</text:p>
      <ul>
        <li>
They showed this terrorist attack once again to the world that there is no need to talk about them. Only by force can you stop and drive this animal into the cage, - said Alexander Pavlyuk.</li>
      </ul>
      <text:p text:style-name="P4">
News Source: <text:a xlink:type="simple" xlink:href="https://armyinform.com.ua/2023/06/12/pidirvavshy-kahovsku-ges-rosiya-vykorystala-tehnogennu-katastrofu-yak-zbroyu-oleksandr-pavlyuk/" text:style-name="Internet_20_link" text:visited-style-name="Visited_20_Internet_20_Link">
https://armyinform.com.ua/2023/06/12/pidirvavshy-kahovsku-ges-rosiya-vykorystala-tehnogennu-katastrofu-yak-zbroyu-oleksandr-pavlyuk/</text:a>
</text:p>
      <!--NEWS-->
      <text:h text:style-name="P10" text:outline-level="1">
<text:span text:style-name="T4">
In Kherson, the water level decreased by 64 cm - the headquarters to eliminate the consequences</text:span>
</text:h>
      <text:p text:style-name="P4">
Author: ['АРМІЯINFORM']</text:p>
      <text:p text:style-name="P4">
Time: 2023-06-12T63:00:00-04:00</text:p>
      <text:p text:style-name="P4">
Description: On the 7th day of Lіkvіdatsіy, naslidkiv Pіdriva Rosіyans Kakhovo Ges Stan at 9:00 12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fad6982e9eaef6a3.jpg" text:style-name="Internet_20_link" text:visited-style-name="Visited_20_Internet_20_Link">
fad6982e9eaef6a3.jpg</text:a>
']</text:p>
      <text:p text:style-name="P4">
Tags: ['АГРЕСІЯ РФ', 'КАХОВСЬКА ГЕС', 'КАХОВСЬКА ГЕС/ШТАБ INFO']</text:p>
      <text:p text:style-name="P4">
Category: News</text:p>
      <!--METADATA-->
      <text:p text:style-name="P4">
<draw:frame draw:style-name="fr1" draw:name="Image21" text:anchor-type="as-char" svg:width="6.9236in" svg:height="3.894525in" draw:z-index="0">
<draw:image xlink:href="../Images/AРМІЯINFORM/2023-06-12T63-00-00-04-00/fad6982e9eaef6a3.jpg" xlink:type="simple" xlink:show="embed" xlink:actuate="onLoad" draw:mime-type="image/jpeg"/>
</draw:frame>
On the 7th day of the elimination of the consequences of the Russians of the Kakhovskaya hydroelectric power station as of 9:00 on June 12, water in Kherson continues to depart and has already reached a mark of 3.29cm. For half a day the level decreased by 64 cm.</text:p>
      <text:p text:style-name="P4">
About it <text:a xlink:type="simple" xlink:href="https://t.me/shtab_kakhovska_hes/564" text:style-name="Internet_20_link" text:visited-style-name="Visited_20_Internet_20_Link">
reports</text:a>
The headquarters of the elimination of the Kakhovskaya hydroelectric power station by Russian terrorists.</text:p>
      <text:p text:style-name="P4">
“46 settlements remain flooded: 32 - on the right bank(3801Budinox)and 14 - in the temporarily occupied territory. 2743 persons were saved, 228 children and 77 are low -mobility, ”the message reads.</text:p>
      <text:p text:style-name="P4">
According to the headquarters to eliminate the consequences of the Kakhovka hydroelectric power station, the situation remains critical on the left. The Russians block the evacuation thawed fire in the back of those who try to escape. However, 112 were evacuated.</text:p>
      <text:p text:style-name="P4">
News Source: <text:a xlink:type="simple" xlink:href="https://armyinform.com.ua/2023/06/12/u-hersoni-za-piv-doby-riven-vody-zmenshyvsya-na-64sm-shtab-z-likvidacziyi-naslidkiv-pidryvu-kahovskoyi-ges/" text:style-name="Internet_20_link" text:visited-style-name="Visited_20_Internet_20_Link">
https://armyinform.com.ua/2023/06/12/u-hersoni-za-piv-doby-riven-vody-zmenshyvsya-na-64sm-shtab-z-likvidacziyi-naslidkiv-pidryvu-kahovskoyi-ges/</text:a>
</text:p>
      <!--NEWS-->
      <text:h text:style-name="P10" text:outline-level="1">
<text:span text:style-name="T4">
A third of the territory of Ukraine is potentially polluted by mines - Alexander Pavlyuk</text:span>
</text:h>
      <text:p text:style-name="P4">
Author: ['Антон Печерський']</text:p>
      <text:p text:style-name="P4">
Time: 2023-06-12T64:00:00-04:00</text:p>
      <text:p text:style-name="P4">
Description: Blizko 174 TIS. sq. km Teritorsky Potartziyno scribbled by Miny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ОЛЕКСАНДР ПАВЛЮК']</text:p>
      <text:p text:style-name="P4">
Category: News</text:p>
      <!--METADATA-->
      <text:p text:style-name="P4">
<draw:frame draw:style-name="fr1" draw:name="Image22" text:anchor-type="as-char" svg:width="6.9236in" svg:height="4.619339in" draw:z-index="0">
<draw:image xlink:href="../Images/AРМІЯINFORM/2023-06-12T64-00-00-04-00/nebezpechno-miny.jpg" xlink:type="simple" xlink:show="embed" xlink:actuate="onLoad" draw:mime-type="image/jpeg"/>
</draw:frame>
"Dangerously. Mines. " Illustrative photo</text:p>
      <text:p text:style-name="P4">
About 174 thousand square meters. The KM of the territory of Ukraine is potentially polluted by mines of TABUCHOCE ACTIVITIES due to hostilities. Demand will need enormous work.</text:p>
      <text:p text:style-name="P4">
The First Deputy Minister of Defense of Ukraine General-General Pavlyuk in Telernorphone ["Single News"] told about it.(https://youtu.be/T88RnpKNN_s)In an interview with journalist Andriy Tsaplienko.</text:p>
      <ul>
        <li>
We will have a lot of work where we are now being conducted. Because these are hundreds of thousands of ammunition that go to the ground daily. It's thousands of fields, ”he said.</li>
      </ul>
      <text:p text:style-name="P4">
In order to mine, Ukraine plans to attract international partners as much as possible, but the main focus is to place on its own. For this, a strategy is developed and 8 engineering battalions are formed, up to 1000 groups that will mine.</text:p>
      <ul>
        <li>
It is very important to have their own sappers who can do it, - Pavlyuk emphasized, promising to do everything in the shortest possible time to release Ukraine from all the negative consequences of the war.</li>
      </ul>
      <text:p text:style-name="P4">
News Source: <text:a xlink:type="simple" xlink:href="https://armyinform.com.ua/2023/06/12/tretyna-terytoriyi-ukrayiny-potenczijno-zabrudnena-minamy-oleksandr-pavlyuk/" text:style-name="Internet_20_link" text:visited-style-name="Visited_20_Internet_20_Link">
https://armyinform.com.ua/2023/06/12/tretyna-terytoriyi-ukrayiny-potenczijno-zabrudnena-minamy-oleksandr-pavlyuk/</text:a>
</text:p>
      <!--NEWS-->
      <text:h text:style-name="P10" text:outline-level="1">
<text:span text:style-name="T4">
In Greece, the Sailing World Sports Championships started among military personnel</text:span>
</text:h>
      <text:p text:style-name="P4">
Author: ['АРМІЯINFORM']</text:p>
      <text:p text:style-name="P4">
Time: 2023-06-12T65:00:00-04:00</text:p>
      <text:p text:style-name="P4">
Description: Zbirna Zbroyni forces of Ukraine, Okmagannya, at the 54th Chemical Svit Z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47249819_756829802905496_3186455758286031309_n.jpg" text:style-name="Internet_20_link" text:visited-style-name="Visited_20_Internet_20_Link">
347249819_756829802905496_3186455758286031309_n.jpg</text:a>
', '<text:a xlink:type="simple" xlink:href="https://armyinform.com.ua/wp-content/uploads/2023/06/347447245_756829966238813_78324385643797957_n.jpg" text:style-name="Internet_20_link" text:visited-style-name="Visited_20_Internet_20_Link">
347447245_756829966238813_78324385643797957_n.jpg</text:a>
']</text:p>
      <text:p text:style-name="P4">
Tags: ['АРМІЙСЬКИЙ СПОРТ', 'ГРЕЦІЯ', 'ЦСК ЗСУ']</text:p>
      <text:p text:style-name="P4">
Category: News</text:p>
      <!--METADATA-->
      <text:p text:style-name="P4">
<draw:frame draw:style-name="fr1" draw:name="Image23" text:anchor-type="as-char" svg:width="6.9236in" svg:height="5.1927in" draw:z-index="0">
<draw:image xlink:href="../Images/AРМІЯINFORM/2023-06-12T65-00-00-04-00/347249819_756829802905496_3186455758286031309_n.jpg" xlink:type="simple" xlink:show="embed" xlink:actuate="onLoad" draw:mime-type="image/jpeg"/>
</draw:frame>
The National Armed Forces of Ukraine launched a competition at the 54th World Championships(Greece).</text:p>
      <text:p text:style-name="P4">
Про це<text:a xlink:type="simple" xlink:href="https://www.facebook.com/CSKA1992/posts/pfbid025u7Tdi7Y8T9ogRF8RPS8KQZidTyRaRY7i3Gejq7i3JAbfE5fnCXqovs9eV88y1a3l" text:style-name="Internet_20_link" text:visited-style-name="Visited_20_Internet_20_Link">
повідомляє</text:a>
The Central Sports Club of the Armed Forces.</text:p>
      <text:p text:style-name="P4">
<draw:frame draw:style-name="fr1" draw:name="Image24" text:anchor-type="as-char" svg:width="6.9236in" svg:height="4.615733in" draw:z-index="0">
<draw:image xlink:href="../Images/AРМІЯINFORM/2023-06-12T65-00-00-04-00/347447245_756829966238813_78324385643797957_n.jpg" xlink:type="simple" xlink:show="embed" xlink:actuate="onLoad" draw:mime-type="image/jpeg"/>
</draw:frame>
"Sailing World Sports Champion among military personnel has begun," - the message reads.</text:p>
      <text:p text:style-name="P4">
It is noted that 9 countries - Ukraine, Brazil, Greece, Italy, Spain, France, Poland, Denmark and Canada are participating in the competitions.</text:p>
      <text:p text:style-name="P4">
News Source: <text:a xlink:type="simple" xlink:href="https://armyinform.com.ua/2023/06/12/u-grecziyi-startuvav-chempionat-svitu-z-vitrylnogo-sportu-sered-vijskovosluzhbovcziv/" text:style-name="Internet_20_link" text:visited-style-name="Visited_20_Internet_20_Link">
https://armyinform.com.ua/2023/06/12/u-grecziyi-startuvav-chempionat-svitu-z-vitrylnogo-sportu-sered-vijskovosluzhbovcziv/</text:a>
</text:p>
      <!--NEWS-->
      <text:h text:style-name="P10" text:outline-level="1">
<text:span text:style-name="T4">
Kharkiv was detained by a Russian agent who was spying on the positions of defense forces</text:span>
</text:h>
      <text:p text:style-name="P4">
Author: ['АРМІЯINFORM']</text:p>
      <text:p text:style-name="P4">
Time: 2023-06-12T66:00:00-04:00</text:p>
      <text:p text:style-name="P4">
Description: The result is a bugata -melting specialized operation Iz neutral of the agent of the head of the hea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1972c3369bed4dca7471dcea64747dd.jpeg" text:style-name="Internet_20_link" text:visited-style-name="Visited_20_Internet_20_Link">
61972c3369bed4dca7471dcea64747dd.jpeg</text:a>
']</text:p>
      <text:p text:style-name="P4">
Tags: ['АГЕНТИ ГРУ', 'АГРЕСІЯ РФ', 'ВТОРГНЕННЯ РФ', 'ДЕРЖАВНА ЗРАДА', 'СБУ']</text:p>
      <text:p text:style-name="P4">
Category: News</text:p>
      <!--METADATA-->
      <text:p text:style-name="P4">
<draw:frame draw:style-name="fr1" draw:name="Image25" text:anchor-type="as-char" svg:width="6.9236in" svg:height="4.615733in" draw:z-index="0">
<draw:image xlink:href="../Images/AРМІЯINFORM/2023-06-12T66-00-00-04-00/61972c3369bed4dca7471dcea64747dd.jpeg" xlink:type="simple" xlink:show="embed" xlink:actuate="onLoad" draw:mime-type="image/jpeg"/>
</draw:frame>
As a result of multi -stage special operations for the neutralization of agent network of the head of the General Staff of the Armed Forces of the Russian Federation(Better known as a game)On Kharkiv region, one of the most intranspective agents of the enemy group is. It is collected on the defense of the regional center and the border areas of the region.</text:p>
      <text:p text:style-name="P4">
About it <text:a xlink:type="simple" xlink:href="https://ssu.gov.ua/novyny/sbu-zatrymala-u-kharkovi-uchasnyka-ahenturnoi-merezhi-hru-yakyi-shpyhuvav-za-pozytsiiamy-syl-oborony-poblyzu-kordonu-z-rf-video" text:style-name="Internet_20_link" text:visited-style-name="Visited_20_Internet_20_Link">
reports</text:a>
Security Service of Ukraine.</text:p>
      <text:p text:style-name="P4">
The other three agents from this group were exposed in August 2022 and in February. Among them was the "linked" military intelligence of the Russian Federation. A 52-year-old resident of Kharkiv, who was recruited at the beginning of a large-scale invasion, was detained.</text:p>
      <text:p text:style-name="P4">
According to the instructions of the aggressor, he spied into places of temporary basement of Ukrainian defenders, who were involved in the defense of the eastern borders of Ukraine.</text:p>
      <text:p text:style-name="P4">
He also recorded the directions of movement of Ukrainian military equipment and location of the inspirations and fortifications in the region. To do this, bypassing and hidden photographs of Ukrainian objects with a tie. The information received through the messenger was transmitted by a representative of the Russian military intelligence, which was in the territory of the Russian Federation.</text:p>
      <text:p text:style-name="P4">
In order to hide the "traces" of correspondence with the aggressor, the traitor immediately removed the remedy to the game. However, the subversive activity of the Russian agent -occupied.</text:p>
      <text:p text:style-name="P4">
On the basis of the evidence collected, the attacker was informed of the suspicion of state -owned state, committed in the state of martial law. He is currently in custody. The investigation is being investigated to establish all the circumstances of the crime. The malefactor aggravates life imprisonment.</text:p>
      <text:p text:style-name="P4">
News Source: <text:a xlink:type="simple" xlink:href="https://armyinform.com.ua/2023/06/12/u-harkovi-zatrymano-rosijskogo-agenta-yakyj-shpyguvav-za-pozycziyamy-syl-oborony/" text:style-name="Internet_20_link" text:visited-style-name="Visited_20_Internet_20_Link">
https://armyinform.com.ua/2023/06/12/u-harkovi-zatrymano-rosijskogo-agenta-yakyj-shpyguvav-za-pozycziyamy-syl-oborony/</text:a>
</text:p>
      <!--NEWS-->
      <text:h text:style-name="P10" text:outline-level="1">
<text:span text:style-name="T4">
In Lithuania, large -scale training "Storm Blow - 2023" has been completed</text:span>
</text:h>
      <text:p text:style-name="P4">
Author: ['АРМІЯINFORM']</text:p>
      <text:p text:style-name="P4">
Time: 2023-06-12T67:00:00-04:00</text:p>
      <text:p text:style-name="P4">
Description: VIISKOVO-MORSICI SILS LITTIA at once by the Allies completed the NUIBILSHI from 2023 Rots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yvu7p7xgauvwbn.jpg" text:style-name="Internet_20_link" text:visited-style-name="Visited_20_Internet_20_Link">
fyvu7p7xgauvwbn.jpg</text:a>
']</text:p>
      <text:p text:style-name="P4">
Tags: ['ВІЙНА', 'ЛИТВА', 'МІЖНАРОДНІ НАВЧАННЯ', 'ШТОРМОВИЙ УДАР–2023']</text:p>
      <text:p text:style-name="P4">
Category: News</text:p>
      <!--METADATA-->
      <text:p text:style-name="P4">
<draw:frame draw:style-name="fr1" draw:name="Image26" text:anchor-type="as-char" svg:width="6.9236in" svg:height="5.1927in" draw:z-index="0">
<draw:image xlink:href="../Images/AРМІЯINFORM/2023-06-12T67-00-00-04-00/fyvu7p7xgauvwbn.jpg" xlink:type="simple" xlink:show="embed" xlink:actuate="onLoad" draw:mime-type="image/jpeg"/>
</draw:frame>
The Naval Forces of the Armed Forces of Lithuania, together with the Allies, completed the largest in 2023 studies of "Storm Blow-2023", which started on June 5.</text:p>
      <text:p text:style-name="P4">
About it <text:a xlink:type="simple" xlink:href="https://twitter.com/a_anusauskas" text:style-name="Internet_20_link" text:visited-style-name="Visited_20_Internet_20_Link">
reports</text:a>
Minister of National Defense of Lithuania Arvidas Anushauskas.</text:p>
      <text:p text:style-name="P4">
"We were able to observe the course of surgery, when the Marines of the San Marco landing ship and the Torun Min-December ship," his post reads.</text:p>
      <text:p text:style-name="P4">
It is noted that the training was held in the Baltic Sea, in the Portukeped Issa area, on the Kursk Spit, on the Beach of the Negirset. They are also partly linked to NATO's largest International Baltic Baltops 23.</text:p>
      <text:p text:style-name="P4">
The training was attended by servicemen of the Lithuanian army and allies of Zitaly, Poland, Portugal, Romania with ships, aviation and other military equipment.</text:p>
      <text:p text:style-name="P4">
News Source: <text:a xlink:type="simple" xlink:href="https://armyinform.com.ua/2023/06/12/u-lytvi-zavershylys-masshtabni-navchannya-shtormovyj-udar-2023/" text:style-name="Internet_20_link" text:visited-style-name="Visited_20_Internet_20_Link">
https://armyinform.com.ua/2023/06/12/u-lytvi-zavershylys-masshtabni-navchannya-shtormovyj-udar-2023/</text:a>
</text:p>
      <!--NEWS-->
      <text:h text:style-name="P10" text:outline-level="1">
<text:span text:style-name="T4">
A medical partnership with Canada will spread through a new common project</text:span>
</text:h>
      <text:p text:style-name="P4">
Author: ['Олександр Тереверко']</text:p>
      <text:p text:style-name="P4">
Time: 2023-06-12T68:00:00-04:00</text:p>
      <text:p text:style-name="P4">
Description: PID an hour rally in Kiwi Premi-Minіstr Canadi Jastin Trudo Vidvіdav Cente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1-1.jpg" text:style-name="Internet_20_link" text:visited-style-name="Visited_20_Internet_20_Link">
f1-1.jpg</text:a>
', '<text:a xlink:type="simple" xlink:href="https://armyinform.com.ua/wp-content/uploads/2023/06/f2-2.jpg" text:style-name="Internet_20_link" text:visited-style-name="Visited_20_Internet_20_Link">
f2-2.jpg</text:a>
', '<text:a xlink:type="simple" xlink:href="https://armyinform.com.ua/wp-content/uploads/2023/06/f3-1-150x150.jpg" text:style-name="Internet_20_link" text:visited-style-name="Visited_20_Internet_20_Link">
f3-1-150x150.jpg</text:a>
', '<text:a xlink:type="simple" xlink:href="https://armyinform.com.ua/wp-content/uploads/2023/06/f4-2-150x150.jpg" text:style-name="Internet_20_link" text:visited-style-name="Visited_20_Internet_20_Link">
f4-2-150x150.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7" text:anchor-type="as-char" svg:width="6.9236in" svg:height="4.615733in" draw:z-index="0">
<draw:image xlink:href="../Images/AРМІЯINFORM/2023-06-12T68-00-00-04-00/f1-1.jpg" xlink:type="simple" xlink:show="embed" xlink:actuate="onLoad" draw:mime-type="image/jpeg"/>
</draw:frame>
During his stay in Kyiv, Canada Prime Minister Justin Trudeai visits the Center for Mental Health and Rehabilitation of the Lisova Polyana of the Ministry of Security of Ukraine, where wounded servicemen are being restored. The first lady Olena Zelenskaya and the Minister of Health Viktorlyashko were accompanied by a high guest.</text:p>
      <text:p text:style-name="P4">
Canada is one of the most active partners of our country, which provides regular support during the difficult months of the Russian-Ukrainian war for Ukraine. Last year, the country of the maple leaf country provided Ukrainian assistance for more than $ 8 billion in Canadian dollars.</text:p>
      <text:p text:style-name="P4">
The Canadian Armed Forces since 2015 conducted the training of soldiers and officers of the Ukrainian army at the Yavoriv landfill in the Lviv region, but in early February 2022 made the decision to move their military to other countries in Europe. Earlier, Ottawa announced that the Canadian instructors planned to stay in Ukraine as part of the UNIFIEERGO Operation in 2025. Canadian instructors have been taught more than 35 thousand Ukrainian soldiers since 2015, and this process is ongoing in the United Kingdom and Poland.</text:p>
      <text:p text:style-name="P4">
<draw:frame draw:style-name="fr1" draw:name="Image28" text:anchor-type="as-char" svg:width="6.9236in" svg:height="4.615733in" draw:z-index="0">
<draw:image xlink:href="../Images/AРМІЯINFORM/2023-06-12T68-00-00-04-00/f2-2.jpg" xlink:type="simple" xlink:show="embed" xlink:actuate="onLoad" draw:mime-type="image/jpeg"/>
</draw:frame>
In Forest Polyana with Canada Prime Minister, the possibility of supporting the All-Ukrainian Mental Health Program ["Tyk?"(https://armyinform.com.ua/2023/05/08/skazhy-chesno-ty-yak/), which is as well with the initiative of the First Lady, through the new joint project - medical partnership between the Forest Polyana and Canadian centers specializing in working with veterans with PTSD.</text:p>
      <text:p text:style-name="P4">
<text:a xlink:type="simple" xlink:href="https://armyinform.com.ua/wp-content/uploads/2023/06/f3-1.jpg" text:style-name="Internet_20_link" text:visited-style-name="Visited_20_Internet_20_Link">
!(Images/AРМІЯINFORM/2023-06-12T68-00-00-04-00/f3-1-150x150.jpg)</text:a>
</text:p>
      <text:p text:style-name="P4">
<text:a xlink:type="simple" xlink:href="https://armyinform.com.ua/wp-content/uploads/2023/06/f4-2.jpg" text:style-name="Internet_20_link" text:visited-style-name="Visited_20_Internet_20_Link">
<draw:frame draw:style-name="fr1" draw:name="Image29" text:anchor-type="as-char" svg:width="6.9236in" svg:height="6.9236in" draw:z-index="0">
<draw:image xlink:href="../Images/AРМІЯINFORM/2023-06-12T68-00-00-04-00/f4-2-150x150.jpg" xlink:type="simple" xlink:show="embed" xlink:actuate="onLoad" draw:mime-type="image/jpeg"/>
</draw:frame>
</text:a>
</text:p>
      <text:p text:style-name="P4">
_Foto is provided by the Forest Polyana Center _</text:p>
      <text:p text:style-name="P4">
News Source: <text:a xlink:type="simple" xlink:href="https://armyinform.com.ua/2023/06/12/medychne-partnerstvo-z-kanadoyu-poshyryuvatymetsya-cherez-novyj-spilnyj-proyekt/" text:style-name="Internet_20_link" text:visited-style-name="Visited_20_Internet_20_Link">
https://armyinform.com.ua/2023/06/12/medychne-partnerstvo-z-kanadoyu-poshyryuvatymetsya-cherez-novyj-spilnyj-proyekt/</text:a>
</text:p>
      <!--NEWS-->
      <text:h text:style-name="P10" text:outline-level="1">
<text:span text:style-name="T4">
The development of cybersecurity capabilities is one of the key priorities of MOU-Vitaliy Deynega participated in the Cyber Dalogau Ukraine</text:span>
</text:h>
      <text:p text:style-name="P4">
Author: ['АРМІЯINFORM']</text:p>
      <text:p text:style-name="P4">
Time: 2023-06-12T69:00:00-04:00</text:p>
      <text:p text:style-name="P4">
Description: 1 Chervnya 2023 Rock delegation of Ukraine that states of America tolerated in metro Tallin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40100fe4a3cc299f1a4464d648b065ea43212c60-e1686558158946.jpg" text:style-name="Internet_20_link" text:visited-style-name="Visited_20_Internet_20_Link">
40100fe4a3cc299f1a4464d648b065ea43212c60-e1686558158946.jpg</text:a>
']</text:p>
      <text:p text:style-name="P4">
Tags: ['ВІТАЛІЙ ДЕЙНЕГА', 'КІБЕРДІАЛОГ УКРАЇНА-США', 'КІБЕРЗАХИСТ', 'МОУ']</text:p>
      <text:p text:style-name="P4">
Category: News</text:p>
      <!--METADATA-->
      <text:p text:style-name="P4">
<draw:frame draw:style-name="fr1" draw:name="Image30" text:anchor-type="as-char" svg:width="6.9236in" svg:height="3.822207in" draw:z-index="0">
<draw:image xlink:href="../Images/AРМІЯINFORM/2023-06-12T69-00-00-04-00/40100fe4a3cc299f1a4464d648b065ea43212c60-e1686558158946.jpg" xlink:type="simple" xlink:show="embed" xlink:actuate="onLoad" draw:mime-type="image/jpeg"/>
</draw:frame>
On June 1, 2023, delegations of Ukraine and the United States of America met VM. Tallinn(Estonia)For the 5th Cyber Dialog of Ukraine and the USA-a year-old event on cybersecurity cooperation. During the meeting, the United States expressed adamant support for Ukraine in the field of cyber defense to combat Russian aggression.</text:p>
      <text:p text:style-name="P4">
About it <text:a xlink:type="simple" xlink:href="https://www.mil.gov.ua/news/2023/06/12/zastupnik-ministra-oboroni-ukraini-vitalij-dejnega-vzyav-uchast-u-pyatomu-zasidanni-kiberdialogu-ukraina-ssha/" text:style-name="Internet_20_link" text:visited-style-name="Visited_20_Internet_20_Link">
informs</text:a>
Ministry of Defence Ukraine.</text:p>
      <text:p text:style-name="P4">
The United States is working on allocating an additional assistance package to Ukraine in the area of $ 37 million. The total amount of assistance in this area will be $ 82 million since February 2022 and $ 1,20 million since 2016. This support is aimed at the development of Ukraine's dispensers to identify, restrain and respond to hibernation of hip, as well as to protect critically important networks and digital infrastructure.</text:p>
      <text:p text:style-name="P4">
"Cybersecurity capacity development is one of the key priority of the Defense Ministry, so we especially appreciate partnerships and fruitful cooperation with the United States in this area," Vitaliy Deyneg commented.</text:p>
      <text:p text:style-name="P4">
The parties discussed the place of cybersecurity in long -term digital development of Ukraine, in particular support in the development of human capital, institutions of tactic infrastructure. Participants exchanged views on future cybersecurity jobs, in particular the exchange of experience in sphericitic and cyberpolitics.Ambassador from special cyberspace and digital policies of the State Department from the State Department headed the US delegation, which has taken the Acting National Director for Beli Domukembus, the Deputy Assistant Minister of Defense, the Deputy Defense Mike, Deputy Defense Milkom. al The Radwege Chad of the US European Command, Deputy Internal Security Assistant Thomas McDermott and Executive Director of Cybersecurity and Infrastructure Safety Agency Brandon Wels, as well as Federal Bureau of Investigation and USAID.</text:p>
      <text:p text:style-name="P4">
The delegations expressed their gratitude to the Estonia Government for the possibility of meeting Vullin.</text:p>
      <text:p text:style-name="P4">
News Source: <text:a xlink:type="simple" xlink:href="https://armyinform.com.ua/2023/06/12/rozbudova-spromozhnostej-kiberbezpeky-ye-odnym-iz-klyuchovyh-priorytetiv-mou-vitalij-dejnega-vzyav-uchast-u-zasidanni-kiberdialogu-ukrayina-ssha/" text:style-name="Internet_20_link" text:visited-style-name="Visited_20_Internet_20_Link">
https://armyinform.com.ua/2023/06/12/rozbudova-spromozhnostej-kiberbezpeky-ye-odnym-iz-klyuchovyh-priorytetiv-mou-vitalij-dejnega-vzyav-uchast-u-zasidanni-kiberdialogu-ukrayina-ssha/</text:a>
</text:p>
      <!--NEWS-->
      <text:h text:style-name="P10" text:outline-level="1">
<text:span text:style-name="T4">
At the beginning of the war, the enemy had a great quantitative advantage, about 1 to 7 - Alexander Pavlyuk</text:span>
</text:h>
      <text:p text:style-name="P4">
Author: ['Дмитро Чалий']</text:p>
      <text:p text:style-name="P4">
Time: 2023-06-12T70:00:00-04:00</text:p>
      <text:p text:style-name="P4">
Description: - Faced, it was the real situation of the situation with the situation of the situation of the situation with Ukraine, the war with Ukraine 2022, the war with Ukraine is the latest news today, the news war with Ukraine 2022 is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2022-03-08t104026z_19-e1686575885272.jpg" text:style-name="Internet_20_link" text:visited-style-name="Visited_20_Internet_20_Link">
2022-03-08t104026z_19-e1686575885272.jpg</text:a>
']</text:p>
      <text:p text:style-name="P4">
Tags: ['ОЛЕКСАНДР ПАВЛЮК']</text:p>
      <text:p text:style-name="P4">
Category: News</text:p>
      <!--METADATA-->
      <text:p text:style-name="P4">
<draw:frame draw:style-name="fr1" draw:name="Image31" text:anchor-type="as-char" svg:width="6.9236in" svg:height="4.131171in" draw:z-index="0">
<draw:image xlink:href="../Images/AРМІЯINFORM/2023-06-12T70-00-00-04-00/2022-03-08t104026z_19-e1686575885272.jpg" xlink:type="simple" xlink:show="embed" xlink:actuate="onLoad" draw:mime-type="image/jpeg"/>
</draw:frame>
- Starting in the summer of 2021, we have evaluated the real situation and the opportunities of the explanation that it is impossible to exclude large -scale aggression(from the Russian Federation. —_ ed.). Ми почали готуватися до всіх варіантів можливих дій. Спочатку провелирозрахунки можливих ударів, і один з варіантів показав, що ми не помилилися.Насамперед, це охоплення нас (territories of Ukraine. - _ ed.)On several sides.(https://www.youtube.com/live/WY8sDvZdWEA)First Deputy Ministers of Ukraine Lieutenant General Oleksandr Pavlyuk.</text:p>
      <ul>
        <li>
They wanted to cut us, surround them and then to get it. Therefore, our main reserves were maintained in these areas. Due to this, their offensive, which began on February 24, did not bring success. We then struck(Russians. —_ ed.)Powerful fire damage and made them on the move to change all the plans. And it should be borne in mind that at that time the enemy had a great quantitative advantage, about 1 to 7, - said Alexander Pavlyuk.</li>
      </ul>
      <text:p text:style-name="P4">
According to the First Deputy Minister of Defense of Ukraine, a powerful group was created at the Mariupol Naprymka, which reflected all the attempts of the offensive. So, in fact, Mariupol saved the whole south of Ukraine. After all, the enemy intended to connect the land with the so -called Transnistria.</text:p>
      <text:p text:style-name="P4">
For their part in Luhansk region, the Ukrainian forces were forced to enter the Lineuzieurodonetsk - Kreminna - Rubizhne, to create a solid line of defense. Eastern group(Armed Forces. - _ ed.)was able to stop and recover all the main capable forces that were in Russia at that time.</text:p>
      <text:p text:style-name="P4">
News Source: <text:a xlink:type="simple" xlink:href="https://armyinform.com.ua/2023/06/12/na-pochatku-vijny-u-protyvnyka-bula-velyka-kilkisna-prevaga-pryblyzno-1-do-7-oleksandr-pavlyuk/" text:style-name="Internet_20_link" text:visited-style-name="Visited_20_Internet_20_Link">
https://armyinform.com.ua/2023/06/12/na-pochatku-vijny-u-protyvnyka-bula-velyka-kilkisna-prevaga-pryblyzno-1-do-7-oleksandr-pavlyuk/</text:a>
</text:p>
      <!--NEWS-->
      <text:h text:style-name="P10" text:outline-level="1">
<text:span text:style-name="T4">
The war goes into the automation stage - Yuri Ignat</text:span>
</text:h>
      <text:p text:style-name="P4">
Author: ['Ігор Березинський']</text:p>
      <text:p text:style-name="P4">
Time: 2023-06-12T71:00:00-04:00</text:p>
      <text:p text:style-name="P4">
Description: - Nasyzi Vorog Pravthavati hit the bumps by the Aviabobs. Oria Qim ... War with Ukraine 2022, War with Ukraine Latest News Today, News War with Ukraine 2022 The last for today, whether the war between Ukraine and Russia will be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atriot-1.jpg" text:style-name="Internet_20_link" text:visited-style-name="Visited_20_Internet_20_Link">
patriot-1.jpg</text:a>
']</text:p>
      <text:p text:style-name="P4">
Tags: ['GEPARD', 'IRIS-T SLM', 'NASAMS', 'ВТОРГНЕННЯ РФ', 'ЄДИНІ НОВИНИ', 'ЗРК CROTALE', 'ЗРК PATRIOT', 'ЮРІЙ ІГНАТ']</text:p>
      <text:p text:style-name="P4">
Category: News</text:p>
      <!--METADATA-->
      <text:p text:style-name="P4">
<draw:frame draw:style-name="fr1" draw:name="Image32" text:anchor-type="as-char" svg:width="6.9236in" svg:height="3.894525in" draw:z-index="0">
<draw:image xlink:href="../Images/AРМІЯINFORM/2023-06-12T71-00-00-04-00/patriot-1.jpg" xlink:type="simple" xlink:show="embed" xlink:actuate="onLoad" draw:mime-type="image/jpeg"/>
</draw:frame>
Illustrative photo</text:p>
      <ul>
        <li>
Currently, the enemy continues to strike with managed airbags. Along with the cymoblab, the frontline territory of the unpopular-Kamikadze of different types is being used. In any way, the Russians are used by "Shahda" to prevent them from beating from small arms, including large-caliber machine guns. Our mobile fire groups are already set by collimator sights, thermal imaging equipment, optics and conducters to effectively destroy such goals, - said the Sylvnny News Air Force Command Yuri Ignat.</li>
      </ul>
      <text:p text:style-name="P4">
He added that now the war is going into the automation stage. Complexes, Yakiris-T, Nasams, Patriot, have the opportunity to work in both manual and wavetous mode. Here, human intervention is minimal, and the automation itself has a short time deciding to destroy the goal.</text:p>
      <ul>
        <li>
We have already successfully work such Western complexes as Gepard, which have proven themselves against both Shahmed rockets and winged missiles. This is anti -aircraft guns that shoot the ammunition and one hundred percentages, because they have a radar binding to it and have a radio. They can operate in the wave mode. The only thing - they have a small radius. We need them to place them in certain areas and protect the objects that are traveling to attack. At the same time, the French complex Croale is quite efficient in the destruction of both Shahaneda and rockets, - summed up Yuri Ignat.</li>
      </ul>
      <text:p text:style-name="P4">
News Source: <text:a xlink:type="simple" xlink:href="https://armyinform.com.ua/2023/06/12/vijna-perehodyt-u-stadiyu-avtomatyzacziyi-yurij-ignat/" text:style-name="Internet_20_link" text:visited-style-name="Visited_20_Internet_20_Link">
https://armyinform.com.ua/2023/06/12/vijna-perehodyt-u-stadiyu-avtomatyzacziyi-yurij-ignat/</text:a>
</text:p>
      <!--NEWS-->
      <text:h text:style-name="P10" text:outline-level="1">
<text:span text:style-name="T4">
Pam ’ Naza and Victory over Nazism in Ukraine will be celebrated on May 8: President signed the law</text:span>
</text:h>
      <text:p text:style-name="P4">
Author: ['АРМІЯINFORM']</text:p>
      <text:p text:style-name="P4">
Time: 2023-06-12T72:00:00-04:00</text:p>
      <text:p text:style-name="P4">
Description: President of Ukraine Volodymyr Zelensky Pid for the Law on Blind 8 Herbalon during the da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43b2b3a855f-e01dd34-02-55.webp" text:style-name="Internet_20_link" text:visited-style-name="Visited_20_Internet_20_Link">
6443b2b3a855f-e01dd34-02-55.webp</text:a>
']</text:p>
      <text:p text:style-name="P4">
Tags: ['8 ТРАВНЯ', 'ВОЛОДИМИР ЗЕЛЕНСЬКИЙ', 'ДЕНЬ ПЕРЕМОГИ НАД НАЦИЗМОМ У ДРУГІЙ СВІТОВІЙ ВІЙНІ', 'ЗАКОН', 'ПРЕЗИДЕНТ УКРАЇНИ']</text:p>
      <text:p text:style-name="P4">
Category: News</text:p>
      <!--METADATA-->
      <text:p text:style-name="P4">
<draw:frame draw:style-name="fr1" draw:name="Image33" text:anchor-type="as-char" svg:width="6.9236in" svg:height="3.994385in" draw:z-index="0">
<draw:image xlink:href="../ConvertedIMGs/AРМІЯINFORM/2023-06-12T72-00-00-04-00/6443b2b3a855f-e01dd34-02-55.png" xlink:type="simple" xlink:show="embed" xlink:actuate="onLoad" draw:mime-type="image/png"/>
</draw:frame>
President of Ukraine Volodymyr Zelensky has signed a law on the establishment of 8th Memorial and Victory over Nazism in the Second World War of 1939-1945.</text:p>
      <text:p text:style-name="P4">
About this <text:a xlink:type="simple" xlink:href="https://itd.rada.gov.ua/billInfo/Bills/Card/41893" text:style-name="Internet_20_link" text:visited-style-name="Visited_20_Internet_20_Link">
it is referred</text:a>
in the card of law on the website of the Verkhovna Rada of Ukraine.</text:p>
      <text:p text:style-name="P4">
The Law on Memory Day and Victory over Nazism in World War II 1939-1945(<text:a xlink:type="simple" xlink:href="https://itd.rada.gov.ua/billInfo/Bills/Card/41893" text:style-name="Internet_20_link" text:visited-style-name="Visited_20_Internet_20_Link">
№9278</text:a>
)It envisages that the Day of Remembrance and Victory over Nazism in the Second World War1939 - 1945 will be celebrated annually in Ukraine on May 8.</text:p>
      <text:p text:style-name="P4">
“In European countries, this victory is celebrated annually on May 8 in the daycapitation of Nazi Germany - honoring the memory of the fallen in the Second War.</text:p>
      <text:p text:style-name="P4">
In view of the above and in order to restore the historical truth, Ukraine, as an inseparable part of the great European family, should determine the day of victory over Nazism in the Second World War of 1939 - 1945, together with all Europe and all the civilized democratic world, it is on 8th.</text:p>
      <text:p text:style-name="P4">
The law comes into force on the day by the day of its publication in the official Parliamentary newspaper "Voice of Ukraine".</text:p>
      <text:p text:style-name="P4">
It is known that on May 29, the Verkhovna Rada of Ukraine adopted the Law "On the Day of Remembrance of Treasury Over Nazism in the Second World War of 1939 - 1945".</text:p>
      <text:p text:style-name="P4">
News Source: <text:a xlink:type="simple" xlink:href="https://armyinform.com.ua/2023/06/12/den-pamyati-ta-peremogy-nad-naczyzmom-v-ukrayini-vidznachatymut-8-travnya-prezydent-pidpysav-zakon/" text:style-name="Internet_20_link" text:visited-style-name="Visited_20_Internet_20_Link">
https://armyinform.com.ua/2023/06/12/den-pamyati-ta-peremogy-nad-naczyzmom-v-ukrayini-vidznachatymut-8-travnya-prezydent-pidpysav-zakon/</text:a>
</text:p>
      <!--NEWS-->
      <text:h text:style-name="P10" text:outline-level="1">
<text:span text:style-name="T4">
Almost 93 thousand military crimes have documented the Office of the Prosecutor General of Ukraine</text:span>
</text:h>
      <text:p text:style-name="P4">
Author: ['АРМІЯINFORM']</text:p>
      <text:p text:style-name="P4">
Time: 2023-06-12T7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33.jpg" text:style-name="Internet_20_link" text:visited-style-name="Visited_20_Internet_20_Link">
1-33.jpg</text:a>
', '<text:a xlink:type="simple" xlink:href="https://armyinform.com.ua/wp-content/uploads/2023/06/2-33.jpg" text:style-name="Internet_20_link" text:visited-style-name="Visited_20_Internet_20_Link">
2-33.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4" text:anchor-type="as-char" svg:width="6.9236in" svg:height="4.447316in" draw:z-index="0">
<draw:image xlink:href="../Images/AРМІЯINFORM/2023-06-12T73-00-00-04-00/1-33.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2, it is registered:</text:p>
      <ul>
        <li>
92 839 Military Crimes, * 17 333 Crimes against Ukraine's national security.</li>
      </ul>
      <text:p text:style-name="P4">
In addition, according to the official data of juvenile prosecutors, 1502 children were affected by Russian aggression, including:</text:p>
      <ul>
        <li>
487 - children were killed, * 101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5" text:anchor-type="as-char" svg:width="6.9236in" svg:height="4.447316in" draw:z-index="0">
<draw:image xlink:href="../Images/AРМІЯINFORM/2023-06-12T73-00-00-04-00/2-33.jpg" xlink:type="simple" xlink:show="embed" xlink:actuate="onLoad" draw:mime-type="image/jpeg"/>
</draw:frame>
</text:p>
      <text:p text:style-name="P4">
News Source: <text:a xlink:type="simple" xlink:href="https://armyinform.com.ua/2023/06/12/majzhe-93-tysyachi-voyennyh-zlochyniv-zadokumentuvav-ofis-genprokurora-ukrayiny/" text:style-name="Internet_20_link" text:visited-style-name="Visited_20_Internet_20_Link">
https://armyinform.com.ua/2023/06/12/majzhe-93-tysyachi-voyennyh-zlochyniv-zadokumentuvav-ofis-genprokurora-ukrayiny/</text:a>
</text:p>
      <!--NEWS-->
      <text:h text:style-name="P10" text:outline-level="1">
<text:span text:style-name="T4">
The losses of Ukraine through the Russian terrorist attack on the Kakhovskaya hydroelectric power station exceeded an amount of one and a half billion euros</text:span>
</text:h>
      <text:p text:style-name="P4">
Author: ['АРМІЯINFORM']</text:p>
      <text:p text:style-name="P4">
Time: 2023-06-12T74:00:00-04:00</text:p>
      <text:p text:style-name="P4">
Description: Podn 1.5 billion єvro becomes Suma Zbitkiv Dovkіll through Pіdriv Rosiyu Kakhovo Hes .... War with Ukraine 2022, War with Ukraine Latest News today, News War with Ukraine 2022 are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ЗБИТКИ ДОВКІЛЛЮ', 'КАХОВСЬКА ГЕС']</text:p>
      <text:p text:style-name="P4">
Category: News</text:p>
      <!--METADATA-->
      <text:p text:style-name="P4">
<draw:frame draw:style-name="fr1" draw:name="Image36" text:anchor-type="as-char" svg:width="6.9236in" svg:height="5.1927in" draw:z-index="0">
<draw:image xlink:href="../Images/AРМІЯINFORM/2023-06-12T74-00-00-04-00/photo_5201956740311141038_y.jpg" xlink:type="simple" xlink:show="embed" xlink:actuate="onLoad" draw:mime-type="image/jpeg"/>
</draw:frame>
More than 1.5 billion euros are the amount of losses of the environment due to the undermining of the Rosiyakhovsky hydroelectric power station. About 55 thousand hectares of forest were flooded.</text:p>
      <text:p text:style-name="P4">
About it <text:a xlink:type="simple" xlink:href="https://t.me/shtab_kakhovska_hes/614" text:style-name="Internet_20_link" text:visited-style-name="Visited_20_Internet_20_Link">
reports</text:a>
The headquarters of the elimination of the Kakhovka hydroelectric power station.</text:p>
      <text:p text:style-name="P4">
"Water, which has become unusable through this terrorist attack, would be enough to abandon the whole world for two days" <text:span text:style-name="T5">
, —</text:span>
 informed about it as a result of the Verkhovna Rada Committee on Environmental Policy and Environmental Management, the head of Kherson OVA Alexander Proudin.</text:p>
      <text:p text:style-name="P4">
Also, at an outbound meeting of the Committee of the Verkhovna Rada of Ukraine, it was considered to be the tonnage of important issues, in particular:</text:p>
      <ul>
        <li>
improving the environmental situation in the region; * monitoring of the environment and epidemiological situation; * urgent drilling of new wells; * providing the population with drinking water; * evacuation and ways of restoration of the region; * State control over pricing for drinking water in Kherson region <text:span text:style-name="T5">
.</text:span>
</li>
      </ul>
      <text:p text:style-name="P4">
News Source: <text:a xlink:type="simple" xlink:href="https://armyinform.com.ua/2023/06/12/zbytky-ukrayiny-cherez-rosijskyj-terakt-na-kahovskij-ges-perevyshhyly-sumu-v-pivtora-milyardy-yevro/" text:style-name="Internet_20_link" text:visited-style-name="Visited_20_Internet_20_Link">
https://armyinform.com.ua/2023/06/12/zbytky-ukrayiny-cherez-rosijskyj-terakt-na-kahovskij-ges-perevyshhyly-sumu-v-pivtora-milyardy-yevro/</text:a>
</text:p>
      <!--NEWS-->
      <text:h text:style-name="P10" text:outline-level="1">
<text:span text:style-name="T4">
Kherson will extend the curfew</text:span>
</text:h>
      <text:p text:style-name="P4">
Author: ['АРМІЯINFORM']</text:p>
      <text:p text:style-name="P4">
Time: 2023-06-12T75:00:00-04:00</text:p>
      <text:p text:style-name="P4">
Description: Kherson Initzyyu was the holes of the commandant’s Godni for the fact that the service could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34570_278113039_536518778044383_6687884840716999620_n_new_960x380_0.jpg" text:style-name="Internet_20_link" text:visited-style-name="Visited_20_Internet_20_Link">
234570_278113039_536518778044383_6687884840716999620_n_new_960x380_0.jpg</text:a>
']</text:p>
      <text:p text:style-name="P4">
Tags: ['STOPRUSSIA', 'АГРЕСІЯ РФ', 'ВТОРГНЕННЯ РФ', 'ІГОР КЛИМЕНКО', 'КАХОВСЬКА ГЕС']</text:p>
      <text:p text:style-name="P4">
Category: News</text:p>
      <!--METADATA-->
      <text:p text:style-name="P4">
<draw:frame draw:style-name="fr1" draw:name="Image37" text:anchor-type="as-char" svg:width="6.9236in" svg:height="3.894525in" draw:z-index="0">
<draw:image xlink:href="../Images/AРМІЯINFORM/2023-06-12T75-00-00-04-00/234570_278113039_536518778044383_6687884840716999620_n_new_960x380_0.jpg" xlink:type="simple" xlink:show="embed" xlink:actuate="onLoad" draw:mime-type="image/jpeg"/>
</draw:frame>
Illustrative photo</text:p>
      <text:p text:style-name="P4">
In Kherson, the curfew's extension was initiated in order to promptly eliminate all the subsequent consequences of the hydroelectric power station.</text:p>
      <text:p text:style-name="P4">
The Minister of Internal Affairs, the Head of Works on the Elimination of the Consequences(https://www.kmu.gov.ua/news/budemo-initsiiuvaty-podovzhennia-komendantskoi-hodyny-u-khersoni-dlia-toho-shchob-my-mohly-operatyvno-likviduvaty-vsi-podalshi-naslidky-pidryvu-hes-ihor-klymenko)During the headquarters in Kherson.</text:p>
      <text:p text:style-name="P4">
Before the meeting, the minister visited the city's ship Square and the Odiv Od district, from which the water gradually leaves. Utilities were already working on the streets that were heated a few days ago.</text:p>
      <text:p text:style-name="P4">
“The water level falls, quite rapidly. There will be a lot of work for utilities, because the roofs of cars, trees, metal structures, garbage are already appearing. We have a task to remove everything quickly, ”Igor Klimenko said.</text:p>
      <text:p text:style-name="P4">
In order to accelerate the process of eliminating the consequences of the hydroelectric power station, the nearby days of the city are sent additional forces of public utilities from other regions, as well as specialized equipment. One of the main issues is the safety situation in the zoning situation.</text:p>
      <text:p text:style-name="P4">
“I gave an order to strengthen security measures in the territories - to injure the injury of locals and looting. Today, we will initiate the extension of the curfew for us to be able to eliminate all the further consequences of the hydroelectric power station, ”the Minister of Internal Affairs of Ukraine reported.</text:p>
      <text:p text:style-name="P4">
The participants of the staff heard the report of the Deputy Minister of Health Igorakuzin.</text:p>
      <text:p text:style-name="P4">
According to him, today there are no outbreaks of infectious diseases, centralized water meets the standards. However, the residents of the victims will not be used to use water from wells, it is necessary to disinfect the drinking water. Bathing in reservoirs is strictly forbidden.</text:p>
      <text:p text:style-name="P4">
Daily in the areas affected by the Kakhovka hydroelectric power station, almost 150 samples of water and river water are selected. In addition, specialized laboratories of the Center for Control of Diseases of the Ministry of Health of Ukraine will be launched in the Kherson region.</text:p>
      <text:p text:style-name="P4">
News Source: <text:a xlink:type="simple" xlink:href="https://armyinform.com.ua/2023/06/12/u-hersoni-podovzhat-komendantsku-godynu/" text:style-name="Internet_20_link" text:visited-style-name="Visited_20_Internet_20_Link">
https://armyinform.com.ua/2023/06/12/u-hersoni-podovzhat-komendantsku-godynu/</text:a>
</text:p>
      <!--NEWS-->
      <text:h text:style-name="P10" text:outline-level="1">
<text:span text:style-name="T4">
The CEO of the IAEA went to Ukraine to assess the situation for the ZPP</text:span>
</text:h>
      <text:p text:style-name="P4">
Author: ['АРМІЯINFORM']</text:p>
      <text:p text:style-name="P4">
Time: 2023-06-12T76:00:00-04:00</text:p>
      <text:p text:style-name="P4">
Description: General Director of the Ministry of Economy Agency of the Zeleergi (Magate) Raphael Gross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ybgjclxgaixwux.jpg" text:style-name="Internet_20_link" text:visited-style-name="Visited_20_Internet_20_Link">
fybgjclxgaixwux.jpg</text:a>
']</text:p>
      <text:p text:style-name="P4">
Tags: ['STOPRUSSIA', 'АГРЕСІЯ РФ', 'ВТОРГНЕННЯ РФ', 'МАГАТЕ', 'РАФАЕЛЬ ГРОССІ']</text:p>
      <text:p text:style-name="P4">
Category: News</text:p>
      <!--METADATA-->
      <text:p text:style-name="P4">
<draw:frame draw:style-name="fr1" draw:name="Image38" text:anchor-type="as-char" svg:width="6.9236in" svg:height="4.615733in" draw:z-index="0">
<draw:image xlink:href="../Images/AРМІЯINFORM/2023-06-12T76-00-00-04-00/fybgjclxgaixwux.jpg" xlink:type="simple" xlink:show="embed" xlink:actuate="onLoad" draw:mime-type="image/jpeg"/>
</draw:frame>
Director General of the International Atomic Energy Agency(IDA)Rafaelgrossi went to Ukraine.</text:p>
      <text:p text:style-name="P4">
He told about it in his <text:a xlink:type="simple" xlink:href="https://twitter.com/rafaelmgrossi" text:style-name="Internet_20_link" text:visited-style-name="Visited_20_Internet_20_Link">
twitter</text:a>
.</text:p>
      <text:p text:style-name="P4">
«Їду в Україну на зустріч з Президентом Володимиром Зеленським, щобпредставити програму допомоги у подоланні наслідків через підрив гребліКаховської ГЕС», — йдеться у дописі гендиректора МАГАТЕ.</text:p>
      <text:p text:style-name="P4">
Рафаель Гроссі додав, що оцінить ситуацію на Запорізькій АЕС і проведе ротаціюмісії підтримки та допомоги МАГАТЕ Запоріжжя у посиленому складі.</text:p>
      <text:p text:style-name="P4">
News Source: <text:a xlink:type="simple" xlink:href="https://armyinform.com.ua/2023/06/12/gendyrektor-magate-vyrushyv-v-ukrayinu-shhob-oczinyt-sytuacziyu-na-zaes/" text:style-name="Internet_20_link" text:visited-style-name="Visited_20_Internet_20_Link">
https://armyinform.com.ua/2023/06/12/gendyrektor-magate-vyrushyv-v-ukrayinu-shhob-oczinyt-sytuacziyu-na-zaes/</text:a>
</text:p>
      <!--NEWS-->
      <text:h text:style-name="P10" text:outline-level="1">
<text:span text:style-name="T4">
The occupiers fired by rescuers during the evacuation of the victims as a result of the blasting</text:span>
</text:h>
      <text:p text:style-name="P4">
Author: ['Антон Печерський']</text:p>
      <text:p text:style-name="P4">
Time: 2023-06-12T77:00:00-04:00</text:p>
      <text:p text:style-name="P4">
Description: Rosіyskі Pypanti Pereshkodzhayat I will conduct a murmur of the operations, Outbound Chovni,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683207176-507.jpg" text:style-name="Internet_20_link" text:visited-style-name="Visited_20_Internet_20_Link">
1683207176-507.jpg</text:a>
']</text:p>
      <text:p text:style-name="P4">
Tags: ['STOPRUSSIA', 'АГРЕСІЯ РФ', 'ВТОРГНЕННЯ РФ', 'КАХОВСЬКА ГЕС', 'ОЛЕКСАНДР ПАВЛЮК']</text:p>
      <text:p text:style-name="P4">
Category: News</text:p>
      <!--METADATA-->
      <text:p text:style-name="P4">
<draw:frame draw:style-name="fr1" draw:name="Image39" text:anchor-type="as-char" svg:width="6.9236in" svg:height="3.848368in" draw:z-index="0">
<draw:image xlink:href="../Images/AРМІЯINFORM/2023-06-12T77-00-00-04-00/1683207176-507.jpg" xlink:type="simple" xlink:show="embed" xlink:actuate="onLoad" draw:mime-type="image/jpeg"/>
</draw:frame>
Alexander Pavlyuk. Photo: Ukrinform</text:p>
      <text:p text:style-name="P4">
Russian invaders interfere with the conduct of rescue operations, firing a lot that evacuate people from flooded territories.</text:p>
      <text:p text:style-name="P4">
About it <text:a xlink:type="simple" xlink:href="https://www.youtube.com/watch" text:style-name="Internet_20_link" text:visited-style-name="Visited_20_Internet_20_Link">
reported</text:a>
First Deputy Minister of Defense of Ukraine Lieutenant General Oleksandr Pavlyuk VTHLULUN "Single News" in an interview with journalist Andriy Tsaplienko.</text:p>
      <ul>
        <li>
Even now, when trying to evacuate the population from the territory, our boys are fired. When we evacuate people they(Russians. - _ ed.)They are fired, - he said.</li>
      </ul>
      <text:p text:style-name="P4">
In view of this, Ukraine appealed to the international community and foreign partners to help the evacuation of the victims as a result of the Russian invaders of the Kakhovsky Hydroelectric Power Plant.</text:p>
      <ul>
        <li>
We turned to our partners, to the UN with a request to help with the evacuation of peoples who are now in a critical position, - Alexanderpavlyuk stressed.</li>
      </ul>
      <text:p text:style-name="P4">
News Source: <text:a xlink:type="simple" xlink:href="https://armyinform.com.ua/2023/06/12/okupanty-obstrilyuyut-ryatuvalnykiv-pid-chas-evakuacziyi-postrazhdalyh-vnaslidok-pidryvu-kahovskoyi-ges-oleksandr-pavlyuk/" text:style-name="Internet_20_link" text:visited-style-name="Visited_20_Internet_20_Link">
https://armyinform.com.ua/2023/06/12/okupanty-obstrilyuyut-ryatuvalnykiv-pid-chas-evakuacziyi-postrazhdalyh-vnaslidok-pidryvu-kahovskoyi-ges-oleksandr-pavlyuk/</text:a>
</text:p>
      <!--NEWS-->
      <text:h text:style-name="P10" text:outline-level="1">
<text:span text:style-name="T4">
In Vinnitsa, a pro -Russian bot farm was eliminated, which created up to 500 fake accounts daily</text:span>
</text:h>
      <text:p text:style-name="P4">
Author: ['АРМІЯINFORM']</text:p>
      <text:p text:style-name="P4">
Time: 2023-06-12T78:00:00-04:00</text:p>
      <text:p text:style-name="P4">
Description: At Vіnnitsi, they blocked the bootry, a yak prautseval to the core of the Country-Agresor. 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583e460e10b1a10fb7811db4abf4bfb3.jpeg" text:style-name="Internet_20_link" text:visited-style-name="Visited_20_Internet_20_Link">
583e460e10b1a10fb7811db4abf4bfb3.jpeg</text:a>
']</text:p>
      <text:p text:style-name="P4">
Tags: ['БОТОФЕРМА', 'ВІЙНА', 'СЛУЖБА БЕЗПЕКИ УКРАЇНИ']</text:p>
      <text:p text:style-name="P4">
Category: News</text:p>
      <!--METADATA-->
      <text:p text:style-name="P4">
<draw:frame draw:style-name="fr1" draw:name="Image40" text:anchor-type="as-char" svg:width="6.9236in" svg:height="4.615733in" draw:z-index="0">
<draw:image xlink:href="../Images/AРМІЯINFORM/2023-06-12T78-00-00-04-00/583e460e10b1a10fb7811db4abf4bfb3.jpeg" xlink:type="simple" xlink:show="embed" xlink:actuate="onLoad" draw:mime-type="image/jpeg"/>
</draw:frame>
In Vinnitsa, a powerful bot farm that worked in favor of the aggressor country was blocked. As a result of complex measures, three organizers were detained.</text:p>
      <text:p text:style-name="P4">
About it <text:a xlink:type="simple" xlink:href="https://ssu.gov.ua/novyny/sbu-likviduvala-u-vinnytsi-botofermu-yaka-shchodnia-stvoriuvala-do-500-feikovykh-akauntiv-dlia-rozghonu-kremlivskykh-naratyviv" text:style-name="Internet_20_link" text:visited-style-name="Visited_20_Internet_20_Link">
reports</text:a>
Security Service of Ukraine.</text:p>
      <text:p text:style-name="P4">
Specialized equipment allowed the attackers to register up to 500anonymoon accounts daily on different social networks, including the prohibited in Ukraine.</text:p>
      <text:p text:style-name="P4">
"Ready-made" bots "of the persons who were sold or leased to Russian SMM agencies that work under the roof of the special services of the Russian Federation. Only for the "lease" of one -account of the dealership every day earned up to 20 UAH. Money was received both through their own and bank cards, ”the message reads.</text:p>
      <text:p text:style-name="P4">
According to the case file, Russian clients of the bottlefare used fakeails for the mass "acceleration" of pro-Kremlovsky narratives on the situation of Nafronto and the socio-political situation in Ukraine.</text:p>
      <text:p text:style-name="P4">
Also, Russian online agitators justified armed aggression against Ukraine to support the racists, in particular in the international arena.</text:p>
      <text:p text:style-name="P4">
According to the investigation, the organizers of the Botoferma were three inhabitants of Vinnytsia. They installed specialized equipment in the rented garage.</text:p>
      <text:p text:style-name="P4">
The defendants are currently planned to report suspicion of unauthorized operations in the operation of electronic computers(computers), automated systems, computer networks or telecommunication networks.</text:p>
      <text:p text:style-name="P4">
The attackers are threatened with up to 15 years in prison.</text:p>
      <text:p text:style-name="P4">
News Source: <text:a xlink:type="simple" xlink:href="https://armyinform.com.ua/2023/06/12/u-vinnyczi-likviduvaly-prorosijsku-botofermu-yaka-shhodnya-stvoryuvala-do-500-fejkovyh-akauntiv/" text:style-name="Internet_20_link" text:visited-style-name="Visited_20_Internet_20_Link">
https://armyinform.com.ua/2023/06/12/u-vinnyczi-likviduvaly-prorosijsku-botofermu-yaka-shhodnya-stvoryuvala-do-500-fejkovyh-akauntiv/</text:a>
</text:p>
      <!--NEWS-->
      <text:h text:style-name="P10" text:outline-level="1">
<text:span text:style-name="T4">
It is almost impossible to cause critical damage to the Kiev hydroelectric power station - Alexander Pavlyuk</text:span>
</text:h>
      <text:p text:style-name="P4">
Author: ['Антон Печерський']</text:p>
      <text:p text:style-name="P4">
Time: 2023-06-12T79:00:00-04:00</text:p>
      <text:p text:style-name="P4">
Description: PRIPS, ShO Rosiyski propaganda of the post -Vyslovlyuit in Efira Bazhannya Pіdirvat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kyyivska_ges-scaled.jpg" text:style-name="Internet_20_link" text:visited-style-name="Visited_20_Internet_20_Link">
kyyivska_ges-scaled.jpg</text:a>
']</text:p>
      <text:p text:style-name="P4">
Tags: ['ВТОРГНЕННЯ РФ', 'ЄДИНІ НОВИНИ', 'КИЇВСЬКА ГЕС', 'ОЛЕКСАНДР ПАВЛЮК']</text:p>
      <text:p text:style-name="P4">
Category: News</text:p>
      <!--METADATA-->
      <text:p text:style-name="P4">
<draw:frame draw:style-name="fr1" draw:name="Image41" text:anchor-type="as-char" svg:width="6.9236in" svg:height="3.888755in" draw:z-index="0">
<draw:image xlink:href="../Images/AРМІЯINFORM/2023-06-12T79-00-00-04-00/kyyivska_ges-scaled.jpg" xlink:type="simple" xlink:show="embed" xlink:actuate="onLoad" draw:mime-type="image/jpeg"/>
</draw:frame>
Despite the fact that Russian propagandists are constantly expressing on the air the desire to undermine the dam of Kiev hydroelectric power station, it is almost impossible to do so.</text:p>
      <text:p text:style-name="P4">
This was emphasized by the First Deputy Minister of Defense of Ukraine Lieutenant General Oleksandr Pavlyuk in Televahorfon <text:a xlink:type="simple" xlink:href="https://youtu.be/T88RnpKNN_s" text:style-name="Internet_20_link" text:visited-style-name="Visited_20_Internet_20_Link">
"Edininovy"</text:a>
In an interview with journalist Andriy Tsaplienko.</text:p>
      <text:p text:style-name="P4">
It is possible to destroy the dam of the Kiev hydroelectric power station only by blasting the inside, as it was made by the Russians with the Kakhovka hydroelectric power plant, or through the use of nuclear weapons.</text:p>
      <text:p text:style-name="P4">
Instead, it is impossible to cause critical damage to the Kiev hydroelectric power station with rocket strokes.</text:p>
      <text:p text:style-name="P4">
News Source: <text:a xlink:type="simple" xlink:href="https://armyinform.com.ua/2023/06/12/zavdaty-raketamy-krytychnyh-poshkodzhen-kyyivskij-ges-praktychno-nemozhlyvo-oleksandr-pavlyuk/" text:style-name="Internet_20_link" text:visited-style-name="Visited_20_Internet_20_Link">
https://armyinform.com.ua/2023/06/12/zavdaty-raketamy-krytychnyh-poshkodzhen-kyyivskij-ges-praktychno-nemozhlyvo-oleksandr-pavlyuk/</text:a>
</text:p>
      <!--NEWS-->
      <text:h text:style-name="P10" text:outline-level="1">
<text:span text:style-name="T4">
In Kiev there was a charity race of Major Alexei Chubashev's memory</text:span>
</text:h>
      <text:p text:style-name="P4">
Author: ['Тетяна Головатюк']</text:p>
      <text:p text:style-name="P4">
Time: 2023-06-12T80:00:00-04:00</text:p>
      <text:p text:style-name="P4">
Description: At the Peremogog Kyivskoy Park, the benevolence of the nonsense of the bending Major Gur MO ... war with Ukraine 2022, the war with Ukraine is the latest news today, the war with Ukraine 2022 is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golovna-31.jpg" text:style-name="Internet_20_link" text:visited-style-name="Visited_20_Internet_20_Link">
golovna-31.jpg</text:a>
', '<text:a xlink:type="simple" xlink:href="https://armyinform.com.ua/wp-content/uploads/2023/06/foto-1-7-150x150.jpg" text:style-name="Internet_20_link" text:visited-style-name="Visited_20_Internet_20_Link">
foto-1-7-150x150.jpg</text:a>
', '<text:a xlink:type="simple" xlink:href="https://armyinform.com.ua/wp-content/uploads/2023/06/foto-2-7-150x150.jpg" text:style-name="Internet_20_link" text:visited-style-name="Visited_20_Internet_20_Link">
foto-2-7-150x150.jpg</text:a>
', '<text:a xlink:type="simple" xlink:href="https://armyinform.com.ua/wp-content/uploads/2023/06/foto-3-6-150x150.jpg" text:style-name="Internet_20_link" text:visited-style-name="Visited_20_Internet_20_Link">
foto-3-6-150x150.jpg</text:a>
', '<text:a xlink:type="simple" xlink:href="https://armyinform.com.ua/wp-content/uploads/2023/06/foto-4-6-150x150.jpg" text:style-name="Internet_20_link" text:visited-style-name="Visited_20_Internet_20_Link">
foto-4-6-150x150.jpg</text:a>
', '<text:a xlink:type="simple" xlink:href="https://armyinform.com.ua/wp-content/uploads/2023/06/foto-5-4-150x150.jpg" text:style-name="Internet_20_link" text:visited-style-name="Visited_20_Internet_20_Link">
foto-5-4-150x150.jpg</text:a>
', '<text:a xlink:type="simple" xlink:href="https://armyinform.com.ua/wp-content/uploads/2023/06/foto-6-5-150x150.jpg" text:style-name="Internet_20_link" text:visited-style-name="Visited_20_Internet_20_Link">
foto-6-5-150x150.jpg</text:a>
', '<text:a xlink:type="simple" xlink:href="https://armyinform.com.ua/wp-content/uploads/2023/06/foto-7-7-150x150.jpg" text:style-name="Internet_20_link" text:visited-style-name="Visited_20_Internet_20_Link">
foto-7-7-150x150.jpg</text:a>
', '<text:a xlink:type="simple" xlink:href="https://armyinform.com.ua/wp-content/uploads/2023/06/foto-8-6-150x150.jpg" text:style-name="Internet_20_link" text:visited-style-name="Visited_20_Internet_20_Link">
foto-8-6-150x150.jpg</text:a>
', '<text:a xlink:type="simple" xlink:href="https://armyinform.com.ua/wp-content/uploads/2023/06/foto-9-6-150x150.jpg" text:style-name="Internet_20_link" text:visited-style-name="Visited_20_Internet_20_Link">
foto-9-6-150x150.jpg</text:a>
']</text:p>
      <text:p text:style-name="P4">
Tags: []</text:p>
      <text:p text:style-name="P4">
Category: News</text:p>
      <!--METADATA-->
      <text:p text:style-name="P4">
<draw:frame draw:style-name="fr1" draw:name="Image42" text:anchor-type="as-char" svg:width="6.9236in" svg:height="4.615733in" draw:z-index="0">
<draw:image xlink:href="../Images/AРМІЯINFORM/2023-06-12T80-00-00-04-00/golovna-31.jpg" xlink:type="simple" xlink:show="embed" xlink:actuate="onLoad" draw:mime-type="image/jpeg"/>
</draw:frame>
In the Victory Park, a charity race was held in memory of the deceasedhoyor GUR of Ukraine Alexei Chubashev for the call sign "Recruit". The organizing event was the Vatra NGO.</text:p>
      <text:p text:style-name="P4">
*!He participated in the anti -terrorist operation in the east of Ukraine. In 2021 he went to the stock to do the author's media projections. However, on February 24, 2022, "Recruit" again went to fight. He died on 10 June 2022 during the storming of the building in Severodonetsk.</text:p>
      <ul>
        <li>
This is a continuation of Alexei's traditions and history, because he even in combat intetions found time for physical training. Among the participants are completely different people: someone knew him, some came to get acquainted with his history. There are ITI who wanted to join because it is a charity race that helps our veterans of the Russian-Ukrainian war. Alexei was a real hero and even the time of his life continues to help the Ukrainians, - says the deputy chairman of the NGO Vatra Christina Warrior.</li>
      </ul>
      <text:p text:style-name="P4">
<text:a xlink:type="simple" xlink:href="https://armyinform.com.ua/wp-content/uploads/2023/06/foto-1-7.jpg" text:style-name="Internet_20_link" text:visited-style-name="Visited_20_Internet_20_Link">
!(Images/AРМІЯINFORM/2023-06-12T80-00-00-04-00/foto-1-7-150x150.jpg)</text:a>
</text:p>
      <text:p text:style-name="P4">
<text:a xlink:type="simple" xlink:href="https://armyinform.com.ua/wp-content/uploads/2023/06/foto-2-7.jpg" text:style-name="Internet_20_link" text:visited-style-name="Visited_20_Internet_20_Link">
<draw:frame draw:style-name="fr1" draw:name="Image43" text:anchor-type="as-char" svg:width="6.9236in" svg:height="6.9236in" draw:z-index="0">
<draw:image xlink:href="../Images/AРМІЯINFORM/2023-06-12T80-00-00-04-00/foto-2-7-150x150.jpg" xlink:type="simple" xlink:show="embed" xlink:actuate="onLoad" draw:mime-type="image/jpeg"/>
</draw:frame>
</text:a>
</text:p>
      <text:p text:style-name="P4">
<text:a xlink:type="simple" xlink:href="https://armyinform.com.ua/wp-content/uploads/2023/06/foto-3-6.jpg" text:style-name="Internet_20_link" text:visited-style-name="Visited_20_Internet_20_Link">
<draw:frame draw:style-name="fr1" draw:name="Image44" text:anchor-type="as-char" svg:width="6.9236in" svg:height="6.9236in" draw:z-index="0">
<draw:image xlink:href="../Images/AРМІЯINFORM/2023-06-12T80-00-00-04-00/foto-3-6-150x150.jpg" xlink:type="simple" xlink:show="embed" xlink:actuate="onLoad" draw:mime-type="image/jpeg"/>
</draw:frame>
</text:a>
</text:p>
      <text:p text:style-name="P4">
<text:a xlink:type="simple" xlink:href="https://armyinform.com.ua/wp-content/uploads/2023/06/foto-4-6.jpg" text:style-name="Internet_20_link" text:visited-style-name="Visited_20_Internet_20_Link">
<draw:frame draw:style-name="fr1" draw:name="Image45" text:anchor-type="as-char" svg:width="6.9236in" svg:height="6.9236in" draw:z-index="0">
<draw:image xlink:href="../Images/AРМІЯINFORM/2023-06-12T80-00-00-04-00/foto-4-6-150x150.jpg" xlink:type="simple" xlink:show="embed" xlink:actuate="onLoad" draw:mime-type="image/jpeg"/>
</draw:frame>
</text:a>
</text:p>
      <text:p text:style-name="P4">
<text:a xlink:type="simple" xlink:href="https://armyinform.com.ua/wp-content/uploads/2023/06/foto-5-4.jpg" text:style-name="Internet_20_link" text:visited-style-name="Visited_20_Internet_20_Link">
<draw:frame draw:style-name="fr1" draw:name="Image46" text:anchor-type="as-char" svg:width="6.9236in" svg:height="6.9236in" draw:z-index="0">
<draw:image xlink:href="../Images/AРМІЯINFORM/2023-06-12T80-00-00-04-00/foto-5-4-150x150.jpg" xlink:type="simple" xlink:show="embed" xlink:actuate="onLoad" draw:mime-type="image/jpeg"/>
</draw:frame>
</text:a>
</text:p>
      <text:p text:style-name="P4">
<text:a xlink:type="simple" xlink:href="https://armyinform.com.ua/wp-content/uploads/2023/06/foto-6-5.jpg" text:style-name="Internet_20_link" text:visited-style-name="Visited_20_Internet_20_Link">
<draw:frame draw:style-name="fr1" draw:name="Image47" text:anchor-type="as-char" svg:width="6.9236in" svg:height="6.9236in" draw:z-index="0">
<draw:image xlink:href="../Images/AРМІЯINFORM/2023-06-12T80-00-00-04-00/foto-6-5-150x150.jpg" xlink:type="simple" xlink:show="embed" xlink:actuate="onLoad" draw:mime-type="image/jpeg"/>
</draw:frame>
</text:a>
</text:p>
      <text:p text:style-name="P4">
<text:a xlink:type="simple" xlink:href="https://armyinform.com.ua/wp-content/uploads/2023/06/foto-7-7.jpg" text:style-name="Internet_20_link" text:visited-style-name="Visited_20_Internet_20_Link">
<draw:frame draw:style-name="fr1" draw:name="Image48" text:anchor-type="as-char" svg:width="6.9236in" svg:height="6.9236in" draw:z-index="0">
<draw:image xlink:href="../Images/AРМІЯINFORM/2023-06-12T80-00-00-04-00/foto-7-7-150x150.jpg" xlink:type="simple" xlink:show="embed" xlink:actuate="onLoad" draw:mime-type="image/jpeg"/>
</draw:frame>
</text:a>
About 500 people came to honor the hero's memory and joined the charity for the Center for Rehabilitation and Prosthetics <text:a xlink:type="simple" xlink:href="https://superhumans.com/" text:style-name="Internet_20_link" text:visited-style-name="Visited_20_Internet_20_Link">
Superhumans.Ccenter.</text:a>
Also there was an online way, deluses from different cities and even corners of the world ran one or five kilometers about the hero.</text:p>
      <text:p text:style-name="P4">
<text:a xlink:type="simple" xlink:href="https://armyinform.com.ua/wp-content/uploads/2023/06/foto-8-6.jpg" text:style-name="Internet_20_link" text:visited-style-name="Visited_20_Internet_20_Link">
<draw:frame draw:style-name="fr1" draw:name="Image49" text:anchor-type="as-char" svg:width="6.9236in" svg:height="6.9236in" draw:z-index="0">
<draw:image xlink:href="../Images/AРМІЯINFORM/2023-06-12T80-00-00-04-00/foto-8-6-150x150.jpg" xlink:type="simple" xlink:show="embed" xlink:actuate="onLoad" draw:mime-type="image/jpeg"/>
</draw:frame>
</text:a>
</text:p>
      <text:p text:style-name="P4">
<text:a xlink:type="simple" xlink:href="https://armyinform.com.ua/wp-content/uploads/2023/06/foto-9-6.jpg" text:style-name="Internet_20_link" text:visited-style-name="Visited_20_Internet_20_Link">
<draw:frame draw:style-name="fr1" draw:name="Image50" text:anchor-type="as-char" svg:width="6.9236in" svg:height="6.9236in" draw:z-index="0">
<draw:image xlink:href="../Images/AРМІЯINFORM/2023-06-12T80-00-00-04-00/foto-9-6-150x150.jpg" xlink:type="simple" xlink:show="embed" xlink:actuate="onLoad" draw:mime-type="image/jpeg"/>
</draw:frame>
</text:a>
Each participant has received a medal that will remind you of this race. And the winners of the complex "Neslimach" received separate gifts from the team Recruit, Merch Vatra and others.</text:p>
      <ul>
        <li>
I think you need to participate in such charitable initiatives as this ashes. Because we have to support our defenders in different ways. Yana knew Alexei personally, but I wanted to join this marathon to simply thank him for his work, - says Marathon Julia.</li>
      </ul>
      <text:p text:style-name="P4">
After overcoming the distances, everyone could watch the movie "Effect of Care" and interview with "Recruit" and once again realize about the heroism and force of Alexei Chubashev.</text:p>
      <text:p text:style-name="P4">
<text:span text:style-name="T5">
Foto and video Victor Dehtyar</text:span>
</text:p>
      <text:p text:style-name="P4">
News Source: <text:a xlink:type="simple" xlink:href="https://armyinform.com.ua/2023/06/12/u-kyyevi-vidbuvsya-blagodijnyj-zabig-pam%ca%bcyati-majora-oleksiya-chubasheva/" text:style-name="Internet_20_link" text:visited-style-name="Visited_20_Internet_20_Link">
https://armyinform.com.ua/2023/06/12/u-kyyevi-vidbuvsya-blagodijnyj-zabig-pam%ca%bcyati-majora-oleksiya-chubasheva/</text:a>
</text:p>
      <!--NEWS-->
      <text:h text:style-name="P10" text:outline-level="1">
<text:span text:style-name="T4">
Since the beginning of a large -scale invasion of Russian captivity, 2526 Ukrainians have been released - President</text:span>
</text:h>
      <text:p text:style-name="P4">
Author: ['АРМІЯINFORM']</text:p>
      <text:p text:style-name="P4">
Time: 2023-06-12T81:00:00-04:00</text:p>
      <text:p text:style-name="P4">
Description: Fucking for the hour of Pysl 24 fierce mini Roku, 2526 Ukrainians Tu Ukrainians are turned aroun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1686498603-7876.jpg" text:style-name="Internet_20_link" text:visited-style-name="Visited_20_Internet_20_Link">
1686498603-7876.jpg</text:a>
']</text:p>
      <text:p text:style-name="P4">
Tags: ['ОБМІН ПОЛОНЕНИМИ', 'ПРЕЗИДЕНТ УКРАЇНИ']</text:p>
      <text:p text:style-name="P4">
Category: News</text:p>
      <!--METADATA-->
      <text:p text:style-name="P4">
<draw:frame draw:style-name="fr1" draw:name="Image51" text:anchor-type="as-char" svg:width="6.9236in" svg:height="4.304171in" draw:z-index="0">
<draw:image xlink:href="../Images/AРМІЯINFORM/2023-06-12T81-00-00-04-00/1686498603-7876.jpg" xlink:type="simple" xlink:show="embed" xlink:actuate="onLoad" draw:mime-type="image/jpeg"/>
</draw:frame>
In total, after February 24 last year, 2526 Ukrainians have already returned. Yesterday, in particular, we <text:a xlink:type="simple" xlink:href="https://armyinform.com.ua/2023/06/11/z-polonu-povernulys-shhe-95-ukrayincziv/" text:style-name="Internet_20_link" text:visited-style-name="Visited_20_Internet_20_Link">
returned</text:a>
There are 95 of our boys, our warriors from captivity.</text:p>
      <text:p text:style-name="P4">
President of Ukraine Volodymyr Zelenskyy [wrote] about it(https://t.me/V_Zelenskiy_official/6558)In his telegram channel.</text:p>
      <text:p text:style-name="P4">
"Every time we return our people from the Russian captivity, we remember the professional goal: we will leave no one of our own enemy," the head of state proclaimed.</text:p>
      <text:p text:style-name="P4">
Volodymyr Zelenskyy thanked everyone who was involved in exchanges.</text:p>
      <text:p text:style-name="P4">
“Thank you to every warrior who provides for Ukraine the existence of an exchange fund of our people's liberation!We remember everyone, everyone and everyone is looking for, we all have to return. And let's turn!” He said.</text:p>
      <text:p text:style-name="P4">
News Source: <text:a xlink:type="simple" xlink:href="https://armyinform.com.ua/2023/06/12/z-pochatku-shyrokomasshtabnogo-vtorgnennya-z-rosijskogo-polonu-zvilneno-2526-ukrayincziv-prezydent/" text:style-name="Internet_20_link" text:visited-style-name="Visited_20_Internet_20_Link">
https://armyinform.com.ua/2023/06/12/z-pochatku-shyrokomasshtabnogo-vtorgnennya-z-rosijskogo-polonu-zvilneno-2526-ukrayincziv-prezydent/</text:a>
</text:p>
      <!--NEWS-->
      <text:h text:style-name="P10" text:outline-level="1">
<text:span text:style-name="T4">
Kherson is introduced restrictions on moving the flooded neighborhood of a ship</text:span>
</text:h>
      <text:p text:style-name="P4">
Author: ['АРМІЯINFORM']</text:p>
      <text:p text:style-name="P4">
Time: 2023-06-12T82:00:00-04:00</text:p>
      <text:p text:style-name="P4">
Description: Z 13 worm to the flooded Vnaslіdok Pіdriva Kakhovo Ges Mikrostroyona Khers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image-8.jpg" text:style-name="Internet_20_link" text:visited-style-name="Visited_20_Internet_20_Link">
image-8.jpg</text:a>
']</text:p>
      <text:p text:style-name="P4">
Tags: ['КАХОВСЬКА ГЕС', 'КАХОВСЬКА ГЕС/ШТАБ INFO', 'ХЕРСОН']</text:p>
      <text:p text:style-name="P4">
Category: News</text:p>
      <!--METADATA-->
      <text:p text:style-name="P4">
<draw:frame draw:style-name="fr1" draw:name="Image52" text:anchor-type="as-char" svg:width="6.9236in" svg:height="3.894525in" draw:z-index="0">
<draw:image xlink:href="../Images/AРМІЯINFORM/2023-06-12T82-00-00-04-00/image-8.jpg" xlink:type="simple" xlink:show="embed" xlink:actuate="onLoad" draw:mime-type="image/jpeg"/>
</draw:frame>
From June 13, the Kherson neighborhoods will be prohibited from the Kakhovka hydroelectric power station.</text:p>
      <text:p text:style-name="P4">
About it <text:a xlink:type="simple" xlink:href="https://t.me/shtab_kakhovska_hes/614" text:style-name="Internet_20_link" text:visited-style-name="Visited_20_Internet_20_Link">
reports</text:a>
The headquarters of the elimination of the Kakhovka hydroelectric power station.</text:p>
      <text:p text:style-name="P4">
“The mineralization, investigative actions and work of utilities will be carried out. It will be carried out by representatives of the SES of the Tamsk Military Administration, ”the staff noted.</text:p>
      <text:p text:style-name="P4">
After the water recession will also determine the location of the issuance of humanitarian aid to the Ilicare, which can be obtained from 12:00 to 15:00 daily.</text:p>
      <text:p text:style-name="P4">
During the week, the residents of the island will be able to move it from 12:00 to 3:00 pm.</text:p>
      <text:p text:style-name="P4">
News Source: <text:a xlink:type="simple" xlink:href="https://armyinform.com.ua/2023/06/12/z-13-chervnya-do-zatoplenogo-mikrorajonu-korabel-hersona-bude-zaboroneno-vyizd/" text:style-name="Internet_20_link" text:visited-style-name="Visited_20_Internet_20_Link">
https://armyinform.com.ua/2023/06/12/z-13-chervnya-do-zatoplenogo-mikrorajonu-korabel-hersona-bude-zaboroneno-vyizd/</text:a>
</text:p>
      <!--NEWS-->
      <text:h text:style-name="P10" text:outline-level="1">
<text:span text:style-name="T4">
After a unique surgery with the use of a bone prosthesis, the military started walking</text:span>
</text:h>
      <text:p text:style-name="P4">
Author: ['АРМІЯINFORM']</text:p>
      <text:p text:style-name="P4">
Time: 2023-06-12T83:00:00-04:00</text:p>
      <text:p text:style-name="P4">
Description: Sogodnі, 12 Chervnya, Pershe Medichene Odnnannya Lviv presented the results of the UNIKALE in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1142537_676747751146111_6744362055126417610_n.jpg" text:style-name="Internet_20_link" text:visited-style-name="Visited_20_Internet_20_Link">
351142537_676747751146111_6744362055126417610_n.jpg</text:a>
']</text:p>
      <text:p text:style-name="P4">
Tags: ['МОЗ', 'ОСТЕОІНТЕГРАЦІЙНЕ ПРОТЕЗУВАННЯ', 'ОСТЕОІНТЕГРАЦІЯ']</text:p>
      <text:p text:style-name="P4">
Category: News</text:p>
      <!--METADATA-->
      <text:p text:style-name="P4">
<draw:frame draw:style-name="fr1" draw:name="Image53" text:anchor-type="as-char" svg:width="6.9236in" svg:height="4.59531in" draw:z-index="0">
<draw:image xlink:href="../Images/AРМІЯINFORM/2023-06-12T83-00-00-04-00/351142537_676747751146111_6744362055126417610_n.jpg" xlink:type="simple" xlink:show="embed" xlink:actuate="onLoad" draw:mime-type="image/jpeg"/>
</draw:frame>
Today, on June 12, the first medical association of Lviv presented the results of osteointegration prosthetics in the history of Ukrainian medicine. The first patient who was performed in our country was a stable defender who lost both feet in the war.</text:p>
      <text:p text:style-name="P4">
About it <text:a xlink:type="simple" xlink:href="https://www.facebook.com/moz.ukr/posts/pfbid02wJgCUkF5Tf4A21L6xG9q9wnDgzfAJ3ZsHyY8YP8n7Q7VZK8RtrSD7gvCbZUgiwDAl" text:style-name="Internet_20_link" text:visited-style-name="Visited_20_Internet_20_Link">
reports</text:a>
Ministry of Health of Ukraine.</text:p>
      <text:p text:style-name="P4">
Osteointegration is the latest technique for our country: during surgery, prosthesis is implanted directly into the bone. And after healing and recovery, the artificial foot is precipitate.</text:p>
      <text:p text:style-name="P4">
The first patient with osteintegrating prostheses was the 57-year-old captain of the Armed Forces Igorkronov. A man from the Dnieper. He is a Afghan veteran. In 2022, to voluntarily go to Ukraine. The extremities lost in the fall as a result of blasting the machine on a mini.</text:p>
      <text:p text:style-name="P4">
Now - more than six months after the loss of the limbs - the Ukrainian warrior already goes without a wheel chair. Wash and brushes his teeth, standing on artificial foams, walking and even steering the car.</text:p>
      <text:p text:style-name="P4">
The unbreakable defender shared the first impressions of walking on osteointere -giving prosthesis: “I go more and more confident and it is very pleased. Next - socialization, work, assistance of the front. Because the war is not over. It is very upset that many people have already ended. And you need to play long and get a nursing!”.</text:p>
      <text:p text:style-name="P4">
Currently, Igor Krupnova's rehabilitation is ongoing and he is engaged in physical therapists daily.</text:p>
      <text:p text:style-name="P4">
It should be noted that this recent technique has its restrictions:</text:p>
      <ul>
        <li>
Excessive running and jumping are not recommended because the risk of bone fracture is very high; * Activation should be avoided that can increase the risk of infection. For example, bathing in swimming pools, lakes, ponds; * In the case of improperly exposed prosthesis axis, pain and other complications may occur.</li>
      </ul>
      <text:p text:style-name="P4">
Recall that in April this year Igor Krupnov <text:a xlink:type="simple" xlink:href="https://armyinform.com.ua/2023/04/18/vijskovyj-stav-pershym-v-ukrayini-komu-implantuvaly-protez-v-kistku/" text:style-name="Internet_20_link" text:visited-style-name="Visited_20_Internet_20_Link">
used</text:a>
Implants. The first osteointegration in Ukraine, together with Lviv surgeons, performed the gurus of this name-the Australian orthopedist-traumatologist Muned Al Muderis.</text:p>
      <text:p text:style-name="P4">
News Source: <text:a xlink:type="simple" xlink:href="https://armyinform.com.ua/2023/06/12/pislya-unikalnoyi-operacziyi-iz-vzhyvlennyam-u-kistku-proteza-vijskovyj-pochav-hodyty/" text:style-name="Internet_20_link" text:visited-style-name="Visited_20_Internet_20_Link">
https://armyinform.com.ua/2023/06/12/pislya-unikalnoyi-operacziyi-iz-vzhyvlennyam-u-kistku-proteza-vijskovyj-pochav-hodyty/</text:a>
</text:p>
      <!--NEWS-->
      <text:h text:style-name="P10" text:outline-level="1">
<text:span text:style-name="T4">
The Armed Forces soldiers knocked down the Russian battle helicopter KA-52</text:span>
</text:h>
      <text:p text:style-name="P4">
Author: ['АРМІЯINFORM']</text:p>
      <text:p text:style-name="P4">
Time: 2023-06-12T84:00:00-04:00</text:p>
      <text:p text:style-name="P4">
Description: At the General Staff of the ZSU, the General of the LiKvidatsiy Shchelot of one Rosiyki helicop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805677_604433995203016_8453657300307186256_n.jpg" text:style-name="Internet_20_link" text:visited-style-name="Visited_20_Internet_20_Link">
353805677_604433995203016_8453657300307186256_n.jpg</text:a>
']</text:p>
      <text:p text:style-name="P4">
Tags: ['ВЕРТОЛІТ КА-52', 'ГЕНШТАБ ЗС УКРАЇНИ', 'ЗНИЩЕННЯ РОСІЙСЬКОЇ ВІЙСЬКОВОЇ ТЕХНІКИ', 'ХРОНІКА ОБОРОНИ']</text:p>
      <text:p text:style-name="P4">
Category: News</text:p>
      <!--METADATA-->
      <text:p text:style-name="P4">
<draw:frame draw:style-name="fr1" draw:name="Image54" text:anchor-type="as-char" svg:width="6.9236in" svg:height="3.865677in" draw:z-index="0">
<draw:image xlink:href="../Images/AРМІЯINFORM/2023-06-12T84-00-00-04-00/353805677_604433995203016_8453657300307186256_n.jpg" xlink:type="simple" xlink:show="embed" xlink:actuate="onLoad" draw:mime-type="image/jpeg"/>
</draw:frame>
The General Staff of the Armed Forces reported the elimination of another Russian roller co-52.</text:p>
      <text:p text:style-name="P4">
About this <text:a xlink:type="simple" xlink:href="https://www.facebook.com/GeneralStaff.ua/posts/pfbid0Ng4owjaxFK58yUFapNs8hWDFu2CjeXx7XKfHm7H28sF3yhfSNZ16VgxHBoB4pcV6l" text:style-name="Internet_20_link" text:visited-style-name="Visited_20_Internet_20_Link">
it is referred</text:a>
On their Facebook page.</text:p>
      <text:p text:style-name="P4">
"Our warriors have destroyed another expensive enemy shock helicopter KA-52, known as" alligator "," the post stated.</text:p>
      <text:p text:style-name="P4">
News Source: <text:a xlink:type="simple" xlink:href="https://armyinform.com.ua/2023/06/12/voyiny-zsu-zbyly-rosijskyj-bojovyj-vertolit-ka-52/" text:style-name="Internet_20_link" text:visited-style-name="Visited_20_Internet_20_Link">
https://armyinform.com.ua/2023/06/12/voyiny-zsu-zbyly-rosijskyj-bojovyj-vertolit-ka-52/</text:a>
</text:p>
      <!--NEWS-->
      <text:h text:style-name="P10" text:outline-level="1">
<text:span text:style-name="T4">
The PACE requires the Russian Federation to comply with international humanitarian law on Ukrainian prisoners of war</text:span>
</text:h>
      <text:p text:style-name="P4">
Author: ['АРМІЯINFORM']</text:p>
      <text:p text:style-name="P4">
Time: 2023-06-12T85:00:00-04:00</text:p>
      <text:p text:style-name="P4">
Description: For the parliamentary Asamble for the sake of єvropi (Parades), they praised the declaration of I z in the jam to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01205352_10161630127352715_6584848968779660857_n.png" text:style-name="Internet_20_link" text:visited-style-name="Visited_20_Internet_20_Link">
201205352_10161630127352715_6584848968779660857_n.png</text:a>
']</text:p>
      <text:p text:style-name="P4">
Tags: ['ВІЙНА', 'ВІЙСЬКОВОПОЛОНЕНІ', 'КООРДИНАЦІЙНИЙ ШТАБ З ПИТАНЬ ПОВОДЖЕННЯ З ВІЙСЬКОВОПОЛОНЕНИМИ', 'МІЖНАРОДНЕ ГУМАНІТАРНЕ ПРАВО']</text:p>
      <text:p text:style-name="P4">
Category: News</text:p>
      <!--METADATA-->
      <text:p text:style-name="P4">
<draw:frame draw:style-name="fr1" draw:name="Image55" text:anchor-type="as-char" svg:width="6.9236in" svg:height="4.698157in" draw:z-index="0">
<draw:image xlink:href="../Images/AРМІЯINFORM/2023-06-12T85-00-00-04-00/201205352_10161630127352715_6584848968779660857_n.png" xlink:type="simple" xlink:show="embed" xlink:actuate="onLoad" draw:mime-type="image/png"/>
</draw:frame>
In the Council of Europe Parliamentary Assembly(PACE)They also approved the Declaration of the International Committee of the Red Cross and the international community to demand that the Russian Federation comply with the rules of international humanitarian law on Ukrainian prisoners of war.</text:p>
      <text:p text:style-name="P4">
About it <text:a xlink:type="simple" xlink:href="https://t.me/Koord_shtab/1216" text:style-name="Internet_20_link" text:visited-style-name="Visited_20_Internet_20_Link">
reports</text:a>
Coordination headquarters of inquiries for the treatment of prisoners of war.</text:p>
      <text:p text:style-name="P4">
The PACE written declaration, in particular, states that the Russian invading war of Ukraine is extremely cruel, and Russia violates all possible normative law.</text:p>
      <text:p text:style-name="P4">
“Disrespect for international humanitarian law, in particular the worthy treatment of closed-toned ones, is another systematic failure to comply with the Russian Federation of international legal obligations. The aggressor country is systematically refusing the International Committee of the Red Cross in access to prisoners of war, ”the message goes.</text:p>
      <text:p text:style-name="P4">
It is noted that the written declaration was signed, in addition to Ukraine, by representatives of the Liton, the United Kingdom, Iceland, Estonia, France, Poland, the Netherlands, Lithuania and Sweden.</text:p>
      <text:p text:style-name="P4">
All these countries called on the Russian Federation to respect and promote access to the ICRC.</text:p>
      <text:p text:style-name="P4">
“Although we appreciate the efforts made by the ICRC to obtain access to Ukrainian -bearing, the current negotiation strategy has not brought the necessary results. Therefore, we urge the ICRC to revise our policy -confidentiality, to mobilize third parties and, after all, publicly condemned the violation of the Russian Federation of International Humanitarian Law by the Russian Federation. There should be objective limits when it becomes obvious that silence no longer brings useful, ”the signatories said.</text:p>
      <text:p text:style-name="P4">
News Source: <text:a xlink:type="simple" xlink:href="https://armyinform.com.ua/2023/06/12/u-parye-vymagayut-vid-rf-dotrymannya-norm-mizhnarodnogo-gumanitarnogo-prava-shhodo-ukrayinskyh-vijskovopolonenyh/" text:style-name="Internet_20_link" text:visited-style-name="Visited_20_Internet_20_Link">
https://armyinform.com.ua/2023/06/12/u-parye-vymagayut-vid-rf-dotrymannya-norm-mizhnarodnogo-gumanitarnogo-prava-shhodo-ukrayinskyh-vijskovopolonenyh/</text:a>
</text:p>
      <!--NEWS-->
      <text:h text:style-name="P10" text:outline-level="1">
<text:span text:style-name="T4">
The enemy focuses on four directions, there took place 23 combat clashes</text:span>
</text:h>
      <text:p text:style-name="P4">
Author: ['АРМІЯINFORM']</text:p>
      <text:p text:style-name="P4">
Time: 2023-06-12T86:00:00-04:00</text:p>
      <text:p text:style-name="P4">
Description: Opponent ZoServilu, the basic Zusill on Limansky, Bakhmutsky, Avdіvsky that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817822_604453481867734_3890980482231183041_n.jpg" text:style-name="Internet_20_link" text:visited-style-name="Visited_20_Internet_20_Link">
353817822_604453481867734_3890980482231183041_n.jpg</text:a>
']</text:p>
      <text:p text:style-name="P4">
Tags: ['ГЕНЕРАЛЬНИЙ ШТАБ ЗС УКРАЇНИ', 'ОПЕРАТИВНА ІНФОРМАЦІЯ']</text:p>
      <text:p text:style-name="P4">
Category: News</text:p>
      <!--METADATA-->
      <text:p text:style-name="P4">
<draw:frame draw:style-name="fr1" draw:name="Image56" text:anchor-type="as-char" svg:width="6.9236in" svg:height="3.89773in" draw:z-index="0">
<draw:image xlink:href="../Images/AРМІЯINFORM/2023-06-12T86-00-00-04-00/353817822_604453481867734_3890980482231183041_n.jpg" xlink:type="simple" xlink:show="embed" xlink:actuate="onLoad" draw:mime-type="image/jpeg"/>
</draw:frame>
The enemy concentrates major efforts on Liman, Bakhmut, Avdiiv and Mariinsky. During the day, 23 combat reports took place.</text:p>
      <text:p text:style-name="P4">
About it <text:a xlink:type="simple" xlink:href="https://m.facebook.com/story.php" text:style-name="Internet_20_link" text:visited-style-name="Visited_20_Internet_20_Link">
reports</text:a>
The General Staff of the Armed Forces in operational information.</text:p>
      <text:p text:style-name="P4">
The enemy has unsuccessfully advanced in the Cheesey area in the Lyman direction and in the direction of Avdiivka. In the mineral direction, the enemy performed unsuccessful successive actions in the direction of the Blessed.</text:p>
      <text:p text:style-name="P4">
In Zaporizhzhya and Kherson directions, the enemy continues to conduct defense.</text:p>
      <text:p text:style-name="P4">
Our defenders also repelled all 14 enemy attacks in the city of Marinka.</text:p>
      <text:p text:style-name="P4">
News Source: <text:a xlink:type="simple" xlink:href="https://armyinform.com.ua/2023/06/12/vorog-zoseredzhuye-zusyllya-na-chotyroh-napryamkah-tam-vidbulos-23-zitknennya/" text:style-name="Internet_20_link" text:visited-style-name="Visited_20_Internet_20_Link">
https://armyinform.com.ua/2023/06/12/vorog-zoseredzhuye-zusyllya-na-chotyroh-napryamkah-tam-vidbulos-23-zitknennya/</text:a>
</text:p>
      <!--NEWS-->
      <text:h text:style-name="P10" text:outline-level="1">
<text:span text:style-name="T4">
Shot Ukrainian prisoners for refusing to communicate with him in Russian: reported suspicion</text:span>
</text:h>
      <text:p text:style-name="P4">
Author: ['АРМІЯINFORM']</text:p>
      <text:p text:style-name="P4">
Time: 2023-06-12T87:00:00-04:00</text:p>
      <text:p text:style-name="P4">
Description: It was documented by the malice of the dial -to -do of one perch - the chief of the Grupi Shode Roboti z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АГРЕСІЯ РФ', 'ВТОРГНЕННЯ РФ', 'ПОРУШЕННЯ ЗАКОНІВ ТА ЗВИЧАЇВ ВІЙНИ', 'СБУ']</text:p>
      <text:p text:style-name="P4">
Category: News</text:p>
      <!--METADATA-->
      <text:p text:style-name="P4">
<draw:frame draw:style-name="fr1" draw:name="Image57" text:anchor-type="as-char" svg:width="6.9236in" svg:height="4.486493in" draw:z-index="0">
<draw:image xlink:href="../ConvertedIMGs/AРМІЯINFORM/2023-06-12T87-00-00-04-00/l3yeyi-c17x11x50px50p-c17x11x50px50p-36059dd0fa5ff9e3037f437e7e135b04.png" xlink:type="simple" xlink:show="embed" xlink:actuate="onLoad" draw:mime-type="image/png"/>
</draw:frame>
Illustrative photo</text:p>
      <text:p text:style-name="P4">
The criminal activity of another occupier is documented-the head of the group about work with the personnel of the 376th separate battalion of operational purpose of Russia Konstantin Yudin. He demanded that the Ukrainian prisoners respond to his question exclusively in Russian, and disappeared.</text:p>
      <text:p text:style-name="P4">
About it <text:a xlink:type="simple" xlink:href="https://ssu.gov.ua/novyny/sbu-povidomyla-pro-pidozru-komandyru-roshvardii-yakyi-striliav-po-ukrainskykh-polonenykh-za-vidmovu-spilkuvatysia-z-nym-rosiiskoiu" text:style-name="Internet_20_link" text:visited-style-name="Visited_20_Internet_20_Link">
reports</text:a>
Security Service of Ukraine.</text:p>
      <text:p text:style-name="P4">
In early April 2023, in performing the duties of one of the leaders of this military part, he arrived at the place of deployment of the Russian checkpoint.</text:p>
      <text:p text:style-name="P4">
Then on the territory of this checkpoint of the Russian Federation were Ukrainian-willed, whom the occupiers wanted to involve in the dismantling of fortifications.</text:p>
      <text:p text:style-name="P4">
However, Yudin gave another order - to lift prisoners of Ukraine's defenders for demand. First of all, he was interested in the personal data of the defenders of our country and prisoners of captivity. At the same time, Yudin demanded to respond to his question exclusively in Russian.</text:p>
      <text:p text:style-name="P4">
According to the investigation, one of the prisoners answered him in Ukrainian. After that, the rashist took the man to an outbuilding on the territory of the checkpoint and, threatening with weapons, ordered to become face to the wall.</text:p>
      <text:p text:style-name="P4">
Then Yudin fired from the gun into the right leg of the victim, as a result of the prisoner he received a gunshot crown of the knee joint. Rashi said his demand to talk to him only in Russian, but the Ukrainian refused to follow the enemy instruction.</text:p>
      <text:p text:style-name="P4">
Then Yudin fired another shot near the head of the prisoner, but it also unmanded the Ukrainian. After that, the malefactor dropped the victim to the other prisoners and threatened that he would shoot them, when he will hear the Ukrainian language.</text:p>
      <text:p text:style-name="P4">
On the basis of the evidence collected, the investigators of the security services informed Yudin proading in violation of the laws and customs of war. Complex measures are underway to punish the attacker for his crimes.</text:p>
      <text:p text:style-name="P4">
News Source: <text:a xlink:type="simple" xlink:href="https://armyinform.com.ua/2023/06/12/rozstrilyav-ukrayinskyh-polonenyh-za-vidmovu-spilkuvatysya-z-nym-rosijskoyu-povidomleno-pro-pidozru-komandyru-rosgvardiyi/" text:style-name="Internet_20_link" text:visited-style-name="Visited_20_Internet_20_Link">
https://armyinform.com.ua/2023/06/12/rozstrilyav-ukrayinskyh-polonenyh-za-vidmovu-spilkuvatysya-z-nym-rosijskoyu-povidomleno-pro-pidozru-komandyru-rosgvardiyi/</text:a>
</text:p>
      <!--NEWS-->
      <text:h text:style-name="P10" text:outline-level="1">
<text:span text:style-name="T4">
Ukrainian aviation has inflicted eight blows on the enemy</text:span>
</text:h>
      <text:p text:style-name="P4">
Author: ['АРМІЯINFORM']</text:p>
      <text:p text:style-name="P4">
Time: 2023-06-12T88:00:00-04:00</text:p>
      <text:p text:style-name="P4">
Description: Avіaatsіya forces of the defense of Ukraine for Dob took 8 strikes in the areas of Zserdzhennya of the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ХРОНІКА ОБОРОНИ']</text:p>
      <text:p text:style-name="P4">
Category: News</text:p>
      <!--METADATA-->
      <text:p text:style-name="P4">
<draw:frame draw:style-name="fr1" draw:name="Image58" text:anchor-type="as-char" svg:width="6.9236in" svg:height="3.894525in" draw:z-index="0">
<draw:image xlink:href="../Images/AРМІЯINFORM/2023-06-12T88-00-00-04-00/aviacziya-syl-oborony-ukrayiny.jpg" xlink:type="simple" xlink:show="embed" xlink:actuate="onLoad" draw:mime-type="image/jpeg"/>
</draw:frame>
Illustrative photo</text:p>
      <text:p text:style-name="P4">
The aviation of the Defense Forces of Ukraine per day made 8 beats in the areas of concentration of the personal staff of the enemy.</text:p>
      <text:p text:style-name="P4">
About it <text:a xlink:type="simple" xlink:href="https://m.facebook.com/story.php" text:style-name="Internet_20_link" text:visited-style-name="Visited_20_Internet_20_Link">
reports</text:a>
The General Staff of the Armed Forces in operational information.</text:p>
      <text:p text:style-name="P4">
Also, our defenders destroyed UAVs of the operative-tactical level "Orlan-10".</text:p>
      <text:p text:style-name="P4">
Our units of rocket troops and artillery have struck 3 points of management, 2 anti-aircraft missile complexes, the area of concentration of the personnel of the opponent and 3 of his artillery units at firing positions.</text:p>
      <text:p text:style-name="P4">
News Source: <text:a xlink:type="simple" xlink:href="https://armyinform.com.ua/2023/06/12/ukrayinska-aviacziya-zavdala-visim-udariv-po-vorogu/" text:style-name="Internet_20_link" text:visited-style-name="Visited_20_Internet_20_Link">
https://armyinform.com.ua/2023/06/12/ukrayinska-aviacziya-zavdala-visim-udariv-po-vorogu/</text:a>
</text:p>
      <!--NEWS-->
      <text:h text:style-name="P10" text:outline-level="1">
<text:span text:style-name="T4">
Canadian Project "Support for Injury": In Kiev, psychiatrists and psychologists of the Armed Forces are taught</text:span>
</text:h>
      <text:p text:style-name="P4">
Author: ['Володимир Поліщук']</text:p>
      <text:p text:style-name="P4">
Time: 2023-06-12T89:00:00-04:00</text:p>
      <text:p text:style-name="P4">
Description: Syogodni at the Basi Humanitarian Institute of the National National University of the Defense of Ukraine Ime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golovna-1-7.jpg" text:style-name="Internet_20_link" text:visited-style-name="Visited_20_Internet_20_Link">
golovna-1-7.jpg</text:a>
', '<text:a xlink:type="simple" xlink:href="https://armyinform.com.ua/wp-content/uploads/2023/06/1-40.jpg" text:style-name="Internet_20_link" text:visited-style-name="Visited_20_Internet_20_Link">
1-40.jpg</text:a>
', '<text:a xlink:type="simple" xlink:href="https://armyinform.com.ua/wp-content/uploads/2023/06/2-44-150x150.jpg" text:style-name="Internet_20_link" text:visited-style-name="Visited_20_Internet_20_Link">
2-44-150x150.jpg</text:a>
', '<text:a xlink:type="simple" xlink:href="https://armyinform.com.ua/wp-content/uploads/2023/06/3-32-150x150.jpg" text:style-name="Internet_20_link" text:visited-style-name="Visited_20_Internet_20_Link">
3-32-150x150.jpg</text:a>
']</text:p>
      <text:p text:style-name="P4">
Tags: ['STOPRUSSIA', 'АГРЕСІЯ РФ', 'ВТОРГНЕННЯ РФ']</text:p>
      <text:p text:style-name="P4">
Category: News</text:p>
      <!--METADATA-->
      <text:p text:style-name="P4">
<draw:frame draw:style-name="fr1" draw:name="Image59" text:anchor-type="as-char" svg:width="6.9236in" svg:height="4.615733in" draw:z-index="0">
<draw:image xlink:href="../Images/AРМІЯINFORM/2023-06-12T89-00-00-04-00/golovna-1-7.jpg" xlink:type="simple" xlink:show="embed" xlink:actuate="onLoad" draw:mime-type="image/jpeg"/>
</draw:frame>
Today, a two-day course of lectures for physicians and psychologists of the Ministry of Defense of Ukraine and Armed Forces of Ukraine began on the basis of the Humanities Institute of Ivan Chernyakhovsky National Defense University named after Ivan Chernyakhovsky. They are read by a well -known Canadian specialist of emergency medicine, founder and medical director of the charity project Project Trauma Support(“Help during injury”)Manuel Joanne's Medicine.</text:p>
      <text:p text:style-name="P4">
In an exclusive comment on the correspondent of Armyainform Manuel Joannnomnz reported that she has more(PTSR)It has been seven years old. This concentrated practical work was mainly aimed at overcoming PTSD from Canadian servicemen who participated in peacekeeping missions, in particular in Afghanistan, police, firefighters. In total, more than 800 people have passed through the program.</text:p>
      <text:p text:style-name="P4">
<draw:frame draw:style-name="fr1" draw:name="Image60" text:anchor-type="as-char" svg:width="6.9236in" svg:height="4.615733in" draw:z-index="0">
<draw:image xlink:href="../Images/AРМІЯINFORM/2023-06-12T89-00-00-04-00/1-40.jpg" xlink:type="simple" xlink:show="embed" xlink:actuate="onLoad" draw:mime-type="image/jpeg"/>
</draw:frame>
The course of lectures began with a moment of silence for the dead as a result of armed aggression of the Russian Federation against Ukraine. In her introductory speech, Manuel John said that it is a great honor for her to speak to those who heroically defend her father.</text:p>
      <ul>
        <li>
My heart now with you because I know what you pass. We are all Canada, supports you. We wish each of you safety and health.</li>
      </ul>
      <text:p text:style-name="P4">
The head of the Humanities Institute, Professor, Colonel Vasyl Osodlo, congratulating a foreign lecturer, noted that the topic of these lessons is extremely valuable, because the uncontrollable war that the Russian federation has begun is very cruel.</text:p>
      <ul>
        <li>
One of the consequences of this war is combat mental injuries, stressful disorders and as their extreme expression - post -traumatic symptoms. Students of this course will be students of the institute responsible for the direction of moral and psychological support of the Armed Forces and representatives of military medicine. So we will have a great opportunity to gain a new one and share our experiences, reconcile practices, master new tools, consider various forms of interaction and thus strengthen each other. Undoubtedly, Ms. Manuel's course will be useful for everyone and will allow you to put new knowledge into their practice.* The course I will teach was approved by the Canadian Association of Doctors. My intention is to teach his participants to feel more confident and competently in the treatment of servicemen who have post -traumatic stressful disorders or moral injuries, she told the audience.</li>
      </ul>
      <text:p text:style-name="P4">
The Canadian psychiatrist offered 6 training modules. During the first student, they will find out what PTSD is, moral and institutional injuries, which are related to each other. The second module will be devoted to the study of problem depression, anxiety and dissociation. The third is to overcome suicidal moods. The fourth will determine the methods of early intervention, which will be useful for the development of PTSD development after traumatic incidents: diffusion and debting. Two modules will consider ways to increase the resistance to PTSD tamorial trauma, and the problems From mental health and psychologists.</text:p>
      <text:p text:style-name="P4">
<text:a xlink:type="simple" xlink:href="https://armyinform.com.ua/wp-content/uploads/2023/06/2-44.jpg" text:style-name="Internet_20_link" text:visited-style-name="Visited_20_Internet_20_Link">
!(Images/AРМІЯINFORM/2023-06-12T89-00-00-04-00/2-44-150x150.jpg)</text:a>
</text:p>
      <text:p text:style-name="P4">
<text:a xlink:type="simple" xlink:href="https://armyinform.com.ua/wp-content/uploads/2023/06/3-32.jpg" text:style-name="Internet_20_link" text:visited-style-name="Visited_20_Internet_20_Link">
<draw:frame draw:style-name="fr1" draw:name="Image61" text:anchor-type="as-char" svg:width="6.9236in" svg:height="6.9236in" draw:z-index="0">
<draw:image xlink:href="../Images/AРМІЯINFORM/2023-06-12T89-00-00-04-00/3-32-150x150.jpg" xlink:type="simple" xlink:show="embed" xlink:actuate="onLoad" draw:mime-type="image/jpeg"/>
</draw:frame>
</text:a>
The organizer of this event was the All-Ukrainian Interfaith religious Christian-military fraternity. His president, a candidate of philosophical sciences, reserve colonel Sergey Lysenko, told the correspondent of our information agency, which with the beginning of hostilities in eastern Ukraine in 2014, the brotherhood has reached the All-Ukrainian Information and Educational Program "Soldier's Soldier". Within the framework of the implementation of this program, a considerable amount of measures for the training of military psychologists and psychiatric and law enforcement agencies with the involvement of leading experts from SST of Canada in the field of psychology and psychiatry were carried out. The main attention was paid to the problem of identifying and overcoming the consequences of combat and post -traumatic psychological stress. The training was conducted with specialists of military and law enforcement agencies.</text:p>
      <text:p text:style-name="P4">
Serhiy Lysenko noted that at the end of the two -day course, each of him will receive a certificate of the Canadian charity project "Help during Injury". The training program, with the support of the Brotherhood, will be held by the Canadian specialist to conduct the II health care system of the Ministry of Internal Affairs.</text:p>
      <text:p text:style-name="P4">
<text:span text:style-name="T5">
Opto and video author</text:span>
</text:p>
      <text:p text:style-name="P4">
News Source: <text:a xlink:type="simple" xlink:href="https://armyinform.com.ua/2023/06/12/kanadskyj-proyekt-pidtrymka-travmy-u-kyyevi-navchayut-psyhiatriv-ta-psyhologiv-zsu/" text:style-name="Internet_20_link" text:visited-style-name="Visited_20_Internet_20_Link">
https://armyinform.com.ua/2023/06/12/kanadskyj-proyekt-pidtrymka-travmy-u-kyyevi-navchayut-psyhiatriv-ta-psyhologiv-zsu/</text:a>
</text:p>
      <!--NEWS-->
      <text:h text:style-name="P10" text:outline-level="1">
<text:span text:style-name="T4">
Alexei Reznikov discussed with the Minister of Defense of Estonia strengthening the defense capability of the Armed Forces</text:span>
</text:h>
      <text:p text:style-name="P4">
Author: ['АРМІЯINFORM']</text:p>
      <text:p text:style-name="P4">
Time: 2023-06-12T90:00:00-04:00</text:p>
      <text:p text:style-name="P4">
Description: Mainstro defense of Ukraine Oleksiy Reznikov, having discussed the Esonian Kingo Khanno Pevku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yb8k2uwwaaotfz.jpg" text:style-name="Internet_20_link" text:visited-style-name="Visited_20_Internet_20_Link">
fyb8k2uwwaaotfz.jpg</text:a>
']</text:p>
      <text:p text:style-name="P4">
Tags: ['ОЛЕКСІЙ РЕЗНІКОВ', 'ОФІЦІЙНО', 'ХАННО ПЕВКУР']</text:p>
      <text:p text:style-name="P4">
Category: News</text:p>
      <!--METADATA-->
      <text:p text:style-name="P4">
<draw:frame draw:style-name="fr1" draw:name="Image62" text:anchor-type="as-char" svg:width="6.9236in" svg:height="3.899616in" draw:z-index="0">
<draw:image xlink:href="../Images/AРМІЯINFORM/2023-06-12T90-00-00-04-00/fyb8k2uwwaaotfz.jpg" xlink:type="simple" xlink:show="embed" xlink:actuate="onLoad" draw:mime-type="image/jpeg"/>
</draw:frame>
The Minister of Defense of Ukraine Oleksiy Reznikov discussed with Estonian colleague Hannovocur, new joint projects aimed at strengthening the defense capability of Ukraine.</text:p>
      <text:p text:style-name="P4">
Alexei Reznikov [wrote] about it(https://twitter.com/oleksiireznikov/status/1668297980229632000)Obliga Twitter.</text:p>
      <text:p text:style-name="P4">
"I had a meaningful conversation with my friend, the Minister of Defense Hanno Petukur. New joint projects aimed at strengthening Ukraine's defense capability. We keep in touch and look forward to Ramstein's nearest standing, ”his post reads.</text:p>
      <text:p text:style-name="P4">
Alexei Reznikov thanked the Minister of Defense of Estonia for the adamant support of the Ukrainian army.</text:p>
      <text:p text:style-name="P4">
News Source: <text:a xlink:type="simple" xlink:href="https://armyinform.com.ua/2023/06/12/oleksij-reznikov-obgovoryv-iz-ministrom-oborony-estoniyi-zmicznennya-oboronozdatnosti-zsu/" text:style-name="Internet_20_link" text:visited-style-name="Visited_20_Internet_20_Link">
https://armyinform.com.ua/2023/06/12/oleksij-reznikov-obgovoryv-iz-ministrom-oborony-estoniyi-zmicznennya-oboronozdatnosti-zsu/</text:a>
</text:p>
      <!--NEWS-->
      <text:h text:style-name="P10" text:outline-level="1">
<text:span text:style-name="T4">
The level of rocket threat is high: the Russian Federation brought to the Black Sea a frigate with eight "calibra"</text:span>
</text:h>
      <text:p text:style-name="P4">
Author: ['АРМІЯINFORM']</text:p>
      <text:p text:style-name="P4">
Time: 2023-06-12T91:00:00-04:00</text:p>
      <text:p text:style-name="P4">
Description: Vorog Proviv Rotatsiya Raketonosyv I Viviv at the Boyovo Chergvannya near Chornu Sea Frega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69368-1_large.jpg" text:style-name="Internet_20_link" text:visited-style-name="Visited_20_Internet_20_Link">
169368-1_large.jpg</text:a>
']</text:p>
      <text:p text:style-name="P4">
Tags: []</text:p>
      <text:p text:style-name="P4">
Category: News</text:p>
      <!--METADATA-->
      <text:p text:style-name="P4">
<draw:frame draw:style-name="fr1" draw:name="Image63" text:anchor-type="as-char" svg:width="6.9236in" svg:height="3.499428in" draw:z-index="0">
<draw:image xlink:href="../Images/AРМІЯINFORM/2023-06-12T91-00-00-04-00/169368-1_large.jpg" xlink:type="simple" xlink:show="embed" xlink:actuate="onLoad" draw:mime-type="image/jpeg"/>
</draw:frame>
The enemy rolled rocket carriers and brought to a combat duty into a black marigold, equipped with eight "caliber".</text:p>
      <text:p text:style-name="P4">
About it <text:a xlink:type="simple" xlink:href="https://www.facebook.com/OperationalCommandSouth/posts/pfbid02wmCvBUQnnXtn1mBWLsHc1Xh2pyNzmfG8ZqWWyTYZzjV4fQjNbTsTbAcsfiLKZ9Ll" text:style-name="Internet_20_link" text:visited-style-name="Visited_20_Internet_20_Link">
reports</text:a>
Operational Command "South".</text:p>
      <text:p text:style-name="P4">
“The enemy continues the maneuvers of the forces and means of the ship group. The level of the lost threat remains high!” - The message says.</text:p>
      <text:p text:style-name="P4">
The enemy, finding the tactics of maximum depletion of defense and population forces, tries to use various types of weapons, combine the defeat.</text:p>
      <text:p text:style-name="P4">
In OK South called to respond to alarm and remember the shelter and the rule of two walls.</text:p>
      <text:p text:style-name="P4">
News Source: <text:a xlink:type="simple" xlink:href="https://armyinform.com.ua/2023/06/12/riven-raketnoyi-zagrozy-vysokyj-rf-vyvela-u-chorne-more-fregat-iz-vismoma-kalibramy/" text:style-name="Internet_20_link" text:visited-style-name="Visited_20_Internet_20_Link">
https://armyinform.com.ua/2023/06/12/riven-raketnoyi-zagrozy-vysokyj-rf-vyvela-u-chorne-more-fregat-iz-vismoma-kalibramy/</text:a>
</text:p>
      <!--NEWS-->
      <text:h text:style-name="P10" text:outline-level="1">
<text:span text:style-name="T4">
Last week of the Armed Forces, 7 settlements were released - Anna Malyar</text:span>
</text:h>
      <text:p text:style-name="P4">
Author: ['АРМІЯINFORM']</text:p>
      <text:p text:style-name="P4">
Time: 2023-06-12T92:00:00-04:00</text:p>
      <text:p text:style-name="P4">
Description: Zbroinі Silles of Ukraine for Pastyli Tizhenya in the result of the advanced navilii sir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lyar-1-960x540-1.jpg" text:style-name="Internet_20_link" text:visited-style-name="Visited_20_Internet_20_Link">
malyar-1-960x540-1.jpg</text:a>
']</text:p>
      <text:p text:style-name="P4">
Tags: ['ГАННА МАЛЯР', 'ЗВІЛЬНЕННЯ']</text:p>
      <text:p text:style-name="P4">
Category: News</text:p>
      <!--METADATA-->
      <text:p text:style-name="P4">
<draw:frame draw:style-name="fr1" draw:name="Image64" text:anchor-type="as-char" svg:width="6.9236in" svg:height="3.894525in" draw:z-index="0">
<draw:image xlink:href="../Images/AРМІЯINFORM/2023-06-12T92-00-00-04-00/malyar-1-960x540-1.jpg" xlink:type="simple" xlink:show="embed" xlink:actuate="onLoad" draw:mime-type="image/jpeg"/>
</draw:frame>
The Armed Forces of Ukraine last week as a result of the offensive, seven settlements were released.</text:p>
      <text:p text:style-name="P4">
About it <text:a xlink:type="simple" xlink:href="https://t.me/annamaliar/842" text:style-name="Internet_20_link" text:visited-style-name="Visited_20_Internet_20_Link">
reported</text:a>
Deputy Minister of Defense Anna Malyar in Telegram.</text:p>
      <text:p text:style-name="P4">
According to her, last week during the offensive operation of the Udonesk and Tavriy Operational areas of the promotion of troops of the classmate grouping <text:span text:style-name="T4">
 6.5 km </text:span>
. The area of the territory taken under control <text:span text:style-name="T4">
 90 sq.km. </text:span>
</text:p>
      <text:p text:style-name="P4">
"7 settlements have been released: pubic, Levadne, Novodarivka, Neskachny, Storozhevo, Makarivka, Blessed," Anna Malyar wrote.</text:p>
      <text:p text:style-name="P4">
News Source: <text:a xlink:type="simple" xlink:href="https://armyinform.com.ua/2023/06/12/za-mynulyj-tyzhden-zsu-zvilnyly-7-naselenyh-punktiv-ganna-malyar/" text:style-name="Internet_20_link" text:visited-style-name="Visited_20_Internet_20_Link">
https://armyinform.com.ua/2023/06/12/za-mynulyj-tyzhden-zsu-zvilnyly-7-naselenyh-punktiv-ganna-malyar/</text:a>
</text:p>
      <!--NEWS-->
      <text:h text:style-name="P10" text:outline-level="1">
<text:span text:style-name="T4">
In Kherson region, occupiers evacuate Ukrainian citizens after receiving a bribe</text:span>
</text:h>
      <text:p text:style-name="P4">
Author: ['АРМІЯINFORM']</text:p>
      <text:p text:style-name="P4">
Time: 2023-06-12T93:00:00-04:00</text:p>
      <text:p text:style-name="P4">
Description: At the Timchasovo bibliy gholіy pristan Khersonsko, Rosіyski Passion for permission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evakuatsiya_facebook_com_mns_gov_ua___foto_pavlo_petrov_650x410.jpg" text:style-name="Internet_20_link" text:visited-style-name="Visited_20_Internet_20_Link">
evakuatsiya_facebook_com_mns_gov_ua___foto_pavlo_petrov_650x410.jpg</text:a>
']</text:p>
      <text:p text:style-name="P4">
Tags: ['ГШ ЗСУ', 'КАХОВСЬКА ГЕС', 'КАХОВСЬКА ГЕС/ШТАБ INFO', 'ОПЕРАТИВНА ІНФОРМАЦІЯ']</text:p>
      <text:p text:style-name="P4">
Category: News</text:p>
      <!--METADATA-->
      <text:p text:style-name="P4">
<draw:frame draw:style-name="fr1" draw:name="Image65" text:anchor-type="as-char" svg:width="6.9236in" svg:height="4.367194in" draw:z-index="0">
<draw:image xlink:href="../Images/AРМІЯINFORM/2023-06-12T93-00-00-04-00/evakuatsiya_facebook_com_mns_gov_ua___foto_pavlo_petrov_650x410.jpg" xlink:type="simple" xlink:show="embed" xlink:actuate="onLoad" draw:mime-type="image/jpeg"/>
</draw:frame>
In the temporarily occupied Naked Pier of the Kherson region, the Russian occupation allows the evacuation of Ukrainian citizens only after receiving a bribe.</text:p>
      <text:p text:style-name="P4">
About it <text:a xlink:type="simple" xlink:href="https://m.facebook.com/story.php" text:style-name="Internet_20_link" text:visited-style-name="Visited_20_Internet_20_Link">
reports</text:a>
The General Staff of the Armed Forces in operational information.</text:p>
      <text:p text:style-name="P4">
“At the same time, Russian invaders destroy the passports and birth certificates of other documents of the Ukrainian model. Local residents are relocated to the occupied Ukrainian Crimea and Krasnodar of the Russian Federation, ”the message reads.</text:p>
      <text:p text:style-name="P4">
News Source: <text:a xlink:type="simple" xlink:href="https://armyinform.com.ua/2023/06/12/na-hersonshhyni-okupanty-evakuyuyut-gromadyan-ukrayiny-pislya-otrymannya-habarya/" text:style-name="Internet_20_link" text:visited-style-name="Visited_20_Internet_20_Link">
https://armyinform.com.ua/2023/06/12/na-hersonshhyni-okupanty-evakuyuyut-gromadyan-ukrayiny-pislya-otrymannya-habarya/</text:a>
</text:p>
      <!--NEWS-->
      <text:h text:style-name="P10" text:outline-level="1">
<text:span text:style-name="T4">
DBR handed over to the armed forces a car worth more than $ 1.1 million</text:span>
</text:h>
      <text:p text:style-name="P4">
Author: ['АРМІЯINFORM']</text:p>
      <text:p text:style-name="P4">
Time: 2023-06-12T94:00:00-04:00</text:p>
      <text:p text:style-name="P4">
Description: The Government of the Bureau of the Rossliduvan was transferred to the consumes of Zbroyni forces of Ukrainian Autovani Aut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450490_604267878552961_174424832287447808_n.jpg" text:style-name="Internet_20_link" text:visited-style-name="Visited_20_Internet_20_Link">
353450490_604267878552961_174424832287447808_n.jpg</text:a>
']</text:p>
      <text:p text:style-name="P4">
Tags: ['ВІЙСЬКОВА ПІДТРИМКА', 'ДБР', 'МЕДВЕДЧУК']</text:p>
      <text:p text:style-name="P4">
Category: News</text:p>
      <!--METADATA-->
      <text:p text:style-name="P4">
<draw:frame draw:style-name="fr1" draw:name="Image66" text:anchor-type="as-char" svg:width="6.9236in" svg:height="4.32725in" draw:z-index="0">
<draw:image xlink:href="../Images/AРМІЯINFORM/2023-06-12T94-00-00-04-00/353450490_604267878552961_174424832287447808_n.jpg" xlink:type="simple" xlink:show="embed" xlink:actuate="onLoad" draw:mime-type="image/jpeg"/>
</draw:frame>
The State Bureau of Investigation was transferred to the needs of the Armed Forces of Ukraine by arrested by relatives of Viktor Medvedchuk and Taras Kozak worth more than 1 million dollars in the United States.</text:p>
      <text:p text:style-name="P4">
As <text:a xlink:type="simple" xlink:href="https://www.facebook.com/GeneralStaff.ua/posts/pfbid02U1MAaU6XxPRpYwpZmotfU3ueRZzWDcB6N3bHmyzVVqxwdX6fDpNMeMFqe66SoYwEl" text:style-name="Internet_20_link" text:visited-style-name="Visited_20_Internet_20_Link">
reports</text:a>
The General Staff of the Armed Forces, this is stated on the official website of the DBR.</text:p>
      <text:p text:style-name="P4">
“The employees of the DBR transferred to the needs of one of the brigades of the Armed Forces of Ukraine 17 car, arrested by relatives of Medvedchuk and Cossack: 12 trucks, a car crane, a minibus, a van and two SUVs. Their cost is $ 1.1 million, ”the DBR noted.</text:p>
      <text:p text:style-name="P4">
The vehicles are the subjects of criminal proceedings for the illegal production of sand on two quarries in the Lviv region, within which in April 20122 the car was arrested.</text:p>
      <text:p text:style-name="P4">
Now the DBR employees have made the cars get to the Armed Forces and more assisted defenders in the fight against the enemy.</text:p>
      <text:p text:style-name="P4">
News Source: <text:a xlink:type="simple" xlink:href="https://armyinform.com.ua/2023/06/12/dbr-peredalo-zbrojnym-sylam-areshtovani-avto-vartistyu-ponad-1-mln/" text:style-name="Internet_20_link" text:visited-style-name="Visited_20_Internet_20_Link">
https://armyinform.com.ua/2023/06/12/dbr-peredalo-zbrojnym-sylam-areshtovani-avto-vartistyu-ponad-1-mln/</text:a>
</text:p>
      <!--NEWS-->
      <text:h text:style-name="P10" text:outline-level="1">
<text:span text:style-name="T4">
Undermining Kakhovskaya hydroelectric power station: the number of dead increased to ten people</text:span>
</text:h>
      <text:p text:style-name="P4">
Author: ['АРМІЯINFORM']</text:p>
      <text:p text:style-name="P4">
Time: 2023-06-12T95:00:00-04:00</text:p>
      <text:p text:style-name="P4">
Description: Nazrai about 10 bending through the flood on Khersonshchin, Yak Vnizla Vnaslіdok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d15a37-1kahovka.jpg" text:style-name="Internet_20_link" text:visited-style-name="Visited_20_Internet_20_Link">
3d15a37-1kahovka.jpg</text:a>
']</text:p>
      <text:p text:style-name="P4">
Tags: ['КАХОВСЬКА ГЕС', 'КАХОВСЬКА ГЕС/ШТАБ INFO']</text:p>
      <text:p text:style-name="P4">
Category: News</text:p>
      <!--METADATA-->
      <text:p text:style-name="P4">
<draw:frame draw:style-name="fr1" draw:name="Image67" text:anchor-type="as-char" svg:width="6.9236in" svg:height="4.119542in" draw:z-index="0">
<draw:image xlink:href="../Images/AРМІЯINFORM/2023-06-12T95-00-00-04-00/3d15a37-1kahovka.jpg" xlink:type="simple" xlink:show="embed" xlink:actuate="onLoad" draw:mime-type="image/jpeg"/>
</draw:frame>
Currently, 10 killed because of flooding in the Kherson region, which arose from the Russian Dam to the Kakhovska Hydroelectric Dam.</text:p>
      <text:p text:style-name="P4">
As <text:a xlink:type="simple" xlink:href="https://t.me/shtab_kakhovska_hes/640" text:style-name="Internet_20_link" text:visited-style-name="Visited_20_Internet_20_Link">
informed</text:a>
The Minister of Internal Affairs Klimenko, the water continues to retreat, and there are 3 653 -heating.</text:p>
      <text:p text:style-name="P4">
“Currently, 10 dead are known: in Kherson and the region. We also record 41 persons missing missing, ”he said.</text:p>
      <text:p text:style-name="P4">
Currently, the relevant services are being restored by gas and power supply.</text:p>
      <text:p text:style-name="P4">
“In the morning, a meeting of the headquarters to eliminate the consequences of the disaster was held. Hear of preparation for the drilling of artesian wells in Kherson region. The village community of Chernobayivka was visited, where 33 houses were flooded. Pumping. Electric, water supply will have already been returned to the weekend in most settlements. We account for the losses of citizens. The correspondence is working in enhanced mode, ”Igor Klimenko said.</text:p>
      <text:p text:style-name="P4">
News Source: <text:a xlink:type="simple" xlink:href="https://armyinform.com.ua/2023/06/12/pidryv-kahovskoyi-ges-kilkist-zagyblyh-zbilshylasya-do-desyaty-osib/" text:style-name="Internet_20_link" text:visited-style-name="Visited_20_Internet_20_Link">
https://armyinform.com.ua/2023/06/12/pidryv-kahovskoyi-ges-kilkist-zagyblyh-zbilshylasya-do-desyaty-osib/</text:a>
</text:p>
      <!--NEWS-->
      <text:h text:style-name="P10" text:outline-level="1">
<text:span text:style-name="T4">
Anna Malyar about the situation in the Bakhmut direction: our troops took control of 16 square meters. km</text:span>
</text:h>
      <text:p text:style-name="P4">
Author: ['АРМІЯINFORM']</text:p>
      <text:p text:style-name="P4">
Time: 2023-06-12T96:00:00-04:00</text:p>
      <text:p text:style-name="P4">
Description: For Past Pastyliyi at Bakhmutsky, Ukrainian Vіsyska took control of 16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04456355442837877_y.jpg" text:style-name="Internet_20_link" text:visited-style-name="Visited_20_Internet_20_Link">
photo_5204456355442837877_y.jpg</text:a>
']</text:p>
      <text:p text:style-name="P4">
Tags: ['БАХМУТСЬКИЙ НАПРЯМОК', 'ГАННА МАЛЯР']</text:p>
      <text:p text:style-name="P4">
Category: News</text:p>
      <!--METADATA-->
      <text:p text:style-name="P4">
<draw:frame draw:style-name="fr1" draw:name="Image68" text:anchor-type="as-char" svg:width="6.9236in" svg:height="3.894525in" draw:z-index="0">
<draw:image xlink:href="../Images/AРМІЯINFORM/2023-06-12T96-00-00-04-00/photo_5204456355442837877_y.jpg" xlink:type="simple" xlink:show="embed" xlink:actuate="onLoad" draw:mime-type="image/jpeg"/>
</draw:frame>
Last week, the Ukrainian troops took 16 square kilometers in Bakhmut.</text:p>
      <text:p text:style-name="P4">
About it <text:a xlink:type="simple" xlink:href="https://t.me/annamaliar/843" text:style-name="Internet_20_link" text:visited-style-name="Visited_20_Internet_20_Link">
reported</text:a>
Deputy Minister of Defense of Ukraine Anna Malyar. During her words, on the left flank, Ukrainian defenders were 1.5 km away and 3.5 km on the right.</text:p>
      <text:p text:style-name="P4">
Earlier Anna Malyar <text:a xlink:type="simple" xlink:href="https://armyinform.com.ua/2023/06/12/za-mynulyj-tyzhden-zsu-zvilnyly-7-naselenyh-punktiv-ganna-malyar/" text:style-name="Internet_20_link" text:visited-style-name="Visited_20_Internet_20_Link">
reported</text:a>
that armed Ukraine last week as a result of the offensive actions released seven -seedlings.</text:p>
      <text:p text:style-name="P4">
News Source: <text:a xlink:type="simple" xlink:href="https://armyinform.com.ua/2023/06/12/ganna-malyar-pro-sytuacziyu-na-bahmutskomu-napryamku-nashi-vijska-vzyaly-pid-kontrol-16-kv-km/" text:style-name="Internet_20_link" text:visited-style-name="Visited_20_Internet_20_Link">
https://armyinform.com.ua/2023/06/12/ganna-malyar-pro-sytuacziyu-na-bahmutskomu-napryamku-nashi-vijska-vzyaly-pid-kontrol-16-kv-km/</text:a>
</text:p>
      <!--NEWS-->
      <text:h text:style-name="P10" text:outline-level="1">
<text:span text:style-name="T4">
Before Ramstay, Alexei Reznikov “Verified Watches” with Luxembourg Defense Minister</text:span>
</text:h>
      <text:p text:style-name="P4">
Author: ['АРМІЯINFORM']</text:p>
      <text:p text:style-name="P4">
Time: 2023-06-12T97:00:00-04:00</text:p>
      <text:p text:style-name="P4">
Description: Miniter defense of Ukraine Oleksiy Reznikov izhistr defending Luxembourg Francois Baush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yb_kymwyaapzld.jpg" text:style-name="Internet_20_link" text:visited-style-name="Visited_20_Internet_20_Link">
fyb_kymwyaapzld.jpg</text:a>
']</text:p>
      <text:p text:style-name="P4">
Tags: ['ОЛЕКСІЙ РЕЗНІКОВ', 'ОФІЦІЙНО', 'РАМШТАЙН']</text:p>
      <text:p text:style-name="P4">
Category: News</text:p>
      <!--METADATA-->
      <text:p text:style-name="P4">
<draw:frame draw:style-name="fr1" draw:name="Image69" text:anchor-type="as-char" svg:width="6.9236in" svg:height="3.899616in" draw:z-index="0">
<draw:image xlink:href="../Images/AРМІЯINFORM/2023-06-12T97-00-00-04-00/fyb_kymwyaapzld.jpg" xlink:type="simple" xlink:show="embed" xlink:actuate="onLoad" draw:mime-type="image/jpeg"/>
</draw:frame>
Defense Minister Oleksiy Reznikov with the Minister of Defense Luxembourgfransua Bausche coordinated positions on the eve of the meeting of the contact group of defense in the format of Ramstein.</text:p>
      <text:p text:style-name="P4">
About it the head of the defense department of Ukraine <text:a xlink:type="simple" xlink:href="https://twitter.com/oleksiireznikov/status/1668301270971559986" text:style-name="Internet_20_link" text:visited-style-name="Visited_20_Internet_20_Link">
wrote</text:a>
Obliga Twitter.</text:p>
      <text:p text:style-name="P4">
“He had a fruitful conversation with Francois Bausha's colleague. We discussed a number of interesting people and checked the watches before the UDCG meeting in Ramstein format. I am grateful for adamant support, ”his post reads.</text:p>
      <text:p text:style-name="P4">
It is known that the thirteenth meeting of the Contact Group on Defense of Ukraine Uramakh "Ramstein" <text:a xlink:type="simple" xlink:href="https://armyinform.com.ua/2023/06/09/stala-vidoma-data-provedennya-zasidannya-kontaktnoyi-grupy-z-pytan-oborony-ukrayiny-u-formati-ramshtajn/" text:style-name="Internet_20_link" text:visited-style-name="Visited_20_Internet_20_Link">
will take place</text:a>
<text:span text:style-name="T4">
 June 15 2023. </text:span>
</text:p>
      <text:p text:style-name="P4">
News Source: <text:a xlink:type="simple" xlink:href="https://armyinform.com.ua/2023/06/12/pered-ramshtajnom-oleksij-reznikov-zviryv-godynnyky-z-ministrom-oborony-lyuksemburgu/" text:style-name="Internet_20_link" text:visited-style-name="Visited_20_Internet_20_Link">
https://armyinform.com.ua/2023/06/12/pered-ramshtajnom-oleksij-reznikov-zviryv-godynnyky-z-ministrom-oborony-lyuksemburgu/</text:a>
</text:p>
      <!--NEWS-->
      <text:h text:style-name="P10" text:outline-level="1">
<text:span text:style-name="T4">
President held a meeting of the rate: the loss of the enemy as we need</text:span>
</text:h>
      <text:p text:style-name="P4">
Author: ['АРМІЯINFORM']</text:p>
      <text:p text:style-name="P4">
Time: 2023-06-12T98:00:00-04:00</text:p>
      <text:p text:style-name="P4">
Description: President of Ukraine Volodymyr Zelensky Zavodannya Supreme Stations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ОФІС ПРЕЗИДЕНТА УКРАЇНИ', 'СТАВКА ВЕРХОВНОГО ГОЛОВНОКОМАНДУВАЧА']</text:p>
      <text:p text:style-name="P4">
Category: News</text:p>
      <!--METADATA-->
      <text:p text:style-name="P4">
<draw:frame draw:style-name="fr1" draw:name="Image70" text:anchor-type="as-char" svg:width="6.9236in" svg:height="3.888755in" draw:z-index="0">
<draw:image xlink:href="../Images/AРМІЯINFORM/2023-06-12T98-00-00-04-00/02559bb80f1ecd1da4f06e93f2d16073_1686596815_extra_large.jpeg" xlink:type="simple" xlink:show="embed" xlink:actuate="onLoad" draw:mime-type="image/jpeg"/>
</draw:frame>
President of Ukraine Volodymyr Zelensky held a meeting of the High Chief Commander -in -Chief and heard key reports - from the commander of the Khortytsia and Tavriya operatives.</text:p>
      <text:p text:style-name="P4">
The Head of State <text:a xlink:type="simple" xlink:href="https://www.president.gov.ua/news/micnist-nashih-voyiniv-daye-rezultat-i-ya-dyakuyu-za-ce-kozh-83561" text:style-name="Internet_20_link" text:visited-style-name="Visited_20_Internet_20_Link">
reported</text:a>
In their address to Ukrainians.</text:p>
      <text:p text:style-name="P4">
“The fighting is rigid, but our movement is, and it is very important. The loss of the enemy is just as needed. Although the weather these days is unfavorable - the rains of our task make it up, but still the strength of our warriors gives results, and I thank Tsekozhny, who is now in battle, everyone who supports our combat brigades in the way, ”he said.</text:p>
      <text:p text:style-name="P4">
Colonel-General Alexander Sirsky and Tarnavsky reported today, we already have, at what points of the front we need to strengthen with tangent actions we can break more Russian positions.</text:p>
      <text:p text:style-name="P4">
“Thank you for our boys for every Ukrainian flag, which is now returning Nazonic place in the villages in the newly devoted territory!Thank you for the significant filling of our exchange fund!” - emphasized Volodymyr Zelenskyy.</text:p>
      <text:p text:style-name="P4">
There was a report by the Commander -in -Chief of the Armed Forces of Ukraine Valery Zaluzhny - on the general situation, the Ministry of Internal Affairs and the Security Service of Ukraine - on stabilization measures at the de -enrolled territory.</text:p>
      <text:p text:style-name="P4">
“We are very active in supplying the necessary weapons, shells. There was a reconnaissance report on the options of the enemy. Our prompt dominance is preserved and reinforced. Separately grateful for Bakhmut - we increase our control of this direction, ”the President said.</text:p>
      <text:p text:style-name="P4">
Today, there was a final report on the readiness and unpreparedness of the country all over the country, in the largest cities and in Kiev. Ministryklymenko, Kamyshin and Kubrakov reported.</text:p>
      <text:p text:style-name="P4">
“The results, to put it mildly, are disappointing. Friday will prepare the right draft decisions - both for those who are responsible and to ensure the proper level of protection for our people in all Ukrainian places, ”the Head of State said.</text:p>
      <text:p text:style-name="P4">
News Source: <text:a xlink:type="simple" xlink:href="https://armyinform.com.ua/2023/06/12/prezydent-proviv-zasidannya-stavky-vtraty-u-voroga-taki-yak-nam-potribno/" text:style-name="Internet_20_link" text:visited-style-name="Visited_20_Internet_20_Link">
https://armyinform.com.ua/2023/06/12/prezydent-proviv-zasidannya-stavky-vtraty-u-voroga-taki-yak-nam-potribno/</text:a>
</text:p>
      <!--NEWS-->
      <text:h text:style-name="P10" text:outline-level="1">
<text:span text:style-name="T4">
We are preparing new weapons support from our partners for our soldiers - Volodymyr Zelenskyy</text:span>
</text:h>
      <text:p text:style-name="P4">
Author: ['АРМІЯINFORM']</text:p>
      <text:p text:style-name="P4">
Time: 2023-06-12T99:00:00-04:00</text:p>
      <text:p text:style-name="P4">
Description: Ukrainian President Volodymyr Zelensky, Scho Tizhnya Tizhnya, Nova Pidrimk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2559bb80f1ecd1da4f06e93f2d16073_1686596815_extra_large.jpeg" text:style-name="Internet_20_link" text:visited-style-name="Visited_20_Internet_20_Link">
02559bb80f1ecd1da4f06e93f2d16073_1686596815_extra_large.jpeg</text:a>
']</text:p>
      <text:p text:style-name="P4">
Tags: ['ЗБРОЯ ДЛЯ УКРАЇНИ', 'ПІДТРИМКА ЗСУ']</text:p>
      <text:p text:style-name="P4">
Category: News</text:p>
      <!--METADATA-->
      <text:p text:style-name="P4">
<draw:frame draw:style-name="fr1" draw:name="Image71" text:anchor-type="as-char" svg:width="6.9236in" svg:height="3.888755in" draw:z-index="0">
<draw:image xlink:href="../Images/AРМІЯINFORM/2023-06-12T99-00-00-04-00/02559bb80f1ecd1da4f06e93f2d16073_1686596815_extra_large.jpeg" xlink:type="simple" xlink:show="embed" xlink:actuate="onLoad" draw:mime-type="image/jpeg"/>
</draw:frame>
President of Ukraine Volodymyr Zelensky said that this week is being prepared by weapons from our partners for our soldiers.</text:p>
      <text:p text:style-name="P4">
The Head of State <text:a xlink:type="simple" xlink:href="https://www.president.gov.ua/news/micnist-nashih-voyiniv-daye-rezultat-i-ya-dyakuyu-za-ce-kozh-83561" text:style-name="Internet_20_link" text:visited-style-name="Visited_20_Internet_20_Link">
said</text:a>
In the evening, Ukrainians.</text:p>
      <text:p text:style-name="P4">
“He also held several meetings on our international events. We will make this week very meaningful this week. The first is to prepare a new support for weapons of finding partners for our soldiers. Secondly, we prepare the involvement of greater quantity entities in the implementation of the peace formula. Third: we work that the Suman Summit was truly meaningful, ”he said.</text:p>
      <text:p text:style-name="P4">
Also, the President of Ukraine awarded the title of Hero of Ukraine awarded to Lieutenant Colonel Vasily Bogach, posthumously.</text:p>
      <text:p text:style-name="P4">
“For extraordinary personal courage, for repeated detention and destruction of sabotage. For the defense of Mariupol, it is for such heroism, it is such a motility that leave no other options for Ukraine and Ukrainians, except victory, ”the Head of State said.</text:p>
      <text:p text:style-name="P4">
News Source: <text:a xlink:type="simple" xlink:href="https://armyinform.com.ua/2023/06/12/gotuyemo-novu-pidtrymku-zbroyeyu-vid-nashyh-partneriv-dlya-nashyh-voyiniv-volodymyr-zelenskyj/" text:style-name="Internet_20_link" text:visited-style-name="Visited_20_Internet_20_Link">
https://armyinform.com.ua/2023/06/12/gotuyemo-novu-pidtrymku-zbroyeyu-vid-nashyh-partneriv-dlya-nashyh-voyiniv-volodymyr-zelenskyj/</text:a>
</text:p>
      <!--NEWS-->
      <text:h text:style-name="P10" text:outline-level="1">
<text:span text:style-name="T4">
The ECtHR accepted the application for detention in Crimea by civil journalist Danilovich</text:span>
</text:h>
      <text:p text:style-name="P4">
Authors: Ukrinform (Person)</text:p>
      <text:p text:style-name="P4">
Publisher: Укринформ (Organization)</text:p>
      <text:p text:style-name="P4">
Published Time: 2023-06-13T-12:02:00+03:00</text:p>
      <text:p text:style-name="P4">
Modified Time: 2023-06-13T19:02:00+03:00</text:p>
      <text:p text:style-name="P4">
Description: The European Court of Human Rights has adopted an appeal to the illegal detention of civil journalist Irina Danilovich in the temporarily occupied Crimea. - Ukrinform.</text:p>
      <text:p text:style-name="P4">
Images: ['<text:a xlink:type="simple" xlink:href="https://static.ukrinform.com/photos/2023_06/thumb_files/630_360_1686670209-380.jpg" text:style-name="Internet_20_link" text:visited-style-name="Visited_20_Internet_20_Link">
630_360_16866...</text:a>
']</text:p>
      <text:p text:style-name="P4">
Tags: ['Крим', 'Окупація Криму', 'Журналіст', 'Ірина Данилович']</text:p>
      <text:p text:style-name="P4">
Type: Article</text:p>
      <!--METADATA-->
      <text:p text:style-name="P4">
<draw:frame draw:style-name="fr1" draw:name="Image72" text:anchor-type="as-char" svg:width="6.9236in" svg:height="3.956343in" draw:z-index="0">
<draw:image xlink:href="../Images/yкринформ/2023-06-13T-12-02-00-03-00/630_360_1686670209-380.jpg" xlink:type="simple" xlink:show="embed" xlink:actuate="onLoad" draw:mime-type="image/jpeg"/>
</draw:frame>
The European Court of Human Rights has adopted an appeal on the illegal retention of a civil journalist Irina Danilovich in a temporarily occupied Krym.</text:p>
      <text:p text:style-name="P4">
This was reported by a human rights organization <text:a xlink:type="simple" xlink:href="https://krymsos.com/krymsos-yespl-pryjnyav-do-rozglyadu-zvernennya-shhodo-nezakonnogo-zatrymannya-iryny-danylovych/" text:style-name="Internet_20_link" text:visited-style-name="Visited_20_Internet_20_Link">
"Crimea.sos"</text:a>
, reports Ukrinform.</text:p>
      <text:p text:style-name="P4">
It is noted that in January 2023, Crimeos lawyers prepared and submitted the Skargud ECtHR on illegal detention <text:a xlink:type="simple" xlink:href="https://www.ukrinform.ua/tag-irina-danilovic" text:style-name="Internet_20_link" text:visited-style-name="Visited_20_Internet_20_Link">
Danilovich</text:a>
which violates a number of rights enshrined in the Convention for the Protection of Human Rights and Fundamental Freedoms and Protocols to it.</text:p>
      <text:p text:style-name="P4">
Lawyer Sergey Zayets noted that the detention of Danilovich without drawing up a protocol or any registration of this fact, detention without connection with the external world, without access to the lawyer, in the basement of local FSB management, the use of torture is a violation of fundamental human rights.</text:p>
      <text:p text:style-name="P4">
<text:span text:style-name="T4">
 Read also: </text:span>
 <text:a xlink:type="simple" xlink:href="https://www.ukrinform.ua/rubric-crimea/3722344-krimskogo-tatarina-ibraimova-rosiani-pozbavili-likiv-pered-etapuvannam-lubinec.html" text:style-name="Internet_20_link" text:visited-style-name="Visited_20_Internet_20_Link">
Crimean Tartar Ibraimov Russians deprived the drugs before the stage - Lubinets</text:a>
"The fact that Russia has been expelled from the Council of Europe does not mean that it is necessary to put their hands. About is important for those who suffer from Russian repression. Although cesspolization will not affect the situation of Irina, the struggle is important for the reinforcement of the international pressure and sooner or later Russia will be forced to respond to him, ”the lawyer said.</text:p>
      <text:p text:style-name="P4">
As it was reported, on December 28, 2022, a civil journalist Irina Danilovich Crimea was sentenced to 7 years of colony of general regime and a fine in the amount of 50 thousand rubles for alleged wearing an explosive device.</text:p>
      <text:p text:style-name="P4">
The woman has repeatedly declared pressure from the FSB employees of the Russian Federation, the torture of the puzzling.</text:p>
      <text:p text:style-name="P4">
The "Supreme Court" of Crimea <text:a xlink:type="simple" xlink:href="https://www.ukrinform.ua/rubric-crimea/3717068-rozglad-apelacii-danilovic-na-risenna-krimskogo-sudu-priznacili-na-15-cervna.html" text:style-name="Internet_20_link" text:visited-style-name="Visited_20_Internet_20_Link">
appointed a consideration of appeal</text:a>
Danilovich on the decision of the Feodosian City Court for June 15.</text:p>
      <text:p text:style-name="P4">
<text:span text:style-name="T5">
Foto: Crimesos</text:span>
</text:p>
      <text:p text:style-name="P4">
News Source: <text:a xlink:type="simple" xlink:href="https://www.ukrinform.ua/rubric-crimea/3722428-espl-prijnav-do-rozgladu-zvernenna-sodo-zatrimanna-v-krimu-gromadanskoi-zurnalistki-danilovic.html" text:style-name="Internet_20_link" text:visited-style-name="Visited_20_Internet_20_Link">
https://www.ukrinform.ua/rubric-crimea/3722428-espl-prijnav-do-rozgladu-zvernenna-sodo-zatrimanna-v-krimu-gromadanskoi-zurnalistki-danilovic.html</text:a>
</text:p>
      <!--NEWS-->
      <text:h text:style-name="P10" text:outline-level="1">
<text:span text:style-name="T4">
Crimean Tatar Ibraimov Russians deprived medicines before the stage - Lubinets</text:span>
</text:h>
      <text:p text:style-name="P4">
Authors: Ukrinform (Person)</text:p>
      <text:p text:style-name="P4">
Publisher: Укринформ (Organization)</text:p>
      <text:p text:style-name="P4">
Published Time: 2023-06-13T-16:40:00+03:00</text:p>
      <text:p text:style-name="P4">
Modified Time: 2023-06-13T16:40:00+03:00</text:p>
      <text:p text:style-name="P4">
Description: Arsen Ibraimov's political prisoner, who was illegally convicted of 10 years in the temporarily occupied Crimea for allegedly "participating in the Noman Chelebidzhian battalion", was deprived of all the medicines before the Russian detention center. - Ukrinform.</text:p>
      <text:p text:style-name="P4">
Images: ['<text:a xlink:type="simple" xlink:href="https://static.ukrinform.com/photos/2023_06/thumb_files/630_360_1686660195-883.jpg" text:style-name="Internet_20_link" text:visited-style-name="Visited_20_Internet_20_Link">
630_360_16866...</text:a>
']</text:p>
      <text:p text:style-name="P4">
Tags: ['Арешт', 'ФСБ РФ', 'Крим', 'Кримські татари']</text:p>
      <text:p text:style-name="P4">
Type: Article</text:p>
      <!--METADATA-->
      <text:p text:style-name="P4">
<draw:frame draw:style-name="fr1" draw:name="Image73" text:anchor-type="as-char" svg:width="6.9236in" svg:height="3.956343in" draw:z-index="0">
<draw:image xlink:href="../Images/yкринформ/2023-06-13T-16-40-00-03-00/630_360_1686660195-883.jpg" xlink:type="simple" xlink:show="embed" xlink:actuate="onLoad" draw:mime-type="image/jpeg"/>
</draw:frame>
Arsen Ibraimov's Upolityv, who was illegally occupied in the temporarily occupied Crimea for 10 years for allegedly "participating in the battalion named after Nmanachelebidzhang", was deprived of all the medicines before the Russian detention center in the Russian detention center.</text:p>
      <text:p text:style-name="P4">
This was reported by the Commissioner of the Verkhovna Rada for Human Rights Dmitry Lubinets Usvoya <text:a xlink:type="simple" xlink:href="https://telegra.ph/Pozbavili-l%D1%96k%D1%96v-pered-etapuvannyam-Ros%D1%96ya-prodovzhuye-znushchatisya-nad-krimskimi-pol%D1%96tvyaznyami-06-13" text:style-name="Internet_20_link" text:visited-style-name="Visited_20_Internet_20_Link">
telegram channel</text:a>
With reference to the mother of the political prisoner, who is concerned about the deterioration of his health, Ukrinform reports.</text:p>
      <text:p text:style-name="P4">
According to Lubin, “<text:a xlink:type="simple" xlink:href="https://www.ukrinform.ua/tag-krimski-tatari" text:style-name="Internet_20_link" text:visited-style-name="Visited_20_Internet_20_Link">
Crimean Tatar</text:a>
Ibraimova, illegally convicted to 10 years for the alleged participation of a volunteer Crimean Tatar battalion named Noman Chelebidzhihan, was transported to Novosibirsk, and from there they will be sent to a pre -trial detention center in minusinsk Krasnoyarsk region. "</text:p>
      <text:p text:style-name="P4">
"In the pre -trial detention center, Simferopol, where Arsen was previously held, he has exacerbated chronic bronchitis, because of the inappropriate conditions for the maintenance and non -provision of medical care," the Commissioner said.</text:p>
      <text:p text:style-name="P4">
"On the eve of the stage, the mother gave him the necessary medicines and foods, but he did not receive any of it," Lubinets added.</text:p>
      <text:p text:style-name="P4">
He recalled that the FSB staff detained Arsen Ibraimov at the Administration of the Internal Oblast and temporarily occupied Crimea in April 2022. The invaders condemned him to 10 years in prison. Ibraiimov interrupts his connection with the battalion.</text:p>
      <text:p text:style-name="P4">
<text:span text:style-name="T4">
 Read also: </text:span>
 <text:a xlink:type="simple" xlink:href="https://www.ukrinform.ua/rubric-crimea/3721781-u-krimu-vikrali-katuvali-i-nezakonno-zaarestuvali-aktivista-eldara-menistova.html" text:style-name="Internet_20_link" text:visited-style-name="Visited_20_Internet_20_Link">
in <text:span text:style-name="T4">
 Crimea </text:span>
 <text:span text:style-name="T4">
 abducted </text:span>
, <text:span text:style-name="T4">
 tortured </text:span>
 and <text:span text:style-name="T4">
 illegally </text:span>
<text:span text:style-name="T4">
 arrested </text:span>
 <text:span text:style-name="T4">
 </text:span>
 activist <text:span text:style-name="T4">
 </text:span>
 <text:span text:style-name="T4">
 Eldar </text:span>
 <text:span text:style-name="T4">
 </text:span>
 Menistova ** *</text:a>
Lubinets noted that "after the temporary occupation of Crimea, Russia did not cease the policy of persecution of Ukrainian citizens on the peninsula on a religious or political feature, in particular representatives of the indigenous people - the Crimean Tatars."</text:p>
      <text:p text:style-name="P4">
"From the beginning of a full -scale invasion of repression, more than a third of illegal sentences have been adopted for this period," the Ombudsman emphasized.</text:p>
      <text:p text:style-name="P4">
Lubinets emphasizes that "the world community should increase the pressure on Russia, demanding that the arbitrary violation of human rights in the temporarily occupied Crimea release all illegally detained citizens of Ukraine."<text:span text:style-name="T5">
Foto: from the family archive of Arsen Ibraimov</text:span>
</text:p>
      <text:p text:style-name="P4">
News Source: <text:a xlink:type="simple" xlink:href="https://www.ukrinform.ua/rubric-crimea/3722344-krimskogo-tatarina-ibraimova-rosiani-pozbavili-likiv-pered-etapuvannam-lubinec.html" text:style-name="Internet_20_link" text:visited-style-name="Visited_20_Internet_20_Link">
https://www.ukrinform.ua/rubric-crimea/3722344-krimskogo-tatarina-ibraimova-rosiani-pozbavili-likiv-pered-etapuvannam-lubinec.html</text:a>
</text:p>
      <!--NEWS-->
      <text:h text:style-name="P10" text:outline-level="1">
<text:span text:style-name="T4">
In India, a powerful cyclone took at least seven lives</text:span>
</text:h>
      <text:p text:style-name="P4">
Authors: Ukrinform (Person)</text:p>
      <text:p text:style-name="P4">
Publisher: Укринформ (Organization)</text:p>
      <text:p text:style-name="P4">
Published Time: 2023-06-13T-17:34:00+03:00</text:p>
      <text:p text:style-name="P4">
Modified Time: 2023-06-13T16:34:00+03:00</text:p>
      <text:p text:style-name="P4">
Description: In India, 7 people were killed as a result of a powerful Barpjoy cyclone that rages on the west coast of the country and in the south of Pakistan. - Ukrinform.</text:p>
      <text:p text:style-name="P4">
Images: ['<text:a xlink:type="simple" xlink:href="https://static.ukrinform.com/photos/2017_01/thumb_files/630_360_1483646515-3150.jpg" text:style-name="Internet_20_link" text:visited-style-name="Visited_20_Internet_20_Link">
630_360_14836...</text:a>
']</text:p>
      <text:p text:style-name="P4">
Tags: ['Індія', 'Стихія', 'Загибель', 'Циклон']</text:p>
      <text:p text:style-name="P4">
Type: Article</text:p>
      <!--METADATA-->
      <text:p text:style-name="P4">
<draw:frame draw:style-name="fr1" draw:name="Image74" text:anchor-type="as-char" svg:width="6.9236in" svg:height="3.956343in" draw:z-index="0">
<draw:image xlink:href="../Images/yкринформ/2023-06-13T-17-34-00-03-00/630_360_1483646515-3150.jpg" xlink:type="simple" xlink:show="embed" xlink:actuate="onLoad" draw:mime-type="image/jpeg"/>
</draw:frame>
In India ,7 people were killed as a result of a powerful Barpjoy cyclone, which is raging with the country and in the south of Pakistan.</text:p>
      <text:p text:style-name="P4">
About it reports <text:a xlink:type="simple" xlink:href="https://www.reuters.com/world/india/seven-dead-india-steps-up-evacuations-ahead-cyclone-2023-06-13/" text:style-name="Internet_20_link" text:visited-style-name="Visited_20_Internet_20_Link">
Reuters</text:a>
, reports Ukrinform.</text:p>
      <text:p text:style-name="P4">
"Four boys were drowned on Juh's beach on Monday night. Currently, they were pursuing <text:a xlink:type="simple" xlink:href="https://www.ukrinform.ua/tag-zagibel" text:style-name="Internet_20_link" text:visited-style-name="Visited_20_Internet_20_Link">
bodies</text:a>
Two, the search for two children continue, " - said a police representative in Mumbai.</text:p>
      <text:p text:style-name="P4">
According to local authorities, three more were killed as a result of collapse in Kutch and Rajkot.</text:p>
      <text:p text:style-name="P4">
"More than 20,500 people have already been evacuated from the coastal areas, and it is expected that the evacuation will end in Tuesday evening," the commissioner said on the question of Alak Kumar Pandi.</text:p>
      <text:p text:style-name="P4">
At the same time, the Chairman of the National Directorate for the Elimination of the Consequences of Natural Likhpakistan announced an evacuation of about 100,000 people.</text:p>
      <text:p text:style-name="P4">
<text:span text:style-name="T4">
 Read also: </text:span>
 <text:a xlink:type="simple" xlink:href="https://www.ukrinform.ua/rubric-world/3717446-u-aponii-tri-zahidni-prefekturi-nakriv-potuznij-stormovij-front.html" text:style-name="Internet_20_link" text:visited-style-name="Visited_20_Internet_20_Link">
in Japan three Western prefectures covered the powerful stormfront</text:a>
Bargargio cyclone is expected to come to the Gujurat Province on Thursday evenings on Thursday evenings, as well as Karachi in southern Pakistan.</text:p>
      <text:p text:style-name="P4">
As reported <text:a xlink:type="simple" xlink:href="https://www.ukrinform.ua/rubric-world/3711507-u-manmi-kilkist-zagiblih-unaslidok-ciklonu-zrosla-do-145.html" text:style-name="Internet_20_link" text:visited-style-name="Visited_20_Internet_20_Link">
Ukrinform</text:a>
In May, 145 people were killed in Myanmar as a result of Mokco cyclone.</text:p>
      <text:p text:style-name="P4">
News Source: <text:a xlink:type="simple" xlink:href="https://www.ukrinform.ua/rubric-world/3722364-v-indii-potuznij-ciklon-zabrav-sonajmense-sim-zittiv.html" text:style-name="Internet_20_link" text:visited-style-name="Visited_20_Internet_20_Link">
https://www.ukrinform.ua/rubric-world/3722364-v-indii-potuznij-ciklon-zabrav-sonajmense-sim-zittiv.html</text:a>
</text:p>
      <!--NEWS-->
      <text:h text:style-name="P10" text:outline-level="1">
<text:span text:style-name="T4">
Water level in Kherson region fell to 2.45 meters</text:span>
</text:h>
      <text:p text:style-name="P4">
Authors: Ukrinform (Person)</text:p>
      <text:p text:style-name="P4">
Publisher: Укринформ (Organization)</text:p>
      <text:p text:style-name="P4">
Published Time: 2023-06-13T-1:18:00+03:00</text:p>
      <text:p text:style-name="P4">
Modified Time: 2023-06-13T22:18:00+03:00</text:p>
      <text:p text:style-name="P4">
Description: The water level in the Kherson region continues to decline - as of June 13, it fell to 2, 45 meters. - Ukrinform.</text:p>
      <text:p text:style-name="P4">
Images: ['<text:a xlink:type="simple" xlink:href="https://static.ukrinform.com/photos/2023_06/thumb_files/630_360_1686150788-627.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75" text:anchor-type="as-char" svg:width="6.9236in" svg:height="3.943683in" draw:z-index="0">
<draw:image xlink:href="../Images/yкринформ/2023-06-13T-1-18-00-03-00/630_360_1686150788-627.jpg" xlink:type="simple" xlink:show="embed" xlink:actuate="onLoad" draw:mime-type="image/jpeg"/>
</draw:frame>
The level in the Kherson region continues to decline - as of the evening of June 13, it is 2, 45 meters long.</text:p>
      <text:p text:style-name="P4">
This was reported in <text:a xlink:type="simple" xlink:href="https://t.me/khersonskaODA/6862" text:style-name="Internet_20_link" text:visited-style-name="Visited_20_Internet_20_Link">
telegram</text:a>
Khersonskaya, reports Ukrinform.</text:p>
      <text:p text:style-name="P4">
"Water level in Kherson region continues to decline. Medium level <text:a xlink:type="simple" xlink:href="https://www.ukrinform.ua/tag-voda" text:style-name="Internet_20_link" text:visited-style-name="Visited_20_Internet_20_Link">
water</text:a>
In the flooded territories of the Kherson region decreased to 2.45 m, " - the message reads.</text:p>
      <text:p text:style-name="P4">
It is reported that 45 settlements are still still flooded(28 of them are located on the right bank of the Dnieper and 17 - on the left).</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News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The Armed Forces partially left the occupiers without connection in the Swativ-Kupyan direction</text:span>
</text:h>
      <text:p text:style-name="P4">
Author: ['АРМІЯINFORM']</text:p>
      <text:p text:style-name="P4">
Time: 2023-06-13T-2:00:00-04:00</text:p>
      <text:p text:style-name="P4">
Description: Ukrainian Vіsyskovi for the pre -person of Army Droniv lit the Rosieki pupcuvs without Zv'yazka ... War with Ukraine 2022, war with Ukraine Latest news today, News War with Ukraine 2022 Last for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5c3cd1d-33a3cefaeb28e37fee620164da9c513b.jpg" text:style-name="Internet_20_link" text:visited-style-name="Visited_20_Internet_20_Link">
05c3cd1d-33a3cefaeb28e37fee620164da9c513b.jpg</text:a>
']</text:p>
      <text:p text:style-name="P4">
Tags: ['АРМІЯ ДРОНІВ', 'БПЛА']</text:p>
      <text:p text:style-name="P4">
Category: News</text:p>
      <!--METADATA-->
      <text:p text:style-name="P4">
<draw:frame draw:style-name="fr1" draw:name="Image77" text:anchor-type="as-char" svg:width="6.9236in" svg:height="3.499428in" draw:z-index="0">
<draw:image xlink:href="../Images/AРМІЯINFORM/2023-06-13T-2-00-00-04-00/05c3cd1d-33a3cefaeb28e37fee620164da9c513b.jpg" xlink:type="simple" xlink:show="embed" xlink:actuate="onLoad" draw:mime-type="image/jpeg"/>
</draw:frame>
The Ukrainian military, through the army of drones, left the Russian invaders in connection in the Swatt-Kupyan direction.</text:p>
      <text:p text:style-name="P4">
About it <text:a xlink:type="simple" xlink:href="https://t.me/zedigital/3243" text:style-name="Internet_20_link" text:visited-style-name="Visited_20_Internet_20_Link">
reports</text:a>
Viceremier on innovation, development of education, science and technology - Minister of Digital Transformation Mikhailofedorov.</text:p>
      <text:p text:style-name="P4">
According to him, the UAV shock company 92 OMBR found a system of satellite communication of the invaders in the Swatt-Kupyansk direction and destroyed it.</text:p>
      <text:p text:style-name="P4">
“During the exploration, the UAV shock company 92 OMBs discovered the occupational connection system - 2 VSAT antennas. They allowed the Russians to exchange information. Now it is in the past, ”the presentation says.</text:p>
      <text:p text:style-name="P4">
News Source: <text:a xlink:type="simple" xlink:href="https://armyinform.com.ua/2023/06/13/zsu-chastkovo-zalyshyly-okupantiv-bez-zvyazku-na-svativsko-kupyanskomu-napryamku/" text:style-name="Internet_20_link" text:visited-style-name="Visited_20_Internet_20_Link">
https://armyinform.com.ua/2023/06/13/zsu-chastkovo-zalyshyly-okupantiv-bez-zvyazku-na-svativsko-kupyanskomu-napryamku/</text:a>
</text:p>
      <!--NEWS-->
      <text:h text:style-name="P10" text:outline-level="1">
<text:span text:style-name="T4">
In the Kherson neighborhood, the ship continued the curfew</text:span>
</text:h>
      <text:p text:style-name="P4">
Authors: Ukrinform (Person)</text:p>
      <text:p text:style-name="P4">
Publisher: Укринформ (Organization)</text:p>
      <text:p text:style-name="P4">
Published Time: 2023-06-13T-2:12:25+03:00</text:p>
      <text:p text:style-name="P4">
Modified Time: 2023-06-13T22:12:25+03:00</text:p>
      <text:p text:style-name="P4">
Description: In Kherson, a curfew was continued in the ship. The appropriate services will work at this time. - Ukrinform.</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МВС', 'Каховська ГЕС', 'Комендантська година', 'Підтоплення']</text:p>
      <text:p text:style-name="P4">
Type: Article</text:p>
      <!--METADATA-->
      <text:p text:style-name="P4">
<draw:frame draw:style-name="fr1" draw:name="Image78" text:anchor-type="as-char" svg:width="6.9236in" svg:height="3.956343in" draw:z-index="0">
<draw:image xlink:href="../Images/yкринформ/2023-06-13T-2-12-25-03-00/630_360_1686579448-436.jpg" xlink:type="simple" xlink:show="embed" xlink:actuate="onLoad" draw:mime-type="image/jpeg"/>
</draw:frame>
The Kherson district of the ship continued the curfew. At this time, the responsible services will be operated.</text:p>
      <text:p text:style-name="P4">
This was reported by the Minister of Internal Affairs of Ukraine Igor Klimenko, reports Ukrinform with reference to the site <text:a xlink:type="simple" xlink:href="https://mvs.gov.ua/uk/news/igor-klimenko-pro-operativnu-situaciiu-ta-posilenu-komendantsku-godinu-na-xersonshhini" text:style-name="Internet_20_link" text:visited-style-name="Visited_20_Internet_20_Link">
MIA</text:a>
.</text:p>
      <text:p text:style-name="P4">
“It was decided to continue the commanding hour of the ship by the military council. At this time, the relevant services - police and communal police will work. We need to understand what is happening in the area, ”Klimenko said.</text:p>
      <text:p text:style-name="P4">
The minister reported that 2 779 people have already evacuated. There are 22 people for today.</text:p>
      <text:p text:style-name="P4">
<text:span text:style-name="T4">
 Read also: </text:span>
 <text:a xlink:type="simple" xlink:href="https://www.ukrinform.ua/rubric-society/3722490-z-pravoberezza-hersonsini-evakuuvali-ponad-3-000-osib-veresuk.html" text:style-name="Internet_20_link" text:visited-style-name="Visited_20_Internet_20_Link">
from the Right Bank <text:span text:style-name="T4">
 Kherson </text:span>
 Verny evacuated over 3 000 persons - Vereshchuk</text:a>
“As for the measures we carry out, they are sufficiently tied with water pre -water. We have a decrease in depth and water in the neighborhood of a ship -wrapped half a meter in a day, ”Klimenko said.</text:p>
      <text:p text:style-name="P4">
He added that sappers are the first to come to this territory. After that, police officers and housing and communal services. The gas and gas industry workers will further work. Only then are specialists who will be responsible for the sanitary and epidemiological condition.</text:p>
      <text:p text:style-name="P4">
In addition, the minister said that three cases were recorded when people had to go into someone else's empty premises. It is in the area of the city district of the city [Kherson] that(https://www.ukrinform.ua/tag-herson). But these are all cases that have been recorded.</text:p>
      <text:p text:style-name="P4">
The Ministry of Internal Affairs head pointed out that now all people are primarily provided with food and food.</text:p>
      <text:p text:style-name="P4">
*!(https://www.ukrinform.ua/rubric-regions/3722429-u-hersoni-ratuvalniki-zbiraut-maslanu-plamu-aka-vitekla-z-kahovskoi-ges-klimenko.html)“Food kits are carried out every day in sufficient quantity to prevent people do not need a lack of products. We also accept 2,900 applications from our citizens to damage the property, ”he said.<text:span text:style-name="T5">
Foto: wikipedia</text:span>
</text:p>
      <text:p text:style-name="P4">
News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Tango on the Bones: The Foreign Ministry commented on the calls of Siarto and Putin to stop military assistance to Ukraine</text:span>
</text:h>
      <text:p text:style-name="P4">
Authors: Ukrinform (Person)</text:p>
      <text:p text:style-name="P4">
Publisher: Укринформ (Organization)</text:p>
      <text:p text:style-name="P4">
Published Time: 2023-06-13T-3:08:00+03:00</text:p>
      <text:p text:style-name="P4">
Modified Time: 2023-06-13T22:08:00+03:00</text:p>
      <text:p text:style-name="P4">
Description: The Ministry of Foreign Affairs Oleg Nikolenko named the statements of Hungarian Foreign Minister Peter Siarto and Russian President Vladimir Putin calling for the West to stop supplying to Ukraine's "tango on the bones". - Ukrinform.</text:p>
      <text:p text:style-name="P4">
Images: ['<text:a xlink:type="simple" xlink:href="https://static.ukrinform.com/photos/2023_02/thumb_files/630_360_1675772899-255.jpeg" text:style-name="Internet_20_link" text:visited-style-name="Visited_20_Internet_20_Link">
630_360_16757...</text:a>
']</text:p>
      <text:p text:style-name="P4">
Tags: ['МЗС', 'Путін', 'Сіярто', 'Війна з Росією']</text:p>
      <text:p text:style-name="P4">
Type: Article</text:p>
      <!--METADATA-->
      <text:p text:style-name="P4">
<draw:frame draw:style-name="fr1" draw:name="Image79" text:anchor-type="as-char" svg:width="6.9236in" svg:height="3.956343in" draw:z-index="0">
<draw:image xlink:href="../Images/yкринформ/2023-06-13T-3-08-00-03-00/630_360_1675772899-255.jpeg" xlink:type="simple" xlink:show="embed" xlink:actuate="onLoad" draw:mime-type="image/jpeg"/>
</draw:frame>
Oleg Nikolenko, a spokesman of the Minister of Foreign Affairs of Hungary Pereasiarto and Russian President Vladimir Putin, calling for the West to stop the supply of weapons to Ukraine "Tango on the bones".</text:p>
      <text:p text:style-name="P4">
He wrote about it in <text:a xlink:type="simple" xlink:href="https://www.facebook.com/oleg.nikolenko.50/posts/pfbid0t9XsrZjPhK5BKYmvXWoQTb6WSEHJNwoZGwmhQKFJw4e2d5qwe2kCjjT2MoBtkCUKl" text:style-name="Internet_20_link" text:visited-style-name="Visited_20_Internet_20_Link">
Facebook</text:a>
, reports Ukrinform.</text:p>
      <text:p text:style-name="P4">
The Ministry of Foreign Affairs spokes of Putin and Siarto, who wrote the media: "Vladimiriputin:" If they want the conflict to end, the event should be stopped with Ukraine. " Peter Siarto: "The supply of weapons is delayed <text:a xlink:type="simple" xlink:href="https://www.ukrinform.ua/tag-vijna" text:style-name="Internet_20_link" text:visited-style-name="Visited_20_Internet_20_Link">
war</text:a>
. Instead of deliveries of weapons, international paint would be better concentrated on peace. "</text:p>
      <text:p text:style-name="P4">
"Tango on the bones," Nikolenko commented.</text:p>
      <text:p text:style-name="P4">
<text:span text:style-name="T4">
 Read also: </text:span>
 <text:a xlink:type="simple" xlink:href="https://www.ukrinform.ua/rubric-polytics/3719118-najefektivnisou-reakcieu-svitu-na-zlocini-rf-e-nadanna-ukraini-vijskovoi-dopomogi-pravozahisniki.html" text:style-name="Internet_20_link" text:visited-style-name="Visited_20_Internet_20_Link">
<text:span text:style-name="T4">
 most effective </text:span>
 <text:span text:style-name="T4">
 </text:span>
 <text:span text:style-name="T4">
 </text:span>
 <text:span text:style-name="T4">
 World </text:span>
 to <text:span text:style-name="T4">
 Crimes </text:span>
 RF is <text:span text:style-name="T4">
 granting </text:span>
 <text:span text:style-name="T4">
 </text:span>
 to Ukraine <text:span text:style-name="T4">
 </text:span>
 <text:span text:style-name="T4">
 military </text:span>
 <text:span text:style-name="T4">
 assistance<text:span text:style-name="T5">
 </text:span>
- </text:span>
 human rights activists **</text:a>
As <text:a xlink:type="simple" xlink:href="https://www.ukrinform.ua/rubric-ato/3722448-ssa-ogolosili-pro-novij-paket-dopomogi-ukraini-na-325-miljoniv.html" text:style-name="Internet_20_link" text:visited-style-name="Visited_20_Internet_20_Link">
reported</text:a>
, on Tuesdays, they announced the allocation of an additional military support package of Ukraine, which provides immediate supply of air defense, HIMARS missiles, shells, armored vehicles and other weapons.</text:p>
      <text:p text:style-name="P4">
<text:a xlink:type="simple" xlink:href="https://www.ukrinform.ua/rubric-ato/3722482-britania-ogolosila-pro-novij-paket-dopomogi-ukraini-dla-posilenna-ppo.html" text:style-name="Internet_20_link" text:visited-style-name="Visited_20_Internet_20_Link">
The UK government announced a military assistance package</text:a>
for Ukraine worth 92 million(nearly $ 116 million)to increase the efficiency of air defense.</text:p>
      <text:p text:style-name="P4">
News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Zelensky thanked Biden for a new defense package</text:span>
</text:h>
      <text:p text:style-name="P4">
Authors: Ukrinform (Person)</text:p>
      <text:p text:style-name="P4">
Publisher: Укринформ (Organization)</text:p>
      <text:p text:style-name="P4">
Published Time: 2023-06-13T-5:59:00+03:00</text:p>
      <text:p text:style-name="P4">
Modified Time: 2023-06-13T21:59:00+03:00</text:p>
      <text:p text:style-name="P4">
Description: President Volodymyr Zelensky thanked the United States President Joe Biden for providing Ukraine with a new $ 325 million defense package.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США', 'Україна', 'Зброя', 'допомога']</text:p>
      <text:p text:style-name="P4">
Type: Article</text:p>
      <!--METADATA-->
      <text:p text:style-name="P4">
<draw:frame draw:style-name="fr1" draw:name="Image80" text:anchor-type="as-char" svg:width="6.9236in" svg:height="3.956343in" draw:z-index="0">
<draw:image xlink:href="../Images/yкринформ/2023-06-13T-5-59-00-03-00/630_360_1663930852-539.jpeg" xlink:type="simple" xlink:show="embed" xlink:actuate="onLoad" draw:mime-type="image/jpeg"/>
</draw:frame>
The Presidential Divide of Zelensky thanked the United States President Jobiden for providing Ukraine with a new $ 325 million defense package.</text:p>
      <text:p text:style-name="P4">
The head of state wrote about it in <text:a xlink:type="simple" xlink:href="https://twitter.com/ZelenskyyUa/status/1668690139256610816" text:style-name="Internet_20_link" text:visited-style-name="Visited_20_Internet_20_Link">
Twitter</text:a>
, reports Ukrinform.</text:p>
      <text:p text:style-name="P4">
“I thank US President Joe Biden for the next defense package. <text:a xlink:type="simple" xlink:href="https://www.ukrinform.ua/tag-zbroa" text:style-name="Internet_20_link" text:visited-style-name="Visited_20_Internet_20_Link">
Weapons</text:a>
And military equipment for $ 325 million is exactly what Ukrainian defense forces need. Valuating -monohus support from a friendly American people and the effective assistance of losing territories temporarily occupied by the Russian aggressor. We turn the territorial integrity of Ukraine, preserve independence and protection modeling, ”Zelensky emphasized.</text:p>
      <text:p text:style-name="P4">
<text:span text:style-name="T4">
 Read also: </text:span>
 <text:a xlink:type="simple" xlink:href="https://www.ukrinform.ua/rubric-ato/3722482-britania-ogolosila-pro-novij-paket-dopomogi-ukraini-dla-posilenna-ppo.html" text:style-name="Internet_20_link" text:visited-style-name="Visited_20_Internet_20_Link">
Britain has announced a new package <text:span text:style-name="T4">
 Assistance </text:span>
 Ukrainian PPOs Strengthening</text:a>
As <text:a xlink:type="simple" xlink:href="https://www.ukrinform.ua/rubric-ato/3722448-ssa-ogolosili-pro-novij-paket-dopomogi-ukraini-na-325-miljoniv.html" text:style-name="Internet_20_link" text:visited-style-name="Visited_20_Internet_20_Link">
reported</text:a>
, on Tuesday, the States of America announced the allocation of an additional package of military support of Ukraine, which provides immediate supply of air defense, missiles for Himars, shells, armored vehicles and other weapons.</text:p>
      <text:p text:style-name="P4">
<text:span text:style-name="T5">
Foto: op</text:span>
</text:p>
      <text:p text:style-name="P4">
News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State Department of Kryvyi Rih: This is another evidence of the Russian Federation campaign for the destruction of Ukrainians</text:span>
</text:h>
      <text:p text:style-name="P4">
Authors: Ukrinform (Person)</text:p>
      <text:p text:style-name="P4">
Publisher: Укринформ (Organization)</text:p>
      <text:p text:style-name="P4">
Published Time: 2023-06-13T-6:58:57+03:00</text:p>
      <text:p text:style-name="P4">
Modified Time: 2023-06-13T21:58:57+03:00</text:p>
      <text:p text:style-name="P4">
Description: The rocket strike on Kryvyi Rih has become another proof that the Russian Federation systematically and deliberately destroys Ukrainians, their dwellings and civilian infrastructure. - Ukrinform.</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ША', 'Держдеп', 'Війна з Росією', 'Ракетний удар']</text:p>
      <text:p text:style-name="P4">
Type: Article</text:p>
      <!--METADATA-->
      <text:p text:style-name="P4">
<draw:frame draw:style-name="fr1" draw:name="Image81" text:anchor-type="as-char" svg:width="6.9236in" svg:height="3.956343in" draw:z-index="0">
<draw:image xlink:href="../Images/yкринформ/2023-06-13T-6-58-57-03-00/630_360_1686647350-7474.jpeg" xlink:type="simple" xlink:show="embed" xlink:actuate="onLoad" draw:mime-type="image/jpeg"/>
</draw:frame>
The rocket launcher on Kryvyi Rih has become another proof that the Russian Federation systematically and intelligently reduces Ukrainians, their dwellings and civilian infrastructure.</text:p>
      <text:p text:style-name="P4">
This was stated at a briefing in Washington by US State Department Matthew Miller, Ukrinform correspondent reports.</text:p>
      <text:p text:style-name="P4">
“The Russian rocket strike killed Ukrainian civilians. This is that we saw from the beginning of this conflict, when they were kissed not only on military objects or units on the battlefield, but also conducted a systematic deliberate campaign against the civilian population and the Ukrainian civilian infrastructure by underwenting aviation and rocket strikes, ”Miller said.</text:p>
      <text:p text:style-name="P4">
<text:span text:style-name="T4">
 Read also: </text:span>
 <text:a xlink:type="simple" xlink:href="https://www.ukrinform.ua/rubric-regions/3722282-kilkist-zagiblih-vnaslidok-raketnoi-ataki-na-krivij-rig-zbilsilasa-do-11.html" text:style-name="Internet_20_link" text:visited-style-name="Visited_20_Internet_20_Link">
the number of dead as a result of rocket attack on <text:span text:style-name="T4">
 crooked </text:span>
<text:span text:style-name="T4">
 horn </text:span>
 increased to 11</text:a>
He also noted that the last missile blow to <text:a xlink:type="simple" xlink:href="https://www.ukrinform.ua/tag-krivij-rig" text:style-name="Internet_20_link" text:visited-style-name="Visited_20_Internet_20_Link">
Kryvyi Rih</text:a>
He was just another example.</text:p>
      <text:p text:style-name="P4">
As reported by Ukrinform, <text:a xlink:type="simple" xlink:href="https://www.ukrinform.ua/rubric-regions/3722472-vnaslidok-raketnoi-ataki-po-krivomu-rogu-postrazdali-36-ludej.html" text:style-name="Internet_20_link" text:visited-style-name="Visited_20_Internet_20_Link">
as a result of rocket strike</text:a>
On the night of Kryvyi Rih, 36 people were opposed to Tuesday, 12 of them were hospitalized, 11 people were killed, including a 16-year-old guy.</text:p>
      <text:p text:style-name="P4">
News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In Odesa region found salmonella and intestinal infection in the Black Sea</text:span>
</text:h>
      <text:p text:style-name="P4">
Authors: Ukrinform (Person)</text:p>
      <text:p text:style-name="P4">
Publisher: Укринформ (Organization)</text:p>
      <text:p text:style-name="P4">
Published Time: 2023-06-13T-7:55:00+03:00</text:p>
      <text:p text:style-name="P4">
Modified Time: 2023-06-13T21:55:00+03:00</text:p>
      <text:p text:style-name="P4">
Description: Salmonella and intestinal infection were found in the Black Sea in the Black Sea in the Odessa district. - Ukrinform.</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 Чорне море', 'Сальмонельоз', 'Кишкова паличка']</text:p>
      <text:p text:style-name="P4">
Type: Article</text:p>
      <!--METADATA-->
      <text:p text:style-name="P4">
<draw:frame draw:style-name="fr1" draw:name="Image82" text:anchor-type="as-char" svg:width="6.9236in" svg:height="3.956343in" draw:z-index="0">
<draw:image xlink:href="../Images/yкринформ/2023-06-13T-7-55-00-03-00/630_360_1686682102-505.jpg" xlink:type="simple" xlink:show="embed" xlink:actuate="onLoad" draw:mime-type="image/jpeg"/>
</draw:frame>
The Black Sea vaccatives in the Odessa district found salmonella and intestinal infection.</text:p>
      <text:p text:style-name="P4">
About it in <text:a xlink:type="simple" xlink:href="https://t.me/odeskaODA/1768" text:style-name="Internet_20_link" text:visited-style-name="Visited_20_Internet_20_Link">
telegram</text:a>
Informed the head of the ecology of the Odessa Regional Military Administration Pavlobulanovich, Ukrinform reports.</text:p>
      <text:p text:style-name="P4">
"Three tests were found in the Odessa district <text:a xlink:type="simple" xlink:href="https://www.ukrinform.ua/tag-voda" text:style-name="Internet_20_link" text:visited-style-name="Visited_20_Internet_20_Link">
water</text:a>
With salmonella and intestinal infection ... The infection was found on the Beazhlanzharon, Chernomorsk and 16 stations of the Great Fountain, " - the testimony reads.</text:p>
      <text:p text:style-name="P4">
According to Angela Tkachenko, the chairman of the State Consumer Service of the State Consumer Service, stabilization measures have been strengthened. In particular, on June 10-11, more than 200 kg of fish were not allowed to be sold, which did not meet the requirements.</text:p>
      <text:p text:style-name="P4">
In the city of Odessa and the region, state veterinary and sanitary control over circulation of plant and animal origin is currently carrying out 56 state laboratories. Tatarbunarsky, Saratov markets of Tarynka in the village of Mayaks have already been tested, no violations were detected.</text:p>
      <text:p text:style-name="P4">
In the near future it is planned to carry out comprehensive inspections of the markets of the oraltory of Odessa, in Izmail, Belgorod-Dnestrovsky districts, which also enter the waters of the Black Sea.</text:p>
      <text:p text:style-name="P4">
In addition, the State Consumer Service will control the prices of bottled water. No increase in the increase.</text:p>
      <text:p text:style-name="P4">
According to the representative of the regional eco -inspection of Mykola Sizovsky, there is a sharp fall in the salinity of the sea and the excess of iron level in the water, but the situation began to stabilize.</text:p>
      <text:p text:style-name="P4">
<text:span text:style-name="T4">
 Read also: </text:span>
 <text:a xlink:type="simple" xlink:href="https://www.ukrinform.ua/rubric-regions/3722378-holeri-u-pivdennih-regionah-ne-viavili-na-odesini-zafiksuvali-rotavirus-moz.html" text:style-name="Internet_20_link" text:visited-style-name="Visited_20_Internet_20_Link">
cholera in the southern regions did not find, rotavirus - MOH) on Odessa region</text:a>
The Odessa Ova reminds of a temporary ban on visiting beaches, the use of water, fishing and bathing in the Black Sea, River Ingul, Ingulets, Southern Bug and Buga Lyman. The situation is under control, however, there is a mine danger and a threat of infectious diseases.</text:p>
      <text:p text:style-name="P4">
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News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Yermak discussed with the premiere of India Prime Minister the formula of peace and the situation with the blast of Kakhovskaya hydroelectric power station</text:span>
</text:h>
      <text:p text:style-name="P4">
Authors: Ukrinform (Person)</text:p>
      <text:p text:style-name="P4">
Publisher: Укринформ (Organization)</text:p>
      <text:p text:style-name="P4">
Published Time: 2023-06-13T-8:45:54+03:00</text:p>
      <text:p text:style-name="P4">
Modified Time: 2023-06-13T21:45:54+03:00</text:p>
      <text:p text:style-name="P4">
Description: Presidential Office Head Andriy Yermak discussed with the national security advisor to India's national security advisor, Avit Kumar Kumar, preparation for the Ukrainian Peace Summit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Індія', 'Каховська ГЕС', 'Єрмак', 'Офіс Президента', 'Формула миру']</text:p>
      <text:p text:style-name="P4">
Type: Article</text:p>
      <!--METADATA-->
      <text:p text:style-name="P4">
<draw:frame draw:style-name="fr1" draw:name="Image83" text:anchor-type="as-char" svg:width="6.9236in" svg:height="3.956343in" draw:z-index="0">
<draw:image xlink:href="../Images/yкринформ/2023-06-13T-8-45-54-03-00/630_360_1678262274-371.jpeg" xlink:type="simple" xlink:show="embed" xlink:actuate="onLoad" draw:mime-type="image/jpeg"/>
</draw:frame>
Presidential Head of Andriy Yermak discussed with the premiere of India's national security advisor by Agit Kumar Coom.</text:p>
      <text:p text:style-name="P4">
He also urged the Indian side to join the international assistance to the elimination of the consequences of the exploration of the Kakhovska Hydroelectric Power Plant. This was discussed during <text:a xlink:type="simple" xlink:href="https://www.president.gov.ua/news/koordinaciya-domovlenostej-prezidenta-ukrayini-vidbulasya-te-83585" text:style-name="Internet_20_link" text:visited-style-name="Visited_20_Internet_20_Link">
telephone conversation</text:a>
Officials organized for the purpose of coordinating the implementation of the agreements, reached by the president Vladimir Zelensky during the negotiations with the Prime Minister of Ministry of Ministry of Ministers Modi in the framework of participation in the Samite of the Seven Groups in Japan on Japan 20th, Ukrinform reports.</text:p>
      <text:p text:style-name="P4">
According to the OP, the main topic of the conversation was the implementation of the Ukrainian formulamir, in particular the consolidation of the international support of the Ukrainian peace plan the taming of the annexation of India to the implementation of its individual points.</text:p>
      <text:p text:style-name="P4">
<text:span text:style-name="T4">
 Read also: </text:span>
 <text:a xlink:type="simple" xlink:href="https://www.ukrinform.ua/rubric-polytics/3721926-ukraina-ta-brazilia-mozut-rozpocati-novu-eru-vidnosin-op.html" text:style-name="Internet_20_link" text:visited-style-name="Visited_20_Internet_20_Link">
Ukraine and Brazil can start a new era of relations -op</text:a>
In this context, the parties discussed the preparation for the Global Peace Summit separately. Yermak noted the need to involve in this event as a wide range of countries, including the global south.</text:p>
      <text:p text:style-name="P4">
“Recent events have once again proved that the Ukrainian peace formula is relevant than ever - how for Ukraine and for the whole world. We are actively working with partners of the Global Summit for the Formula implementation. We expect that the India will participate in it, ”said the head of the office of the Head of State.</text:p>
      <text:p text:style-name="P4">
Yermak informed in detail Ajit Kumar added about the current situation of Nafroron, as well as about the long -term rocket and drone terror of Russia against peaceful Ukrainian cities and civilians.</text:p>
      <text:p text:style-name="P4">
The OP head also drew the interlocutor's attention to the catastrophic environmental impulses of the terrorist attack committed by the Russian Federation at Kakhovsk Hester, and called on India to join the international community, which is making efforts to eliminate the consequences of this technogenic catastrophe.</text:p>
      <text:p text:style-name="P4">
<text:span text:style-name="T4">
 Read also: </text:span>
 <text:a xlink:type="simple" xlink:href="https://www.ukrinform.ua/rubric-economy/3721268-emirati-dopomozut-ukraini-u-stvorenni-suverennogo-fondu-op.html" text:style-name="Internet_20_link" text:visited-style-name="Visited_20_Internet_20_Link">
Emirates will help Ukraine in the creation of a sovereign fund- OP</text:a>
</text:p>
      <text:p text:style-name="P4">
As it was reported, the deputy head of OP Igor Zhovkva in <text:a xlink:type="simple" xlink:href="https://www.ukrinform.ua/rubric-world/3720489-igor-zovkva-zastupnik-kerivnika-ofisu-prezidenta.html" text:style-name="Internet_20_link" text:visited-style-name="Visited_20_Internet_20_Link">
interview Ukrinform</text:a>
He stated that Ukraine has advanced in the preparation of the Peace Summit over the last month, more than 20 countries have already elected points or points that they are ready to coordinate or be co -headed.</text:p>
      <text:p text:style-name="P4">
News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Kuleba invited Peru to join the Ukrainian formula of peace</text:span>
</text:h>
      <text:p text:style-name="P4">
Authors: Ukrinform (Person)</text:p>
      <text:p text:style-name="P4">
Publisher: Укринформ (Organization)</text:p>
      <text:p text:style-name="P4">
Published Time: 2023-06-13T-9:40:00+03:00</text:p>
      <text:p text:style-name="P4">
Modified Time: 2023-06-13T21:40:00+03:00</text:p>
      <text:p text:style-name="P4">
Description: Foreign Minister of Ukraine Dmytro Kuleba, while communicating with Peruvian colleague, Ana Sylvia Gervas, invited Peru to join the formula of President Vladimir Zelensky Peace.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Перу', 'Війна з Росією', 'Формула миру']</text:p>
      <text:p text:style-name="P4">
Type: Article</text:p>
      <!--METADATA-->
      <text:p text:style-name="P4">
<draw:frame draw:style-name="fr1" draw:name="Image84" text:anchor-type="as-char" svg:width="6.9236in" svg:height="3.956343in" draw:z-index="0">
<draw:image xlink:href="../Images/yкринформ/2023-06-13T-9-40-00-03-00/630_360_1685367365-251.jpg" xlink:type="simple" xlink:show="embed" xlink:actuate="onLoad" draw:mime-type="image/jpeg"/>
</draw:frame>
The Minister of Law of Ukraine Dmytro Kuleba, while communicating with the Peruvian College by Ana Sylvia Gervasi, invited Peru to join the formula of Peaceful President Vladimir Zelensky.</text:p>
      <text:p text:style-name="P4">
The head of Ukrainian diplomacy reported this in <text:a xlink:type="simple" xlink:href="https://twitter.com/DmytroKuleba/status/1668652769970929665" text:style-name="Internet_20_link" text:visited-style-name="Visited_20_Internet_20_Link">
Twitter</text:a>
, reports Ukrinform.</text:p>
      <text:p text:style-name="P4">
“He talked to his Peruvian colleague Ana Gervas. I am grateful to Peru Zprincial Position that <text:a xlink:type="simple" xlink:href="https://www.ukrinform.ua/tag-vijna" text:style-name="Internet_20_link" text:visited-style-name="Visited_20_Internet_20_Link">
war</text:a>
It must be terminated by the withdrawal of Russia by Russia from Ukraine. I invited the permanent to the formula of Zelensky's peace and efforts to bring Russia reference, ”Kuleba said.</text:p>
      <text:p text:style-name="P4">
As reported <text:a xlink:type="simple" xlink:href="https://www.ukrinform.ua/rubric-polytics/3614525-formula-miru-zelenskij-nazvav-10-umov-pripinenna-vijni-v-ukraini.html" text:style-name="Internet_20_link" text:visited-style-name="Visited_20_Internet_20_Link">
Ukrinform</text:a>
, In November 2022, the President of Ukraine presented the Ukrainian formula of peace from 10 -penns during the speech by the premises of the group of twenty.</text:p>
      <text:p text:style-name="P4">
<text:span text:style-name="T4">
 Read also: </text:span>
 <text:a xlink:type="simple" xlink:href="https://www.ukrinform.ua/rubric-polytics/3722466-kuleba-zaprosiv-jordaniu-priednatisa-do-realizacii-formuli-miru.html" text:style-name="Internet_20_link" text:visited-style-name="Visited_20_Internet_20_Link">
<text:span text:style-name="T4">
 Kuleba </text:span>
 invited Jordan to join the realization of peace formula</text:a>
At the G7 summit in Hiroshima <text:a xlink:type="simple" xlink:href="https://www.ukrinform.ua/rubric-polytics/3712106-prezident-ukraini-zaproponuvav-provesti-samit-miru-v-lipni.html" text:style-name="Internet_20_link" text:visited-style-name="Visited_20_Internet_20_Link">
Zelensky suggested that in July gather an international samite dedicated to the formula of peace. </text:a>
</text:p>
      <text:p text:style-name="P4">
News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Representative of the Armed Forces of Ukraine Angelika Terluga won the "gold" of karate tournament in Japan</text:span>
</text:h>
      <text:p text:style-name="P4">
Author: ['АРМІЯINFORM']</text:p>
      <text:p text:style-name="P4">
Time: 2023-06-13T0:00:00-04:00</text:p>
      <text:p text:style-name="P4">
Description: Representatives of the ZS Ukrainian, Olimpіsyka Vice Sececypіnka Za Karate Angelika Terlyuga Wiggal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2994044_634835025346207_5294098758488313669_n-e1686575152409.jpg" text:style-name="Internet_20_link" text:visited-style-name="Visited_20_Internet_20_Link">
352994044_634835025346207_5294098758488313669_n-e1686575152409.jpg</text:a>
']</text:p>
      <text:p text:style-name="P4">
Tags: ['АНЖЕЛІКА ТЕРЛЮГА', 'АРМІЙКА', 'АРМІЙСЬКИЙ СПОРТ', 'КАРАТЕ']</text:p>
      <text:p text:style-name="P4">
Category: News</text:p>
      <!--METADATA-->
      <text:p text:style-name="P4">
<draw:frame draw:style-name="fr1" draw:name="Image85" text:anchor-type="as-char" svg:width="6.9236in" svg:height="5.204596in" draw:z-index="0">
<draw:image xlink:href="../Images/AРМІЯINFORM/2023-06-13T0-00-00-04-00/352994044_634835025346207_5294098758488313669_n-e1686575152409.jpg" xlink:type="simple" xlink:show="embed" xlink:actuate="onLoad" draw:mime-type="image/jpeg"/>
</draw:frame>
Representative of the Armed Forces of Ukraine, Olympic Vice-Terliglika Terluguga played "gold" in the third stage of the Premier League from Karate(Japan).</text:p>
      <text:p text:style-name="P4">
Про це<text:a xlink:type="simple" xlink:href="https://www.facebook.com/karate.ua/posts/pfbid02icGnEA4mTmsUrzcvrk81RLdPFtP66p4FBQnATSsCEHvAPh6aJBV3aRbtXtvZhXZhl" text:style-name="Internet_20_link" text:visited-style-name="Visited_20_Internet_20_Link">
повідомляє</text:a>
Karate Federation of Ukraine.</text:p>
      <text:p text:style-name="P4">
Angelica Terluga in the weight category of up to 55 kg with a score of 10: 2 was overcome by Japan Shiori Nakamur and won her 15th Premier League Gold Medaluters.</text:p>
      <text:p text:style-name="P4">
News Source: <text:a xlink:type="simple" xlink:href="https://armyinform.com.ua/2023/06/13/predstavnyczya-zs-ukrayiny-anzhelika-terlyuga-vygrala-zoloto-turniru-z-karate-u-yaponiyi/" text:style-name="Internet_20_link" text:visited-style-name="Visited_20_Internet_20_Link">
https://armyinform.com.ua/2023/06/13/predstavnyczya-zs-ukrayiny-anzhelika-terlyuga-vygrala-zoloto-turniru-z-karate-u-yaponiyi/</text:a>
</text:p>
      <!--NEWS-->
      <text:h text:style-name="P10" text:outline-level="1">
<text:span text:style-name="T4">
The Russians fired at four settlements of Sumy region and Chernihiv region</text:span>
</text:h>
      <text:p text:style-name="P4">
Authors: Ukrinform (Person)</text:p>
      <text:p text:style-name="P4">
Publisher: Укринформ (Organization)</text:p>
      <text:p text:style-name="P4">
Published Time: 2023-06-13T0:25:00+03:00</text:p>
      <text:p text:style-name="P4">
Modified Time: 2023-06-13T22:25:00+03:00</text:p>
      <text:p text:style-name="P4">
Description: In the afternoon, Russian troops fired at four border settlements of Chernihiv and Sumy regions on June 13, having carried out more than 40 hits in total.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86" text:anchor-type="as-char" svg:width="6.9236in" svg:height="3.956343in" draw:z-index="0">
<draw:image xlink:href="../Images/yкринформ/2023-06-13T0-25-00-03-00/630_360_1667124180-530.jpg" xlink:type="simple" xlink:show="embed" xlink:actuate="onLoad" draw:mime-type="image/jpeg"/>
</draw:frame>
In the afternoon, Ruskivska fired four border settlements of Chernihiv and Sumy regions in the afternoon, having carried out more than 40 units in total.</text:p>
      <text:p text:style-name="P4">
According to Ukrinform, the operational command "North" reported in <text:a xlink:type="simple" xlink:href="https://t.me/ok_pivnich1/3195" text:style-name="Internet_20_link" text:visited-style-name="Visited_20_Internet_20_Link">
telegram</text:a>
.</text:p>
      <text:p text:style-name="P4">
In particular, from 13:15 to 14:20 in the area of New Guta there were 21 hit, probably from the artillery. In the area of the same settlement, it is probably from such weapons from 17:47 to 18:05.</text:p>
      <text:p text:style-name="P4">
From 15:16 to 15:25 in the Leonivka area two hit, probably, a change in 120mm caliber.</text:p>
      <text:p text:style-name="P4">
From 15:43 to 16:15 and from 18:03 to 18:45 the invaders <text:a xlink:type="simple" xlink:href="https://www.ukrinform.ua/tag-obstril" text:style-name="Internet_20_link" text:visited-style-name="Visited_20_Internet_20_Link">
beat</text:a>
From the artillery on Golubivka, making three and six hits, respectively. From 5:30 pm to 18:20, he hit the Old Huta area with the same weapon, making 11 hits and a damaging house.</text:p>
      <text:p text:style-name="P4">
<text:span text:style-name="T4">
 Read also: </text:span>
 <text:a xlink:type="simple" xlink:href="https://www.ukrinform.ua/rubric-ato/3722258-vorog-obstrilav-bilozerku-vlucanna-u-podvira-cerkvi-zaginuv-svasennik.html" text:style-name="Internet_20_link" text:visited-style-name="Visited_20_Internet_20_Link">
enemy <text:span text:style-name="T4">
 fire </text:span>
 Belozerka: hitting the priest, the priest was killed</text:a>
Information on the loss of the local population or damage to civil infrastructure in any case was not received.</text:p>
      <text:p text:style-name="P4">
As reported <text:a xlink:type="simple" xlink:href="https://www.ukrinform.ua/rubric-ato/3722281-vorog-cotiri-razi-obstrilav-prikordonna-sumsini-i-cernigivsini.html" text:style-name="Internet_20_link" text:visited-style-name="Visited_20_Internet_20_Link">
Ukrinform</text:a>
, in the first day of June 13, the Russian army fired at the border and Chernihiv regions four times, having hit 23 hits.</text:p>
      <text:p text:style-name="P4">
News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In Melitopol, the occupiers were banned from receiving certificates for graduates who do not have a passport of the Russian Federation</text:span>
</text:h>
      <text:p text:style-name="P4">
Author: ['АРМІЯINFORM']</text:p>
      <text:p text:style-name="P4">
Time: 2023-06-13T10:00:00-04:00</text:p>
      <text:p text:style-name="P4">
Description: At Melitopoli Zaporizho, Triva Primusov Passenzetsiya Gromyan Ukrainian.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2813006.jpg" text:style-name="Internet_20_link" text:visited-style-name="Visited_20_Internet_20_Link">
2813006.jpg</text:a>
']</text:p>
      <text:p text:style-name="P4">
Tags: ['ГШ ЗСУ', 'ОПЕРАТИВНА ОБСТАНОВКА', 'ПРИМУСОВА ПАСПОРТИЗАЦІЯ']</text:p>
      <text:p text:style-name="P4">
Category: News</text:p>
      <!--METADATA-->
      <text:p text:style-name="P4">
<draw:frame draw:style-name="fr1" draw:name="Image87" text:anchor-type="as-char" svg:width="6.9236in" svg:height="4.944604in" draw:z-index="0">
<draw:image xlink:href="../Images/AРМІЯINFORM/2023-06-13T10-00-00-04-00/2813006.jpg" xlink:type="simple" xlink:show="embed" xlink:actuate="onLoad" draw:mime-type="image/jpeg"/>
</draw:frame>
In Melitopol of Zaporizhzhya region, a forced certification of a citizen of Ukraine continue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Thus, the occupiers are actively threatening parents of graduates about the impossibility of receiving certificates about graduation in case of refusal to receive a Russian passport by teenagers.</text:p>
      <text:p text:style-name="P4">
News Source: <text:a xlink:type="simple" xlink:href="https://armyinform.com.ua/2023/06/13/u-melitopoli-okupanty-zaboronyly-otrymaty-atestat-vypusknykam-yaki-ne-mayut-pasporta-rf/" text:style-name="Internet_20_link" text:visited-style-name="Visited_20_Internet_20_Link">
https://armyinform.com.ua/2023/06/13/u-melitopoli-okupanty-zaboronyly-otrymaty-atestat-vypusknykam-yaki-ne-mayut-pasporta-rf/</text:a>
</text:p>
      <!--NEWS-->
      <text:h text:style-name="P10" text:outline-level="1">
<text:span text:style-name="T4">
In France, a large-scale fake campaign of Russia on the Internet was exposed</text:span>
</text:h>
      <text:p text:style-name="P4">
Authors: Ukrinform (Person)</text:p>
      <text:p text:style-name="P4">
Publisher: Укринформ (Organization)</text:p>
      <text:p text:style-name="P4">
Published Time: 2023-06-13T10:05:00+03:00</text:p>
      <text:p text:style-name="P4">
Modified Time: 2023-06-13T23:05:00+03:00</text:p>
      <text:p text:style-name="P4">
Description: The French Ministry of Foreign Affairs accused Russia of a large -scale misinformation operation. - Ukrinform.</text:p>
      <text:p text:style-name="P4">
Images: ['<text:a xlink:type="simple" xlink:href="https://static.ukrinform.com/photos/2019_11/thumb_files/630_360_1572860754-412.jpg" text:style-name="Internet_20_link" text:visited-style-name="Visited_20_Internet_20_Link">
630_360_15728...</text:a>
']</text:p>
      <text:p text:style-name="P4">
Tags: ['Фейк', 'Франція', 'Росія', 'Дезінформація']</text:p>
      <text:p text:style-name="P4">
Type: Article</text:p>
      <!--METADATA-->
      <text:p text:style-name="P4">
<draw:frame draw:style-name="fr1" draw:name="Image88" text:anchor-type="as-char" svg:width="6.9236in" svg:height="3.956343in" draw:z-index="0">
<draw:image xlink:href="../Images/yкринформ/2023-06-13T10-05-00-03-00/630_360_1572860754-412.jpg" xlink:type="simple" xlink:show="embed" xlink:actuate="onLoad" draw:mime-type="image/jpeg"/>
</draw:frame>
The Ministry of Foreign Affairs of France has accused Russia of a large -scale exformation operation.</text:p>
      <text:p text:style-name="P4">
About it reports <text:a xlink:type="simple" xlink:href="https://www.lemonde.fr/en/pixels/article/2023/06/13/doppelganger-the-russian-disinformation-campaign-denounced-by-france_6031227_13.html" text:style-name="Internet_20_link" text:visited-style-name="Visited_20_Internet_20_Link">
Le Monde</text:a>
, reports Ukrinform.</text:p>
      <text:p text:style-name="P4">
"Viginum investigation(Authorization of foreign influence - ed.), revealed numerous facts that testify to the involvement of Russian or Russian -language persons and several Russian companies in the implementation and campaign, " - reads on <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the Ministry of Foreign Affairs of France</text:a>
.</text:p>
      <text:p text:style-name="P4">
According to the French authorities, more than a year within a large -scale propaganda operation were created <text:a xlink:type="simple" xlink:href="https://www.ukrinform.ua/tag-fejk" text:style-name="Internet_20_link" text:visited-style-name="Visited_20_Internet_20_Link">
fake</text:a>
Websitophic authorities and articles in the media. In particular, the fake page of ministries and foreign affairs of France visually resembled the original. However, the Natroian "Two" contains false information about the introduction of a tax in the amount of 1.5% for "every monetary transaction" for financing the military support of Ukraine.</text:p>
      <text:p text:style-name="P4">
According to the newspaper, the agents who have created this fake page of the French Diplomatic Office are also responsible for the emergence of countless production articles that were hostile to Ukraine that were published by French and German publications.</text:p>
      <text:p text:style-name="P4">
<text:span text:style-name="T4">
 Read also: </text:span>
 <text:a xlink:type="simple" xlink:href="https://www.ukrinform.ua/rubric-ato/3720458-jdut-zapekli-informacijni-boi-malar-poasnila-ak-i-comu-vorog-atakue-ukrainciv-vkidami-i-fejkami.html" text:style-name="Internet_20_link" text:visited-style-name="Visited_20_Internet_20_Link">
there are fierce information battles: the painter explained as the Chhomuvorot attacks Ukrainians with a pus and <text:span text:style-name="T4">
 fake </text:span>
 oh</text:a>
Similar fake pages were also observed in Ukraine, Italy and Great Britain.</text:p>
      <text:p text:style-name="P4">
As reported <text:a xlink:type="simple" xlink:href="https://www.ukrinform.ua/rubric-technology/3721733-rosijski-hakeri-atakuvali-nizku-uradovih-sajtiv-svejcarii.html" text:style-name="Internet_20_link" text:visited-style-name="Visited_20_Internet_20_Link">
Ukrinform</text:a>
, access to several Swiss government websites was fuel through a cyberattack, the responsibility of which was taken by the Russian Noname Hackers.</text:p>
      <text:p text:style-name="P4">
News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Case of Secret Documents: Trump in Court stated his innocence</text:span>
</text:h>
      <text:p text:style-name="P4">
Authors: Ukrinform (Person)</text:p>
      <text:p text:style-name="P4">
Publisher: Укринформ (Organization)</text:p>
      <text:p text:style-name="P4">
Published Time: 2023-06-13T11:12:45+03:00</text:p>
      <text:p text:style-name="P4">
Modified Time: 2023-06-13T23:12:45+03:00</text:p>
      <text:p text:style-name="P4">
Description: On Tuesday, US Explore Donald Trump announced in a Federal Court in Miami, which does not recognize himself as guilty of criminal prosecution in improper storage of secret documents and obstruction of their return to state bodies. - Ukrinform.</text:p>
      <text:p text:style-name="P4">
Images: ['<text:a xlink:type="simple" xlink:href="https://static.ukrinform.com/photos/2023_04/thumb_files/630_360_1680680229-821.jpg" text:style-name="Internet_20_link" text:visited-style-name="Visited_20_Internet_20_Link">
630_360_16806...</text:a>
']</text:p>
      <text:p text:style-name="P4">
Tags: ['США', 'Суд', 'Трамп']</text:p>
      <text:p text:style-name="P4">
Type: Article</text:p>
      <!--METADATA-->
      <text:p text:style-name="P4">
<draw:frame draw:style-name="fr1" draw:name="Image89" text:anchor-type="as-char" svg:width="6.9236in" svg:height="3.956343in" draw:z-index="0">
<draw:image xlink:href="../Images/yкринформ/2023-06-13T11-12-45-03-00/630_360_1680680229-821.jpg" xlink:type="simple" xlink:show="embed" xlink:actuate="onLoad" draw:mime-type="image/jpeg"/>
</draw:frame>
On Tuesday, US Explore Donald Trump announced in the Federal Court of Federal Court that he did not recognize himself as guilty of criminal prosecution in improperly saving secret documents and obstruction of their return to state -owned states.</text:p>
      <text:p text:style-name="P4">
As Ukrinform reports, it reports <text:a xlink:type="simple" xlink:href="https://www.nytimes.com/live/2023/06/13/us/trump-indictment-arraignment-court/here-is-the-latest-on-the-trumps-court-appearance" text:style-name="Internet_20_link" text:visited-style-name="Visited_20_Internet_20_Link">
New York Times</text:a>
 <text:a xlink:type="simple" xlink:href="https://www.nytimes.com/live/2023/06/13/us/trump-indictment-arraignment-court/here-is-the-latest-on-the-trumps-court-appearance" text:style-name="Internet_20_link" text:visited-style-name="Visited_20_Internet_20_Link">
 .</text:a>
On Tuesday, Trump came to court in the Mayai center. Small groups of protrampivsky activists gathered near the court building around the court to express support for the former President.</text:p>
      <text:p text:style-name="P4">
After announcing the accusations, he intends to leave the New Jersey golf club with New Jersey and to make a statement there.</text:p>
      <text:p text:style-name="P4">
Last Thursday, the Federal Great Jury in Miamus charged him with 37 points related to the export, storage and concealment of secret documents he had removed from the White House. A day later, the federal prosecutors were publicized by a 49-page indictment that describes Trump's negligent conjunction with secret documents, including details of secret-core programs, reconnaissance data on foreign opponents, planning and other materials that indicate the potential vulnerability of the country.</text:p>
      <text:p text:style-name="P4">
<text:span text:style-name="T4">
 Read also: </text:span>
 [Federal prosecutors have released the indictment(https://www.ukrinform.ua/rubric-world/3720795-federalni-prokurori-opriludnili-obvinuvalnij-visnovok-sodo-trampa.html)In case of recognition <text:a xlink:type="simple" xlink:href="https://www.ukrinform.ua/tag-tramp" text:style-name="Internet_20_link" text:visited-style-name="Visited_20_Internet_20_Link">
Trump</text:a>
He is guilty of <text:a xlink:type="simple" xlink:href="https://www.ukrinform.ua/rubric-world/3721536-tramp-moze-otrimati-20-rokiv-vaznici-ale-stavsi-prezidentom-vidrazu-pomilue-sebe-politico.html" text:style-name="Internet_20_link" text:visited-style-name="Visited_20_Internet_20_Link">
up to 20 years in prison</text:a>
. However, if he becomes president again, he will mercy.</text:p>
      <text:p text:style-name="P4">
<text:span text:style-name="T5">
Foto: Tom Williams/CQ Roll Call</text:span>
</text:p>
      <text:p text:style-name="P4">
News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President on Russian attack on Kryvyi Rih: Russian killers continue war against ordinary people</text:span>
</text:h>
      <text:p text:style-name="P4">
Author: ['АРМІЯINFORM']</text:p>
      <text:p text:style-name="P4">
Time: 2023-06-13T12:00:00-04:00</text:p>
      <text:p text:style-name="P4">
Description: Ukrainian President Volodymyr Zelensky Vidreaguvu on the Nichna attack on Kriviy RIG T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КРАЇНА-ТЕРОРИСТ РФ', 'КРИВИЙ РІГ', 'ПРЕЗИДЕНТ УКРАЇНИ']</text:p>
      <text:p text:style-name="P4">
Category: News</text:p>
      <!--METADATA-->
      <text:p text:style-name="P4">
<draw:frame draw:style-name="fr1" draw:name="Image90" text:anchor-type="as-char" svg:width="6.9236in" svg:height="5.1927in" draw:z-index="0">
<draw:image xlink:href="../Images/AРМІЯINFORM/2023-06-13T12-00-00-04-00/photo_5204059092442794634_y.jpg" xlink:type="simple" xlink:show="embed" xlink:actuate="onLoad" draw:mime-type="image/jpeg"/>
</draw:frame>
President of Ukraine Volodymyr Zelensky responded to Russia's night attack and noted that Russian terrorists continue to fight their war opposite ordinary cities and people.</text:p>
      <text:p text:style-name="P4">
The head of state [wrote] about it(https://t.me/V_Zelenskiy_official/6561)DISTRIBUTE telegram channel.</text:p>
      <text:p text:style-name="P4">
“Regular rockets of terrorists, Russian murderers continue their war of counter -country homes, ordinary cities and people. Unfortunately, there are dead, there are injured. The rescue operation in Kryvyi Rih continues, ”his post reads.</text:p>
      <text:p text:style-name="P4">
Volodymyr Zelenskyy expressed his condolences to all who lost his relatives.</text:p>
      <text:p text:style-name="P4">
"There will never be forgiveness to terrorists, and they will answer every rocket," he said.</text:p>
      <text:p text:style-name="P4">
News Source: <text:a xlink:type="simple" xlink:href="https://armyinform.com.ua/2023/06/13/prezydent-pro-ataku-rf-na-kryvyj-rig-rosijski-vbyvczi-prodovzhuyut-vijnu-proty-zvychajnyh-lyudej/" text:style-name="Internet_20_link" text:visited-style-name="Visited_20_Internet_20_Link">
https://armyinform.com.ua/2023/06/13/prezydent-pro-ataku-rf-na-kryvyj-rig-rosijski-vbyvczi-prodovzhuyut-vijnu-proty-zvychajnyh-lyudej/</text:a>
</text:p>
      <!--NEWS-->
      <text:h text:style-name="P10" text:outline-level="1">
<text:span text:style-name="T4">
The Russian Federation continues to receive components for rockets even from partner countries of Ukraine - Zelensky</text:span>
</text:h>
      <text:p text:style-name="P4">
Authors: Ukrinform (Person)</text:p>
      <text:p text:style-name="P4">
Publisher: Укринформ (Organization)</text:p>
      <text:p text:style-name="P4">
Published Time: 2023-06-13T12:13:00+03:00</text:p>
      <text:p text:style-name="P4">
Modified Time: 2023-06-13T23:13:00+03:00</text:p>
      <text:p text:style-name="P4">
Description: Russia continues to receive components for the production of missiles from companies worldwide, including partner countries of Ukraine. - Ukrinform.</text:p>
      <text:p text:style-name="P4">
Images: ['<text:a xlink:type="simple" xlink:href="https://static.ukrinform.com/photos/2022_07/thumb_files/630_360_1657855821-201.png" text:style-name="Internet_20_link" text:visited-style-name="Visited_20_Internet_20_Link">
630_360_16578...</text:a>
']</text:p>
      <text:p text:style-name="P4">
Tags: ['Ракета', 'Зеленський', 'Війна з Росією', 'мікросхеми ']</text:p>
      <text:p text:style-name="P4">
Type: Article</text:p>
      <!--METADATA-->
      <text:p text:style-name="P4">
<draw:frame draw:style-name="fr1" draw:name="Image91" text:anchor-type="as-char" svg:width="6.9236in" svg:height="3.956343in" draw:z-index="0">
<draw:image xlink:href="../Images/yкринформ/2023-06-13T12-13-00-03-00/630_360_1657855821-201.png" xlink:type="simple" xlink:show="embed" xlink:actuate="onLoad" draw:mime-type="image/png"/>
</draw:frame>
Russia has been getting components to produce missiles from companies in the world, including partner countries of Ukraine.</text:p>
      <text:p text:style-name="P4">
Ukrainian representatives met with diplomats of these states, informed President Volodymyr Zelenskyy in the evening <text:a xlink:type="simple" xlink:href="https://t.me/V_Zelenskiy_official/6573" text:style-name="Internet_20_link" text:visited-style-name="Visited_20_Internet_20_Link">
video message</text:a>
, reports Ukrinform.</text:p>
      <text:p text:style-name="P4">
“Unfortunately, Russia is still able to receive critical components for production <text:a xlink:type="simple" xlink:href="https://www.ukrinform.ua/tag-raketa" text:style-name="Internet_20_link" text:visited-style-name="Visited_20_Internet_20_Link">
missiles</text:a>
which are created by companies of slim countries, including companies from some partner countries. These components are then supplied to Russia by different units. If we take, for example, one rocket that hit the crooked horn today, then about 50 components in it - mainly microelectronics - produced in other countries, ”he said.</text:p>
      <text:p text:style-name="P4">
<text:span text:style-name="T5">
Vido: <text:a xlink:type="simple" xlink:href="https://t.me/V_Zelenskiy_official/6573" text:style-name="Internet_20_link" text:visited-style-name="Visited_20_Internet_20_Link">
Presidential Office, Telegrams</text:a>
</text:span>
</text:p>
      <text:p text:style-name="P4">
The President said that on Tuesday there was a meeting of representatives of Ukraine with reports of the respective states.</text:p>
      <text:p text:style-name="P4">
According to him, there is a list of companies that supply Russia's components for guns, and there is an understanding of how Russian terrorists try to deceive the world.</text:p>
      <text:p text:style-name="P4">
"We are waiting for conclusions and quick actions that will stop Russian rocket terror," Zelensky emphasized.</text:p>
      <text:p text:style-name="P4">
He recalled that Ukraine has applied for all companies in Russia, which is being issued rockets, emphasizing that such complete sanction restrictions should be at global level against all of them.</text:p>
      <text:p text:style-name="P4">
The head of state also insists that every way of bypassing sanctions should also be patronized at the global level and should be as exacerbated by exported control over critical components.</text:p>
      <text:p text:style-name="P4">
“If someone is a mediator or works with Russia to terrorist and continue to blow up dwellings and kill people, then such entities - business or state - deserve the reaction of the world. Hard reaction. There is information about this with partners. It is definitely cheaper - once to block the ways of supplying components for terror to terrorists, it is always possible to spend new and new air defense for aircraft, ”the President added.</text:p>
      <text:p text:style-name="P4">
<text:span text:style-name="T4">
 Read also: </text:span>
 <text:a xlink:type="simple" xlink:href="https://www.ukrinform.ua/rubric-economy/3711892-the-insider-nazvav-evropejski-kompanii-aki-vse-se-zabezpecuut-armiu-rf.html" text:style-name="Internet_20_link" text:visited-style-name="Visited_20_Internet_20_Link">
The Insider named European companies that disrepair the army of the Russian Federation</text:a>
</text:p>
      <text:p text:style-name="P4">
One of the hostile missiles hit a five -storey residential building - two floors were destroyed by fire, and the ceiling between the first and second floors were destroyed.</text:p>
      <text:p text:style-name="P4">
Another rocket hit the bottled water. From there, the water was transported to all corners of Ukraine, including the victim due to the undermining of the Russians of the Kakhovsk Hesherson region.</text:p>
      <text:p text:style-name="P4">
<text:span text:style-name="T5">
Foto: op</text:span>
</text:p>
      <text:p text:style-name="P4">
News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The invaders for a day 21 times fired at Sumy region border, there are dead</text:span>
</text:h>
      <text:p text:style-name="P4">
Authors: Ukrinform (Person)</text:p>
      <text:p text:style-name="P4">
Publisher: Укринформ (Organization)</text:p>
      <text:p text:style-name="P4">
Published Time: 2023-06-13T13:14:00+03:00</text:p>
      <text:p text:style-name="P4">
Modified Time: 2023-06-13T23:14:00+03:00</text:p>
      <text:p text:style-name="P4">
Description: Russian troops fired at the Sumy region border during the day, as a result of a hostile blow to one of the communitie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Загибель', 'Війна з Росією']</text:p>
      <text:p text:style-name="P4">
Type: Article</text:p>
      <!--METADATA-->
      <text:p text:style-name="P4">
<draw:frame draw:style-name="fr1" draw:name="Image92" text:anchor-type="as-char" svg:width="6.9236in" svg:height="3.956343in" draw:z-index="0">
<draw:image xlink:href="../Images/yкринформ/2023-06-13T13-14-00-03-00/630_360_1669987737-966.jpg" xlink:type="simple" xlink:show="embed" xlink:actuate="onLoad" draw:mime-type="image/jpeg"/>
</draw:frame>
The Russian border was fired at the border of Sumy region during the day, as a result of a wave strike for one of the communities.</text:p>
      <text:p text:style-name="P4">
According to Ukrinform, the Sumy Regional Military Administration reported in <text:a xlink:type="simple" xlink:href="https://t.me/Sumy_news_ODA/16923" text:style-name="Internet_20_link" text:visited-style-name="Visited_20_Internet_20_Link">
telegram</text:a>
.</text:p>
      <text:p text:style-name="P4">
In total, 101 explosions were recorded in the region a day.</text:p>
      <text:p text:style-name="P4">
According to the OVA, eight border communities have suffered Russian shelling: Khotinskaya, Miropil, Belopilsk, Znob-Novgorod, Seredi-Budsk, Esmanskaya, Novoslobidskaya and Velikopisarevskaya.</text:p>
      <text:p text:style-name="P4">
The mid-and-Budy community attacked the invaders from the mortar, which led to two explosions. The hostile fire is damaged by shop and outbuildings.</text:p>
      <text:p text:style-name="P4">
In the same community, the enemy struck from the barrel artillery, causing 21 more explosions. As a result of the artery ranging <text:a xlink:type="simple" xlink:href="https://www.ukrinform.ua/tag-zagibel" text:style-name="Internet_20_link" text:visited-style-name="Visited_20_Internet_20_Link">
killed</text:a>
Employees of the state forestry enterprise, which at that time moved by the UAZ car. The information is clarified.</text:p>
      <text:p text:style-name="P4">
As a result of another blow from enemy artillery, eight explosions were heard - a private house was damaged.</text:p>
      <text:p text:style-name="P4">
Artillery firing communities continued. Yes, there were 15 more explosions recorded. As a result of one of them, a private home was lit.</text:p>
      <text:p text:style-name="P4">
The Russian troops attacked mortars and artillery-11 and six explosions were heard respectively.</text:p>
      <text:p text:style-name="P4">
In the territory of the Miropil community, the invaders were thrown from the drone of the ammunition, also hit it with a mortar, causing three explosions.</text:p>
      <text:p text:style-name="P4">
Mortar shellings from the Russians were experienced by the Khotinsk and Essman communities - eight and four explosions were exposed, respectively.</text:p>
      <text:p text:style-name="P4">
Stroke from mortars and artillery, the Russian army struck in the Great Pisariv community - there were four and one explosion.</text:p>
      <text:p text:style-name="P4">
<text:span text:style-name="T4">
 Read also: </text:span>
 <text:a xlink:type="simple" xlink:href="https://www.ukrinform.ua/rubric-regions/3722118-rosiani-obstrilali-sumsinu-vlucili-u-ditacij-internat.html" text:style-name="Internet_20_link" text:visited-style-name="Visited_20_Internet_20_Link">
Russians fired <text:span text:style-name="T4">
 Sumy region </text:span>
 - hit the pediatric boarding school</text:a>
The enemy fired at the Belopilsky community from mortars, causing 11 explosions, and also launched two rockets from the helicopter, probably unmanageable.</text:p>
      <text:p text:style-name="P4">
As reported by Ukrinform, 55 explosions were heard due to Russian shelling on June 12.</text:p>
      <text:p text:style-name="P4">
News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Enemy loss per day: Almost 500 invaders were eliminated, 20 artisystems and 6 BBM were destroyed</text:span>
</text:h>
      <text:p text:style-name="P4">
Author: ['АРМІЯINFORM']</text:p>
      <text:p text:style-name="P4">
Time: 2023-06-13T14:00:00-04:00</text:p>
      <text:p text:style-name="P4">
Description: Zagalni Boyov, Find the enemy on 02.24.22 to 06/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de34ef9-bbff-4364-882e-3c35e1cd880b-scaled.jpg" text:style-name="Internet_20_link" text:visited-style-name="Visited_20_Internet_20_Link">
bde34ef9-bbff-4364-882e-3c35e1cd880b-scaled.jpg</text:a>
']</text:p>
      <text:p text:style-name="P4">
Tags: ['АГРЕСІЯ РФ', 'ВТОРГНЕННЯ РФ', 'ВТРАТИ ВОРОГА', 'ГШ ЗСУ']</text:p>
      <text:p text:style-name="P4">
Category: News</text:p>
      <!--METADATA-->
      <text:p text:style-name="P4">
<draw:frame draw:style-name="fr1" draw:name="Image93" text:anchor-type="as-char" svg:width="6.9236in" svg:height="6.981297in" draw:z-index="0">
<draw:image xlink:href="../Images/AРМІЯINFORM/2023-06-13T14-00-00-04-00/bde34ef9-bbff-4364-882e-3c35e1cd880b-scaled.jpg" xlink:type="simple" xlink:show="embed" xlink:actuate="onLoad" draw:mime-type="image/jpeg"/>
</draw:frame>
The total fighting loss of the enemy from 24.02.22 to 13.06.23 will be orientated:</text:p>
      <text:p text:style-name="P4">
<text:span text:style-name="T4">
<text:span text:style-name="T5">
 Personnel - </text:span>
* 216650(+470)persons eliminated</text:span>
<text:span text:style-name="T5">
 tanks - </text:span>
<text:span text:style-name="T5">
 3935(+4)</text:span>
<text:span text:style-name="T4">
 combat armored vehicles - </text:span>
 7642(+6)<text:span text:style-name="T4">
<text:span text:style-name="T5">
 Artillery systems - </text:span>
<text:span text:style-name="T5">
 3766(+20)</text:span>
 </text:span>
 RSZV - <text:span text:style-name="T4">
 601(0)</text:span>
<text:span text:style-name="T5">
 air defense means - </text:span>
<text:span text:style-name="T5">
 363(+1)</text:span>
<text:span text:style-name="T4">
 aircraft - </text:span>
 314(0)<text:span text:style-name="T4">
<text:span text:style-name="T5">
 helicopters - </text:span>
* 300(+1)</text:span>
<text:span text:style-name="T5">
 UAV Operative Tactical Level-</text:span>
<text:span text:style-name="T5">
 3309(+2)</text:span>
<text:span text:style-name="T4">
 Winged missiles - </text:span>
 1183(0)<text:span text:style-name="T4">
<text:span text:style-name="T5">
 ships / boats - </text:span>
* 18(0)</text:span>
<text:span text:style-name="T5">
 Automobile equipment and tanks - </text:span>
<text:span text:style-name="T5">
 6473(+2)</text:span>
<text:span text:style-name="T4">
 SPECIAL TECHANGE - </text:span>
 511(+1)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3.06.23.</text:p>
      <text:p text:style-name="P4">
News Source: <text:a xlink:type="simple" xlink:href="https://armyinform.com.ua/2023/06/13/vtraty-voroga-za-dobu-likvidovano-majzhe-500-okupantiv-znyshheno-20-artsystem-i-6-bbm/" text:style-name="Internet_20_link" text:visited-style-name="Visited_20_Internet_20_Link">
https://armyinform.com.ua/2023/06/13/vtraty-voroga-za-dobu-likvidovano-majzhe-500-okupantiv-znyshheno-20-artsystem-i-6-bbm/</text:a>
</text:p>
      <!--NEWS-->
      <text:h text:style-name="P10" text:outline-level="1">
<text:span text:style-name="T4">
President: In different areas of the Bakhmut direction there is a forward movement</text:span>
</text:h>
      <text:p text:style-name="P4">
Authors: Ukrinform (Person)</text:p>
      <text:p text:style-name="P4">
Publisher: Укринформ (Organization)</text:p>
      <text:p text:style-name="P4">
Published Time: 2023-06-13T14:21:00+03:00</text:p>
      <text:p text:style-name="P4">
Modified Time: 2023-06-13T23:21:00+03:00</text:p>
      <text:p text:style-name="P4">
Description: In the Bakhmut direction and within the responsibility of the Tavriya group there is a movement of forward Ukrainian force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ЗСУ', 'Зеленський', 'Війна з Росією', 'Контрнаступ']</text:p>
      <text:p text:style-name="P4">
Type: Article</text:p>
      <!--METADATA-->
      <text:p text:style-name="P4">
<draw:frame draw:style-name="fr1" draw:name="Image94" text:anchor-type="as-char" svg:width="6.9236in" svg:height="3.956343in" draw:z-index="0">
<draw:image xlink:href="../Images/yкринформ/2023-06-13T14-21-00-03-00/630_360_1679682020-565.jpeg" xlink:type="simple" xlink:show="embed" xlink:actuate="onLoad" draw:mime-type="image/jpeg"/>
</draw:frame>
The Nabakhmut direction and within the responsibility of the Tavriya group are the movements of the Ukrainian forces.</text:p>
      <text:p text:style-name="P4">
This was stated by President Volodymyr Zelenskyy in the evening <text:a xlink:type="simple" xlink:href="https://www.youtube.com/watch" text:style-name="Internet_20_link" text:visited-style-name="Visited_20_Internet_20_Link">
video message</text:a>
, reports Ukrinform.</text:p>
      <text:p text:style-name="P4">
_ <text:span text:style-name="T4">
 Video: </text:span>
 <text:a xlink:type="simple" xlink:href="https://t.me/OP_UA/9719" text:style-name="Internet_20_link" text:visited-style-name="Visited_20_Internet_20_Link">
Presidential Office, Telegrams</text:a>
_</text:p>
      <text:p text:style-name="P4">
“Our warriors, our characters!I thank you to all who are in battle now, who protects and distinguishes our positions. The Bakhmut direction, which is, in particular, warriors of the 80th-extent DShV brigade-there is a forward movement in different areas. I thank you!I thank the extraordinary courage!”Zelensky said.</text:p>
      <text:p text:style-name="P4">
He also emphasized that the units of Tavriya in the conditions of extremely rigid battles, in the conditions of aviation and artillery advantage of the occupier are the movement before.</text:p>
      <text:p text:style-name="P4">
<text:span text:style-name="T4">
 Read also: </text:span>
 <text:a xlink:type="simple" xlink:href="https://www.ukrinform.ua/rubric-ato/3722480-sili-oboroni-ukraini-pisli-u-nastup-ta-pocali-povertati-svoi-teritorii-stoltenberg.html" text:style-name="Internet_20_link" text:visited-style-name="Visited_20_Internet_20_Link">
Defense forces of Ukraine went on the offensive and started returning the territory - Stoltenberg</text:a>
“Thank you, you are warriors!Thank you for every step and for every meter of Ukrainian land, which is ascertained against Russian evil!” - said the President.</text:p>
      <text:p text:style-name="P4">
He also gratefully expressed gratitude to the Marines of the 35th and 36th separate brigades, the 110th-nerve mechanized brigade, the 128th separate mountain-assault brigade, paratroopers of the 79th Brigade, artillerymen.</text:p>
      <text:p text:style-name="P4">
<text:span text:style-name="T4">
 Read also: </text:span>
 [Zelensky thanked the united expedition forces(https://www.ukrinform.ua/rubric-polytics/3722520-zelenskij-podakuvav-obednanim-ekspedicijnim-silam-za-posilenna-ukrainskoi-ppo.html)"And thank you all in our society, who understands that the liberation of our land in recent occupiers requires difficult, heroic and intense actions that, in the back, step by step, give the necessary power to our offensive actions," Zelensky added.</text:p>
      <text:p text:style-name="P4">
As reported by Ukrinform, the Armed Forces of Ukraine have released seven settlements in the last week in the last week.</text:p>
      <text:p text:style-name="P4">
News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The Kakhovskaya Hydroe Cell: Zelensky expects the IAEA group to work soon</text:span>
</text:h>
      <text:p text:style-name="P4">
Authors: Ukrinform (Person)</text:p>
      <text:p text:style-name="P4">
Publisher: Укринформ (Organization)</text:p>
      <text:p text:style-name="P4">
Published Time: 2023-06-13T15:33:00+03:00</text:p>
      <text:p text:style-name="P4">
Modified Time: 2023-06-13T23:33:00+03:00</text:p>
      <text:p text:style-name="P4">
Description: President Volodymyr Zelensky is counting on the start of work in the near future by a group of IAEA experts on assessing the consequences of a Russian terrorist act at Kakhovskaya hydroelectric power plants. - Ukrinform.</text:p>
      <text:p text:style-name="P4">
Images: ['<text:a xlink:type="simple" xlink:href="https://static.ukrinform.com/photos/2022_07/thumb_files/630_360_1658104302-429.jpeg" text:style-name="Internet_20_link" text:visited-style-name="Visited_20_Internet_20_Link">
630_360_16581...</text:a>
']</text:p>
      <text:p text:style-name="P4">
Tags: ['МАГАТЕ', 'Зеленський', 'Каховська ГЕС', 'Затоплення']</text:p>
      <text:p text:style-name="P4">
Type: Article</text:p>
      <!--METADATA-->
      <text:p text:style-name="P4">
<draw:frame draw:style-name="fr1" draw:name="Image95" text:anchor-type="as-char" svg:width="6.9236in" svg:height="3.956343in" draw:z-index="0">
<draw:image xlink:href="../Images/yкринформ/2023-06-13T15-33-00-03-00/630_360_1658104302-429.jpeg" xlink:type="simple" xlink:show="embed" xlink:actuate="onLoad" draw:mime-type="image/jpeg"/>
</draw:frame>
The Presidential Lordir Zelensky counts on the beginning of the work of the IAEA expert groups in the near future on the evaluation of the consequences of the Russian terrorist act of Nakakhovsky hydroelectric power station.</text:p>
      <text:p text:style-name="P4">
He noted this in the evening <text:a xlink:type="simple" xlink:href="https://t.me/V_Zelenskiy_official/6573" text:style-name="Internet_20_link" text:visited-style-name="Visited_20_Internet_20_Link">
video message</text:a>
, reports Ukrinform.</text:p>
      <text:p text:style-name="P4">
“Good that <text:a xlink:type="simple" xlink:href="https://www.ukrinform.ua/tag-magate" text:style-name="Internet_20_link" text:visited-style-name="Visited_20_Internet_20_Link">
IAEA</text:a>
It proposes to send us, to Ukraine, a group of experts who will evaluate the consequences of the destruction of the Dumbles by other structures of Kakhovka hydroelectric power station. The world should know in all the details of the extent and what crime against nature and people has been committed by Russia. I hope the IAEA experts will work in the near future, ”Zelensky said.</text:p>
      <text:p text:style-name="P4">
<text:span text:style-name="T5">
Vido: <text:a xlink:type="simple" xlink:href="https://t.me/V_Zelenskiy_official/6573" text:style-name="Internet_20_link" text:visited-style-name="Visited_20_Internet_20_Link">
Presidential Office, Telegrams</text:a>
</text:span>
</text:p>
      <text:p text:style-name="P4">
He also stressed that Ukraine is actively working to prevent any incentives on the occupied Russians of the Zaporozhye Nuclear Station.</text:p>
      <text:p text:style-name="P4">
“While the occupiers are there, there is a risk for the whole world, and this is obvious. Only the full -leafed of the station and its return under Ukrainian control is able to guarantee security. And we will do everything for this, ”the President emphasized.</text:p>
      <text:p text:style-name="P4">
*!(https://www.ukrinform.ua/rubric-polytics/3721859-glava-magate-rozpoviv-pro-plani-pid-cas-vizitu-v-ukrainu.html)As <text:a xlink:type="simple" xlink:href="https://www.ukrinform.ua/rubric-polytics/3722484-zelenskij-zustrivsa-z-generalnim-direktorom-magate.html" text:style-name="Internet_20_link" text:visited-style-name="Visited_20_Internet_20_Link">
reported</text:a>
, President Volodymyr Zelensky, on June 13 in Kyiv, met with Genttor George Raphael Grosssey, which discussed in particular the proposal of the IAPA to send to Ukraine a group of experts to evaluate the consequences of the blasting of Kakhovskaya HEP and preparation of proposals for specific areas of assistance for their submission.</text:p>
      <text:p text:style-name="P4">
News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The government has expanded the list of services that veterans and their families can get in CNAPs</text:span>
</text:h>
      <text:p text:style-name="P4">
Author: ['АРМІЯINFORM']</text:p>
      <text:p text:style-name="P4">
Time: 2023-06-13T16:00:00-04:00</text:p>
      <text:p text:style-name="P4">
Description: The detachment of the Pereperevki Perev'yazkovikh Adminstive Office, the Yaki Veteran Tu Consumers їkhnіk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ya-veteran-tsnap-kamenskoe-1440_700.jpg" text:style-name="Internet_20_link" text:visited-style-name="Visited_20_Internet_20_Link">
ya-veteran-tsnap-kamenskoe-1440_700.jpg</text:a>
']</text:p>
      <text:p text:style-name="P4">
Tags: ['АДМІНПОСЛУГИ ДЛЯ ВЕТЕРАНІВ', 'КАБМІН', 'СОЦЗАХИСТ ПІД ЧАС ВІЙНИ']</text:p>
      <text:p text:style-name="P4">
Category: News</text:p>
      <!--METADATA-->
      <text:p text:style-name="P4">
<draw:frame draw:style-name="fr1" draw:name="Image96" text:anchor-type="as-char" svg:width="6.9236in" svg:height="3.363716in" draw:z-index="0">
<draw:image xlink:href="../Images/AРМІЯINFORM/2023-06-13T16-00-00-04-00/ya-veteran-tsnap-kamenskoe-1440_700.jpg" xlink:type="simple" xlink:show="embed" xlink:actuate="onLoad" draw:mime-type="image/jpeg"/>
</draw:frame>
The government has expanded the list of compulsory administrative services that their families' veterans can receive in CNAPs.</text:p>
      <text:p text:style-name="P4">
About it <text:a xlink:type="simple" xlink:href="https://www.kmu.gov.ua/news/uriad-rozshyryv-perelik-posluh-iaki-veterany-ta-ikhni-simi-mozhut-otrymaty-v-tsnapakh" text:style-name="Internet_20_link" text:visited-style-name="Visited_20_Internet_20_Link">
reports</text:a>
Government portal.</text:p>
      <text:p text:style-name="P4">
From now on, participants of hostilities, their families, people with disabilities as a result of war, as well as relatives of fallen defenders and defenders will be able to contact the dotsnapa in their settlement and get even more necessary administrative services. In particular, officially establish their status, obtain or replace the certificate, get an extract From the Unified State Register of War Veterans, continue by documents, receive monetary care or compensation.</text:p>
      <text:p text:style-name="P4">
"Earlier, to receive these services, I had to contact different statements. Now all services would be available in one place," the message reads.</text:p>
      <text:p text:style-name="P4">
It is noted that from the first day of work, the Ministry of Defense modernizes and expands the network so that Ukrainians can quickly obtain quality state services regardless of the residence. Now one of the priorities is to simplify the process of veteran services.</text:p>
      <text:p text:style-name="P4">
News Source: <text:a xlink:type="simple" xlink:href="https://armyinform.com.ua/2023/06/13/uryad-rozshyryv-perelik-poslug-yaki-veterany-ta-yihni-simyi-mozhut-otrymaty-v-cznapah/" text:style-name="Internet_20_link" text:visited-style-name="Visited_20_Internet_20_Link">
https://armyinform.com.ua/2023/06/13/uryad-rozshyryv-perelik-poslug-yaki-veterany-ta-yihni-simyi-mozhut-otrymaty-v-cznapah/</text:a>
</text:p>
      <!--NEWS-->
      <text:h text:style-name="P10" text:outline-level="1">
<text:span text:style-name="T4">
President Romania has appointed a new premiere</text:span>
</text:h>
      <text:p text:style-name="P4">
Authors: Ukrinform (Person)</text:p>
      <text:p text:style-name="P4">
Publisher: Укринформ (Organization)</text:p>
      <text:p text:style-name="P4">
Published Time: 2023-06-13T16:28:00+03:00</text:p>
      <text:p text:style-name="P4">
Modified Time: 2023-06-13T16:28:00+03:00</text:p>
      <text:p text:style-name="P4">
Description: Romania President Klaus Johannis appointed the leader of the Social Democratic Party Marcela Chlak as the head of the new government within the framework of the Prime Minister's rotation agreement, which aims to ensure political stability in the country. - Ukrinform.</text:p>
      <text:p text:style-name="P4">
Images: ['<text:a xlink:type="simple" xlink:href="https://static.ukrinform.com/photos/2022_06/thumb_files/630_360_1654759108-726.jpg" text:style-name="Internet_20_link" text:visited-style-name="Visited_20_Internet_20_Link">
630_360_16547...</text:a>
']</text:p>
      <text:p text:style-name="P4">
Tags: ["Прем'єр", 'Президент', 'Призначення', 'Румунія']</text:p>
      <text:p text:style-name="P4">
Type: Article</text:p>
      <!--METADATA-->
      <text:p text:style-name="P4">
<draw:frame draw:style-name="fr1" draw:name="Image97" text:anchor-type="as-char" svg:width="6.9236in" svg:height="3.956343in" draw:z-index="0">
<draw:image xlink:href="../Images/yкринформ/2023-06-13T16-28-00-03-00/630_360_1654759108-726.jpg" xlink:type="simple" xlink:show="embed" xlink:actuate="onLoad" draw:mime-type="image/jpeg"/>
</draw:frame>
Klaus Johannis Presidential Presidential appointed the leader of the Social Democratic Party of Marchelak, the head of the new government within the framework of the Prime Minister's Rotation Agreement, aimed at ensuring political stability in the country.</text:p>
      <text:p text:style-name="P4">
About it reports <text:a xlink:type="simple" xlink:href="https://www.reuters.com/world/europe/romanian-president-taps-new-premier-form-government-agreed-power-swap-2023-06-13/" text:style-name="Internet_20_link" text:visited-style-name="Visited_20_Internet_20_Link">
Reuters</text:a>
, reports Ukrinform.</text:p>
      <text:p text:style-name="P4">
"What we are here to rotate prime ministers testifies to a new level of participation of the seriousness of the ruling coalition. <text:a xlink:type="simple" xlink:href="https://www.ukrinform.ua/tag-rumunia" text:style-name="Internet_20_link" text:visited-style-name="Visited_20_Internet_20_Link">
Romanians</text:a>
They promised stability, and they receive it, " - said Johannnisjuralists.</text:p>
      <text:p text:style-name="P4">
In his turn, Chlaak confirmed that the new government would be approved by Parliament and has been oath on Thursday.</text:p>
      <text:p text:style-name="P4">
At the end of 2021, the left Social Democrats and Cross-Crossing Liberals formed a coalition government together with a junior partner, the ethnic Hungarian Hungarian Party of the UDMR, and agreed that the two main parties would be swept by prime ministers.</text:p>
      <text:p text:style-name="P4">
<text:span text:style-name="T4">
 Read also: </text:span>
(https://www.ukrinform.ua/rubric-world/3720179-rumunia-zobovazala-rosijske-posolstvo-skorotiti-stat-na-51-posadu.html)As <text:a xlink:type="simple" xlink:href="https://www.ukrinform.ua/rubric-world/3721950-premer-rumunii-podav-u-vidstavku.html" text:style-name="Internet_20_link" text:visited-style-name="Visited_20_Internet_20_Link">
reported</text:a>
, On June 12, Liberal Nikolaey Chuki filed a prime minister.</text:p>
      <text:p text:style-name="P4">
The new government should be approved by the end of the week.</text:p>
      <text:p text:style-name="P4">
<text:span text:style-name="T5">
Foto: romaniajournal.ro</text:span>
</text:p>
      <text:p text:style-name="P4">
News Source: <text:a xlink:type="simple" xlink:href="https://www.ukrinform.ua/rubric-world/3722358-prezident-rumunii-priznaciv-novogo-premera.html" text:style-name="Internet_20_link" text:visited-style-name="Visited_20_Internet_20_Link">
https://www.ukrinform.ua/rubric-world/3722358-prezident-rumunii-priznaciv-novogo-premer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13T16:30:00+03:00</text:p>
      <text:p text:style-name="P4">
Modified Time: 2023-06-13T16:30: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8" text:anchor-type="as-char" svg:width="6.9236in" svg:height="3.956343in" draw:z-index="0">
<draw:image xlink:href="../Images/yкринформ/2023-06-13T16-30-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99" text:anchor-type="as-char" svg:width="6.9236in" svg:height="6.9236in" draw:z-index="0">
<draw:image xlink:href="../Images/yкринформ/2023-06-13T16-30-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00" text:anchor-type="as-char" svg:width="6.9236in" svg:height="6.9236in" draw:z-index="0">
<draw:image xlink:href="../Images/yкринформ/2023-06-13T16-30-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01" text:anchor-type="as-char" svg:width="6.9236in" svg:height="6.9236in" draw:z-index="0">
<draw:image xlink:href="../Images/yкринформ/2023-06-13T16-30-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02" text:anchor-type="as-char" svg:width="6.9236in" svg:height="6.9236in" draw:z-index="0">
<draw:image xlink:href="../Images/yкринформ/2023-06-13T16-30-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Business Credits: Shmigal announced a 7.8 billion portfolio guarantee program</text:span>
</text:h>
      <text:p text:style-name="P4">
Authors: Ukrinform (Person)</text:p>
      <text:p text:style-name="P4">
Publisher: Укринформ (Organization)</text:p>
      <text:p text:style-name="P4">
Published Time: 2023-06-13T16:31:00+03:00</text:p>
      <text:p text:style-name="P4">
Modified Time: 2023-06-13T16:31:00+03:00</text:p>
      <text:p text:style-name="P4">
Description: According to preliminary estimates, in the first quarter of this year, GDP increased by 2.4%, and the authorities are set to create reasonable and effective incentives for business. - Ukrinform.</text:p>
      <text:p text:style-name="P4">
Images: ['<text:a xlink:type="simple" xlink:href="https://static.ukrinform.com/photos/2020_01/thumb_files/630_360_1579711515-863.jpg" text:style-name="Internet_20_link" text:visited-style-name="Visited_20_Internet_20_Link">
630_360_15797...</text:a>
']</text:p>
      <text:p text:style-name="P4">
Tags: ['Бізнес', 'Кредит', 'Пільги', 'Шмигаль']</text:p>
      <text:p text:style-name="P4">
Type: Article</text:p>
      <!--METADATA-->
      <text:p text:style-name="P4">
<draw:frame draw:style-name="fr1" draw:name="Image103" text:anchor-type="as-char" svg:width="6.9236in" svg:height="3.956343in" draw:z-index="0">
<draw:image xlink:href="../Images/yкринформ/2023-06-13T16-31-00-03-00/630_360_1579711515-863.jpg" xlink:type="simple" xlink:show="embed" xlink:actuate="onLoad" draw:mime-type="image/jpeg"/>
</draw:frame>
In the first quarter of this year, the GDP increased by 2.4%in the first quarter of this year, and Ivan is set up to create reasonable and effective incentives for business.</text:p>
      <text:p text:style-name="P4">
About this Prime Minister Denis Shmigal <text:a xlink:type="simple" xlink:href="http://t.me/Denys_Smyhal/5369" text:style-name="Internet_20_link" text:visited-style-name="Visited_20_Internet_20_Link">
said</text:a>
At a government meeting on Tuesday, Ukrinform reports.</text:p>
      <text:p text:style-name="P4">
"One of the five renewal priorities that we have identified is the restoration of the other economy. According to preliminary estimates, in the first quarter of this year, GDP increased by 2.4% compared to the previous quarter. We are now focused on making smart and effective incentives for business. Today we will make a decision that will allow to continue the program of portfolio guarantees on the state basis of 7.8 billion UAH, ” - said <text:a xlink:type="simple" xlink:href="https://www.ukrinform.ua/tag-smigal" text:style-name="Internet_20_link" text:visited-style-name="Visited_20_Internet_20_Link">
Shmigal</text:a>
.</text:p>
      <text:p text:style-name="P4">
<text:span text:style-name="T4">
Читайте також:</text:span>
 <text:a xlink:type="simple" xlink:href="https://www.ukrinform.ua/rubric-economy/3707246-bankivska-sistema-ukraini-finansovij-uspih-na-tli-dodatkovih-viklikiv.html" text:style-name="Internet_20_link" text:visited-style-name="Visited_20_Internet_20_Link">
 Банківська система України: фінансовий успіх на тлідодаткових викликів </text:a>
According to him, it is one of the programs of available preferential loans, when the state covers up to 80% of the entrepreneur's loan to the bank.</text:p>
      <text:p text:style-name="P4">
“The program of preferential loans" 5-7-9 "continues-a loan for more than UAH 115 billion was issued during the full-scale war. It is a significant resource that has kept thousands of Ukrainian businesses afloat, ”the head of the head said.</text:p>
      <text:p text:style-name="P4">
In addition, he said, there is a program of irreversible grants "Erobota", which has already published more than 4,5 thousand grants, "and these are thousands of new businesses of and workplace." During the last, eighth wave, 228 grants were published. "We continue the program to have the most Ukrainians as possible to create a consistent business," Shmigal stressed.</text:p>
      <text:p text:style-name="P4">
<text:span text:style-name="T4">
 Read also: </text:span>
 <text:a xlink:type="simple" xlink:href="https://www.ukrinform.ua/rubric-economy/3713239-z-pocatku-vijni-za-programou-dostupni-krediti-vidali-vze-109-milardiv-smigal.html" text:style-name="Internet_20_link" text:visited-style-name="Visited_20_Internet_20_Link">
From the beginning of the War under the Affordable Credit program, you will remove ₴ 109 billion - Shmigal</text:a>
According to Ukrinform, the Mission of the IMF confirmed the expectation of more powerful economic recovery in Ukraine and improved the forecast of the growth of Ukrainian VVP of Ukraine to "plus" 1-3% in conditions of uncertainty related to the war.</text:p>
      <text:p text:style-name="P4">
News Source: <text:a xlink:type="simple" xlink:href="https://www.ukrinform.ua/rubric-economy/3722374-krediti-dla-biznesu-smigal-anonsuvav-programu-portfelnih-garantij-na-78-milarda.html" text:style-name="Internet_20_link" text:visited-style-name="Visited_20_Internet_20_Link">
https://www.ukrinform.ua/rubric-economy/3722374-krediti-dla-biznesu-smigal-anonsuvav-programu-portfelnih-garantij-na-78-milarda.html</text:a>
</text:p>
      <!--NEWS-->
      <text:h text:style-name="P10" text:outline-level="1">
<text:span text:style-name="T4">
Assistance to Ukraine in overcoming the consequences of the exclusion of the Russian HPP provides 13 countries</text:span>
</text:h>
      <text:p text:style-name="P4">
Authors: Ukrinform (Person)</text:p>
      <text:p text:style-name="P4">
Publisher: Укринформ (Organization)</text:p>
      <text:p text:style-name="P4">
Published Time: 2023-06-13T16:33:00+03:00</text:p>
      <text:p text:style-name="P4">
Modified Time: 2023-06-13T16:33:00+03:00</text:p>
      <text:p text:style-name="P4">
Description: Assistance to Ukraine in overcoming the consequences of the blast by the Russian army of the dams of the Kakhovka hydroelectric power station is already provided by 13 countries. - Ukrinform.</text:p>
      <text:p text:style-name="P4">
Images: ['<text:a xlink:type="simple" xlink:href="https://static.ukrinform.com/photos/2023_04/thumb_files/630_360_1682514702-644.jpg" text:style-name="Internet_20_link" text:visited-style-name="Visited_20_Internet_20_Link">
630_360_16825...</text:a>
']</text:p>
      <text:p text:style-name="P4">
Tags: ['допомога', 'Каховська ГЕС', 'Шмигаль']</text:p>
      <text:p text:style-name="P4">
Type: Article</text:p>
      <!--METADATA-->
      <text:p text:style-name="P4">
<draw:frame draw:style-name="fr1" draw:name="Image104" text:anchor-type="as-char" svg:width="6.9236in" svg:height="3.956343in" draw:z-index="0">
<draw:image xlink:href="../Images/yкринформ/2023-06-13T16-33-00-03-00/630_360_1682514702-644.jpg" xlink:type="simple" xlink:show="embed" xlink:actuate="onLoad" draw:mime-type="image/jpeg"/>
</draw:frame>
The assistance of Ukraine in overcoming the consequences of the exclusion of the Russian army of the dam of Kakhovskaya Hesad is already 13 countries.</text:p>
      <text:p text:style-name="P4">
About this Prime Minister Denis Shmigal <text:a xlink:type="simple" xlink:href="http://t.me/Denys_Smyhal/5369" text:style-name="Internet_20_link" text:visited-style-name="Visited_20_Internet_20_Link">
reported</text:a>
At a government meeting on Tuesday, Ukrinform reports.</text:p>
      <text:p text:style-name="P4">
“13 countries provide assistance to Ukraine in overcoming the consequences of the terrorist attack. We are talking about tens and hundreds of boats, rafts, motor pumps, generators, containers, tanks, ”said <text:a xlink:type="simple" xlink:href="https://www.ukrinform.ua/tag-smigal" text:style-name="Internet_20_link" text:visited-style-name="Visited_20_Internet_20_Link">
Shmigal</text:a>
.</text:p>
      <text:p text:style-name="P4">
According to him, there is now a decrease in water levels in the Dnieper, and 30 settlements in the Kherson region and 31 Mimikovskaya remain protected. More than 3700 people have already evacuated.</text:p>
      <text:p text:style-name="P4">
*!(https://www.ukrinform.ua/rubric-society/3722235-pidriv-kahovskoi-ges-u-greenpeace-nazvali-umovi-za-akih-mozlivij-sudovij-proces.html)As reported by Ukrinform, the Russian troops of the Russian(https://www.ukrinform.ua/rubric-other_news/3720776-pidriv-rosianami-kahovskoi-ges-usi-novini.html). The station is not recoverable. Narerson region continues rescue work and evacuation of the population.</text:p>
      <text:p text:style-name="P4">
<text:span text:style-name="T5">
Foto: Denis Shmigal/Telegram</text:span>
</text:p>
      <text:p text:style-name="P4">
News Source: <text:a xlink:type="simple" xlink:href="https://www.ukrinform.ua/rubric-society/3722361-dopomogu-ukraini-u-podolanni-naslidkiv-pidrivu-rosianami-ges-nadaut-13-krain-smigal.html" text:style-name="Internet_20_link" text:visited-style-name="Visited_20_Internet_20_Link">
https://www.ukrinform.ua/rubric-society/3722361-dopomogu-ukraini-u-podolanni-naslidkiv-pidrivu-rosianami-ges-nadaut-13-krain-smigal.html</text:a>
</text:p>
      <!--NEWS-->
      <text:h text:style-name="P10" text:outline-level="1">
<text:span text:style-name="T4">
From the Kherson region under Marinka invaders throw Chechen detachments - forces of defense</text:span>
</text:h>
      <text:p text:style-name="P4">
Authors: Ukrinform (Person)</text:p>
      <text:p text:style-name="P4">
Publisher: Укринформ (Organization)</text:p>
      <text:p text:style-name="P4">
Published Time: 2023-06-13T16:34:00+03:00</text:p>
      <text:p text:style-name="P4">
Modified Time: 2023-06-13T16:34:00+03:00</text:p>
      <text:p text:style-name="P4">
Description: Russian occupation troops are transferred from Kherson region to Marinka Chechen detachments "Akhmat-Yug" and "Akhmatsere". - Ukrinform.</text:p>
      <text:p text:style-name="P4">
Images: ['<text:a xlink:type="simple" xlink:href="https://static.ukrinform.com/photos/2016_12/thumb_files/630_360_1482323943-5311.jpg" text:style-name="Internet_20_link" text:visited-style-name="Visited_20_Internet_20_Link">
630_360_14823...</text:a>
']</text:p>
      <text:p text:style-name="P4">
Tags: ["Мар'їнка", 'Війна з Росією', 'Єдині новини']</text:p>
      <text:p text:style-name="P4">
Type: Article</text:p>
      <!--METADATA-->
      <text:p text:style-name="P4">
<draw:frame draw:style-name="fr1" draw:name="Image105" text:anchor-type="as-char" svg:width="6.9236in" svg:height="3.956343in" draw:z-index="0">
<draw:image xlink:href="../Images/yкринформ/2023-06-13T16-34-00-03-00/630_360_1482323943-5311.jpg" xlink:type="simple" xlink:show="embed" xlink:actuate="onLoad" draw:mime-type="image/jpeg"/>
</draw:frame>
Russian-occupation troops are transferred from Kherson region to Marinka Chechen detachments "Akhmat-UG" and "Akhmat-severe".</text:p>
      <text:p text:style-name="P4">
According to Ukrinform, the Unified Press Center of Defense forces of Tavriysky Valeriyshchn's Defense Forces.</text:p>
      <text:p text:style-name="P4">
“In the Mariinsky direction, Ukrainian defenders reflected all 14 enemy attacks by the Volka of the city of Marinka. Here from <text:a xlink:type="simple" xlink:href="https://www.ukrinform.ua/tag-hersonsina" text:style-name="Internet_20_link" text:visited-style-name="Visited_20_Internet_20_Link">
Kherson region</text:a>
The units for reinforcement, the movement of Akhmat-UGG relocation is noticed, the Chechen detachments "Akhmat-Severe" are also identified here, the rotation will most likely occur, ”the spokesman said.</text:p>
      <text:p text:style-name="P4">
<text:span text:style-name="T4">
 Read also: </text:span>
 <text:a xlink:type="simple" xlink:href="https://www.ukrinform.ua/rubric-ato/3722297-rosiani-pidrivaut-gidrotehnicni-sporudi-u-dvoh-oblastah-sob-zavaditi-nastupu-zsu-minoboroni.html" text:style-name="Internet_20_link" text:visited-style-name="Visited_20_Internet_20_Link">
Russians undermine hydraulic structures in two areas to prevent the Armed Forces from the Armed Forces - <text:span text:style-name="T4">
 Ministry of Defense </text:span>
</text:a>
As reported by Ukrinform, in the Tavriysk direction the enemy tries to take place in the areas of Marinka and Avdiivka, as well as to return Deokupovanumakarivka in Donetsk region. During the day, he was killed, wounded and captured by almost four companies. 33 units of hostile weapons and military equipment were destroyed and damaged.</text:p>
      <text:p text:style-name="P4">
News Source: <text:a xlink:type="simple" xlink:href="https://www.ukrinform.ua/rubric-ato/3722362-z-hersonsini-pid-marinku-zagarbniki-perekidaut-cecenski-zagoni-sili-oboroni.html" text:style-name="Internet_20_link" text:visited-style-name="Visited_20_Internet_20_Link">
https://www.ukrinform.ua/rubric-ato/3722362-z-hersonsini-pid-marinku-zagarbniki-perekidaut-cecenski-zagoni-sili-oboroni.html</text:a>
</text:p>
      <!--NEWS-->
      <text:h text:style-name="P10" text:outline-level="1">
<text:span text:style-name="T4">
Ukrainians are warned of dangerous spam distribution allegedly from the capital prosecutor's office</text:span>
</text:h>
      <text:p text:style-name="P4">
Authors: Ukrinform (Person)</text:p>
      <text:p text:style-name="P4">
Publisher: Укринформ (Organization)</text:p>
      <text:p text:style-name="P4">
Published Time: 2023-06-13T16:35:00+03:00</text:p>
      <text:p text:style-name="P4">
Modified Time: 2023-06-13T16:35:00+03:00</text:p>
      <text:p text:style-name="P4">
Description: Unknown persons carry out a dangerous spam-distribution allegedly on behalf of the Kyiv City Prosecutor's Office. - Ukrinform.</text:p>
      <text:p text:style-name="P4">
Images: ['<text:a xlink:type="simple" xlink:href="https://static.ukrinform.com/photos/2020_05/thumb_files/630_360_1588955138-675.jpg" text:style-name="Internet_20_link" text:visited-style-name="Visited_20_Internet_20_Link">
630_360_15889...</text:a>
']</text:p>
      <text:p text:style-name="P4">
Tags: ['Прокуратура', 'Вірус', 'Спам']</text:p>
      <text:p text:style-name="P4">
Type: Article</text:p>
      <!--METADATA-->
      <text:p text:style-name="P4">
<draw:frame draw:style-name="fr1" draw:name="Image106" text:anchor-type="as-char" svg:width="6.9236in" svg:height="3.956343in" draw:z-index="0">
<draw:image xlink:href="../Images/yкринформ/2023-06-13T16-35-00-03-00/630_360_1588955138-675.jpg" xlink:type="simple" xlink:show="embed" xlink:actuate="onLoad" draw:mime-type="image/jpeg"/>
</draw:frame>
Unknown persons carry out a dangerous spam-distribution allegedly on behalf of the Kyiv City Prosecutor's Office.</text:p>
      <text:p text:style-name="P4">
The Kyiv City Prosecutor's Office reports about it in <text:a xlink:type="simple" xlink:href="https://t.me/kyiv_pro_office/2037" text:style-name="Internet_20_link" text:visited-style-name="Visited_20_Internet_20_Link">
telegram</text:a>
, reports Ukrinform.</text:p>
      <text:p text:style-name="P4">
“E -mail messages contain a file of“ special message ”or“ Electronic copy of the service letter ”that may be <text:a xlink:type="simple" xlink:href="https://www.ukrinform.ua/tag-virus" text:style-name="Internet_20_link" text:visited-style-name="Visited_20_Internet_20_Link">
viral</text:a>
Program, ”the prosecutor's office warns.</text:p>
      <text:p text:style-name="P4">
The prosecutor's office is asked for citizens if they received such a message, on June 13, after 14.00, not to open the file and delete it immediately.</text:p>
      <text:p text:style-name="P4">
"The prosecutor's office did not carry out any such newsletters," - declare the prosecutor's office and urge to be vigilant.</text:p>
      <text:p text:style-name="P4">
<text:span text:style-name="T4">
 Read also: </text:span>
 <text:a xlink:type="simple" xlink:href="https://www.ukrinform.ua/rubric-society/3713717-ak-ne-stati-zertvou-fisingu-rekomendacii-kiberpolicii.html" text:style-name="Internet_20_link" text:visited-style-name="Visited_20_Internet_20_Link">
How not to be victim of phishing - Cyber Police Recommendations</text:a>
As reported <text:a xlink:type="simple" xlink:href="https://www.ukrinform.ua/rubric-society/3711669-kiberpolicia-cogoric-otrimala-ponad-15-tisac-zvernen-pro-fisingovi-ataki.html" text:style-name="Internet_20_link" text:visited-style-name="Visited_20_Internet_20_Link">
Ukrinform</text:a>
, the Department of Cyber Police of the NPS in five months of this year received more than 15 thousand appeals from citizens affected by Phishing.</text:p>
      <text:p text:style-name="P4">
News Source: <text:a xlink:type="simple" xlink:href="https://www.ukrinform.ua/rubric-society/3722368-ukrainciv-poperedzaut-pro-nebezpecnu-spamrozsilku-nibito-vid-stolicnoi-prokuraturi.html" text:style-name="Internet_20_link" text:visited-style-name="Visited_20_Internet_20_Link">
https://www.ukrinform.ua/rubric-society/3722368-ukrainciv-poperedzaut-pro-nebezpecnu-spamrozsilku-nibito-vid-stolicnoi-prokuraturi.html</text:a>
</text:p>
      <!--NEWS-->
      <text:h text:style-name="P10" text:outline-level="1">
<text:span text:style-name="T4">
In Ukraine begin to build main water supplies to provide the south - Shmigal</text:span>
</text:h>
      <text:p text:style-name="P4">
Authors: Ukrinform (Person)</text:p>
      <text:p text:style-name="P4">
Publisher: Укринформ (Organization)</text:p>
      <text:p text:style-name="P4">
Published Time: 2023-06-13T16:36:00+03:00</text:p>
      <text:p text:style-name="P4">
Modified Time: 2023-06-13T16:36:00+03:00</text:p>
      <text:p text:style-name="P4">
Description: The Cabinet of Ministers has already allocated almost UAH 2.5 billion for the provision of southern Ukraine with water, the construction of main water supply systems begins.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Будівництво', 'Шмигаль', 'Водогін', 'Південь України']</text:p>
      <text:p text:style-name="P4">
Type: Article</text:p>
      <!--METADATA-->
      <text:p text:style-name="P4">
<draw:frame draw:style-name="fr1" draw:name="Image107" text:anchor-type="as-char" svg:width="6.9236in" svg:height="3.956343in" draw:z-index="0">
<draw:image xlink:href="../Images/yкринформ/2023-06-13T16-36-00-03-00/630_360_1676995305-131.jpg" xlink:type="simple" xlink:show="embed" xlink:actuate="onLoad" draw:mime-type="image/jpeg"/>
</draw:frame>
Cabinet ministers have already allocated almost UAH 2.5 billion for the provision of south of Ukraine with water, the construction of main water supply systems begins.</text:p>
      <text:p text:style-name="P4">
Prime Minister Denis Shmigal <text:a xlink:type="simple" xlink:href="https://t.me/Denys_Smyhal/5369" text:style-name="Internet_20_link" text:visited-style-name="Visited_20_Internet_20_Link">
said at a government meeting</text:a>
On Tuesday, Ukrinform correspondent reports.</text:p>
      <text:p text:style-name="P4">
“The Government of Ukraine has already allocated almost UAH 2.5 billion to provide the south of our country <text:a xlink:type="simple" xlink:href="https://www.ukrinform.ua/tag-voda" text:style-name="Internet_20_link" text:visited-style-name="Visited_20_Internet_20_Link">
with water</text:a>
. We begin the construction of the main main water supply, we assess the losses and form a list of community communities, ensure the transportation of drinking water, prepare the decision to pay off the affected Ukrainians, ”Shmigal said.</text:p>
      <text:p text:style-name="P4">
<text:span text:style-name="T5">
Video: <text:a xlink:type="simple" xlink:href="https://t.me/Denys_Smyhal/5369" text:style-name="Internet_20_link" text:visited-style-name="Visited_20_Internet_20_Link">
official telegram channel of the Prime Minister of Ukraine</text:a>
</text:span>
</text:p>
      <text:p text:style-name="P4">
According to him, the Cabinet of Ministers today will approve the need for the side of the local authorities of Kherson region to organize work on inspection of damaged buildings and structures.</text:p>
      <text:p text:style-name="P4">
"Special commissions and enough people have to work to quickly survey, and calculations should be made to further restore people," the Prime Minister said.</text:p>
      <text:p text:style-name="P4">
<text:span text:style-name="T4">
 Read also: </text:span>
 [assistance to Ukraine in overcoming the consequences(https://www.ukrinform.ua/rubric-society/3722361-dopomogu-ukraini-u-podolanni-naslidkiv-pidrivu-rosianami-ges-nadaut-13-krain-smigal.html)It was reported that on the night of June 6, the Russian army blew up the Greblyukakhov Hydroelectric Power Plant. Rescue work and evacuation measures are ongoing in Kherson region from flooding. Particularly difficult is the situation in the temporary -heated territories.</text:p>
      <text:p text:style-name="P4">
<text:span text:style-name="T5">
Foto: CMU</text:span>
</text:p>
      <text:p text:style-name="P4">
News Source: <text:a xlink:type="simple" xlink:href="https://www.ukrinform.ua/rubric-vidbudova/3722366-v-ukraini-pocinaut-buduvati-magistralni-vodogoni-dla-zabezpecenna-pivdna-smigal.html" text:style-name="Internet_20_link" text:visited-style-name="Visited_20_Internet_20_Link">
https://www.ukrinform.ua/rubric-vidbudova/3722366-v-ukraini-pocinaut-buduvati-magistralni-vodogoni-dla-zabezpecenna-pivdna-smigal.html</text:a>
</text:p>
      <!--NEWS-->
      <text:h text:style-name="P10" text:outline-level="1">
<text:span text:style-name="T4">
In Kherson from the District Ships continue to rescue animals despite the elongated curfew</text:span>
</text:h>
      <text:p text:style-name="P4">
Authors: Ukrinform (Person)</text:p>
      <text:p text:style-name="P4">
Publisher: Укринформ (Organization)</text:p>
      <text:p text:style-name="P4">
Published Time: 2023-06-13T16:39:22+03:00</text:p>
      <text:p text:style-name="P4">
Modified Time: 2023-06-13T16:39:22+03:00</text:p>
      <text:p text:style-name="P4">
Description: In Kherson from the island (a ship district), where the entrance is forbidden, until there is a survey and finding out the safety situation through flooding and introduced elongated curfew, continue to save animals. - Ukrinform.</text:p>
      <text:p text:style-name="P4">
Images: ['<text:a xlink:type="simple" xlink:href="https://static.ukrinform.com/photos/2023_06/thumb_files/630_360_1686663509-293.jpg" text:style-name="Internet_20_link" text:visited-style-name="Visited_20_Internet_20_Link">
630_360_16866...</text:a>
']</text:p>
      <text:p text:style-name="P4">
Tags: ['Евакуація', 'Херсон', 'Тварини', 'Комендантська година']</text:p>
      <text:p text:style-name="P4">
Type: Article</text:p>
      <!--METADATA-->
      <text:p text:style-name="P4">
<draw:frame draw:style-name="fr1" draw:name="Image108" text:anchor-type="as-char" svg:width="6.9236in" svg:height="3.956343in" draw:z-index="0">
<draw:image xlink:href="../Images/yкринформ/2023-06-13T16-39-22-03-00/630_360_1686663509-293.jpg" xlink:type="simple" xlink:show="embed" xlink:actuate="onLoad" draw:mime-type="image/jpeg"/>
</draw:frame>
In the Kherson Island(Ship neighborhood)where it is forbidden to entry, as long as the inspection and finding out the safety situation due to flooding and introduced a long -term curfew, continue to rescue animals.</text:p>
      <text:p text:style-name="P4">
About it in <text:a xlink:type="simple" xlink:href="https://t.me/roman_mrochko/1184" text:style-name="Internet_20_link" text:visited-style-name="Visited_20_Internet_20_Link">
telegram</text:a>
The video was reported by the head of the Kherson city military administration Roman Mrochko, Ukrinform reports.</text:p>
      <text:p text:style-name="P4">
"I also want to point out that there are now various rumors that we are unvaccating animals on the island, where the curfew is now announced," Mrochko says.</text:p>
      <text:p text:style-name="P4">
According to him, this is not the case, the evacuation is constantly carried out, June 13 - even.</text:p>
      <text:p text:style-name="P4">
<text:span text:style-name="T4">
 Read also: </text:span>
 <text:a xlink:type="simple" xlink:href="https://www.ukrinform.ua/rubric-kyiv/3721847-u-kiivskomu-pritulku-vistavkovij-centr-mozna-vzati-vratovanih-z-hersonsini-tvarin.html" text:style-name="Internet_20_link" text:visited-style-name="Visited_20_Internet_20_Link">
in the Kyiv Asylum "Exhibition Center" can be taken from Kherson region <text:span text:style-name="T4">
 animals </text:span>
</text:a>
As <text:a xlink:type="simple" xlink:href="https://www.ukrinform.ua/rubric-regions/3721924-u-hersoni-vidzavtra-vvodat-zaboronu-na-vizd-do-rajonu-korabel.html" text:style-name="Internet_20_link" text:visited-style-name="Visited_20_Internet_20_Link">
reported</text:a>
Ukrinform, Commandant Hour in the Ship neighborhood(Island)In Kherson it operates from 15 hours. 00 min. June 13, 2023 to 12 hours. 00 min the next day. Commandant for hours will last until June 19, 2023 inclusive.</text:p>
      <text:p text:style-name="P4">
In the Kherson region the region of defense of the region <text:a xlink:type="simple" xlink:href="https://www.ukrinform.ua/rubric-regions/3722242-u-naseleni-punkti-hersonsini-so-zaznali-pidtoplenna-zaboronili-vizd.html" text:style-name="Internet_20_link" text:visited-style-name="Visited_20_Internet_20_Link">
banned entry</text:a>
To the settlements affected by the flooding as a result of the undermining of the RFKAKHOV military hydroelectric power station - the prohibition will act before a separate order.</text:p>
      <text:p text:style-name="P4">
<text:span text:style-name="T4">
 Read also: </text:span>
 <text:a xlink:type="simple" xlink:href="https://www.ukrinform.ua/rubric-regions/3721976-z-hersonsini-do-lvova-evakuuvali-majze-170-tvarin.html" text:style-name="Internet_20_link" text:visited-style-name="Visited_20_Internet_20_Link">
from Kherson region to Lviv evacuated almost 170 <text:span text:style-name="T4">
 animals </text:span>
</text:a>
In Kiev, a volunteer [zoos protection hub] was formed at Patron Pet Center(https://www.ukrinform.ua/rubric-kyiv/3721783-u-kievi-patron-pet-center-prijmae-tvarin-vratovanih-z-hersona.html)for dogs and cats taken out by Zherson. There are currently 75 animals affected by the Kakhovsky Hydroelectric Power Plant.</text:p>
      <text:p text:style-name="P4">
News Source: <text:a xlink:type="simple" xlink:href="https://www.ukrinform.ua/rubric-regions/3722365-u-hersoni-z-mikrorajonu-korabel-prodovzuut-ratuvati-tvarin-popri-podovzenu-komendantsku-godinu.html" text:style-name="Internet_20_link" text:visited-style-name="Visited_20_Internet_20_Link">
https://www.ukrinform.ua/rubric-regions/3722365-u-hersoni-z-mikrorajonu-korabel-prodovzuut-ratuvati-tvarin-popri-podovzenu-komendantsku-godinu.html</text:a>
</text:p>
      <!--NEWS-->
      <text:h text:style-name="P10" text:outline-level="1">
<text:span text:style-name="T4">
Luxembourg Parliament recognized the Holodomor with genocide</text:span>
</text:h>
      <text:p text:style-name="P4">
Authors: Ukrinform (Person)</text:p>
      <text:p text:style-name="P4">
Publisher: Укринформ (Organization)</text:p>
      <text:p text:style-name="P4">
Published Time: 2023-06-13T16:40:00+03:00</text:p>
      <text:p text:style-name="P4">
Modified Time: 2023-06-13T23:40:00+03:00</text:p>
      <text:p text:style-name="P4">
Description: The Chamber of Luxembourg Deputies approved a resolution on recognition of the 1932-1933 famine by the genocide of the Ukrainian people. - Ukrinform.</text:p>
      <text:p text:style-name="P4">
Images: ['<text:a xlink:type="simple" xlink:href="https://static.ukrinform.com/photos/2021_11/thumb_files/630_360_1637881356-649.jpg" text:style-name="Internet_20_link" text:visited-style-name="Visited_20_Internet_20_Link">
630_360_16378...</text:a>
']</text:p>
      <text:p text:style-name="P4">
Tags: ['Геноцид', 'Голодомор', 'Дмитро Кулеба', 'Люксембург']</text:p>
      <text:p text:style-name="P4">
Type: Article</text:p>
      <!--METADATA-->
      <text:p text:style-name="P4">
<draw:frame draw:style-name="fr1" draw:name="Image109" text:anchor-type="as-char" svg:width="6.9236in" svg:height="3.956343in" draw:z-index="0">
<draw:image xlink:href="../Images/yкринформ/2023-06-13T16-40-00-03-00/630_360_1637881356-649.jpg" xlink:type="simple" xlink:show="embed" xlink:actuate="onLoad" draw:mime-type="image/jpeg"/>
</draw:frame>
Luxembourg's palatachutatas adopted a resolution on recognition of the famine of 1932-1933 by the genocide of the Ukrainian people.</text:p>
      <text:p text:style-name="P4">
Foreign Minister Dmytro Kuleba wrote about it in <text:a xlink:type="simple" xlink:href="https://twitter.com/DmytroKuleba/status/1668705082701905920" text:style-name="Internet_20_link" text:visited-style-name="Visited_20_Internet_20_Link">
Twitter</text:a>
, передаєУкрінформ.</text:p>
      <text:p text:style-name="Quotations">

<text:p text:style-name="P4">
I commend Luxembourg's Chamber of Deputies' historic vote to recognise&gt;
 Stalin's Holodomor of 1932-1933 as genocide against Ukrainians. This step&gt;
 honors millions of victims and restores historic justice. The international&gt;
 acknowledgment of the Holodomor genocide continues to rise.&gt;
&gt;
 — Dmytro Kuleba(Dmitrykuleba)<text:a xlink:type="simple" xlink:href="https://twitter.com/DmytroKuleba/status/1668705082701905920" text:style-name="Internet_20_link" text:visited-style-name="Visited_20_Internet_20_Link">
 June 13, 2023&gt;
 </text:a>
"I congratulate the historical vote of the Luxembourg Deputies for recognition of Stalin <text:a xlink:type="simple" xlink:href="https://www.ukrinform.ua/tag-golodomor" text:style-name="Internet_20_link" text:visited-style-name="Visited_20_Internet_20_Link">
Holodomor</text:a>
1932-1933 by genocide against Ukrainians. This step honors millions of victims and restores historical justice. International recognition of the famine -genocide continues to grow, "Kuleba wrote.</text:p>

</text:p>
      <text:p text:style-name="P4">
<text:span text:style-name="T4">
 Read also: </text:span>
 <text:a xlink:type="simple" xlink:href="https://www.ukrinform.ua/rubric-diaspora/3720055-sku-zaklikav-diasporu-do-ucasti-v-miznarodnomu-proekti-pamati-pro-golodomor.html" text:style-name="Internet_20_link" text:visited-style-name="Visited_20_Internet_20_Link">
UWC called the Diaspora to participate in the international pro -memory about <text:span text:style-name="T4">
 Holodomor </text:span>
</text:a>
As reported by Ukrinform, earlier the Holodomor recognized the genocide <text:a xlink:type="simple" xlink:href="https://www.ukrinform.ua/rubric-polytics/3714229-parlament-britanii-viznav-golodomor-genocidom-ukrainskogo-narodu.html" text:style-name="Internet_20_link" text:visited-style-name="Visited_20_Internet_20_Link">
Parliamentbritic</text:a>
 .</text:p>
      <text:p text:style-name="P4">
News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Presented the design of European Games-2023 medals</text:span>
</text:h>
      <text:p text:style-name="P4">
Authors: Ukrinform (Person)</text:p>
      <text:p text:style-name="P4">
Publisher: Укринформ (Organization)</text:p>
      <text:p text:style-name="P4">
Published Time: 2023-06-13T16:43:00+03:00</text:p>
      <text:p text:style-name="P4">
Modified Time: 2023-06-13T16:43:00+03:00</text:p>
      <text:p text:style-name="P4">
Description: 253 sets of awards will be played during the games. - Ukrinform.</text:p>
      <text:p text:style-name="P4">
Images: ['<text:a xlink:type="simple" xlink:href="https://static.ukrinform.com/photos/2023_06/thumb_files/630_360_1686663696-351.jpg" text:style-name="Internet_20_link" text:visited-style-name="Visited_20_Internet_20_Link">
630_360_16866...</text:a>
']</text:p>
      <text:p text:style-name="P4">
Tags: ['Європейські ігри']</text:p>
      <text:p text:style-name="P4">
Type: Article</text:p>
      <!--METADATA-->
      <text:p text:style-name="P4">
<draw:frame draw:style-name="fr1" draw:name="Image110" text:anchor-type="as-char" svg:width="6.9236in" svg:height="3.956343in" draw:z-index="0">
<draw:image xlink:href="../Images/yкринформ/2023-06-13T16-43-00-03-00/630_360_1686663696-351.jpg" xlink:type="simple" xlink:show="embed" xlink:actuate="onLoad" draw:mime-type="image/jpeg"/>
</draw:frame>
253 sets of awards will be played during the time.</text:p>
      <text:p text:style-name="P4">
The organizers of the European Gamer-2023 <text:a xlink:type="simple" xlink:href="https://www.european-games.org/medale-iii-igrzysk-europejskich-polaczenie-regionalnych-tradycji-i-symboli-olimpijskich/" text:style-name="Internet_20_link" text:visited-style-name="Visited_20_Internet_20_Link">
presented</text:a>
The design of the medals that the winners of the competition reports.</text:p>
      <text:p text:style-name="P4">
The medals were developed by the Beller brand in collaboration with Claudia Golashchyk. The history of the Olympic Games and the Polish national roots were awarded.</text:p>
      <text:p text:style-name="P4">
Detailed drawings on medals were engraved on gold, silver and brass. Symbolic medals - birds and numbers 3.</text:p>
      <text:p text:style-name="P4">
<text:span text:style-name="T4">
 Read also: </text:span>
 <text:a xlink:type="simple" xlink:href="https://www.ukrinform.ua/rubric-sports/3719276-u-kievi-vidbulasa-prezentacia-formi-zbirnoi-ukraini-na-evropejski-igri2023.html" text:style-name="Internet_20_link" text:visited-style-name="Visited_20_Internet_20_Link">
in Kiev there was a presentation of the form of the national team of Ukraine on <text:span text:style-name="T4">
 European </text:span>
 <text:span text:style-name="T4">
 Games </text:span>
 -2023</text:a>
The competition in Polish Krakow will be held from June 21 to July 2.</text:p>
      <text:p text:style-name="P4">
Photo: European-games.org</text:p>
      <text:p text:style-name="P4">
News Source: <text:a xlink:type="simple" xlink:href="https://www.ukrinform.ua/rubric-sports/3722369-predstavlenij-dizajn-medalej-evropejskih-igor2023.html" text:style-name="Internet_20_link" text:visited-style-name="Visited_20_Internet_20_Link">
https://www.ukrinform.ua/rubric-sports/3722369-predstavlenij-dizajn-medalej-evropejskih-igor2023.html</text:a>
</text:p>
      <!--NEWS-->
      <text:h text:style-name="P10" text:outline-level="1">
<text:span text:style-name="T4">
In Kryvyi Rih, Russian missiles damaged more than 70 homes and five schools - the Ministry of Internal Affairs</text:span>
</text:h>
      <text:p text:style-name="P4">
Authors: Ukrinform (Person)</text:p>
      <text:p text:style-name="P4">
Publisher: Укринформ (Organization)</text:p>
      <text:p text:style-name="P4">
Published Time: 2023-06-13T16:46:00+03:00</text:p>
      <text:p text:style-name="P4">
Modified Time: 2023-06-13T16:46:00+03:00</text:p>
      <text:p text:style-name="P4">
Description: The rocket strokes that Russia struck on Kryvyi Rih this night took place from 3:10 to 3:16. The attack damaged more than 70 homes and five educational institutions. - Ukrinform.</text:p>
      <text:p text:style-name="P4">
Images: ['<text:a xlink:type="simple" xlink:href="https://static.ukrinform.com/photos/2023_06/thumb_files/630_360_1686647350-6675.jpeg" text:style-name="Internet_20_link" text:visited-style-name="Visited_20_Internet_20_Link">
630_360_16866...</text:a>
']</text:p>
      <text:p text:style-name="P4">
Tags: ['Клименко', 'Кривий Ріг', 'Війна з Росією', 'Ракетний удар', 'Єдині новини']</text:p>
      <text:p text:style-name="P4">
Type: Article</text:p>
      <!--METADATA-->
      <text:p text:style-name="P4">
<draw:frame draw:style-name="fr1" draw:name="Image112" text:anchor-type="as-char" svg:width="6.9236in" svg:height="3.956343in" draw:z-index="0">
<draw:image xlink:href="../Images/yкринформ/2023-06-13T16-46-00-03-00/630_360_1686647350-6675.jpeg" xlink:type="simple" xlink:show="embed" xlink:actuate="onLoad" draw:mime-type="image/jpeg"/>
</draw:frame>
The rocket launchers that Russia struck on Kryvyi Rih this night took place in the period of 3: 10 to 3:16. The attack damaged more than 70 homes and five educational institutions.</text:p>
      <text:p text:style-name="P4">
The Minister of Internal Affairs Klimenko informed about it on the air of the only news, Ukrinform correspondent reports.</text:p>
      <text:p text:style-name="P4">
“From 3:10 to 3:16, rocket strokes were attracted by the enemy. One -storey one -storey residential building was completely destroyed by two floors. We also stated the destruction of overlappings between the first Irrigim floors - there are 4 victims: a young family of 22 years, one elderly man, about 30 years old, we are now identifying, ”the Ministry of Internal Affairs said.</text:p>
      <text:p text:style-name="P4">
According to him, another rocket hit a warehouse where 25 civilians worked around the clock. It was a composition of bottled water, from where it was transported to all corners of Ukraine, including to the Kherson region.</text:p>
      <text:p text:style-name="P4">
<text:span text:style-name="T4">
 Read also: </text:span>
 <text:a xlink:type="simple" xlink:href="https://www.ukrinform.ua/rubric-regions/3722282-kilkist-zagiblih-vnaslidok-raketnoi-ataki-na-krivij-rig-zbilsilasa-do-11.html" text:style-name="Internet_20_link" text:visited-style-name="Visited_20_Internet_20_Link">
the number of dead as a result of rocket attack on <text:span text:style-name="T4">
 Krivoy </text:span>
 Rog increased to 11</text:a>
“We state that there are 11 people currently, it is civilians who are residents <text:a xlink:type="simple" xlink:href="https://www.ukrinform.ua/tag-krivij-rig" text:style-name="Internet_20_link" text:visited-style-name="Visited_20_Internet_20_Link">
Krivoroug</text:a>
, died, ”the minister said.</text:p>
      <text:p text:style-name="P4">
Klimenko added that several dozen private high -rise buildings and five educational institutions were damaged as a result of the night attack.</text:p>
      <text:p text:style-name="P4">
“Near this house with a rocket, there are 68 houses in parallel(Private - row.)Four more 5 -storey houses were also affected. 3 schools, universities and a special professional educational institution, have been injured, ”he did.</text:p>
      <text:p text:style-name="P4">
</text:p>
      <text:p text:style-name="P4">
Now, according to the minister, the whole city has become involved in the elimination of the consequences of thisattak. "We see how people carry boards, drinking water, how communal -bearing work," he said.</text:p>
      <text:p text:style-name="P4">
As it was reported, on the night against June 13 <text:a xlink:type="simple" xlink:href="https://www.ukrinform.ua/rubric-ato/3722050-zagarbniki-vlucili-v-budinok-u-krivomu-rozi-pid-zavalami-e-ludi.html" text:style-name="Internet_20_link" text:visited-style-name="Visited_20_Internet_20_Link">
Russian troops released a corner of six winged missiles</text:a>
. As a result of five hits, he suffered significant destruction and engaged in a large -scale apartment building, as well as the invaders were kissed by the composition of the and private enterprise.</text:p>
      <text:p text:style-name="P4">
News Source: <text:a xlink:type="simple" xlink:href="https://www.ukrinform.ua/rubric-regions/3722371-klimenko-rozpoviv-detali-nicnoi-ataki-na-krivij-rig.html" text:style-name="Internet_20_link" text:visited-style-name="Visited_20_Internet_20_Link">
https://www.ukrinform.ua/rubric-regions/3722371-klimenko-rozpoviv-detali-nicnoi-ataki-na-krivij-rig.html</text:a>
</text:p>
      <!--NEWS-->
      <text:h text:style-name="P10" text:outline-level="1">
<text:span text:style-name="T4">
The European Commission can activate extraordinary assistance for farmers of the entire EU</text:span>
</text:h>
      <text:p text:style-name="P4">
Authors: Ukrinform (Person)</text:p>
      <text:p text:style-name="P4">
Publisher: Укринформ (Organization)</text:p>
      <text:p text:style-name="P4">
Published Time: 2023-06-13T16:47:23+03:00</text:p>
      <text:p text:style-name="P4">
Modified Time: 2023-06-13T16:47:23+03:00</text:p>
      <text:p text:style-name="P4">
Description: Next week, the European Commission can activate the mechanism of direct assistance to European farmers who "suffered" from excess grain imports from Ukraine, to counteract the crisis provoked by the Russian Federation, and to respond to potential drought. - Ukrinform.</text:p>
      <text:p text:style-name="P4">
Images: ['<text:a xlink:type="simple" xlink:href="https://static.ukrinform.com/photos/2017_05/thumb_files/630_360_1495026894-4046.jpg" text:style-name="Internet_20_link" text:visited-style-name="Visited_20_Internet_20_Link">
630_360_14950...</text:a>
']</text:p>
      <text:p text:style-name="P4">
Tags: ['Єврокомісія', 'Гроші', 'Фермер']</text:p>
      <text:p text:style-name="P4">
Type: Article</text:p>
      <!--METADATA-->
      <text:p text:style-name="P4">
<draw:frame draw:style-name="fr1" draw:name="Image114" text:anchor-type="as-char" svg:width="6.9236in" svg:height="3.956343in" draw:z-index="0">
<draw:image xlink:href="../Images/yкринформ/2023-06-13T16-47-23-03-00/630_360_1495026894-4046.jpg" xlink:type="simple" xlink:show="embed" xlink:actuate="onLoad" draw:mime-type="image/jpeg"/>
</draw:frame>
Next week, the European Commission may activate the mechanism of providing direct help by European farmers to "suffered" from excess grain import of Zauzraina, to counteract the crisis, triggered by the war of the Russian Federation, and to respond.</text:p>
      <text:p text:style-name="P4">
The European Commissioner for the Polish farm Janusz Wojciechovsky said this in Stockholm today in Stockholm, following this in Stockholm, in Stockholm, in Stockholm, in Stockholm, in Stockholm, in Stockholm, in Stockholm, in Stockholm, in Stockholm, in Stockholm, in Stockholm, as a result of the informal meeting of the EU, EU, the EU for the village farm, correspondent.</text:p>
      <text:p text:style-name="P4">
“To activate these payments is necessary“ Green Light ”from the President <text:a xlink:type="simple" xlink:href="https://www.ukrinform.ua/tag-evrokomisia" text:style-name="Internet_20_link" text:visited-style-name="Visited_20_Internet_20_Link">
European Commission</text:a>
. We adhere to some additional information from Member States. There were some problem border between Poland and Ukraine, now, according to my information, they are rested, and there are no problems in the transit of goods between Poland and Ukraine. We need information from 22 Member States with the justification of their queries. I hope this decision will be made next week. The main reason for the use of the crisis reserve is that we have a crisis, ”the European Commissioner has taken up.</text:p>
      <text:p text:style-name="P4">
He recalled that the European Commission has done everything necessary to make it possible to use an extraordinary EU agricultural reserve. From the beginning, this fund was 450 million euros a year, and has already been partially used. The first payments of 44 million euros were made for Poland and Italy to respond to the results of the Ptych flu, another 56 million euros are directed to Romania, Bulgaria and Poland as the first response of the EC to the crisis of grain import of Zauzraina. Later, the European Commission proposed payments to another 100 million euros of five neighboring countries with Ukraine whose farmers were "injured" by agricultural imports from Ukraine.</text:p>
      <text:p text:style-name="P4">
Based on the current situation, the EU has decided to increase the reserve fund to 530 million euros a year and make direct payments for farmers to the remaining 22 countries, which also experience the consequences of Russian aggression against Ukraine, including growth of energy prices, fertilizers and increased production costs, along with climate impact factors, in anticipation of the large -scale drought already.<text:span text:style-name="T4">
 Read also: </text:span>
 <text:a xlink:type="simple" xlink:href="https://www.ukrinform.ua/rubric-economy/3722346-so-nas-ne-vbe-te-zrobit-silnisimi-uroki-zernovoi-krizi-dla-ukraini-i-es.html" text:style-name="Internet_20_link" text:visited-style-name="Visited_20_Internet_20_Link">
that won't kill us, will make it stronger: lessons <text:span text:style-name="T4">
 grain </text:span>
 Crisis for Ukraine and the EU</text:a>
On May 25, the EU Council approved the Regulations on the continuation of the EU and Ukraine regimen trade, which continues to suspend all customs records, quotas and trade protection measures for Ukrainian exports to the ESRS for a year, until June 2024. These regulatory rules came into force on June 6 this year.</text:p>
      <text:p text:style-name="P4">
At the same time, the blockade of the Black Sea ports by the Russian Federation has led to a slim increase in the volume of transportation of Ukrainian grain and other farm goods with land, due to the "corridors of solidarity" on the border with neighboring countries, which significantly affected the domestic market of these countries and caused protests from local farmers.</text:p>
      <text:p text:style-name="P4">
On April 28, the European Commission agreed with the four neighboring countries of Ukraine - Bolgaria, Hungary, Poland and Slovakia - a package of measures that the mangiest after the mentioned countries have abolished their sole actions of anti -agrarian imports from Ukraine. This package limits imports into the territory of the aforementioned countries, as well as Romania, four key products from Ukraine - wheat, corn, rapeseed and sunflower seeds, although it preserves the possibility of transit of goods to other EU countries and the world market.</text:p>
      <text:p text:style-name="P4">
These restrictions were extended within the framework of the already updated duty -free trade between the EU and Ukraine, which provides for such precautionary measures of rebellious circumstances and will be effective until September 15, 2023.</text:p>
      <text:p text:style-name="P4">
News Source: <text:a xlink:type="simple" xlink:href="https://www.ukrinform.ua/rubric-economy/3722372-evrokomisia-moze-aktivuvati-nadzvicajnu-dopomogu-dla-fermeriv-usogo-es.html" text:style-name="Internet_20_link" text:visited-style-name="Visited_20_Internet_20_Link">
https://www.ukrinform.ua/rubric-economy/3722372-evrokomisia-moze-aktivuvati-nadzvicajnu-dopomogu-dla-fermeriv-usogo-es.html</text:a>
</text:p>
      <!--NEWS-->
      <text:h text:style-name="P10" text:outline-level="1">
<text:span text:style-name="T4">
For the first time, the Louvre was presented icons from the Hanenko Museum</text:span>
</text:h>
      <text:p text:style-name="P4">
Authors: Ukrinform (Person)</text:p>
      <text:p text:style-name="P4">
Publisher: Укринформ (Organization)</text:p>
      <text:p text:style-name="P4">
Published Time: 2023-06-13T16:53:26+03:00</text:p>
      <text:p text:style-name="P4">
Modified Time: 2023-06-13T16:53:26+03:00</text:p>
      <text:p text:style-name="P4">
Description: In one of the most famous museums in the world - the Paris Louvre opened an exhibition "At the origins of the sacred image. Icons from the Bogdan and Barbara Khanenko National Museum of Arts in Kiev ”, which presents five images of the 6-14th century. - Ukrinform.</text:p>
      <text:p text:style-name="P4">
Images: ['<text:a xlink:type="simple" xlink:href="https://static.ukrinform.com/photos/2023_06/thumb_files/630_360_1686664214-992.jpg" text:style-name="Internet_20_link" text:visited-style-name="Visited_20_Internet_20_Link">
630_360_16866...</text:a>
']</text:p>
      <text:p text:style-name="P4">
Tags: ['Музей', 'Ткаченко', 'Україна', 'Ікона', 'Лувр']</text:p>
      <text:p text:style-name="P4">
Type: Article</text:p>
      <!--METADATA-->
      <text:p text:style-name="P4">
<draw:frame draw:style-name="fr1" draw:name="Image115" text:anchor-type="as-char" svg:width="6.9236in" svg:height="3.956343in" draw:z-index="0">
<draw:image xlink:href="../Images/yкринформ/2023-06-13T16-53-26-03-00/630_360_1686664214-992.jpg" xlink:type="simple" xlink:show="embed" xlink:actuate="onLoad" draw:mime-type="image/jpeg"/>
</draw:frame>
In one of the latter museums in the world - the Paris Louvre opened an exhibition "nearby sacred image. Icons from the Bogdan Barbara Khanenko National Museum of Arts in Kiev, which presents five images of 6-14 centuries.</text:p>
      <text:p text:style-name="P4">
This was reported by the Minister of Culture and Information Policy Alexander Tkachenko <text:a xlink:type="simple" xlink:href="http://t.me/otkachenkokyiv/3757" text:style-name="Internet_20_link" text:visited-style-name="Visited_20_Internet_20_Link">
Telegram</text:a>
, reports Ukrinform.</text:p>
      <text:p text:style-name="P4">
"Today we open a truly outstanding exhibition and start a historical job between the Louvre and Ukrainian museums," - wrote the MKIP head, who has participated in the opening of the exposition.</text:p>
      <text:p text:style-name="P4">
According to him, the exhibition presents 5 out of 16 works brought in domestia: four encaustic icons on the VI and VII centuries, which originate the body of St. Catherine on Mount Sinai, and Constantinople Micromosaic Icon of the late XIII - early XIV centuries.</text:p>
      <text:p text:style-name="P4">
"We are deeply grateful for the support that France provides to Ukraine, in particular in sphericulture, from the protection of Ukrainian cultural heritage, the support of other cinematographers and artists to a joint successful fight against Russian propaganda," - said [Tkachenko].(https://www.ukrinform.ua/tag-tkacenko).</text:p>
      <text:p text:style-name="P4">
Міністр нагадав, що у грудні 2022 року між Лувром, МКІП та посольством Україниу Франції підписано меморандум про розширення співпраці та багаторівневихпартнерських проєктів із музеями України. Сьогоднішня виставка є продовженнямспівпраці між музейними інституціями України та Франції, проєкт здійснений запідтримки Фонду ALIPH. Крім того, 15 українських музейників перебувають уФранції за програмою обміну досвідом.</text:p>
      <text:p text:style-name="P4">
"Директорка Лувру Лоуренс де Карс сказала, що вже в роботі перебуваєреалізація ідеї першої леді Олени Зеленської щодо українських аудіогідів упровідних музеях світу. Лувр - на черзі", - додав Ткаченко.</text:p>
      <text:p text:style-name="P4">
<text:span text:style-name="T4">
Читайте також:</text:span>
 <text:a xlink:type="simple" xlink:href="https://www.ukrinform.ua/rubric-culture/3700684-diplomati-18-krain-vidvidali-muzej-hanenkiv-u-kievi.html" text:style-name="Internet_20_link" text:visited-style-name="Visited_20_Internet_20_Link">
 Дипломати 18 країн відвідали музей <text:span text:style-name="T4">
Ханенків</text:span>
 у Києві</text:a>
As reported by Ukrinform, in May at the Dutch Museum of Reicmuzeum(Rijksmuseum)<text:a xlink:type="simple" xlink:href="https://www.ukrinform.ua/rubric-culture/3713956-u-finlandii-ta-niderlandah-zavilis-novi-ukrainomovni-audiogidi.html" text:style-name="Internet_20_link" text:visited-style-name="Visited_20_Internet_20_Link">
started the Ukrainian -language audiohyde</text:a>
- already 65th within the project of the First Issue of Ukraine on the launch of Ukrainian-language audio excursions in sights.</text:p>
      <text:p text:style-name="P4">
News Source: <text:a xlink:type="simple" xlink:href="https://www.ukrinform.ua/rubric-culture/3722376-u-luvri-vperse-prezentuvali-ikoni-z-muzeu-hanenkiv.html" text:style-name="Internet_20_link" text:visited-style-name="Visited_20_Internet_20_Link">
https://www.ukrinform.ua/rubric-culture/3722376-u-luvri-vperse-prezentuvali-ikoni-z-muzeu-hanenkiv.html</text:a>
</text:p>
      <!--NEWS-->
      <text:h text:style-name="P10" text:outline-level="1">
<text:span text:style-name="T4">
The Government creates at the ministries and the OVA of the posts of resumption of recovery</text:span>
</text:h>
      <text:p text:style-name="P4">
Authors: Ukrinform (Person)</text:p>
      <text:p text:style-name="P4">
Publisher: Укринформ (Organization)</text:p>
      <text:p text:style-name="P4">
Published Time: 2023-06-13T16:57:42+03:00</text:p>
      <text:p text:style-name="P4">
Modified Time: 2023-06-13T16:57:42+03:00</text:p>
      <text:p text:style-name="P4">
Description: Introducing the posts of deputies to restore in a number of ministries and regions will allow you to approach the planning of projects and reconstruction programs qualitatively. - Ukrinform.</text:p>
      <text:p text:style-name="P4">
Images: ['<text:a xlink:type="simple" xlink:href="https://static.ukrinform.com/photos/2022_06/thumb_files/630_360_1654614058-410.jpg" text:style-name="Internet_20_link" text:visited-style-name="Visited_20_Internet_20_Link">
630_360_16546...</text:a>
']</text:p>
      <text:p text:style-name="P4">
Tags: ['Кабмін', 'Шмигаль', 'Відбудова']</text:p>
      <text:p text:style-name="P4">
Type: Article</text:p>
      <!--METADATA-->
      <text:p text:style-name="P4">
<draw:frame draw:style-name="fr1" draw:name="Image116" text:anchor-type="as-char" svg:width="6.9236in" svg:height="3.956343in" draw:z-index="0">
<draw:image xlink:href="../Images/yкринформ/2023-06-13T16-57-42-03-00/630_360_1654614058-410.jpg" xlink:type="simple" xlink:show="embed" xlink:actuate="onLoad" draw:mime-type="image/jpeg"/>
</draw:frame>
The introduction of deputies to recovery in a number of ministries and regions will allow you to approach the planning of projects and reconstruction programs.</text:p>
      <text:p text:style-name="P4">
About this Prime Minister Denis Shmigal <text:a xlink:type="simple" xlink:href="https://t.me/Denys_Smyhal/5369" text:style-name="Internet_20_link" text:visited-style-name="Visited_20_Internet_20_Link">
said</text:a>
At a government meeting on Tuesday, Ukrinform reports.</text:p>
      <text:p text:style-name="P4">
“We make a decision to establish a renewal in 8 ministries and 12 regions. The presence of such a position will allow qualitatively approached planning of projects and reconstruction programs, ” - said <text:a xlink:type="simple" xlink:href="https://www.ukrinform.ua/tag-smigal" text:style-name="Internet_20_link" text:visited-style-name="Visited_20_Internet_20_Link">
Shmigal</text:a>
.</text:p>
      <text:p text:style-name="P4">
As reported in <text:a xlink:type="simple" xlink:href="https://t.me/tmelnychuk/2467" text:style-name="Internet_20_link" text:visited-style-name="Visited_20_Internet_20_Link">
telegram</text:a>
The constant representative of the Cabinet of Ministers in the Verkhovna Rada Taras Melnychuk, the government has supported the proposal of the Ministry of Communities, Territories and Infrastructure on the formation of the post of Deputy Minister or Deputy Chairman of the OVA in the regions, which will be engaged in the issues of infrastructure restoration.</text:p>
      <text:p text:style-name="P4">
"The proposal has been agreed on the need to introduce the post of Deputy Minister or Deputy Head of the Regional State Administration, whose competence is the issues of restoration of regions, territories and infrastructure, or the establishment of relevant powers to another deputy in individual ministry and regional state administrations," he said.</text:p>
      <text:p text:style-name="P4">
<text:span text:style-name="T4">
 Read also: </text:span>
 <text:a xlink:type="simple" xlink:href="https://www.ukrinform.ua/rubric-vidbudova/3722366-v-ukraini-pocinaut-buduvati-magistralni-vodogoni-dla-zabezpecenna-pivdna-smigal.html" text:style-name="Internet_20_link" text:visited-style-name="Visited_20_Internet_20_Link">
in Ukraine begins to build main water supplies for the provision of the South - Shmigal</text:a>
According to Melnychuk, the introduction of the posts of the Deputy Minister, the competence of the restoration of regions, territories and infrastructure, the tassentary of the head of the regional state administration, whose competence is the issues of resumption of the region, territories and infrastructure, is carried out within the limits of labor and output. maintenance of the appropriate body.</text:p>
      <text:p text:style-name="P4">
As reported by Ukrinform, Prime Minister Denis Shmigal is assigned to a number of ministries and the 11 regions that suffered the most affected by the Ed Russian aggression, the post of Deputy Minister or Deputy Chairman of the OVA of Remuneration of Recovery.</text:p>
      <text:p text:style-name="P4">
The Minister of Ministers Oleg Nemchinov said that the deputies, which will be obtained by recovery issues, will be determined among the available ones, and only in the presence and in the presence of financial resources can additional posts be introduced.</text:p>
      <text:p text:style-name="P4">
News Source: <text:a xlink:type="simple" xlink:href="https://www.ukrinform.ua/rubric-vidbudova/3722377-urad-stvorue-pri-ministerstvah-ta-ova-posadi-zastupnikiv-iz-vidnovlenna.html" text:style-name="Internet_20_link" text:visited-style-name="Visited_20_Internet_20_Link">
https://www.ukrinform.ua/rubric-vidbudova/3722377-urad-stvorue-pri-ministerstvah-ta-ova-posadi-zastupnikiv-iz-vidnovlenna.html</text:a>
</text:p>
      <!--NEWS-->
      <text:h text:style-name="P10" text:outline-level="1">
<text:span text:style-name="T4">
Choleras in the southern regions were not found, rotavirus - MoH was recorded in Odesa region</text:span>
</text:h>
      <text:p text:style-name="P4">
Authors: Ukrinform (Person)</text:p>
      <text:p text:style-name="P4">
Publisher: Укринформ (Organization)</text:p>
      <text:p text:style-name="P4">
Published Time: 2023-06-13T16:58:00+03:00</text:p>
      <text:p text:style-name="P4">
Modified Time: 2023-06-13T16:58:00+03:00</text:p>
      <text:p text:style-name="P4">
Description: In the southern regions of Ukraine, no cholera was detected, in the Odessa region rotavirus was recorded. - Ukrinform.</text:p>
      <text:p text:style-name="P4">
Images: ['<text:a xlink:type="simple" xlink:href="https://static.ukrinform.com/photos/2023_06/thumb_files/630_360_1686664575-434.jpg" text:style-name="Internet_20_link" text:visited-style-name="Visited_20_Internet_20_Link">
630_360_16866...</text:a>
']</text:p>
      <text:p text:style-name="P4">
Tags: ['Одещина', 'Вода', 'Південь України', 'Єдині новини', 'Експертиза']</text:p>
      <text:p text:style-name="P4">
Type: Article</text:p>
      <!--METADATA-->
      <text:p text:style-name="P4">
<draw:frame draw:style-name="fr1" draw:name="Image117" text:anchor-type="as-char" svg:width="6.9236in" svg:height="3.956343in" draw:z-index="0">
<draw:image xlink:href="../Images/yкринформ/2023-06-13T16-58-00-03-00/630_360_1686664575-434.jpg" xlink:type="simple" xlink:show="embed" xlink:actuate="onLoad" draw:mime-type="image/jpeg"/>
</draw:frame>
No cholera regions of Ukraine were detected, in the Odessa region fixed work.</text:p>
      <text:p text:style-name="P4">
About it on the air of the nationwide TEMACHPON "The only news" said the Deputy Minister of Health - Chief State Sanitary Doctor Igorkuzin, Ukrinform correspondent reports.</text:p>
      <text:p text:style-name="P4">
"I would like to pay attention to the Odessa region. We have provided the expansion of monitoring points on drinking water. ... We do not find cholera in sea tanny water. But in <text:a xlink:type="simple" xlink:href="https://www.ukrinform.ua/tag-odesina" text:style-name="Internet_20_link" text:visited-style-name="Visited_20_Internet_20_Link">
Odessa region</text:a>
We have been finding a rotavirus for several days in a row - a common intestinal infection, a viral infection, and when bathing, using reservoirs in the event of water, a person can get an acute intestinal infection, "Kuzin said.</text:p>
      <text:p text:style-name="P4">
According to him, about 40 points of water monitoring of the Dnieper River were deployed at this time, and the water collapse of the cholera pathogen is carried out for a day.</text:p>
      <text:p text:style-name="P4">
<text:span text:style-name="T4">
 Read also: </text:span>
 <text:a xlink:type="simple" xlink:href="https://www.ukrinform.ua/rubric-society/3719701-virusnij-gepatit-kiskovi-infekcii-ta-botulizmu-u-moz-rozpovili-aki-riziki-nese-pidtoplenna.html" text:style-name="Internet_20_link" text:visited-style-name="Visited_20_Internet_20_Link">
viral hepatitis, intestinal infections and botulism: in the brand the risks of flooding</text:a>
"As of today, all results are negative, and since June 1, every people with severe acute intestinal infection or disorders of the gastrointestinal tract is additionally examined for cholera. For example(with acute intestinal infection - ed.)181 Person. 172 people were surveyed, only those who had a lightweight were missed, "Kuzin said.</text:p>
      <text:p text:style-name="P4">
He stressed that the situation of cholera is currently calm, predictable, and epidemiologists work in the flooded territories. Kherson, Odessa, Mykolaiv regions have prepared a reserve of beds in infectious eaters.</text:p>
      <text:p text:style-name="P4">
<text:span text:style-name="T4">
 Read also: </text:span>
 [Doctors are ready to respond to possible outbreaks(https://www.ukrinform.ua/rubric-regions/3721532-mediki-gotovi-reaguvati-na-mozlivi-spalahi-hvorob-u-zoni-pidtoplen-lasko.html)As reported by Ukrinform, on the night against June 6 <text:a xlink:type="simple" xlink:href="https://www.ukrinform.ua/rubric-other_news/3718791-pidriv-rosianami-kahovskoi-ges-vsi-novini.html" text:style-name="Internet_20_link" text:visited-style-name="Visited_20_Internet_20_Link">
Russian troops of the Kakhovskaya hydroelectric power station</text:a>
Having caused the flooding of part of the Kherson and Mykolaiv regions and at the same time - critical grinding of the Kakhovka reservoir.</text:p>
      <text:p text:style-name="P4">
News Source: <text:a xlink:type="simple" xlink:href="https://www.ukrinform.ua/rubric-regions/3722378-holeri-u-pivdennih-regionah-ne-viavili-na-odesini-zafiksuvali-rotavirus-moz.html" text:style-name="Internet_20_link" text:visited-style-name="Visited_20_Internet_20_Link">
https://www.ukrinform.ua/rubric-regions/3722378-holeri-u-pivdennih-regionah-ne-viavili-na-odesini-zafiksuvali-rotavirus-moz.html</text:a>
</text:p>
      <!--NEWS-->
      <text:h text:style-name="P10" text:outline-level="1">
<text:span text:style-name="T4">
The EU has handed over equipment to Ukraine for the needs of the National Telecommunication Network</text:span>
</text:h>
      <text:p text:style-name="P4">
Authors: Ukrinform (Person)</text:p>
      <text:p text:style-name="P4">
Publisher: Укринформ (Organization)</text:p>
      <text:p text:style-name="P4">
Published Time: 2023-06-13T17:03:00+03:00</text:p>
      <text:p text:style-name="P4">
Modified Time: 2023-06-13T17:03:00+03:00</text:p>
      <text:p text:style-name="P4">
Description: The State Special Communications and Information Protection Service received EU4Digitalua, funded by the European Union, equipment for the needs of the National Telecommunication Network. - Ukrinform.</text:p>
      <text:p text:style-name="P4">
Images: ['<text:a xlink:type="simple" xlink:href="https://static.ukrinform.com/photos/2023_06/thumb_files/630_360_1686664987-327.jpg" text:style-name="Internet_20_link" text:visited-style-name="Visited_20_Internet_20_Link">
630_360_16866...</text:a>
']</text:p>
      <text:p text:style-name="P4">
Tags: ['Євросоюз', 'Кібербезпека', 'Україна', 'Телекомунікації']</text:p>
      <text:p text:style-name="P4">
Type: Article</text:p>
      <!--METADATA-->
      <text:p text:style-name="P4">
<draw:frame draw:style-name="fr1" draw:name="Image118" text:anchor-type="as-char" svg:width="6.9236in" svg:height="3.956343in" draw:z-index="0">
<draw:image xlink:href="../Images/yкринформ/2023-06-13T17-03-00-03-00/630_360_1686664987-327.jpg" xlink:type="simple" xlink:show="embed" xlink:actuate="onLoad" draw:mime-type="image/jpeg"/>
</draw:frame>
The State Center for Special Communications and Information Protection has received equipment funded by the European Union, equipment for the needs of the National Telecommunication Network.</text:p>
      <text:p text:style-name="P4">
About it reports <text:a xlink:type="simple" xlink:href="https://cip.gov.ua/ua/news/eu-support-state-special-communications-service-receives-equipment-for-the-national-telecommunications-network" text:style-name="Internet_20_link" text:visited-style-name="Visited_20_Internet_20_Link">
press service of the department</text:a>
, reports Ukrinform.</text:p>
      <text:p text:style-name="P4">
“In the EU, we remain adamantly devoted to Ukraine's support during the time of a large -scale war. Our stable support extends to the important sphere <text:a xlink:type="simple" xlink:href="https://www.ukrinform.ua/tag-kiberbezpeka" text:style-name="Internet_20_link" text:visited-style-name="Visited_20_Internet_20_Link">
cybersecurity</text:a>
Due to our key prosekt Eu4digitalua. In cooperation with Ukraine, we intend to strengthen its digital infrastructure, to protect its critical information resources and well -being citizens, ”said KSAVier Kamus, Head of the EU Administration and Rule of Righting Commission in Ukraine.</text:p>
      <text:p text:style-name="P4">
Among the equipment obtained are switches and routers, as well as other fashion and software. It will be able to ensure that the National Telecommunication Network is being improved more and will increase its resistance in the face of war and numerous attacks on rockets and drones.</text:p>
      <text:p text:style-name="P4">
Public authorities and institutions will also have a stable connection, will be able to perform their functions and provide public services for millions of Ukrainian citizens and businesses.</text:p>
      <text:p text:style-name="P4">
<text:span text:style-name="T4">
 Read also: </text:span>
 <text:a xlink:type="simple" xlink:href="https://www.ukrinform.ua/rubric-technology/3701470-programa-vidnovlenna-telekominfrastrukturi-buduetsa-na-vprovadzenni-5g-fedorov.html" text:style-name="Internet_20_link" text:visited-style-name="Visited_20_Internet_20_Link">
Telecom Infrastructure Recovery Program is based on 5G-Fedorov</text:a>
It was reported that the State Secretariat has received from the USAID Project "Cyberbeatical Important Infrastructure of Ukraine" 300 uninterrupted consumption devices and 100 protected laptops, which makes it possible to provide a stable process of subscriber communication complexes of the National Telecommunication Network.</text:p>
      <text:p text:style-name="P4">
News Source: <text:a xlink:type="simple" xlink:href="https://www.ukrinform.ua/rubric-technology/3722379-es-peredav-ukraini-obladnanna-dla-potreb-nacionalnoi-telekomunikacijnoi-merezi.html" text:style-name="Internet_20_link" text:visited-style-name="Visited_20_Internet_20_Link">
https://www.ukrinform.ua/rubric-technology/3722379-es-peredav-ukraini-obladnanna-dla-potreb-nacionalnoi-telekomunikacijnoi-merezi.html</text:a>
</text:p>
      <!--NEWS-->
      <text:h text:style-name="P10" text:outline-level="1">
<text:span text:style-name="T4">
According to the proposals for "Redemption from captivity" can be the special services of the Russian Federation - the office of the Ombudsman</text:span>
</text:h>
      <text:p text:style-name="P4">
Authors: Ukrinform (Person)</text:p>
      <text:p text:style-name="P4">
Publisher: Укринформ (Organization)</text:p>
      <text:p text:style-name="P4">
Published Time: 2023-06-13T17:05:48+03:00</text:p>
      <text:p text:style-name="P4">
Modified Time: 2023-06-13T17:05:48+03:00</text:p>
      <text:p text:style-name="P4">
Description: Agreeing to the proposals of unknown persons to "buy from captivity" relatives, citizens can get on the hook of Russian special services. - Ukrinform.</text:p>
      <text:p text:style-name="P4">
Images: ['<text:a xlink:type="simple" xlink:href="https://static.ukrinform.com/photos/2023_02/thumb_files/630_360_1676289053-714.jpg" text:style-name="Internet_20_link" text:visited-style-name="Visited_20_Internet_20_Link">
630_360_16762...</text:a>
']</text:p>
      <text:p text:style-name="P4">
Tags: ['Омбудсмен', 'Шахрайство', 'Полонені', 'Спецслужби рф']</text:p>
      <text:p text:style-name="P4">
Type: Article</text:p>
      <!--METADATA-->
      <text:p text:style-name="P4">
<draw:frame draw:style-name="fr1" draw:name="Image119" text:anchor-type="as-char" svg:width="6.9236in" svg:height="3.956343in" draw:z-index="0">
<draw:image xlink:href="../Images/yкринформ/2023-06-13T17-05-48-03-00/630_360_1676289053-714.jpg" xlink:type="simple" xlink:show="embed" xlink:actuate="onLoad" draw:mime-type="image/jpeg"/>
</draw:frame>
Agreeing to the proposals of unknown persons to "buy from captivity" relatives, citizens can get to the hook of Russian special services.</text:p>
      <text:p text:style-name="P4">
This was warned by the Ombudsman's office representative during a meeting with families of the island of Snake, which took place at the Coordination Headquarters on the issue of prisoners of war, Ukrinform reports with reference to coordination(http://t.me/Koord_shtab/1219).</text:p>
      <text:p text:style-name="P4">
The event took place on the initiative of the public organization "On those who are silent". It was attended by, in particular, representatives of the coordination headquarters, the Ombudsman office, the State Border Service and the International Cross Committee of the Red Cross(ICCH).</text:p>
      <text:p text:style-name="P4">
Так, у ході зустрічі представник Офісу омбудсмена застеріг родичів відпропозицій невідомих осіб про "викуп з полону".</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наголосив він.</text:p>
      <text:p text:style-name="P4">
Громадян закликають <text:a xlink:type="simple" xlink:href="http://koordshtab.gov.ua/%D0%BA%D0%B8%D1%97%D0%B2" text:style-name="Internet_20_link" text:visited-style-name="Visited_20_Internet_20_Link">
 повідомляти</text:a>
About such cases are a devotion headquarters and to contact law enforcement agencies.</text:p>
      <text:p text:style-name="P4">
The coordination representative during the meeting assured that the work on the release of border guards and defenders of Snakes was conducted daily.</text:p>
      <text:p text:style-name="P4">
"It showed the exchange on June 11. We always work to liberate everyone. In the place of favorite units or dislikes," he said.</text:p>
      <text:p text:style-name="P4">
According to the representative of the staff, all captives in the colonies are seized, and for the most part the enemy also does not divide them by units.</text:p>
      <text:p text:style-name="P4">
As for the planned work on dismissal, it is not always possible.</text:p>
      <text:p text:style-name="P4">
"Yes, it would be better to have a plan - everyone would know when they return her son and as much as she would wait. There would Coordination representative.</text:p>
      <text:p text:style-name="P4">
According to him, during counter -offensive operations exchanges are carried out often.</text:p>
      <text:p text:style-name="P4">
Representatives of the International Committee of the Red Cross, for their part, emphasized that they did not stop working to visit Ukrainian prisoners.<text:span text:style-name="T4">
 Read also: </text:span>
 <text:a xlink:type="simple" xlink:href="https://www.ukrinform.ua/rubric-ato/3717682-obminnogo-fondu-dostatno-dla-roboti-nad-vizvolennam-ukrainciv-z-polonu-koordstab.html" text:style-name="Internet_20_link" text:visited-style-name="Visited_20_Internet_20_Link">
exchange fund is sufficient to work on the liberation of Ukrainians from captivity - <text:span text:style-name="T4">
 Coordination </text:span>
</text:a>
As reported by Ukrinform, during the negotiations on the exchange of prisoners of war, the Ukrainian side every time <text:a xlink:type="simple" xlink:href="https://www.ukrinform.ua/rubric-ato/3719799-na-peremovinah-pro-obmin-ukraina-akcentue-na-povernenni-z-polonu-vazkoporanenih-koordstab.html" text:style-name="Internet_20_link" text:visited-style-name="Visited_20_Internet_20_Link">
emphasizes on returning</text:a>
severely wounded and severely ill defenders.</text:p>
      <text:p text:style-name="P4">
News Source: <text:a xlink:type="simple" xlink:href="https://www.ukrinform.ua/rubric-society/3722380-za-propoziciami-pro-vikup-z-polonu-mozut-stoati-specsluzbi-rf-ofis-ombudsmena.html" text:style-name="Internet_20_link" text:visited-style-name="Visited_20_Internet_20_Link">
https://www.ukrinform.ua/rubric-society/3722380-za-propoziciami-pro-vikup-z-polonu-mozut-stoati-specsluzbi-rf-ofis-ombudsmena.html</text:a>
</text:p>
      <!--NEWS-->
      <text:h text:style-name="P10" text:outline-level="1">
<text:span text:style-name="T4">
Bakhmut direction: Defense forces per day destroyed 53 invaders, two were captured</text:span>
</text:h>
      <text:p text:style-name="P4">
Authors: Ukrinform (Person)</text:p>
      <text:p text:style-name="P4">
Publisher: Укринформ (Organization)</text:p>
      <text:p text:style-name="P4">
Published Time: 2023-06-13T17:07:23+03:00</text:p>
      <text:p text:style-name="P4">
Modified Time: 2023-06-13T17:07:23+03:00</text:p>
      <text:p text:style-name="P4">
Description: During the day of the Defense Forces in the Bakhmut direction, 53 invaders were destroyed, 118 were injured, two were captured. - Ukrinform.</text:p>
      <text:p text:style-name="P4">
Images: ['<text:a xlink:type="simple" xlink:href="https://static.ukrinform.com/photos/2023_04/thumb_files/630_360_1682438812-465.jpg" text:style-name="Internet_20_link" text:visited-style-name="Visited_20_Internet_20_Link">
630_360_16824...</text:a>
']</text:p>
      <text:p text:style-name="P4">
Tags: ['Бахмут', 'Війна з Росією', 'Єдині новини']</text:p>
      <text:p text:style-name="P4">
Type: Article</text:p>
      <!--METADATA-->
      <text:p text:style-name="P4">
<draw:frame draw:style-name="fr1" draw:name="Image120" text:anchor-type="as-char" svg:width="6.9236in" svg:height="3.956343in" draw:z-index="0">
<draw:image xlink:href="../Images/yкринформ/2023-06-13T17-07-23-03-00/630_360_1682438812-465.jpg" xlink:type="simple" xlink:show="embed" xlink:actuate="onLoad" draw:mime-type="image/jpeg"/>
</draw:frame>
In the Bakhmut direction, 53 invaders, 118 were injured, two were captured.</text:p>
      <text:p text:style-name="P4">
The spokesman of the Eastern Urgent Armed Forces of the Armed Forces Sergey Cherevaty reported this on the air of the Televahorphone "Unified News", Ukrinform correspondent reports.</text:p>
      <text:p text:style-name="P4">
“During this day, the intensity of the fighting was less in the Bakhmut direction - one -sided. However, the enemy impressed us as actively with the becomes and RSSV. 418 times struck, performed one aircraft aneral. In the walk, 53 invaders were destroyed, 118 were destroyed, and two were captured. Also destroyed 4 warehouses with ammunition and 3 car, which were brought in ammunition, ”the spokesman said.</text:p>
      <text:p text:style-name="P4">
According to him, in the Bakhmut direction the activity of the enemy was significantly changed. Previously, the norm was from 15 to 30 battleships every day, then the inferior numbers decreased several times.</text:p>
      <text:p text:style-name="P4">
<text:span text:style-name="T4">
 Read also: </text:span>
 [in the Berdyansk direction of the Defense Forces took three square kilometers(https://www.ukrinform.ua/rubric-ato/3722164-na-berdanskomu-napramku-sili-oboroni-vzali-pid-kontrol-do-troh-kvadratnih-kilometriv.html)Commenting on the situation in the Limano-Kupyan direction, Cherevaty noted that the enemy's attacks were repelled during the day.</text:p>
      <text:p text:style-name="P4">
“The enemy here tried to attack 7 times our positions, 505 times nanoshertyer shocks, 7 aircraft. All the attacks of the enemy were in use. In the course of their reflection, 27 invaders were destroyed, 75 were injured. The armored vehicles of the enemy were demolished. In particular, BTR -80, BMP, mortar, one anti -tanker "Rapir" and 2 UAVs, - informed the spokesman, adding that on this way, the enemy tries to be active, but as a result of competent defense and conducting intelligence measures, they know about the enemy's intentions.</text:p>
      <text:p text:style-name="P4">
At the same time, the spokesman noted that the enemy understands the value of Bakhmut, so sending the first priority landing units when there is a risk of losing positions.</text:p>
      <text:p text:style-name="P4">
<text:span text:style-name="T4">
 Read also: </text:span>
 <text:a xlink:type="simple" xlink:href="https://www.ukrinform.ua/rubric-ato/3722222-vorog-bezuspisno-namagaetsa-povernuti-deokupovane-selo-makarivka-sili-oboroni.html" text:style-name="Internet_20_link" text:visited-style-name="Visited_20_Internet_20_Link">
the enemy unsuccessfully tries to return the deocalic village - defense forces</text:a>
</text:p>
      <text:p text:style-name="P4">
As reported by Ukrinform, the Defense Forces of Ukraine from February 24, 2022 to June 13, 2023 <text:a xlink:type="simple" xlink:href="https://www.ukrinform.ua/rubric-ato/3722075-sili-oboroni-znisili-vze-216-650-rosian.html" text:style-name="Internet_20_link" text:visited-style-name="Visited_20_Internet_20_Link">
eliminated about 216 thousand 650 Russian invaders</text:a>
, and 470 more - in the past day.</text:p>
      <text:p text:style-name="P4">
In addition, 3935 enemy tanks were destroyed(+4), combat armored vehicles - 7642(+6), artillery systems - 3766(+20), RSV - 601(+0), air defense facilities - 363(+1), <text:a xlink:type="simple" xlink:href="https://www.ukrinform.ua/tag-litak" text:style-name="Internet_20_link" text:visited-style-name="Visited_20_Internet_20_Link">
aircraft</text:a>
- 314(+0), helicopters - 300(+1), UAV Operative -tactical level - 3309(+2), winged missiles - 1183(+0), ships /boats -18(+0), Automobile Tank Tank Tank - 6473(+2), special equipment - 511(+1).</text:p>
      <text:p text:style-name="P4">
<text:span text:style-name="T5">
Фото: Генштаб ЗСУ</text:span>
</text:p>
      <text:p text:style-name="P4">
News Source: <text:a xlink:type="simple" xlink:href="https://www.ukrinform.ua/rubric-ato/3722381-bahmutskij-napramok-sili-oboroni-za-dobu-znisili-53-zagarbnikiv-dvoh-vzali-u-polon.html" text:style-name="Internet_20_link" text:visited-style-name="Visited_20_Internet_20_Link">
https://www.ukrinform.ua/rubric-ato/3722381-bahmutskij-napramok-sili-oboroni-za-dobu-znisili-53-zagarbnikiv-dvoh-vzali-u-polon.html</text:a>
</text:p>
      <!--NEWS-->
      <text:h text:style-name="P10" text:outline-level="1">
<text:span text:style-name="T4">
The Government has made a decision to continue the portfolio guarantee program</text:span>
</text:h>
      <text:p text:style-name="P4">
Authors: Ukrinform (Person)</text:p>
      <text:p text:style-name="P4">
Publisher: Укринформ (Organization)</text:p>
      <text:p text:style-name="P4">
Published Time: 2023-06-13T17:07:33+03:00</text:p>
      <text:p text:style-name="P4">
Modified Time: 2023-06-13T17:07:33+03:00</text:p>
      <text:p text:style-name="P4">
Description: The Cabinet of Ministers supported the Project of Resolutions on granting state guarantees on a portfolio basis. - Ukrinform.</text:p>
      <text:p text:style-name="P4">
Images: ['<text:a xlink:type="simple" xlink:href="https://static.ukrinform.com/photos/2021_03/thumb_files/630_360_1616678949-202.jpg" text:style-name="Internet_20_link" text:visited-style-name="Visited_20_Internet_20_Link">
630_360_16166...</text:a>
']</text:p>
      <text:p text:style-name="P4">
Tags: ['Банк', 'Кредит', 'Уряд']</text:p>
      <text:p text:style-name="P4">
Type: Article</text:p>
      <!--METADATA-->
      <text:p text:style-name="P4">
<draw:frame draw:style-name="fr1" draw:name="Image121" text:anchor-type="as-char" svg:width="6.9236in" svg:height="3.956343in" draw:z-index="0">
<draw:image xlink:href="../Images/yкринформ/2023-06-13T17-07-33-03-00/630_360_1616678949-202.jpg" xlink:type="simple" xlink:show="embed" xlink:actuate="onLoad" draw:mime-type="image/jpeg"/>
</draw:frame>
The Cabinet of Ministers supported the project of the resolution on the granting of state guarantees on a portfolio basis.</text:p>
      <text:p text:style-name="P4">
According to Ukrinform, a permanent representative of the Cabinet of Ministers in the Verkhovna Rada Taras Melnychuk in [telegram.] Reported this(https://t.me/tmelnychuk/2467?fbclid=IwAR2qlP7CRm3Ec9nPRrCazUQiHHf75J3eJm4eZIMj0klutwyLG8nbYIsPBW0)"The state guarantees provided in 2023 to ensure the partial fulfillment of the debt obligations under the portfolio of loans of creditor banks, provided to the suburbs(AT KB Privatbank, AB "Ukrgazbank", AT "PUMB", AT "Ukreximimbank", at "Prozredit Bank", AT "Bank <text:a xlink:type="simple" xlink:href="https://www.ukrinform.ua/tag-kredit" text:style-name="Internet_20_link" text:visited-style-name="Visited_20_Internet_20_Link">
Credit</text:a>
Dnipro ", JSC" Lviv ", PIEUS BANK ICB JSC, PJSC" MTB Bank ")", - the message says.</text:p>
      <text:p text:style-name="P4">
The marginal dimensions of the provision of these guarantees for each individual creditor bank for a total amount of up to UAH 7.79 billion were established.</text:p>
      <text:p text:style-name="P4">
*!(https://www.ukrinform.ua/rubric-economy/3722221-u-kvitni-banki-vidali-ipotecnih-kreditiv-na-ponad-50-miljoniv.html)According to Ukrinform, on September 3, 2020, the Verkhovna Rada approved the law of piercing state guarantees on a portfolio basis. Portfolio guarantees - the state's duty to repay to the bank up to 80% of loans(credit pool)entrepreneur if he is bankrupt.</text:p>
      <text:p text:style-name="P4">
News Source: <text:a xlink:type="simple" xlink:href="https://www.ukrinform.ua/rubric-economy/3722382-urad-uhvaliv-risenna-so-dozvolit-prodovziti-programu-portfelnih-garantij.html" text:style-name="Internet_20_link" text:visited-style-name="Visited_20_Internet_20_Link">
https://www.ukrinform.ua/rubric-economy/3722382-urad-uhvaliv-risenna-so-dozvolit-prodovziti-programu-portfelnih-garantij.html</text:a>
</text:p>
      <!--NEWS-->
      <text:h text:style-name="P10" text:outline-level="1">
<text:span text:style-name="T4">
In Lviv, the head and veterinarian of an animal shelter was released through euthanasia of two healthy dogs</text:span>
</text:h>
      <text:p text:style-name="P4">
Authors: Ukrinform (Person)</text:p>
      <text:p text:style-name="P4">
Publisher: Укринформ (Organization)</text:p>
      <text:p text:style-name="P4">
Published Time: 2023-06-13T17:20:19+03:00</text:p>
      <text:p text:style-name="P4">
Modified Time: 2023-06-13T17:20:19+03:00</text:p>
      <text:p text:style-name="P4">
Description: The Lviv City Council dismissed the head of LKP (Lviv Municipal Enterprise) "Lev" and the chief doctor of asylum. They were recognized as involved in the euthanasia of two healthy dogs in the enterprise. - Ukrinform.</text:p>
      <text:p text:style-name="P4">
Images: ['<text:a xlink:type="simple" xlink:href="https://static.ukrinform.com/photos/2023_06/thumb_files/630_360_1686665802-451.jpg" text:style-name="Internet_20_link" text:visited-style-name="Visited_20_Internet_20_Link">
630_360_16866...</text:a>
']</text:p>
      <text:p text:style-name="P4">
Tags: ['Львів', 'Тварини', 'Евтаназія', 'Собаки']</text:p>
      <text:p text:style-name="P4">
Type: Article</text:p>
      <!--METADATA-->
      <text:p text:style-name="P4">
<draw:frame draw:style-name="fr1" draw:name="Image122" text:anchor-type="as-char" svg:width="6.9236in" svg:height="3.956343in" draw:z-index="0">
<draw:image xlink:href="../Images/yкринформ/2023-06-13T17-20-19-03-00/630_360_1686665802-451.jpg" xlink:type="simple" xlink:show="embed" xlink:actuate="onLoad" draw:mime-type="image/jpeg"/>
</draw:frame>
Lviv Kamiskrada released the head of the LKP(Lviv Municipal Enterprise)The lion of the and head of the shelter. They were recognized as involved in the euthanasia of two healthy self -escaping in the territory of the enterprise.</text:p>
      <text:p text:style-name="P4">
About it in <text:a xlink:type="simple" xlink:href="http://www.facebook.com/andriy.moskalenko/posts/pfbid0YwUpRv3KZMbS9MPzfHWnPyYvAPnDGf5CfUDMMcgRugj4gVsNPEBQm3MnCARngsZYl" text:style-name="Internet_20_link" text:visited-style-name="Visited_20_Internet_20_Link">
Facebook</text:a>
The first deputy mayor of Lviv Andriy Moskalenko reported, reports Ukrinform.</text:p>
      <text:p text:style-name="P4">
“The check confirmed the guilt of the head and chief physician of the LLC" Lion "of the Usamer of two animals. They were released. The competition for the manager was announced today. The whole process of choice will be as public. I invite potential participants to participate, ”Moskalenko wrote.</text:p>
      <text:p text:style-name="P4">
Ukrinform correspondent Deputy Mayor for Housing and Communal Questions Irina Marunyak stated that there was a gross violation by the manager-the leading control, and by the chief physician-the improper fulfillment of his duties and ignoring the requirements of the current legislation on euthanasia.</text:p>
      <text:p text:style-name="P4">
"For this procedure, it was necessary to assemble a consultation of veterinarians, who brought the basis for this, but it did not happen," Marunyak added.</text:p>
      <text:p text:style-name="P4">
<text:span text:style-name="T4">
 Read also: </text:span>
 <text:a xlink:type="simple" xlink:href="https://www.ukrinform.ua/rubric-regions/3720641-pid-odesou-u-mori-znajsli-sobaku-akij-na-dosci-dopliv-z-hersonu.html" text:style-name="Internet_20_link" text:visited-style-name="Visited_20_Internet_20_Link">
under Odessa in the sea found <text:span text:style-name="T4">
 dogs </text:span>
 y, which on the preschool from Kherson</text:a>
As <text:a xlink:type="simple" xlink:href="http://www.facebook.com/permalink.php" text:style-name="Internet_20_link" text:visited-style-name="Visited_20_Internet_20_Link">
reported</text:a>
Zoos, June 4, in the communal shelter for animals LCP "Lion" eutted two healthy dogs - Maviana and Hye. Their bodies, wrapped in black bags, were found in the freezer in the LKP. The head of the enterprise and the chief physician refused to come and provide any explanations on this day, even at the request of the police. Veterinarians and employees did not know how it happened.</text:p>
      <text:p text:style-name="P4">
Due to the abuse of animals, the Lviv police opened criminal proceedings under Part 3 of Art. 299 of the Criminal Code. For the murder of animals, Ukrainian legislation has been predicted from 5 to 8 years of imprisonment.</text:p>
      <text:p text:style-name="P4">
According to the site <text:a xlink:type="simple" xlink:href="http://lkplev.com/ua/page/komanda" text:style-name="Internet_20_link" text:visited-style-name="Visited_20_Internet_20_Link">
LKP "Lion"</text:a>
, the head of the institution - Olena Ivashchenko, chief doctor of asylum - Yaroslav Mukha.As reported by Ukrinform, [volunteers brought 72 dogs and 96 cows in the Kherson region] to Lviv](https://www.ukrinform.ua/rubric-regions/3721976-z-hersonsini-do-lvova-evakuuvali-majze-170-tvarin.html)which was known because of the rowing of the Kakhovskaya hydroelectric power station. People who are ready to home an animal are urged to come to the home of rescued animals by the fort. O. Dovbush, 24 daily from 9:00 to 19:00 without weekends.</text:p>
      <text:p text:style-name="P4">
News Source: <text:a xlink:type="simple" xlink:href="https://www.ukrinform.ua/rubric-regions/3722386-u-lvovi-zvilnili-kerivnika-ta-veterinara-pritulku-dla-tvarin-cerez-evtanaziu-dvoh-zdorovih-sobak.html" text:style-name="Internet_20_link" text:visited-style-name="Visited_20_Internet_20_Link">
https://www.ukrinform.ua/rubric-regions/3722386-u-lvovi-zvilnili-kerivnika-ta-veterinara-pritulku-dla-tvarin-cerez-evtanaziu-dvoh-zdorovih-sobak.html</text:a>
</text:p>
      <!--NEWS-->
      <text:h text:style-name="P10" text:outline-level="1">
<text:span text:style-name="T4">
The Kiev Metro received the second batch of Warsaw cars</text:span>
</text:h>
      <text:p text:style-name="P4">
Authors: Ukrinform (Person)</text:p>
      <text:p text:style-name="P4">
Publisher: Укринформ (Organization)</text:p>
      <text:p text:style-name="P4">
Published Time: 2023-06-13T17:23:00+03:00</text:p>
      <text:p text:style-name="P4">
Modified Time: 2023-06-13T17:23:00+03:00</text:p>
      <text:p text:style-name="P4">
Description: The Kiev Metro received the second batch of Warsaw cars, and now in the total number of subway has received 12 cars. - Ukrinform.</text:p>
      <text:p text:style-name="P4">
Images: ['<text:a xlink:type="simple" xlink:href="https://static.ukrinform.com/photos/2023_06/thumb_files/630_360_1686665773-704.jpg" text:style-name="Internet_20_link" text:visited-style-name="Visited_20_Internet_20_Link">
630_360_16866...</text:a>
']</text:p>
      <text:p text:style-name="P4">
Tags: ['Метро', 'Польща', 'Київ', 'Вагони']</text:p>
      <text:p text:style-name="P4">
Type: Article</text:p>
      <!--METADATA-->
      <text:p text:style-name="P4">
<draw:frame draw:style-name="fr1" draw:name="Image123" text:anchor-type="as-char" svg:width="6.9236in" svg:height="3.956343in" draw:z-index="0">
<draw:image xlink:href="../Images/yкринформ/2023-06-13T17-23-00-03-00/630_360_1686665773-704.jpg" xlink:type="simple" xlink:show="embed" xlink:actuate="onLoad" draw:mime-type="image/jpeg"/>
</draw:frame>
The Kyiv Metropolitan received the second batch of Warsaw cars, and now in the total number of subway has received 12 cars.</text:p>
      <text:p text:style-name="P4">
This was reported by the press service <text:a xlink:type="simple" xlink:href="https://kyivcity.gov.ua/news/stolichna_pidzemka_otrimala_drugu_partiyu_varshavskikh_vagoniv/" text:style-name="Internet_20_link" text:visited-style-name="Visited_20_Internet_20_Link">
Kyiv City State Administration</text:a>
, reports Ukrinform.</text:p>
      <text:p text:style-name="P4">
“Last week, six more cars from the Warsaw Metropolitan arrived in the capital. Currently in total number <text:a xlink:type="simple" xlink:href="https://www.ukrinform.ua/tag-metro" text:style-name="Internet_20_link" text:visited-style-name="Visited_20_Internet_20_Link">
metropolitan</text:a>
He received 12 wagons out of 60, ”the testimony said.</text:p>
      <text:p text:style-name="P4">
The head of KP "Kyiv Metro" Viktor Braginsky noted that for the base subway it is a significant support from European colleagues, because the largest part of the rolling stock was made in the Soviet times.</text:p>
      <text:p text:style-name="P4">
"Like any technique, the subway trains require routine repairs, so the maintenance cars will be used as technical donors to replace the equipment, units and parts of the existing subway wagon park during their maintenance and repair," he emphasized.</text:p>
      <text:p text:style-name="P4">
<text:span text:style-name="T4">
 Read also: </text:span>
 <text:a xlink:type="simple" xlink:href="https://www.ukrinform.ua/rubric-kyiv/3707817-u-kiivskomu-metro-cerez-tehnicnu-nespravnist-poizda-obmezili-robotu-zelenoi-linii.html" text:style-name="Internet_20_link" text:visited-style-name="Visited_20_Internet_20_Link">
in Kiev due to the technical malfunction of the train limited the work of the "green" metro line</text:a>
As it was reported, the Warsaw Metro in stages transmits 60 cars of the series81-717 to the Kiev subway. <text:a xlink:type="simple" xlink:href="https://www.ukrinform.ua/rubric-kyiv/3707770-stolica-otrimala-persu-partiu-novih-vagoniv-metro-vid-varsavi.html" text:style-name="Internet_20_link" text:visited-style-name="Visited_20_Internet_20_Link">
The first coupling of six cars arrived in the dignity at the end of April</text:a>
. In general, the supply of all wagons is planned by the end of the current year.</text:p>
      <text:p text:style-name="P4">
<text:span text:style-name="T5">
Foto: kyivcity.gov.ua</text:span>
</text:p>
      <text:p text:style-name="P4">
News Source: <text:a xlink:type="simple" xlink:href="https://www.ukrinform.ua/rubric-kyiv/3722387-kiivskij-metropoliten-otrimav-drugu-partiu-varsavskih-vagoniv.html" text:style-name="Internet_20_link" text:visited-style-name="Visited_20_Internet_20_Link">
https://www.ukrinform.ua/rubric-kyiv/3722387-kiivskij-metropoliten-otrimav-drugu-partiu-varsavskih-vagoniv.html</text:a>
</text:p>
      <!--NEWS-->
      <text:h text:style-name="P10" text:outline-level="1">
<text:span text:style-name="T4">
Yelchenko: The UN is a bureaucratic structure, another reaction to the undermining of the Kakhovka hydroelectric power station I did not expect</text:span>
</text:h>
      <text:p text:style-name="P4">
Authors: Ukrinform (Person)</text:p>
      <text:p text:style-name="P4">
Publisher: Укринформ (Organization)</text:p>
      <text:p text:style-name="P4">
Published Time: 2023-06-13T17:24:22+03:00</text:p>
      <text:p text:style-name="P4">
Modified Time: 2023-06-13T17:24:22+03:00</text:p>
      <text:p text:style-name="P4">
Description: The permanent representative of Ukraine to the UN in 2015-2019, Vladimir Yelchenko stated that he did not expect from the UN to reaction to the undergoing of the Russians of the Kakhovsk Hydroelectric Power Plant, as it is a very bureaucratic structure that has a very long time. - Ukrinform.</text:p>
      <text:p text:style-name="P4">
Images: ['<text:a xlink:type="simple" xlink:href="https://static.ukrinform.com/photos/2019_12/thumb_files/630_360_1576910685-762.jpg" text:style-name="Internet_20_link" text:visited-style-name="Visited_20_Internet_20_Link">
630_360_15769...</text:a>
']</text:p>
      <text:p text:style-name="P4">
Tags: ['Єльченко', 'ООН', 'Каховська ГЕС']</text:p>
      <text:p text:style-name="P4">
Type: Article</text:p>
      <!--METADATA-->
      <text:p text:style-name="P4">
<draw:frame draw:style-name="fr1" draw:name="Image127" text:anchor-type="as-char" svg:width="6.9236in" svg:height="3.956343in" draw:z-index="0">
<draw:image xlink:href="../Images/yкринформ/2023-06-13T17-24-22-03-00/630_360_1576910685-762.jpg" xlink:type="simple" xlink:show="embed" xlink:actuate="onLoad" draw:mime-type="image/jpeg"/>
</draw:frame>
In 2015-2019, Volodymyr Yelchenko stated that the UN 2015-2019 Ukraine stated that he had been rebellious from the UN of another reaction to the dismantling of the Russians of the Kakhovsk Hydroelectric Power Plant, as the bureaucratic structure that makes the decision for a very long time.</text:p>
      <text:p text:style-name="P4">
According to the Ukrinform correspondent, the diplomat said this in the Eviritelvahorphone "One News" in response to the question of how adequate the UN reaction was.</text:p>
      <text:p text:style-name="P4">
“I did not expect another reaction to be honestly, because <text:a xlink:type="simple" xlink:href="https://www.ukrinform.ua/tag-oon" text:style-name="Internet_20_link" text:visited-style-name="Visited_20_Internet_20_Link">
UN</text:a>
-It is a very bureaucratic structure where the praise of decisions, and even more so difficult, even catastrophic issues, as the undermining of Kakovsky hydroelectric power station, sometimes not even days, but weeks and months, "Yelchenko said.</text:p>
      <text:p text:style-name="P4">
According to him, this means that the UN is actually behind the time we are wearing.</text:p>
      <text:p text:style-name="P4">
“It seems to me that this is the main defect in the organization. That is, the system that was created with the signing of the UN Charter in 1945 may have been in time for several decades. But when we have moved to the so -called technological age we live now, when some questions are expedited for even minutes, and seconds, and the mechanism of approval of the UN decision remains the same as it was 80 from something years ago, of course, it cannot suit it Not only Ukraine, ”Yelchenko said.</text:p>
      <text:p text:style-name="P4">
He added that the same dissatisfied countries can be found in Africa and Asia, Ina of the Middle East.</text:p>
      <text:p text:style-name="P4">
"That is, everyone always criticizes the UN and dissatisfied, although, in principle, all the Crains form the same UN," - stated the former post of Ukraine.</text:p>
      <text:p text:style-name="P4">
Commenting on the Humanitarian Coordinator of the United Nations in Ukraine that Russia did not provide safety guarantees for the UN team crossing the occupied left -bearer .In his opinion, it is normal that the UN Secretariat is concerned about the life and safety of employees.</text:p>
      <text:p text:style-name="P4">
"But the question arises, which then requires such an organization that can not be done without the consent of the parties who are fighting each other," - said Dymplomat.</text:p>
      <text:p text:style-name="P4">
<text:span text:style-name="T4">
 Read also: </text:span>
 <text:a xlink:type="simple" xlink:href="https://www.ukrinform.ua/rubric-economy/3722383-v-oon-poperedzaut-pro-zrostanna-cin-na-prodovolstvo-pisla-pidrivu-kahovskoi-ges.html" text:style-name="Internet_20_link" text:visited-style-name="Visited_20_Internet_20_Link">
in <text:span text:style-name="T4">
 UN </text:span>
 warning about food prices after blasting Kakhovka hydroelectric power station</text:a>
As it was reported, on the night of June 6, the Russian army undermined the dam of Kakhovskaya Hins. Rescue work and measures to overcome the consequences of this crime continue in Kherson region. The situation in the temporarily occupied territories is critical of the region, as the occupation forces do not allow Ukrainian rescuers to the flooded areas.</text:p>
      <text:p text:style-name="P4">
On the fact of undermining the occupiers of the Kakhovka hydroelectric power station, law enforcement officers began investigation under the article "Ecocid". Ukrhydroenergo stated that Kakhovskaya with sinus was not destroyed and is not recoverable.</text:p>
      <text:p text:style-name="P4">
News Source: <text:a xlink:type="simple" xlink:href="https://www.ukrinform.ua/rubric-polytics/3722388-elcenko-oon-ce-burokraticna-struktura-insoi-reakcii-na-pidriv-kahovskoi-ges-a-ne-ocikuvav.html" text:style-name="Internet_20_link" text:visited-style-name="Visited_20_Internet_20_Link">
https://www.ukrinform.ua/rubric-polytics/3722388-elcenko-oon-ce-burokraticna-struktura-insoi-reakcii-na-pidriv-kahovskoi-ges-a-ne-ocikuvav.html</text:a>
</text:p>
      <!--NEWS-->
      <text:h text:style-name="P10" text:outline-level="1">
<text:span text:style-name="T4">
The second annual Drone Hackathon "Anti-Shahed" will be held in Ukraine</text:span>
</text:h>
      <text:p text:style-name="P4">
Authors: Ukrinform (Person)</text:p>
      <text:p text:style-name="P4">
Publisher: Укринформ (Organization)</text:p>
      <text:p text:style-name="P4">
Published Time: 2023-06-13T17:29:00+03:00</text:p>
      <text:p text:style-name="P4">
Modified Time: 2023-06-13T17:29:00+03:00</text:p>
      <text:p text:style-name="P4">
Description: Ukraine will take place in Ukraine, where Ukrainian developers will be able to demonstrate their work for the Armed Forces, as well as get $ 1 million for the development of their own product that can effectively protect against hostile drones. - Ukrinform.</text:p>
      <text:p text:style-name="P4">
Images: ['<text:a xlink:type="simple" xlink:href="https://static.ukrinform.com/photos/2023_02/thumb_files/630_360_1676289797-474.jpg" text:style-name="Internet_20_link" text:visited-style-name="Visited_20_Internet_20_Link">
630_360_16762...</text:a>
']</text:p>
      <text:p text:style-name="P4">
Tags: ['Безпілотник', 'Хакатон', 'Армія дронів', 'Дрон-камікадзе']</text:p>
      <text:p text:style-name="P4">
Type: Article</text:p>
      <!--METADATA-->
      <text:p text:style-name="P4">
<draw:frame draw:style-name="fr1" draw:name="Image128" text:anchor-type="as-char" svg:width="6.9236in" svg:height="3.956343in" draw:z-index="0">
<draw:image xlink:href="../Images/yкринформ/2023-06-13T17-29-00-03-00/630_360_1676289797-474.jpg" xlink:type="simple" xlink:show="embed" xlink:actuate="onLoad" draw:mime-type="image/jpeg"/>
</draw:frame>
Ukraine will have a second annual hackathon, where Ukrainian developers will be able to repair their experiences for the Armed Forces, as well as get $ 1 million in place of their own product, which will be able to effectively protect against hostility.</text:p>
      <text:p text:style-name="P4">
According to Ukrinform, the press service of the Ministorifra in [telegram] reports it(https://t.me/mintsyfra/4175).</text:p>
      <text:p text:style-name="P4">
“The second annual hackathon will take place on June 24 and 25. Ukrainian developers will be able to pay ideas for safety and defense forces. If the product is efficiency, and the defense forces confirm that this is the case that is developed here and now - you will receive a contract for $ 1 million. The funds can be spent in the event of a statement or scaling of development, ”the message reads.</text:p>
      <text:p text:style-name="P4">
Anti-Shahed hackathon can be joined by everyone who: has the ideas of development of Tahochias to receive funding for ideas; It seeks to tell about createddefense-tech development to help fight hostile <text:a xlink:type="simple" xlink:href="https://www.ukrinform.ua/tag-bezpilotnik" text:style-name="Internet_20_link" text:visited-style-name="Visited_20_Internet_20_Link">
drones</text:a>
and destroy them; It produces UAVs that can be effective on the battlefield. You can register by this <text:a xlink:type="simple" xlink:href="https://docs.google.com/forms/d/e/1FAIpQLSf6sipB1VKl8d3fp8k-8_52DYYU3gWEf3X2xi2oIZMGBpxPdg/viewform" text:style-name="Internet_20_link" text:visited-style-name="Visited_20_Internet_20_Link">
link</text:a>
.</text:p>
      <text:p text:style-name="P4">
<text:span text:style-name="T4">
Читайте також:</text:span>
 <text:a xlink:type="simple" xlink:href="https://www.ukrinform.ua/rubric-technology/3676457-lvivski-inzeneri-peremogli-u-celendzi-na-soricnomu-hakatoni-nato.html" text:style-name="Internet_20_link" text:visited-style-name="Visited_20_Internet_20_Link">
 Львівські інженери перемогли у челенджі на щорічному<text:span text:style-name="T4">
хакатон</text:span>
 і НАТО </text:a>
The Drone Hackathon "Anti-Shahed" is implemented on the initiative of the General Staffing Forces of Ukraine, the Ministry of Defense and the Ministry of Recovery within the framework of the Drone Army Proctus and is aimed at finding innovative and effective decisions with hostile drones.</text:p>
      <text:p text:style-name="P4">
<text:span text:style-name="T5">
Foto: Unsplash</text:span>
</text:p>
      <text:p text:style-name="P4">
News Source: <text:a xlink:type="simple" xlink:href="https://www.ukrinform.ua/rubric-technology/3722391-v-ukraini-provedut-drugij-soricnij-drone-hackathon-antishahed.html" text:style-name="Internet_20_link" text:visited-style-name="Visited_20_Internet_20_Link">
https://www.ukrinform.ua/rubric-technology/3722391-v-ukraini-provedut-drugij-soricnij-drone-hackathon-antishahed.html</text:a>
</text:p>
      <!--NEWS-->
      <text:h text:style-name="P10" text:outline-level="1">
<text:span text:style-name="T4">
Government introduces an experimental project for quick subsidy</text:span>
</text:h>
      <text:p text:style-name="P4">
Authors: Ukrinform (Person)</text:p>
      <text:p text:style-name="P4">
Publisher: Укринформ (Organization)</text:p>
      <text:p text:style-name="P4">
Published Time: 2023-06-13T17:31:30+03:00</text:p>
      <text:p text:style-name="P4">
Modified Time: 2023-06-13T17:31:30+03:00</text:p>
      <text:p text:style-name="P4">
Description: The Cabinet of Ministers approved a resolution that introduces an experimental project to improve the procedure for granting subsidies to the population for reimbursement of costs for housing and communal services. - Ukrinform.</text:p>
      <text:p text:style-name="P4">
Images: ['<text:a xlink:type="simple" xlink:href="https://static.ukrinform.com/photos/2017_08/thumb_files/630_360_1502188517-2428.jpg" text:style-name="Internet_20_link" text:visited-style-name="Visited_20_Internet_20_Link">
630_360_15021...</text:a>
']</text:p>
      <text:p text:style-name="P4">
Tags: ['Кабмін', 'Субсидія']</text:p>
      <text:p text:style-name="P4">
Type: Article</text:p>
      <!--METADATA-->
      <text:p text:style-name="P4">
<draw:frame draw:style-name="fr1" draw:name="Image129" text:anchor-type="as-char" svg:width="6.9236in" svg:height="3.956343in" draw:z-index="0">
<draw:image xlink:href="../Images/yкринформ/2023-06-13T17-31-30-03-00/630_360_1502188517-2428.jpg" xlink:type="simple" xlink:show="embed" xlink:actuate="onLoad" draw:mime-type="image/jpeg"/>
</draw:frame>
The Cabinet of Ministers approved a resolution that introduces an experimental project to improve the procedure for granting subsidies to the population for reimbursement of expenses for paying housing and communal services.</text:p>
      <text:p text:style-name="P4">
As Ukrinform reports, about it in <text:a xlink:type="simple" xlink:href="https://t.me/tmelnychuk/2471" text:style-name="Internet_20_link" text:visited-style-name="Visited_20_Internet_20_Link">
telegram</text:a>
The permanent representative of the Cabinet of Ministers in the Verkhovna Rada Tarasmelnychuk reported.</text:p>
      <text:p text:style-name="P4">
"The proposal of the Ministry of Social Policy and the Ministry of Farm Transformation has been agreed on the implementation of the procedure for rendering the costs of reimbursement for compensation for housing and communal services, the purchase of liquefied gas, solid and liquid storage,"</text:p>
      <text:p text:style-name="P4">
According to an explanatory note to the document, the Ministry of Social Policy, together with the Pension Fund of Ukraine, developed a simplified mechanism of housing subsidies, which in case of successful implementation can be widespread on the order of providing all social payments.</text:p>
      <text:p text:style-name="P4">
In particular, an automated exchange of information of the Pension Fund by experts/performers of housing and communal services, as well as state registers, whose managers of information are LCA, SPSU, Ministry of Social Policy and other in a way of obtaining information necessary for the detection of households, will be given the right to housing subsidies.</text:p>
      <text:p text:style-name="P4">
<text:span text:style-name="T4">
 Read also: </text:span>
 <text:a xlink:type="simple" xlink:href="https://www.ukrinform.ua/rubric-society/3719705-subsidii-ucasnikam-bojovih-dij-priznacatime-pensijnij-fond.html" text:style-name="Internet_20_link" text:visited-style-name="Visited_20_Internet_20_Link">
<text:span text:style-name="T4">
 subsidies </text:span>
 combatants will appoint a pension fund</text:a>
The proactive identification of potential recipients of residential suburbs and informing them about the possibility of calculating their assistance is also launched.</text:p>
      <text:p text:style-name="P4">
In addition, the possibility of filing an application and declaration for a residential subsistence in one click will be implemented in an online cabinet on a pension fund of the Pension Fund or on the Action Portal(while maintaining the current pathways and ways of regaining housing subsidies, etc.</text:p>
      <text:p text:style-name="P4">
It is emphasized that the implementation of the provisions proposed by the project will need in 2023 expenditures in the amount of UAH 47.5 million.</text:p>
      <text:p text:style-name="P4">
It has been reported that the Pension Fund will automatically recalculate and re -imposing <text:a xlink:type="simple" xlink:href="https://www.ukrinform.ua/tag-subsidia" text:style-name="Internet_20_link" text:visited-style-name="Visited_20_Internet_20_Link">
subsidies</text:a>
For the new period, taking into account the increase in the electricity tariff for consumers from June 1.</text:p>
      <text:p text:style-name="P4">
News Source: <text:a xlink:type="simple" xlink:href="https://www.ukrinform.ua/rubric-society/3722393-urad-zaprovadzue-eksperimentalnij-proekt-dla-svidkogo-nadanna-subsidij.html" text:style-name="Internet_20_link" text:visited-style-name="Visited_20_Internet_20_Link">
https://www.ukrinform.ua/rubric-society/3722393-urad-zaprovadzue-eksperimentalnij-proekt-dla-svidkogo-nadanna-subsidij.html</text:a>
</text:p>
      <!--NEWS-->
      <text:h text:style-name="P10" text:outline-level="1">
<text:span text:style-name="T4">
Latvia has allocated to eliminate the consequences of the destruction of the Kakhovka hydroelectric power station € 450 thousand</text:span>
</text:h>
      <text:p text:style-name="P4">
Authors: Ukrinform (Person)</text:p>
      <text:p text:style-name="P4">
Publisher: Укринформ (Organization)</text:p>
      <text:p text:style-name="P4">
Published Time: 2023-06-13T17:32:00+03:00</text:p>
      <text:p text:style-name="P4">
Modified Time: 2023-06-13T17:32:00+03:00</text:p>
      <text:p text:style-name="P4">
Description: The Latvia government has decided to provide Ukraine with humanitarian aid in the amount of 450 thousand euros to eliminate the consequences of the destruction of the Kakhovka hydroelectric power station. - Ukrinform.</text:p>
      <text:p text:style-name="P4">
Images: ['<text:a xlink:type="simple" xlink:href="https://static.ukrinform.com/photos/2023_06/thumb_files/630_360_1686472175-861.jpeg" text:style-name="Internet_20_link" text:visited-style-name="Visited_20_Internet_20_Link">
630_360_16864...</text:a>
']</text:p>
      <text:p text:style-name="P4">
Tags: ['Латвія', 'допомога', 'Каховська ГЕС']</text:p>
      <text:p text:style-name="P4">
Type: Article</text:p>
      <!--METADATA-->
      <text:p text:style-name="P4">
<draw:frame draw:style-name="fr1" draw:name="Image130" text:anchor-type="as-char" svg:width="6.9236in" svg:height="3.956343in" draw:z-index="0">
<draw:image xlink:href="../Images/yкринформ/2023-06-13T17-32-00-03-00/630_360_1686472175-861.jpeg" xlink:type="simple" xlink:show="embed" xlink:actuate="onLoad" draw:mime-type="image/jpeg"/>
</draw:frame>
The Government has decided to provide Ukraine with humanitarian aid in the amount of 450 thousand euros for the treatment of the consequences of the destruction of the Kakhovka hydroelectric power station.</text:p>
      <text:p text:style-name="P4">
About it reports <text:a xlink:type="simple" xlink:href="https://rus.lsm.lv/statja/novosti/mir/13.06.2023-latviya-otpravit-ukraine-pomoshh-dlya-likvidacii-posledstvii-razruseniya-kaxovskoi-ges.a512615/" text:style-name="Internet_20_link" text:visited-style-name="Visited_20_Internet_20_Link">
LSM</text:a>
, reports Ukrinform.</text:p>
      <text:p text:style-name="P4">
As it is noted, funding is allocated from public funds for unpredictable. The total cost of financial aid will be 433119 euros, and the cost of transportation - another 20 thousand euros.</text:p>
      <text:p text:style-name="P4">
In particular, it is planned to send to Ukraine electrical generators, compressors, pumping station, rescue vests, sleeping bags, motor pumps, diving, boots, boots, quad bikes and other equipment.</text:p>
      <text:p text:style-name="P4">
Humanitarian aid will be provided by the State Fire and Rescue Service, the blanket of rubber boots will be issued from state material reserves.</text:p>
      <text:p text:style-name="P4">
<text:span text:style-name="T4">
 Read also: </text:span>
 [assistance to Ukraine in overcoming the consequences(https://www.ukrinform.ua/rubric-society/3722361-dopomogu-ukraini-u-podolanni-naslidkiv-pidrivu-rosianami-ges-nadaut-13-krain-smigal.html)As reported by Ukrinform, on June 9, the Latvian government decided to allocate 200,000 Yeuros to assist Ukraine in connection with environmental and humanitarian crisis after the Kakhovka Hydroelectric Power Plant.</text:p>
      <text:p text:style-name="P4">
On the night against June 6, the Russian army <text:a xlink:type="simple" xlink:href="https://www.ukrinform.ua/rubric-other_news/3720776-pidriv-rosianami-kahovskoi-ges-usi-novini.html" text:style-name="Internet_20_link" text:visited-style-name="Visited_20_Internet_20_Link">
blown up the dam of Kakhovka hydroelectric power station</text:a>
. In Kherson region, rescue work is underway to evacuate the population from flooding places. The situation is especially difficult in temporarily occupied territories.</text:p>
      <text:p text:style-name="P4">
Ukrhydroenergo stated that <text:a xlink:type="simple" xlink:href="https://www.ukrinform.ua/tag-kahovska-ges" text:style-name="Internet_20_link" text:visited-style-name="Visited_20_Internet_20_Link">
Kakhovskaya hydroelectric power station</text:a>
Completely destroyed and is not recoverable.</text:p>
      <text:p text:style-name="P4">
Photo: SES</text:p>
      <text:p text:style-name="P4">
News Source: <text:a xlink:type="simple" xlink:href="https://www.ukrinform.ua/rubric-society/3722394-latvia-vidilila-na-likvidaciu-naslidkiv-rujnuvanna-kahovskoi-ges-450-tisac.html" text:style-name="Internet_20_link" text:visited-style-name="Visited_20_Internet_20_Link">
https://www.ukrinform.ua/rubric-society/3722394-latvia-vidilila-na-likvidaciu-naslidkiv-rujnuvanna-kahovskoi-ges-450-tisac.html</text:a>
</text:p>
      <!--NEWS-->
      <text:h text:style-name="P10" text:outline-level="1">
<text:span text:style-name="T4">
The residents of the occupied part of Kherson region were warned about possible provocative sms allegedly from the Armed Forces</text:span>
</text:h>
      <text:p text:style-name="P4">
Authors: Ukrinform (Person)</text:p>
      <text:p text:style-name="P4">
Publisher: Укринформ (Organization)</text:p>
      <text:p text:style-name="P4">
Published Time: 2023-06-13T17:33:00+03:00</text:p>
      <text:p text:style-name="P4">
Modified Time: 2023-06-13T17:33:00+03:00</text:p>
      <text:p text:style-name="P4">
Description: Residents of temporarily captured territories of Kherson region receive an appeal in the messengers of allegedly from the Ukrainian military to report the enemy's position, but this may be provocation by the invaders. - Ukrinform.</text:p>
      <text:p text:style-name="P4">
Images: ['<text:a xlink:type="simple" xlink:href="https://static.ukrinform.com/photos/2023_02/thumb_files/630_360_1676288534-510.jpg" text:style-name="Internet_20_link" text:visited-style-name="Visited_20_Internet_20_Link">
630_360_16762...</text:a>
']</text:p>
      <text:p text:style-name="P4">
Tags: ['Херсонщина', 'Провокація', 'ЗСУ', 'Війна з Росією']</text:p>
      <text:p text:style-name="P4">
Type: Article</text:p>
      <!--METADATA-->
      <text:p text:style-name="P4">
<draw:frame draw:style-name="fr1" draw:name="Image131" text:anchor-type="as-char" svg:width="6.9236in" svg:height="3.956343in" draw:z-index="0">
<draw:image xlink:href="../Images/yкринформ/2023-06-13T17-33-00-03-00/630_360_1676288534-510.jpg" xlink:type="simple" xlink:show="embed" xlink:actuate="onLoad" draw:mime-type="image/jpeg"/>
</draw:frame>
Inhabitants of the territories of the Kherson region, in the messengers, they receive in messengers the calling of allegedly from the Ukrainian soldiers asking to report the position of the extent, but this may be provocation by the invaders.</text:p>
      <text:p text:style-name="P4">
This is warned <text:a xlink:type="simple" xlink:href="https://t.me/kakhovskamva/452" text:style-name="Internet_20_link" text:visited-style-name="Visited_20_Internet_20_Link">
Kakhovsk city military administration</text:a>
, reports Ukrinform.</text:p>
      <text:p text:style-name="P4">
“The inhabitants of the occupied territories began to come SMS in messengers from the" Ukrainian military "with a request to tell about the positions of orcs. Unplug no information if you do not know this person personally ... Rather, it is <text:a xlink:type="simple" xlink:href="https://www.ukrinform.ua/tag-provokacia" text:style-name="Internet_20_link" text:visited-style-name="Visited_20_Internet_20_Link">
provocations</text:a>
”, - the testimony reads.</text:p>
      <text:p text:style-name="P4">
<text:span text:style-name="T4">
 Read also: </text:span>
 <text:a xlink:type="simple" xlink:href="https://www.ukrinform.ua/rubric-ato/3722156-gumenuk-pro-jmovirni-provokacii-rf-naslidki-mozut-buti-ne-takimi-lokalnimi-ak-kahovska-ges.html" text:style-name="Internet_20_link" text:visited-style-name="Visited_20_Internet_20_Link">
<text:span text:style-name="T4">
 Gumeniuk </text:span>
 - <text:span text:style-name="T4">
 About </text:span>
 <text:span text:style-name="T4">
 likely </text:span>
 <text:span text:style-name="T4">
 Provocations </text:span>
 RF: <text:span text:style-name="T4">
 Consequences </text:span>
 <text:span text:style-name="T4">
 can </text:span>
 <text:span text:style-name="T4">
 </text:span>
 be <text:span text:style-name="T4">
 not </text:span>
 so ** Local as Kakhovka HPP</text:a>
The MBA stressed that information on the location of the enemy should be provided through official chatbot and proven channels.</text:p>
      <text:p text:style-name="P4">
As reported by Ukrinform, the Armed Forces liberated the right -bank part of the Kherson region, in particular the city of Kherson. The part of the region, located on the left Berezidpipra, is temporarily captured by Russian troops.</text:p>
      <text:p text:style-name="P4">
News Source: <text:a xlink:type="simple" xlink:href="https://www.ukrinform.ua/rubric-regions/3722390-meskanciv-okupovanoi-castini-hersonsini-poperedili-pro-mozlivi-provokacijni-sms-nibito-vid-zsu.html" text:style-name="Internet_20_link" text:visited-style-name="Visited_20_Internet_20_Link">
https://www.ukrinform.ua/rubric-regions/3722390-meskanciv-okupovanoi-castini-hersonsini-poperedili-pro-mozlivi-provokacijni-sms-nibito-vid-zsu.html</text:a>
</text:p>
      <!--NEWS-->
      <text:h text:style-name="P10" text:outline-level="1">
<text:span text:style-name="T4">
In Bukovina for visitors will open the most in Ukraine the lavender field</text:span>
</text:h>
      <text:p text:style-name="P4">
Authors: Ukrinform (Person)</text:p>
      <text:p text:style-name="P4">
Publisher: Укринформ (Organization)</text:p>
      <text:p text:style-name="P4">
Published Time: 2023-06-13T17:34:00+03:00</text:p>
      <text:p text:style-name="P4">
Modified Time: 2023-06-13T17:34:00+03:00</text:p>
      <text:p text:style-name="P4">
Description: In the Khotyn community of Chernivtsi region, this week is planned to open for visitors the lavender field of 10 hectares. - Ukrinform.</text:p>
      <text:p text:style-name="P4">
Images: ['<text:a xlink:type="simple" xlink:href="https://static.ukrinform.com/photos/2023_06/thumb_files/630_360_1686666808-341.jpg" text:style-name="Internet_20_link" text:visited-style-name="Visited_20_Internet_20_Link">
630_360_16866...</text:a>
']</text:p>
      <text:p text:style-name="P4">
Tags: ['Буковина', 'Квіти', 'Лаванда', 'Поле']</text:p>
      <text:p text:style-name="P4">
Type: Article</text:p>
      <!--METADATA-->
      <text:p text:style-name="P4">
<draw:frame draw:style-name="fr1" draw:name="Image132" text:anchor-type="as-char" svg:width="6.9236in" svg:height="3.956343in" draw:z-index="0">
<draw:image xlink:href="../Images/yкринформ/2023-06-13T17-34-00-03-00/630_360_1686666808-341.jpg" xlink:type="simple" xlink:show="embed" xlink:actuate="onLoad" draw:mime-type="image/jpeg"/>
</draw:frame>
The Ucochin community of Chernivtsi region is planned to open this week this week for visitor the lavender field of 10 hectares.</text:p>
      <text:p text:style-name="P4">
About it in <text:a xlink:type="simple" xlink:href="https://www.facebook.com/oblrada.cv.ua/posts/pfbid024LU8mxxoGDHacBc2XguKJBPBi8mENM5gFLCrd1rzK3f6XW68eC2XgnpUA7nNy8a9l" text:style-name="Internet_20_link" text:visited-style-name="Visited_20_Internet_20_Link">
Facebook</text:a>
The Chernivtsi Regional Council reports, Ukrinform reports.</text:p>
      <text:p text:style-name="P4">
"The lavender field of 10 hectares will be opened in the Khotyn city community. The excavation of the lavender field will take place on June 18," - the message reads.</text:p>
      <text:p text:style-name="P4">
According to Khotyn Mayor Andriy Dranchuk, the first lavender processing plant in Ukraine will also work there, where valuable oil will be produced. It is used in perfumery and medicine.</text:p>
      <text:p text:style-name="P4">
"We are now keeping an information campaign for the lavender field to become another <text:a xlink:type="simple" xlink:href="https://www.ukrinform.ua/tag-turizm" text:style-name="Internet_20_link" text:visited-style-name="Visited_20_Internet_20_Link">
tourist</text:a>
The magnet of our community. We are leaving and supporting the initiative of the farmers and we invite everyone to open, "Drandchuk said.</text:p>
      <text:p text:style-name="P4">
<text:span text:style-name="T4">
 Read also: </text:span>
 <text:a xlink:type="simple" xlink:href="https://www.ukrinform.ua/rubric-regions/3700756-na-zakarpatti-volonteri-rozcistili-dolinu-narcisiv.html" text:style-name="Internet_20_link" text:visited-style-name="Visited_20_Internet_20_Link">
in Transcarpathia Volunteers cleared the valley <text:span text:style-name="T4">
 Narcissus </text:span>
</text:a>
The fragrant lavender in the fall of 2020 was planted in the village of Bilovtsi by local entrepreneurs in Ukraine of 10 hectares in Ukraine. Now the lavender begins the flowering period.</text:p>
      <text:p text:style-name="P4">
<text:span text:style-name="T5">
Foto: Chernivtsi Regional Council / Facebook</text:span>
</text:p>
      <text:p text:style-name="P4">
News Source: <text:a xlink:type="simple" xlink:href="https://www.ukrinform.ua/rubric-regions/3722395-na-bukovini-dla-vidviduvaciv-vidkriut-najbilse-v-ukraini-lavandove-pole.html" text:style-name="Internet_20_link" text:visited-style-name="Visited_20_Internet_20_Link">
https://www.ukrinform.ua/rubric-regions/3722395-na-bukovini-dla-vidviduvaciv-vidkriut-najbilse-v-ukraini-lavandove-pole.html</text:a>
</text:p>
      <!--NEWS-->
      <text:h text:style-name="P10" text:outline-level="1">
<text:span text:style-name="T4">
The drainage of the Kakhovka reservoir will cause heavy metals with dust - ecologist</text:span>
</text:h>
      <text:p text:style-name="P4">
Authors: Ukrinform (Person)</text:p>
      <text:p text:style-name="P4">
Publisher: Укринформ (Organization)</text:p>
      <text:p text:style-name="P4">
Published Time: 2023-06-13T17:40:00+03:00</text:p>
      <text:p text:style-name="P4">
Modified Time: 2023-06-13T17:40:00+03:00</text:p>
      <text:p text:style-name="P4">
Description: After the Kakhovka reservoir is shamped, wind erosion may occur in its territory by the Russians of the Kakhovsk Hydroelectric Power Plant, which can cause heavy dust migration. - Ukrinform.</text:p>
      <text:p text:style-name="P4">
Images: ['<text:a xlink:type="simple" xlink:href="https://static.ukrinform.com/photos/2023_06/thumb_files/630_360_1686382723-593.jpg" text:style-name="Internet_20_link" text:visited-style-name="Visited_20_Internet_20_Link">
630_360_16863...</text:a>
']</text:p>
      <text:p text:style-name="P4">
Tags: ['Екологія', 'Каховська ГЕС', 'Каховське водосховище']</text:p>
      <text:p text:style-name="P4">
Type: Article</text:p>
      <!--METADATA-->
      <text:p text:style-name="P4">
<draw:frame draw:style-name="fr1" draw:name="Image133" text:anchor-type="as-char" svg:width="6.9236in" svg:height="3.956343in" draw:z-index="0">
<draw:image xlink:href="../Images/yкринформ/2023-06-13T17-40-00-03-00/630_360_1686382723-593.jpg" xlink:type="simple" xlink:show="embed" xlink:actuate="onLoad" draw:mime-type="image/jpeg"/>
</draw:frame>
After the realization of the Kakhovka reservoir as a result of the exploration of the Russians of the Greblykakhov Hydroelectric Power Plant, wind erosion may occur in its territory, which can cause heavy metals to migrate with dust.</text:p>
      <text:p text:style-name="P4">
According to Ukrinform, this opinion was expressed by the Deputy General Director General of the Soils Roman Palamarchuk during a roundtable "<text:a xlink:type="simple" xlink:href="https://armyinform.com.ua/2023/06/13/osushennya-kahovskoyi-ges-sprychynyt-migracziyu-vazhkyh-metaliv-z-pylom-roman-palamarchuk/" text:style-name="Internet_20_link" text:visited-style-name="Visited_20_Internet_20_Link">
Land, crippled by war: how to restore soils after hostilities and catastrophe of Nakakhovsky hydroelectric power station</text:a>
? "VMILITARY MEDIA CENTER.</text:p>
      <text:p text:style-name="P4">
"After the flooded soils stop irrigation, migration to the upper horizons will begin, and in the future it will be dangerous for <text:a xlink:type="simple" xlink:href="https://www.ukrinform.ua/tag-ekologia" text:style-name="Internet_20_link" text:visited-style-name="Visited_20_Internet_20_Link">
ecology</text:a>
. With regard to the territory of the Kakhovsky Drug, which will soon be drained, as a result, wind erosion will be tamped, which will cause heavy metals migration with dust. But it is more than preliminary forecasts, because it is impossible to estimate the entire scale of the damage at this time, "he said.</text:p>
      <text:p text:style-name="P4">
At the same time, there is no threat to the Black Sea because of Kakhovskaya hydroelectric power station, said the officer of the Department of Environmental Safety and Minery of the Ministry of Defense Major Vladislav Dudar.</text:p>
      <text:p text:style-name="P4">
"We predicted the output of 80% of water from the Kakhovka reservoir. As of yesterday, more than 70% have already flowed. The problem is that there is a lot of water - 18 kilometers cubic, which is 7% of the total surface water runoff To influence the ecosystem of the Black Sea is a separate question. Of course, as it happens - we cannot predict, but we are preparing our own, "Dudar added.</text:p>
      <text:p text:style-name="P4">
<text:span text:style-name="T4">
 Read also: </text:span>
 <text:a xlink:type="simple" xlink:href="https://www.ukrinform.ua/rubric-economy/3720654-kahovske-vodoshovise-ne-znikne-ale-peretvoritsa-na-boloto.html" text:style-name="Internet_20_link" text:visited-style-name="Visited_20_Internet_20_Link">
Kakhovsk reservoir will not disappear, but will turn into <text:span text:style-name="T4">
 swamp </text:span>
</text:a>
As reported <text:a xlink:type="simple" xlink:href="https://www.ukrinform.ua/rubric-other_news/3720776-pidriv-rosianami-kahovskoi-ges-usi-novini.html" text:style-name="Internet_20_link" text:visited-style-name="Visited_20_Internet_20_Link">
Ukrinform</text:a>
, at night, on June 6, Russian troops undermined the dam of Kakhovskaya hydroelectric power plants, caused the rise of part of the Kherson and Mykolaiv regions and at the same time - critical peace of the Kakhovka reservoir.</text:p>
      <text:p text:style-name="P4">
News Source: <text:a xlink:type="simple" xlink:href="https://www.ukrinform.ua/rubric-regions/3722398-osusenna-kahovskogo-vodoshovisa-spricinit-migraciu-vazkih-metaliv-z-pilom-ekolog.html" text:style-name="Internet_20_link" text:visited-style-name="Visited_20_Internet_20_Link">
https://www.ukrinform.ua/rubric-regions/3722398-osusenna-kahovskogo-vodoshovisa-spricinit-migraciu-vazkih-metaliv-z-pilom-ekolog.html</text:a>
</text:p>
      <!--NEWS-->
      <text:h text:style-name="P10" text:outline-level="1">
<text:span text:style-name="T4">
The preservation of the fishes of the flooded Dnieper sturgeon plant is unlikely - the State Fisheries Agency</text:span>
</text:h>
      <text:p text:style-name="P4">
Authors: Ukrinform (Person)</text:p>
      <text:p text:style-name="P4">
Publisher: Укринформ (Organization)</text:p>
      <text:p text:style-name="P4">
Published Time: 2023-06-13T17:44:35+03:00</text:p>
      <text:p text:style-name="P4">
Modified Time: 2023-06-13T17:44:35+03:00</text:p>
      <text:p text:style-name="P4">
Description: As of June 13, 2023, the Dnieper sturgeon fishery plant. Academician S.T. The article remains flooded due to the preservation of repair and animal livestock in the plant ponds is unlikely. - Ukrinform.</text:p>
      <text:p text:style-name="P4">
Images: ['<text:a xlink:type="simple" xlink:href="https://static.ukrinform.com/photos/2023_06/thumb_files/630_360_1686667106-109.jpeg" text:style-name="Internet_20_link" text:visited-style-name="Visited_20_Internet_20_Link">
630_360_16866...</text:a>
']</text:p>
      <text:p text:style-name="P4">
Tags: ['Риба', 'Каховська ГЕС', 'Затоплення']</text:p>
      <text:p text:style-name="P4">
Type: Article</text:p>
      <!--METADATA-->
      <text:p text:style-name="P4">
<draw:frame draw:style-name="fr1" draw:name="Image134" text:anchor-type="as-char" svg:width="6.9236in" svg:height="3.956343in" draw:z-index="0">
<draw:image xlink:href="../Images/yкринформ/2023-06-13T17-44-35-03-00/630_360_1686667106-109.jpeg" xlink:type="simple" xlink:show="embed" xlink:actuate="onLoad" draw:mime-type="image/jpeg"/>
</draw:frame>
As of June 13, 2023, the Dnieper sturgeon fishery plant Im. Academician S.T. The article remains flooded due to the preservation of repair and animal livestock in the plant ponds is unlikely.</text:p>
      <text:p text:style-name="P4">
According to Ukrinform, the press service of the State Agency and Fisheries of Ukraine in [Facebook.] Reports it.(http://www.facebook.com/watch/?v=1660742617762029)It is noted that, given that all growing ponds were stored under a common aquatic mirror, which was united with a river-river, the preservation of repair and dental livestock in the ponds is unlike Factory Destruction of the Kakhovka Reservoir.</text:p>
      <text:p text:style-name="P4">
As of June 13, a pond, spark ducts, pipelines and trays systems, pools for young fish, workshops: incubation, for larvae grow and live feeds, buildings for growing lugs, trays for growing daphne, pumping stations, etc. remain under water.</text:p>
      <text:p text:style-name="P4">
<text:span text:style-name="T4">
 Read also: </text:span>
 <text:a xlink:type="simple" xlink:href="https://www.ukrinform.ua/rubric-economy/3722132-pidriv-kahovskoi-ges-na-hersonsini-zatopleno-107-gidrotehnicnih-sporud-derzribagentstva.html" text:style-name="Internet_20_link" text:visited-style-name="Visited_20_Internet_20_Link">
<text:span text:style-name="T4">
 blasting </text:span>
 <text:span text:style-name="T4">
 Kakhovskaya </text:span>
 <text:span text:style-name="T4">
 HPP </text:span>
: On <text:span text:style-name="T4">
 Kherson region </text:span>
<text:span text:style-name="T4">
 flooded </text:span>
 <text:span text:style-name="T4">
 107 </text:span>
 <text:span text:style-name="T4">
 </text:span>
 hydraulic <text:span text:style-name="T4">
 State Fisheries Agency </text:span>
</text:a>
As reported by Ukrinform, the only state sturgeon in Ukraine "Production and experimental Dnieper sturgeon fishery factory factory, Academician S.T. Artyushchik »is located in the village. Dniprovskoye Belozersky district of Kherson region.</text:p>
      <text:p text:style-name="P4">
The plant <text:a xlink:type="simple" xlink:href="https://www.ukrinform.ua/rubric-economy/3719593-edinij-derzavnij-osetrovij-zavod-v-ukraini-povnistu-zatoplenij-vnaslidok-pidrivu-kahovskoi-ges.html" text:style-name="Internet_20_link" text:visited-style-name="Visited_20_Internet_20_Link">
was flooded</text:a>
As a result of the Kakhovskaya Hins, the Russians on June 6, 2023.</text:p>
      <text:p text:style-name="P4">
<text:span text:style-name="T5">
Foto: Minagro</text:span>
</text:p>
      <text:p text:style-name="P4">
News Source: <text:a xlink:type="simple" xlink:href="https://www.ukrinform.ua/rubric-economy/3722400-zberezenna-rib-zatoplenogo-dniprovskogo-osetrovogo-zavodu-e-malojmovirnim-derzribagentstvo.html" text:style-name="Internet_20_link" text:visited-style-name="Visited_20_Internet_20_Link">
https://www.ukrinform.ua/rubric-economy/3722400-zberezenna-rib-zatoplenogo-dniprovskogo-osetrovogo-zavodu-e-malojmovirnim-derzribagentstvo.html</text:a>
</text:p>
      <!--NEWS-->
      <text:h text:style-name="P10" text:outline-level="1">
<text:span text:style-name="T4">
The head of the Zaporozhye Ova told about the situation with water in the region</text:span>
</text:h>
      <text:p text:style-name="P4">
Authors: Ukrinform (Person)</text:p>
      <text:p text:style-name="P4">
Publisher: Укринформ (Organization)</text:p>
      <text:p text:style-name="P4">
Published Time: 2023-06-13T17:46:02+03:00</text:p>
      <text:p text:style-name="P4">
Modified Time: 2023-06-13T17:46:02+03:00</text:p>
      <text:p text:style-name="P4">
Description: Due to the fall of the water level as a result of the blasting of the Kakhovka hydroelectric power station in the Bilenko community of Zaporizhzhya region, which pumps water from the lower b; - Ukrinform.</text:p>
      <text:p text:style-name="P4">
Images: ['<text:a xlink:type="simple" xlink:href="https://static.ukrinform.com/photos/2023_06/thumb_files/630_360_1686667345-881.jpg" text:style-name="Internet_20_link" text:visited-style-name="Visited_20_Internet_20_Link">
630_360_16866...</text:a>
']</text:p>
      <text:p text:style-name="P4">
Tags: ['Вода', 'Каховська ГЕС', 'Запоріжжя']</text:p>
      <text:p text:style-name="P4">
Type: Article</text:p>
      <!--METADATA-->
      <text:p text:style-name="P4">
<draw:frame draw:style-name="fr1" draw:name="Image135" text:anchor-type="as-char" svg:width="6.9236in" svg:height="3.956343in" draw:z-index="0">
<draw:image xlink:href="../Images/yкринформ/2023-06-13T17-46-02-03-00/630_360_1686667345-881.jpg" xlink:type="simple" xlink:show="embed" xlink:actuate="onLoad" draw:mime-type="image/jpeg"/>
</draw:frame>
Due to the fall of water levels as a result of the blast of the Kakhovsky Hydroelectric Power Plant in the Bilenkovsky citizen of the Zaporizhzhya region, which pumps water from the Lower Bierf, prolonged the pipe.</text:p>
      <text:p text:style-name="P4">
The head of Zaporizhzhya Ova Yuri Malashko reported this at a briefing of Ukraine-Ukrinform, informing about the consequences of the catastrophe of the Nakakhovsky hydroelectric power station for the region.</text:p>
      <text:p text:style-name="P4">
"We have extended the pipe for water intake, and the Belenkov community, which takes a drink from Lower Biet, will not have problems in the near future," he said.</text:p>
      <text:p text:style-name="P4">
Ova's head added that the level <text:a xlink:type="simple" xlink:href="https://www.ukrinform.ua/tag-voda" text:style-name="Internet_20_link" text:visited-style-name="Visited_20_Internet_20_Link">
water</text:a>
In the lower bead, it is aligned by the upper. On average, the water leaves 5-10 cm per hour from the lower biety.</text:p>
      <text:p text:style-name="P4">
As for the regional center, he noted that the city of Zaporozhye pumps water from the Upper Biet, where the water level increases.</text:p>
      <text:p text:style-name="P4">
The water level in the Zaporizhzhya NPP rate is normal at the expense of the pillar and reservoirs next to the TPP, Malashko informed.</text:p>
      <text:p text:style-name="P4">
*!(https://www.ukrinform.ua/rubric-economy/3722127-riven-vodi-u-stavkuoholodzuvaci-zaes-dostatnij-dla-zabezpecenna-potreb-stancii-energoatom.html)According to him, there are no problems with water supply in the temporarily occupied territories: the fence occurs from wells and Berdyansk reservoir.</text:p>
      <text:p text:style-name="P4">
There are no cases of mass shortness of breath of aquatic bioresources, adding a headman of the Zaporozhye Ova.</text:p>
      <text:p text:style-name="P4">
As it was reported, on the night against June 6 <text:a xlink:type="simple" xlink:href="https://www.ukrinform.ua/rubric-other_news/3720776-pidriv-rosianami-kahovskoi-ges-usi-novini.html" text:style-name="Internet_20_link" text:visited-style-name="Visited_20_Internet_20_Link">
the Russian army undermined the Greblyukakhov hydroelectric power station</text:a>
.</text:p>
      <text:p text:style-name="P4">
In fact, law enforcement officers began investigations under the article "Ecocide".</text:p>
      <text:p text:style-name="P4">
Ukrhydroenergo stated that the Kakhovka hydroelectric power station is completely destroyed and recoverable.</text:p>
      <text:p text:style-name="P4">
News Source: <text:a xlink:type="simple" xlink:href="https://www.ukrinform.ua/rubric-regions/3722402-glava-zaporizkoi-ova-rozpoviv-pro-situaciu-z-vodou-v-oblasti.html" text:style-name="Internet_20_link" text:visited-style-name="Visited_20_Internet_20_Link">
https://www.ukrinform.ua/rubric-regions/3722402-glava-zaporizkoi-ova-rozpoviv-pro-situaciu-z-vodou-v-oblasti.html</text:a>
</text:p>
      <!--NEWS-->
      <text:h text:style-name="P10" text:outline-level="1">
<text:span text:style-name="T4">
In the Kirovohrad region, the "silence mode" was introduced during air anxiety</text:span>
</text:h>
      <text:p text:style-name="P4">
Authors: Ukrinform (Person)</text:p>
      <text:p text:style-name="P4">
Publisher: Укринформ (Organization)</text:p>
      <text:p text:style-name="P4">
Published Time: 2023-06-13T17:47:00+03:00</text:p>
      <text:p text:style-name="P4">
Modified Time: 2023-06-13T17:47:00+03:00</text:p>
      <text:p text:style-name="P4">
Description: In the Kirovohrad region, a "silence regime" was introduced during air alarm in the dark and during the curfew. - Ukrinform.</text:p>
      <text:p text:style-name="P4">
Images: ['<text:a xlink:type="simple" xlink:href="https://static.ukrinform.com/photos/2023_02/thumb_files/630_360_1677573461-244.jpg" text:style-name="Internet_20_link" text:visited-style-name="Visited_20_Internet_20_Link">
630_360_16775...</text:a>
']</text:p>
      <text:p text:style-name="P4">
Tags: ['Режим тиші', 'Кіровоградщина', 'Комендантська година', 'Повітряна тривога']</text:p>
      <text:p text:style-name="P4">
Type: Article</text:p>
      <!--METADATA-->
      <text:p text:style-name="P4">
<draw:frame draw:style-name="fr1" draw:name="Image136" text:anchor-type="as-char" svg:width="6.9236in" svg:height="3.956343in" draw:z-index="0">
<draw:image xlink:href="../Images/yкринформ/2023-06-13T17-47-00-03-00/630_360_1677573461-244.jpg" xlink:type="simple" xlink:show="embed" xlink:actuate="onLoad" draw:mime-type="image/jpeg"/>
</draw:frame>
In the Ukirograd region, the "silence regime" was introduced during air alarm eight time and during the curfew.</text:p>
      <text:p text:style-name="P4">
This was reported in <text:a xlink:type="simple" xlink:href="https://t.me/kirovogradskaODA/5734" text:style-name="Internet_20_link" text:visited-style-name="Visited_20_Internet_20_Link">
telegram</text:a>
Head of Kirovograd Ova Andriy Raykovich, reports Ukrinform.</text:p>
      <text:p text:style-name="P4">
“The Defense Council of the Kirovohrad region has decided to comply with the regimen during <text:a xlink:type="simple" xlink:href="https://www.ukrinform.ua/tag-povitrana-trivoga" text:style-name="Internet_20_link" text:visited-style-name="Visited_20_Internet_20_Link">
air alarm</text:a>
!" - Raykovich wrote.</text:p>
      <text:p text:style-name="P4">
*!(https://www.ukrinform.ua/rubric-regions/3720614-na-kiivsini-zaboronili-vsi-rozvazalni-zahodi-pisla-2100.html)According to him, it is forbidden to use agricultural machinery, production installations, machines of taigregates.</text:p>
      <text:p text:style-name="P4">
As reported by Ukrinform, in Kyiv from May 22 in case of announcement of the air duty <text:a xlink:type="simple" xlink:href="https://www.ukrinform.ua/rubric-kyiv/3710457-z-ponedilka-pid-cas-trivogi-gromadskij-transport-dovozitime-pasaziriv-do-najblizcogo-ukritta.html" text:style-name="Internet_20_link" text:visited-style-name="Visited_20_Internet_20_Link">
land public transport will bring passengers to the nearest survey</text:a>
along the traffic route.</text:p>
      <text:p text:style-name="P4">
News Source: <text:a xlink:type="simple" xlink:href="https://www.ukrinform.ua/rubric-regions/3722397-na-kirovogradsini-zaprovadili-rezim-tisi-pid-cas-povitranoi-trivogi.html" text:style-name="Internet_20_link" text:visited-style-name="Visited_20_Internet_20_Link">
https://www.ukrinform.ua/rubric-regions/3722397-na-kirovogradsini-zaprovadili-rezim-tisi-pid-cas-povitranoi-trivogi.html</text:a>
</text:p>
      <!--NEWS-->
      <text:h text:style-name="P10" text:outline-level="1">
<text:span text:style-name="T4">
Carnation: Dubois is a warm -up battle for Usik</text:span>
</text:h>
      <text:p text:style-name="P4">
Authors: Ukrinform (Person)</text:p>
      <text:p text:style-name="P4">
Publisher: Укринформ (Organization)</text:p>
      <text:p text:style-name="P4">
Published Time: 2023-06-13T17:48:15+03:00</text:p>
      <text:p text:style-name="P4">
Modified Time: 2023-06-13T17:48:15+03:00</text:p>
      <text:p text:style-name="P4">
Description: The half-weight world weight exchmpion Alexander Gvozdik (19-1, 15 KOs) estimated the chances of Daniel Duba (19-1, 18 KO) in a potential battle with WBA, WBO and IBF champion Alexander Usik (20-0, 13 KO). - Ukrinform.</text:p>
      <text:p text:style-name="P4">
Images: ['<text:a xlink:type="simple" xlink:href="https://static.ukrinform.com/photos/2023_06/thumb_files/630_360_1686667627-448.jpg" text:style-name="Internet_20_link" text:visited-style-name="Visited_20_Internet_20_Link">
630_360_16866...</text:a>
']</text:p>
      <text:p text:style-name="P4">
Tags: ['Бокс', 'Усик', 'Гвоздик']</text:p>
      <text:p text:style-name="P4">
Type: Article</text:p>
      <!--METADATA-->
      <text:p text:style-name="P4">
<draw:frame draw:style-name="fr1" draw:name="Image137" text:anchor-type="as-char" svg:width="6.9236in" svg:height="3.956343in" draw:z-index="0">
<draw:image xlink:href="../Images/yкринформ/2023-06-13T17-48-15-03-00/630_360_1686667627-448.jpg" xlink:type="simple" xlink:show="embed" xlink:actuate="onLoad" draw:mime-type="image/jpeg"/>
</draw:frame>
Exchmpion in semi -heavyweight Alexander Carnation(19-1, 15 Ko)Denyeladubua appreciated the chances of Denieladubua(19-1, 18 Ko)In a potential battle with WBA, WBO and IBF champion Alexandromusik(20-0, 13 Ko).</text:p>
      <text:p text:style-name="P4">
Про це він <text:a xlink:type="simple" xlink:href="https://www.youtube.com/watch" text:style-name="Internet_20_link" text:visited-style-name="Visited_20_Internet_20_Link">
 розповів </text:a>
Two Sides, Ukrinform reports.</text:p>
      <text:p text:style-name="P4">
“I believe that Dubois is a warm -up battle for Alexander. On the other hand, weighted, and here every blow can be the last, so I would not relax with Duba. I see a lot of chances for Duba, unless it hit. But Sasha needs to do everything possible to prevent this from happening, ”the carnation said.</text:p>
      <text:p text:style-name="P4">
Dubois is a compulsory WBA contender in the hardweight.</text:p>
      <text:p text:style-name="P4">
*!(https://www.ukrinform.ua/rubric-sports/3717383-promouter-usika-nazvav-novu-datu-cempionskogo-poedinku-proti-dubua.html)The Usik - Duboua match is planned to be held on August 26 in Poland.</text:p>
      <text:p text:style-name="P4">
Photo: instagram.com/alex_gvozdyk</text:p>
      <text:p text:style-name="P4">
News Source: <text:a xlink:type="simple" xlink:href="https://www.ukrinform.ua/rubric-sports/3722403-gvozdik-dubua-rozminocnij-bij-dla-usika.html" text:style-name="Internet_20_link" text:visited-style-name="Visited_20_Internet_20_Link">
https://www.ukrinform.ua/rubric-sports/3722403-gvozdik-dubua-rozminocnij-bij-dla-usika.html</text:a>
</text:p>
      <!--NEWS-->
      <text:h text:style-name="P10" text:outline-level="1">
<text:span text:style-name="T4">
In Kryvyi Rih, the families of the dead from rocket stroke will pay ₴ 300 thousand assistance</text:span>
</text:h>
      <text:p text:style-name="P4">
Authors: Ukrinform (Person)</text:p>
      <text:p text:style-name="P4">
Publisher: Укринформ (Organization)</text:p>
      <text:p text:style-name="P4">
Published Time: 2023-06-13T17:51:34+03:00</text:p>
      <text:p text:style-name="P4">
Modified Time: 2023-06-13T17:51:34+03:00</text:p>
      <text:p text:style-name="P4">
Description: The authorities of the Dnipropetrovsk region will allocate the families of the dead as a result of the Russian rocket strike in Kryvyi Rih financial assistance for 300 thousand UAH. - Ukrinform.</text:p>
      <text:p text:style-name="P4">
Images: ['<text:a xlink:type="simple" xlink:href="https://static.ukrinform.com/photos/2023_06/thumb_files/630_360_1686647350-2935.jpeg" text:style-name="Internet_20_link" text:visited-style-name="Visited_20_Internet_20_Link">
630_360_16866...</text:a>
']</text:p>
      <text:p text:style-name="P4">
Tags: ['Кривий Ріг', 'допомога', 'Ракетний удар']</text:p>
      <text:p text:style-name="P4">
Type: Article</text:p>
      <!--METADATA-->
      <text:p text:style-name="P4">
<draw:frame draw:style-name="fr1" draw:name="Image138" text:anchor-type="as-char" svg:width="6.9236in" svg:height="3.956343in" draw:z-index="0">
<draw:image xlink:href="../Images/yкринформ/2023-06-13T17-51-34-03-00/630_360_1686647350-2935.jpeg" xlink:type="simple" xlink:show="embed" xlink:actuate="onLoad" draw:mime-type="image/jpeg"/>
</draw:frame>
Vladadnepropetrovsk region will allocate the families of those killed as a result of a Russian -roller strike in Kryvyi Rih financial assistance for 300 thousand UAH.</text:p>
      <text:p text:style-name="P4">
About it in <text:a xlink:type="simple" xlink:href="http://t.me/dnipropetrovskaODA/5293" text:style-name="Internet_20_link" text:visited-style-name="Visited_20_Internet_20_Link">
telegram</text:a>
Sergey Lisak reported Chief Properepetrovsk Ova, Ukrinform reports.</text:p>
      <text:p text:style-name="P4">
"The families of the victims can count on financial assistance from the region - 300 thousand UAH," he stressed.</text:p>
      <text:p text:style-name="P4">
Lisak recalled that on June 14 in <text:a xlink:type="simple" xlink:href="https://www.ukrinform.ua/tag-krivij-rig" text:style-name="Internet_20_link" text:visited-style-name="Visited_20_Internet_20_Link">
Kryvyi Rih</text:a>
The day of mourning for the dead.</text:p>
      <text:p text:style-name="P4">
Now, according to him, rescuers, public utilities, volunteers work on the site of the missile strike. International charity organizations have been launched humanitarian missions.</text:p>
      <text:p text:style-name="P4">
"After examination, we will understand whether it is possible to restore a mutilated multi -storey building. The plants in the buildings near the film and wooden slabs are knocked out windows. All are provided with food and medical assistance," Lisak wrote.</text:p>
      <text:p text:style-name="P4">
<text:span text:style-name="T4">
 Read also: </text:span>
 <text:a xlink:type="simple" xlink:href="https://www.ukrinform.ua/rubric-regions/3722371-klimenko-rozpoviv-detali-nicnoi-ataki-na-krivij-rig.html" text:style-name="Internet_20_link" text:visited-style-name="Visited_20_Internet_20_Link">
in <text:span text:style-name="T4">
 Criva </text:span>
 In the corner Russian missiles damaged more than 70 buildings and five educational institutions - the Ministry of Internal Affairs</text:a>
As it was reported, on the night of June 13, Russian troops attacked Krivoy Rise with winged missiles. 11 people were killed - four as a result of the hit by a residential house, seven in a private enterprise.</text:p>
      <text:p text:style-name="P4">
According to the OP, as a result of the Russian rocket strike on Kryvyi Rih [About 60 people remained in the(https://www.ukrinform.ua/rubric-regions/3722352-risenna-pro-postijne-zitlo-postrazdalim-vid-ataki-rosian-u-krivomu-rozi-bude-pisla-ekspertizi-op.html), the local authorities have to offer temporary housing and continue to resolve the issue of purchasing new apartments of abortion.</text:p>
      <text:p text:style-name="P4">
News Source: <text:a xlink:type="simple" xlink:href="https://www.ukrinform.ua/rubric-regions/3722405-u-krivomu-rozi-rodinam-zagiblih-vid-raketnogo-udaru-viplatat-po-300-tisac-dopomogi.html" text:style-name="Internet_20_link" text:visited-style-name="Visited_20_Internet_20_Link">
https://www.ukrinform.ua/rubric-regions/3722405-u-krivomu-rozi-rodinam-zagiblih-vid-raketnogo-udaru-viplatat-po-300-tisac-dopomogi.html</text:a>
</text:p>
      <!--NEWS-->
      <text:h text:style-name="P10" text:outline-level="1">
<text:span text:style-name="T4">
The Chornovil's ex -deductat was poured green and thrown into the trash - police find out the circumstances</text:span>
</text:h>
      <text:p text:style-name="P4">
Authors: Ukrinform (Person)</text:p>
      <text:p text:style-name="P4">
Publisher: Укринформ (Organization)</text:p>
      <text:p text:style-name="P4">
Published Time: 2023-06-13T17:56:00+03:00</text:p>
      <text:p text:style-name="P4">
Modified Time: 2023-06-13T17:56:00+03:00</text:p>
      <text:p text:style-name="P4">
Description: Kyiv police are checking for the fact that in the capital of the former MP Taras Chornovil a group of men poured green and threw it into the garbage can. - Ukrinform.</text:p>
      <text:p text:style-name="P4">
Images: ['<text:a xlink:type="simple" xlink:href="https://static.ukrinform.com/photos/2018_01/thumb_files/630_360_1514814140-4618.jpg" text:style-name="Internet_20_link" text:visited-style-name="Visited_20_Internet_20_Link">
630_360_15148...</text:a>
']</text:p>
      <text:p text:style-name="P4">
Tags: ['Поліція', 'Зеленка', 'Київ', 'Тарас Чорновіл']</text:p>
      <text:p text:style-name="P4">
Type: Article</text:p>
      <!--METADATA-->
      <text:p text:style-name="P4">
<draw:frame draw:style-name="fr1" draw:name="Image139" text:anchor-type="as-char" svg:width="6.9236in" svg:height="3.956343in" draw:z-index="0">
<draw:image xlink:href="../Images/yкринформ/2023-06-13T17-56-00-03-00/630_360_1514814140-4618.jpg" xlink:type="simple" xlink:show="embed" xlink:actuate="onLoad" draw:mime-type="image/jpeg"/>
</draw:frame>
Police officers are checking for the fact that in the capital of the former People's Deputat Taras Chornovil a group of men poured green and threw it into a garbage can.</text:p>
      <text:p text:style-name="P4">
This was stated in Ukrinform by a spokeswoman for the capital's police Yuliarrdvilis.</text:p>
      <text:p text:style-name="P4">
“The event has been registered, we find out the circumstances. The check is ongoing, ”the statements of the statement.</text:p>
      <text:p text:style-name="P4">
Earlier, information appeared in the media that in <text:a xlink:type="simple" xlink:href="https://www.ukrinform.ua/tag-kiiv" text:style-name="Internet_20_link" text:visited-style-name="Visited_20_Internet_20_Link">
Kiev</text:a>
The former Verkhovna Rada deputy Tarasacachornovol was poured green and threw in the garbage can.</text:p>
      <text:p text:style-name="P4">
According to the media, Chornovil spoke offensively at the head of the medical service of the mechanized battalion "Wolves Da Vinci", the bride(“Da Vinci”)Alina Mikhailova.</text:p>
      <text:p text:style-name="P4">
News Source: <text:a xlink:type="simple" xlink:href="https://www.ukrinform.ua/rubric-society/3722410-eksdeputata-cornovola-oblili-zelenkou-i-kinuli-u-smittevij-bak-policia-zasovue-obstavini.html" text:style-name="Internet_20_link" text:visited-style-name="Visited_20_Internet_20_Link">
https://www.ukrinform.ua/rubric-society/3722410-eksdeputata-cornovola-oblili-zelenkou-i-kinuli-u-smittevij-bak-policia-zasovue-obstavini.html</text:a>
</text:p>
      <!--NEWS-->
      <text:h text:style-name="P10" text:outline-level="1">
<text:span text:style-name="T4">
Departure of children abroad: The SPSU told about changes</text:span>
</text:h>
      <text:p text:style-name="P4">
Authors: Ukrinform (Person)</text:p>
      <text:p text:style-name="P4">
Publisher: Укринформ (Organization)</text:p>
      <text:p text:style-name="P4">
Published Time: 2023-06-13T17:59:00+03:00</text:p>
      <text:p text:style-name="P4">
Modified Time: 2023-06-13T23:59:00+03:00</text:p>
      <text:p text:style-name="P4">
Description: Issued after May 23, the power of attorney on the departure of children abroad, which were set out without the use of special forms of notarial documents on white sheets of paper and notaries, loses their reality; Such power of attorney, issued before May 23, will be checked by border guards.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іти', 'Прикордонники', 'Кордон', 'Нотаріус']</text:p>
      <text:p text:style-name="P4">
Type: Article</text:p>
      <!--METADATA-->
      <text:p text:style-name="P4">
<draw:frame draw:style-name="fr1" draw:name="Image140" text:anchor-type="as-char" svg:width="6.9236in" svg:height="3.956343in" draw:z-index="0">
<draw:image xlink:href="../Images/yкринформ/2023-06-13T17-59-00-03-00/630_360_1686333767-399.jpg" xlink:type="simple" xlink:show="embed" xlink:actuate="onLoad" draw:mime-type="image/jpeg"/>
</draw:frame>
Issued after May 23, the power of attorney on the departure of children abroad, which were set out to the use of special forms of notarial documents on white sheets and notaries, loses their reality; Such power of attorney, issued before May 23, will be checked by border guards.</text:p>
      <text:p text:style-name="P4">
About it reports <text:a xlink:type="simple" xlink:href="https://dpsu.gov.ua/ua/news/dovirenosti-na-bilomu-paperi-potrebuyut-pidtverdzhennya/" text:style-name="Internet_20_link" text:visited-style-name="Visited_20_Internet_20_Link">
State Border Service</text:a>
 , передає Укрінформ.</text:p>
      <text:p text:style-name="P4">
Як зазначається, постановою КМУ № 469 передбачено, що нотаріально завіренідовіреності на білому папері, видані після 23 травня, втрачають своюдійсність.</text:p>
      <text:p text:style-name="P4">
"Якщо ви, для прикладу, маєте подібну довіреність і плануєте відправити свою <text:a xlink:type="simple" xlink:href="https://www.ukrinform.ua/tag-diti" text:style-name="Internet_20_link" text:visited-style-name="Visited_20_Internet_20_Link">
дитину </text:a>
Abroad for the rest of the thaw, accompanied by third parties, keep in mind that the specified forms, which are issued after May 23, are invalid. Also, the forms obtained before May 23, in the reality of their reality, can be verified by the border guards with a certificate of confirmation or refutation of a notary of the power of attorney, which in turn involves the refusal to cross the state border until the moment of receipt of confirmation from the notary, "</text:p>
      <text:p text:style-name="P4">
<text:span text:style-name="T4">
 Read also: </text:span>
 <text:a xlink:type="simple" xlink:href="https://www.ukrinform.ua/rubric-society/3526055-dozvil-na-viizd-ditej-za-kordon-mozna-bude-oformiti-u-dii.html" text:style-name="Internet_20_link" text:visited-style-name="Visited_20_Internet_20_Link">
<text:span text:style-name="T4">
 resolution </text:span>
 on <text:span text:style-name="T4">
 departure </text:span>
 <text:span text:style-name="T4">
 children </text:span>
 for <text:span text:style-name="T4">
 border </text:span>
 <text:span text:style-name="T4">
 </text:span>
 can <text:span text:style-name="T4">
<text:span text:style-name="T5">
* be </text:span>
* </text:span>
 <text:span text:style-name="T4">
 </text:span>
 in "<text:span text:style-name="T4">
 </text:span>
 »</text:a>
As reported <text:a xlink:type="simple" xlink:href="https://www.ukrinform.ua/rubric-society/3669266-mvs-nagadalo-pravila-viizdu-za-kordon-ditej-do-16-rokiv.html" text:style-name="Internet_20_link" text:visited-style-name="Visited_20_Internet_20_Link">
Ukrinform</text:a>
According to the Ministry of Internal Affairs, the departure of a child up to 16 years of age outside Ukraine during the war is accompanied by one of the parents or the adult brother or sister, other relatives or persons who have authorized one of the parents in a written statement. Such azava must be certified by the guardianship and guardianship authorities.</text:p>
      <text:p text:style-name="P4">
News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In Ukraine a moment of silence</text:span>
</text:h>
      <text:p text:style-name="P4">
Author: ['АРМІЯINFORM']</text:p>
      <text:p text:style-name="P4">
Time: 2023-06-13T18: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41" text:anchor-type="as-char" svg:width="6.9236in" svg:height="3.895992in" draw:z-index="0">
<draw:image xlink:href="../Images/AРМІЯINFORM/2023-06-13T18-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News Source: <text:a xlink:type="simple" xlink:href="https://armyinform.com.ua/2023/06/13/v-ukrayini-hvylyna-movchannya/" text:style-name="Internet_20_link" text:visited-style-name="Visited_20_Internet_20_Link">
https://armyinform.com.ua/2023/06/13/v-ukrayini-hvylyna-movchannya/</text:a>
</text:p>
      <!--NEWS-->
      <text:h text:style-name="P10" text:outline-level="1">
<text:span text:style-name="T4">
Yelchenko expects a time frame for Ukraine's accession or security guarantees</text:span>
</text:h>
      <text:p text:style-name="P4">
Authors: Ukrinform (Person)</text:p>
      <text:p text:style-name="P4">
Publisher: Укринформ (Organization)</text:p>
      <text:p text:style-name="P4">
Published Time: 2023-06-13T18:01:00+03:00</text:p>
      <text:p text:style-name="P4">
Modified Time: 2023-06-13T18:01:00+03:00</text:p>
      <text:p text:style-name="P4">
Description: Постпред України при ООН у 2015-2019 роках Володимир Єльченко очікує від Вільнюського саміту НАТО якщо не оголошення часових рамок вступу України в Альянс, то надання гарантій безпеки на кшталт Вашингтонського договору, але без статті 5. — Укрінформ.</text:p>
      <text:p text:style-name="P4">
Images: ['<text:a xlink:type="simple" xlink:href="https://static.ukrinform.com/photos/2019_12/thumb_files/630_360_1576909221-727.jpg" text:style-name="Internet_20_link" text:visited-style-name="Visited_20_Internet_20_Link">
630_360_15769...</text:a>
']</text:p>
      <text:p text:style-name="P4">
Tags: ['Єльченко', 'Саміт НАТО', 'Україна']</text:p>
      <text:p text:style-name="P4">
Type: Article</text:p>
      <!--METADATA-->
      <text:p text:style-name="P4">
<draw:frame draw:style-name="fr1" draw:name="Image142" text:anchor-type="as-char" svg:width="6.9236in" svg:height="3.956343in" draw:z-index="0">
<draw:image xlink:href="../Images/yкринформ/2023-06-13T18-01-00-03-00/630_360_1576909221-727.jpg" xlink:type="simple" xlink:show="embed" xlink:actuate="onLoad" draw:mime-type="image/jpeg"/>
</draw:frame>
Post-Ukrainian at the United Nations in 2015-2019, Vladimir Yelchenko expects NATO's Vilnius Samite, if not the announcement of the time frames of Ukraine's accession to the Alliance, torture security guarantees such as the Washington Treaty, but without Article 5.</text:p>
      <text:p text:style-name="P4">
The diplomat said this on the broadcasting of the only news, the Ukrinform correspondent reports.</text:p>
      <text:p text:style-name="P4">
Yelchenko noted that there is currently "unprecedented activation" of the preparation of the Vilnius Summit.</text:p>
      <text:p text:style-name="P4">
“We all understand that the best solution would be, if not providing Ukraine tomorrow in NATO, at least an announcement of some more or less understandable framework. If it is unrealistic then ... at least members <text:a xlink:type="simple" xlink:href="https://www.ukrinform.ua/tag-nato" text:style-name="Internet_20_link" text:visited-style-name="Visited_20_Internet_20_Link">
NATO</text:a>
, and I hope that they now work, they have to find such an optimal option that will allow you to make the same security guarantees from NATO without membership, ”Yelchenko said.</text:p>
      <text:p text:style-name="P4">
He added that he calls it the "Washington Treaty Minus Article 5", because "everyone is aware that no one today is NATO troops to introduce into Ukraine."</text:p>
      <text:p text:style-name="P4">
“But at least if there are any decisions on long -term supply of weapons, the signing of some individual bilateral agreements between Ukraine Tanai Tanai NATO members on security and defense, perhaps, it may be in some time the guarantees we expect and the membership that duty We expect very much, ”the diplomat said.</text:p>
      <text:p text:style-name="P4">
<text:span text:style-name="T4">
 Read also: </text:span>
 <text:a xlink:type="simple" xlink:href="https://www.ukrinform.ua/rubric-polytics/3722007-duda-samit-nato-mae-prinesti-citki-risenna-pro-clenstvo-ukraini-v-alansi.html" text:style-name="Internet_20_link" text:visited-style-name="Visited_20_Internet_20_Link">
Duda: <text:span text:style-name="T4">
 Summit </text:span>
 <text:span text:style-name="T4">
 </text:span>
 NATO ** has to bring clear decisions of Ukraine's pursuit in the Alliance</text:a>
As it was reported, US Secretary of State Anthony Blinken <text:a xlink:type="simple" xlink:href="https://www.ukrinform.ua/rubric-polytics/3722011-blinken-anonsuvav-potuznij-paket-politicnoi-i-prakticnoi-pidtrimki-ukraini-na-samiti-nato.html" text:style-name="Internet_20_link" text:visited-style-name="Visited_20_Internet_20_Link">
stated</text:a>
June 12th that the North Atlantic Alliance Member States during the Summit in Vilnias will provide Ukraine with a "powerful package" of support that will become a signal for Putin that international unity remains strong and it will not succeed.</text:p>
      <text:p text:style-name="P4">
News Source: <text:a xlink:type="simple" xlink:href="https://www.ukrinform.ua/rubric-polytics/3722411-elcenko-ocikue-vid-samitu-nato-casovih-ramok-sodo-vstupu-ukraini-abo-garantij-bezpeki.html" text:style-name="Internet_20_link" text:visited-style-name="Visited_20_Internet_20_Link">
https://www.ukrinform.ua/rubric-polytics/3722411-elcenko-ocikue-vid-samitu-nato-casovih-ramok-sodo-vstupu-ukraini-abo-garantij-bezpeki.html</text:a>
</text:p>
      <!--NEWS-->
      <text:h text:style-name="P10" text:outline-level="1">
<text:span text:style-name="T4">
The benefactors of the capital and Kyiv region help residents of Kherson region</text:span>
</text:h>
      <text:p text:style-name="P4">
Authors: Ukrinform (Person)</text:p>
      <text:p text:style-name="P4">
Publisher: Укринформ (Organization)</text:p>
      <text:p text:style-name="P4">
Published Time: 2023-06-13T18:04:00+03:00</text:p>
      <text:p text:style-name="P4">
Modified Time: 2023-06-13T18:04:00+03:00</text:p>
      <text:p text:style-name="P4">
Description: The charitable foundations of the capital and Kyiv region sent several tons of assistance to the flooded Kherson and the military. - Ukrinform.</text:p>
      <text:p text:style-name="P4">
Images: ['<text:a xlink:type="simple" xlink:href="https://static.ukrinform.com/photos/2023_06/thumb_files/630_360_1686058248-899.jpg" text:style-name="Internet_20_link" text:visited-style-name="Visited_20_Internet_20_Link">
630_360_16860...</text:a>
']</text:p>
      <text:p text:style-name="P4">
Tags: ['Гуманітарна допомога', 'Херсонщина', 'Благодійність', 'Київщина', 'Підтоплення']</text:p>
      <text:p text:style-name="P4">
Type: Article</text:p>
      <!--METADATA-->
      <text:p text:style-name="P4">
<draw:frame draw:style-name="fr1" draw:name="Image143" text:anchor-type="as-char" svg:width="6.9236in" svg:height="3.956343in" draw:z-index="0">
<draw:image xlink:href="../Images/yкринформ/2023-06-13T18-04-00-03-00/630_360_1686058248-899.jpg" xlink:type="simple" xlink:show="embed" xlink:actuate="onLoad" draw:mime-type="image/jpeg"/>
</draw:frame>
The charitable funds of the capital and Kyiv region sent several tons of help with the drink of Kherson and the military.</text:p>
      <text:p text:style-name="P4">
This was reported by Ukrinform at Help for Ukraine.</text:p>
      <text:p text:style-name="P4">
“During the last weekend, the Help for Ukraine Charitable Organization Sends 4 tons of Kherson Aid, which is suffering from flooding, caused by the victory of Russian invaders of the Kakhovski hydroelectric power plants, as well as almost 2 tonnes of the 23rd Separate Mottophoot Battalion; And the Foundation "Communities of Prirpini" transferred to Kherson region for pets, pillows, medicines, ”the organization said.</text:p>
      <text:p text:style-name="P4">
In particular, with the assistance and assistance of parishioners from South Carolina(USA), Pastorchtefan Keller from Germany, the International Charitable Foundation "Nova Ukraine", OKKO OKKO, Fields of the Servants of the People in the Kyiv City Council Drinking residents of Kherson region in the center Generators, different tools.</text:p>
      <text:p text:style-name="P4">
<text:span text:style-name="T4">
 Read also: </text:span>
 [assistance to Ukraine in overcoming the consequences(https://www.ukrinform.ua/rubric-society/3722361-dopomogu-ukraini-u-podolanni-naslidkiv-pidrivu-rosianami-ges-nadaut-13-krain-smigal.html)For the Kherson military administration from the faction of the "servant of the people" of the UKIiv City Council, Pastor Stefan Keller from Germany and BF "Help Forukraine" and "Communities of Primena" were purchased and sent chainsaws, generators, respirators, pumps, tools. Beding, medicines, foods, clothing and shoes.</text:p>
      <text:p text:style-name="P4">
All this is distributed among the inhabitants of Kherson region, taking into account the safety requirements of the hypotrets of the victims.</text:p>
      <text:p text:style-name="P4">
In addition, the humanitarian cargo of the 23rd separate infantry battalion “Khortytsia” was sent. This was facilitated by the new partners of the BF "Help for Ukraine" -Paraffings from North Carolina and Romania and permanent partners and donors of Znimenchyna, including Oksana Ulan of @Medical E.V.</text:p>
      <text:p text:style-name="P4">
<text:span text:style-name="T4">
 Read also: </text:span>
 <text:a xlink:type="simple" xlink:href="https://www.ukrinform.ua/rubric-regions/3722210-evakuacia-z-hersonsini-u-minreintegracii-rozpovili-kudi-zvertatisa.html" text:style-name="Internet_20_link" text:visited-style-name="Visited_20_Internet_20_Link">
evacuation with <text:span text:style-name="T4">
 Kherson region </text:span>
: in the Ministry of Reintegration told where to go</text:a>
</text:p>
      <text:p text:style-name="P4">
Ukrhydroenergo stated that the Kakhovka hydroelectric power station is completely destroyed and recoverable.</text:p>
      <text:p text:style-name="P4">
News Source: <text:a xlink:type="simple" xlink:href="https://www.ukrinform.ua/rubric-regions/3722412-blagodijniki-stolici-ta-kiivsini-dopomagaut-meskancam-hersonsini.html" text:style-name="Internet_20_link" text:visited-style-name="Visited_20_Internet_20_Link">
https://www.ukrinform.ua/rubric-regions/3722412-blagodijniki-stolici-ta-kiivsini-dopomagaut-meskancam-hersonsini.html</text:a>
</text:p>
      <!--NEWS-->
      <text:h text:style-name="P10" text:outline-level="1">
<text:span text:style-name="T4">
Government has directed a recovery agency nearly ₴ 18 billion on new reconstruction program</text:span>
</text:h>
      <text:p text:style-name="P4">
Authors: Ukrinform (Person)</text:p>
      <text:p text:style-name="P4">
Publisher: Укринформ (Organization)</text:p>
      <text:p text:style-name="P4">
Published Time: 2023-06-13T18:08:00+03:00</text:p>
      <text:p text:style-name="P4">
Modified Time: 2023-06-13T18:08:00+03:00</text:p>
      <text:p text:style-name="P4">
Description: The Government has directed the Agency for the restoration of funds in the amount of UAH 17.9 billion, which came from the European Investment Bank, for a new program for the reconstruction of Ukrainian infrastructure. - Ukrinform.</text:p>
      <text:p text:style-name="P4">
Images: ['<text:a xlink:type="simple" xlink:href="https://static.ukrinform.com/photos/2018_10/thumb_files/630_360_1539178844-949.jpeg" text:style-name="Internet_20_link" text:visited-style-name="Visited_20_Internet_20_Link">
630_360_15391...</text:a>
']</text:p>
      <text:p text:style-name="P4">
Tags: ['Бюджет', 'Кабмін', 'Відбудова', 'Агентство відновлення']</text:p>
      <text:p text:style-name="P4">
Type: Article</text:p>
      <!--METADATA-->
      <text:p text:style-name="P4">
<draw:frame draw:style-name="fr1" draw:name="Image144" text:anchor-type="as-char" svg:width="6.9236in" svg:height="3.956343in" draw:z-index="0">
<draw:image xlink:href="../Images/yкринформ/2023-06-13T18-08-00-03-00/630_360_1539178844-949.jpeg" xlink:type="simple" xlink:show="embed" xlink:actuate="onLoad" draw:mime-type="image/jpeg"/>
</draw:frame>
The Government sprayed the resumption of the residual funds of UAH 17.9 billion, which was inaddowed from the European Investment Bank, for a new program for the reconstruction of Ukrainian infrastructure.</text:p>
      <text:p text:style-name="P4">
As Ukrinform reports, about it in <text:a xlink:type="simple" xlink:href="https://t.me/tmelnychuk/2468" text:style-name="Internet_20_link" text:visited-style-name="Visited_20_Internet_20_Link">
telegram</text:a>
The permanent representative of the Cabinet of Ministers in the Verkhovna Rada Tarasmelnychuk reported.</text:p>
      <text:p text:style-name="P4">
“The Ministry of Finance is entrusted together with the Ministry of Community and Infrastructure Development, the Ministry of Education and Science to direct the remnants of the special fund <text:a xlink:type="simple" xlink:href="https://www.ukrinform.ua/tag-budzet" text:style-name="Internet_20_link" text:visited-style-name="Visited_20_Internet_20_Link">
state budget</text:a>
, formed at the expense of revenues from the European investment Bank within the framework of investment projects for the new budget program "Development of infrastructure taut" in the amount(Development expenditures)», - said the post -predian of the government.</text:p>
      <text:p text:style-name="P4">
<text:span text:style-name="T4">
 Read also: </text:span>
 <text:a xlink:type="simple" xlink:href="https://www.ukrinform.ua/rubric-vidbudova/3722256-potrebi-na-vidnovlenna-ukraini-budut-zaplanovani-u-bagatoricnomu-budzeti-es-dombrovskis.html" text:style-name="Internet_20_link" text:visited-style-name="Visited_20_Internet_20_Link">
<text:span text:style-name="T4">
 Needs </text:span>
 on <text:span text:style-name="T4">
 Recovery </text:span>
 <text:span text:style-name="T4">
 Ukraine </text:span>
 <text:span text:style-name="T4">
 </text:span>
 will <text:span text:style-name="T4">
<text:span text:style-name="T5">
 planned </text:span>
* in </text:span>
 for many years <text:span text:style-name="T4">
 </text:span>
 <text:span text:style-name="T4">
 budget </text:span>
 EU - <text:span text:style-name="T4">
 Dombrovskis </text:span>
</text:a>
Melnychuk specified that the procedure for using the funds provided for by the special budget for development and restoration of infrastructure was approved. It determines the use of funds under the new budget program "Development of Infrastructure Turning", directed by the Agency for Recovery for Reconstruction Recovery.</text:p>
      <text:p text:style-name="P4">
As reported, <text:a xlink:type="simple" xlink:href="https://www.ukrinform.ua/rubric-vidbudova/3722377-urad-stvorue-pri-ministerstvah-ta-ova-posadi-zastupnikiv-iz-vidnovlenna.html" text:style-name="Internet_20_link" text:visited-style-name="Visited_20_Internet_20_Link">
the government supported the proposal</text:a>
The Ministry of Development of Communities, Territories and Infrastructure on the formation of the post of Deputy Minister or Deputy Chairman of the OVA in the Ukrainian region, will be knowledgeable issues of infrastructure restoration.</text:p>
      <text:p text:style-name="P4">
News Source: <text:a xlink:type="simple" xlink:href="https://www.ukrinform.ua/rubric-vidbudova/3722407-urad-spramuvav-agentstvu-vidnovlenna-majze-18-milardiv-na-novu-programu-z-vidbudovi.html" text:style-name="Internet_20_link" text:visited-style-name="Visited_20_Internet_20_Link">
https://www.ukrinform.ua/rubric-vidbudova/3722407-urad-spramuvav-agentstvu-vidnovlenna-majze-18-milardiv-na-novu-programu-z-vidbudovi.html</text:a>
</text:p>
      <!--NEWS-->
      <text:h text:style-name="P10" text:outline-level="1">
<text:span text:style-name="T4">
The referees of the Control match Germany - Ukraine will list their fees to help Ukrainians</text:span>
</text:h>
      <text:p text:style-name="P4">
Authors: Ukrinform (Person)</text:p>
      <text:p text:style-name="P4">
Publisher: Укринформ (Organization)</text:p>
      <text:p text:style-name="P4">
Published Time: 2023-06-13T18:15:59+03:00</text:p>
      <text:p text:style-name="P4">
Modified Time: 2023-06-13T18:15:59+03:00</text:p>
      <text:p text:style-name="P4">
Description: The total amount of their donations is almost 4,000 euros. - Ukrinform.</text:p>
      <text:p text:style-name="P4">
Images: ['<text:a xlink:type="simple" xlink:href="https://static.ukrinform.com/photos/2023_06/thumb_files/630_360_1686669186-906.jpg" text:style-name="Internet_20_link" text:visited-style-name="Visited_20_Internet_20_Link">
630_360_16866...</text:a>
']</text:p>
      <text:p text:style-name="P4">
Tags: ['Футбол', 'Німеччина', 'Збірна України']</text:p>
      <text:p text:style-name="P4">
Type: Article</text:p>
      <!--METADATA-->
      <text:p text:style-name="P4">
<draw:frame draw:style-name="fr1" draw:name="Image145" text:anchor-type="as-char" svg:width="6.9236in" svg:height="3.956343in" draw:z-index="0">
<draw:image xlink:href="../Images/yкринформ/2023-06-13T18-15-59-03-00/630_360_1686669186-906.jpg" xlink:type="simple" xlink:show="embed" xlink:actuate="onLoad" draw:mime-type="image/jpeg"/>
</draw:frame>
The total pump of their donations is almost 4,000 euros.</text:p>
      <text:p text:style-name="P4">
The arbitrators of a friendly match between the national teams of Germany and Ukraine, headed by the Zabastasios Sidiropoulos, transferred their fee for this game to help Ukrainian, about it <text:a xlink:type="simple" xlink:href="https://www.dfb.de/news/detail/schiedsrichter-spenden-honorar-fuer-ukraine-252396/" text:style-name="Internet_20_link" text:visited-style-name="Visited_20_Internet_20_Link">
reported</text:a>
Presbyanimets Football Union, reports Ukrinform.</text:p>
      <text:p text:style-name="P4">
Within the framework of the friendly meeting, funds were raised in support of Ukraine. Babil, the anniversary form in which the Bundestim played will also be sold, and the funds will be transferred to Ukraine.</text:p>
      <text:p text:style-name="P4">
"All the funds received from the moment of the match announcement, minus any spent, will be directed to the projects and initiatives in Ukraine with a private football association in Ukraine," DFB said.</text:p>
      <text:p text:style-name="P4">
The Judicial Brigade, which served the match in Bremen, also joined the pre -do -precinct. 43-year-old Greek referee Anastasios Sidiropoulos, his asysteentyriarinhart Buksbaum and timeana Kula, the fourth referee Joannis Papadopoulos Ivedeosisters Aristotelis Diamondolus and Spiridone Postalas abandoned fences for Ukraine. According to DFB, the total amount of their reports is almost 4,000 euros.</text:p>
      <text:p text:style-name="P4">
*!(https://www.ukrinform.ua/rubric-sports/3722301-oleksandr-pihalonok-mi-mogli-vigrati-u-nimeccini-ale-v-kinci-propustili.html)The match of Germany and Ukraine ended with a draw with a score of 3: 3.</text:p>
      <text:p text:style-name="P4">
Photo of Pavel Kubanov</text:p>
      <text:p text:style-name="P4">
News Source: <text:a xlink:type="simple" xlink:href="https://www.ukrinform.ua/rubric-sports/3722416-arbitri-kontrolnogo-matcu-nimeccina-ukraina-pererahuut-svoi-gonorari-na-dopomogu-ukraincam.html" text:style-name="Internet_20_link" text:visited-style-name="Visited_20_Internet_20_Link">
https://www.ukrinform.ua/rubric-sports/3722416-arbitri-kontrolnogo-matcu-nimeccina-ukraina-pererahuut-svoi-gonorari-na-dopomogu-ukraincam.html</text:a>
</text:p>
      <!--NEWS-->
      <text:h text:style-name="P10" text:outline-level="1">
<text:span text:style-name="T4">
In the flooded village in Kherson region found a stain of petroleum products</text:span>
</text:h>
      <text:p text:style-name="P4">
Authors: Ukrinform (Person)</text:p>
      <text:p text:style-name="P4">
Publisher: Укринформ (Organization)</text:p>
      <text:p text:style-name="P4">
Published Time: 2023-06-13T18:19:16+03:00</text:p>
      <text:p text:style-name="P4">
Modified Time: 2023-06-13T18:19:16+03:00</text:p>
      <text:p text:style-name="P4">
Description: In the village of Komyshans of the Kherson Tergromada, which was flooded as a result of the exploration of the Kakhovka hydroelectric power station, found a large spot of petroleum products. - Ukrinform.</text:p>
      <text:p text:style-name="P4">
Images: ['<text:a xlink:type="simple" xlink:href="https://static.ukrinform.com/photos/2023_06/thumb_files/630_360_1686291426-701.jpg" text:style-name="Internet_20_link" text:visited-style-name="Visited_20_Internet_20_Link">
630_360_16862...</text:a>
']</text:p>
      <text:p text:style-name="P4">
Tags: ['Херсонщина', 'Вода', 'Підтоплення']</text:p>
      <text:p text:style-name="P4">
Type: Article</text:p>
      <!--METADATA-->
      <text:p text:style-name="P4">
<draw:frame draw:style-name="fr1" draw:name="Image147" text:anchor-type="as-char" svg:width="6.9236in" svg:height="3.956343in" draw:z-index="0">
<draw:image xlink:href="../Images/yкринформ/2023-06-13T18-19-16-03-00/630_360_1686291426-701.jpg" xlink:type="simple" xlink:show="embed" xlink:actuate="onLoad" draw:mime-type="image/jpeg"/>
</draw:frame>
The settlements of the Kherson Tergromada, which was flooded as a result of the Kakhovskaya hydroelectric power plants, found a large spot of petroleum products.</text:p>
      <text:p text:style-name="P4">
About it <text:a xlink:type="simple" xlink:href="http://t.me/roman_mrochko/1184" text:style-name="Internet_20_link" text:visited-style-name="Visited_20_Internet_20_Link">
reported</text:a>
Head of Kherson Military Administration Roman Mrochko, Ukrinform correspondent reports</text:p>
      <text:p text:style-name="P4">
“As for the Komyshan, the water has not completely departed today, alkalic services and workers <text:a xlink:type="simple" xlink:href="https://www.ukrinform.ua/tag-dsns" text:style-name="Internet_20_link" text:visited-style-name="Visited_20_Internet_20_Link">
SES</text:a>
They work to eliminate the consequences and pump water from the basement, ”Mrochko said.</text:p>
      <text:p text:style-name="P4">
According to him, there is a large spot of petroleum products in the Komyshans, and the authorities are dealing with questions. To collect properly oil products, you need to wait for the water to drop, he added.</text:p>
      <text:p text:style-name="P4">
<text:span text:style-name="T4">
 Read also: </text:span>
 <text:a xlink:type="simple" xlink:href="https://www.ukrinform.ua/rubric-regions/3722145-mindovkilla-riven-vodi-u-dnipri-sogodini-znizuetsa-v-ingulci-perevisenna-po-zalizu-i-nitritah.html" text:style-name="Internet_20_link" text:visited-style-name="Visited_20_Internet_20_Link">
<text:span text:style-name="T4">
 Mindovquil </text:span>
: water level in the Dnieper is hourly, in Ingulka - excess of iron and nitrites</text:a>
Mrochko also noted that the pumping water from the basements of the Ustepanovsky Staplet was pumped out.</text:p>
      <text:p text:style-name="P4">
In Antonivka, which wraps under constant shelling, there is a flooding of the street by the Dnieper. The pumps have already been brought there, and the hoses will be brought so that water and silt could be brought.</text:p>
      <text:p text:style-name="P4">
The community leader assured that the humanitarian assistance to the residents of all three times is provided.</text:p>
      <text:p text:style-name="P4">
<text:span text:style-name="T4">
 Read also: </text:span>
 <text:a xlink:type="simple" xlink:href="https://www.ukrinform.ua/rubric-regions/3722238-rezultati-prob-vodi-na-hersonsini-so-viavili-fahivci.html" text:style-name="Internet_20_link" text:visited-style-name="Visited_20_Internet_20_Link">
water sampling results in Kherson region: what experts have discovered</text:a>
As reported by Ukrinform, on the night against June 6 <text:a xlink:type="simple" xlink:href="https://www.ukrinform.ua/rubric-other_news/3720776-pidriv-rosianami-kahovskoi-ges-usi-novini.html" text:style-name="Internet_20_link" text:visited-style-name="Visited_20_Internet_20_Link">
Russian army underblowing Kakhovka hydroelectric power station</text:a>
.</text:p>
      <text:p text:style-name="P4">
In the Kherson region there is a tendency to decline water levels, 3,600 houses in 31 settlements, on the Left Bank- 17 settlements, remain on the right bank.</text:p>
      <text:p text:style-name="P4">
In the de -enrolled territory of Kherson region, they move to the pumping of water at some paint points, there is an opportunity to travel between villages.</text:p>
      <text:p text:style-name="P4">
_ Photo illustrative_</text:p>
      <text:p text:style-name="P4">
News Source: <text:a xlink:type="simple" xlink:href="https://www.ukrinform.ua/rubric-regions/3722417-u-pidtoplenomu-selisi-na-hersonsini-viavili-plamu-naftoproduktiv.html" text:style-name="Internet_20_link" text:visited-style-name="Visited_20_Internet_20_Link">
https://www.ukrinform.ua/rubric-regions/3722417-u-pidtoplenomu-selisi-na-hersonsini-viavili-plamu-naftoproduktiv.html</text:a>
</text:p>
      <!--NEWS-->
      <text:h text:style-name="P10" text:outline-level="1">
<text:span text:style-name="T4">
Snigur beat the tenth world racket at Nottingham Tournament</text:span>
</text:h>
      <text:p text:style-name="P4">
Authors: Ukrinform (Person)</text:p>
      <text:p text:style-name="P4">
Publisher: Укринформ (Organization)</text:p>
      <text:p text:style-name="P4">
Published Time: 2023-06-13T18:19:55+03:00</text:p>
      <text:p text:style-name="P4">
Modified Time: 2023-06-13T18:19:55+03:00</text:p>
      <text:p text:style-name="P4">
Description: The Ukrainian has developed a second top victory in her career. - Ukrinform.</text:p>
      <text:p text:style-name="P4">
Images: ['<text:a xlink:type="simple" xlink:href="https://static.ukrinform.com/photos/2023_06/thumb_files/630_360_1686669541-544.jpeg" text:style-name="Internet_20_link" text:visited-style-name="Visited_20_Internet_20_Link">
630_360_16866...</text:a>
']</text:p>
      <text:p text:style-name="P4">
Tags: ['Теніс']</text:p>
      <text:p text:style-name="P4">
Type: Article</text:p>
      <!--METADATA-->
      <text:p text:style-name="P4">
<draw:frame draw:style-name="fr1" draw:name="Image148" text:anchor-type="as-char" svg:width="6.9236in" svg:height="3.956343in" draw:z-index="0">
<draw:image xlink:href="../Images/yкринформ/2023-06-13T18-19-55-03-00/630_360_1686669541-544.jpeg" xlink:type="simple" xlink:show="embed" xlink:actuate="onLoad" draw:mime-type="image/jpeg"/>
</draw:frame>
The Ukrainian formulated the second top victory in her career.</text:p>
      <text:p text:style-name="P4">
Ukrainian tennis player Daria Snigur(№157 WTA)Designed a loud sensation of the wrath tournament of the WTA 250 series in Nottingham(United Kingdom), reports Ukrinform.</text:p>
      <text:p text:style-name="P4">
In the first round of the Fundamentals Ukrainian in the status of laci-branch beat the 10th rocketcus and semi-finalist Rolan Garros 2023 Beatrice Maya.(Brazil)- 6: 4,6: 3.</text:p>
      <text:p text:style-name="P4">
It was a third meeting of tennis players, the Ukrainian won for the first time. Darya playing a duel against rivals from the first dozen world ranking and reversed. Last year, she knocked out of the US Open at that time the seven Simonuhallelalep racket.</text:p>
      <text:p text:style-name="P4">
In the next round, the Ukrainian will play with Katie Bulter from the United Kingdom(№126WTA).</text:p>
      <text:p text:style-name="P4">
<text:span text:style-name="T4">
Читайте також:</text:span>
 <text:a xlink:type="simple" xlink:href="https://www.ukrinform.ua/rubric-sports/3721609-svitolina-povernulasa-do-top100-svitovogo-tenisnogo-rejtingu.html" text:style-name="Internet_20_link" text:visited-style-name="Visited_20_Internet_20_Link">
 Світоліна повернулася до ТОП-100 світового тенісногорейтингу </text:a>
It should be noted that the Snow Maid was replaced by Lesya Turenko at the heart of the competition, which starred. In the finale of qualification, the Ukrainian lost Elizabeth Mandlik, but last time she was given the status of lacquer-branch.</text:p>
      <text:p text:style-name="P4">
Photo: btu.org</text:p>
      <text:p text:style-name="P4">
News Source: <text:a xlink:type="simple" xlink:href="https://www.ukrinform.ua/rubric-sports/3722418-snigur-obigrala-desatu-raketku-svitu-na-turniri-v-nottingemi.html" text:style-name="Internet_20_link" text:visited-style-name="Visited_20_Internet_20_Link">
https://www.ukrinform.ua/rubric-sports/3722418-snigur-obigrala-desatu-raketku-svitu-na-turniri-v-nottingemi.html</text:a>
</text:p>
      <!--NEWS-->
      <text:h text:style-name="P10" text:outline-level="1">
<text:span text:style-name="T4">
Grossy went from Kiev to ZPP to evaluate the situation after blasting Kakhovskaya dam</text:span>
</text:h>
      <text:p text:style-name="P4">
Authors: Ukrinform (Person)</text:p>
      <text:p text:style-name="P4">
Publisher: Укринформ (Organization)</text:p>
      <text:p text:style-name="P4">
Published Time: 2023-06-13T18:27:00+03:00</text:p>
      <text:p text:style-name="P4">
Modified Time: 2023-06-13T18:27:00+03:00</text:p>
      <text:p text:style-name="P4">
Description: The IAEA mission, headed by the CEO of Raphael Gross, goes to the Zaporizhzhya NPP to obtain more accurate assessments of the situation at the station after blasting the Russians of the Kakhovka hydroelectric power station. - Ukrinform.</text:p>
      <text:p text:style-name="P4">
Images: ['<text:a xlink:type="simple" xlink:href="https://static.ukrinform.com/photos/2022_08/thumb_files/630_360_1661922577-597.jpeg" text:style-name="Internet_20_link" text:visited-style-name="Visited_20_Internet_20_Link">
630_360_16619...</text:a>
']</text:p>
      <text:p text:style-name="P4">
Tags: ['МАГАТЕ', 'Каховська ГЕС', 'Запорізька АЕС', 'Гроссі']</text:p>
      <text:p text:style-name="P4">
Type: Article</text:p>
      <!--METADATA-->
      <text:p text:style-name="P4">
<draw:frame draw:style-name="fr1" draw:name="Image149" text:anchor-type="as-char" svg:width="6.9236in" svg:height="3.956343in" draw:z-index="0">
<draw:image xlink:href="../Images/yкринформ/2023-06-13T18-27-00-03-00/630_360_1661922577-597.jpeg" xlink:type="simple" xlink:show="embed" xlink:actuate="onLoad" draw:mime-type="image/jpeg"/>
</draw:frame>
The mission of the CEO of Raphael Grossi, the Zaporizhzhya NPP, headed by the CEO of Rafael Grossi, to obtain more accurate assessments of the situation at the post -exploration of the Russians of the Kakhovka hydroelectric power station.</text:p>
      <text:p text:style-name="P4">
Grossy told reporters at a briefing in Kiev, Ukrinform reports.</text:p>
      <text:p text:style-name="P4">
"I want to give my own assessment, I want to go there, discuss with local education, what measures they take, and then make a more final assessment of what data we have," he said.</text:p>
      <text:p text:style-name="P4">
CEO(https://www.ukrinform.ua/tag-magate)He explained that the water in the reservoirs at the ZPP is a serious situation, and there is a limit that will be possible to pump it from the reservoir to the site.</text:p>
      <text:p text:style-name="P4">
Grossi also plans to evaluate and make recommendations on the non -compliance of the Acts who control the ZPP and the instructions of Ukraine, in particular in the issue of translating the units into a "cold stop".</text:p>
      <text:p text:style-name="P4">
<text:span text:style-name="T4">
 Read also: </text:span>
 [<text:span text:style-name="T4">
 IAEA </text:span>
 launches a program of assistance to Ukraine due(https://www.ukrinform.ua/rubric-economy/3720713-magate-zapuskae-programu-dopomogi-ukraini-u-zvazku-z-pidrivom-grebli-na-kahovskij-ges.html)“We need to see if we can get the ability to swing water back, and other alternatives. There are alternatives, and it is also necessary to discuss it. It works online, like the rest of the outside of the plant - I don't know about it.</text:p>
      <text:p text:style-name="P4">
The CEO of the IAEA stated that he would spend several hours at the Zaporozhye station, will rotate and leave his team of four people. According to him, they increase it and try to make their presence at the NPP as much as possible and more influential to prevent a nuclear accident. Grossy also informed that he received security guarantees from both the Ukrainian and Russian page.</text:p>
      <text:p text:style-name="P4">
*!(https://www.ukrinform.ua/rubric-economy/3722127-riven-vodi-u-stavkuoholodzuvaci-zaes-dostatnij-dla-zabezpecenna-potreb-stancii-energoatom.html)As it was reported, on June 7, Grossi said that he will head the mission that will leave the Nazapozhka NPP <text:a xlink:type="simple" xlink:href="https://www.ukrinform.ua/rubric-other_news/3720776-pidriv-rosianami-kahovskoi-ges-usi-novini.html" text:style-name="Internet_20_link" text:visited-style-name="Visited_20_Internet_20_Link">
after the exclusion of the Russians of the Kakhovka hydroelectric power station</text:a>
. He added that it is a "crucial moment for nuclear safety."</text:p>
      <text:p text:style-name="P4">
News Source: <text:a xlink:type="simple" xlink:href="https://www.ukrinform.ua/rubric-ato/3722421-grossi-virusiv-iz-kieva-na-zaes-dla-ocinki-situacii-pisla-pidrivu-kahovskoi-grebli.html" text:style-name="Internet_20_link" text:visited-style-name="Visited_20_Internet_20_Link">
https://www.ukrinform.ua/rubric-ato/3722421-grossi-virusiv-iz-kieva-na-zaes-dla-ocinki-situacii-pisla-pidrivu-kahovskoi-grebli.html</text:a>
</text:p>
      <!--NEWS-->
      <text:h text:style-name="P10" text:outline-level="1">
<text:span text:style-name="T4">
In Lugansk, powerful explosions in the area of industrial - social networks were heard</text:span>
</text:h>
      <text:p text:style-name="P4">
Authors: Ukrinform (Person)</text:p>
      <text:p text:style-name="P4">
Publisher: Укринформ (Organization)</text:p>
      <text:p text:style-name="P4">
Published Time: 2023-06-13T18:31:00+03:00</text:p>
      <text:p text:style-name="P4">
Modified Time: 2023-06-13T18:31:00+03:00</text:p>
      <text:p text:style-name="P4">
Description: In the southern part of Lugansk explosions occurred, a pillar of smoke rose above the industrial zon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Луганськ']</text:p>
      <text:p text:style-name="P4">
Type: Article</text:p>
      <!--METADATA-->
      <text:p text:style-name="P4">
<draw:frame draw:style-name="fr1" draw:name="Image150" text:anchor-type="as-char" svg:width="6.9236in" svg:height="3.956343in" draw:z-index="0">
<draw:image xlink:href="../Images/yкринформ/2023-06-13T18-31-00-03-00/630_360_1669987737-966.jpg" xlink:type="simple" xlink:show="embed" xlink:actuate="onLoad" draw:mime-type="image/jpeg"/>
</draw:frame>
The wicked part of Lugansk has explosions, over the industrial zone rose a collapse of smoke.</text:p>
      <text:p text:style-name="P4">
According to Ukrinform, the locals report on social networks, in <text:a xlink:type="simple" xlink:href="http://t.me/itsdonetsk/80759" text:style-name="Internet_20_link" text:visited-style-name="Visited_20_Internet_20_Link">
telegram</text:a>
The video was released.</text:p>
      <text:p text:style-name="P4">
“The impression that" flew "to the asphalt plant. Local authorities have announced that <text:a xlink:type="simple" xlink:href="https://www.ukrinform.ua/tag-zsu" text:style-name="Internet_20_link" text:visited-style-name="Visited_20_Internet_20_Link">
the Armed Forces</text:a>
They released four Stormshadow missiles, three of them were knocked down, the fourth still hit the target, ”social networks write.</text:p>
      <text:p text:style-name="P4">
According to them, the missiles struck by any of the enterprises located in the industrial zone, where the invaders have the habit of formulating their bases and ammunition depots.</text:p>
      <text:p text:style-name="P4">
<text:span text:style-name="T4">
 Read also: </text:span>
 <text:a xlink:type="simple" xlink:href="https://www.ukrinform.ua/rubric-regions/3721533-u-timcasovo-okupovanih-tokmaku-ta-melitopoli-lunali-vibuhi.html" text:style-name="Internet_20_link" text:visited-style-name="Visited_20_Internet_20_Link">
in temporarily occupied Tokmak and <text:span text:style-name="T4">
 Melitopol </text:span>
 Lunalumivook</text:a>
As reported by Ukrinform, last week the Armed Forces struck the plant "Luganskteplovo", completely destroying a huge workpiece. Locally, it also housed the base of storage of military equipment.</text:p>
      <text:p text:style-name="P4">
News Source: <text:a xlink:type="simple" xlink:href="https://www.ukrinform.ua/rubric-ato/3722424-u-lugansku-prolunali-potuzni-vibuhi-v-rajoni-promzoni-socmerezi.html" text:style-name="Internet_20_link" text:visited-style-name="Visited_20_Internet_20_Link">
https://www.ukrinform.ua/rubric-ato/3722424-u-lugansku-prolunali-potuzni-vibuhi-v-rajoni-promzoni-socmerezi.html</text:a>
</text:p>
      <!--NEWS-->
      <text:h text:style-name="P10" text:outline-level="1">
<text:span text:style-name="T4">
Butterfly's Vision movie will be shown in Croatia</text:span>
</text:h>
      <text:p text:style-name="P4">
Authors: Ukrinform (Person)</text:p>
      <text:p text:style-name="P4">
Publisher: Укринформ (Organization)</text:p>
      <text:p text:style-name="P4">
Published Time: 2023-06-13T18:36:00+03:00</text:p>
      <text:p text:style-name="P4">
Modified Time: 2023-06-13T18:36:00+03:00</text:p>
      <text:p text:style-name="P4">
Description: The rental of the Ukrainian director Maxim Finally "The Vision of the Butterfly" will begin in Croatia on June 15. - Ukrinform.</text:p>
      <text:p text:style-name="P4">
Images: ['<text:a xlink:type="simple" xlink:href="https://static.ukrinform.com/photos/2023_03/thumb_files/630_360_1678106413-942.jpg" text:style-name="Internet_20_link" text:visited-style-name="Visited_20_Internet_20_Link">
630_360_16781...</text:a>
']</text:p>
      <text:p text:style-name="P4">
Tags: ['Хорватія', 'Україна', 'Держкіно', 'фільм']</text:p>
      <text:p text:style-name="P4">
Type: Article</text:p>
      <!--METADATA-->
      <text:p text:style-name="P4">
<draw:frame draw:style-name="fr1" draw:name="Image151" text:anchor-type="as-char" svg:width="6.9236in" svg:height="3.956343in" draw:z-index="0">
<draw:image xlink:href="../Images/yкринформ/2023-06-13T18-36-00-03-00/630_360_1678106413-942.jpg" xlink:type="simple" xlink:show="embed" xlink:actuate="onLoad" draw:mime-type="image/jpeg"/>
</draw:frame>
The rental of Ukrainian director Maxim Finally "The Vision of the Butterfly" will begin in Croatia on June 15.</text:p>
      <text:p text:style-name="P4">
This was reported by the press service of the State Cinema Agency in <text:a xlink:type="simple" xlink:href="http://www.facebook.com/ukrainefilmagency/posts/pfbid028D1FFtLXq6Ehc3HH477bUijTDLxSo7qUbuiv3nBRYvFewtYMWRRmLeMjDwRD5Frxl" text:style-name="Internet_20_link" text:visited-style-name="Visited_20_Internet_20_Link">
Facebook</text:a>
, reports Ukrinform.</text:p>
      <text:p text:style-name="P4">
"The premiere of Maxim Finally will take place on June 15 in the city, in the Art -Kino Croatia cinema," the statement said.</text:p>
      <text:p text:style-name="P4">
The film tells about the aero -intelligence with a butterfly call sign and the challenges that he faces after returning from captivity.</text:p>
      <text:p text:style-name="P4">
The lead roles were played by Rita Burkovskaya, Lubomir Valiots, Natalia Vorozhbit, Miroslav Vitrikhovskaya-Makar.</text:p>
      <text:p text:style-name="P4">
The film was created with the support <text:a xlink:type="simple" xlink:href="https://www.ukrinform.ua/tag-derzkino" text:style-name="Internet_20_link" text:visited-style-name="Visited_20_Internet_20_Link">
Derzhkino</text:a>
, Eurimages, Czech Film Fund, Croatian Audiovisual Center, Swedish Film Institute, Ukrainian Cultural Foundation.</text:p>
      <text:p text:style-name="P4">
Croatian paintings - Film4. Producers Lisa Smith, Darabassel. International Conopers Anita Yuka, Dagmar Sedlachkova, Mario Adamson, Sergio S. Ayala.</text:p>
      <text:p text:style-name="P4">
<text:span text:style-name="T4">
 Read also: </text:span>
 <text:a xlink:type="simple" xlink:href="https://www.ukrinform.ua/rubric-culture/3721935-film-mi-ne-zgasnemo-otrimav-golovnij-priz-na-konkursi-docudays-ua.html" text:style-name="Internet_20_link" text:visited-style-name="Visited_20_Internet_20_Link">
<text:span text:style-name="T4">
 movie </text:span>
 "we won't go out" received the main prize of the docudays ua competition</text:a>
As it was reported, the premiere of the movie "The Vision of the Butterfly" took place in 2022 in the programs "Special Look" of the Cannes Film Festival. In the Ukrainian rental, it was released on April 6, 2022, the cash gathering of the tape for three weekends reached 525 074 UAH.</text:p>
      <text:p text:style-name="P4">
News Source: <text:a xlink:type="simple" xlink:href="https://www.ukrinform.ua/rubric-culture/3722420-film-bacenna-metelika-pokazut-u-horvatii.html" text:style-name="Internet_20_link" text:visited-style-name="Visited_20_Internet_20_Link">
https://www.ukrinform.ua/rubric-culture/3722420-film-bacenna-metelika-pokazut-u-horvatii.html</text:a>
</text:p>
      <!--NEWS-->
      <text:h text:style-name="P10" text:outline-level="1">
<text:span text:style-name="T4">
At the front, the situation is dynamic both in terms of defense and from the point of view of the offensive - a painter</text:span>
</text:h>
      <text:p text:style-name="P4">
Authors: Ukrinform (Person)</text:p>
      <text:p text:style-name="P4">
Publisher: Укринформ (Organization)</text:p>
      <text:p text:style-name="P4">
Published Time: 2023-06-13T18:39:09+03:00</text:p>
      <text:p text:style-name="P4">
Modified Time: 2023-06-13T18:39:09+03:00</text:p>
      <text:p text:style-name="P4">
Description: In different areas of the front, the situation is heterogeneous, so the defense forces are carried out by both offensive and defensive actions. - Ukrinform.</text:p>
      <text:p text:style-name="P4">
Images: ['<text:a xlink:type="simple" xlink:href="https://static.ukrinform.com/photos/2023_06/thumb_files/630_360_1686221008-699.jpg" text:style-name="Internet_20_link" text:visited-style-name="Visited_20_Internet_20_Link">
630_360_16862...</text:a>
']</text:p>
      <text:p text:style-name="P4">
Tags: ['Оборона', 'Схід України', 'Війна з Росією', 'Ганна Маляр', 'Контрнаступ', 'Єдині новини']</text:p>
      <text:p text:style-name="P4">
Type: Article</text:p>
      <!--METADATA-->
      <text:p text:style-name="P4">
<draw:frame draw:style-name="fr1" draw:name="Image152" text:anchor-type="as-char" svg:width="6.9236in" svg:height="3.956343in" draw:z-index="0">
<draw:image xlink:href="../Images/yкринформ/2023-06-13T18-39-09-03-00/630_360_1686221008-699.jpg" xlink:type="simple" xlink:show="embed" xlink:actuate="onLoad" draw:mime-type="image/jpeg"/>
</draw:frame>
The situation is heterogeneous on different fies, so the defense forces carry out both sensitive and defensive actions.</text:p>
      <text:p text:style-name="P4">
This was reported by Deputy Minister of Defense Anna Malyar in the Ephryizhadational Telernahon "Unified News", correspondent.</text:p>
      <text:p text:style-name="P4">
"As of now, there are on several directions offensive actions are ongoing. With that we also have defensive actions, since the enemy comes in several ways. Therefore, the situation is heterogeneous. Where we are coming, it is a Bakhmut stream, and everyone knows that the East is the epicenter of hostilities - there is a promotion on the Bakhmut bundle. At the same time, there are fierce fighting there, it should be understood that the enemy simply does not surrender the positions that they took at one time, so he is a heavy fighting, ”the painter said.</text:p>
      <text:p text:style-name="P4">
In addition, she said, there are other factors that affect the situation, includingameteorological. "Speaking of the weather now, it really does some things. In addition, the enemies have increased artillery and mortar shelling. That is, they try to slow down the movement of our forces and use other persons," said Deputy Minister.</text:p>
      <text:p text:style-name="P4">
According to her, in the southern direction of defense forces are faced with densely substituting fields, with anti-tank ditches and constant counterattacks of the enemy, who massively uses actors and drones-Kamikadze.</text:p>
      <text:p text:style-name="P4">
“In some sections we are coming and moving, in other areas, if we domese about the Liman direction or about Avdiivka, Marinka, there is a void to counteract and tries to step, but he fails. Therefore, the situation is dynamic and active both in terms of defense and from the point of skeleton, ”the painter said.</text:p>
      <text:p text:style-name="P4">
<text:span text:style-name="T4">
 Read also: </text:span>
 <text:a xlink:type="simple" xlink:href="https://www.ukrinform.ua/rubric-ato/3722381-bahmutskij-napramok-sili-oboroni-za-dobu-znisili-53-zagarbnikiv-dvoh-vzali-u-polon.html" text:style-name="Internet_20_link" text:visited-style-name="Visited_20_Internet_20_Link">
Bakhmut direction: <text:span text:style-name="T4">
 Forces </text:span>
 <text:span text:style-name="T4">
 Defense </text:span>
 For the best of 53 invaders, two were captured</text:a>
Answering questions about the transfer of Russian troops from one direction to another, she noted that the movement of Russian troops is constantly, but it is about replacing some units with another, not changing the number. At the same time, at this time the enemy increases the number of shelling.</text:p>
      <text:p text:style-name="P4">
“When they move, there is a braking of their tental actions, and they compensate for the increase in the intensity of shelling of tauviation strikes. They do it in all areas where they defend and come, ”the Deputy Minister said.As reported by Ukrinform, the forces of Ukraine's defense for the last week were liberated by seven settlements in the result of the following week: pubic, Levadne, Novodarivka, Neskachny, Storozhevo, Makarivka, Blessed. In addition, the Naberdyansk direction of force <text:a xlink:type="simple" xlink:href="https://www.ukrinform.ua/tag-oborona" text:style-name="Internet_20_link" text:visited-style-name="Visited_20_Internet_20_Link">
Defense</text:a>
moved forward and took control of up to 3 square meters. km.</text:p>
      <text:p text:style-name="P4">
News Source: <text:a xlink:type="simple" xlink:href="https://www.ukrinform.ua/rubric-ato/3722426-na-fronti-situacia-dinamicna-i-z-pogladu-oboroni-i-z-pogladu-nastupu-malar.html" text:style-name="Internet_20_link" text:visited-style-name="Visited_20_Internet_20_Link">
https://www.ukrinform.ua/rubric-ato/3722426-na-fronti-situacia-dinamicna-i-z-pogladu-oboroni-i-z-pogladu-nastupu-malar.html</text:a>
</text:p>
      <!--NEWS-->
      <text:h text:style-name="P10" text:outline-level="1">
<text:span text:style-name="T4">
In San Francisco, the Ukrainian community met with Ukrainian veterans</text:span>
</text:h>
      <text:p text:style-name="P4">
Authors: Ukrinform (Person)</text:p>
      <text:p text:style-name="P4">
Publisher: Укринформ (Organization)</text:p>
      <text:p text:style-name="P4">
Published Time: 2023-06-13T18:40:00+03:00</text:p>
      <text:p text:style-name="P4">
Modified Time: 2023-06-13T18:40:00+03:00</text:p>
      <text:p text:style-name="P4">
Description: The Consul General of Ukraine in San Francisco (USA) Dmitry Kushneruk, together with the local Ukrainian community, met with 11 Ukrainian veterans who visited San Francisco during their trip to California. - Ukrinform.</text:p>
      <text:p text:style-name="P4">
Images: ['<text:a xlink:type="simple" xlink:href="https://static.ukrinform.com/photos/2023_06/thumb_files/630_360_1686670720-427.jpg" text:style-name="Internet_20_link" text:visited-style-name="Visited_20_Internet_20_Link">
630_360_16866...</text:a>
']</text:p>
      <text:p text:style-name="P4">
Tags: ['Діаспора', 'Консульство', 'США', 'Ветерани війни', 'Війна з Росією']</text:p>
      <text:p text:style-name="P4">
Type: Article</text:p>
      <!--METADATA-->
      <text:p text:style-name="P4">
<draw:frame draw:style-name="fr1" draw:name="Image153" text:anchor-type="as-char" svg:width="6.9236in" svg:height="3.956343in" draw:z-index="0">
<draw:image xlink:href="../Images/yкринформ/2023-06-13T18-40-00-03-00/630_360_1686670720-427.jpg" xlink:type="simple" xlink:show="embed" xlink:actuate="onLoad" draw:mime-type="image/jpeg"/>
</draw:frame>
The Consul General of Ukraine in San Francisco(USA)Dmitry Kushneruk met with 11 Ukrainian veterans together with San Francisco during their trip to California.</text:p>
      <text:p text:style-name="P4">
According to Ukrinform, about it on <text:a xlink:type="simple" xlink:href="https://www.facebook.com/UKRinSanFrancisco/posts/pfbid02t7tkmqEQfCA6Cdfzs2ftyFYFyb5k6spxg1oj6Nt7JDkW4xnikpzycz6dbYnZEKBtl" text:style-name="Internet_20_link" text:visited-style-name="Visited_20_Internet_20_Link">
Facebook</text:a>
The Consulate General of Ukraine in San Francisco reported.</text:p>
      <text:p text:style-name="P4">
It is reported that Ukraine's defenders raise funds for the US Protez Foundation, which improves the life of the wounded, providing high -quality prosthetics and physical training of tapsychological support.</text:p>
      <text:p text:style-name="P4">
It should be noted that Protez Foundation is one of the world's largest charity funds in prosthetics and rehabilitation of Ukrainian military, civilian Tadites.</text:p>
      <text:p text:style-name="P4">
According to Ukrinform, in 2023 the Protez Foundation Service Center <text:a xlink:type="simple" xlink:href="https://www.ukrinform.ua/rubric-regions/3677723-u-svalavi-zapracuvav-servisnij-centr-de-bezkostovno-minaut-i-remontuut-protezi-vijskovim.html" text:style-name="Internet_20_link" text:visited-style-name="Visited_20_Internet_20_Link">
opened</text:a>
In Transcarpathia. There, the military can replace the chiefly repair prostheses for free.</text:p>
      <text:p text:style-name="P4">
The Foundation doctors have already established 146 prostheses to the military and civilians who are lost and hands during a full -scale invasion of Russia into Ukraine.</text:p>
      <text:p text:style-name="P4">
<text:span text:style-name="T5">
Foto: Consulate General of Ukraine in San Francisco / Facebook</text:span>
</text:p>
      <text:p text:style-name="P4">
News Source: <text:a xlink:type="simple" xlink:href="https://www.ukrinform.ua/rubric-diaspora/3722427-u-sanfrancisko-ukrainska-gromada-zustrilasa-z-ukrainskimi-veteranami.html" text:style-name="Internet_20_link" text:visited-style-name="Visited_20_Internet_20_Link">
https://www.ukrinform.ua/rubric-diaspora/3722427-u-sanfrancisko-ukrainska-gromada-zustrilasa-z-ukrainskimi-veteranami.html</text:a>
</text:p>
      <!--NEWS-->
      <text:h text:style-name="P10" text:outline-level="1">
<text:span text:style-name="T4">
In Kherson, rescuers collect an oil stain that flowed from the Kakhovka hydroelectric power plant - Klimenko</text:span>
</text:h>
      <text:p text:style-name="P4">
Authors: Ukrinform (Person)</text:p>
      <text:p text:style-name="P4">
Publisher: Укринформ (Organization)</text:p>
      <text:p text:style-name="P4">
Published Time: 2023-06-13T18:43:41+03:00</text:p>
      <text:p text:style-name="P4">
Modified Time: 2023-06-13T18:43:41+03:00</text:p>
      <text:p text:style-name="P4">
Description: In Kherson, in the district of the ship, rescuers localized the oil stain that flowed into the reservoirs due to the undermining of the Kakhovka hydroelectric power plant. - Ukrinform.</text:p>
      <text:p text:style-name="P4">
Images: ['<text:a xlink:type="simple" xlink:href="https://static.ukrinform.com/photos/2023_06/thumb_files/630_360_1686670998-289.jpg" text:style-name="Internet_20_link" text:visited-style-name="Visited_20_Internet_20_Link">
630_360_16866...</text:a>
']</text:p>
      <text:p text:style-name="P4">
Tags: ['Херсон', 'Клименко', 'Вода', 'Каховська ГЕС', 'Єдині новини']</text:p>
      <text:p text:style-name="P4">
Type: Article</text:p>
      <!--METADATA-->
      <text:p text:style-name="P4">
<draw:frame draw:style-name="fr1" draw:name="Image157" text:anchor-type="as-char" svg:width="6.9236in" svg:height="3.956343in" draw:z-index="0">
<draw:image xlink:href="../Images/yкринформ/2023-06-13T18-43-41-03-00/630_360_1686670998-289.jpg" xlink:type="simple" xlink:show="embed" xlink:actuate="onLoad" draw:mime-type="image/jpeg"/>
</draw:frame>
In the Kherson, the Ship residential district rescuers localized the oil stain that flowed in the Kakhovka hydroelectric power station.</text:p>
      <text:p text:style-name="P4">
The only news was announced on the air of the Unified News by the Minister of Internal Affairs Klimenko, who heads the headquarters to eliminate the consequences of the catastrophe of the Nakakhovsky hydroelectric power station, Ukrinform reports.</text:p>
      <text:p text:style-name="P4">
“Today in the morning we installed a large oil stain that flowed from the Kakhovka hydroelectric power station during this terrorist act. Currently, seducts collect this oil so that it does not get further to the reservoirs. Let's take the fences from all wells that are in the Kherson region. We also take the fences from the Dnieper estuary and the Black Sea coast, ” - statements of Klimenko.</text:p>
      <text:p text:style-name="P4">
The minister said that the Great Water began to depart gradually, and for the third day the operational services were fixing the decline.</text:p>
      <text:p text:style-name="P4">
“Currently, the water has begun to leave, and for the third day we fix the water departure of about 50-53 cm a day, and utilities are beginning to work. From today, investigative groups, criminalists, sappers begin to work. We have prepared33 sapper calculations, which will inspect all 55 high -rise buildings, the special production, which are in this territory and which, of course, are mostly destroyed, ”Klimenko said.</text:p>
      <text:p text:style-name="P4">
<text:span text:style-name="T4">
 Read also: </text:span>
 <text:a xlink:type="simple" xlink:href="https://www.ukrinform.ua/rubric-regions/3722417-u-pidtoplenomu-selisi-na-hersonsini-viavili-plamu-naftoproduktiv.html" text:style-name="Internet_20_link" text:visited-style-name="Visited_20_Internet_20_Link">
in the flooded village in Kherson region found spotting</text:a>
According to him, many transformer substations were also lost.</text:p>
      <text:p text:style-name="P4">
"We need to start these stations, at least in some part in the near future, to work the collector, in order to prevent the east of impurities in the river," the Ministry of Internal Affairs head explained.</text:p>
      <text:p text:style-name="P4">
According to him, since Monday, housing workers have already started clearing the streets liberated from <text:a xlink:type="simple" xlink:href="https://www.ukrinform.ua/tag-voda" text:style-name="Internet_20_link" text:visited-style-name="Visited_20_Internet_20_Link">
water</text:a>
.</text:p>
      <text:p text:style-name="P4">
“Tomorrow - the day after tomorrow we expect help from neighboring areas. Also railway transport goes the appropriate equipment and experts of the housing and communal sector with a help, ”Klimenko added.</text:p>
      <text:p text:style-name="P4">
He also noted that at this time about 2,800 applications from the victims due to the disaster.</text:p>
      <text:p text:style-name="P4">
"We continue to accept these statements, that anyone who has lost housing is to be able to hold a new home in the shortest possible time," the minister stressed.</text:p>
      <text:p text:style-name="P4">
<text:span text:style-name="T4">
 Read also: </text:span>
 <text:a xlink:type="simple" xlink:href="https://www.ukrinform.ua/rubric-regions/3722238-rezultati-prob-vodi-na-hersonsini-so-viavili-fahivci.html" text:style-name="Internet_20_link" text:visited-style-name="Visited_20_Internet_20_Link">
water sampling results in Kherson region: what experts have discovered</text:a>
</text:p>
      <text:p text:style-name="P4">
As it was reported, on the night against June 6 <text:a xlink:type="simple" xlink:href="https://www.ukrinform.ua/rubric-other_news/3720776-pidriv-rosianami-kahovskoi-ges-usi-novini.html" text:style-name="Internet_20_link" text:visited-style-name="Visited_20_Internet_20_Link">
the Russian army undermined the Greblyukakhov hydroelectric power station</text:a>
. Rescue work and evacuation measures from flooding places are ongoing in the Kherson region.</text:p>
      <text:p text:style-name="P4">
<text:span text:style-name="T5">
Foto: Igor Klimenko, Facebook</text:span>
</text:p>
      <text:p text:style-name="P4">
News Source: <text:a xlink:type="simple" xlink:href="https://www.ukrinform.ua/rubric-regions/3722429-u-hersoni-ratuvalniki-zbiraut-maslanu-plamu-aka-vitekla-z-kahovskoi-ges-klimenko.html" text:style-name="Internet_20_link" text:visited-style-name="Visited_20_Internet_20_Link">
https://www.ukrinform.ua/rubric-regions/3722429-u-hersoni-ratuvalniki-zbiraut-maslanu-plamu-aka-vitekla-z-kahovskoi-ges-klimenko.html</text:a>
</text:p>
      <!--NEWS-->
      <text:h text:style-name="P10" text:outline-level="1">
<text:span text:style-name="T4">
In Khmelnytskyi, the fragments of a whipped rocket have damaged six homes</text:span>
</text:h>
      <text:p text:style-name="P4">
Authors: Ukrinform (Person)</text:p>
      <text:p text:style-name="P4">
Publisher: Укринформ (Organization)</text:p>
      <text:p text:style-name="P4">
Published Time: 2023-06-13T18:51:15+03:00</text:p>
      <text:p text:style-name="P4">
Modified Time: 2023-06-13T18:51:15+03:00</text:p>
      <text:p text:style-name="P4">
Description: In Khmelnytskyi, six residential civilian buildings were damaged during air anxiety. - Ukrinform.</text:p>
      <text:p text:style-name="P4">
Images: ['<text:a xlink:type="simple" xlink:href="https://static.ukrinform.com/photos/2018_05/thumb_files/630_360_1525875327-6731.jpg" text:style-name="Internet_20_link" text:visited-style-name="Visited_20_Internet_20_Link">
630_360_15258...</text:a>
']</text:p>
      <text:p text:style-name="P4">
Tags: ['Хмельниччина', 'Ракета', 'ППО']</text:p>
      <text:p text:style-name="P4">
Type: Article</text:p>
      <!--METADATA-->
      <text:p text:style-name="P4">
<draw:frame draw:style-name="fr1" draw:name="Image158" text:anchor-type="as-char" svg:width="6.9236in" svg:height="3.956343in" draw:z-index="0">
<draw:image xlink:href="../Images/yкринформ/2023-06-13T18-51-15-03-00/630_360_1525875327-6731.jpg" xlink:type="simple" xlink:show="embed" xlink:actuate="onLoad" draw:mime-type="image/jpeg"/>
</draw:frame>
Nakhmelnytskyi during air alarm with the fragments of a whipped missile damaged residential civilian buildings.</text:p>
      <text:p text:style-name="P4">
This was reported in <text:a xlink:type="simple" xlink:href="http://t.me/khmelnytskaODA/1729" text:style-name="Internet_20_link" text:visited-style-name="Visited_20_Internet_20_Link">
telegram</text:a>
Preschools of Ova, Ukrinform reports.</text:p>
      <text:p text:style-name="P4">
"Tonight, during air alarm in the region, the air defense forces worked.</text:p>
      <text:p text:style-name="P4">
It is noted that the damage to the homes of civilians is insignificant. There are no injuries.</text:p>
      <text:p text:style-name="P4">
All the relevant services worked at the scene.</text:p>
      <text:p text:style-name="P4">
*!(https://www.ukrinform.ua/rubric-regions/3720409-na-dnipropetrovsini-vnoci-ulamkami-raket-poskodzeni-budinki-ta-gazoprovid.html)According to Ukrinform, according to the General Staff of the Armed Forces, Russian troops were at night.(https://www.ukrinform.ua/tag-raketa)X-101/555 and four Shahhed drones. <text:a xlink:type="simple" xlink:href="https://www.ukrinform.ua/rubric-ato/3722062-vorog-atakuvav-unoci-ukrainu-krilatimi-raketami-j-sahedami-ppo-znisila-11-cilej.html" text:style-name="Internet_20_link" text:visited-style-name="Visited_20_Internet_20_Link">
11 air targets were destroyed by Ukrainian air defense. </text:a>
</text:p>
      <text:p text:style-name="P4">
News Source: <text:a xlink:type="simple" xlink:href="https://www.ukrinform.ua/rubric-regions/3722432-na-hmelniccini-ulamki-zbitoi-raketi-poskodili-sist-budinkiv.html" text:style-name="Internet_20_link" text:visited-style-name="Visited_20_Internet_20_Link">
https://www.ukrinform.ua/rubric-regions/3722432-na-hmelniccini-ulamki-zbitoi-raketi-poskodili-sist-budinkiv.html</text:a>
</text:p>
      <!--NEWS-->
      <text:h text:style-name="P10" text:outline-level="1">
<text:span text:style-name="T4">
Russia left the Treaty with Ukraine about the Azov Sea and the Kerch Strait</text:span>
</text:h>
      <text:p text:style-name="P4">
Authors: Ukrinform (Person)</text:p>
      <text:p text:style-name="P4">
Publisher: Укринформ (Organization)</text:p>
      <text:p text:style-name="P4">
Published Time: 2023-06-13T18:53:30+03:00</text:p>
      <text:p text:style-name="P4">
Modified Time: 2023-06-13T18:53:30+03:00</text:p>
      <text:p text:style-name="P4">
Description: Russian President Vladimir Putin has signed a law on denunciation of the treaty between Russia and Ukraine on cooperation in the use of the Azov Sea and the Kerch Strait. - Ukrinform.</text:p>
      <text:p text:style-name="P4">
Images: ['<text:a xlink:type="simple" xlink:href="https://static.ukrinform.com/photos/2016_04/thumb_files/630_360_1460459568-5627.jpg" text:style-name="Internet_20_link" text:visited-style-name="Visited_20_Internet_20_Link">
630_360_14604...</text:a>
']</text:p>
      <text:p text:style-name="P4">
Tags: ['Азовське море', 'Росія', 'Керченська протока', 'Денонсація']</text:p>
      <text:p text:style-name="P4">
Type: Article</text:p>
      <!--METADATA-->
      <text:p text:style-name="P4">
<draw:frame draw:style-name="fr1" draw:name="Image159" text:anchor-type="as-char" svg:width="6.9236in" svg:height="3.956343in" draw:z-index="0">
<draw:image xlink:href="../Images/yкринформ/2023-06-13T18-53-30-03-00/630_360_1460459568-5627.jpg" xlink:type="simple" xlink:show="embed" xlink:actuate="onLoad" draw:mime-type="image/jpeg"/>
</draw:frame>
Presidentrf Volodymyr Putin has signed a law on denunciation of a treaty between Russia's Tukraine on cooperation in the use of the Azov Sea and the Kerch Strait.</text:p>
      <text:p text:style-name="P4">
About it reports Ukrinform with reference to <text:a xlink:type="simple" xlink:href="http://publication.pravo.gov.ru/document/0001202306130013" text:style-name="Internet_20_link" text:visited-style-name="Visited_20_Internet_20_Link">
official Internet portal</text:a>
Legal information of the Russian Federation.</text:p>
      <text:p text:style-name="P4">
This Agreement was signed in Kerch on December 24, 2003 and defined the order of the two countries in the field of navigation, including its regulation and navigation-geographical support, fishing, protection of the novelty, environmental safety, as well as the search and rescue in the <text:a xlink:type="simple" xlink:href="https://www.ukrinform.ua/tag-azovske-more" text:style-name="Internet_20_link" text:visited-style-name="Visited_20_Internet_20_Link">
Azov Sea</text:a>
and the Kerch Protoce.</text:p>
      <text:p text:style-name="P4">
*!(https://www.ukrinform.ua/rubric-world/3715646-rosia-denonsuvala-dogovir-pro-zvicajni-zbrojni-sili-v-evropi.html)As reported by Ukrinform, on February 24, 2023, the Verkhovna Rada adopted the Law "Codination of the Treaty between Ukraine and the Russian Federation on the Cooperation of the Azov Sea and the Kerch Strait". It came into force on 25 March.</text:p>
      <text:p text:style-name="P4">
News Source: <text:a xlink:type="simple" xlink:href="https://www.ukrinform.ua/rubric-world/3722434-rosia-vijsla-z-dogovoru-z-ukrainou-pro-azovske-more-i-kercensku-protoku.html" text:style-name="Internet_20_link" text:visited-style-name="Visited_20_Internet_20_Link">
https://www.ukrinform.ua/rubric-world/3722434-rosia-vijsla-z-dogovoru-z-ukrainou-pro-azovske-more-i-kercensku-protoku.html</text:a>
</text:p>
      <!--NEWS-->
      <text:h text:style-name="P10" text:outline-level="1">
<text:span text:style-name="T4">
Kherson Ova showed a flooded Chernobayivka</text:span>
</text:h>
      <text:p text:style-name="P4">
Authors: Ukrinform (Person)</text:p>
      <text:p text:style-name="P4">
Publisher: Укринформ (Organization)</text:p>
      <text:p text:style-name="P4">
Published Time: 2023-06-13T18:56:00+03:00</text:p>
      <text:p text:style-name="P4">
Modified Time: 2023-06-13T18:56:00+03:00</text:p>
      <text:p text:style-name="P4">
Description: Chornobayivka in Kherson region has been affected by flooding due to the undermining of Russian military Kakhovskaya hydroelectric power plants, and now the restorative work is continued here. - Ukrinform.</text:p>
      <text:p text:style-name="P4">
Images: ['<text:a xlink:type="simple" xlink:href="https://static.ukrinform.com/photos/2023_06/thumb_files/630_360_1686671711-905.png" text:style-name="Internet_20_link" text:visited-style-name="Visited_20_Internet_20_Link">
630_360_16866...</text:a>
']</text:p>
      <text:p text:style-name="P4">
Tags: ['Херсонщина', 'Чорнобаївка ', 'Підтоплення']</text:p>
      <text:p text:style-name="P4">
Type: Article</text:p>
      <!--METADATA-->
      <text:p text:style-name="P4">
<draw:frame draw:style-name="fr1" draw:name="Image160" text:anchor-type="as-char" svg:width="6.9236in" svg:height="3.956343in" draw:z-index="0">
<draw:image xlink:href="../Images/yкринформ/2023-06-13T18-56-00-03-00/630_360_1686671711-905.png" xlink:type="simple" xlink:show="embed" xlink:actuate="onLoad" draw:mime-type="image/png"/>
</draw:frame>
Chornobayivka in Kherson region has been affected by flooding due to undermining the Russian Kakhovsky Hydroelectric Power Plant, and now rehabilitating work is being continued.</text:p>
      <text:p text:style-name="P4">
According to Ukrinform, it reports <text:a xlink:type="simple" xlink:href="https://t.me/khersonskaODA/6852" text:style-name="Internet_20_link" text:visited-style-name="Visited_20_Internet_20_Link">
Kherson Ova</text:a>
and publishes a video about the elimination of flooding.</text:p>
      <text:p text:style-name="P4">
“A special variety of strawberries, tomatoes that have already released the flower. And the property, in the case of hard work for many years. All this disappeared immediately. On the night, when the Russians were blown up by the Kakhovka dam, ”the message reads.</text:p>
      <text:p text:style-name="P4">
<text:span text:style-name="T5">
Vido: <text:a xlink:type="simple" xlink:href="https://t.me/khersonskaODA/6852" text:style-name="Internet_20_link" text:visited-style-name="Visited_20_Internet_20_Link">
Kerc Ode(This) </text:a>
</text:span>
</text:p>
      <text:p text:style-name="P4">
As it is noted, the water from the river of Viovichina retreated to its usual freezes. And people gradually begin to recover, but they tell the pain. And the relevant services continue the restorative work.</text:p>
      <text:p text:style-name="P4">
According to Ova, 34 yards were flooded in Chernobayivka. Today there are 4 homes.</text:p>
      <text:p text:style-name="P4">
<text:span text:style-name="T4">
 Read also: </text:span>
 <text:a xlink:type="simple" xlink:href="https://www.ukrinform.ua/rubric-regions/3722298-na-hersonsini-u-deakih-naselenih-punktah-pocali-vidkacuvati-vodu.html" text:style-name="Internet_20_link" text:visited-style-name="Visited_20_Internet_20_Link">
in Kherson region in some settlements began to disclose <text:span text:style-name="T4">
 water </text:span>
</text:a>
As reported by Ukrinform, <text:a xlink:type="simple" xlink:href="https://www.ukrinform.ua/rubric-regions/3722135-na-hersonsini-zberigaetsa-tendencia-na-spad-rivna-vodi.html" text:style-name="Internet_20_link" text:visited-style-name="Visited_20_Internet_20_Link">
in Kherson region there is a tendency to decline the level</text:a>
, 3,600 houses in 31 settlements, on the Left Bank underwater of 17 painted points, are flooded on the Right Bank.</text:p>
      <text:p text:style-name="P4">
On the night of June 6 <text:a xlink:type="simple" xlink:href="https://www.ukrinform.ua/rubric-other_news/3720776-pidriv-rosianami-kahovskoi-ges-usi-novini.html" text:style-name="Internet_20_link" text:visited-style-name="Visited_20_Internet_20_Link">
Russian army blew a dam of Kakhovskaya hydroelectric power station</text:a>
 .</text:p>
      <text:p text:style-name="P4">
News Source: <text:a xlink:type="simple" xlink:href="https://www.ukrinform.ua/rubric-regions/3722436-hersonska-ova-pokazala-pidtoplenu-cornobaivku.html" text:style-name="Internet_20_link" text:visited-style-name="Visited_20_Internet_20_Link">
https://www.ukrinform.ua/rubric-regions/3722436-hersonska-ova-pokazala-pidtoplenu-cornobaivku.html</text:a>
</text:p>
      <!--NEWS-->
      <text:h text:style-name="P10" text:outline-level="1">
<text:span text:style-name="T4">
The young artist from Lviv region was awarded the Order of the Golden Star "Cultural Diplomacy"</text:span>
</text:h>
      <text:p text:style-name="P4">
Authors: Ukrinform (Person)</text:p>
      <text:p text:style-name="P4">
Publisher: Укринформ (Organization)</text:p>
      <text:p text:style-name="P4">
Published Time: 2023-06-13T18:59:00+03:00</text:p>
      <text:p text:style-name="P4">
Modified Time: 2023-06-13T18:59:00+03:00</text:p>
      <text:p text:style-name="P4">
Description: The eight -year -old artist from Zolochev Maxim Budzul was awarded the Honorary Honorary Honor of Word Order of Cultural Diplomacy (the World Order of the Golden Star "Cultural Diplomacy"). - Ukrinform.</text:p>
      <text:p text:style-name="P4">
Images: ['<text:a xlink:type="simple" xlink:href="https://static.ukrinform.com/photos/2023_06/thumb_files/630_360_1686671617-647.jpg" text:style-name="Internet_20_link" text:visited-style-name="Visited_20_Internet_20_Link">
630_360_16866...</text:a>
']</text:p>
      <text:p text:style-name="P4">
Tags: ['Діти', 'Львівщина', 'Художник', 'Орден']</text:p>
      <text:p text:style-name="P4">
Type: Article</text:p>
      <!--METADATA-->
      <text:p text:style-name="P4">
<draw:frame draw:style-name="fr1" draw:name="Image161" text:anchor-type="as-char" svg:width="6.9236in" svg:height="3.956343in" draw:z-index="0">
<draw:image xlink:href="../Images/yкринформ/2023-06-13T18-59-00-03-00/630_360_1686671617-647.jpg" xlink:type="simple" xlink:show="embed" xlink:actuate="onLoad" draw:mime-type="image/jpeg"/>
</draw:frame>
The eight -year -old artist from Zolochev Maxim Budzul was awarded the Honorary Distinction of Word Order of Cultural Diplomacy(The World Order of the Golden Star "Cultural Diplomacy").</text:p>
      <text:p text:style-name="P4">
Про це у <text:a xlink:type="simple" xlink:href="https://www.facebook.com/permalink.php" text:style-name="Internet_20_link" text:visited-style-name="Visited_20_Internet_20_Link">
 Фейсбуці</text:a>
The head of the Art Studio "Pallet" of the Center for Extra -curricular Education of the City Council of Zolochiv district Galina Gevko reported, Ukrinform reports.</text:p>
      <text:p text:style-name="P4">
«The pupil of the Zolochiv Center of Out -of -School Young Artist Maxim Buddhangangoa was a world Order of the Golden Star“ <text:a xlink:type="simple" xlink:href="https://www.ukrinform.ua/tag-kultura" text:style-name="Internet_20_link" text:visited-style-name="Visited_20_Internet_20_Link">
Cultural</text:a>
Diplomacy ” - Word Order of Culturaldiplomacy. Incredible achievement!This Order is awarded the best of the best, artists, athletes, cultural figures, diplomats, who glorify Ukraine with their achievements and talent. This is how the international artist of Ukraine, the Taras Shevchenko Prize, the favorite artist and Kumarmaxima - Ivan Marchuk, was awarded the world -famous People's Artist of Ukraine, the laureate prize of Ukraine named after Taras Shevchenko, the favorite artist and Kumarmaxima, ”Gevko wrote.</text:p>
      <text:p text:style-name="P4">
 \</text:p>
      <text:p text:style-name="P4">
The head of Art Studio notes that Maxim is still young, he is only 8 years old, but he already has more than 300 victories in international Tavese -Ukrainian competitions, of which more than 70 are the Grand Prix. Young artist has won victories in many countries of the world: Japan, Vietnam, China, countries Bangladesh, India, Armenia, Georgia, Croatia, Argentina, Brazil, Montenegro, Macedonia, Thailand, several victories in the US 'united Arab Emirates, Portugal, Egypt, Turkey, Poland, Finland, Lithuania, Sweden, Estonia, Czech and Slovak republics, etc.</text:p>
      <text:p text:style-name="P4">
“Maximko speaks of his native Ukraine in the language of painting. With his art robots, Ukraine emphasizes that Ukraine needs peace, and yet, sincerity and colorful of his childish drawings, he shows great love for his native Ukraine. We rejoice in our pet, congratulate him, and we wish you success and inspiration, ”the teacher added.</text:p>
      <text:p text:style-name="P4">
</text:p>
      <text:p text:style-name="P4">
As you know, Word Order of Cultural Diplomacy is awarded with the formulation of "Invises in the Development of Society" of the most outstanding people of Ukraine and the world in Ukraine: space, state, public activity, science, medicine, education, culture, art, sports, journalism, patronage, charity. , jurisprudence. For 10 years, scientists, astronauts, politicians, artists, musicians, artists, public figures were awarded the Order.</text:p>
      <text:p text:style-name="P4">
<text:span text:style-name="T5">
Foto: Galina Gevko</text:span>
</text:p>
      <text:p text:style-name="P4">
News Source: <text:a xlink:type="simple" xlink:href="https://www.ukrinform.ua/rubric-culture/3722438-unogo-hudoznika-zi-lvivsini-nagorodili-ordenom-zolotoi-zirki-kulturna-diplomatia.html" text:style-name="Internet_20_link" text:visited-style-name="Visited_20_Internet_20_Link">
https://www.ukrinform.ua/rubric-culture/3722438-unogo-hudoznika-zi-lvivsini-nagorodili-ordenom-zolotoi-zirki-kulturna-diplomatia.html</text:a>
</text:p>
      <!--NEWS-->
      <text:h text:style-name="P10" text:outline-level="1">
<text:span text:style-name="T4">
The MEPUPATES have called on NATO to open the path to membership at a summit in Vilnius</text:span>
</text:h>
      <text:p text:style-name="P4">
Authors: Ukrinform (Person)</text:p>
      <text:p text:style-name="P4">
Publisher: Укринформ (Organization)</text:p>
      <text:p text:style-name="P4">
Published Time: 2023-06-13T18:59:23+03:00</text:p>
      <text:p text:style-name="P4">
Modified Time: 2023-06-13T18:59:23+03:00</text:p>
      <text:p text:style-name="P4">
Description: Deputies of the European Parliament called on NATO Allies to give Ukraine a clear prospect of membership during a summit in Vilnius in July. - Ukrinform.</text:p>
      <text:p text:style-name="P4">
Images: ['<text:a xlink:type="simple" xlink:href="https://static.ukrinform.com/photos/2020_09/thumb_files/630_360_1599583101-141.jpg" text:style-name="Internet_20_link" text:visited-style-name="Visited_20_Internet_20_Link">
630_360_15995...</text:a>
']</text:p>
      <text:p text:style-name="P4">
Tags: ['Європарламент', 'НАТО', 'Україна']</text:p>
      <text:p text:style-name="P4">
Type: Article</text:p>
      <!--METADATA-->
      <text:p text:style-name="P4">
<draw:frame draw:style-name="fr1" draw:name="Image166" text:anchor-type="as-char" svg:width="6.9236in" svg:height="3.956343in" draw:z-index="0">
<draw:image xlink:href="../Images/yкринформ/2023-06-13T18-59-23-03-00/630_360_1599583101-141.jpg" xlink:type="simple" xlink:show="embed" xlink:actuate="onLoad" draw:mime-type="image/jpeg"/>
</draw:frame>
The deputies of the European Parliament called on NATO Allies to provide Ukraine with a clear personality of membership during a summit in Vilnius in July.</text:p>
      <text:p text:style-name="P4">
This position was expressed by European politicians at the plenary session of the EP during the hearing on the humanitarian consequences and consequences for the environment for the destruction of the Gykhkhkhkhka, the Ukrinform correspondent reports.</text:p>
      <text:p text:style-name="P4">
“We have to take decisive steps to a sustainable peace in Europe for the next guys. It requires even more courage than we have already demonstrated. Putin likes when he is afraid of the world. Fear prevented some union countries during a summit in Bucharest to provide a plan for membership for Ukraine. We now have a chance to correct our mistakes, ” - said a representative of the political group of the European People's Party Ras Yuknyavichen.</text:p>
      <text:p text:style-name="P4">
She reminded that their political group recently approved the drinking of Ukraine's membership in <text:a xlink:type="simple" xlink:href="https://www.ukrinform.ua/tag-nato" text:style-name="Internet_20_link" text:visited-style-name="Visited_20_Internet_20_Link">
NATO</text:a>
immediately after the end of the war. According to her, this should be done from four causes. First, the preservation of "gray zones" of safety between the West and Russia is a constant voltage. Secondly, trained and equipped armed forces will be a significant added value for Europe. At the same time, Ukraine's integration to Euro-Atlantic structures guarantees a constant peace of Ukraine, and will prevent any attempts by Russia to be revealed to the intestinal and stop its imperial expansionism.</text:p>
      <text:p text:style-name="P4">
"" Don't be afraid, "said Pope John Paul II in the Soviet times. Ukrainian is not afraid. We also have no decisive steps today. Putin dictatorship has no power, because freedom is power, ”the Lithuanian deputation said.</text:p>
      <text:p text:style-name="P4">
In turn, the Polish representative Anna Fotiga stressed that undermining the Damikhov hydroelectric power station once again demonstrated the demonic face of the Russian Federation and the need for significant strengthening of assistance to Ukraine.</text:p>
      <text:p text:style-name="P4">
“We have to respond positively to the will of the Ukrainian people who want to join NATO and the EU, and do it as quickly as possible. Not only for their safety, it is important for the safety of all of us, ”the European Parliamentary.</text:p>
      <text:p text:style-name="P4">
Her compatriot Radoslav Sikorsky noted that the crime of the Russians in Novikakhovka should be included in the long list of accusations against the Russian Vladi during the International Tribunal. This crime denies any possibility of interruptions with Putin and is the best answer to those who offer them to resolve them.<text:span text:style-name="T4">
 Read also: </text:span>
 <text:a xlink:type="simple" xlink:href="https://www.ukrinform.ua/rubric-polytics/3722007-duda-samit-nato-mae-prinesti-citki-risenna-pro-clenstvo-ukraini-v-alansi.html" text:style-name="Internet_20_link" text:visited-style-name="Visited_20_Internet_20_Link">
Duda: Summit <text:span text:style-name="T4">
 NATO </text:span>
 has to bring clear decisions of Ukraine's pursuit in the Alliance</text:a>
At the same time, Estonian MP Sven Mixer expressed the opinion that Ukraine's restoration will be long, and this issue cannot wait until the end of the war.</text:p>
      <text:p text:style-name="P4">
“This process should start now. Russia has to pay for all the damage it has been. Before that, we need to find the legal path how to use the frozen financial assets of the aggressor to partially cover the cost of these efforts. This does not distract us from providing Ukraine with military assistance, as during the time of contrast and the liberation of the occupied territories will grow ... eventually, we have to move quickly and decisively with European and Euro -Atlantic integration of Ukraine. This is the only way to guarantee both Ukrainian and Jewish security, ”the Estonian politician said.</text:p>
      <text:p text:style-name="P4">
MP Andrus Kublyus stressed that one of the factors why the war was agreed is that Europeans made a great geopolitical mistake for their years held Ukraine in the "gray zone" of European security, without a clear perspective on joining the EU or NATO. Because of this, Putin believed in the weakness of the urgreement and in his ability to capture Ukraine.</text:p>
      <text:p text:style-name="P4">
"It is time to correct our mistakes that have already cost Ukrainians of thousands of lives. Ukraine should get an invitation to join NATO during a summit in Vilniusii should become a member of the Alliance after the war. Ukraine needs to start negotiating for EU membership by the end of the year in order to complete them by the end of this decade. The teddy path to the sustainable peace we need all on the European continent, ”Kubilus said.</text:p>
      <text:p text:style-name="P4">
<text:span text:style-name="T4">
 Read also: </text:span>
 <text:a xlink:type="simple" xlink:href="https://www.ukrinform.ua/rubric-polytics/3722411-elcenko-ocikue-vid-samitu-nato-casovih-ramok-sodo-vstupu-ukraini-abo-garantij-bezpeki.html" text:style-name="Internet_20_link" text:visited-style-name="Visited_20_Internet_20_Link">
Yelchenko expects from the Summit <text:span text:style-name="T4">
 NATO </text:span>
 Time Frames of Ukraine or security guarantees</text:a>
As it was reported, US Secretary of State Anthony Blinken <text:a xlink:type="simple" xlink:href="https://www.ukrinform.ua/rubric-polytics/3722011-blinken-anonsuvav-potuznij-paket-politicnoi-i-prakticnoi-pidtrimki-ukraini-na-samiti-nato.html" text:style-name="Internet_20_link" text:visited-style-name="Visited_20_Internet_20_Link">
stated</text:a>
June 12th that the North Atlantic Alliance Member States during the Summit in Vilnias will provide Ukraine with a "powerful package" of support that will become a signal for Putin that international unity remains strong and it will not succeed.</text:p>
      <text:p text:style-name="P4">
News Source: <text:a xlink:type="simple" xlink:href="https://www.ukrinform.ua/rubric-polytics/3722437-evrodeputati-zaklikali-nato-vidkriti-ukraini-slah-do-clenstva-na-samiti-u-vilnusi.html" text:style-name="Internet_20_link" text:visited-style-name="Visited_20_Internet_20_Link">
https://www.ukrinform.ua/rubric-polytics/3722437-evrodeputati-zaklikali-nato-vidkriti-ukraini-slah-do-clenstva-na-samiti-u-vilnusi.html</text:a>
</text:p>
      <!--NEWS-->
      <text:h text:style-name="P10" text:outline-level="1">
<text:span text:style-name="T4">
In Ukraine, two FSB staff will be judged by the civilian in Kherson region</text:span>
</text:h>
      <text:p text:style-name="P4">
Authors: Ukrinform (Person)</text:p>
      <text:p text:style-name="P4">
Publisher: Укринформ (Organization)</text:p>
      <text:p text:style-name="P4">
Published Time: 2023-06-13T19:02:00+03:00</text:p>
      <text:p text:style-name="P4">
Modified Time: 2023-06-13T19:02:00+03:00</text:p>
      <text:p text:style-name="P4">
Description: Two employees of the Russian FSB involved in the abuse of civilians during the temporary seizure of the Kherson region will be brought to court. - Ukrinform.</text:p>
      <text:p text:style-name="P4">
Images: ['<text:a xlink:type="simple" xlink:href="https://static.ukrinform.com/photos/2019_09/thumb_files/630_360_1567610041-573.jpg" text:style-name="Internet_20_link" text:visited-style-name="Visited_20_Internet_20_Link">
630_360_15676...</text:a>
']</text:p>
      <text:p text:style-name="P4">
Tags: ['ФСБ РФ', 'Херсонщина', 'Суд', 'Катування', 'Війна з Росією']</text:p>
      <text:p text:style-name="P4">
Type: Article</text:p>
      <!--METADATA-->
      <text:p text:style-name="P4">
<draw:frame draw:style-name="fr1" draw:name="Image167" text:anchor-type="as-char" svg:width="6.9236in" svg:height="3.954686in" draw:z-index="0">
<draw:image xlink:href="../Images/yкринформ/2023-06-13T19-02-00-03-00/630_360_1567610041-573.jpg" xlink:type="simple" xlink:show="embed" xlink:actuate="onLoad" draw:mime-type="image/jpeg"/>
</draw:frame>
Two workers of the Russian FSB involved in the abuse of civilians during the temporary seizure of the Kherson region will be brought to court.</text:p>
      <text:p text:style-name="P4">
According to Ukrinform, it reports <text:a xlink:type="simple" xlink:href="https://www.gp.gov.ua/ua/posts/suditimut-dvox-spivrobitnikiv-fsb-rf-pricetnix-do-zorstokogo-povodzennya-z-civilnimi-na-xersonshhini" text:style-name="Internet_20_link" text:visited-style-name="Visited_20_Internet_20_Link">
Office of the Prosecutor General</text:a>
.</text:p>
      <text:p text:style-name="P4">
Prosecutors of the Kherson Regional Prosecutor's Office sent to court the indictment of two personnel staff of the Federal Security Service of the Russian Federation.</text:p>
      <text:p text:style-name="P4">
They will be judged on the facts of orders on the abuse of civil regulations and committing other violations of the laws and customs of war(Part 2 of Art. 28, h. 1 tbsp. 438 of the Criminal Code of Ukraine).</text:p>
      <text:p text:style-name="P4">
One of the accused is also charged with encroachment on the territorial concentration and inviolability of Ukraine(Part 3 of Art. 110 of the Criminal Code of Ukraine).</text:p>
      <text:p text:style-name="P4">
Розслідуванням встановлено, що співробітники спецслужби держави-агресора підчас тимчасового захоплення <text:a xlink:type="simple" xlink:href="https://www.ukrinform.ua/tag-hersonsina" text:style-name="Internet_20_link" text:visited-style-name="Visited_20_Internet_20_Link">
 Херсонщини </text:a>
In cooperation with other military units of the Russian Federation, the suppression of any resistance of residents, persecution, torture and cruelty with the civilian population.</text:p>
      <text:p text:style-name="P4">
In March 2022, one of the accused, together with their accomplices - the military, penetrated into the apartment of a local resident, where they conducted illegal interruption and removed material values.</text:p>
      <text:p text:style-name="P4">
Threatening family massacre and applying physical violence, the victim was taken to a captured building in the middle of the city. There, the man continued to beat, imitated murder, shooting near the head, psychologically pressed, abandoned to cooperate.</text:p>
      <text:p text:style-name="P4">
In June 2022, at the direction of another accused, the FSB employees and other units of the Russian Federation penetrated into the countryside.</text:p>
      <text:p text:style-name="P4">
<text:span text:style-name="T4">
 Read also: </text:span>
 <text:a xlink:type="simple" xlink:href="https://www.ukrinform.ua/rubric-ato/3721910-ukrainski-vijskovi-vzali-u-polon-rosijskogo-fsbsnika.html" text:style-name="Internet_20_link" text:visited-style-name="Visited_20_Internet_20_Link">
<text:span text:style-name="T4">
 Ukrainian </text:span>
 <text:span text:style-name="T4">
 </text:span>
 military <text:span text:style-name="T4">
 </text:span>
 <text:span text:style-name="T4">
 took </text:span>
 in <text:span text:style-name="T4">
 captivity </text:span>
<text:span text:style-name="T4">
 Russian </text:span>
 "<text:span text:style-name="T4">
 FSBSKA </text:span>
"</text:a>
Having searched the house and the surrounding area, the representatives of the Russian Federation, threatening murders, detained the man.</text:p>
      <text:p text:style-name="P4">
After that, the victim was placed in a captured building. There they kept in the conditions, questioned, systematically beaten and tortured electrocurrencies to cooperate.As reported by Ukrinform, in June, the SBU reported the suspicion of the commander -in -law, which fired on Ukrainian prisoners for refusing to speak Russian.</text:p>
      <text:p text:style-name="P4">
<text:span text:style-name="T5">
Foto: Prosecutor General's Office</text:span>
</text:p>
      <text:p text:style-name="P4">
News Source: <text:a xlink:type="simple" xlink:href="https://www.ukrinform.ua/rubric-regions/3722413-v-ukraini-suditimut-dvoh-spivrobitnikiv-fsb-aki-znusalis-nad-civilnimi-na-hersonsini.html" text:style-name="Internet_20_link" text:visited-style-name="Visited_20_Internet_20_Link">
https://www.ukrinform.ua/rubric-regions/3722413-v-ukraini-suditimut-dvoh-spivrobitnikiv-fsb-aki-znusalis-nad-civilnimi-na-hersonsini.html</text:a>
</text:p>
      <!--NEWS-->
      <text:h text:style-name="P10" text:outline-level="1">
<text:span text:style-name="T4">
Transcarpathia exposed the largest production of counterfeit household chemicals</text:span>
</text:h>
      <text:p text:style-name="P4">
Authors: Ukrinform (Person)</text:p>
      <text:p text:style-name="P4">
Publisher: Укринформ (Organization)</text:p>
      <text:p text:style-name="P4">
Published Time: 2023-06-13T19:05:00+03:00</text:p>
      <text:p text:style-name="P4">
Modified Time: 2023-06-13T19:05:00+03:00</text:p>
      <text:p text:style-name="P4">
Description: The Bureau of Economic Security exposed in the Transcarpathian region one of the largest underground industries of household chemicals of well -known world brands. - Ukrinform.</text:p>
      <text:p text:style-name="P4">
Images: ['<text:a xlink:type="simple" xlink:href="https://static.ukrinform.com/photos/2023_06/thumb_files/630_360_1686671926-394.jpg" text:style-name="Internet_20_link" text:visited-style-name="Visited_20_Internet_20_Link">
630_360_16866...</text:a>
']</text:p>
      <text:p text:style-name="P4">
Tags: ['Закарпаття', 'Бюро економічної безпеки', 'Контрафакт']</text:p>
      <text:p text:style-name="P4">
Type: Article</text:p>
      <!--METADATA-->
      <text:p text:style-name="P4">
<draw:frame draw:style-name="fr1" draw:name="Image170" text:anchor-type="as-char" svg:width="6.9236in" svg:height="3.956343in" draw:z-index="0">
<draw:image xlink:href="../Images/yкринформ/2023-06-13T19-05-00-03-00/630_360_1686671926-394.jpg" xlink:type="simple" xlink:show="embed" xlink:actuate="onLoad" draw:mime-type="image/jpeg"/>
</draw:frame>
Bureau economic security exposed in the Transcarpathian region one of the largest underground industries of household chemicals of well -known world brands.</text:p>
      <text:p text:style-name="P4">
As Ukrinform reports, it reports <text:a xlink:type="simple" xlink:href="https://esbu.gov.ua/news/beb-vykrylo-naimasshtabnishe-vyrobnytstvo-kontrafaktnoi-pobutovoi-khimii-vylucheno-blyzko-240-tonn-hotovoi-produktsii" text:style-name="Internet_20_link" text:visited-style-name="Visited_20_Internet_20_Link">
Babe Press Service</text:a>
.</text:p>
      <text:p text:style-name="P4">
"The investigation has established a group of persons who organized a complete cycle of production of schmpons, washing powders, detergents, etc. Each of the members of the criminal digestion was given a role in the process of manufacturing, storage of and sales <text:a xlink:type="simple" xlink:href="https://www.ukrinform.ua/tag-kontrafakt" text:style-name="Internet_20_link" text:visited-style-name="Visited_20_Internet_20_Link">
counterfeit</text:a>
", - the message said.</text:p>
      <text:p text:style-name="P4">
The finished products were sold in the group and retail through websites, telegrams and outlets in the markets throughout Ukraine.</text:p>
      <text:p text:style-name="P4">
<text:span text:style-name="T4">
 Read also: </text:span>
 <text:a xlink:type="simple" xlink:href="https://www.ukrinform.ua/rubric-regions/3706539-na-mikolaivsini-nakrili-merezu-nelegalnih-azs.html" text:style-name="Internet_20_link" text:visited-style-name="Visited_20_Internet_20_Link">
in Mykolaiv region "covered" a network of illegal gas station</text:a>
According to the results of 15 searches of warehouses in the territory of the Transcarpathian region, 3 automated lines for spilling, marking and packaging of products, about 240 tons of finished products with the number of well -known world brands of household chemicals and about 200 thousand packing boxes and bottles with the name of chemistry and bottles with the name of chemistry and about 200 thousand packing boxes .</text:p>
      <text:p text:style-name="P4">
The estimated cost of the removed products, raw materials and equipment is 80 million UAH.</text:p>
      <text:p text:style-name="P4">
As reported by Ukrinform, the Bureau of Economic Security in Dnipropetrovsk <text:a xlink:type="simple" xlink:href="https://www.ukrinform.ua/rubric-economy/3719124-beb-vikrilo-pidpilne-virobnictvo-spirtu-z-sodennim-oborotom-u-20-tonn.html" text:style-name="Internet_20_link" text:visited-style-name="Visited_20_Internet_20_Link">
exposed the underground production of alcohol</text:a>
, the amount of loss on taxes is 4 billion.</text:p>
      <text:p text:style-name="P4">
<text:span text:style-name="T5">
Foto: Beb</text:span>
</text:p>
      <text:p text:style-name="P4">
News Source: <text:a xlink:type="simple" xlink:href="https://www.ukrinform.ua/rubric-economy/3722439-na-zakarpatti-vikrili-najmasstabnise-virobnictvo-kontrafaktnoi-pobutovoi-himii.html" text:style-name="Internet_20_link" text:visited-style-name="Visited_20_Internet_20_Link">
https://www.ukrinform.ua/rubric-economy/3722439-na-zakarpatti-vikrili-najmasstabnise-virobnictvo-kontrafaktnoi-pobutovoi-himii.html</text:a>
</text:p>
      <!--NEWS-->
      <text:h text:style-name="P10" text:outline-level="1">
<text:span text:style-name="T4">
In Mariupol, the movement of the tanks of the Russian Federation from Berdyansk is fixed</text:span>
</text:h>
      <text:p text:style-name="P4">
Authors: Ukrinform (Person)</text:p>
      <text:p text:style-name="P4">
Publisher: Укринформ (Organization)</text:p>
      <text:p text:style-name="P4">
Published Time: 2023-06-13T19:07:00+03:00</text:p>
      <text:p text:style-name="P4">
Modified Time: 2023-06-13T19:07:00+03:00</text:p>
      <text:p text:style-name="P4">
Description: In the temporarily captured Russian army, Mariupol captures the movement of the tanks of the invaders from the Berdyansk direction. - Ukrinform.</text:p>
      <text:p text:style-name="P4">
Images: ['<text:a xlink:type="simple" xlink:href="https://static.ukrinform.com/photos/2022_04/thumb_files/630_360_1649855520-612.jpg" text:style-name="Internet_20_link" text:visited-style-name="Visited_20_Internet_20_Link">
630_360_16498...</text:a>
']</text:p>
      <text:p text:style-name="P4">
Tags: ['Бердянськ', 'Маріуполь', 'Танк', 'Війна з Росією']</text:p>
      <text:p text:style-name="P4">
Type: Article</text:p>
      <!--METADATA-->
      <text:p text:style-name="P4">
<draw:frame draw:style-name="fr1" draw:name="Image173" text:anchor-type="as-char" svg:width="6.9236in" svg:height="3.956343in" draw:z-index="0">
<draw:image xlink:href="../Images/yкринформ/2023-06-13T19-07-00-03-00/630_360_1649855520-612.jpg" xlink:type="simple" xlink:show="embed" xlink:actuate="onLoad" draw:mime-type="image/jpeg"/>
</draw:frame>
Timely captured by the Russian army of Mariupol capture the movement of the tank tanks from the Berdyansk direction.</text:p>
      <text:p text:style-name="P4">
As Ukrinform reports, about it in <text:a xlink:type="simple" xlink:href="https://t.me/andriyshTime/10734" text:style-name="Internet_20_link" text:visited-style-name="Visited_20_Internet_20_Link">
telegram</text:a>
Advisor to Mariupol mayor Petro Andryushchenko reported the appropriate video.</text:p>
      <text:p text:style-name="P4">
“More than 10 beaten <text:a xlink:type="simple" xlink:href="https://www.ukrinform.ua/tag-tank" text:style-name="Internet_20_link" text:visited-style-name="Visited_20_Internet_20_Link">
tanks</text:a>
The occupiers of the Zaporiyansk direction through Mariupol went to rest in the Bikonovoazovsky district, ”Andryushchenko wrote.</text:p>
      <text:p text:style-name="P4">
He also noted that in a day more than 20 enemy trucks with ammunition were in the Berdyansk direction, of which about 10 were stuck in the traffic jams of Umariupol for several hours. Therefore, the logistics of the invaders is complicated, the advisor of the mayor.</text:p>
      <text:p text:style-name="P4">
<text:span text:style-name="T4">
 Read also: </text:span>
 [in <text:span text:style-name="T4">
 Mariupol </text:span>
 fix the movement of invaders in the direction of(https://www.ukrinform.ua/rubric-ato/3722283-u-mariupoli-fiksuut-ruh-zagarbnikiv-u-napramku-berdanska.html)As it was reported, Mariupol and the surrounding settlements are transformed by the Naiysk-Logistics Hub of the Russian Army.</text:p>
      <text:p text:style-name="P4">
News Source: <text:a xlink:type="simple" xlink:href="https://www.ukrinform.ua/rubric-ato/3722443-u-mariupoli-fiksuut-ruh-pidbitih-tankiv-rf-z-berdanskogo-napramku.html" text:style-name="Internet_20_link" text:visited-style-name="Visited_20_Internet_20_Link">
https://www.ukrinform.ua/rubric-ato/3722443-u-mariupoli-fiksuut-ruh-pidbitih-tankiv-rf-z-berdanskogo-napramku.html</text:a>
</text:p>
      <!--NEWS-->
      <text:h text:style-name="P10" text:outline-level="1">
<text:span text:style-name="T4">
The Ministry of Finance has placed the T -bills for ₴ 2.5 billion</text:span>
</text:h>
      <text:p text:style-name="P4">
Authors: Ukrinform (Person)</text:p>
      <text:p text:style-name="P4">
Publisher: Укринформ (Organization)</text:p>
      <text:p text:style-name="P4">
Published Time: 2023-06-13T19:07:26+03:00</text:p>
      <text:p text:style-name="P4">
Modified Time: 2023-06-13T19:07:26+03:00</text:p>
      <text:p text:style-name="P4">
Description: On June 13, 2023, the Ministry of Finance on June 2023 at the placement of domestic government bonds (T -bills) attracted UAH 2.5 billion in the state budget in the state budget.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Економіка', 'Мінфін', 'Облігації']</text:p>
      <text:p text:style-name="P4">
Type: Article</text:p>
      <!--METADATA-->
      <text:p text:style-name="P4">
<draw:frame draw:style-name="fr1" draw:name="Image174" text:anchor-type="as-char" svg:width="6.9236in" svg:height="3.956343in" draw:z-index="0">
<draw:image xlink:href="../Images/yкринформ/2023-06-13T19-07-26-03-00/630_360_1550144984-323.jpg" xlink:type="simple" xlink:show="embed" xlink:actuate="onLoad" draw:mime-type="image/jpeg"/>
</draw:frame>
The Ministry of Finance on June 13, 2023 at auction for the placement of internal state loan(Towels)It has attracted 2.5 billion UAH in the state budget.</text:p>
      <text:p text:style-name="P4">
According to Ukrinform, the Ministry's press service reports on <text:a xlink:type="simple" xlink:href="http://www.facebook.com/minfin.gov.ua/posts/pfbid02vxURXityPescMyLhb3PKRKvNNQHAjTn5gvcijW2JaehHsz1kWNQq7CnuxFBGbu3kl" text:style-name="Internet_20_link" text:visited-style-name="Visited_20_Internet_20_Link">
Facebook.</text:a>
"The Ministry of Finance has placed government bonds today for more than 2.5 billion UAH," the statement said.</text:p>
      <text:p text:style-name="P4">
<text:a xlink:type="simple" xlink:href="https://www.ukrinform.ua/tag-minfin" text:style-name="Internet_20_link" text:visited-style-name="Visited_20_Internet_20_Link">
 Ministry of Finance </text:a>
offered to the towers of hryvnia bonds: UAH 1 billion at 18.4% with repayment in 1 year; UAH 1,495 mlrd at 19.3% with repayment in 1.6 years and UAH 43 million at 19.75% of the repayment in 2.7 years.</text:p>
      <text:p text:style-name="P4">
<text:span text:style-name="T4">
 Read also: </text:span>
 <text:a xlink:type="simple" xlink:href="https://www.ukrinform.ua/rubric-economy/3719112-miscevim-budzetam-u-travni-pererahuvali-158-milarda-minfin.html" text:style-name="Internet_20_link" text:visited-style-name="Visited_20_Internet_20_Link">
local budgets in May listed ₴ 15.8 billion -<text:span text:style-name="T4">
 Ministry of Finance </text:span>
</text:a>
As reported by Ukrinform, from the beginning of a full -scale war from the sale of internal state loan(Towels)At auctions, the government has attracted almost UAH 429 billion in equivalent.</text:p>
      <text:p text:style-name="P4">
In connection with Russian aggression, the Ukrainian government has decided to graduate from military bonds in the amount of up to UAH 400 billion. The Ministry of Finance has been conducting Au -Tuel Authorizations every Tuesday since March 1, 2022.</text:p>
      <text:p text:style-name="P4">
News Source: <text:a xlink:type="simple" xlink:href="https://www.ukrinform.ua/rubric-economy/3722442-minfin-rozmistiv-ovdp-na-25-milarda.html" text:style-name="Internet_20_link" text:visited-style-name="Visited_20_Internet_20_Link">
https://www.ukrinform.ua/rubric-economy/3722442-minfin-rozmistiv-ovdp-na-25-milarda.html</text:a>
</text:p>
      <!--NEWS-->
      <text:h text:style-name="P10" text:outline-level="1">
<text:span text:style-name="T4">
The US has announced a new $ 325 million assistance package</text:span>
</text:h>
      <text:p text:style-name="P4">
Authors: Ukrinform (Person)</text:p>
      <text:p text:style-name="P4">
Publisher: Укринформ (Organization)</text:p>
      <text:p text:style-name="P4">
Published Time: 2023-06-13T19:24:00+03:00</text:p>
      <text:p text:style-name="P4">
Modified Time: 2023-06-13T19:24:00+03:00</text:p>
      <text:p text:style-name="P4">
Description: The United States secretes an additional package of military support of Ukraine, which provides immediate supply of air defense, HIMARS missiles, shells, armored vehicles and other weapons. - Ukrinform.</text:p>
      <text:p text:style-name="P4">
Images: ['<text:a xlink:type="simple" xlink:href="https://static.ukrinform.com/photos/2022_09/thumb_files/630_360_1662821775-754.jpg" text:style-name="Internet_20_link" text:visited-style-name="Visited_20_Internet_20_Link">
630_360_16628...</text:a>
']</text:p>
      <text:p text:style-name="P4">
Tags: ['США', 'Україна', 'допомога', 'Війна з Росією']</text:p>
      <text:p text:style-name="P4">
Type: Article</text:p>
      <!--METADATA-->
      <text:p text:style-name="P4">
<draw:frame draw:style-name="fr1" draw:name="Image175" text:anchor-type="as-char" svg:width="6.9236in" svg:height="3.956343in" draw:z-index="0">
<draw:image xlink:href="../Images/yкринформ/2023-06-13T19-24-00-03-00/630_360_1662821775-754.jpg" xlink:type="simple" xlink:show="embed" xlink:actuate="onLoad" draw:mime-type="image/jpeg"/>
</draw:frame>
The connections secrete an additional package of military support of Ukraine, which provides for the use of air defense, HIMARS, shells, armored vehicles and other arms.</text:p>
      <text:p text:style-name="P4">
This is stated in the official statement of US Secretary of State Anthony Blinken, spread on Tuesday, Ukrinform correspondent reports.</text:p>
      <text:p text:style-name="P4">
“According to the powers delegated to me President Biden, I authorize our 40th allocation of funds(presidential drawdown – ред.)For Ukraine, it will ensure the transmission of American <text:a xlink:type="simple" xlink:href="https://www.ukrinform.ua/tag-zbroa" text:style-name="Internet_20_link" text:visited-style-name="Visited_20_Internet_20_Link">
weapons</text:a>
and equipment worth $ 325 million, ”Blinken said.</text:p>
      <text:p text:style-name="P4">
According to the provision of "critically important means of prototypical defense, additional ammunition for HIMARS systems, artillery shells, anti -tank weapons, armored vehicles and other equipment necessary to strengthen Ukrainian forces on the battlefield".</text:p>
      <text:p text:style-name="P4">
The US Secretary of State stressed that America continues to support the people of Ukraine whose courage and solidarity inspire the world.</text:p>
      <text:p text:style-name="P4">
"The United States interacts with more than 50 countries to lead the efforts of Ukraine's defense against Russian aggression," Blinken said.</text:p>
      <text:p text:style-name="P4">
<text:span text:style-name="T4">
 Read also: </text:span>
 <text:a xlink:type="simple" xlink:href="https://www.ukrinform.ua/rubric-polytics/3719118-najefektivnisou-reakcieu-svitu-na-zlocini-rf-e-nadanna-ukraini-vijskovoi-dopomogi-pravozahisniki.html" text:style-name="Internet_20_link" text:visited-style-name="Visited_20_Internet_20_Link">
the most effective response of the world to crimes of the Russian Federation is the provision of Ukraine <text:span text:style-name="T4">
 military </text:span>
 <text:span text:style-name="T4">
 </text:span>
 assistance ** - human rights activists</text:a>
He also emphasized that Russia is an aggressor that has unleashed a non-provocative, and it is the Russian Federation that can stop it at any moment by deducing its troops of the Ukrainian and ceasing cruel attacks on the cities and population of Ukraine.</text:p>
      <text:p text:style-name="P4">
"Until Russia does this, the United States, our allies and partners will be as many as it will be needed with Ukraine," the US State Department emphasized.</text:p>
      <text:p text:style-name="P4">
As reported by Ukrinform, last Friday <text:a xlink:type="simple" xlink:href="https://www.ukrinform.ua/rubric-ato/3720680-ssa-ogolosili-novij-paket-vijskovoi-dopomogi-ukraini-na-21-milarda.html" text:style-name="Internet_20_link" text:visited-style-name="Visited_20_Internet_20_Link">
the United States Administration has been a good thing to allocate defense support of Ukraine</text:a>
Total $ 2.1 billion, which will be financed as limits to the Initiative to Promotion of Ukraine's Security(After).</text:p>
      <text:p text:style-name="P4">
News Source: <text:a xlink:type="simple" xlink:href="https://www.ukrinform.ua/rubric-ato/3722448-ssa-ogolosili-pro-novij-paket-dopomogi-ukraini-na-325-miljoniv.html" text:style-name="Internet_20_link" text:visited-style-name="Visited_20_Internet_20_Link">
https://www.ukrinform.ua/rubric-ato/3722448-ssa-ogolosili-pro-novij-paket-dopomogi-ukraini-na-325-miljoniv.html</text:a>
</text:p>
      <!--NEWS-->
      <text:h text:style-name="P10" text:outline-level="1">
<text:span text:style-name="T4">
Syria crashed a helicopter - 22 US military was injured</text:span>
</text:h>
      <text:p text:style-name="P4">
Authors: Ukrinform (Person)</text:p>
      <text:p text:style-name="P4">
Publisher: Укринформ (Organization)</text:p>
      <text:p text:style-name="P4">
Published Time: 2023-06-13T19:25:00+03:00</text:p>
      <text:p text:style-name="P4">
Modified Time: 2023-06-13T19:25:00+03:00</text:p>
      <text:p text:style-name="P4">
Description: In the northeast of Syria, 22 US soldiers were injured as a result of the helicopter accident. - Ukrinform.</text:p>
      <text:p text:style-name="P4">
Images: ['<text:a xlink:type="simple" xlink:href="https://static.ukrinform.com/photos/2023_06/thumb_files/630_360_1686673418-353.jpg" text:style-name="Internet_20_link" text:visited-style-name="Visited_20_Internet_20_Link">
630_360_16866...</text:a>
']</text:p>
      <text:p text:style-name="P4">
Tags: ['Аварія', 'Сирія', 'Військові', 'Вертоліт']</text:p>
      <text:p text:style-name="P4">
Type: Article</text:p>
      <!--METADATA-->
      <text:p text:style-name="P4">
<draw:frame draw:style-name="fr1" draw:name="Image177" text:anchor-type="as-char" svg:width="6.9236in" svg:height="3.953152in" draw:z-index="0">
<draw:image xlink:href="../Images/yкринформ/2023-06-13T19-25-00-03-00/630_360_1686673418-353.jpg" xlink:type="simple" xlink:show="embed" xlink:actuate="onLoad" draw:mime-type="image/jpeg"/>
</draw:frame>
The semi -nerve east of Syria as a result of the helicopter accident was injured by 22 American military.</text:p>
      <text:p text:style-name="P4">
About it reports <text:a xlink:type="simple" xlink:href="https://www.theguardian.com/us-news/2023/jun/13/troops-injured-helicopter-mishap-syria-us-military-says" text:style-name="Internet_20_link" text:visited-style-name="Visited_20_Internet_20_Link">
The Guardian</text:a>
Reference to the central command of the US Armed Forces, Ukrinform reports.</text:p>
      <text:p text:style-name="P4">
It is noted that 10 servicemen were evacuated to medical facilities.</text:p>
      <text:p text:style-name="P4">
According to the command, there was no firing from the enemy.</text:p>
      <text:p text:style-name="P4">
Currently the reason <text:a xlink:type="simple" xlink:href="https://www.ukrinform.ua/tag-avaria" text:style-name="Internet_20_link" text:visited-style-name="Visited_20_Internet_20_Link">
crash</text:a>
clarified.</text:p>
      <text:p text:style-name="P4">
<text:span text:style-name="T4">
 Read also: </text:span>
 <text:a xlink:type="simple" xlink:href="https://www.ukrinform.ua/rubric-world/3712379-v-afganistani-vijskovij-vertolit-naletiv-na-lep-zaginuli-dvoe-pilotiv.html" text:style-name="Internet_20_link" text:visited-style-name="Visited_20_Internet_20_Link">
in Afghanistan military <text:span text:style-name="T4">
 helicopter </text:span>
 flew into transmission lines, two pilots were killed</text:a>
It has been reported that about 900 US military personnel are Uziri within the framework of a mission to fight the remains of the "Islamic State". The last year, US troops have been repeatedly attacked by the militants supported by Iran.</text:p>
      <text:p text:style-name="P4">
<text:span text:style-name="T5">
Foto: John Moore / Getty Images</text:span>
</text:p>
      <text:p text:style-name="P4">
News Source: <text:a xlink:type="simple" xlink:href="https://www.ukrinform.ua/rubric-world/3722447-u-sirii-zaznav-avarii-vertolit-postrazdali-22-amerikanskih-vijskovih.html" text:style-name="Internet_20_link" text:visited-style-name="Visited_20_Internet_20_Link">
https://www.ukrinform.ua/rubric-world/3722447-u-sirii-zaznav-avarii-vertolit-postrazdali-22-amerikanskih-vijskovih.html</text:a>
</text:p>
      <!--NEWS-->
      <text:h text:style-name="P10" text:outline-level="1">
<text:span text:style-name="T4">
Russia lost in the Tavriysk direction killed and wounded almost four mouths</text:span>
</text:h>
      <text:p text:style-name="P4">
Authors: Ukrinform (Person)</text:p>
      <text:p text:style-name="P4">
Publisher: Укринформ (Organization)</text:p>
      <text:p text:style-name="P4">
Published Time: 2023-06-13T19:26:05+03:00</text:p>
      <text:p text:style-name="P4">
Modified Time: 2023-06-13T19:26:05+03:00</text:p>
      <text:p text:style-name="P4">
Description: Units of rocket troops and artillery of the Tavriysky Defense Forces completed 1 504 fire tasks during the day, causing significant losses to Russian invaders in living power and equipment.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ЗСУ', 'Російські військові', 'Війна з Росією']</text:p>
      <text:p text:style-name="P4">
Type: Article</text:p>
      <!--METADATA-->
      <text:p text:style-name="P4">
<draw:frame draw:style-name="fr1" draw:name="Image178" text:anchor-type="as-char" svg:width="6.9236in" svg:height="3.956343in" draw:z-index="0">
<draw:image xlink:href="../Images/yкринформ/2023-06-13T19-26-05-03-00/630_360_1680422407-224.png" xlink:type="simple" xlink:show="embed" xlink:actuate="onLoad" draw:mime-type="image/png"/>
</draw:frame>
The Universal troops and artillery of the Tavriysky Defense Forces completed 1 504 tasks during the day, causing Russian invaders significantly losses in living power and equipment.</text:p>
      <text:p text:style-name="P4">
According to Ukrinform, the commander of the operational-strategic group "Tavriya" General Alexander Tarnavsky reported in <text:a xlink:type="simple" xlink:href="http://t.me/otarnavskiy/117" text:style-name="Internet_20_link" text:visited-style-name="Visited_20_Internet_20_Link">
telegram</text:a>
.</text:p>
      <text:p text:style-name="P4">
“The enemy's losses were killed and wounded. 33 units of enemy military equipment were destroyed. In particular, KA-52,6 tanks, 4 units of BMP, 3 MTLB, howitzer 2C19 "MSTU-S", howitzer 2A65 "MSTA-B", self-propelled artillery installation 2C1 "Carnation", self-propelled artillery production 2C3 Thor complex, anti-aircraft missile complex “Buk-M2”, UAV “Orlan-10”, UAV “Swallow-M” ”,-the team informed.</text:p>
      <text:p text:style-name="P4">
Also, he said, the composition with the ammunition of the enemy was destroyed.</text:p>
      <text:p text:style-name="P4">
<text:span text:style-name="T4">
 Read also: </text:span>
 <text:a xlink:type="simple" xlink:href="https://www.ukrinform.ua/rubric-ato/3722381-bahmutskij-napramok-sili-oboroni-za-dobu-znisili-53-zagarbnikiv-dvoh-vzali-u-polon.html" text:style-name="Internet_20_link" text:visited-style-name="Visited_20_Internet_20_Link">
Bakhmut direction: Defense forces per day destroyed 53 ashes, two were captured</text:a>
As reported by Ukrinform, from February 24, 2022 to June 13, 2023, about 216 thousand 650 Russian invaders were liquidated from February 24, 2023, and 470 - in the past day.</text:p>
      <text:p text:style-name="P4">
<text:span text:style-name="T5">
Foto: rfe</text:span>
</text:p>
      <text:p text:style-name="P4">
News Source: <text:a xlink:type="simple" xlink:href="https://www.ukrinform.ua/rubric-ato/3722449-rosia-za-dobu-vtratila-na-tavrijskomu-napramku-vbitimi-i-poranenimi-majze-cotiri-roti.html" text:style-name="Internet_20_link" text:visited-style-name="Visited_20_Internet_20_Link">
https://www.ukrinform.ua/rubric-ato/3722449-rosia-za-dobu-vtratila-na-tavrijskomu-napramku-vbitimi-i-poranenimi-majze-cotiri-roti.html</text:a>
</text:p>
      <!--NEWS-->
      <text:h text:style-name="P10" text:outline-level="1">
<text:span text:style-name="T4">
The court returned to the state nearly a hectare of Belichansk forest lands</text:span>
</text:h>
      <text:p text:style-name="P4">
Authors: Ukrinform (Person)</text:p>
      <text:p text:style-name="P4">
Publisher: Укринформ (Organization)</text:p>
      <text:p text:style-name="P4">
Published Time: 2023-06-13T19:33:00+03:00</text:p>
      <text:p text:style-name="P4">
Modified Time: 2023-06-13T19:33:00+03:00</text:p>
      <text:p text:style-name="P4">
Description: The court satisfied the prosecutor's office and returned to the state property of six land plots of Belichansk forest, the total area of which is almost a hectare, and the cost - UAH 36 million. - Ukrinform.</text:p>
      <text:p text:style-name="P4">
Images: ['<text:a xlink:type="simple" xlink:href="https://static.ukrinform.com/photos/2023_06/thumb_files/630_360_1686673936-606.jpg" text:style-name="Internet_20_link" text:visited-style-name="Visited_20_Internet_20_Link">
630_360_16866...</text:a>
']</text:p>
      <text:p text:style-name="P4">
Tags: ['Ліс', 'Суд', 'Земля', 'Київ']</text:p>
      <text:p text:style-name="P4">
Type: Article</text:p>
      <!--METADATA-->
      <text:p text:style-name="P4">
<draw:frame draw:style-name="fr1" draw:name="Image179" text:anchor-type="as-char" svg:width="6.9236in" svg:height="3.956343in" draw:z-index="0">
<draw:image xlink:href="../Images/yкринформ/2023-06-13T19-33-00-03-00/630_360_1686673936-606.jpg" xlink:type="simple" xlink:show="embed" xlink:actuate="onLoad" draw:mime-type="image/jpeg"/>
</draw:frame>
He sued the prosecutor's office and returned to the state property of the six -earth plots of the Belichansky Forest, the total area of which is almost a hectare, and the cost is UAH 36 million.</text:p>
      <text:p text:style-name="P4">
According to Ukrinform, the Kyiv Regional Prosecutor's Office reported in <text:a xlink:type="simple" xlink:href="https://t.me/press_kobl/1366" text:style-name="Internet_20_link" text:visited-style-name="Visited_20_Internet_20_Link">
telegram</text:a>
.</text:p>
      <text:p text:style-name="P4">
"The specified lands are in the territory of Belichansky <text:a xlink:type="simple" xlink:href="https://www.ukrinform.ua/tag-lis" text:style-name="Internet_20_link" text:visited-style-name="Visited_20_Internet_20_Link">
forest</text:a>
Holosiivskyi National Nature Park. They dismissed from state property in violation of the requirement of law, namely without the corresponding consent of the Cabinet of Ministers of Ukraine, "they said in the prosecutor's office.</text:p>
      <text:p text:style-name="P4">
<text:span text:style-name="T4">
 Read also: </text:span>
 <text:a xlink:type="simple" xlink:href="https://www.ukrinform.ua/rubric-culture/3703274-sud-povernuv-u-vlasnist-derzavi-zemli-velikogo-hodosivskogo-gorodisa.html" text:style-name="Internet_20_link" text:visited-style-name="Visited_20_Internet_20_Link">
the court returned to the state of the state of the land of the Greater Transfiguration Settlement</text:a>
As reported <text:a xlink:type="simple" xlink:href="https://www.ukrinform.ua/rubric-kyiv/3704887-sud-povernuv-stolicnij-gromadi-sadibu-dmitrieva-na-podoli.html" text:style-name="Internet_20_link" text:visited-style-name="Visited_20_Internet_20_Link">
Ukrinform</text:a>
, in May, the object of cultural heritage - "Dmitriev's Merry", which is an important element of the development of Podil of the XIX century, was convicted by the community of Kyiv.</text:p>
      <text:p text:style-name="P4">
<text:span text:style-name="T5">
Foto: Depositphotos/ivantsov</text:span>
</text:p>
      <text:p text:style-name="P4">
News Source: <text:a xlink:type="simple" xlink:href="https://www.ukrinform.ua/rubric-kyiv/3722453-sud-povernuv-derzavi-majze-gektar-zemel-bilicanskogo-lisu.html" text:style-name="Internet_20_link" text:visited-style-name="Visited_20_Internet_20_Link">
https://www.ukrinform.ua/rubric-kyiv/3722453-sud-povernuv-derzavi-majze-gektar-zemel-bilicanskogo-lisu.html</text:a>
</text:p>
      <!--NEWS-->
      <text:h text:style-name="P10" text:outline-level="1">
<text:span text:style-name="T4">
Russians do not produce residents from the captured territories of Zaporizhzhya region</text:span>
</text:h>
      <text:p text:style-name="P4">
Authors: Ukrinform (Person)</text:p>
      <text:p text:style-name="P4">
Publisher: Укринформ (Organization)</text:p>
      <text:p text:style-name="P4">
Published Time: 2023-06-13T19:35:00+03:00</text:p>
      <text:p text:style-name="P4">
Modified Time: 2023-06-13T19:35:00+03:00</text:p>
      <text:p text:style-name="P4">
Description: Russian invaders do not allow civilian population to evacuate from the occupied territories of Zaporizhzhya regio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Евакуація', 'Мелітополь', 'Федоров', 'Запоріжжя', 'Війна з Росією', 'Єдині новини']</text:p>
      <text:p text:style-name="P4">
Type: Article</text:p>
      <!--METADATA-->
      <text:p text:style-name="P4">
<draw:frame draw:style-name="fr1" draw:name="Image180" text:anchor-type="as-char" svg:width="6.9236in" svg:height="3.956343in" draw:z-index="0">
<draw:image xlink:href="../Images/yкринформ/2023-06-13T19-35-00-03-00/630_360_1668461240-442.jpg" xlink:type="simple" xlink:show="embed" xlink:actuate="onLoad" draw:mime-type="image/jpeg"/>
</draw:frame>
Russian -enchantments do not allow civilian population to evacuate from the occupied territories of the Zaporozhye region.</text:p>
      <text:p text:style-name="P4">
Ivan Fedorov, the City Power of Melitopol, reported this on the national telephone of the only news, Ukrinform reports.</text:p>
      <text:p text:style-name="P4">
Our residents are very concerned because the enemy does not give people <text:a xlink:type="simple" xlink:href="https://www.ukrinform.ua/tag-evakuacia" text:style-name="Internet_20_link" text:visited-style-name="Visited_20_Internet_20_Link">
evacuated</text:a>
. We see this trend from many notes along the front line, "he said.</text:p>
      <text:p text:style-name="P4">
<text:span text:style-name="T4">
 Read also: </text:span>
 <text:a xlink:type="simple" xlink:href="https://www.ukrinform.ua/rubric-regions/3720661-pravozahisniki-zaklikaut-tisnuti-na-rf-dla-dostupu-do-zatoplenogo-livoberezza-hersonsini.html" text:style-name="Internet_20_link" text:visited-style-name="Visited_20_Internet_20_Link">
Human rights activists urge to press on the Russian Federation for access to the downed Left Bank of Kherson region</text:a>
In his post in <text:a xlink:type="simple" xlink:href="https://t.me/ivan_fedorov_melitopol/2255" text:style-name="Internet_20_link" text:visited-style-name="Visited_20_Internet_20_Link">
telegram</text:a>
Fedorov added that residents of the Upper Krynytsia and five -play for 75 km of Podmelyitopol report that they were allowed to leave their own transport after the declared evacuation was allowed only by traitors. At the same time, civilians are not released.</text:p>
      <text:p text:style-name="P4">
He recalled that the residents of Melitopol, thanks to international partners, have to evacuate to EU countries or to Ukraine -controlled territory.</text:p>
      <text:p text:style-name="P4">
Melitopol has been reported to have been reported since the end of February 2022.</text:p>
      <text:p text:style-name="P4">
<text:span text:style-name="T5">
Foto: SNNS</text:span>
</text:p>
      <text:p text:style-name="P4">
News Source: <text:a xlink:type="simple" xlink:href="https://www.ukrinform.ua/rubric-regions/3722446-rosiani-ne-vipuskaut-meskanciv-iz-zahoplenih-teritorij-zaporizkoi-oblasti.html" text:style-name="Internet_20_link" text:visited-style-name="Visited_20_Internet_20_Link">
https://www.ukrinform.ua/rubric-regions/3722446-rosiani-ne-vipuskaut-meskanciv-iz-zahoplenih-teritorij-zaporizkoi-oblasti.html</text:a>
</text:p>
      <!--NEWS-->
      <text:h text:style-name="P10" text:outline-level="1">
<text:span text:style-name="T4">
The US is set up to intensify NATO's relations with the Indo-Pacific Region</text:span>
</text:h>
      <text:p text:style-name="P4">
Authors: Ukrinform (Person)</text:p>
      <text:p text:style-name="P4">
Publisher: Укринформ (Organization)</text:p>
      <text:p text:style-name="P4">
Published Time: 2023-06-13T19:35:25+03:00</text:p>
      <text:p text:style-name="P4">
Modified Time: 2023-06-13T19:35:25+03:00</text:p>
      <text:p text:style-name="P4">
Description: US Secretary of State Anthony Blinken is convinced of the need to strengthen the partnership between the North Atlantic Alliance and the Indo-Pacific countries that oppose China's expansion. - Ukrinform.</text:p>
      <text:p text:style-name="P4">
Images: ['<text:a xlink:type="simple" xlink:href="https://static.ukrinform.com/photos/2022_10/thumb_files/630_360_1666808912-523.jpg" text:style-name="Internet_20_link" text:visited-style-name="Visited_20_Internet_20_Link">
630_360_16668...</text:a>
']</text:p>
      <text:p text:style-name="P4">
Tags: ['Індія', 'Саміт НАТО', 'Столтенберг', 'Блінкен']</text:p>
      <text:p text:style-name="P4">
Type: Article</text:p>
      <!--METADATA-->
      <text:p text:style-name="P4">
<draw:frame draw:style-name="fr1" draw:name="Image181" text:anchor-type="as-char" svg:width="6.9236in" svg:height="3.956343in" draw:z-index="0">
<draw:image xlink:href="../Images/yкринформ/2023-06-13T19-35-25-03-00/630_360_1666808912-523.jpg" xlink:type="simple" xlink:show="embed" xlink:actuate="onLoad" draw:mime-type="image/jpeg"/>
</draw:frame>
US Secretary of State, Anthony Blinken, is convinced of the need to strengthen partnerships in the North Atlantic Alliance and the Indo-Pacific Region, which cross the expansions of China.</text:p>
      <text:p text:style-name="P4">
He stated this on Tuesday before meeting in Washington with NATO Secretary General Jens Stoltenberg, Ukrinform correspondent reports.</text:p>
      <text:p text:style-name="P4">
"We look forward to further strengthening our partnership with the countries of the Indo -Pacific region," the State Department head said.</text:p>
      <text:p text:style-name="P4">
He also noted that this issue is relevant before holding a summit <text:a xlink:type="simple" xlink:href="https://www.ukrinform.ua/tag-nato" text:style-name="Internet_20_link" text:visited-style-name="Visited_20_Internet_20_Link">
NATO</text:a>
In Vilnius, which will discuss, in particular, the topic of strengthening the Alliance.</text:p>
      <text:p text:style-name="P4">
"You will see how we will fulfill our obligation to increase the investments of the Vaboron, further increase the restraint and defense of the Alliance, to also put into life many plans and programs," Blinken said.</text:p>
      <text:p text:style-name="P4">
He also said that during the Vilnius Summit, a powerful package of political and practical support was built in Ukraine.</text:p>
      <text:p text:style-name="P4">
In addition, the US Secretary of State stressed the need to accelerate the decision to expand: "We believe that it is time to greet Sweden as a successful member of the Alliance."</text:p>
      <text:p text:style-name="P4">
In this context, he noted that in the process of making this decision, the issues that were concerned about other allies were examined.</text:p>
      <text:p text:style-name="P4">
“So there is a wide and deep agenda. But, of course, the details are important. We have been working on them over the next weeks, ”said the head of American diplomacy.</text:p>
      <text:p text:style-name="P4">
<text:span text:style-name="T4">
 Read also: </text:span>
 <text:a xlink:type="simple" xlink:href="https://www.ukrinform.ua/rubric-polytics/3722437-evrodeputati-zaklikali-nato-vidkriti-ukraini-slah-do-clenstva-na-samiti-u-vilnusi.html" text:style-name="Internet_20_link" text:visited-style-name="Visited_20_Internet_20_Link">
MEVEPUTES have called <text:span text:style-name="T4">
 NATO </text:span>
 to open Ukraine's path at a summit in Vilnius</text:a>
According to Ukrinform, the NATO summit in Vilnius is scheduled for July 11-12. It expects the presence of heads of state on governments of the North Atlantic Alliance.</text:p>
      <text:p text:style-name="P4">
<text:span text:style-name="T5">
Foto: Andrew Harrer/Bloomberg</text:span>
</text:p>
      <text:p text:style-name="P4">
News Source: <text:a xlink:type="simple" xlink:href="https://www.ukrinform.ua/rubric-world/3722456-ssa-nalastovani-posiluvati-zvazki-nato-z-krainami-indotihookeanskogo-regionu.html" text:style-name="Internet_20_link" text:visited-style-name="Visited_20_Internet_20_Link">
https://www.ukrinform.ua/rubric-world/3722456-ssa-nalastovani-posiluvati-zvazki-nato-z-krainami-indotihookeanskogo-regionu.html</text:a>
</text:p>
      <!--NEWS-->
      <text:h text:style-name="P10" text:outline-level="1">
<text:span text:style-name="T4">
50 tons of assistance were handed over to the victims of Kakhovska hydroelectric power plants from Volyn</text:span>
</text:h>
      <text:p text:style-name="P4">
Authors: Ukrinform (Person)</text:p>
      <text:p text:style-name="P4">
Publisher: Укринформ (Organization)</text:p>
      <text:p text:style-name="P4">
Published Time: 2023-06-13T19:39:00+03:00</text:p>
      <text:p text:style-name="P4">
Modified Time: 2023-06-13T19:39:00+03:00</text:p>
      <text:p text:style-name="P4">
Description: 50 tons of humanitarian aid were transferred from Volyn to the victims of the Kakhovska Hydroelectric Power Plants. - Ukrinform.</text:p>
      <text:p text:style-name="P4">
Images: ['<text:a xlink:type="simple" xlink:href="https://static.ukrinform.com/photos/2023_06/thumb_files/630_360_1686674177-939.jpg" text:style-name="Internet_20_link" text:visited-style-name="Visited_20_Internet_20_Link">
630_360_16866...</text:a>
']</text:p>
      <text:p text:style-name="P4">
Tags: ['Гуманітарна допомога', 'Херсонщина', 'Волинь', 'Затоплення']</text:p>
      <text:p text:style-name="P4">
Type: Article</text:p>
      <!--METADATA-->
      <text:p text:style-name="P4">
<draw:frame draw:style-name="fr1" draw:name="Image182" text:anchor-type="as-char" svg:width="6.9236in" svg:height="3.956343in" draw:z-index="0">
<draw:image xlink:href="../Images/yкринформ/2023-06-13T19-39-00-03-00/630_360_1686674177-939.jpg" xlink:type="simple" xlink:show="embed" xlink:actuate="onLoad" draw:mime-type="image/jpeg"/>
</draw:frame>
Of the Volyn, 50 tons of humanitarian aid were affected by the victims of the Russian Hydroelectric Power Plant.</text:p>
      <text:p text:style-name="P4">
This was reported in the official information <text:a xlink:type="simple" xlink:href="https://t.me/shtab_kakhovska_hes/701" text:style-name="Internet_20_link" text:visited-style-name="Visited_20_Internet_20_Link">
telegram channel</text:a>
Kakhovskaya hydroelectric power station Info.</text:p>
      <text:p text:style-name="P4">
"Volyn sent <text:a xlink:type="simple" xlink:href="https://www.ukrinform.ua/tag-hersonsina" text:style-name="Internet_20_link" text:visited-style-name="Visited_20_Internet_20_Link">
Kherson region</text:a>
Nearly 50 tons of humanitarian aid - 20 thousand liters of drinking water, 50 bensin motor pumps, 7 generators, charging power plant, products and animal feeds, as well as hygiene products, medicines, food, food, heat and home appliances, "the statement said.</text:p>
      <text:p text:style-name="P4">
As <text:a xlink:type="simple" xlink:href="https://www.ukrinform.ua/rubric-other_news/3720776-pidriv-rosianami-kahovskoi-ges-usi-novini.html" text:style-name="Internet_20_link" text:visited-style-name="Visited_20_Internet_20_Link">
reported</text:a>
, on the night of June 6, the Russian army blew up the dam of Kakhovskaya hydroelectric power plants.</text:p>
      <text:p text:style-name="P4">
<text:span text:style-name="T4">
 Read also: </text:span>
 [Vinnytsia region sent more than 40 tonnganitarian ** assistance to the Kherson.(https://www.ukrinform.ua/rubric-regions/3722355-vinniccina-vidpravila-hersoncam-ponad-40-tonn-gumanitarnoi-dopomogi.html)Rescue work and evacuation of the flood content are ongoing in the Kherson region. The situation is especially difficult on temporarily occupied territories.</text:p>
      <text:p text:style-name="P4">
News Source: <text:a xlink:type="simple" xlink:href="https://www.ukrinform.ua/rubric-regions/3722457-z-volini-peredali-50-tonn-gumanitarnoi-dopomogi-postrazdalim-vid-pidrivu-kahovskoi-ges.html" text:style-name="Internet_20_link" text:visited-style-name="Visited_20_Internet_20_Link">
https://www.ukrinform.ua/rubric-regions/3722457-z-volini-peredali-50-tonn-gumanitarnoi-dopomogi-postrazdalim-vid-pidrivu-kahovskoi-ges.html</text:a>
</text:p>
      <!--NEWS-->
      <text:h text:style-name="P10" text:outline-level="1">
<text:span text:style-name="T4">
Putin recognized the unwillingness of the Russian Federation to the raids of volunteers in Belgorod region</text:span>
</text:h>
      <text:p text:style-name="P4">
Authors: Ukrinform (Person)</text:p>
      <text:p text:style-name="P4">
Publisher: Укринформ (Organization)</text:p>
      <text:p text:style-name="P4">
Published Time: 2023-06-13T19:41:00+03:00</text:p>
      <text:p text:style-name="P4">
Modified Time: 2023-06-13T19:41:00+03:00</text:p>
      <text:p text:style-name="P4">
Description: At a meeting with the propaganda "war", President Vladimir Putin commented on the raids of Russian volunteers in the Belgorod region of Russia and acknowledged that the "problem is" and "could be better prepared." - Ukrinform.</text:p>
      <text:p text:style-name="P4">
Images: ['<text:a xlink:type="simple" xlink:href="https://static.ukrinform.com/photos/2023_06/thumb_files/630_360_1686674529-812.jpg" text:style-name="Internet_20_link" text:visited-style-name="Visited_20_Internet_20_Link">
630_360_16866...</text:a>
']</text:p>
      <text:p text:style-name="P4">
Tags: ['Путін', 'Росія', 'Добровольці', 'Бєлгород']</text:p>
      <text:p text:style-name="P4">
Type: Article</text:p>
      <!--METADATA-->
      <text:p text:style-name="P4">
<draw:frame draw:style-name="fr1" draw:name="Image183" text:anchor-type="as-char" svg:width="6.9236in" svg:height="3.956343in" draw:z-index="0">
<draw:image xlink:href="../Images/yкринформ/2023-06-13T19-41-00-03-00/630_360_1686674529-812.jpg" xlink:type="simple" xlink:show="embed" xlink:actuate="onLoad" draw:mime-type="image/jpeg"/>
</draw:frame>
Presidentrf Volodymyr Putin, at a meeting with the propaganda "war" commented on the raids of Russian volunteers in the Belgorod region of Russia and acknowledged that the "problem is" and "could be better prepared."</text:p>
      <text:p text:style-name="P4">
According to Ukrinform, the decryption of the meeting is published on <text:a xlink:type="simple" xlink:href="http://kremlin.ru/events/president/news/71391" text:style-name="Internet_20_link" text:visited-style-name="Visited_20_Internet_20_Link">
Kremlin site</text:a>
. A snippet of the video out of it <text:a xlink:type="simple" xlink:href="https://t.me/shot_shot/52723" text:style-name="Internet_20_link" text:visited-style-name="Visited_20_Internet_20_Link">
telegram channel</text:a>
Shot.</text:p>
      <text:p text:style-name="P4">
Recognizing that problems in the "border territory", that is, in the Belgorod region, is, <text:a xlink:type="simple" xlink:href="https://www.ukrinform.ua/tag-putin" text:style-name="Internet_20_link" text:visited-style-name="Visited_20_Internet_20_Link">
Putin</text:a>
He expressed his opinion that the Ukrainian side wants to force the Russian army to withdraw some of the units "from those areas that consider the most important and critical in view of the possible offensive of the Armed Forces." He also agreed with the idea that "it was possible to prepare" for such "activity", however, according to him, the fortification of the border is already ongoing.</text:p>
      <text:p text:style-name="P4">
Putin also said that if the arrivals in the territory of Russia continue, then it will be necessary to "consider the creation of the creation in the territory of Ukraine at such a distance that it is impossible to reach the territory of the Russian Federation."</text:p>
      <text:p text:style-name="P4">
<text:span text:style-name="T4">
 Read also: </text:span>
 <text:a xlink:type="simple" xlink:href="https://www.ukrinform.ua/rubric-world/3722188-u-belgorodskij-oblasti-rezim-putina-provodit-zorstki-filtracijni-zahodi-rozvidka.html" text:style-name="Internet_20_link" text:visited-style-name="Visited_20_Internet_20_Link">
in the Belgorod region Putin mode conducts rigid filtration measures -intelligence</text:a>
As it was reported, Russian volunteers from the Legion "Freedom of Russia" and "Russian Volunteer Corps" in May began raids in the border districts of the region. The Legion "Freedom of Russia" stated that Russian volunteers "go to release all Russia - from Belgorod to Vladivostok."</text:p>
      <text:p text:style-name="P4">
On June 4, RDC and Legion "Freedom of Russia" stated that in particular <text:a xlink:type="simple" xlink:href="https://www.ukrinform.ua/rubric-ato/3718091-legion-svoboda-rosii-ta-rdk-zaavili-so-uvijsli-do-peredmista-sebekina.html" text:style-name="Internet_20_link" text:visited-style-name="Visited_20_Internet_20_Link">
included in the Shebekino of the Belgorod region of the Russian Federation</text:a>
. They published a video for the battle called the Russian army to give up.</text:p>
      <text:p text:style-name="P4">
News Source: <text:a xlink:type="simple" xlink:href="https://www.ukrinform.ua/rubric-world/3722458-putin-viznav-negotovnist-rf-do-rejdiv-dobrovolciv-u-belgorodsku-oblast.html" text:style-name="Internet_20_link" text:visited-style-name="Visited_20_Internet_20_Link">
https://www.ukrinform.ua/rubric-world/3722458-putin-viznav-negotovnist-rf-do-rejdiv-dobrovolciv-u-belgorodsku-oblast.html</text:a>
</text:p>
      <!--NEWS-->
      <text:h text:style-name="P10" text:outline-level="1">
<text:span text:style-name="T4">
In the states called to move the trade summit from South Africa through Russia</text:span>
</text:h>
      <text:p text:style-name="P4">
Authors: Ukrinform (Person)</text:p>
      <text:p text:style-name="P4">
Publisher: Укринформ (Organization)</text:p>
      <text:p text:style-name="P4">
Published Time: 2023-06-13T19:47:58+03:00</text:p>
      <text:p text:style-name="P4">
Modified Time: 2023-06-13T19:47:58+03:00</text:p>
      <text:p text:style-name="P4">
Description: A group of US legislators calls for this year's American-African trade summit from South Africa for "deepening military relations" with Russia. - Ukrinform.</text:p>
      <text:p text:style-name="P4">
Images: ['<text:a xlink:type="simple" xlink:href="https://static.ukrinform.com/photos/2018_03/thumb_files/630_360_1522070878-4204.jpg" text:style-name="Internet_20_link" text:visited-style-name="Visited_20_Internet_20_Link">
630_360_15220...</text:a>
']</text:p>
      <text:p text:style-name="P4">
Tags: ['ПАР', 'Саміт', 'США', 'Росія']</text:p>
      <text:p text:style-name="P4">
Type: Article</text:p>
      <!--METADATA-->
      <text:p text:style-name="P4">
<draw:frame draw:style-name="fr1" draw:name="Image185" text:anchor-type="as-char" svg:width="6.9236in" svg:height="3.956343in" draw:z-index="0">
<draw:image xlink:href="../Images/yкринформ/2023-06-13T19-47-58-03-00/630_360_1522070878-4204.jpg" xlink:type="simple" xlink:show="embed" xlink:actuate="onLoad" draw:mime-type="image/jpeg"/>
</draw:frame>
Group-American legislators urge to move this year's US-African trade summit from South Africa for "deepening military relations" by growth.</text:p>
      <text:p text:style-name="P4">
As Ukrinform reports, it reports <text:a xlink:type="simple" xlink:href="http://www.reuters.com/world/us-lawmakers-call-safrica-lose-summit-over-russia-ties-2023-06-13/" text:style-name="Internet_20_link" text:visited-style-name="Visited_20_Internet_20_Link">
Reuters</text:a>
.</text:p>
      <text:p text:style-name="P4">
"We are seriously concerned that the Agoa Forum 2023 in South Africa will be an indirect approval of the harmful support of South Africa Russian invasion of Ukraine," the letter dated June 9.</text:p>
      <text:p text:style-name="P4">
It is noted that South Africa has to hold an Agoa Forum in Johannesburg. During the meeting, the US leaders and officials of the United States plan to discuss the future programs, which expires in 2025.</text:p>
      <text:p text:style-name="P4">
For the first three months of this year exports of South Africa to <text:a xlink:type="simple" xlink:href="https://www.ukrinform.ua/tag-ssa" text:style-name="Internet_20_link" text:visited-style-name="Visited_20_Internet_20_Link">
USA</text:a>
As part of the Agoa program, it reached almost $ 1 billion, making it the second largest beneficiary of the post -nogeria program.</text:p>
      <text:p text:style-name="P4">
According to the newspaper, high -ranking South Africa officials did not decide to prove the forum, and also refused to respond publicly to this letter.</text:p>
      <text:p text:style-name="P4">
Although the government of South Africa has announced its neutrality in the war in Ukraine, the USA was disappointed by the United States that the South African Republic of February conducted joint naval operations with China and Russia.</text:p>
      <text:p text:style-name="P4">
They also expressed dissatisfaction with the plans to carry out the summit of Brix leaders, to which Russian President Vladimir Putin was invited, despite the fact that the International Criminal Court accused him of war crimes.</text:p>
      <text:p text:style-name="P4">
<text:span text:style-name="T4">
 Read also: </text:span>
 <text:a xlink:type="simple" xlink:href="https://www.ukrinform.ua/rubric-world/3715238-postacanna-zbroi-rosii-u-par-provedut-rozsliduvanna-cerez-zvinuvacenna-posla-ssa.html" text:style-name="Internet_20_link" text:visited-style-name="Visited_20_Internet_20_Link">
supply weapons of Russia: in South Africa will investigate the accusations of US Ambassador</text:a>
As reported by Ukrinform, the South African Republic(https://www.ukrinform.ua/rubric-world/3715969-par-nadast-imunitet-putinu-dla-mozlivoi-ucasti-u-samiti-briks.html)for two -end officials from the Brix group. It is not excluded that in August, the Russian leader Vladimir Putin will arrive.</text:p>
      <text:p text:style-name="P4">
News Source: <text:a xlink:type="simple" xlink:href="https://www.ukrinform.ua/rubric-world/3722462-u-statah-zaklikali-perenesti-torgovelnij-samit-iz-par-cerez-rosiu.html" text:style-name="Internet_20_link" text:visited-style-name="Visited_20_Internet_20_Link">
https://www.ukrinform.ua/rubric-world/3722462-u-statah-zaklikali-perenesti-torgovelnij-samit-iz-par-cerez-rosiu.html</text:a>
</text:p>
      <!--NEWS-->
      <text:h text:style-name="P10" text:outline-level="1">
<text:span text:style-name="T4">
In the four directions of the front per day - 22 combat clashes</text:span>
</text:h>
      <text:p text:style-name="P4">
Authors: Ukrinform (Person)</text:p>
      <text:p text:style-name="P4">
Publisher: Укринформ (Organization)</text:p>
      <text:p text:style-name="P4">
Published Time: 2023-06-13T19:49:00+03:00</text:p>
      <text:p text:style-name="P4">
Modified Time: 2023-06-13T19:49:00+03:00</text:p>
      <text:p text:style-name="P4">
Description: There were 22 fighting collisions during the Liman, Bakhmut, Avdiiv and Marinsky directions. - Ukrinform.</text:p>
      <text:p text:style-name="P4">
Images: ['<text:a xlink:type="simple" xlink:href="https://static.ukrinform.com/photos/2023_06/thumb_files/630_360_1686675037-353.jpg" text:style-name="Internet_20_link" text:visited-style-name="Visited_20_Internet_20_Link">
630_360_16866...</text:a>
']</text:p>
      <text:p text:style-name="P4">
Tags: ['Генштаб', 'ЗСУ', 'Війна з Росією']</text:p>
      <text:p text:style-name="P4">
Type: Article</text:p>
      <!--METADATA-->
      <text:p text:style-name="P4">
<draw:frame draw:style-name="fr1" draw:name="Image186" text:anchor-type="as-char" svg:width="6.9236in" svg:height="3.956343in" draw:z-index="0">
<draw:image xlink:href="../Images/yкринформ/2023-06-13T19-49-00-03-00/630_360_1686675037-353.jpg" xlink:type="simple" xlink:show="embed" xlink:actuate="onLoad" draw:mime-type="image/jpeg"/>
</draw:frame>
22 fighting collisions have been held over the Nalimansk, Bakhmut, Avdiiv and Mariinsky directions.</text:p>
      <text:p text:style-name="P4">
The General Staff of the Armed Forces of Ukraine reported this on <text:a xlink:type="simple" xlink:href="https://www.facebook.com/GeneralStaff.ua/posts/pfbid08DfHb68EzUPK2SZXjknLrJKwNAfydbs67dF5KTEBBUvVDsCUVmoEZQLiK8VMe84Tl" text:style-name="Internet_20_link" text:visited-style-name="Visited_20_Internet_20_Link">
Facebook</text:a>
Having published the prompt information as of 18:00 Tuesday, June 13, Ukrinform reports.</text:p>
      <text:p text:style-name="P4">
According to the General Staff, in the mentioned directions, Russian troops continue to cut the main effort.</text:p>
      <text:p text:style-name="P4">
As it is noted, in total, the Ukrainian aviation has struck 11 beats of the Paradons of Personnel <text:a xlink:type="simple" xlink:href="https://www.ukrinform.ua/tag-rosijski-vijskovi" text:style-name="Internet_20_link" text:visited-style-name="Visited_20_Internet_20_Link">
Russian Army</text:a>
And three more-on hostile-rationalatic complexes.</text:p>
      <text:p text:style-name="P4">
Units of rocket troops and artillery of the Armed Forces, for their part, struck the punctuation of the enemy, three areas of concentration of his personnel, weapons of Tavi equipment, as well as the composition of ammunition, the anti-aircraft missile complex, the artillery unit at the fire position, a means of air defense.</text:p>
      <text:p text:style-name="P4">
During the day, Russian invaders attacked Ukraine with 16 winged rocket launchers X-101/X-555 and four percussion drones of Iranian production of Shahd, sending them on the objects of critical infrastructure of the Kharkiv region and residential buildings in Kryvyi Rih.</text:p>
      <text:p text:style-name="P4">
The Russians also made 29 aircraft strikes and about 20 shelling of the reactive volley fire systems on the positions of defense forces and settlements.</text:p>
      <text:p text:style-name="P4">
As a result of hostile attacks, the victims and injured among the civilians are destroyed and damaged by critical infrastructure, Yish -civilian houses and administrative infrastructure.</text:p>
      <text:p text:style-name="P4">
The General Staff warns: the likelihood of missile rocket strokes throughout Ukraine remains high.</text:p>
      <text:p text:style-name="P4">
On <text:span text:style-name="T4">
 Volynskyi </text:span>
 and <text:span text:style-name="T4">
 Polissya </text:span>
 the operational situation did not have significantly changed. The signs of formation of offensive groups have not been identified. Belarus, meanwhile, continues to support the armed aggression of the Russian Federation in the contrary of Ukraine, the training of individual units is underway at the landfills of the republic.</text:p>
      <text:p text:style-name="P4">
On <text:span text:style-name="T4">
 Siverskyi </text:span>
 and <text:span text:style-name="T4">
 Slobozhansky </text:span>
 the directions of Russia retain military adventure in border areas with Ukraine.<text:span text:style-name="T4">
 Read also: </text:span>
 <text:a xlink:type="simple" xlink:href="https://www.ukrinform.ua/rubric-ato/3722381-bahmutskij-napramok-sili-oboroni-za-dobu-znisili-53-zagarbnikiv-dvoh-vzali-u-polon.html" text:style-name="Internet_20_link" text:visited-style-name="Visited_20_Internet_20_Link">
Bakhmut direction: Defense forces per day <text:span text:style-name="T4">
 Destroyed </text:span>
 53 ashes, two were captured</text:a>
On the <text:span text:style-name="T4">
 Kupyansky </text:span>
 the Russian army beat from aviation in district Kharkiv region, from artillery and mortars sheltering, Poplar, Novomlinsk, two -year, Western, Kupyansk, Kislivka Iberestovo, Kharkiv region and Novoselivska region.</text:p>
      <text:p text:style-name="P4">
On <text:span text:style-name="T4">
 Liman </text:span>
 the direction during the day of the Russian Army was unsuccessful in order in the areas of Merry and Razdolivka, on Bigorivka of Lugansk region and Merry Donetsk struck aircraft blows.</text:p>
      <text:p text:style-name="P4">
Artillery shelling from the invaders was suffered by Nevsko and Bigorivka region, Yampolivka, Torke, Serebryanka, Verkhnyamyansk Taspyrne, Donetsk region.</text:p>
      <text:p text:style-name="P4">
On <text:span text:style-name="T4">
 Bakhmutsky </text:span>
 the enemy was unsuccessful offensive actions in the direction of the Vasilivka and White Mountains, the aircraft strikes were struck in the districts of Hrigorigorovka and the dry beam of Donetsk region.</text:p>
      <text:p text:style-name="P4">
The districts of Vasyukivka, Orikhovo-Vasylivka, Grigorivka, Bogdanivka, Ivanivsky, Friendship, Toretsk, Treatsk, Tauridian Donetsk region were injured from enemy artillery shelling.</text:p>
      <text:p text:style-name="P4">
At <text:span text:style-name="T4">
 Avdiivskyi </text:span>
 the direction of offensive actions of the Russian Federation was not carried out, instead hit the aviation and artillery in the area of Avdiivka. The artillery of the enemy also suffered from the enemy Severeny, Vodyany, Pervomaisk, Netaylovo and Karlovka of Donetsk region.</text:p>
      <text:p text:style-name="P4">
On <text:span text:style-name="T4">
 Marinski </text:span>
 the direction of defense forces reflected all 14 Russian attacks in the Marinka. At the same time, within the city, the invaders struck the area of Krasnogorivka, Marinka, Georgiyivka, Maximilyanivka, Vicoda Yonomakhailivka, Donetsk region, the enemy made artillery shelling.</text:p>
      <text:p text:style-name="P4">
<text:span text:style-name="T4">
 Read also: </text:span>
 [Ukrainian <text:span text:style-name="T4">
 military </text:span>
 captured the Russian FSBshnik]](https://www.ukrinform.ua/rubric-ato/3721910-ukrainski-vijskovi-vzali-u-polon-rosijskogo-fsbsnika.html)In the <text:span text:style-name="T4">
 Shakhtarsky </text:span>
 the Russian army struck from aircraft in the district of Uglyedar, the Golden Niva and the Greater Novosilka, fired at the coal, the precursor, the Golden Niva, the Shakhtar, the Greater Novosilka, the Storozhev and Grade Donetsk region.</text:p>
      <text:p text:style-name="P4">
On <text:span text:style-name="T4">
 Zaporizhzhya </text:span>
 and <text:span text:style-name="T4">
 Kherson </text:span>
 the directions of the Russian troops continue the Valiorone Actions, the area of the Little Tokmachka of Zaporizhzhya region was attacked by airing aviation. A number of settlements have been blown by Russian artillery.As reported <text:a xlink:type="simple" xlink:href="https://www.ukrinform.ua/rubric-ato/3722101-sili-ppo-znisili-11-krilatih-raket-iz-14-i-udarnij-dron.html" text:style-name="Internet_20_link" text:visited-style-name="Visited_20_Internet_20_Link">
Ukrinform</text:a>
, at night, on June 13, Ukraine's air defense destroyed 11 winged missiles and one strike Dron of Russian invaders.</text:p>
      <text:p text:style-name="P4">
<text:span text:style-name="T5">
Foto: General Staff of the Armed Forces</text:span>
</text:p>
      <text:p text:style-name="P4">
News Source: <text:a xlink:type="simple" xlink:href="https://www.ukrinform.ua/rubric-ato/3722464-na-cotiroh-napramkah-frontu-za-dobu-22-bojovi-zitknenna.html" text:style-name="Internet_20_link" text:visited-style-name="Visited_20_Internet_20_Link">
https://www.ukrinform.ua/rubric-ato/3722464-na-cotiroh-napramkah-frontu-za-dobu-22-bojovi-zitknenna.html</text:a>
</text:p>
      <!--NEWS-->
      <text:h text:style-name="P10" text:outline-level="1">
<text:span text:style-name="T4">
Zelensky instructed to develop a project of the UN General Assembly Resolution on the creation</text:span>
</text:h>
      <text:p text:style-name="P4">
Authors: Ukrinform (Person)</text:p>
      <text:p text:style-name="P4">
Publisher: Укринформ (Organization)</text:p>
      <text:p text:style-name="P4">
Published Time: 2023-06-13T19:53:00+03:00</text:p>
      <text:p text:style-name="P4">
Modified Time: 2023-06-13T19:53:00+03:00</text:p>
      <text:p text:style-name="P4">
Description: President Volodymyr Zelensky instructed to develop a project of the UN General Assembly resolution on the creation of a special international tribunal for holding the Russian military-political leadership for the crime of aggression against Ukraine. - Ukrinform.</text:p>
      <text:p text:style-name="P4">
Images: ['<text:a xlink:type="simple" xlink:href="https://static.ukrinform.com/photos/2023_06/thumb_files/630_360_1686675101-597.jpeg" text:style-name="Internet_20_link" text:visited-style-name="Visited_20_Internet_20_Link">
630_360_16866...</text:a>
']</text:p>
      <text:p text:style-name="P4">
Tags: ['ООН', 'Резолюція', 'Трибунал', 'Росія', 'Зеленський']</text:p>
      <text:p text:style-name="P4">
Type: Article</text:p>
      <!--METADATA-->
      <text:p text:style-name="P4">
<draw:frame draw:style-name="fr1" draw:name="Image187" text:anchor-type="as-char" svg:width="6.9236in" svg:height="3.956343in" draw:z-index="0">
<draw:image xlink:href="../Images/yкринформ/2023-06-13T19-53-00-03-00/630_360_1686675101-597.jpeg" xlink:type="simple" xlink:show="embed" xlink:actuate="onLoad" draw:mime-type="image/jpeg"/>
</draw:frame>
The Presidential Division of Zelensky has instructed the project of the General Assembly resolution on the creation of a special international tribunal to bring the reference of the Russian military-political leadership for crime against Ukraine.</text:p>
      <text:p text:style-name="P4">
This was discussed at a meeting under the chairmanship(http://www.president.gov.ua/news/prezident-obgovoriv-mozhlivi-scenariyi-stvorennya-specialnog-83577).</text:p>
      <text:p text:style-name="P4">
<text:a xlink:type="simple" xlink:href="https://www.ukrinform.ua/tag-zelenskij" text:style-name="Internet_20_link" text:visited-style-name="Visited_20_Internet_20_Link">
Zelensky</text:a>
He emphasized that Russian -shaped troops in Ukraine resort to the most difficult forms of aggression: illegal anexation of territories, murder, torture, rape of civilians, genocide, destruction of civil infrastructure and more.</text:p>
      <text:p text:style-name="P4">
"The tribunal is necessary to punish the aggressor who has begun a war against our country, and thus restore the fairness," the President emphasized.</text:p>
      <text:p text:style-name="P4">
According to him, without the punishment of the Russian Federation for the crime of aggression, the world architectural safety will be destroyed and no one will feel protected.</text:p>
      <text:p text:style-name="P4">
The President has instructed to develop a report of the UN General Assembly resolution on the need to create a special international tribunal, which was bidding with the position of Ukraine's partners.</text:p>
      <text:p text:style-name="P4">
The meeting also decided to analyze the mechanism of forming a tribunal by signing a number of partner countries of the respective international order. At the same time, the rest of the states will remain the opportunity without being the founders of the tribunal, to support its activities and to recognize the decision.</text:p>
      <text:p text:style-name="P4">
For his part, the deputy head of the OP Andriy Smirnov stated that the cruelty of this war by the Russian leadership and the military passed the comprehensive limits.</text:p>
      <text:p text:style-name="P4">
"It is the largest war in Europe since the Second World War, and the reactions of the international community should be appropriate," he stressed.</text:p>
      <text:p text:style-name="P4">
<text:span text:style-name="T4">
 Read also: </text:span>
 <text:a xlink:type="simple" xlink:href="https://www.ukrinform.ua/rubric-world/3710214-komitet-palati-predstavnikiv-ssa-pidtrimav-rezoluciu-sodo-spectribunalu-dla-rosii.html" text:style-name="Internet_20_link" text:visited-style-name="Visited_20_Internet_20_Link">
The Committee of the House of Representatives of the US supported the resolution on <text:span text:style-name="T4">
 special tribunal </text:span>
 in for Russia</text:a>
As it was reported, Ukraine, together with partners, promotes the creation of a special Tribunal for criminal responsibility of the leadership of the Russian Federation for committing a crime of aggression against Ukraine.<text:span text:style-name="T5">
Foto: op</text:span>
</text:p>
      <text:p text:style-name="P4">
News Source: <text:a xlink:type="simple" xlink:href="https://www.ukrinform.ua/rubric-polytics/3722465-zelenskij-doruciv-rozrobiti-proekt-rezolucii-genasamblei-oon-sodo-stvorenna-spectribunalu.html" text:style-name="Internet_20_link" text:visited-style-name="Visited_20_Internet_20_Link">
https://www.ukrinform.ua/rubric-polytics/3722465-zelenskij-doruciv-rozrobiti-proekt-rezolucii-genasamblei-oon-sodo-stvorenna-spectribunalu.html</text:a>
</text:p>
      <!--NEWS-->
      <text:h text:style-name="P10" text:outline-level="1">
<text:span text:style-name="T4">
Kuleba invited Jordan to join the realization of the formula of peace</text:span>
</text:h>
      <text:p text:style-name="P4">
Authors: Ukrinform (Person)</text:p>
      <text:p text:style-name="P4">
Publisher: Укринформ (Organization)</text:p>
      <text:p text:style-name="P4">
Published Time: 2023-06-13T19:57:32+03:00</text:p>
      <text:p text:style-name="P4">
Modified Time: 2023-06-13T19:57:32+03:00</text:p>
      <text:p text:style-name="P4">
Description: Dmitry Kuleb and Aiman Safadi's foreign ministers of Ukraine and Jordan discussed the formula of President Vladimir Zelensky Peace and the development of bilateral cooperation. - Ukrinform.</text:p>
      <text:p text:style-name="P4">
Images: ['<text:a xlink:type="simple" xlink:href="https://static.ukrinform.com/photos/2023_05/thumb_files/630_360_1683309948-158.png" text:style-name="Internet_20_link" text:visited-style-name="Visited_20_Internet_20_Link">
630_360_16833...</text:a>
']</text:p>
      <text:p text:style-name="P4">
Tags: ['Йорданія', 'Дмитро Кулеба', 'Формула миру']</text:p>
      <text:p text:style-name="P4">
Type: Article</text:p>
      <!--METADATA-->
      <text:p text:style-name="P4">
<draw:frame draw:style-name="fr1" draw:name="Image188" text:anchor-type="as-char" svg:width="6.9236in" svg:height="3.956343in" draw:z-index="0">
<draw:image xlink:href="../Images/yкринформ/2023-06-13T19-57-32-03-00/630_360_1683309948-158.png" xlink:type="simple" xlink:show="embed" xlink:actuate="onLoad" draw:mime-type="image/png"/>
</draw:frame>
Ministry of Ukraine and Jordan Dmitry Kuleb and Aiman Safadi discussed the formula of President Vladimir Zelensky's peace and development of bilateral work.</text:p>
      <text:p text:style-name="P4">
The head of Ukrainian diplomacy reported this in <text:a xlink:type="simple" xlink:href="http://twitter.com/DmytroKuleba/status/1668639399297392640" text:style-name="Internet_20_link" text:visited-style-name="Visited_20_Internet_20_Link">
Twitter</text:a>
, reports Ukrinform.</text:p>
      <text:p text:style-name="P4">
“I spoke with my Jordanian colleague Aiman Safadi about the formula of Peaceful President Zelensky and invited Jordan to take part in its implementation. The duty discussed further steps in the development of mutually beneficial bilateral work, ” - said <text:a xlink:type="simple" xlink:href="https://www.ukrinform.ua/tag-kuleba" text:style-name="Internet_20_link" text:visited-style-name="Visited_20_Internet_20_Link">
Kuleba</text:a>
.</text:p>
      <text:p text:style-name="P4">
<text:span text:style-name="T4">
 Read also: </text:span>
 <text:a xlink:type="simple" xlink:href="https://www.ukrinform.ua/rubric-polytics/3720605-ponad-20-krain-vibrali-punkti-formuli-miru-aki-gotovi-koordinuvati-abo-buti-spivgolovami-op.html" text:style-name="Internet_20_link" text:visited-style-name="Visited_20_Internet_20_Link">
more than 20 countries have chosen items <text:span text:style-name="T4">
 formulas </text:span>
 peace, which is to coordinate or be co -heads - OP</text:a>
As reported by Ukrinform, in November 2022 the President of Ukraine in November 2022 by the participants of the summit "Group of Twenty" <text:a xlink:type="simple" xlink:href="https://www.ukrinform.ua/rubric-polytics/3614525-formula-miru-zelenskij-nazvav-10-umov-pripinenna-vijni-v-ukraini.html" text:style-name="Internet_20_link" text:visited-style-name="Visited_20_Internet_20_Link">
presented the Ukrainian formula of peace 10 points</text:a>
.</text:p>
      <text:p text:style-name="P4">
During a speech at the G7 Summit in Hiroshima, in May, Zelenky suggested that Ulipna gather an international summit dedicated to the Ukrainian formula of peace.</text:p>
      <text:p text:style-name="P4">
News Source: <text:a xlink:type="simple" xlink:href="https://www.ukrinform.ua/rubric-polytics/3722466-kuleba-zaprosiv-jordaniu-priednatisa-do-realizacii-formuli-miru.html" text:style-name="Internet_20_link" text:visited-style-name="Visited_20_Internet_20_Link">
https://www.ukrinform.ua/rubric-polytics/3722466-kuleba-zaprosiv-jordaniu-priednatisa-do-realizacii-formuli-miru.html</text:a>
</text:p>
      <!--NEWS-->
      <text:h text:style-name="P10" text:outline-level="1">
<text:span text:style-name="T4">
Products for the Army: The Defense Ministry told where to track the results of purchases</text:span>
</text:h>
      <text:p text:style-name="P4">
Authors: Ukrinform (Person)</text:p>
      <text:p text:style-name="P4">
Publisher: Укринформ (Organization)</text:p>
      <text:p text:style-name="P4">
Published Time: 2023-06-13T1:27:00+03:00</text:p>
      <text:p text:style-name="P4">
Modified Time: 2023-06-13T22:27:00+03:00</text:p>
      <text:p text:style-name="P4">
Description: The results of purchases of food products for the second half of the year were published in the Prozorro system on June 12-13. - Ukrinform.</text:p>
      <text:p text:style-name="P4">
Images: ['<text:a xlink:type="simple" xlink:href="https://static.ukrinform.com/photos/2023_06/thumb_files/630_360_1686684249-522.jpg" text:style-name="Internet_20_link" text:visited-style-name="Visited_20_Internet_20_Link">
630_360_16866...</text:a>
']</text:p>
      <text:p text:style-name="P4">
Tags: ['Міноборони', 'Продукти', 'ProZorro', 'ЗСУ', 'Військові']</text:p>
      <text:p text:style-name="P4">
Type: Article</text:p>
      <!--METADATA-->
      <text:p text:style-name="P4">
<draw:frame draw:style-name="fr1" draw:name="Image189" text:anchor-type="as-char" svg:width="6.9236in" svg:height="3.956343in" draw:z-index="0">
<draw:image xlink:href="../Images/yкринформ/2023-06-13T1-27-00-03-00/630_360_1686684249-522.jpg" xlink:type="simple" xlink:show="embed" xlink:actuate="onLoad" draw:mime-type="image/jpeg"/>
</draw:frame>
The results of the supplies of food of the Armed Forces for the second half of the year were published in the systemiprozorro system on June 12-13.</text:p>
      <text:p text:style-name="P4">
About it reports <text:a xlink:type="simple" xlink:href="https://www.facebook.com/MinistryofDefence.UA/posts/pfbid0szFSt6wSwimqXMHp54inS7ap4YqLjATzb82y4sm3AJ3VnnyuceVmcCtCgwavedxyl" text:style-name="Internet_20_link" text:visited-style-name="Visited_20_Internet_20_Link">
Ministry of Defense</text:a>
<text:a xlink:type="simple" xlink:href="https://www.facebook.com/MinistryofDefence.UA/posts/pfbid0szFSt6wSwimqXMHp54inS7ap4YqLjATzb82y4sm3AJ3VnnyuceVmcCtCgwavedxyl" text:style-name="Internet_20_link" text:visited-style-name="Visited_20_Internet_20_Link">
 ,</text:a>
transmits Ukrinform.</text:p>
      <text:p text:style-name="P4">
"All procurement procedures are complied with. Anyone can track it on the Proprozorro site," the message reads.</text:p>
      <text:p text:style-name="P4">
The Defense Ministry emphasized that some resources on June 12 spread "incorrect information on the purchase of food of the Ministry of Defense about the alleged" non -publication of information on which allegedly a collegial body made a decision on Friday, June 9. "</text:p>
      <text:p text:style-name="P4">
The Defense Ministry explained that the collegial body of the IOU on defense procurement, which includes a representative of the Anti -Corruption Council at the Ministry of Defense, on June 9 made only a decision to reject participants in some procedures, which MOU, June 9, released in the electronic system of procurement.</text:p>
      <text:p text:style-name="P4">
<text:span text:style-name="T4">
 Read also: </text:span>
 <text:a xlink:type="simple" xlink:href="https://www.ukrinform.ua/rubric-society/3708558-zmini-pravil-oboronnih-zakupivel-zabezpecuut-dodatkovu-prozorist-minekonomiki.html" text:style-name="Internet_20_link" text:visited-style-name="Visited_20_Internet_20_Link">
<text:span text:style-name="T4">
 Changes </text:span>
 <text:span text:style-name="T4">
 RULES </text:span>
 <text:span text:style-name="T4">
 Defense </text:span>
 <text:span text:style-name="T4">
 Procurement </text:span>
<text:span text:style-name="T4">
 provide </text:span>
 <text:span text:style-name="T4">
 additional </text:span>
 <text:span text:style-name="T4">
 </text:span>
 Transparency <text:span text:style-name="T4">
 - </text:span>
 Ministry of Economy <text:span text:style-name="T4">
 </text:span>
</text:a>
The collegial body was postponed to the winners by the winners to June 12, and on the same day they immediately published them in the electronic system of ProZorro. This applies to 8 procurement procedures. This information is open, the ministry said.</text:p>
      <text:p text:style-name="P4">
In addition, on June 13, another 8 procedures also announced the results of the winners.</text:p>
      <text:p text:style-name="P4">
In total, the Ministry of Defense has announced 22 procurement procedures <text:a xlink:type="simple" xlink:href="https://www.ukrinform.ua/tag-produkti" text:style-name="Internet_20_link" text:visited-style-name="Visited_20_Internet_20_Link">
products</text:a>
Nutrition for the Armed Forces. Out of 16, the results and winners are announced, 4 procedures have not yet been determined;</text:p>
      <text:p text:style-name="P4">
<text:span text:style-name="T4">
 Read also: </text:span>
 <text:a xlink:type="simple" xlink:href="https://www.ukrinform.ua/rubric-ato/3712615-problem-iz-litnou-formou-dla-vijskovih-nemae-minoboroni-formue-rezerv-na-zimu.html" text:style-name="Internet_20_link" text:visited-style-name="Visited_20_Internet_20_Link">
Summer Summer Problems for the Military No - Mindobron forming a reserve for the winter</text:a>
</text:p>
      <text:p text:style-name="P4">
As reported by Ukrinform, in the Ministry of Defense <text:a xlink:type="simple" xlink:href="https://www.ukrinform.ua/rubric-technology/3720684-45-dniv-zamist-2-rokiv-vidteper-novitni-tehnologii-u-zsu-zaprovadzuvatimut-svidse.html" text:style-name="Internet_20_link" text:visited-style-name="Visited_20_Internet_20_Link">
created an accelerator</text:a>
innovation development-a permanent advisory and advisory body, to organize and implement projects in the direction of scientific and technical activity of the department.</text:p>
      <text:p text:style-name="P4">
News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US continued sanctions against Belarus for a year</text:span>
</text:h>
      <text:p text:style-name="P4">
Author: ['АРМІЯINFORM']</text:p>
      <text:p text:style-name="P4">
Time: 2023-06-13T20:00:00-04:00</text:p>
      <text:p text:style-name="P4">
Description: The United States Shche on the RIK has survived the Termin Sanzija Aggrast through Zlororusnia, the war with Ukraine 2022, the war with Ukraine is the latest news today, the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original-2-1.jpg" text:style-name="Internet_20_link" text:visited-style-name="Visited_20_Internet_20_Link">
original-2-1.jpg</text:a>
']</text:p>
      <text:p text:style-name="P4">
Tags: ['БІЛОРУСЬ', 'САНКЦІЇ РФ', 'США']</text:p>
      <text:p text:style-name="P4">
Category: News</text:p>
      <!--METADATA-->
      <text:p text:style-name="P4">
<draw:frame draw:style-name="fr1" draw:name="Image190" text:anchor-type="as-char" svg:width="6.9236in" svg:height="3.894525in" draw:z-index="0">
<draw:image xlink:href="../Images/AРМІЯINFORM/2023-06-13T20-00-00-04-00/original-2-1.jpg" xlink:type="simple" xlink:show="embed" xlink:actuate="onLoad" draw:mime-type="image/jpeg"/>
</draw:frame>
The United States extended the sanction against Belarus for a year due to the misunderstanding of the regime in the country.</text:p>
      <text:p text:style-name="P4">
This is stated in <text:a xlink:type="simple" xlink:href="https://www.whitehouse.gov/briefing-room/presidential-actions/2023/06/12/message-to-the-congress-on-the-continuation-of-the-national-emergency-with-respect-to-belarus/" text:style-name="Internet_20_link" text:visited-style-name="Visited_20_Internet_20_Link">
statement</text:a>
President Shangzho Baiden, quoted by the White House website.</text:p>
      <text:p text:style-name="P4">
Thus, the US leader in Congress said that the actions and political members of the Government of Belarus and others, as well as "harmful activities of tadious abuse of Belarusian regime," continue to be threatened with state security and US foreign policy.</text:p>
      <text:p text:style-name="P4">
"So I determined that it is necessary to continue the state of emergency in the country, declared by decree No. 13405 on Belarus," Joe Biden summarized.</text:p>
      <text:p text:style-name="P4">
The sanction list includes persons holding high positions of Lukashenko, Ministry of Internal Affairs, State Security Committee(KGB), the Central Election Commission, the Prosecutor General's Office, the Main Directorate of the Investigation Committee, the Ministry of Transport and Communications, the General Directorate of the struggle for organized crime and corruption, the Air Force and the Army Propital Defense.</text:p>
      <text:p text:style-name="P4">
The State Department noted that the list of persons involved in the list of persons were involved in the list of peaceful demonstrators, searches of houses and office journalists, representatives of opposition and activists, falsification of elections and other violations.</text:p>
      <text:p text:style-name="P4">
News Source: <text:a xlink:type="simple" xlink:href="https://armyinform.com.ua/2023/06/13/ssha-prodovzhyly-sankcziyi-proty-bilorusi-na-rik/" text:style-name="Internet_20_link" text:visited-style-name="Visited_20_Internet_20_Link">
https://armyinform.com.ua/2023/06/13/ssha-prodovzhyly-sankcziyi-proty-bilorusi-na-rik/</text:a>
</text:p>
      <!--NEWS-->
      <text:h text:style-name="P10" text:outline-level="1">
<text:span text:style-name="T4">
Return to the pre -war tax system is expected from August 1 - Getmantsev</text:span>
</text:h>
      <text:p text:style-name="P4">
Authors: Ukrinform (Person)</text:p>
      <text:p text:style-name="P4">
Publisher: Укринформ (Organization)</text:p>
      <text:p text:style-name="P4">
Published Time: 2023-06-13T20:01:36+03:00</text:p>
      <text:p text:style-name="P4">
Modified Time: 2023-06-13T20:01:36+03:00</text:p>
      <text:p text:style-name="P4">
Description: The Verkhovna Rada continues to work on the bill No. 8401, which amends the Tax Code and other laws of Ukraine, returning the taxation system to the pre -war state. It is expected to come into force from August 1. - Ukrinform.</text:p>
      <text:p text:style-name="P4">
Images: ['<text:a xlink:type="simple" xlink:href="https://static.ukrinform.com/photos/2021_07/thumb_files/630_360_1625501052-174.jpg" text:style-name="Internet_20_link" text:visited-style-name="Visited_20_Internet_20_Link">
630_360_16255...</text:a>
']</text:p>
      <text:p text:style-name="P4">
Tags: ['Податки', 'Законопроєкт', 'Гетманцев']</text:p>
      <text:p text:style-name="P4">
Type: Article</text:p>
      <!--METADATA-->
      <text:p text:style-name="P4">
<draw:frame draw:style-name="fr1" draw:name="Image191" text:anchor-type="as-char" svg:width="6.9236in" svg:height="3.956343in" draw:z-index="0">
<draw:image xlink:href="../Images/yкринформ/2023-06-13T20-01-36-03-00/630_360_1625501052-174.jpg" xlink:type="simple" xlink:show="embed" xlink:actuate="onLoad" draw:mime-type="image/jpeg"/>
</draw:frame>
The work on the Bill No. 8401 is underway, which changes the applications of the Code and other laws of Ukraine, returning the taxation system to the pre -war state. It is expected to come into force from August 1.</text:p>
      <text:p text:style-name="P4">
This was reported by the Chairman of the Parliamentary Committee on Finance, Customs Policy Tax and Customs Policy in <text:a xlink:type="simple" xlink:href="http://t.me/getmantsevdanil/4871" text:style-name="Internet_20_link" text:visited-style-name="Visited_20_Internet_20_Link">
Telegram</text:a>
, reports Ukrinform.</text:p>
      <text:p text:style-name="P4">
"Together with their colleagues, they made amendments and proposals to the Law No. 8401 of 31.01.2023," - the message reads.</text:p>
      <text:p text:style-name="P4">
In particular, it is suggested(https://www.ukrinform.ua/tag-zakon)on August 1, 2023.</text:p>
      <text:p text:style-name="P4">
Also, according to Getmantsev, the deputies developed clear rules for the transitional period, established a moratorium on certain types of inspections of entrepreneurs(In particular, the scoring of 1-2 groups of single tax payers)and restricted the subject to inclusion of taxpayers in the schedule of planned checks.</text:p>
      <text:p text:style-name="P4">
In addition, the amendments are proposed not to take into account the "Technical Debt" of the Flower 2022 - July 2023 in determining the possibility of a payer tax to remain on a simplified system. Also provided with the ability to pay a single tax and ESA for payers of 1-2 groups registered in the territories of hostilities(including possible fighting)and in the occupied territories.</text:p>
      <text:p text:style-name="P4">
The deputies also provided for the non -use of fines and penalties for late repayment of tax debt in the case where the debt was self -adjusted by the payer to zero indicators.</text:p>
      <text:p text:style-name="P4">
It is also proposed to be released from financial liability for violations(In addition to trade in excise goods)if they were committed with gerrulates included in the list of territories on which(It was kept)combatants or temporarily occupied by the Russian Federation.</text:p>
      <text:p text:style-name="P4">
Separately Chairman of the Tax Committee <text:a xlink:type="simple" xlink:href="http://t.me/getmantsevdanil/4872" text:style-name="Internet_20_link" text:visited-style-name="Visited_20_Internet_20_Link">
stressed</text:a>
, who made an amendment to release FOP visits for violations(including for non -use PPO), committed during the war until August 1, 2023.</text:p>
      <text:p text:style-name="P4">
<text:span text:style-name="T4">
 Read also: </text:span>
 <text:a xlink:type="simple" xlink:href="https://www.ukrinform.ua/rubric-economy/3722357-urad-pidtrimav-zmini-do-podatkovogo-kodeksu-povazani-iz-zaversennam-karantinu.html" text:style-name="Internet_20_link" text:visited-style-name="Visited_20_Internet_20_Link">
government supported changes to <text:span text:style-name="T4">
 Tax </text:span>
 of the Code related to quarantine completion</text:a>
</text:p>
      <text:p text:style-name="P4">
News Source: <text:a xlink:type="simple" xlink:href="https://www.ukrinform.ua/rubric-economy/3722467-povernenna-na-dovoennu-sistemu-opodatkuvanna-ocikuetsa-z-1-serpna-getmancev.html" text:style-name="Internet_20_link" text:visited-style-name="Visited_20_Internet_20_Link">
https://www.ukrinform.ua/rubric-economy/3722467-povernenna-na-dovoennu-sistemu-opodatkuvanna-ocikuetsa-z-1-serpna-getmancev.html</text:a>
</text:p>
      <!--NEWS-->
      <text:h text:style-name="P10" text:outline-level="1">
<text:span text:style-name="T4">
A sea mines that was taken to the shore after the Kakhovska hydroelectric power station exploded in Odessa region</text:span>
</text:h>
      <text:p text:style-name="P4">
Authors: Ukrinform (Person)</text:p>
      <text:p text:style-name="P4">
Publisher: Укринформ (Organization)</text:p>
      <text:p text:style-name="P4">
Published Time: 2023-06-13T20:06:00+03:00</text:p>
      <text:p text:style-name="P4">
Modified Time: 2023-06-13T20:06:00+03:00</text:p>
      <text:p text:style-name="P4">
Description: On the territory of the Fontana village council of Odessa region as a result of an explosion of a sea mine, which was taken ashore after the blast of Kakhovka hydroelectric power station, 27 residential buildings were damaged. - Ukrinform.</text:p>
      <text:p text:style-name="P4">
Images: ['<text:a xlink:type="simple" xlink:href="https://static.ukrinform.com/photos/2022_07/thumb_files/630_360_1656724619-463.jpg" text:style-name="Internet_20_link" text:visited-style-name="Visited_20_Internet_20_Link">
630_360_16567...</text:a>
']</text:p>
      <text:p text:style-name="P4">
Tags: ['Міна', 'Одещина', 'Вибух', 'Каховська ГЕС']</text:p>
      <text:p text:style-name="P4">
Type: Article</text:p>
      <!--METADATA-->
      <text:p text:style-name="P4">
<draw:frame draw:style-name="fr1" draw:name="Image192" text:anchor-type="as-char" svg:width="6.9236in" svg:height="3.956343in" draw:z-index="0">
<draw:image xlink:href="../Images/yкринформ/2023-06-13T20-06-00-03-00/630_360_1656724619-463.jpg" xlink:type="simple" xlink:show="embed" xlink:actuate="onLoad" draw:mime-type="image/jpeg"/>
</draw:frame>
The gerrium of the Fontana village council of Odessa region as a result of an explosive mine, which was taken ashore after the blast of the Kakhovka hydroelectric power station, damaged27 residential buildings.</text:p>
      <text:p text:style-name="P4">
This was reported by the Head of the Odessa District Military Administration <text:a xlink:type="simple" xlink:href="https://odrda.od.gov.ua/2023/06/13/nachalnyk-odeskoyi-rajonnoyi-vijskovoyi-administracziyi-yurij-kruk-vzyav-uchast-u-selektornij-naradi/" text:style-name="Internet_20_link" text:visited-style-name="Visited_20_Internet_20_Link">
Yurikruk</text:a>
The population meeting, reports Ukrinform.</text:p>
      <text:p text:style-name="P4">
"... on the territory of the Fontana Village Council on June 10 in the morning as a result of an explosor <text:a xlink:type="simple" xlink:href="https://www.ukrinform.ua/tag-mina" text:style-name="Internet_20_link" text:visited-style-name="Visited_20_Internet_20_Link">
mines</text:a>
27 residential buildings were damaged, "Kruk said.</text:p>
      <text:p text:style-name="P4">
The injured as a result of the explosion is not reported.</text:p>
      <text:p text:style-name="P4">
*!(https://www.ukrinform.ua/rubric-regions/3721441-na-dilankah-kahovskogo-vodoshovisa-viavlaut-boepripasi-navit-casiv-drugoi-svitovoi.html)As <text:a xlink:type="simple" xlink:href="https://www.ukrinform.ua/rubric-regions/3721854-na-uzberezzi-odesini-pisla-pidrivu-kahovskoi-ges-viavili-vze-sist-min.html" text:style-name="Internet_20_link" text:visited-style-name="Visited_20_Internet_20_Link">
reported</text:a>
, Navigation of Odesa region in the last week border guards have found six mines. They were expelled to the coast of Odessa after blasting the Kakhovskaya hydroelectric power station.</text:p>
      <text:p text:style-name="P4">
On the night against June 6 <text:a xlink:type="simple" xlink:href="https://www.ukrinform.ua/rubric-other_news/3720776-pidriv-rosianami-kahovskoi-ges-usi-novini.html" text:style-name="Internet_20_link" text:visited-style-name="Visited_20_Internet_20_Link">
Russian army blown up the dam of Kakhovskaya hydroelectric power station</text:a>
. In Kherson region, rescue work is underway to evacuate the population from flooding places. The situation is especially difficult in temporarily occupied territories.</text:p>
      <text:p text:style-name="P4">
<text:span text:style-name="T5">
Foto: mod.bg</text:span>
</text:p>
      <text:p text:style-name="P4">
News Source: <text:a xlink:type="simple" xlink:href="https://www.ukrinform.ua/rubric-regions/3722468-na-odesini-vibuhnula-morska-mina-aku-vineslo-do-berega-pisla-pidrivu-kahovskoi-ges.html" text:style-name="Internet_20_link" text:visited-style-name="Visited_20_Internet_20_Link">
https://www.ukrinform.ua/rubric-regions/3722468-na-odesini-vibuhnula-morska-mina-aku-vineslo-do-berega-pisla-pidrivu-kahovskoi-ges.html</text:a>
</text:p>
      <!--NEWS-->
      <text:h text:style-name="P10" text:outline-level="1">
<text:span text:style-name="T4">
Russians fireting out evacuation points in a flooded naked pier - General Staff</text:span>
</text:h>
      <text:p text:style-name="P4">
Authors: Ukrinform (Person)</text:p>
      <text:p text:style-name="P4">
Publisher: Укринформ (Organization)</text:p>
      <text:p text:style-name="P4">
Published Time: 2023-06-13T20:10:00+03:00</text:p>
      <text:p text:style-name="P4">
Modified Time: 2023-06-13T20:10:00+03:00</text:p>
      <text:p text:style-name="P4">
Description: In the temporarily captured territory of the Kherson region, the Russian army fired the evacuation points in the victim due to the undermining of the Kakhovskaya hydroelectric power station of the city of Gola Prystan, shifting responsibility for it to the Armed Forces of Ukraine.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Евакуація', 'Обстріл', 'Війна з Росією', 'Затоплення']</text:p>
      <text:p text:style-name="P4">
Type: Article</text:p>
      <!--METADATA-->
      <text:p text:style-name="P4">
<draw:frame draw:style-name="fr1" draw:name="Image193" text:anchor-type="as-char" svg:width="6.9236in" svg:height="3.956343in" draw:z-index="0">
<draw:image xlink:href="../Images/yкринформ/2023-06-13T20-10-00-03-00/630_360_1640330796-210.jpeg" xlink:type="simple" xlink:show="embed" xlink:actuate="onLoad" draw:mime-type="image/jpeg"/>
</draw:frame>
The Russian army fired at the Kherson region fired by the Russian army in the victim due to Kakhovskaya hydroelectric power plants in Golapristan, shifting the responsibility for this to the Armed Forces of Ukraine.</text:p>
      <text:p text:style-name="P4">
According to Ukrinform, the General Staff of the Armed Forces reported on <text:a xlink:type="simple" xlink:href="https://www.facebook.com/GeneralStaff.ua/posts/pfbid08DfHb68EzUPK2SZXjknLrJKwNAfydbs67dF5KTEBBUvVDsCUVmoEZQLiK8VMe84Tl" text:style-name="Internet_20_link" text:visited-style-name="Visited_20_Internet_20_Link">
Facebook</text:a>
.</text:p>
      <text:p text:style-name="P4">
"У затопленій Голій Пристані окупанти зберігають свою присутність, здійснюють<text:a xlink:type="simple" xlink:href="https://www.ukrinform.ua/tag-obstril" text:style-name="Internet_20_link" text:visited-style-name="Visited_20_Internet_20_Link">
 обстріли </text:a>
Evacuation points are accused of units of the Armed Forces of Ukraine, " - said in the General Staff.</text:p>
      <text:p text:style-name="P4">
According to the headquarters, the invading pseudolas, for its part, forces the locals to speak on the camcorder with the words of gratitude to the units of the Russian "Ministry of Mistress in Crimea situations" for seemingly salvation and evacuation, while in fact people were forced to save each other on their own.</text:p>
      <text:p text:style-name="P4">
It is established that, returning to the city after stabilization of the situation and waste, citizens witness the looting and robbery of their own homes.</text:p>
      <text:p text:style-name="P4">
<text:span text:style-name="T4">
 Read also: </text:span>
 <text:a xlink:type="simple" xlink:href="https://www.ukrinform.ua/rubric-regions/3721227-obstrili-hersonsini-rosiani-poluut-na-misca-zboru-ludej-ta-gumanitarnoi-dopomogi-u-socmerezah.html" text:style-name="Internet_20_link" text:visited-style-name="Visited_20_Internet_20_Link">
shelling of Kherson region: Russians "<text:span text:style-name="T4">
 hunt </text:span>
" on the places of collection of people and humanitarian assistance on social networks</text:a>
As reported <text:a xlink:type="simple" xlink:href="https://www.ukrinform.ua/rubric-other_news/3720776-pidriv-rosianami-kahovskoi-ges-usi-novini.html" text:style-name="Internet_20_link" text:visited-style-name="Visited_20_Internet_20_Link">
Ukrinform</text:a>
, at night, on June 6, Russian troops blew the dam of Kakhovskaya hydroelectric power plants. The restoration station is subject to. There are victims among civilians.</text:p>
      <text:p text:style-name="P4">
As of the morning of June 13, the average level of flooding in the Kherson region will be 2 m 70 cm. 3,600 buildings remain in the right bank of the region in 31 settlements. On the Left Bank underwater 17 inhabited pens.</text:p>
      <text:p text:style-name="P4">
News Source: <text:a xlink:type="simple" xlink:href="https://www.ukrinform.ua/rubric-ato/3722471-rosiani-obstriluut-evakuacijni-punkti-u-zatoplenij-golij-pristani-genstab.html" text:style-name="Internet_20_link" text:visited-style-name="Visited_20_Internet_20_Link">
https://www.ukrinform.ua/rubric-ato/3722471-rosiani-obstriluut-evakuacijni-punkti-u-zatoplenij-golij-pristani-genstab.html</text:a>
</text:p>
      <!--NEWS-->
      <text:h text:style-name="P10" text:outline-level="1">
<text:span text:style-name="T4">
As a result of rocket attack on Kryvyi Rih, 36 people were injured</text:span>
</text:h>
      <text:p text:style-name="P4">
Authors: Ukrinform (Person)</text:p>
      <text:p text:style-name="P4">
Publisher: Укринформ (Organization)</text:p>
      <text:p text:style-name="P4">
Published Time: 2023-06-13T20:12:00+03:00</text:p>
      <text:p text:style-name="P4">
Modified Time: 2023-06-13T20:12:00+03:00</text:p>
      <text:p text:style-name="P4">
Description: As a result of an enemy attack, 36 people were injured in Kryvyi Rih, of whom 12 in the hospital. - Ukrinform.</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Війна з Росією', 'Ракетний удар']</text:p>
      <text:p text:style-name="P4">
Type: Article</text:p>
      <!--METADATA-->
      <text:p text:style-name="P4">
<draw:frame draw:style-name="fr1" draw:name="Image194" text:anchor-type="as-char" svg:width="6.9236in" svg:height="3.956343in" draw:z-index="0">
<draw:image xlink:href="../Images/yкринформ/2023-06-13T20-12-00-03-00/630_360_1686647350-7474.jpeg" xlink:type="simple" xlink:show="embed" xlink:actuate="onLoad" draw:mime-type="image/jpeg"/>
</draw:frame>
As a result of an enemy attack, 36 people were injured in Kryvyi Rih, of whom 12 were inlicareous.</text:p>
      <text:p text:style-name="P4">
About it in <text:a xlink:type="simple" xlink:href="https://t.me/dnipropetrovskaODA/5307" text:style-name="Internet_20_link" text:visited-style-name="Visited_20_Internet_20_Link">
telegram</text:a>
Informs the Chief -Propetrovsk Ova Sergei Lisak, Ukrinform reports.</text:p>
      <text:p text:style-name="P4">
"In <text:a xlink:type="simple" xlink:href="https://www.ukrinform.ua/tag-krivij-rig" text:style-name="Internet_20_link" text:visited-style-name="Visited_20_Internet_20_Link">
Kryvyi Rih</text:a>
In the evening we have 36 -stated rocket strokes. Of these, 12 are in the hospital, ten -"heavy", "he wrote.</text:p>
      <text:p text:style-name="P4">
As a result of the attack, 11 people were killed, among them a 17-year-old boy.</text:p>
      <text:p text:style-name="P4">
<text:span text:style-name="T4">
 Read also: </text:span>
 <text:a xlink:type="simple" xlink:href="https://www.ukrinform.ua/rubric-regions/3722371-klimenko-rozpoviv-detali-nicnoi-ataki-na-krivij-rig.html" text:style-name="Internet_20_link" text:visited-style-name="Visited_20_Internet_20_Link">
in <text:span text:style-name="T4">
 Criva </text:span>
 In the corner Russian missiles damaged more than 70 buildings and five educational institutions - the Ministry of Internal Affairs</text:a>
In addition, during the day, the Russian military twice hit Nikopol on heavy -scale artillery. A 35-year-old woman was a shrapnel wound. It will be treated in a way.</text:p>
      <text:p text:style-name="P4">
4 multi -storey buildings, library and gas pipeline have been damaged.</text:p>
      <text:p text:style-name="P4">
<text:span text:style-name="T4">
 Read also: </text:span>
 <text:a xlink:type="simple" xlink:href="https://www.ukrinform.ua/rubric-regions/3722405-u-krivomu-rozi-rodinam-zagiblih-vid-raketnogo-udaru-viplatat-po-300-tisac-dopomogi.html" text:style-name="Internet_20_link" text:visited-style-name="Visited_20_Internet_20_Link">
in <text:span text:style-name="T4">
 Criva </text:span>
 In the corner of the families dead from the missile punch will pay for ₴ 300 thousand assistance</text:a>
As it was reported, on the night of June 13 <text:a xlink:type="simple" xlink:href="https://www.ukrinform.ua/rubric-ato/3722050-zagarbniki-vlucili-v-budinok-u-krivomu-rozi-pid-zavalami-e-ludi.html" text:style-name="Internet_20_link" text:visited-style-name="Visited_20_Internet_20_Link">
Russian troops attacked Kryvyi Rih</text:a>
six winged rockets. 11 people were killed - four as a result of hitting a dwelling house, seven - in a deprivation of the enterprise.</text:p>
      <text:p text:style-name="P4">
</text:p>
      <text:p text:style-name="P4">
According to the OP, as a result of the Russian rocket strike on Kryvyi Rih [About 60 people remained in the(https://www.ukrinform.ua/rubric-regions/3722352-risenna-pro-postijne-zitlo-postrazdalim-vid-ataki-rosian-u-krivomu-rozi-bude-pisla-ekspertizi-op.html), the local authorities have to offer temporary housing and continue to resolve the issue of purchasing new apartments of abortion.</text:p>
      <text:p text:style-name="P4">
News Source: <text:a xlink:type="simple" xlink:href="https://www.ukrinform.ua/rubric-regions/3722472-vnaslidok-raketnoi-ataki-po-krivomu-rogu-postrazdali-36-ludej.html" text:style-name="Internet_20_link" text:visited-style-name="Visited_20_Internet_20_Link">
https://www.ukrinform.ua/rubric-regions/3722472-vnaslidok-raketnoi-ataki-po-krivomu-rogu-postrazdali-36-ludej.html</text:a>
</text:p>
      <!--NEWS-->
      <text:h text:style-name="P10" text:outline-level="1">
<text:span text:style-name="T4">
Rescue boats arrived from Britain to eliminate the consequences</text:span>
</text:h>
      <text:p text:style-name="P4">
Authors: Ukrinform (Person)</text:p>
      <text:p text:style-name="P4">
Publisher: Укринформ (Organization)</text:p>
      <text:p text:style-name="P4">
Published Time: 2023-06-13T20:18:00+03:00</text:p>
      <text:p text:style-name="P4">
Modified Time: 2023-06-13T20:18:00+03:00</text:p>
      <text:p text:style-name="P4">
Description: 6 water filters and 4 rescue boats from the United Kingdom have already been sent to Ukraine to eliminate the effects of flooding after the destruction of the Kakhovka hydroelectric power station. - Ukrinform.</text:p>
      <text:p text:style-name="P4">
Images: ['<text:a xlink:type="simple" xlink:href="https://static.ukrinform.com/photos/2023_06/thumb_files/630_360_1686676602-268.jpg" text:style-name="Internet_20_link" text:visited-style-name="Visited_20_Internet_20_Link">
630_360_16866...</text:a>
']</text:p>
      <text:p text:style-name="P4">
Tags: ['Британія', 'Човен', 'Каховська ГЕС', 'Затоплення']</text:p>
      <text:p text:style-name="P4">
Type: Article</text:p>
      <!--METADATA-->
      <text:p text:style-name="P4">
<draw:frame draw:style-name="fr1" draw:name="Image196" text:anchor-type="as-char" svg:width="6.9236in" svg:height="3.956343in" draw:z-index="0">
<draw:image xlink:href="../Images/yкринформ/2023-06-13T20-18-00-03-00/630_360_1686676602-268.jpg" xlink:type="simple" xlink:show="embed" xlink:actuate="onLoad" draw:mime-type="image/jpeg"/>
</draw:frame>
There are 6 water filters and 4 rescue boats from the United Kingdom to eliminate the effects of flooding after the destruction of the Kakhovka hydroelectric power station.</text:p>
      <text:p text:style-name="P4">
This was reported by the British Embassy in Ukraine in <text:a xlink:type="simple" xlink:href="https://twitter.com/UKinUkraine/status/1668650930412068868" text:style-name="Internet_20_link" text:visited-style-name="Visited_20_Internet_20_Link">
Twitter</text:a>
, reports Ukrinform.</text:p>
      <text:p text:style-name="P4">
“Help from the United Kingdom has arrived in Ukraine to eliminate the effects of heating after the destruction of the Kakhovsky Hydroelectric Power Dam. 6 water filters, 4 rescue boats are equipped with everything you need. We plan to deliver 8 more boats, 110 diesel pumps and more than 1000 overalls to work in <text:a xlink:type="simple" xlink:href="https://www.ukrinform.ua/tag-voda" text:style-name="Internet_20_link" text:visited-style-name="Visited_20_Internet_20_Link">
water</text:a>
», - noted in the diploma.</text:p>
      <text:p text:style-name="P4">
According to diplomats, Ukrainian rescuers will receive the necessary eating as soon as possible.</text:p>
      <text:p text:style-name="P4">
<text:span text:style-name="T4">
 Read also: </text:span>
 <text:a xlink:type="simple" xlink:href="https://www.ukrinform.ua/rubric-regions/3721862-izrail-peredav-gumanitarnu-dopomogu-dla-postrazdalih-na-hersonsini.html" text:style-name="Internet_20_link" text:visited-style-name="Visited_20_Internet_20_Link">
Israel transferred the humanitarian <text:span text:style-name="T4">
 assistance </text:span>
 for victims of Kherson region</text:a>
Britain has allocated 16 million pounds in Ukraine, noted at the British Embassy.</text:p>
      <text:p text:style-name="P4">
As <text:a xlink:type="simple" xlink:href="https://www.ukrinform.ua/rubric-regions/3721993-gumanitarnu-dopomogu-dla-hersonsini-vze-vidilili-19-krain.html" text:style-name="Internet_20_link" text:visited-style-name="Visited_20_Internet_20_Link">
reported</text:a>
, Foreign Minister of Ukraine Dmitry Kulebagogogogogogogogogogogogegogogogogogogogogogogebogogogogogogogogogebogogogogogogogogalobagogogogalobagolobagolobagolo.</text:p>
      <text:p text:style-name="P4">
<text:span text:style-name="T5">
Foto: uk in Ukraine</text:span>
</text:p>
      <text:p text:style-name="P4">
News Source: <text:a xlink:type="simple" xlink:href="https://www.ukrinform.ua/rubric-regions/3722473-iz-britanii-pribuli-ratuvalni-covni-dla-likvidacii-naslidkiv-pidrivu-kahovskoi-ges.html" text:style-name="Internet_20_link" text:visited-style-name="Visited_20_Internet_20_Link">
https://www.ukrinform.ua/rubric-regions/3722473-iz-britanii-pribuli-ratuvalni-covni-dla-likvidacii-naslidkiv-pidrivu-kahovskoi-ges.html</text:a>
</text:p>
      <!--NEWS-->
      <text:h text:style-name="P10" text:outline-level="1">
<text:span text:style-name="T4">
Ukraine's defense forces went on the offensive and began to return their territories - Stoltenberg</text:span>
</text:h>
      <text:p text:style-name="P4">
Authors: Ukrinform (Person)</text:p>
      <text:p text:style-name="P4">
Publisher: Укринформ (Organization)</text:p>
      <text:p text:style-name="P4">
Published Time: 2023-06-13T20:25:00+03:00</text:p>
      <text:p text:style-name="P4">
Modified Time: 2023-06-13T20:25:00+03:00</text:p>
      <text:p text:style-name="P4">
Description: The military and economic support provided by the United States, European allies and partners provides Ukraine, allows Ukrainians to achieve real changes in the battlefield and return the enemy landscaped. - Ukrinform.</text:p>
      <text:p text:style-name="P4">
Images: ['<text:a xlink:type="simple" xlink:href="https://static.ukrinform.com/photos/2023_04/thumb_files/630_360_1681986862-821.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97" text:anchor-type="as-char" svg:width="6.9236in" svg:height="3.956343in" draw:z-index="0">
<draw:image xlink:href="../Images/yкринформ/2023-06-13T20-25-00-03-00/630_360_1681986862-821.jpg" xlink:type="simple" xlink:show="embed" xlink:actuate="onLoad" draw:mime-type="image/jpeg"/>
</draw:frame>
Military economic support provided by the United States, European Allies by Ukraine, allows Ukrainians to achieve real changes in the battlefield and return the land to the enemy.</text:p>
      <text:p text:style-name="P4">
This was stated by NATO Secretary General Jens Stoltenberg in Washington during a joint statement with US Secretary of State Anthony Blinken, Ukrinform correspondent reports.</text:p>
      <text:p text:style-name="P4">
“I thank the United States and President Biden for everything they do to develop transatlantic ties, and for the support that the United States is giving Ukraine. European Allies also contribute and provide a billion(euro)Economic support to Ukraine. Such assistance of interest on <text:a xlink:type="simple" xlink:href="https://www.ukrinform.ua/tag-nato" text:style-name="Internet_20_link" text:visited-style-name="Visited_20_Internet_20_Link">
NATO</text:a>
And his partner changes the situation on the battlefield right now, ”said the Alliance head.</text:p>
      <text:p text:style-name="P4">
He noted that the forces of Ukraine's defense went on the offensive, began to move forward and return their territories.</text:p>
      <text:p text:style-name="P4">
“It's only the first days, but we all know the more Ukrainians will be able to free(their positions)At the table of negotiations, and it is more likely that President Putin will realize that he will never win this battle, will never win in this aggressive war on the battlefield, ” - Stoltenberg said.</text:p>
      <text:p text:style-name="P4">
He noted that the Allies continue to prepare for the NATO Summit in Vilnius, where it is expected to continue to continue and increase assistance for Ukraine, to strengthen the Alliance's restraint policy and defense, which includes increased obligations to increase defense costs.</text:p>
      <text:p text:style-name="P4">
<text:span text:style-name="T4">
 Read also: </text:span>
 [<text:span text:style-name="T4">
 Stoltenberg </text:span>
 congratulated Ukraine's information restraint(https://www.ukrinform.ua/rubric-ato/3719779-stoltenberg-privitav-informacijnu-strimanist-ukraini-sodo-kontrnastupu.html)“I expect allies to determine that 2 percent of GDP should be a minimum that should be invested in defense and collective security. We will strengthen partnership with the countries of the Indo -Pacific and congratulate Sweden as a full member of NATO - as fast as possible, ”the NATO Secretary General said.</text:p>
      <text:p text:style-name="P4">
It was reported that on July 11-12 in Vilnius there will be another NATO summit, during which Ukraine expects to receive a clear signpost on the promotion of full-fledged NATO membership and to receive security guarantees.</text:p>
      <text:p text:style-name="P4">
News Source: <text:a xlink:type="simple" xlink:href="https://www.ukrinform.ua/rubric-ato/3722480-sili-oboroni-ukraini-pisli-u-nastup-ta-pocali-povertati-svoi-teritorii-stoltenberg.html" text:style-name="Internet_20_link" text:visited-style-name="Visited_20_Internet_20_Link">
https://www.ukrinform.ua/rubric-ato/3722480-sili-oboroni-ukraini-pisli-u-nastup-ta-pocali-povertati-svoi-teritorii-stoltenberg.html</text:a>
</text:p>
      <!--NEWS-->
      <text:h text:style-name="P10" text:outline-level="1">
<text:span text:style-name="T4">
Zaluzhny and Millie on the eve of Ramstein meeting discussed priorities for the Armed Forces</text:span>
</text:h>
      <text:p text:style-name="P4">
Authors: Ukrinform (Person)</text:p>
      <text:p text:style-name="P4">
Publisher: Укринформ (Organization)</text:p>
      <text:p text:style-name="P4">
Published Time: 2023-06-13T20:30:00+03:00</text:p>
      <text:p text:style-name="P4">
Modified Time: 2023-06-13T20:30:00+03:00</text:p>
      <text:p text:style-name="P4">
Description: The Commander -in -Chief of the Armed Forces of Ukraine Valery Zaluzhny discussed with the Chairman of the Joint Committee of US Headquarters General Mark Millie supply of the necessary Armed Forces. - Ukrinform.</text:p>
      <text:p text:style-name="P4">
Images: ['<text:a xlink:type="simple" xlink:href="https://static.ukrinform.com/photos/2023_03/thumb_files/630_360_1679686596-447.jpg" text:style-name="Internet_20_link" text:visited-style-name="Visited_20_Internet_20_Link">
630_360_16796...</text:a>
']</text:p>
      <text:p text:style-name="P4">
Tags: ['ЗСУ', 'Валерій Залужний', 'Зустріч Рамштайн', 'Марк Міллі ']</text:p>
      <text:p text:style-name="P4">
Type: Article</text:p>
      <!--METADATA-->
      <text:p text:style-name="P4">
<draw:frame draw:style-name="fr1" draw:name="Image198" text:anchor-type="as-char" svg:width="6.9236in" svg:height="3.956343in" draw:z-index="0">
<draw:image xlink:href="../Images/yкринформ/2023-06-13T20-30-00-03-00/630_360_1679686596-447.jpg" xlink:type="simple" xlink:show="embed" xlink:actuate="onLoad" draw:mime-type="image/jpeg"/>
</draw:frame>
The Commander -in -Chief of the Armed Forces of Ukraine Valery Zaluzhny discussed from the chairman of the United States Headquarters, General Mark Millie supplying Armed Forces.</text:p>
      <text:p text:style-name="P4">
Zaluzhny reported this in <text:a xlink:type="simple" xlink:href="https://t.me/CinCAFU/511" text:style-name="Internet_20_link" text:visited-style-name="Visited_20_Internet_20_Link">
telegram</text:a>
, reports Ukrinform.</text:p>
      <text:p text:style-name="P4">
"He spent a telephone conversation with the Chairman of the Joint Committee of Chiefs of Staff General Mark Millie. He spoke about the situation on the front. In the east of our country, heavy fights of defense and offensive are ongoing. We have some successes, we realize our plans, move forward,"</text:p>
      <text:p text:style-name="P4">
He also reported that on the eve of the next meeting of the contact group of defense in the format "Ramstein" discussed with the interlocutor the priority of the Ukrainian <text:a xlink:type="simple" xlink:href="https://www.ukrinform.ua/tag-armia" text:style-name="Internet_20_link" text:visited-style-name="Visited_20_Internet_20_Link">
army</text:a>
.</text:p>
      <text:p text:style-name="P4">
"It is important to strengthen air defense, artillery and capacity for a contrabary struggle. They agreed to continue the dialogue. Thank you to General Millis consistent and adamant support of Ukraine," Zaluzhny wrote.</text:p>
      <text:p text:style-name="P4">
<text:span text:style-name="T4">
 Read also: </text:span>
 <text:a xlink:type="simple" xlink:href="https://www.ukrinform.ua/rubric-ato/3718526-ukrainci-duze-dobre-pidgotuvalis-do-kontrnastupu-general-milli.html" text:style-name="Internet_20_link" text:visited-style-name="Visited_20_Internet_20_Link">
Ukrainians very well prepared for a counter -offensive -General <text:span text:style-name="T4">
 Millie </text:span>
</text:a>
As <text:a xlink:type="simple" xlink:href="https://www.ukrinform.ua/rubric-ato/3722448-ssa-ogolosili-pro-novij-paket-dopomogi-ukraini-na-325-miljoniv.html" text:style-name="Internet_20_link" text:visited-style-name="Visited_20_Internet_20_Link">
reported</text:a>
, The United States announced the allocation of a new $ 325 million assistance package.</text:p>
      <text:p text:style-name="P4">
News Source: <text:a xlink:type="simple" xlink:href="https://www.ukrinform.ua/rubric-ato/3722477-zaluznij-i-milli-naperedodni-zasidanna-ramstajn-obgovorili-prioriteti-dla-zsu.html" text:style-name="Internet_20_link" text:visited-style-name="Visited_20_Internet_20_Link">
https://www.ukrinform.ua/rubric-ato/3722477-zaluznij-i-milli-naperedodni-zasidanna-ramstajn-obgovorili-prioriteti-dla-zsu.html</text:a>
</text:p>
      <!--NEWS-->
      <text:h text:style-name="P10" text:outline-level="1">
<text:span text:style-name="T4">
The Sudan sides of the war did not take advantage of negotiations for a further truce</text:span>
</text:h>
      <text:p text:style-name="P4">
Authors: Ukrinform (Person)</text:p>
      <text:p text:style-name="P4">
Publisher: Укринформ (Organization)</text:p>
      <text:p text:style-name="P4">
Published Time: 2023-06-13T20:35:00+03:00</text:p>
      <text:p text:style-name="P4">
Modified Time: 2023-06-13T20:35:00+03:00</text:p>
      <text:p text:style-name="P4">
Description: The guns of the assault Sudan did not take advantage of negotiations to achieve a constant cease to cease fire through the US and Saudi Arabia. - Ukrinform.</text:p>
      <text:p text:style-name="P4">
Images: ['<text:a xlink:type="simple" xlink:href="https://static.ukrinform.com/photos/2023_04/thumb_files/630_360_1682066334-430.jpg" text:style-name="Internet_20_link" text:visited-style-name="Visited_20_Internet_20_Link">
630_360_16820...</text:a>
']</text:p>
      <text:p text:style-name="P4">
Tags: ['Переговори', "Перемир'я", 'Судан', 'Війна']</text:p>
      <text:p text:style-name="P4">
Type: Article</text:p>
      <!--METADATA-->
      <text:p text:style-name="P4">
<draw:frame draw:style-name="fr1" draw:name="Image199" text:anchor-type="as-char" svg:width="6.9236in" svg:height="3.956343in" draw:z-index="0">
<draw:image xlink:href="../Images/yкринформ/2023-06-13T20-35-00-03-00/630_360_1682066334-430.jpg" xlink:type="simple" xlink:show="embed" xlink:actuate="onLoad" draw:mime-type="image/jpeg"/>
</draw:frame>
The guns of the assault Sudan did not take advantage of negotiations to achieve a steady cease to cease fire through the US and Saudi Arabia.</text:p>
      <text:p text:style-name="P4">
About it reports <text:a xlink:type="simple" xlink:href="https://www.reuters.com/world/africa/warring-factions-sudan-not-taking-advantage-jeddah-talks-us-official-2023-06-13/" text:style-name="Internet_20_link" text:visited-style-name="Visited_20_Internet_20_Link">
Reuters</text:a>
Reference to the statement of the US State Department, reports Ukrinform.</text:p>
      <text:p text:style-name="P4">
"The United States is now consulting with Saudi Arabia and other partners, including in the Arab world and in Africa, and in further actions, they have been able to declare the recommended approach in the next few days," the anonymous American official has arranged.</text:p>
      <text:p text:style-name="P4">
According to him, the parties in Sudan were given all opportunities, including the negotiator to achieve a peaceful settlement of the bloody conflict.</text:p>
      <text:p text:style-name="P4">
<text:a xlink:type="simple" xlink:href="https://www.ukrinform.ua/tag-vijna" text:style-name="Internet_20_link" text:visited-style-name="Visited_20_Internet_20_Link">
War</text:a>
Between Sudan's regular army and prompt support forces(RSF)It has been going on for almost two months. Also, 2 million people have been forced to flee, the economy, caused by the global humanitarian crisis, has been destroyed.</text:p>
      <text:p text:style-name="P4">
<text:span text:style-name="T4">
 Read also: </text:span>
 <text:a xlink:type="simple" xlink:href="https://www.ukrinform.ua/rubric-world/3719732-sudanski-vijskovi-ugrupovanna-vedut-boi-za-skladi-zbroi-ta-palnogo.html" text:style-name="Internet_20_link" text:visited-style-name="Visited_20_Internet_20_Link">
Sudan military groups are fighting for warehouses and fuel</text:a>
As reported <text:a xlink:type="simple" xlink:href="https://www.ukrinform.ua/rubric-world/3721749-u-sudani-pisla-24godinnogo-peremira-znovu-pocalis-boi.html" text:style-name="Internet_20_link" text:visited-style-name="Visited_20_Internet_20_Link">
Ukrinform</text:a>
, in the capital of Sudan Khartumi, after a 24-hour truce, collision flared. Residents reported the work of artillery and air strikes.</text:p>
      <text:p text:style-name="P4">
News Source: <text:a xlink:type="simple" xlink:href="https://www.ukrinform.ua/rubric-world/3722485-sudanski-ugrupovanna-so-voroguut-ne-skoristalisa-peregovorami-dla-podalsogo-peremira.html" text:style-name="Internet_20_link" text:visited-style-name="Visited_20_Internet_20_Link">
https://www.ukrinform.ua/rubric-world/3722485-sudanski-ugrupovanna-so-voroguut-ne-skoristalisa-peregovorami-dla-podalsogo-peremira.html</text:a>
</text:p>
      <!--NEWS-->
      <text:h text:style-name="P10" text:outline-level="1">
<text:span text:style-name="T4">
In Kryvyi Rih due to rocket attack, nearly 400 apartments are damaged - Vilkul</text:span>
</text:h>
      <text:p text:style-name="P4">
Authors: Ukrinform (Person)</text:p>
      <text:p text:style-name="P4">
Publisher: Укринформ (Organization)</text:p>
      <text:p text:style-name="P4">
Published Time: 2023-06-13T20:40:00+03:00</text:p>
      <text:p text:style-name="P4">
Modified Time: 2023-06-13T20:40:00+03:00</text:p>
      <text:p text:style-name="P4">
Description: As a result of the Russian rocket attack, nearly 400 apartments were damaged in Kryvyi Rih in more than 70 residential buildings. - Ukrinform.</text:p>
      <text:p text:style-name="P4">
Images: ['<text:a xlink:type="simple" xlink:href="https://static.ukrinform.com/photos/2023_06/thumb_files/630_360_1686677855-920.jpeg" text:style-name="Internet_20_link" text:visited-style-name="Visited_20_Internet_20_Link">
630_360_16866...</text:a>
']</text:p>
      <text:p text:style-name="P4">
Tags: ['Кривий Ріг', 'Обстріл', 'Житло', 'Війна з Росією']</text:p>
      <text:p text:style-name="P4">
Type: Article</text:p>
      <!--METADATA-->
      <text:p text:style-name="P4">
<draw:frame draw:style-name="fr1" draw:name="Image200" text:anchor-type="as-char" svg:width="6.9236in" svg:height="3.956343in" draw:z-index="0">
<draw:image xlink:href="../Images/yкринформ/2023-06-13T20-40-00-03-00/630_360_1686677855-920.jpeg" xlink:type="simple" xlink:show="embed" xlink:actuate="onLoad" draw:mime-type="image/jpeg"/>
</draw:frame>
As a result of the Russian rocket attack, nearly 400 apartments were damaged in Kryvyi Rih in more than 70 residential buildings.</text:p>
      <text:p text:style-name="P4">
About it in <text:a xlink:type="simple" xlink:href="https://t.me/vilkul/3569" text:style-name="Internet_20_link" text:visited-style-name="Visited_20_Internet_20_Link">
telegram</text:a>
Alexander Vilkul, the head of the Kryvyi Rih, reported, Ukrinform reports.</text:p>
      <text:p text:style-name="P4">
"In Kryvyi Rih under the strike of six <text:a xlink:type="simple" xlink:href="https://www.ukrinform.ua/tag-raketa" text:style-name="Internet_20_link" text:visited-style-name="Visited_20_Internet_20_Link">
rockets</text:a>
Five peaceful objects that have nothing to do with the Varism. The enemy struck a five -storey apartment building, also injured a transport enterprise, a warehouse in which ordinary water and various drinks, other civilian objects were stored. More than 70 residential buildings have also been injured. Among them are 7 -story, 8 four -storey, 55 five -storeyed ones, "Vilkul said.</text:p>
      <text:p text:style-name="P4">
</text:p>
      <text:p text:style-name="P4">
<text:a xlink:type="simple" xlink:href="https://static.ukrinform.com/photos/2023_06/1686647350-2935.jpeg" text:style-name="Internet_20_link" text:visited-style-name="Visited_20_Internet_20_Link">
 </text:a>
 <text:a xlink:type="simple" xlink:href="https://static.ukrinform.com/photos/2023_06/1686647350-1161.jpeg" text:style-name="Internet_20_link" text:visited-style-name="Visited_20_Internet_20_Link">
</text:a>
 <text:a xlink:type="simple" xlink:href="https://static.ukrinform.com/photos/2023_06/1686647350-7684.jpeg" text:style-name="Internet_20_link" text:visited-style-name="Visited_20_Internet_20_Link">
</text:a>
 <text:a xlink:type="simple" xlink:href="https://static.ukrinform.com/photos/2023_06/1686647350-6675.jpeg" text:style-name="Internet_20_link" text:visited-style-name="Visited_20_Internet_20_Link">
</text:a>
 <text:a xlink:type="simple" xlink:href="https://static.ukrinform.com/photos/2023_06/1686647350-3410.jpeg" text:style-name="Internet_20_link" text:visited-style-name="Visited_20_Internet_20_Link">
</text:a>
 <text:a xlink:type="simple" xlink:href="https://static.ukrinform.com/photos/2023_06/1686647350-7474.jpeg" text:style-name="Internet_20_link" text:visited-style-name="Visited_20_Internet_20_Link">
</text:a>
According to him, about 400 apartments were damaged, more than 1300 windows and entrances were knocked out from the explosions. The roofs were injured on 10 houses.</text:p>
      <text:p text:style-name="P4">
In addition, three schools, three more than two educational institutions - the team and VET # 45, the hostel were damaged.</text:p>
      <text:p text:style-name="P4">
In order to help people, the operational headquarters of the receding building was immediately deployed. Three meals were provided. Vilkulza was that people could register for displacement, get assistance to the renovation of damaged property, visa specialists helped to obtain administrative services for document recovery and others."The amount of financial assistance that will be highlighted by the city will depend on the particular case on the losses that will establish special district commissions," Vilkul said.</text:p>
      <text:p text:style-name="P4">
Also, he said, the places for temporary accommodation with free food were prepared. There were currently no such applications.</text:p>
      <text:p text:style-name="P4">
<text:span text:style-name="T4">
 Read also: </text:span>
 <text:a xlink:type="simple" xlink:href="https://www.ukrinform.ua/rubric-regions/3722371-klimenko-rozpoviv-detali-nicnoi-ataki-na-krivij-rig.html" text:style-name="Internet_20_link" text:visited-style-name="Visited_20_Internet_20_Link">
in <text:span text:style-name="T4">
 Kryvyi </text:span>
 <text:span text:style-name="T4">
 </text:span>
 Rosi ** Russian missiles damaged more than 70 homes and five educational institutions - the Ministry of Internal Affairs</text:a>
The place were delivered and necessary building materials from the city's material reservo. 40 teams of public utilities and multi -communal equipment have been involved in the work, the head of the MVA emphasized.</text:p>
      <text:p text:style-name="P4">
As <text:a xlink:type="simple" xlink:href="https://www.ukrinform.ua/rubric-regions/3722282-kilkist-zagiblih-vnaslidok-raketnoi-ataki-na-krivij-rig-zbilsilasa-do-11.html" text:style-name="Internet_20_link" text:visited-style-name="Visited_20_Internet_20_Link">
reported</text:a>
, as a result of the rocket attack of the Russians on the night of June 13, 11 people were killed - four as a result of hitting a dwelling house, seven at the composition of a destroyed enterprise. 36 people were injured, 12 are now in hospitals.</text:p>
      <text:p text:style-name="P4">
Tomorrow, June 14, the day of mourning was announced in Kryvyi Rih.</text:p>
      <text:p text:style-name="P4">
News Source: <text:a xlink:type="simple" xlink:href="https://www.ukrinform.ua/rubric-regions/3722478-u-krivomu-rozi-vnaslidok-raketnoi-ataki-poskodzeni-majze-400-kvartir-vilkul.html" text:style-name="Internet_20_link" text:visited-style-name="Visited_20_Internet_20_Link">
https://www.ukrinform.ua/rubric-regions/3722478-u-krivomu-rozi-vnaslidok-raketnoi-ataki-poskodzeni-majze-400-kvartir-vilkul.html</text:a>
</text:p>
      <!--NEWS-->
      <text:h text:style-name="P10" text:outline-level="1">
<text:span text:style-name="T4">
Ukrainian Yarmolenko left "Al-Ain"</text:span>
</text:h>
      <text:p text:style-name="P4">
Authors: Ukrinform (Person)</text:p>
      <text:p text:style-name="P4">
Publisher: Укринформ (Organization)</text:p>
      <text:p text:style-name="P4">
Published Time: 2023-06-13T20:40:47+03:00</text:p>
      <text:p text:style-name="P4">
Modified Time: 2023-06-13T20:40:47+03:00</text:p>
      <text:p text:style-name="P4">
Description: Al-Ain announced the departure of the midfielder Andrei Yarmolenko. - Ukrinform.</text:p>
      <text:p text:style-name="P4">
Images: ['<text:a xlink:type="simple" xlink:href="https://static.ukrinform.com/photos/2023_06/thumb_files/630_360_1686677967-853.jpg" text:style-name="Internet_20_link" text:visited-style-name="Visited_20_Internet_20_Link">
630_360_16866...</text:a>
']</text:p>
      <text:p text:style-name="P4">
Tags: ['Ярмоленко', 'Футбол']</text:p>
      <text:p text:style-name="P4">
Type: Article</text:p>
      <!--METADATA-->
      <text:p text:style-name="P4">
<draw:frame draw:style-name="fr1" draw:name="Image208" text:anchor-type="as-char" svg:width="6.9236in" svg:height="3.956343in" draw:z-index="0">
<draw:image xlink:href="../Images/yкринформ/2023-06-13T20-40-47-03-00/630_360_1686677967-853.jpg" xlink:type="simple" xlink:show="embed" xlink:actuate="onLoad" draw:mime-type="image/jpeg"/>
</draw:frame>
Al-Ain announced the departure of the midfielder Andrei Yarmolenko.</text:p>
      <text:p text:style-name="P4">
This was reported <text:a xlink:type="simple" xlink:href="https://twitter.com/alainfcae_en/status/1668654353446580226" text:style-name="Internet_20_link" text:visited-style-name="Visited_20_Internet_20_Link">
press service</text:a>
The teams of Twitteri, Ukrinform reports.</text:p>
      <text:p text:style-name="P4">
"Good luck and thanks," the club said.</text:p>
      <text:p text:style-name="P4">
It was reported that the player's contract was designed for one season and signed in July last year.</text:p>
      <text:p text:style-name="P4">
<text:span text:style-name="T4">
 Read also: </text:span>
 <text:a xlink:type="simple" xlink:href="https://www.ukrinform.ua/rubric-sports/3722416-arbitri-kontrolnogo-matcu-nimeccina-ukraina-pererahuut-svoi-gonorari-na-dopomogu-ukraincam.html" text:style-name="Internet_20_link" text:visited-style-name="Visited_20_Internet_20_Link">
Germany Arbitrators Germany - Ukraine will steal their fees to help Ukrainians</text:a>
In 28 matches, a 33-year-old football player was distinguished by 12 goals and 4 productive.</text:p>
      <text:p text:style-name="P4">
Photo: ALAINClub.ae</text:p>
      <text:p text:style-name="P4">
News Source: <text:a xlink:type="simple" xlink:href="https://www.ukrinform.ua/rubric-sports/3722479-ukrainec-armolenko-zalisiv-alajn.html" text:style-name="Internet_20_link" text:visited-style-name="Visited_20_Internet_20_Link">
https://www.ukrinform.ua/rubric-sports/3722479-ukrainec-armolenko-zalisiv-alajn.html</text:a>
</text:p>
      <!--NEWS-->
      <text:h text:style-name="P10" text:outline-level="1">
<text:span text:style-name="T4">
Britain has announced a new package of assistance to Ukraine to strengthen air defense</text:span>
</text:h>
      <text:p text:style-name="P4">
Authors: Ukrinform (Person)</text:p>
      <text:p text:style-name="P4">
Publisher: Укринформ (Organization)</text:p>
      <text:p text:style-name="P4">
Published Time: 2023-06-13T20:48:00+03:00</text:p>
      <text:p text:style-name="P4">
Modified Time: 2023-06-13T20:48:00+03:00</text:p>
      <text:p text:style-name="P4">
Description: The UK government has announced a military assistance package for Ukraine worth £ 92 million (almost $ 116 million) to improve air defense efficiency. - Ukrinform.</text:p>
      <text:p text:style-name="P4">
Images: ['<text:a xlink:type="simple" xlink:href="https://static.ukrinform.com/photos/2020_08/thumb_files/630_360_1597951889-165.jpg" text:style-name="Internet_20_link" text:visited-style-name="Visited_20_Internet_20_Link">
630_360_15979...</text:a>
']</text:p>
      <text:p text:style-name="P4">
Tags: ['Британія', 'Україна', 'допомога', 'ППО']</text:p>
      <text:p text:style-name="P4">
Type: Article</text:p>
      <!--METADATA-->
      <text:p text:style-name="P4">
<draw:frame draw:style-name="fr1" draw:name="Image209" text:anchor-type="as-char" svg:width="6.9236in" svg:height="3.954686in" draw:z-index="0">
<draw:image xlink:href="../Images/yкринформ/2023-06-13T20-48-00-03-00/630_360_1597951889-165.jpg" xlink:type="simple" xlink:show="embed" xlink:actuate="onLoad" draw:mime-type="image/jpeg"/>
</draw:frame>
The UK Government has announced a military assistance package for Ukraine worth 92 mln pounds(nearly $ 116 million)to increase the efficiency of air defense.</text:p>
      <text:p text:style-name="P4">
This was reported by the press service of the British government, Ukrinform reports.</text:p>
      <text:p text:style-name="P4">
Equipment will be purchased in the coming months through an international fund for Ukraine(Cloud)In order to enhance Ukraine's ability to defend its critical national infrastructure, civilian population and personnel.</text:p>
      <text:p text:style-name="P4">
The package includes radars to protect against non -selective Russian blows, a "significant amount of ammunition".</text:p>
      <text:p text:style-name="P4">
In addition, <text:a xlink:type="simple" xlink:href="https://www.ukrinform.ua/tag-britania" text:style-name="Internet_20_link" text:visited-style-name="Visited_20_Internet_20_Link">
UK</text:a>
entered 250 million pounds($ 314 million)In the International Foundation for Ukraine.</text:p>
      <text:p text:style-name="P4">
<text:span text:style-name="T4">
 Read also: </text:span>
 <text:a xlink:type="simple" xlink:href="https://www.ukrinform.ua/rubric-ato/3721017-kanada-ogolosila-pro-novij-paket-vijskovoi-dopomogi-ukraini.html" text:style-name="Internet_20_link" text:visited-style-name="Visited_20_Internet_20_Link">
Canada has announced a new package <text:span text:style-name="T4">
 military </text:span>
<text:span text:style-name="T4">
 assistance </text:span>
 Ukraine</text:a>
IFU uses the financial contributions of international partners to provide priority military assistance for Ukraine. This should ensure continuous supply of assistance to Ukraine by 2023 and in the future.</text:p>
      <text:p text:style-name="P4">
In its turn, the Ministry of Defense of the Netherlands stated that this decision became conscious during the meeting of the Ministers of Defense(JEF).</text:p>
      <text:p text:style-name="P4">
"Нідерланди нададуть 100 мільйонів євро в цей фонд (Ifu - row.), which was founded in the United Kingdom last year, ”the message reads.</text:p>
      <text:p text:style-name="P4">
In addition, 10 countries in Northern Europe combine efforts to better protect the critical infrastructure in the sea. Defense ministers of these countries have been more active in exchanging intelligence data on monitoring of prominent threats.</text:p>
      <text:p text:style-name="P4">
At the same time, JEF shared workouts will focus on reducing the threats of critical infrastructure both by the sea and at the sea.</text:p>
      <text:p text:style-name="P4">
As reported <text:a xlink:type="simple" xlink:href="https://www.ukrinform.ua/rubric-ato/3722448-ssa-ogolosili-pro-novij-paket-dopomogi-ukraini-na-325-miljoniv.html" text:style-name="Internet_20_link" text:visited-style-name="Visited_20_Internet_20_Link">
Ukrinform</text:a>
, The United States has announced a new $ 325 million assistance package.</text:p>
      <text:p text:style-name="P4">
News Source: <text:a xlink:type="simple" xlink:href="https://www.ukrinform.ua/rubric-ato/3722482-britania-ogolosila-pro-novij-paket-dopomogi-ukraini-dla-posilenna-ppo.html" text:style-name="Internet_20_link" text:visited-style-name="Visited_20_Internet_20_Link">
https://www.ukrinform.ua/rubric-ato/3722482-britania-ogolosila-pro-novij-paket-dopomogi-ukraini-dla-posilenna-ppo.html</text:a>
</text:p>
      <!--NEWS-->
      <text:h text:style-name="P10" text:outline-level="1">
<text:span text:style-name="T4">
Putin signed a law on seizure of foreign passports from recruits</text:span>
</text:h>
      <text:p text:style-name="P4">
Authors: Ukrinform (Person)</text:p>
      <text:p text:style-name="P4">
Publisher: Укринформ (Organization)</text:p>
      <text:p text:style-name="P4">
Published Time: 2023-06-13T20:53:00+03:00</text:p>
      <text:p text:style-name="P4">
Modified Time: 2023-06-13T20:53:00+03:00</text:p>
      <text:p text:style-name="P4">
Description: Russian President Vladimir Putin has signed a law that provides for the removal of foreign passports from conscripts.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Паспорт', 'Призов', 'Путін', 'Закон']</text:p>
      <text:p text:style-name="P4">
Type: Article</text:p>
      <!--METADATA-->
      <text:p text:style-name="P4">
<draw:frame draw:style-name="fr1" draw:name="Image210" text:anchor-type="as-char" svg:width="6.9236in" svg:height="3.956343in" draw:z-index="0">
<draw:image xlink:href="../Images/yкринформ/2023-06-13T20-53-00-03-00/630_360_1664030285-428.jpg" xlink:type="simple" xlink:show="embed" xlink:actuate="onLoad" draw:mime-type="image/jpeg"/>
</draw:frame>
Presidentrf Volodymyr Putin signed a law that provides for the removal of foreign passports from conscripts.</text:p>
      <text:p text:style-name="P4">
About it reports Ukrinform with a reference <text:a xlink:type="simple" xlink:href="http://publication.pravo.gov.ru/document/0001202306130016" text:style-name="Internet_20_link" text:visited-style-name="Visited_20_Internet_20_Link">
official portal of legal information of the Russian Federation</text:a>
According to the document called to the army or for an alternative civilian service, persons will have to pass foreign <text:a xlink:type="simple" xlink:href="https://www.ukrinform.ua/tag-pasport" text:style-name="Internet_20_link" text:visited-style-name="Visited_20_Internet_20_Link">
passports</text:a>
for storage to the migration department of the Ministry of Internal Affairs or the Center for the provision of state and municipal services. It is necessary to hand over the passport within five days of the outset. It will be returned after the service is completed.</text:p>
      <text:p text:style-name="P4">
If the Russian, whose right to leave the country is restricted, does not hand over the passport for storage without a valid reason, the document is declared invalid.</text:p>
      <text:p text:style-name="P4">
The law on passports will come into force in 180 days.</text:p>
      <text:p text:style-name="P4">
The corresponding amendments were entered in the State Duma in August 2021. Prodeptutats approved the document in the second and third reading only in May 20123. On June 7, it was approved by the Federation Council.</text:p>
      <text:p text:style-name="P4">
<text:span text:style-name="T4">
 Read also: </text:span>
 <text:a xlink:type="simple" xlink:href="https://www.ukrinform.ua/rubric-world/3722458-putin-viznav-negotovnist-rf-do-rejdiv-dobrovolciv-u-belgorodsku-oblast.html" text:style-name="Internet_20_link" text:visited-style-name="Visited_20_Internet_20_Link">
<text:span text:style-name="T4">
 Putin </text:span>
 recognized the unwillingness of the Russian Federation for the raids of volunteers of the Ubelgorod region</text:a>
As it was reported, in April 2023 in Russia adopted a package of amendments to the Law "On Military Duty and Military Service". Among other things, they provide for the creation of a register of conscripts and introduce electronic summons, which are considered received from the moment of placement in the personal office on "state services". From the date of delivery of such a summons it is forbidden to travel abroad.</text:p>
      <text:p text:style-name="P4">
News Source: <text:a xlink:type="simple" xlink:href="https://www.ukrinform.ua/rubric-world/3722483-putin-pidpisav-zakon-pro-vilucenna-u-prizovnikiv-zakordonnih-pasportiv.html" text:style-name="Internet_20_link" text:visited-style-name="Visited_20_Internet_20_Link">
https://www.ukrinform.ua/rubric-world/3722483-putin-pidpisav-zakon-pro-vilucenna-u-prizovnikiv-zakordonnih-pasportiv.html</text:a>
</text:p>
      <!--NEWS-->
      <text:h text:style-name="P10" text:outline-level="1">
<text:span text:style-name="T4">
Zelensky met with CEO</text:span>
</text:h>
      <text:p text:style-name="P4">
Authors: Ukrinform (Person)</text:p>
      <text:p text:style-name="P4">
Publisher: Укринформ (Organization)</text:p>
      <text:p text:style-name="P4">
Published Time: 2023-06-13T20:57:00+03:00</text:p>
      <text:p text:style-name="P4">
Modified Time: 2023-06-13T20:57:00+03:00</text:p>
      <text:p text:style-name="P4">
Description: </text:p>
      <text:p text:style-name="P4">
Президент Володимир Зеленський Обговорив Із Генеральним Директором Міжнародного Агентства З Атомної Енергії Рафаелем Гроссі Кроки, Необхідні Для Мінімізації Ризиків На Запорізькій Аес, Та Підтримав Пропозицію Відправити Групу Експертів Магате Для Оцінки Наслідків Підриву Каховської Гес. — Укрінформ.: </text:p>
      <text:p text:style-name="P4">
Images: ['<text:a xlink:type="simple" xlink:href="https://static.ukrinform.com/photos/2023_06/thumb_files/630_360_1686679052-743.jpeg" text:style-name="Internet_20_link" text:visited-style-name="Visited_20_Internet_20_Link">
630_360_16866...</text:a>
']</text:p>
      <text:p text:style-name="P4">
Tags: ['МАГАТЕ', 'Зеленський', 'Гроссі']</text:p>
      <text:p text:style-name="P4">
Type: Article</text:p>
      <!--METADATA-->
      <text:p text:style-name="P4">
<draw:frame draw:style-name="fr1" draw:name="Image211" text:anchor-type="as-char" svg:width="6.9236in" svg:height="3.956343in" draw:z-index="0">
<draw:image xlink:href="../Images/yкринформ/2023-06-13T20-57-00-03-00/630_360_1686679052-743.jpeg" xlink:type="simple" xlink:show="embed" xlink:actuate="onLoad" draw:mime-type="image/jpeg"/>
</draw:frame>
The Presidential Lordir Zelensky discussed with the CEO of the International Atomic Energy Atomic Energy Raphael Grossi Steps needed to minimize the rises at the Zaporizhzhya NPP and supported the proposal to send a group of expert expert to evaluate the consequences of the Kakhovsky Hydroelectric Power Plant.</text:p>
      <text:p text:style-name="P4">
About it reports <text:a xlink:type="simple" xlink:href="https://www.president.gov.ua/news/glava-derzhavi-zustrivsya-z-generalnim-direktorom-magate-83581" text:style-name="Internet_20_link" text:visited-style-name="Visited_20_Internet_20_Link">
press service of the Head of State</text:a>
, reports Ukrinform.</text:p>
      <text:p text:style-name="P4">
“Glad to greet you. Thank you for your presence in Ukraine. For that you react quickly to the challenges, ”the President said during the meeting.</text:p>
      <text:p text:style-name="P4">
He stressed that as a result of the purposeful blast by Russia, the Kakhovskaya HEP dam, which is the greatest crime of the ecocid of the present, has significantly increased the risks for the security of the Zaporozhye nuclear power plant. Therefore, he said, a quick and decisive reaction of the international community to this bold terrorist act</text:p>
      <text:p text:style-name="P4">
Zelensky positively noted the presence of inspectors of the Agency for ZPP, illegally occupied by Russia, and congratulated Grossi's intention to visit the station personally in order to assess the situation on the spot.</text:p>
      <text:p text:style-name="P4">
The President has once again stressed that the only way to prevent the Nazaporozhye nuclear incident is its complete demilitarization, de -occupation and restoration of Ukraine control over the station.</text:p>
      <text:p text:style-name="P4">
During the meeting, specific steps were discussed to be taken to minimize risks and to prevent the incidents at the ZPP, as well as the ways of interaction <text:a xlink:type="simple" xlink:href="https://www.ukrinform.ua/tag-magate" text:style-name="Internet_20_link" text:visited-style-name="Visited_20_Internet_20_Link">
IAEA</text:a>
for this.</text:p>
      <text:p text:style-name="P4">
*!(https://www.ukrinform.ua/rubric-polytics/3721859-glava-magate-rozpoviv-pro-plani-pid-cas-vizitu-v-ukrainu.html)Zelensky also supported the Gross proposal to send the IAEA group experts to Ukraine to evaluate the consequences of the Kakhovsky hydroelectric power station and the preparation of proposals for specific areas of assistance to overcome them. He stressed that this mission will be given full assistance from Ukrainian institutions.On the fact of undermining the occupiers of the Kakhovka hydroelectric power station, law enforcement officers began investigating under the article on ecocide.</text:p>
      <text:p text:style-name="P4">
<text:span text:style-name="T5">
Foto: op</text:span>
</text:p>
      <text:p text:style-name="P4">
News Source: <text:a xlink:type="simple" xlink:href="https://www.ukrinform.ua/rubric-polytics/3722484-zelenskij-zustrivsa-z-generalnim-direktorom-magate.html" text:style-name="Internet_20_link" text:visited-style-name="Visited_20_Internet_20_Link">
https://www.ukrinform.ua/rubric-polytics/3722484-zelenskij-zustrivsa-z-generalnim-direktorom-magate.html</text:a>
</text:p>
      <!--NEWS-->
      <text:h text:style-name="P10" text:outline-level="1">
<text:span text:style-name="T4">
Stoltenberg sees signs of success in the offensive of Ukraine</text:span>
</text:h>
      <text:p text:style-name="P4">
Authors: Ukrinform (Person)</text:p>
      <text:p text:style-name="P4">
Publisher: Укринформ (Organization)</text:p>
      <text:p text:style-name="P4">
Published Time: 2023-06-13T21:01:00+03:00</text:p>
      <text:p text:style-name="P4">
Modified Time: 2023-06-13T21:01:00+03:00</text:p>
      <text:p text:style-name="P4">
Description: NATO Secretary General Jens Stoltenberg saw the first signs of success in the offensive operation, which was launched in order to liberate temporarily occupied territories of Ukraine.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Столтенберг', 'Війна з Росією']</text:p>
      <text:p text:style-name="P4">
Type: Article</text:p>
      <!--METADATA-->
      <text:p text:style-name="P4">
<draw:frame draw:style-name="fr1" draw:name="Image214" text:anchor-type="as-char" svg:width="6.9236in" svg:height="3.956343in" draw:z-index="0">
<draw:image xlink:href="../Images/yкринформ/2023-06-13T21-01-00-03-00/630_360_1668589929-696.jpg" xlink:type="simple" xlink:show="embed" xlink:actuate="onLoad" draw:mime-type="image/jpeg"/>
</draw:frame>
NATO Secretary -General Jens Stoltenberg saw the first signs of success of the UNSC, which was launched in order to liberate temporarily -occupied territories of Ukraine.</text:p>
      <text:p text:style-name="P4">
According to Ukrinform, such a comment by Jens Stoltenberg made for an American edition <text:a xlink:type="simple" xlink:href="https://www.usatoday.com/story/news/politics/2023/06/12/nato-stoltenberg-ukraine-russia-counteroffensive/70314530007/" text:style-name="Internet_20_link" text:visited-style-name="Visited_20_Internet_20_Link">
"USA Today"</text:a>
.</text:p>
      <text:p text:style-name="P4">
"We must be prepared for the fact that this offensive will be bloody and very difficult. The Russians have time to reduce quite heavy lines of defense and break them with a difficult task ... But we saw that Ukrainians have courage and determination to liberate land … But to push the Russians, ” - quotes the publication of the statement.</text:p>
      <text:p text:style-name="P4">
As noted in the edition <text:a xlink:type="simple" xlink:href="https://www.ukrinform.ua/tag-stoltenberg" text:style-name="Internet_20_link" text:visited-style-name="Visited_20_Internet_20_Link">
Stoltenberg</text:a>
He became one of the first officials of the West to noticed the signs of a speech in the offensive operations of the Ukrainian forces in the east and in the south of the country, where several small cities and towns were liberated from Russian invaders.</text:p>
      <text:p text:style-name="P4">
<text:span text:style-name="T4">
 Read also: </text:span>
 <text:a xlink:type="simple" xlink:href="https://www.ukrinform.ua/rubric-ato/3722480-sili-oboroni-ukraini-pisli-u-nastup-ta-pocali-povertati-svoi-teritorii-stoltenberg.html" text:style-name="Internet_20_link" text:visited-style-name="Visited_20_Internet_20_Link">
Defense forces of Ukraine went on the offensive and started returning the territory - <text:span text:style-name="T4">
 Stoltenberg </text:span>
</text:a>
“Although it is too early to predict a result of the deepening in the Russian defense, the early stages of this battle suggest that billions(dollars - ed.)What the United States and the coalition in their leadership invested in equipment and seizures of the Ukrainian forces, gave them Western weapons and taught them to use it, already produce results, ”the publication reads.</text:p>
      <text:p text:style-name="P4">
It has already been reported that NATO Secretary General Jens Stoltenberg is a precipitate in the United States, where it discusses preparation for the next Summit of the Alliance, which should be expected on July 11-12 in Vilnius. Today, the Alliance leader was negotiating the Secretary of State Anthony Blinken, and his meeting with <text:a xlink:type="simple" xlink:href="https://www.ukrinform.ua/rubric-world/3721929-bajden-sogodni-zustrinetsa-zi-stoltenbergom-govoritimut-j-pro-pidtrimku-ukraini.html" text:style-name="Internet_20_link" text:visited-style-name="Visited_20_Internet_20_Link">
US President Joe Biden. </text:a>
</text:p>
      <text:p text:style-name="P4">
News Source: <text:a xlink:type="simple" xlink:href="https://www.ukrinform.ua/rubric-ato/3722487-stoltenberg-bacit-oznaki-uspihu-v-nastupi-ukraini.html" text:style-name="Internet_20_link" text:visited-style-name="Visited_20_Internet_20_Link">
https://www.ukrinform.ua/rubric-ato/3722487-stoltenberg-bacit-oznaki-uspihu-v-nastupi-ukraini.html</text:a>
</text:p>
      <!--NEWS-->
      <text:h text:style-name="P10" text:outline-level="1">
<text:span text:style-name="T4">
Poltava region sent 14 humanitarian trucks to Kherson region</text:span>
</text:h>
      <text:p text:style-name="P4">
Authors: Ukrinform (Person)</text:p>
      <text:p text:style-name="P4">
Publisher: Укринформ (Organization)</text:p>
      <text:p text:style-name="P4">
Published Time: 2023-06-13T21:10:00+03:00</text:p>
      <text:p text:style-name="P4">
Modified Time: 2023-06-13T21:10:00+03:00</text:p>
      <text:p text:style-name="P4">
Description: From Poltava, 14 houses with humanitarian aid were sent for the victims of the Russians of the Kakhovsk Hydroelectric Power Plant. - Ukrinform.</text:p>
      <text:p text:style-name="P4">
Images: ['<text:a xlink:type="simple" xlink:href="https://static.ukrinform.com/photos/2023_06/thumb_files/630_360_1686680863-132.jpg" text:style-name="Internet_20_link" text:visited-style-name="Visited_20_Internet_20_Link">
630_360_16866...</text:a>
']</text:p>
      <text:p text:style-name="P4">
Tags: ['Херсонщина', 'Полтавщина', 'допомога']</text:p>
      <text:p text:style-name="P4">
Type: Article</text:p>
      <!--METADATA-->
      <text:p text:style-name="P4">
<draw:frame draw:style-name="fr1" draw:name="Image215" text:anchor-type="as-char" svg:width="6.9236in" svg:height="3.956343in" draw:z-index="0">
<draw:image xlink:href="../Images/yкринформ/2023-06-13T21-10-00-03-00/630_360_1686680863-132.jpg" xlink:type="simple" xlink:show="embed" xlink:actuate="onLoad" draw:mime-type="image/jpeg"/>
</draw:frame>
From the Poltai, 14 humanitarian trucks were sent for the victims of the Russians of the Dams of the Kakhovsk Hesherson.</text:p>
      <text:p text:style-name="P4">
This was reported in <text:a xlink:type="simple" xlink:href="https://t.me/DMYTROLUNIN/8637" text:style-name="Internet_20_link" text:visited-style-name="Visited_20_Internet_20_Link">
telegram</text:a>
Dmitry Lunin, the head of Popolta Ova, Ukrinform reports.</text:p>
      <text:p text:style-name="P4">
"Residents of Poltava region are united in help <text:a xlink:type="simple" xlink:href="https://www.ukrinform.ua/tag-hersonsina" text:style-name="Internet_20_link" text:visited-style-name="Visited_20_Internet_20_Link">
Kherson region</text:a>
. They sent the third large -scale load 14 trucks, "the message said.</text:p>
      <text:p text:style-name="P4">
According to Lunin, 300 tons of drinking water transferred communities together with socially responsible business. And also - eight gasoline motor pumps, vests, boots, semi -coffins, buckets and bags.</text:p>
      <text:p text:style-name="P4">
Ova also work to additionally involve communal equipment for the treatment of the consequences of flooding in Kherson region, Lunin added.</text:p>
      <text:p text:style-name="P4">
*!(https://www.ukrinform.ua/rubric-regions/3722457-z-volini-peredali-50-tonn-gumanitarnoi-dopomogi-postrazdalim-vid-pidrivu-kahovskoi-ges.html)As <text:a xlink:type="simple" xlink:href="https://www.ukrinform.ua/rubric-other_news/3720776-pidriv-rosianami-kahovskoi-ges-usi-novini.html" text:style-name="Internet_20_link" text:visited-style-name="Visited_20_Internet_20_Link">
reported</text:a>
, at night, on June 6, the Russian military blew the dam of Kakhovka hydroelectric power plants. The Kherson region is rescue and evacuation measures from flooding places. 3,600 houses in 31 settlements remain flooded on the Right Bank, on the Left Bank underwater underwater of 17 settlements.</text:p>
      <text:p text:style-name="P4">
<text:span text:style-name="T5">
Foto: Dmitry Lunin / Telegram</text:span>
</text:p>
      <text:p text:style-name="P4">
News Source: <text:a xlink:type="simple" xlink:href="https://www.ukrinform.ua/rubric-regions/3722494-poltavsina-vidpravila-na-hersonsinu-14-vantazivok-z-gumanitarnou-dopomogou.html" text:style-name="Internet_20_link" text:visited-style-name="Visited_20_Internet_20_Link">
https://www.ukrinform.ua/rubric-regions/3722494-poltavsina-vidpravila-na-hersonsinu-14-vantazivok-z-gumanitarnou-dopomogou.html</text:a>
</text:p>
      <!--NEWS-->
      <text:h text:style-name="P10" text:outline-level="1">
<text:span text:style-name="T4">
More than 3,000 people - Vereshchuk were evacuated from the Kherson Right Bank of Kherson region</text:span>
</text:h>
      <text:p text:style-name="P4">
Authors: Ukrinform (Person)</text:p>
      <text:p text:style-name="P4">
Publisher: Укринформ (Organization)</text:p>
      <text:p text:style-name="P4">
Published Time: 2023-06-13T21:17:00+03:00</text:p>
      <text:p text:style-name="P4">
Modified Time: 2023-06-13T21:17:00+03:00</text:p>
      <text:p text:style-name="P4">
Description: More than 3,000 people were evacuated from the settlements of the Right Bank of Kherson region, another 133 people were able to save from temporarily controlled by Russian invaders of the territory of the region on the Left Bank. - Ukrinform.</text:p>
      <text:p text:style-name="P4">
Images: ['<text:a xlink:type="simple" xlink:href="https://static.ukrinform.com/photos/2022_06/thumb_files/630_360_1655881197-101.jpg" text:style-name="Internet_20_link" text:visited-style-name="Visited_20_Internet_20_Link">
630_360_16558...</text:a>
']</text:p>
      <text:p text:style-name="P4">
Tags: ['Евакуація', 'Херсонщина', 'Каховська ГЕС', 'Верещук', 'Єдині новини']</text:p>
      <text:p text:style-name="P4">
Type: Article</text:p>
      <!--METADATA-->
      <text:p text:style-name="P4">
<draw:frame draw:style-name="fr1" draw:name="Image216" text:anchor-type="as-char" svg:width="6.9236in" svg:height="3.956343in" draw:z-index="0">
<draw:image xlink:href="../Images/yкринформ/2023-06-13T21-17-00-03-00/630_360_1655881197-101.jpg" xlink:type="simple" xlink:show="embed" xlink:actuate="onLoad" draw:mime-type="image/jpeg"/>
</draw:frame>
More than 3000 people were evacuated from the settlements of the Right Bank of the Kherson region, another 133 people were able to save from temporarily controlled by Russian invaders of the region on the left bank.</text:p>
      <text:p text:style-name="P4">
This was reported by Viceremier -Minister - Minister for Reintegration of the Occupied Territories Irina Vereshchuk on the air of the Telegraphon "Unin", Ukrinform correspondent reports.</text:p>
      <text:p text:style-name="P4">
“If we talk about the right shore, then it(evacuated)More than three thousand people, ”Vereshchuk said.</text:p>
      <text:p text:style-name="P4">
According to her, most people remain in the Kherson region, they do not want to go home from home and wait for water to fall.</text:p>
      <text:p text:style-name="P4">
Asked how many citizens were evacuated from the left bank of the Kherson region, which is controlled by Russian troops, Vereshchuk replied: “133 people managed to evacuate. The scum shoots in our backs to our people. "</text:p>
      <text:p text:style-name="P4">
<text:span text:style-name="T4">
 Read also: </text:span>
 <text:a xlink:type="simple" xlink:href="https://www.ukrinform.ua/rubric-society/3722039-fiksuvati-poskodzenna-zitla-vnaslidok-pidtoplenna-mae-misceva-vlada-veresuk.html" text:style-name="Internet_20_link" text:visited-style-name="Visited_20_Internet_20_Link">
fix the damage to the flooding of the locally - <text:span text:style-name="T4">
 Vereshchuk </text:span>
</text:a>
She added that these people live in special shelters, and recommended people to go to Transcarpathia, where they are ready to provide shelter and help.</text:p>
      <text:p text:style-name="P4">
The official informed that evacuated citizens have IDP status and will receive appropriate payments by the end of this year.</text:p>
      <text:p text:style-name="P4">
According to her, the government, together with international partners, processes the issues of one time. In addition, the Equation program is operating.</text:p>
      <text:p text:style-name="P4">
Vereshchuk reminded that on Tuesday, at a government meeting, an order was adopted that local governments were obliged to quickly find the commissions for fixing the damage caused.</text:p>
      <text:p text:style-name="P4">
<text:span text:style-name="T4">
 Read also: </text:span>
 <text:a xlink:type="simple" xlink:href="https://www.ukrinform.ua/rubric-regions/3722390-meskanciv-okupovanoi-castini-hersonsini-poperedili-pro-mozlivi-provokacijni-sms-nibito-vid-zsu.html" text:style-name="Internet_20_link" text:visited-style-name="Visited_20_Internet_20_Link">
residents of the occupied part <text:span text:style-name="T4">
 Kherson region </text:span>
 Pre -provocative sms allegedly from the Armed Forces</text:a>
“Every settlement, every territorial community must have relevant communities that will record the fact of damage and destruction of property. This depends on the speed of compensation that people will receive and the quality, ” - explained the scenery.</text:p>
      <text:p text:style-name="P4">
It was reported that on the night of June 6, the Russian army blew up the Greblyukakhov Hydroelectric Power Plant. Rescue work and evacuation measures are ongoing in Kherson region from flooding. Particularly difficult is the situation in the territories temporarily injected by the Russians.</text:p>
      <text:p text:style-name="P4">
News Source: <text:a xlink:type="simple" xlink:href="https://www.ukrinform.ua/rubric-society/3722490-z-pravoberezza-hersonsini-evakuuvali-ponad-3-000-osib-veresuk.html" text:style-name="Internet_20_link" text:visited-style-name="Visited_20_Internet_20_Link">
https://www.ukrinform.ua/rubric-society/3722490-z-pravoberezza-hersonsini-evakuuvali-ponad-3-000-osib-veresuk.html</text:a>
</text:p>
      <!--NEWS-->
      <text:h text:style-name="P10" text:outline-level="1">
<text:span text:style-name="T4">
Ukraine will no longer celebrate the day of the health worker at the same time with hostile states - Knyazevich</text:span>
</text:h>
      <text:p text:style-name="P4">
Authors: Ukrinform (Person)</text:p>
      <text:p text:style-name="P4">
Publisher: Укринформ (Organization)</text:p>
      <text:p text:style-name="P4">
Published Time: 2023-06-13T21:20:00+03:00</text:p>
      <text:p text:style-name="P4">
Modified Time: 2023-06-13T21:20:00+03:00</text:p>
      <text:p text:style-name="P4">
Description: Celebrating the Day of the Healthcare provider on the third Sunday of June is an outdated Soviet tradition that goes back to the past. - Ukrinform.</text:p>
      <text:p text:style-name="P4">
Images: ['<text:a xlink:type="simple" xlink:href="https://static.ukrinform.com/photos/2023_06/thumb_files/630_360_1686680494-957.jpg" text:style-name="Internet_20_link" text:visited-style-name="Visited_20_Internet_20_Link">
630_360_16866...</text:a>
']</text:p>
      <text:p text:style-name="P4">
Tags: ['Медики', 'Свято', 'Війна з Росією']</text:p>
      <text:p text:style-name="P4">
Type: Article</text:p>
      <!--METADATA-->
      <text:p text:style-name="P4">
<draw:frame draw:style-name="fr1" draw:name="Image217" text:anchor-type="as-char" svg:width="6.9236in" svg:height="3.956343in" draw:z-index="0">
<draw:image xlink:href="../Images/yкринформ/2023-06-13T21-20-00-03-00/630_360_1686680494-957.jpg" xlink:type="simple" xlink:show="embed" xlink:actuate="onLoad" draw:mime-type="image/jpeg"/>
</draw:frame>
Celebrating the Day of the Healthcare provider on the third Sunday of June is an outdated Soviet tradition that goes back to the past.</text:p>
      <text:p text:style-name="P4">
The Honored Doctor of Ukraine, the Minister of Protection of Ukraine in 2007-2010, the chairman of the respectable council of the Public Initiative “Order of St. Panteleimon” Vasyl Knyazevich, said this in a comment to Ukrinform.</text:p>
      <text:p text:style-name="P4">
“Today, the President of Ukraine has signed a decree on the annual celebration of the Day of the Medical Worker on July 27. This is a very important and timely decision, ”says Gin.</text:p>
      <text:p text:style-name="P4">
Knyazevich noted that for over 30 years Ukraine is an independent state, however Ukrainian <text:a xlink:type="simple" xlink:href="https://www.ukrinform.ua/tag-medicina" text:style-name="Internet_20_link" text:visited-style-name="Visited_20_Internet_20_Link">
doctors</text:a>
They continued to celebrate their professional holiday with Russia and Belarus. Vinnnaya stated that Russia "with the active support of Belarus is a genocide, to seek the Ukrainian nation", at the same time in 15 months of full -scale war communities of Russia and Belarus have never made statements on war.</text:p>
      <text:p text:style-name="P4">
"The decree of the Head of State means not only a break with Soviet traditions, instead, starting new, national approaches and traditions. And our initiative "Order of St. Panteleimon". Medicularly with the appropriate proposal to the President, we were supported by the medicine, the Ministry of Health.</text:p>
      <text:p text:style-name="P4">
According to him, today we are writing our recent history. "Among our defenders, who defend the independence of our country on the battlefield. Many. Liberation, ”he emphasized.</text:p>
      <text:p text:style-name="P4">
<text:span text:style-name="T4">
 Read also: </text:span>
 <text:a xlink:type="simple" xlink:href="https://www.ukrinform.ua/rubric-society/3719999-ponad-60-ukrainciv-pidtrimuut-perehid-na-novij-cerkovnij-kalendar.html" text:style-name="Internet_20_link" text:visited-style-name="Visited_20_Internet_20_Link">
more than 60% of Ukrainians support the transition to a new church <text:span text:style-name="T4">
 calendar </text:span>
</text:a>
As reported <text:a xlink:type="simple" xlink:href="https://www.ukrinform.ua/rubric-society/3722255-v-ukraini-vidznacatimut-den-medicnogo-pracivnika-27-lipna-zelenskij-pidpisav-ukaz.html" text:style-name="Internet_20_link" text:visited-style-name="Visited_20_Internet_20_Link">
Ukrinform</text:a>
, On June 13, 2023, President Vladimirzelensky signed a decree celebrating the Day of Medical Worker in Ukraine on 27th. The relevant document No. 327/2023 was published on the website of the Head of State.The Order of the Order of St. Panteleimon is awarded "Spossionalism and Mercy, significant results in the field of health care."</text:p>
      <text:p text:style-name="P4">
News Source: <text:a xlink:type="simple" xlink:href="https://www.ukrinform.ua/rubric-society/3722489-ukraina-bilse-ne-vidznacatime-den-medpracivnika-odnocasno-z-vorozimi-derzavami-knazevic.html" text:style-name="Internet_20_link" text:visited-style-name="Visited_20_Internet_20_Link">
https://www.ukrinform.ua/rubric-society/3722489-ukraina-bilse-ne-vidznacatime-den-medpracivnika-odnocasno-z-vorozimi-derzavami-knazevic.html</text:a>
</text:p>
      <!--NEWS-->
      <text:h text:style-name="P10" text:outline-level="1">
<text:span text:style-name="T4">
Ukraine's youth team defeated peers from Kuwait</text:span>
</text:h>
      <text:p text:style-name="P4">
Authors: Ukrinform (Person)</text:p>
      <text:p text:style-name="P4">
Publisher: Укринформ (Organization)</text:p>
      <text:p text:style-name="P4">
Published Time: 2023-06-13T21:26:36+03:00</text:p>
      <text:p text:style-name="P4">
Modified Time: 2023-06-13T21:26:36+03:00</text:p>
      <text:p text:style-name="P4">
Description: The U-21 Football national team won Kuwait. - Ukrinform.</text:p>
      <text:p text:style-name="P4">
Images: ['<text:a xlink:type="simple" xlink:href="https://static.ukrinform.com/photos/2023_06/thumb_files/630_360_1686680730-693.jpg" text:style-name="Internet_20_link" text:visited-style-name="Visited_20_Internet_20_Link">
630_360_16866...</text:a>
']</text:p>
      <text:p text:style-name="P4">
Tags: ['Футбол', 'Збірна України']</text:p>
      <text:p text:style-name="P4">
Type: Article</text:p>
      <!--METADATA-->
      <text:p text:style-name="P4">
<draw:frame draw:style-name="fr1" draw:name="Image218" text:anchor-type="as-char" svg:width="6.9236in" svg:height="3.956343in" draw:z-index="0">
<draw:image xlink:href="../Images/yкринформ/2023-06-13T21-26-36-03-00/630_360_1686680730-693.jpg" xlink:type="simple" xlink:show="embed" xlink:actuate="onLoad" draw:mime-type="image/jpeg"/>
</draw:frame>
The U-21 Football national team won Kuwait.</text:p>
      <text:p text:style-name="P4">
Today, on June 13, the U-21 youth team of Ukraine held the first controlling person in preparation for the final part of Euro-2023, Ukrinform reports.</text:p>
      <text:p text:style-name="P4">
Ruslan Rotan's team defeated Kuwait's peer thanks to the goals of Bogdanavunnik and Danylo Sikan.</text:p>
      <text:p text:style-name="P4">
<text:span text:style-name="T4">
 Read also: </text:span>
 <text:a xlink:type="simple" xlink:href="https://www.ukrinform.ua/rubric-sports/3722479-ukrainec-armolenko-zalisiv-alajn.html" text:style-name="Internet_20_link" text:visited-style-name="Visited_20_Internet_20_Link">
Ukrainian Yarmolenko left "Al-Ain"</text:a>
As it was reported, the youth team of Ukraine in football has got to group B, Degratia with Croatia, Romania and Spain.</text:p>
      <text:p text:style-name="P4">
Photo: UAF press service</text:p>
      <text:p text:style-name="P4">
News Source: <text:a xlink:type="simple" xlink:href="https://www.ukrinform.ua/rubric-sports/3722492-molodizna-zbirna-ukraini-peremogla-odnolitkiv-z-kuvejtu.html" text:style-name="Internet_20_link" text:visited-style-name="Visited_20_Internet_20_Link">
https://www.ukrinform.ua/rubric-sports/3722492-molodizna-zbirna-ukraini-peremogla-odnolitkiv-z-kuvejtu.html</text:a>
</text:p>
      <!--NEWS-->
      <text:h text:style-name="P10" text:outline-level="1">
<text:span text:style-name="T4">
The US interacts with Ukraine in establishing the circumstances of the destruction</text:span>
</text:h>
      <text:p text:style-name="P4">
Authors: Ukrinform (Person)</text:p>
      <text:p text:style-name="P4">
Publisher: Укринформ (Organization)</text:p>
      <text:p text:style-name="P4">
Published Time: 2023-06-13T21:32:00+03:00</text:p>
      <text:p text:style-name="P4">
Modified Time: 2023-06-13T21:32:00+03:00</text:p>
      <text:p text:style-name="P4">
Description: The United States interact with the Ukrainian side in the process of establishing a complete picture of the destruction of the Dams of the Kakhovka Hydroelectric Power Plant, as well as in other matters and recommends not to perceive everything that the Russians say for a clean coin.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США', 'Україна', 'Держдеп', 'Росія', 'Каховська ГЕС', 'Війна з Росією']</text:p>
      <text:p text:style-name="P4">
Type: Article</text:p>
      <!--METADATA-->
      <text:p text:style-name="P4">
<draw:frame draw:style-name="fr1" draw:name="Image219" text:anchor-type="as-char" svg:width="6.9236in" svg:height="3.956343in" draw:z-index="0">
<draw:image xlink:href="../Images/yкринформ/2023-06-13T21-32-00-03-00/630_360_1521097272-9495.jpg" xlink:type="simple" xlink:show="embed" xlink:actuate="onLoad" draw:mime-type="image/jpeg"/>
</draw:frame>
The combination interacts with the Ukrainian side in the process of establishing a complete picture of the Dams of the Kakhovka Hydroelectric Power Plant, as well as in other matters and recommend that everything that the Russians say for a clean coin.</text:p>
      <text:p text:style-name="P4">
This was stated on Tuesday during a pressing in Washington by US spokesman Matthew Miller, Ukrinform correspondent reports.</text:p>
      <text:p text:style-name="P4">
"We absolutely trust Ukraine," said the State Department representative to the question of the interaction of Washington and Kiev in the matter of Kakhovka hydroelectric power station.</text:p>
      <text:p text:style-name="P4">
He also noted that the position of the US side to destroy the dam will leave, and that the United States continues to study the situation.</text:p>
      <text:p text:style-name="P4">
<text:span text:style-name="T4">
 Read also: </text:span>
 <text:a xlink:type="simple" xlink:href="https://www.ukrinform.ua/rubric-polytics/3722388-elcenko-oon-ce-burokraticna-struktura-insoi-reakcii-na-pidriv-kahovskoi-ges-a-ne-ocikuvav.html" text:style-name="Internet_20_link" text:visited-style-name="Visited_20_Internet_20_Link">
Yelchenko: UN is a bureaucratic structure, another reaction is undermining Kakhovka hydroelectric power station I did not expect</text:a>
"But I will note that one thing is obvious-this is that the dam is located in the scent, which Russia occupied, and where Russia maintained control of the dam,"-said the representative <text:a xlink:type="simple" xlink:href="https://www.ukrinform.ua/tag-derzdep" text:style-name="Internet_20_link" text:visited-style-name="Visited_20_Internet_20_Link">
State Department</text:a>
.Hfvinfqy</text:p>
      <text:p text:style-name="P4">
Крім того, Міллер відповів на прохання прокоментувати заяви президента РФ про«значні втрати» української сторони під час контрнаступальних дій.</text:p>
      <text:p text:style-name="P4">
«Я думаю, було зрозуміло навіть до початку цього конфлікту, що не можнасприймати все, що говорить Володимир Путін за «чисту монету» і вважати це«святою правдою», - зазначив речник зовнішньополітичного відомства США.</text:p>
      <text:p text:style-name="P4">
<text:span text:style-name="T4">
Читайте також:</text:span>
 <text:a xlink:type="simple" xlink:href="https://www.ukrinform.ua/rubric-regions/3722473-iz-britanii-pribuli-ratuvalni-covni-dla-likvidacii-naslidkiv-pidrivu-kahovskoi-ges.html" text:style-name="Internet_20_link" text:visited-style-name="Visited_20_Internet_20_Link">
 Із Британії прибули рятувальні човни для ліквідаціїнаслідків підриву <text:span text:style-name="T4">
Каховсько</text:span>
 ї ГЕС </text:a>
In this context, he also noted that the United States, together with the Allies, will continue to provide Ukraine with the necessary help for success and enhancement of long -term defense capabilities.</text:p>
      <text:p text:style-name="P4">
As reported by Ukrinform, on Tuesday US Secretary(https://www.ukrinform.ua/rubric-ato/3722448-ssa-ogolosili-pro-novij-paket-dopomogi-ukraini-na-325-miljoniv.html)On the allocation of new PAPTAVY support of Ukraine worth $ 325 million. It provides immediate airborne assets, HIMARS missiles, shells, armored vehicles and other arms.</text:p>
      <text:p text:style-name="P4">
News Source: <text:a xlink:type="simple" xlink:href="https://www.ukrinform.ua/rubric-polytics/3722495-ssa-vzaemodiut-z-ukrainou-u-vstanovlenni-obstavin-znisenna-kahovskoi-ges-derzdep.html" text:style-name="Internet_20_link" text:visited-style-name="Visited_20_Internet_20_Link">
https://www.ukrinform.ua/rubric-polytics/3722495-ssa-vzaemodiut-z-ukrainou-u-vstanovlenni-obstavin-znisenna-kahovskoi-ges-derzdep.html</text:a>
</text:p>
      <!--NEWS-->
      <text:h text:style-name="P10" text:outline-level="1">
<text:span text:style-name="T4">
The Ministry of Defense purchases drones according to the need formed by the Armed Forces - painter</text:span>
</text:h>
      <text:p text:style-name="P4">
Authors: Ukrinform (Person)</text:p>
      <text:p text:style-name="P4">
Publisher: Укринформ (Organization)</text:p>
      <text:p text:style-name="P4">
Published Time: 2023-06-13T21:37:00+03:00</text:p>
      <text:p text:style-name="P4">
Modified Time: 2023-06-13T21:37:00+03:00</text:p>
      <text:p text:style-name="P4">
Description: The Ministry of Defense of Ukraine purchases military drones according to the need formed by the Armed Forces. - Ukrinform.</text:p>
      <text:p text:style-name="P4">
Images: ['<text:a xlink:type="simple" xlink:href="https://static.ukrinform.com/photos/2022_08/thumb_files/630_360_1660222320-238.jpg" text:style-name="Internet_20_link" text:visited-style-name="Visited_20_Internet_20_Link">
630_360_16602...</text:a>
']</text:p>
      <text:p text:style-name="P4">
Tags: ['Міноборони', 'ЗСУ', 'Дрон', 'Ганна Маляр', 'Єдині новини']</text:p>
      <text:p text:style-name="P4">
Type: Article</text:p>
      <!--METADATA-->
      <text:p text:style-name="P4">
<draw:frame draw:style-name="fr1" draw:name="Image220" text:anchor-type="as-char" svg:width="6.9236in" svg:height="3.956343in" draw:z-index="0">
<draw:image xlink:href="../Images/yкринформ/2023-06-13T21-37-00-03-00/630_360_1660222320-238.jpg" xlink:type="simple" xlink:show="embed" xlink:actuate="onLoad" draw:mime-type="image/jpeg"/>
</draw:frame>
The Ministry of Defense of Ukraine purchases military drones in accordance with the need, which is formed by the Armed Forces.</text:p>
      <text:p text:style-name="P4">
The Deputy Minister of Defense Painter said this on the air of the only news, Ukrinform reports, citing <text:a xlink:type="simple" xlink:href="https://armyinform.com.ua/2023/06/13/minoborony-ukrayiny-zakupovuye-drony-vijskovogo-pryznachennya-zgidno-z-tiyeyu-potreboyu-shho-formuyut-zsu/" text:style-name="Internet_20_link" text:visited-style-name="Visited_20_Internet_20_Link">
Armyinform</text:a>
.</text:p>
      <text:p text:style-name="P4">
"As for the acquisition of other types <text:a xlink:type="simple" xlink:href="https://www.ukrinform.ua/tag-bezpilotnik" text:style-name="Internet_20_link" text:visited-style-name="Visited_20_Internet_20_Link">
drones</text:a>
, there are other procedures. We cannot buy everything we ordered the Armed Forces forces. The Ministry of Defense is not initiated by the Ministry of Defense - so it is provided by law, " - emphasized the painter.</text:p>
      <text:p text:style-name="P4">
According to her, the needs for the troops are formed from those orders that come from units. "Now such needs are completely closed. All equipment is supplemented, all contracts are," - said the MOU representative.</text:p>
      <text:p text:style-name="P4">
<text:span text:style-name="T4">
 Read also: </text:span>
 <text:a xlink:type="simple" xlink:href="https://www.ukrinform.ua/rubric-ato/3716034-ukrainskim-vijskovim-peredali-500-fpvdroniv-pegas.html" text:style-name="Internet_20_link" text:visited-style-name="Visited_20_Internet_20_Link">
Ukrainian military passed 500 FPV-ducts "Pegas"</text:a>
She also noted that almost 100 percent of the UAV needs are closed at the expense of a domestic manufacturer.</text:p>
      <text:p text:style-name="P4">
As <text:a xlink:type="simple" xlink:href="https://www.ukrinform.ua/rubric-ato/3722448-ssa-ogolosili-pro-novij-paket-dopomogi-ukraini-na-325-miljoniv.html" text:style-name="Internet_20_link" text:visited-style-name="Visited_20_Internet_20_Link">
reported</text:a>
, The United States announced the allocation of a new $ 325 million assistance package.</text:p>
      <text:p text:style-name="P4">
News Source: <text:a xlink:type="simple" xlink:href="https://www.ukrinform.ua/rubric-ato/3722496-minoboroni-zakupovue-droni-vidpovidno-do-potrebi-aku-formuut-zsu-malar.html" text:style-name="Internet_20_link" text:visited-style-name="Visited_20_Internet_20_Link">
https://www.ukrinform.ua/rubric-ato/3722496-minoboroni-zakupovue-droni-vidpovidno-do-potrebi-aku-formuut-zsu-malar.html</text:a>
</text:p>
      <!--NEWS-->
      <text:h text:style-name="P10" text:outline-level="1">
<text:span text:style-name="T4">
Kuleba invited Peru to join the Ukrainian formula of peace</text:span>
</text:h>
      <text:p text:style-name="P4">
Authors: Ukrinform (Person)</text:p>
      <text:p text:style-name="P4">
Publisher: Укринформ (Organization)</text:p>
      <text:p text:style-name="P4">
Published Time: 2023-06-13T21:40:00+03:00</text:p>
      <text:p text:style-name="P4">
Modified Time: 2023-06-13T21:40:00+03:00</text:p>
      <text:p text:style-name="P4">
Description: Foreign Minister of Ukraine Dmytro Kuleba, while communicating with Peruvian colleague, Ana Sylvia Gervas, invited Peru to join the formula of President Vladimir Zelensky Peace.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Перу', 'Війна з Росією', 'Формула миру']</text:p>
      <text:p text:style-name="P4">
Type: Article</text:p>
      <!--METADATA-->
      <text:p text:style-name="P4">
<draw:frame draw:style-name="fr1" draw:name="Image221" text:anchor-type="as-char" svg:width="6.9236in" svg:height="3.956343in" draw:z-index="0">
<draw:image xlink:href="../Images/yкринформ/2023-06-13T21-40-00-03-00/630_360_1685367365-251.jpg" xlink:type="simple" xlink:show="embed" xlink:actuate="onLoad" draw:mime-type="image/jpeg"/>
</draw:frame>
The Minister of Law of Ukraine Dmytro Kuleba, while communicating with the Peruvian College by Ana Sylvia Gervasi, invited Peru to join the formula of Peaceful President Vladimir Zelensky.</text:p>
      <text:p text:style-name="P4">
The head of Ukrainian diplomacy reported this in <text:a xlink:type="simple" xlink:href="https://twitter.com/DmytroKuleba/status/1668652769970929665" text:style-name="Internet_20_link" text:visited-style-name="Visited_20_Internet_20_Link">
Twitter</text:a>
, reports Ukrinform.</text:p>
      <text:p text:style-name="P4">
“He talked to his Peruvian colleague Ana Gervas. I am grateful to Peru Zprincial Position that <text:a xlink:type="simple" xlink:href="https://www.ukrinform.ua/tag-vijna" text:style-name="Internet_20_link" text:visited-style-name="Visited_20_Internet_20_Link">
war</text:a>
It must be terminated by the withdrawal of Russia by Russia from Ukraine. I invited the permanent to the formula of Zelensky's peace and efforts to bring Russia reference, ”Kuleba said.</text:p>
      <text:p text:style-name="P4">
As reported <text:a xlink:type="simple" xlink:href="https://www.ukrinform.ua/rubric-polytics/3614525-formula-miru-zelenskij-nazvav-10-umov-pripinenna-vijni-v-ukraini.html" text:style-name="Internet_20_link" text:visited-style-name="Visited_20_Internet_20_Link">
Ukrinform</text:a>
, In November 2022, the President of Ukraine presented the Ukrainian formula of peace from 10 -penns during the speech by the premises of the group of twenty.</text:p>
      <text:p text:style-name="P4">
<text:span text:style-name="T4">
 Read also: </text:span>
 <text:a xlink:type="simple" xlink:href="https://www.ukrinform.ua/rubric-polytics/3722466-kuleba-zaprosiv-jordaniu-priednatisa-do-realizacii-formuli-miru.html" text:style-name="Internet_20_link" text:visited-style-name="Visited_20_Internet_20_Link">
<text:span text:style-name="T4">
 Kuleba </text:span>
 invited Jordan to join the realization of peace formula</text:a>
At the G7 summit in Hiroshima <text:a xlink:type="simple" xlink:href="https://www.ukrinform.ua/rubric-polytics/3712106-prezident-ukraini-zaproponuvav-provesti-samit-miru-v-lipni.html" text:style-name="Internet_20_link" text:visited-style-name="Visited_20_Internet_20_Link">
Zelensky suggested that in July gather an international samite dedicated to the formula of peace. </text:a>
</text:p>
      <text:p text:style-name="P4">
News Source: <text:a xlink:type="simple" xlink:href="https://www.ukrinform.ua/rubric-polytics/3722497-kuleba-zaprosiv-peru-priednatisa-do-ukrainskoi-formuli-miru.html" text:style-name="Internet_20_link" text:visited-style-name="Visited_20_Internet_20_Link">
https://www.ukrinform.ua/rubric-polytics/3722497-kuleba-zaprosiv-peru-priednatisa-do-ukrainskoi-formuli-miru.html</text:a>
</text:p>
      <!--NEWS-->
      <text:h text:style-name="P10" text:outline-level="1">
<text:span text:style-name="T4">
Yermak discussed with the premiere of India Prime Minister the formula of peace and the situation with the blast of Kakhovskaya hydroelectric power station</text:span>
</text:h>
      <text:p text:style-name="P4">
Authors: Ukrinform (Person)</text:p>
      <text:p text:style-name="P4">
Publisher: Укринформ (Organization)</text:p>
      <text:p text:style-name="P4">
Published Time: 2023-06-13T21:45:54+03:00</text:p>
      <text:p text:style-name="P4">
Modified Time: 2023-06-13T21:45:54+03:00</text:p>
      <text:p text:style-name="P4">
Description: Presidential Office Head Andriy Yermak discussed with the national security advisor to India's national security advisor, Avit Kumar Kumar, preparation for the Ukrainian Peace Summit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Індія', 'Каховська ГЕС', 'Єрмак', 'Офіс Президента', 'Формула миру']</text:p>
      <text:p text:style-name="P4">
Type: Article</text:p>
      <!--METADATA-->
      <text:p text:style-name="P4">
<draw:frame draw:style-name="fr1" draw:name="Image222" text:anchor-type="as-char" svg:width="6.9236in" svg:height="3.956343in" draw:z-index="0">
<draw:image xlink:href="../Images/yкринформ/2023-06-13T21-45-54-03-00/630_360_1678262274-371.jpeg" xlink:type="simple" xlink:show="embed" xlink:actuate="onLoad" draw:mime-type="image/jpeg"/>
</draw:frame>
Presidential Head of Andriy Yermak discussed with the premiere of India's national security advisor by Agit Kumar Coom.</text:p>
      <text:p text:style-name="P4">
He also urged the Indian side to join the international assistance to the elimination of the consequences of the exploration of the Kakhovska Hydroelectric Power Plant. This was discussed during <text:a xlink:type="simple" xlink:href="https://www.president.gov.ua/news/koordinaciya-domovlenostej-prezidenta-ukrayini-vidbulasya-te-83585" text:style-name="Internet_20_link" text:visited-style-name="Visited_20_Internet_20_Link">
telephone conversation</text:a>
Officials organized for the purpose of coordinating the implementation of the agreements, reached by the president Vladimir Zelensky during the negotiations with the Prime Minister of Ministry of Ministry of Ministers Modi in the framework of participation in the Samite of the Seven Groups in Japan on Japan 20th, Ukrinform reports.</text:p>
      <text:p text:style-name="P4">
According to the OP, the main topic of the conversation was the implementation of the Ukrainian formulamir, in particular the consolidation of the international support of the Ukrainian peace plan the taming of the annexation of India to the implementation of its individual points.</text:p>
      <text:p text:style-name="P4">
<text:span text:style-name="T4">
 Read also: </text:span>
 <text:a xlink:type="simple" xlink:href="https://www.ukrinform.ua/rubric-polytics/3721926-ukraina-ta-brazilia-mozut-rozpocati-novu-eru-vidnosin-op.html" text:style-name="Internet_20_link" text:visited-style-name="Visited_20_Internet_20_Link">
Ukraine and Brazil can start a new era of relations -op</text:a>
In this context, the parties discussed the preparation for the Global Peace Summit separately. Yermak noted the need to involve in this event as a wide range of countries, including the global south.</text:p>
      <text:p text:style-name="P4">
“Recent events have once again proved that the Ukrainian peace formula is relevant than ever - how for Ukraine and for the whole world. We are actively working with partners of the Global Summit for the Formula implementation. We expect that the India will participate in it, ”said the head of the office of the Head of State.</text:p>
      <text:p text:style-name="P4">
Yermak informed in detail Ajit Kumar added about the current situation of Nafroron, as well as about the long -term rocket and drone terror of Russia against peaceful Ukrainian cities and civilians.</text:p>
      <text:p text:style-name="P4">
The OP head also drew the interlocutor's attention to the catastrophic environmental impulses of the terrorist attack committed by the Russian Federation at Kakhovsk Hester, and called on India to join the international community, which is making efforts to eliminate the consequences of this technogenic catastrophe.</text:p>
      <text:p text:style-name="P4">
<text:span text:style-name="T4">
 Read also: </text:span>
 <text:a xlink:type="simple" xlink:href="https://www.ukrinform.ua/rubric-economy/3721268-emirati-dopomozut-ukraini-u-stvorenni-suverennogo-fondu-op.html" text:style-name="Internet_20_link" text:visited-style-name="Visited_20_Internet_20_Link">
Emirates will help Ukraine in the creation of a sovereign fund- OP</text:a>
</text:p>
      <text:p text:style-name="P4">
As it was reported, the deputy head of OP Igor Zhovkva in <text:a xlink:type="simple" xlink:href="https://www.ukrinform.ua/rubric-world/3720489-igor-zovkva-zastupnik-kerivnika-ofisu-prezidenta.html" text:style-name="Internet_20_link" text:visited-style-name="Visited_20_Internet_20_Link">
interview Ukrinform</text:a>
He stated that Ukraine has advanced in the preparation of the Peace Summit over the last month, more than 20 countries have already elected points or points that they are ready to coordinate or be co -headed.</text:p>
      <text:p text:style-name="P4">
News Source: <text:a xlink:type="simple" xlink:href="https://www.ukrinform.ua/rubric-polytics/3722498-ermak-obgovoriv-iz-radnikom-premera-indii-formulu-miru-ta-situaciu-z-pidrivom-kahovskoi-ges.html" text:style-name="Internet_20_link" text:visited-style-name="Visited_20_Internet_20_Link">
https://www.ukrinform.ua/rubric-polytics/3722498-ermak-obgovoriv-iz-radnikom-premera-indii-formulu-miru-ta-situaciu-z-pidrivom-kahovskoi-ges.html</text:a>
</text:p>
      <!--NEWS-->
      <text:h text:style-name="P10" text:outline-level="1">
<text:span text:style-name="T4">
In Odesa region found salmonella and intestinal infection in the Black Sea</text:span>
</text:h>
      <text:p text:style-name="P4">
Authors: Ukrinform (Person)</text:p>
      <text:p text:style-name="P4">
Publisher: Укринформ (Organization)</text:p>
      <text:p text:style-name="P4">
Published Time: 2023-06-13T21:55:00+03:00</text:p>
      <text:p text:style-name="P4">
Modified Time: 2023-06-13T21:55:00+03:00</text:p>
      <text:p text:style-name="P4">
Description: Salmonella and intestinal infection were found in the Black Sea in the Black Sea in the Odessa district. - Ukrinform.</text:p>
      <text:p text:style-name="P4">
Images: ['<text:a xlink:type="simple" xlink:href="https://static.ukrinform.com/photos/2023_06/thumb_files/630_360_1686682102-505.jpg" text:style-name="Internet_20_link" text:visited-style-name="Visited_20_Internet_20_Link">
630_360_16866...</text:a>
']</text:p>
      <text:p text:style-name="P4">
Tags: ['Одещина', ' Чорне море', 'Сальмонельоз', 'Кишкова паличка']</text:p>
      <text:p text:style-name="P4">
Type: Article</text:p>
      <!--METADATA-->
      <text:p text:style-name="P4">
<draw:frame draw:style-name="fr1" draw:name="Image223" text:anchor-type="as-char" svg:width="6.9236in" svg:height="3.956343in" draw:z-index="0">
<draw:image xlink:href="../Images/yкринформ/2023-06-13T21-55-00-03-00/630_360_1686682102-505.jpg" xlink:type="simple" xlink:show="embed" xlink:actuate="onLoad" draw:mime-type="image/jpeg"/>
</draw:frame>
The Black Sea vaccatives in the Odessa district found salmonella and intestinal infection.</text:p>
      <text:p text:style-name="P4">
About it in <text:a xlink:type="simple" xlink:href="https://t.me/odeskaODA/1768" text:style-name="Internet_20_link" text:visited-style-name="Visited_20_Internet_20_Link">
telegram</text:a>
Informed the head of the ecology of the Odessa Regional Military Administration Pavlobulanovich, Ukrinform reports.</text:p>
      <text:p text:style-name="P4">
"Three tests were found in the Odessa district <text:a xlink:type="simple" xlink:href="https://www.ukrinform.ua/tag-voda" text:style-name="Internet_20_link" text:visited-style-name="Visited_20_Internet_20_Link">
water</text:a>
With salmonella and intestinal infection ... The infection was found on the Beazhlanzharon, Chernomorsk and 16 stations of the Great Fountain, " - the testimony reads.</text:p>
      <text:p text:style-name="P4">
According to Angela Tkachenko, the chairman of the State Consumer Service of the State Consumer Service, stabilization measures have been strengthened. In particular, on June 10-11, more than 200 kg of fish were not allowed to be sold, which did not meet the requirements.</text:p>
      <text:p text:style-name="P4">
In the city of Odessa and the region, state veterinary and sanitary control over circulation of plant and animal origin is currently carrying out 56 state laboratories. Tatarbunarsky, Saratov markets of Tarynka in the village of Mayaks have already been tested, no violations were detected.</text:p>
      <text:p text:style-name="P4">
In the near future it is planned to carry out comprehensive inspections of the markets of the oraltory of Odessa, in Izmail, Belgorod-Dnestrovsky districts, which also enter the waters of the Black Sea.</text:p>
      <text:p text:style-name="P4">
In addition, the State Consumer Service will control the prices of bottled water. No increase in the increase.</text:p>
      <text:p text:style-name="P4">
According to the representative of the regional eco -inspection of Mykola Sizovsky, there is a sharp fall in the salinity of the sea and the excess of iron level in the water, but the situation began to stabilize.</text:p>
      <text:p text:style-name="P4">
<text:span text:style-name="T4">
 Read also: </text:span>
 <text:a xlink:type="simple" xlink:href="https://www.ukrinform.ua/rubric-regions/3722378-holeri-u-pivdennih-regionah-ne-viavili-na-odesini-zafiksuvali-rotavirus-moz.html" text:style-name="Internet_20_link" text:visited-style-name="Visited_20_Internet_20_Link">
cholera in the southern regions did not find, rotavirus - MOH) on Odessa region</text:a>
The Odessa Ova reminds of a temporary ban on visiting beaches, the use of water, fishing and bathing in the Black Sea, River Ingul, Ingulets, Southern Bug and Buga Lyman. The situation is under control, however, there is a mine danger and a threat of infectious diseases.</text:p>
      <text:p text:style-name="P4">
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News Source: <text:a xlink:type="simple" xlink:href="https://www.ukrinform.ua/rubric-regions/3722499-na-odesini-viavili-salmonelu-ta-kiskovu-infekciu-u-cornomu-mori.html" text:style-name="Internet_20_link" text:visited-style-name="Visited_20_Internet_20_Link">
https://www.ukrinform.ua/rubric-regions/3722499-na-odesini-viavili-salmonelu-ta-kiskovu-infekciu-u-cornomu-mori.html</text:a>
</text:p>
      <!--NEWS-->
      <text:h text:style-name="P10" text:outline-level="1">
<text:span text:style-name="T4">
State Department of Kryvyi Rih: This is another evidence of the Russian Federation campaign for the destruction of Ukrainians</text:span>
</text:h>
      <text:p text:style-name="P4">
Authors: Ukrinform (Person)</text:p>
      <text:p text:style-name="P4">
Publisher: Укринформ (Organization)</text:p>
      <text:p text:style-name="P4">
Published Time: 2023-06-13T21:58:57+03:00</text:p>
      <text:p text:style-name="P4">
Modified Time: 2023-06-13T21:58:57+03:00</text:p>
      <text:p text:style-name="P4">
Description: The rocket strike on Kryvyi Rih has become another proof that the Russian Federation systematically and deliberately destroys Ukrainians, their dwellings and civilian infrastructure. - Ukrinform.</text:p>
      <text:p text:style-name="P4">
Images: ['<text:a xlink:type="simple" xlink:href="https://static.ukrinform.com/photos/2023_06/thumb_files/630_360_1686647350-7474.jpeg" text:style-name="Internet_20_link" text:visited-style-name="Visited_20_Internet_20_Link">
630_360_16866...</text:a>
']</text:p>
      <text:p text:style-name="P4">
Tags: ['Кривий Ріг', 'США', 'Держдеп', 'Війна з Росією', 'Ракетний удар']</text:p>
      <text:p text:style-name="P4">
Type: Article</text:p>
      <!--METADATA-->
      <text:p text:style-name="P4">
<draw:frame draw:style-name="fr1" draw:name="Image224" text:anchor-type="as-char" svg:width="6.9236in" svg:height="3.956343in" draw:z-index="0">
<draw:image xlink:href="../Images/yкринформ/2023-06-13T21-58-57-03-00/630_360_1686647350-7474.jpeg" xlink:type="simple" xlink:show="embed" xlink:actuate="onLoad" draw:mime-type="image/jpeg"/>
</draw:frame>
The rocket launcher on Kryvyi Rih has become another proof that the Russian Federation systematically and intelligently reduces Ukrainians, their dwellings and civilian infrastructure.</text:p>
      <text:p text:style-name="P4">
This was stated at a briefing in Washington by US State Department Matthew Miller, Ukrinform correspondent reports.</text:p>
      <text:p text:style-name="P4">
“The Russian rocket strike killed Ukrainian civilians. This is that we saw from the beginning of this conflict, when they were kissed not only on military objects or units on the battlefield, but also conducted a systematic deliberate campaign against the civilian population and the Ukrainian civilian infrastructure by underwenting aviation and rocket strikes, ”Miller said.</text:p>
      <text:p text:style-name="P4">
<text:span text:style-name="T4">
 Read also: </text:span>
 <text:a xlink:type="simple" xlink:href="https://www.ukrinform.ua/rubric-regions/3722282-kilkist-zagiblih-vnaslidok-raketnoi-ataki-na-krivij-rig-zbilsilasa-do-11.html" text:style-name="Internet_20_link" text:visited-style-name="Visited_20_Internet_20_Link">
the number of dead as a result of rocket attack on <text:span text:style-name="T4">
 crooked </text:span>
<text:span text:style-name="T4">
 horn </text:span>
 increased to 11</text:a>
He also noted that the last missile blow to <text:a xlink:type="simple" xlink:href="https://www.ukrinform.ua/tag-krivij-rig" text:style-name="Internet_20_link" text:visited-style-name="Visited_20_Internet_20_Link">
Kryvyi Rih</text:a>
He was just another example.</text:p>
      <text:p text:style-name="P4">
As reported by Ukrinform, <text:a xlink:type="simple" xlink:href="https://www.ukrinform.ua/rubric-regions/3722472-vnaslidok-raketnoi-ataki-po-krivomu-rogu-postrazdali-36-ludej.html" text:style-name="Internet_20_link" text:visited-style-name="Visited_20_Internet_20_Link">
as a result of rocket strike</text:a>
On the night of Kryvyi Rih, 36 people were opposed to Tuesday, 12 of them were hospitalized, 11 people were killed, including a 16-year-old guy.</text:p>
      <text:p text:style-name="P4">
News Source: <text:a xlink:type="simple" xlink:href="https://www.ukrinform.ua/rubric-ato/3722500-derzdep-pro-udar-po-krivomu-rogu-ce-se-odne-svidcenna-kampanii-rf-zi-znisenna-ukrainciv.html" text:style-name="Internet_20_link" text:visited-style-name="Visited_20_Internet_20_Link">
https://www.ukrinform.ua/rubric-ato/3722500-derzdep-pro-udar-po-krivomu-rogu-ce-se-odne-svidcenna-kampanii-rf-zi-znisenna-ukrainciv.html</text:a>
</text:p>
      <!--NEWS-->
      <text:h text:style-name="P10" text:outline-level="1">
<text:span text:style-name="T4">
Zelensky thanked Biden for a new defense package</text:span>
</text:h>
      <text:p text:style-name="P4">
Authors: Ukrinform (Person)</text:p>
      <text:p text:style-name="P4">
Publisher: Укринформ (Organization)</text:p>
      <text:p text:style-name="P4">
Published Time: 2023-06-13T21:59:00+03:00</text:p>
      <text:p text:style-name="P4">
Modified Time: 2023-06-13T21:59:00+03:00</text:p>
      <text:p text:style-name="P4">
Description: President Volodymyr Zelensky thanked the United States President Joe Biden for providing Ukraine with a new $ 325 million defense package. - Ukrinform.</text:p>
      <text:p text:style-name="P4">
Images: ['<text:a xlink:type="simple" xlink:href="https://static.ukrinform.com/photos/2022_09/thumb_files/630_360_1663930852-539.jpeg" text:style-name="Internet_20_link" text:visited-style-name="Visited_20_Internet_20_Link">
630_360_16639...</text:a>
']</text:p>
      <text:p text:style-name="P4">
Tags: ['США', 'Україна', 'Зброя', 'допомога']</text:p>
      <text:p text:style-name="P4">
Type: Article</text:p>
      <!--METADATA-->
      <text:p text:style-name="P4">
<draw:frame draw:style-name="fr1" draw:name="Image225" text:anchor-type="as-char" svg:width="6.9236in" svg:height="3.956343in" draw:z-index="0">
<draw:image xlink:href="../Images/yкринформ/2023-06-13T21-59-00-03-00/630_360_1663930852-539.jpeg" xlink:type="simple" xlink:show="embed" xlink:actuate="onLoad" draw:mime-type="image/jpeg"/>
</draw:frame>
The Presidential Divide of Zelensky thanked the United States President Jobiden for providing Ukraine with a new $ 325 million defense package.</text:p>
      <text:p text:style-name="P4">
The head of state wrote about it in <text:a xlink:type="simple" xlink:href="https://twitter.com/ZelenskyyUa/status/1668690139256610816" text:style-name="Internet_20_link" text:visited-style-name="Visited_20_Internet_20_Link">
Twitter</text:a>
, reports Ukrinform.</text:p>
      <text:p text:style-name="P4">
“I thank US President Joe Biden for the next defense package. <text:a xlink:type="simple" xlink:href="https://www.ukrinform.ua/tag-zbroa" text:style-name="Internet_20_link" text:visited-style-name="Visited_20_Internet_20_Link">
Weapons</text:a>
And military equipment for $ 325 million is exactly what Ukrainian defense forces need. Valuating -monohus support from a friendly American people and the effective assistance of losing territories temporarily occupied by the Russian aggressor. We turn the territorial integrity of Ukraine, preserve independence and protection modeling, ”Zelensky emphasized.</text:p>
      <text:p text:style-name="P4">
<text:span text:style-name="T4">
 Read also: </text:span>
 <text:a xlink:type="simple" xlink:href="https://www.ukrinform.ua/rubric-ato/3722482-britania-ogolosila-pro-novij-paket-dopomogi-ukraini-dla-posilenna-ppo.html" text:style-name="Internet_20_link" text:visited-style-name="Visited_20_Internet_20_Link">
Britain has announced a new package <text:span text:style-name="T4">
 Assistance </text:span>
 Ukrainian PPOs Strengthening</text:a>
As <text:a xlink:type="simple" xlink:href="https://www.ukrinform.ua/rubric-ato/3722448-ssa-ogolosili-pro-novij-paket-dopomogi-ukraini-na-325-miljoniv.html" text:style-name="Internet_20_link" text:visited-style-name="Visited_20_Internet_20_Link">
reported</text:a>
, on Tuesday, the States of America announced the allocation of an additional package of military support of Ukraine, which provides immediate supply of air defense, missiles for Himars, shells, armored vehicles and other weapons.</text:p>
      <text:p text:style-name="P4">
<text:span text:style-name="T5">
Foto: op</text:span>
</text:p>
      <text:p text:style-name="P4">
News Source: <text:a xlink:type="simple" xlink:href="https://www.ukrinform.ua/rubric-polytics/3722501-zelenskij-podakuvav-bajdenu-za-novij-paket-oboronnoi-dopomogi.html" text:style-name="Internet_20_link" text:visited-style-name="Visited_20_Internet_20_Link">
https://www.ukrinform.ua/rubric-polytics/3722501-zelenskij-podakuvav-bajdenu-za-novij-paket-oboronnoi-dopomogi.html</text:a>
</text:p>
      <!--NEWS-->
      <text:h text:style-name="P10" text:outline-level="1">
<text:span text:style-name="T4">
Counterintelligence questioned the commander of the enchanting detachment</text:span>
</text:h>
      <text:p text:style-name="P4">
Author: ['АРМІЯINFORM']</text:p>
      <text:p text:style-name="P4">
Time: 2023-06-13T22:00:00-04:00</text:p>
      <text:p text:style-name="P4">
Description: VIISKOVI Counter -ZVIDIKIA AND OFFICE OF THE ROSICHIC COULD. One of them --... War with Ukraine 2022, the war with Ukraine latest news today, news war with Ukraine 2022 The last for today, will there be a war between Ukraine and Russia and when, the war with Ukraine in 2022 will be or not, will it be, will there be The war with Ukraine in the near future says, the war with Ukraine, Ukrainian news today, Ukrainian news in Ukrainian media in Russian</text:p>
      <text:p text:style-name="P4">
Images: ['<text:a xlink:type="simple" xlink:href="https://armyinform.com.ua/wp-content/uploads/2023/06/bez-imeni-3.jpg" text:style-name="Internet_20_link" text:visited-style-name="Visited_20_Internet_20_Link">
bez-imeni-3.jpg</text:a>
']</text:p>
      <text:p text:style-name="P4">
Tags: ['АГРЕСІЯ РФ', 'ВТОРГНЕННЯ РФ', 'ЗАГОРОДЖУВАЛЬНІ ЗАГОНИ', 'СБУ']</text:p>
      <text:p text:style-name="P4">
Category: News</text:p>
      <!--METADATA-->
      <text:p text:style-name="P4">
<draw:frame draw:style-name="fr1" draw:name="Image226" text:anchor-type="as-char" svg:width="6.9236in" svg:height="4.126186in" draw:z-index="0">
<draw:image xlink:href="../Images/AРМІЯINFORM/2023-06-13T22-00-00-04-00/bez-imeni-3.jpg" xlink:type="simple" xlink:show="embed" xlink:actuate="onLoad" draw:mime-type="image/jpeg"/>
</draw:frame>
Military counterintelligence was questioned at the same time by two Russian prisoners. Single is a machine gunner of a separate company of the FSB commandant, which headed the raising detachment, and the second was a ripboard who was afraid that he was being killed.</text:p>
      <text:p text:style-name="P4">
About it <text:a xlink:type="simple" xlink:href="https://ssu.gov.ua/novyny/sbu-dopytala-spivrobitnyka-fsb-yakyi-keruvav-zahorodzhuvalnym-zahonom-rashystiv-video" text:style-name="Internet_20_link" text:visited-style-name="Visited_20_Internet_20_Link">
reports</text:a>
Security Service of Ukraine.</text:p>
      <text:p text:style-name="P4">
The FSBSHNER tells about his military responsibilities in briefly: “They stood on the routine and did not allow the Store Z. The order was in their release. "</text:p>
      <text:p text:style-name="P4">
And the second is the same "Storm Zorovik", who was afraid that he would be killed by his own, a printed line. Therefore, he was captured by Ukrainian defenders.</text:p>
      <text:p text:style-name="P4">
“After to arrive(on the position - note.), I did not explain, we were drained and said they would go straight from Pichk. This is quadcopters. In the servants, we were told that the muds stands… they were struck by everything, the float will be kept, ”he tells about his short military experience.</text:p>
      <text:p text:style-name="P4">
The practice of use by the Russians of barrier units once again confirmed the interception obtained by the SBU.</text:p>
      <text:p text:style-name="P4">
"Defense is tight: all pulets, grenade launchers ... Monometov doon. "Smails" will be fed into the air. How did you take? "Z" you are full ofness, in your resolution. They have a shag back in general, only before. If that, they will "expel" you. Under me, ” - such a commander of one of these fences on the“ hot ”area of the Fronto.</text:p>
      <text:p text:style-name="P4">
Judging by the latest events on the front, "cannon meat" and barriers in the Russian Federation diminishes, but Russian prisoners in Ukrainian defenders - more.</text:p>
      <text:p text:style-name="P4">
News Source: <text:a xlink:type="simple" xlink:href="https://armyinform.com.ua/2023/06/13/kontrrozvidnyky-dopytaly-komandyra-zagorodzhuvalnogo-zagonu-okupantiv/" text:style-name="Internet_20_link" text:visited-style-name="Visited_20_Internet_20_Link">
https://armyinform.com.ua/2023/06/13/kontrrozvidnyky-dopytaly-komandyra-zagorodzhuvalnogo-zagonu-okupantiv/</text:a>
</text:p>
      <!--NEWS-->
      <text:h text:style-name="P10" text:outline-level="1">
<text:span text:style-name="T4">
Tango on the Bones: The Foreign Ministry commented on the calls of Siarto and Putin to stop military assistance to Ukraine</text:span>
</text:h>
      <text:p text:style-name="P4">
Authors: Ukrinform (Person)</text:p>
      <text:p text:style-name="P4">
Publisher: Укринформ (Organization)</text:p>
      <text:p text:style-name="P4">
Published Time: 2023-06-13T22:08:00+03:00</text:p>
      <text:p text:style-name="P4">
Modified Time: 2023-06-13T22:08:00+03:00</text:p>
      <text:p text:style-name="P4">
Description: The Ministry of Foreign Affairs Oleg Nikolenko named the statements of Hungarian Foreign Minister Peter Siarto and Russian President Vladimir Putin calling for the West to stop supplying to Ukraine's "tango on the bones". - Ukrinform.</text:p>
      <text:p text:style-name="P4">
Images: ['<text:a xlink:type="simple" xlink:href="https://static.ukrinform.com/photos/2023_02/thumb_files/630_360_1675772899-255.jpeg" text:style-name="Internet_20_link" text:visited-style-name="Visited_20_Internet_20_Link">
630_360_16757...</text:a>
']</text:p>
      <text:p text:style-name="P4">
Tags: ['МЗС', 'Путін', 'Сіярто', 'Війна з Росією']</text:p>
      <text:p text:style-name="P4">
Type: Article</text:p>
      <!--METADATA-->
      <text:p text:style-name="P4">
<draw:frame draw:style-name="fr1" draw:name="Image227" text:anchor-type="as-char" svg:width="6.9236in" svg:height="3.956343in" draw:z-index="0">
<draw:image xlink:href="../Images/yкринформ/2023-06-13T22-08-00-03-00/630_360_1675772899-255.jpeg" xlink:type="simple" xlink:show="embed" xlink:actuate="onLoad" draw:mime-type="image/jpeg"/>
</draw:frame>
Oleg Nikolenko, a spokesman of the Minister of Foreign Affairs of Hungary Pereasiarto and Russian President Vladimir Putin, calling for the West to stop the supply of weapons to Ukraine "Tango on the bones".</text:p>
      <text:p text:style-name="P4">
He wrote about it in <text:a xlink:type="simple" xlink:href="https://www.facebook.com/oleg.nikolenko.50/posts/pfbid0t9XsrZjPhK5BKYmvXWoQTb6WSEHJNwoZGwmhQKFJw4e2d5qwe2kCjjT2MoBtkCUKl" text:style-name="Internet_20_link" text:visited-style-name="Visited_20_Internet_20_Link">
Facebook</text:a>
, reports Ukrinform.</text:p>
      <text:p text:style-name="P4">
The Ministry of Foreign Affairs spokes of Putin and Siarto, who wrote the media: "Vladimiriputin:" If they want the conflict to end, the event should be stopped with Ukraine. " Peter Siarto: "The supply of weapons is delayed <text:a xlink:type="simple" xlink:href="https://www.ukrinform.ua/tag-vijna" text:style-name="Internet_20_link" text:visited-style-name="Visited_20_Internet_20_Link">
war</text:a>
. Instead of deliveries of weapons, international paint would be better concentrated on peace. "</text:p>
      <text:p text:style-name="P4">
"Tango on the bones," Nikolenko commented.</text:p>
      <text:p text:style-name="P4">
<text:span text:style-name="T4">
 Read also: </text:span>
 <text:a xlink:type="simple" xlink:href="https://www.ukrinform.ua/rubric-polytics/3719118-najefektivnisou-reakcieu-svitu-na-zlocini-rf-e-nadanna-ukraini-vijskovoi-dopomogi-pravozahisniki.html" text:style-name="Internet_20_link" text:visited-style-name="Visited_20_Internet_20_Link">
<text:span text:style-name="T4">
 most effective </text:span>
 <text:span text:style-name="T4">
 </text:span>
 <text:span text:style-name="T4">
 </text:span>
 <text:span text:style-name="T4">
 World </text:span>
 to <text:span text:style-name="T4">
 Crimes </text:span>
 RF is <text:span text:style-name="T4">
 granting </text:span>
 <text:span text:style-name="T4">
 </text:span>
 to Ukraine <text:span text:style-name="T4">
 </text:span>
 <text:span text:style-name="T4">
 military </text:span>
 <text:span text:style-name="T4">
 assistance<text:span text:style-name="T5">
 </text:span>
- </text:span>
 human rights activists **</text:a>
As <text:a xlink:type="simple" xlink:href="https://www.ukrinform.ua/rubric-ato/3722448-ssa-ogolosili-pro-novij-paket-dopomogi-ukraini-na-325-miljoniv.html" text:style-name="Internet_20_link" text:visited-style-name="Visited_20_Internet_20_Link">
reported</text:a>
, on Tuesdays, they announced the allocation of an additional military support package of Ukraine, which provides immediate supply of air defense, HIMARS missiles, shells, armored vehicles and other weapons.</text:p>
      <text:p text:style-name="P4">
<text:a xlink:type="simple" xlink:href="https://www.ukrinform.ua/rubric-ato/3722482-britania-ogolosila-pro-novij-paket-dopomogi-ukraini-dla-posilenna-ppo.html" text:style-name="Internet_20_link" text:visited-style-name="Visited_20_Internet_20_Link">
The UK government announced a military assistance package</text:a>
for Ukraine worth 92 million(nearly $ 116 million)to increase the efficiency of air defense.</text:p>
      <text:p text:style-name="P4">
News Source: <text:a xlink:type="simple" xlink:href="https://www.ukrinform.ua/rubric-polytics/3722503-tango-na-kistkah-u-mzs-prokomentuvali-zakliki-siarto-i-putina-pripiniti-vijskovu-dopomogu-ukraini.html" text:style-name="Internet_20_link" text:visited-style-name="Visited_20_Internet_20_Link">
https://www.ukrinform.ua/rubric-polytics/3722503-tango-na-kistkah-u-mzs-prokomentuvali-zakliki-siarto-i-putina-pripiniti-vijskovu-dopomogu-ukraini.html</text:a>
</text:p>
      <!--NEWS-->
      <text:h text:style-name="P10" text:outline-level="1">
<text:span text:style-name="T4">
In the Kherson neighborhood, the ship continued the curfew</text:span>
</text:h>
      <text:p text:style-name="P4">
Authors: Ukrinform (Person)</text:p>
      <text:p text:style-name="P4">
Publisher: Укринформ (Organization)</text:p>
      <text:p text:style-name="P4">
Published Time: 2023-06-13T22:12:25+03:00</text:p>
      <text:p text:style-name="P4">
Modified Time: 2023-06-13T22:12:25+03:00</text:p>
      <text:p text:style-name="P4">
Description: In Kherson, a curfew was continued in the ship. The appropriate services will work at this time. - Ukrinform.</text:p>
      <text:p text:style-name="P4">
Images: ['<text:a xlink:type="simple" xlink:href="https://static.ukrinform.com/photos/2023_06/thumb_files/630_360_1686579448-436.jpg" text:style-name="Internet_20_link" text:visited-style-name="Visited_20_Internet_20_Link">
630_360_16865...</text:a>
']</text:p>
      <text:p text:style-name="P4">
Tags: ['Херсон', 'МВС', 'Каховська ГЕС', 'Комендантська година', 'Підтоплення']</text:p>
      <text:p text:style-name="P4">
Type: Article</text:p>
      <!--METADATA-->
      <text:p text:style-name="P4">
<draw:frame draw:style-name="fr1" draw:name="Image228" text:anchor-type="as-char" svg:width="6.9236in" svg:height="3.956343in" draw:z-index="0">
<draw:image xlink:href="../Images/yкринформ/2023-06-13T22-12-25-03-00/630_360_1686579448-436.jpg" xlink:type="simple" xlink:show="embed" xlink:actuate="onLoad" draw:mime-type="image/jpeg"/>
</draw:frame>
The Kherson district of the ship continued the curfew. At this time, the responsible services will be operated.</text:p>
      <text:p text:style-name="P4">
This was reported by the Minister of Internal Affairs of Ukraine Igor Klimenko, reports Ukrinform with reference to the site <text:a xlink:type="simple" xlink:href="https://mvs.gov.ua/uk/news/igor-klimenko-pro-operativnu-situaciiu-ta-posilenu-komendantsku-godinu-na-xersonshhini" text:style-name="Internet_20_link" text:visited-style-name="Visited_20_Internet_20_Link">
MIA</text:a>
.</text:p>
      <text:p text:style-name="P4">
“It was decided to continue the commanding hour of the ship by the military council. At this time, the relevant services - police and communal police will work. We need to understand what is happening in the area, ”Klimenko said.</text:p>
      <text:p text:style-name="P4">
The minister reported that 2 779 people have already evacuated. There are 22 people for today.</text:p>
      <text:p text:style-name="P4">
<text:span text:style-name="T4">
 Read also: </text:span>
 <text:a xlink:type="simple" xlink:href="https://www.ukrinform.ua/rubric-society/3722490-z-pravoberezza-hersonsini-evakuuvali-ponad-3-000-osib-veresuk.html" text:style-name="Internet_20_link" text:visited-style-name="Visited_20_Internet_20_Link">
from the Right Bank <text:span text:style-name="T4">
 Kherson </text:span>
 Verny evacuated over 3 000 persons - Vereshchuk</text:a>
“As for the measures we carry out, they are sufficiently tied with water pre -water. We have a decrease in depth and water in the neighborhood of a ship -wrapped half a meter in a day, ”Klimenko said.</text:p>
      <text:p text:style-name="P4">
He added that sappers are the first to come to this territory. After that, police officers and housing and communal services. The gas and gas industry workers will further work. Only then are specialists who will be responsible for the sanitary and epidemiological condition.</text:p>
      <text:p text:style-name="P4">
In addition, the minister said that three cases were recorded when people had to go into someone else's empty premises. It is in the area of the city district of the city [Kherson] that(https://www.ukrinform.ua/tag-herson). But these are all cases that have been recorded.</text:p>
      <text:p text:style-name="P4">
The Ministry of Internal Affairs head pointed out that now all people are primarily provided with food and food.</text:p>
      <text:p text:style-name="P4">
*!(https://www.ukrinform.ua/rubric-regions/3722429-u-hersoni-ratuvalniki-zbiraut-maslanu-plamu-aka-vitekla-z-kahovskoi-ges-klimenko.html)“Food kits are carried out every day in sufficient quantity to prevent people do not need a lack of products. We also accept 2,900 applications from our citizens to damage the property, ”he said.<text:span text:style-name="T5">
Foto: wikipedia</text:span>
</text:p>
      <text:p text:style-name="P4">
News Source: <text:a xlink:type="simple" xlink:href="https://www.ukrinform.ua/rubric-regions/3722504-u-hersonskomu-mikrorajoni-korabel-prodovzili-komendantsku-godinu.html" text:style-name="Internet_20_link" text:visited-style-name="Visited_20_Internet_20_Link">
https://www.ukrinform.ua/rubric-regions/3722504-u-hersonskomu-mikrorajoni-korabel-prodovzili-komendantsku-godinu.html</text:a>
</text:p>
      <!--NEWS-->
      <text:h text:style-name="P10" text:outline-level="1">
<text:span text:style-name="T4">
Water level in Kherson region fell to 2.45 meters</text:span>
</text:h>
      <text:p text:style-name="P4">
Authors: Ukrinform (Person)</text:p>
      <text:p text:style-name="P4">
Publisher: Укринформ (Organization)</text:p>
      <text:p text:style-name="P4">
Published Time: 2023-06-13T22:18:00+03:00</text:p>
      <text:p text:style-name="P4">
Modified Time: 2023-06-13T22:18:00+03:00</text:p>
      <text:p text:style-name="P4">
Description: The water level in the Kherson region continues to decline - as of June 13, it fell to 2, 45 meters. - Ukrinform.</text:p>
      <text:p text:style-name="P4">
Images: ['<text:a xlink:type="simple" xlink:href="https://static.ukrinform.com/photos/2023_06/thumb_files/630_360_1686150788-627.jpg" text:style-name="Internet_20_link" text:visited-style-name="Visited_20_Internet_20_Link">
630_360_16861...</text:a>
']</text:p>
      <text:p text:style-name="P4">
Tags: ['Херсонщина', 'Вода', 'Каховська ГЕС', 'Затоплення']</text:p>
      <text:p text:style-name="P4">
Type: Article</text:p>
      <!--METADATA-->
      <text:p text:style-name="P4">
<draw:frame draw:style-name="fr1" draw:name="Image229" text:anchor-type="as-char" svg:width="6.9236in" svg:height="3.943683in" draw:z-index="0">
<draw:image xlink:href="../Images/yкринформ/2023-06-13T22-18-00-03-00/630_360_1686150788-627.jpg" xlink:type="simple" xlink:show="embed" xlink:actuate="onLoad" draw:mime-type="image/jpeg"/>
</draw:frame>
The level in the Kherson region continues to decline - as of the evening of June 13, it is 2, 45 meters long.</text:p>
      <text:p text:style-name="P4">
This was reported in <text:a xlink:type="simple" xlink:href="https://t.me/khersonskaODA/6862" text:style-name="Internet_20_link" text:visited-style-name="Visited_20_Internet_20_Link">
telegram</text:a>
Khersonskaya, reports Ukrinform.</text:p>
      <text:p text:style-name="P4">
"Water level in Kherson region continues to decline. Medium level <text:a xlink:type="simple" xlink:href="https://www.ukrinform.ua/tag-voda" text:style-name="Internet_20_link" text:visited-style-name="Visited_20_Internet_20_Link">
water</text:a>
In the flooded territories of the Kherson region decreased to 2.45 m, " - the message reads.</text:p>
      <text:p text:style-name="P4">
It is reported that 45 settlements are still still flooded(28 of them are located on the right bank of the Dnieper and 17 - on the left).</text:p>
      <text:p text:style-name="P4">
Також внаслідок підриву росіянами Каховської ГЕС лише на правобережжі досізатоплено близько 3 103 будинків.</text:p>
      <text:p text:style-name="P4">
<text:span text:style-name="T4">
Читайте також:</text:span>
 <text:a xlink:type="simple" xlink:href="https://www.ukrinform.ua/rubric-regions/3722348-na-mikolaivsini-riven-vodi-spadae-pidtoplenimi-zalisautsa-400-gektariv-lisiv.html" text:style-name="Internet_20_link" text:visited-style-name="Visited_20_Internet_20_Link">
 На Миколаївщині <text:span text:style-name="T4">
рівень</text:span>
 <text:span text:style-name="T4">
води</text:span>
 спадає, підтопленимизалишаються 400 гектарів лісів </text:a>
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News Source: <text:a xlink:type="simple" xlink:href="https://www.ukrinform.ua/rubric-regions/3722506-riven-vodi-na-hersonsini-vpav-do-245-metra.html" text:style-name="Internet_20_link" text:visited-style-name="Visited_20_Internet_20_Link">
https://www.ukrinform.ua/rubric-regions/3722506-riven-vodi-na-hersonsini-vpav-do-245-metra.html</text:a>
</text:p>
      <!--NEWS-->
      <text:h text:style-name="P10" text:outline-level="1">
<text:span text:style-name="T4">
The Russians fired at four settlements of Sumy region and Chernihiv region</text:span>
</text:h>
      <text:p text:style-name="P4">
Authors: Ukrinform (Person)</text:p>
      <text:p text:style-name="P4">
Publisher: Укринформ (Organization)</text:p>
      <text:p text:style-name="P4">
Published Time: 2023-06-13T22:25:00+03:00</text:p>
      <text:p text:style-name="P4">
Modified Time: 2023-06-13T22:25:00+03:00</text:p>
      <text:p text:style-name="P4">
Description: In the afternoon, Russian troops fired at four border settlements of Chernihiv and Sumy regions on June 13, having carried out more than 40 hits in total.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Чернігівщина', 'Війна з Росією']</text:p>
      <text:p text:style-name="P4">
Type: Article</text:p>
      <!--METADATA-->
      <text:p text:style-name="P4">
<draw:frame draw:style-name="fr1" draw:name="Image231" text:anchor-type="as-char" svg:width="6.9236in" svg:height="3.956343in" draw:z-index="0">
<draw:image xlink:href="../Images/yкринформ/2023-06-13T22-25-00-03-00/630_360_1667124180-530.jpg" xlink:type="simple" xlink:show="embed" xlink:actuate="onLoad" draw:mime-type="image/jpeg"/>
</draw:frame>
In the afternoon, Ruskivska fired four border settlements of Chernihiv and Sumy regions in the afternoon, having carried out more than 40 units in total.</text:p>
      <text:p text:style-name="P4">
According to Ukrinform, the operational command "North" reported in <text:a xlink:type="simple" xlink:href="https://t.me/ok_pivnich1/3195" text:style-name="Internet_20_link" text:visited-style-name="Visited_20_Internet_20_Link">
telegram</text:a>
.</text:p>
      <text:p text:style-name="P4">
In particular, from 13:15 to 14:20 in the area of New Guta there were 21 hit, probably from the artillery. In the area of the same settlement, it is probably from such weapons from 17:47 to 18:05.</text:p>
      <text:p text:style-name="P4">
From 15:16 to 15:25 in the Leonivka area two hit, probably, a change in 120mm caliber.</text:p>
      <text:p text:style-name="P4">
From 15:43 to 16:15 and from 18:03 to 18:45 the invaders <text:a xlink:type="simple" xlink:href="https://www.ukrinform.ua/tag-obstril" text:style-name="Internet_20_link" text:visited-style-name="Visited_20_Internet_20_Link">
beat</text:a>
From the artillery on Golubivka, making three and six hits, respectively. From 5:30 pm to 18:20, he hit the Old Huta area with the same weapon, making 11 hits and a damaging house.</text:p>
      <text:p text:style-name="P4">
<text:span text:style-name="T4">
 Read also: </text:span>
 <text:a xlink:type="simple" xlink:href="https://www.ukrinform.ua/rubric-ato/3722258-vorog-obstrilav-bilozerku-vlucanna-u-podvira-cerkvi-zaginuv-svasennik.html" text:style-name="Internet_20_link" text:visited-style-name="Visited_20_Internet_20_Link">
enemy <text:span text:style-name="T4">
 fire </text:span>
 Belozerka: hitting the priest, the priest was killed</text:a>
Information on the loss of the local population or damage to civil infrastructure in any case was not received.</text:p>
      <text:p text:style-name="P4">
As reported <text:a xlink:type="simple" xlink:href="https://www.ukrinform.ua/rubric-ato/3722281-vorog-cotiri-razi-obstrilav-prikordonna-sumsini-i-cernigivsini.html" text:style-name="Internet_20_link" text:visited-style-name="Visited_20_Internet_20_Link">
Ukrinform</text:a>
, in the first day of June 13, the Russian army fired at the border and Chernihiv regions four times, having hit 23 hits.</text:p>
      <text:p text:style-name="P4">
News Source: <text:a xlink:type="simple" xlink:href="https://www.ukrinform.ua/rubric-ato/3722508-rosiani-obstrilali-cotiri-naseleni-punkti-sumsini-ta-cernigivsini.html" text:style-name="Internet_20_link" text:visited-style-name="Visited_20_Internet_20_Link">
https://www.ukrinform.ua/rubric-ato/3722508-rosiani-obstrilali-cotiri-naseleni-punkti-sumsini-ta-cernigivsini.html</text:a>
</text:p>
      <!--NEWS-->
      <text:h text:style-name="P10" text:outline-level="1">
<text:span text:style-name="T4">
Products for the Army: The Defense Ministry told where to track the results of purchases</text:span>
</text:h>
      <text:p text:style-name="P4">
Authors: Ukrinform (Person)</text:p>
      <text:p text:style-name="P4">
Publisher: Укринформ (Organization)</text:p>
      <text:p text:style-name="P4">
Published Time: 2023-06-13T22:27:00+03:00</text:p>
      <text:p text:style-name="P4">
Modified Time: 2023-06-13T22:27:00+03:00</text:p>
      <text:p text:style-name="P4">
Description: The results of purchases of food products for the second half of the year were published in the Prozorro system on June 12-13. - Ukrinform.</text:p>
      <text:p text:style-name="P4">
Images: ['<text:a xlink:type="simple" xlink:href="https://static.ukrinform.com/photos/2023_06/thumb_files/630_360_1686684249-522.jpg" text:style-name="Internet_20_link" text:visited-style-name="Visited_20_Internet_20_Link">
630_360_16866...</text:a>
']</text:p>
      <text:p text:style-name="P4">
Tags: ['Міноборони', 'Продукти', 'ProZorro', 'ЗСУ', 'Військові']</text:p>
      <text:p text:style-name="P4">
Type: Article</text:p>
      <!--METADATA-->
      <text:p text:style-name="P4">
<draw:frame draw:style-name="fr1" draw:name="Image232" text:anchor-type="as-char" svg:width="6.9236in" svg:height="3.956343in" draw:z-index="0">
<draw:image xlink:href="../Images/yкринформ/2023-06-13T22-27-00-03-00/630_360_1686684249-522.jpg" xlink:type="simple" xlink:show="embed" xlink:actuate="onLoad" draw:mime-type="image/jpeg"/>
</draw:frame>
The results of the supplies of food of the Armed Forces for the second half of the year were published in the systemiprozorro system on June 12-13.</text:p>
      <text:p text:style-name="P4">
About it reports <text:a xlink:type="simple" xlink:href="https://www.facebook.com/MinistryofDefence.UA/posts/pfbid0szFSt6wSwimqXMHp54inS7ap4YqLjATzb82y4sm3AJ3VnnyuceVmcCtCgwavedxyl" text:style-name="Internet_20_link" text:visited-style-name="Visited_20_Internet_20_Link">
Ministry of Defense</text:a>
<text:a xlink:type="simple" xlink:href="https://www.facebook.com/MinistryofDefence.UA/posts/pfbid0szFSt6wSwimqXMHp54inS7ap4YqLjATzb82y4sm3AJ3VnnyuceVmcCtCgwavedxyl" text:style-name="Internet_20_link" text:visited-style-name="Visited_20_Internet_20_Link">
 ,</text:a>
transmits Ukrinform.</text:p>
      <text:p text:style-name="P4">
"All procurement procedures are complied with. Anyone can track it on the Proprozorro site," the message reads.</text:p>
      <text:p text:style-name="P4">
The Defense Ministry emphasized that some resources on June 12 spread "incorrect information on the purchase of food of the Ministry of Defense about the alleged" non -publication of information on which allegedly a collegial body made a decision on Friday, June 9. "</text:p>
      <text:p text:style-name="P4">
The Defense Ministry explained that the collegial body of the IOU on defense procurement, which includes a representative of the Anti -Corruption Council at the Ministry of Defense, on June 9 made only a decision to reject participants in some procedures, which MOU, June 9, released in the electronic system of procurement.</text:p>
      <text:p text:style-name="P4">
<text:span text:style-name="T4">
 Read also: </text:span>
 <text:a xlink:type="simple" xlink:href="https://www.ukrinform.ua/rubric-society/3708558-zmini-pravil-oboronnih-zakupivel-zabezpecuut-dodatkovu-prozorist-minekonomiki.html" text:style-name="Internet_20_link" text:visited-style-name="Visited_20_Internet_20_Link">
<text:span text:style-name="T4">
 Changes </text:span>
 <text:span text:style-name="T4">
 RULES </text:span>
 <text:span text:style-name="T4">
 Defense </text:span>
 <text:span text:style-name="T4">
 Procurement </text:span>
<text:span text:style-name="T4">
 provide </text:span>
 <text:span text:style-name="T4">
 additional </text:span>
 <text:span text:style-name="T4">
 </text:span>
 Transparency <text:span text:style-name="T4">
 - </text:span>
 Ministry of Economy <text:span text:style-name="T4">
 </text:span>
</text:a>
The collegial body was postponed to the winners by the winners to June 12, and on the same day they immediately published them in the electronic system of ProZorro. This applies to 8 procurement procedures. This information is open, the ministry said.</text:p>
      <text:p text:style-name="P4">
In addition, on June 13, another 8 procedures also announced the results of the winners.</text:p>
      <text:p text:style-name="P4">
In total, the Ministry of Defense has announced 22 procurement procedures <text:a xlink:type="simple" xlink:href="https://www.ukrinform.ua/tag-produkti" text:style-name="Internet_20_link" text:visited-style-name="Visited_20_Internet_20_Link">
products</text:a>
Nutrition for the Armed Forces. Out of 16, the results and winners are announced, 4 procedures have not yet been determined;</text:p>
      <text:p text:style-name="P4">
<text:span text:style-name="T4">
 Read also: </text:span>
 <text:a xlink:type="simple" xlink:href="https://www.ukrinform.ua/rubric-ato/3712615-problem-iz-litnou-formou-dla-vijskovih-nemae-minoboroni-formue-rezerv-na-zimu.html" text:style-name="Internet_20_link" text:visited-style-name="Visited_20_Internet_20_Link">
Summer Summer Problems for the Military No - Mindobron forming a reserve for the winter</text:a>
</text:p>
      <text:p text:style-name="P4">
As reported by Ukrinform, in the Ministry of Defense <text:a xlink:type="simple" xlink:href="https://www.ukrinform.ua/rubric-technology/3720684-45-dniv-zamist-2-rokiv-vidteper-novitni-tehnologii-u-zsu-zaprovadzuvatimut-svidse.html" text:style-name="Internet_20_link" text:visited-style-name="Visited_20_Internet_20_Link">
created an accelerator</text:a>
innovation development-a permanent advisory and advisory body, to organize and implement projects in the direction of scientific and technical activity of the department.</text:p>
      <text:p text:style-name="P4">
News Source: <text:a xlink:type="simple" xlink:href="https://www.ukrinform.ua/rubric-economy/3722509-produkti-dla-armii-u-minoboroni-rozpovili-de-mozna-vidsteziti-rezultati-zakupivel.html" text:style-name="Internet_20_link" text:visited-style-name="Visited_20_Internet_20_Link">
https://www.ukrinform.ua/rubric-economy/3722509-produkti-dla-armii-u-minoboroni-rozpovili-de-mozna-vidsteziti-rezultati-zakupivel.html</text:a>
</text:p>
      <!--NEWS-->
      <text:h text:style-name="P10" text:outline-level="1">
<text:span text:style-name="T4">
Tkachenko discussed with a French colleague the organization</text:span>
</text:h>
      <text:p text:style-name="P4">
Authors: Ukrinform (Person)</text:p>
      <text:p text:style-name="P4">
Publisher: Укринформ (Organization)</text:p>
      <text:p text:style-name="P4">
Published Time: 2023-06-13T22:33:00+03:00</text:p>
      <text:p text:style-name="P4">
Modified Time: 2023-06-13T22:33:00+03:00</text:p>
      <text:p text:style-name="P4">
Description: Minister of Culture and Information Policy Oleksandr Tkachenko discussed with his French colleague Rima Abdul Malak to organize the exhibitions of the Antarmore project, where artists and children paint the tile bearers of Ukrainian defenders. - Ukrinform.</text:p>
      <text:p text:style-name="P4">
Images: ['<text:a xlink:type="simple" xlink:href="https://static.ukrinform.com/photos/2023_06/thumb_files/630_360_1686684736-184.jpg" text:style-name="Internet_20_link" text:visited-style-name="Visited_20_Internet_20_Link">
630_360_16866...</text:a>
']</text:p>
      <text:p text:style-name="P4">
Tags: ['Франція', 'Культура', 'Україна', 'Виставка']</text:p>
      <text:p text:style-name="P4">
Type: Article</text:p>
      <!--METADATA-->
      <text:p text:style-name="P4">
<draw:frame draw:style-name="fr1" draw:name="Image233" text:anchor-type="as-char" svg:width="6.9236in" svg:height="3.956343in" draw:z-index="0">
<draw:image xlink:href="../Images/yкринформ/2023-06-13T22-33-00-03-00/630_360_1686684736-184.jpg" xlink:type="simple" xlink:show="embed" xlink:actuate="onLoad" draw:mime-type="image/jpeg"/>
</draw:frame>
Minister of Culture and Information Policy Oleksandr Tkachenko discussed with his French colleague Rima Abdul Malak organization of exhibitions of the Antarmore project, where artists and children paint the tile bearers of Ukrainian defenders.</text:p>
      <text:p text:style-name="P4">
According to Ukrinform, Tkachenko reported in <text:a xlink:type="simple" xlink:href="https://t.me/otkachenkokyiv/3758" text:style-name="Internet_20_link" text:visited-style-name="Visited_20_Internet_20_Link">
telegram</text:a>
.</text:p>
      <text:p text:style-name="P4">
The MKIP head presented a colleague of one of the projects created within the project under the name "Mother of God. Softening of evil hearts".</text:p>
      <text:p text:style-name="P4">
"A working meeting with Colleague Rima Abdul Malak was always productive. In addition to what was already done, namely, a movie fund was created to help Ukrainian film producers; many cultural actions and exchange between [cultural] have been conducted(https://www.ukrinform.ua/tag-kultura)institutions; Provided assistance to our institutions, - further plans were discussed, "Tkachenko said.</text:p>
      <text:p text:style-name="P4">
Yes, during the meeting, the ministers touched the following topics:</text:p>
      <text:p text:style-name="P4">
holding the UNESCO World Forum with the assistance of France to assistance to the cultural heritage of Ukraine;</text:p>
      <text:p text:style-name="P4">
performances of leading Ukrainian theaters in France in the fall;</text:p>
      <text:p text:style-name="P4">
participation of representatives of Ukrainian folk crafts and creative industries in the Strasbourg Christmas Fair;</text:p>
      <text:p text:style-name="P4">
continuation of Ukrainian specialists' training, assistance in participation in Fashion Week Up and exhibitions are dedicated to design in France;</text:p>
      <text:p text:style-name="P4">
Further elaboration of the idea of a larger exhibition of Ukrainian museums in the Uparizh.</text:p>
      <text:p text:style-name="P4">
<text:span text:style-name="T4">
 Read also: </text:span>
 <text:a xlink:type="simple" xlink:href="https://www.ukrinform.ua/rubric-regions/3718566-u-garnizonnomu-hrami-lvova-vidkrili-vistavku-vratovanih-u-bahmuti-ikon.html" text:style-name="Internet_20_link" text:visited-style-name="Visited_20_Internet_20_Link">
in the garrison temple of Lviv opened an exhibition of saved Bakhmuti icons</text:a>
As reported <text:a xlink:type="simple" xlink:href="https://www.ukrinform.ua/rubric-culture/3722376-u-luvri-vperse-prezentuvali-ikoni-z-muzeu-hanenkiv.html" text:style-name="Internet_20_link" text:visited-style-name="Visited_20_Internet_20_Link">
Ukrinform</text:a>
, June 13 in the Paris Louvre opened the exhibition "At the origins of the sacred image. Icon from the Bogdan National Museum of Arts and Barbara Khanenkov in Kiev".</text:p>
      <text:p text:style-name="P4">
<text:span text:style-name="T5">
Foto: tkachenko.ua</text:span>
</text:p>
      <text:p text:style-name="P4">
News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In Washington, the contents of a new military assistance package of Ukraine were revealed</text:span>
</text:h>
      <text:p text:style-name="P4">
Authors: Ukrinform (Person)</text:p>
      <text:p text:style-name="P4">
Publisher: Укринформ (Organization)</text:p>
      <text:p text:style-name="P4">
Published Time: 2023-06-13T22:39:21+03:00</text:p>
      <text:p text:style-name="P4">
Modified Time: 2023-06-13T22:39:21+03:00</text:p>
      <text:p text:style-name="P4">
Description: The new military assistance package to Ukraine, which was announced on Tuesday in Washington, contains additional missiles for previously transmitted air defense systems, HIMARS ammunition, BMP, APC, artillery shells and other weapons.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СУ', 'Білий дім', 'Війна з Росією', '#stoprussia']</text:p>
      <text:p text:style-name="P4">
Type: Article</text:p>
      <!--METADATA-->
      <text:p text:style-name="P4">
<draw:frame draw:style-name="fr1" draw:name="Image234" text:anchor-type="as-char" svg:width="6.9236in" svg:height="3.956343in" draw:z-index="0">
<draw:image xlink:href="../Images/yкринформ/2023-06-13T22-39-21-03-00/630_360_1588051291-728.jpg" xlink:type="simple" xlink:show="embed" xlink:actuate="onLoad" draw:mime-type="image/jpeg"/>
</draw:frame>
A new package of military assistance to Ukraine, which was announced on Tuesday in Washington, contains additional missiles for previously transmitted air defense systems, ammunition for Himars, BMP, APC, artillery shells and other weapons.</text:p>
      <text:p text:style-name="P4">
This was announced on Tuesday in the White House and Pentagon, Ukrinform's own correspondent reports.</text:p>
      <text:p text:style-name="P4">
"The package covers key opportunities," Karin Jean Prier said during a pressing of the spokesman.</text:p>
      <text:p text:style-name="P4">
In this connection, she expressed gratitude to the "two -party support of Congress, which was amazing that(Selection of additional weapons to Ukraine - ed.)possible. "</text:p>
      <text:p text:style-name="P4">
Meanwhile, in <text:a xlink:type="simple" xlink:href="https://www.ukrinform.ua/tag-pentagon" text:style-name="Internet_20_link" text:visited-style-name="Visited_20_Internet_20_Link">
Pentagon</text:a>
Detailed the content of a new military assistance tranche, which included: additional NASAMS missilers, portable SPRs Stinger, HIMARS missiles, Javelin and AT-4 anti-tank complexes, 155 mm and 105 mm artillery shells. In addition, the United States will send 15 Bradley infantry fighting vehicles to Ukraine, 10 Stryker Brontonsporters, Tow anti -tank missiles, more than 22 million grenades, blasting ammunition, protected vehicles, spare parts other field equipment.</text:p>
      <text:p text:style-name="P4">
<text:span text:style-name="T4">
 Read also: </text:span>
 <text:a xlink:type="simple" xlink:href="https://www.ukrinform.ua/rubric-ato/3722244-ssa-vidilat-ukraini-vijskovu-dopomogu-se-na-325-miljoniv-zmi.html" text:style-name="Internet_20_link" text:visited-style-name="Visited_20_Internet_20_Link">
USA will allocate to Ukraine military assistance by another $ 325 million - media</text:a>
"The United States will continue to work with their allies and partners to secure Ukraine to meet its direct needs of Napoliya Battle, as well as long-term security needs," the US Vocal Office said.</text:p>
      <text:p text:style-name="P4">
As reported by Ukrinform, last week the US government announced <text:a xlink:type="simple" xlink:href="https://www.ukrinform.ua/rubric-ato/3720680-ssa-ogolosili-novij-paket-vijskovoi-dopomogi-ukraini-na-21-milarda.html" text:style-name="Internet_20_link" text:visited-style-name="Visited_20_Internet_20_Link">
allocation of defense support</text:a>
Ukrainian total $ 2.1 billion within the Initiative to Promote Ukraine's Security(After).</text:p>
      <text:p text:style-name="P4">
News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The enemy fired at Kharkiv region</text:span>
</text:h>
      <text:p text:style-name="P4">
Authors: Ukrinform (Person)</text:p>
      <text:p text:style-name="P4">
Publisher: Укринформ (Organization)</text:p>
      <text:p text:style-name="P4">
Published Time: 2023-06-13T22:41:00+03:00</text:p>
      <text:p text:style-name="P4">
Modified Time: 2023-06-13T22:41:00+03:00</text:p>
      <text:p text:style-name="P4">
Description: Russian troops are fired again in Kharkiv region, air anxiety continues in the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35" text:anchor-type="as-char" svg:width="6.9236in" svg:height="3.956343in" draw:z-index="0">
<draw:image xlink:href="../Images/yкринформ/2023-06-13T22-41-00-03-00/630_360_1538997483-946.jpg" xlink:type="simple" xlink:show="embed" xlink:actuate="onLoad" draw:mime-type="image/jpeg"/>
</draw:frame>
Ruskivska is fired again in Kharkiv region, air alarm is ongoing in the region.</text:p>
      <text:p text:style-name="P4">
About it reports police of Kharkiv region in <text:a xlink:type="simple" xlink:href="https://t.me/police_kh_region/18277" text:style-name="Internet_20_link" text:visited-style-name="Visited_20_Internet_20_Link">
telegram</text:a>
, reports Ukrinform.</text:p>
      <text:p text:style-name="P4">
“The enemy has been accepted again <text:a xlink:type="simple" xlink:href="https://www.ukrinform.ua/tag-obstril" text:style-name="Internet_20_link" text:visited-style-name="Visited_20_Internet_20_Link">
fired</text:a>
Kharkiv region. Do not ignore air alarm signals. Stay in shelters. About the hit of enemy shells, destruction, the wounded report to the special line102, ”the message reads.</text:p>
      <text:p text:style-name="P4">
*!(https://www.ukrinform.ua/rubric-ato/3722508-rosiani-obstrilali-cotiri-naseleni-punkti-sumsini-ta-cernigivsini.html)As reported <text:a xlink:type="simple" xlink:href="https://www.ukrinform.ua/rubric-regions/3722087-zagarbniki-za-dobu-obstrilali-cotiri-rajoni-harkivsini-dvoe-poranenih.html" text:style-name="Internet_20_link" text:visited-style-name="Visited_20_Internet_20_Link">
Ukrinform</text:a>
, Russian troops fired at the inhabitants of Kharkiv, Kupyansk, Chuguev and Bohodukhiv district Kharkiv region during the last day.</text:p>
      <text:p text:style-name="P4">
News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Zelensky thanked the united expedition forces for strengthening Ukrainian air defense</text:span>
</text:h>
      <text:p text:style-name="P4">
Authors: Ukrinform (Person)</text:p>
      <text:p text:style-name="P4">
Publisher: Укринформ (Organization)</text:p>
      <text:p text:style-name="P4">
Published Time: 2023-06-13T22:49:01+03:00</text:p>
      <text:p text:style-name="P4">
Modified Time: 2023-06-13T22:49:01+03:00</text:p>
      <text:p text:style-name="P4">
Description: President Volodymyr Zelensky expressed gratitude to the united expedition forces package of assistance worth more than € 100 million to strengthen the Ukrainian air defense system. - Ukrinform.</text:p>
      <text:p text:style-name="P4">
Images: ['<text:a xlink:type="simple" xlink:href="https://static.ukrinform.com/photos/2023_06/thumb_files/630_360_1686685708-204.jpeg" text:style-name="Internet_20_link" text:visited-style-name="Visited_20_Internet_20_Link">
630_360_16866...</text:a>
']</text:p>
      <text:p text:style-name="P4">
Tags: ['Британія', 'ЗСУ', 'Зеленський', 'Війна з Росією', '#stoprussia', 'ППО']</text:p>
      <text:p text:style-name="P4">
Type: Article</text:p>
      <!--METADATA-->
      <text:p text:style-name="P4">
<draw:frame draw:style-name="fr1" draw:name="Image236" text:anchor-type="as-char" svg:width="6.9236in" svg:height="3.956343in" draw:z-index="0">
<draw:image xlink:href="../Images/yкринформ/2023-06-13T22-49-01-03-00/630_360_1686685708-204.jpeg" xlink:type="simple" xlink:show="embed" xlink:actuate="onLoad" draw:mime-type="image/jpeg"/>
</draw:frame>
The Presidential Divine Zelensky expressed gratitude to the united expedition forces of the package for the amount of more than € 100 million to strengthen the Ukrainian NPPO system.</text:p>
      <text:p text:style-name="P4">
He wrote about it in <text:a xlink:type="simple" xlink:href="https://twitter.com/ZelenskyyUa/status/1668693650291695634" text:style-name="Internet_20_link" text:visited-style-name="Visited_20_Internet_20_Link">
Twitter</text:a>
, reports Ukrinform.</text:p>
      <text:p text:style-name="P4">
"I thank the Allies from the Joint Expeditionary Forces for a powerful package of € 100 million, aimed at strengthening Ukrainian air defense. At the time when Russia in agonias strengthens daily rocket terror, more power for our defense is the key to protecting the Ukrainian sky and lives of Ukrainians ”,” “Zelensky](https://www.ukrinform.ua/tag-zelenskij).</text:p>
      <text:p text:style-name="P4">
As it was reported, the UK government announced a package of military assistance for Ukraine worth 92 million pounds(nearly $ 116 million)To increase the efficiency of the air defense.</text:p>
      <text:p text:style-name="P4">
<text:span text:style-name="T4">
 Read also: </text:span>
 [rescue boats arrived from Britain to eliminate the consequences(https://www.ukrinform.ua/rubric-regions/3722473-iz-britanii-pribuli-ratuvalni-covni-dla-likvidacii-naslidkiv-pidrivu-kahovskoi-ges.html)The combined expeditionary forces are expeditionary forces under the guidance of the Kingdom, which include Denmark, Finland, Estonia, Iceland, Latvia, Lithuania, the Netherlands, Sweden and Norway.</text:p>
      <text:p text:style-name="P4">
News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Mariupols gathered 11 tons of assistance for the Kakhovskaya Hydroe Backdowns</text:span>
</text:h>
      <text:p text:style-name="P4">
Authors: Ukrinform (Person)</text:p>
      <text:p text:style-name="P4">
Publisher: Укринформ (Organization)</text:p>
      <text:p text:style-name="P4">
Published Time: 2023-06-13T22:50:00+03:00</text:p>
      <text:p text:style-name="P4">
Modified Time: 2023-06-13T22:50:00+03:00</text:p>
      <text:p text:style-name="P4">
Description: In the centers of "Yariupol" gathered more than 11 tons of assistance for residents of Kherson region, who were injured as a result of blasting by the invaders of the Kakhovka hydroelectric power station. - Ukrinform.</text:p>
      <text:p text:style-name="P4">
Images: ['<text:a xlink:type="simple" xlink:href="https://static.ukrinform.com/photos/2023_06/thumb_files/630_360_1686685659-314.jpg" text:style-name="Internet_20_link" text:visited-style-name="Visited_20_Internet_20_Link">
630_360_16866...</text:a>
']</text:p>
      <text:p text:style-name="P4">
Tags: ['Маріуполь', 'допомога', 'Каховська ГЕС', 'Затоплення']</text:p>
      <text:p text:style-name="P4">
Type: Article</text:p>
      <!--METADATA-->
      <text:p text:style-name="P4">
<draw:frame draw:style-name="fr1" draw:name="Image237" text:anchor-type="as-char" svg:width="6.9236in" svg:height="3.956343in" draw:z-index="0">
<draw:image xlink:href="../Images/yкринформ/2023-06-13T22-50-00-03-00/630_360_1686685659-314.jpg" xlink:type="simple" xlink:show="embed" xlink:actuate="onLoad" draw:mime-type="image/jpeg"/>
</draw:frame>
In the centers of "Yariupol" gathered more than 11 tons of assistance for residents of Kherson region, which were surprised as a result of blasting by the invaders of the Kakhovka hydroelectric power station.</text:p>
      <text:p text:style-name="P4">
This was reported in <text:a xlink:type="simple" xlink:href="https://t.me/andriyshTime/10735" text:style-name="Internet_20_link" text:visited-style-name="Visited_20_Internet_20_Link">
telegram</text:a>
Advisor of Mariupol Petro Andryushchenko, Ukrinform reports.</text:p>
      <text:p text:style-name="P4">
Yariupol Centers have become a place of support for the affected people in <text:a xlink:type="simple" xlink:href="https://www.ukrinform.ua/tag-hersonsina" text:style-name="Internet_20_link" text:visited-style-name="Visited_20_Internet_20_Link">
Kherson region</text:a>
After the explosion of the Nakakhovsky hydroelectric power station. Mariupols brought things, products and everything necessary for help, "Andryushchenko said.</text:p>
      <text:p text:style-name="P4">
According to him, products, hygiene products, clothing, toys, stores for hardwar, etc. were collected. All this will be transferred to the residents of the communities.</text:p>
      <text:p text:style-name="P4">
<text:span text:style-name="T4">
 Read also: </text:span>
 [Poltava region sent 14 trucks to Kherson region(https://www.ukrinform.ua/rubric-regions/3722494-poltavsina-vidpravila-na-hersonsinu-14-vantazivok-z-gumanitarnou-dopomogou.html)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text:span text:style-name="T5">
Foto: Andryushchenko Time</text:span>
</text:p>
      <text:p text:style-name="P4">
News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Galushchenko discussed the future visit of the IAEA mission to the Zaporozhye NPP from Gross.</text:span>
</text:h>
      <text:p text:style-name="P4">
Authors: Ukrinform (Person)</text:p>
      <text:p text:style-name="P4">
Publisher: Укринформ (Organization)</text:p>
      <text:p text:style-name="P4">
Published Time: 2023-06-13T22:55:00+03:00</text:p>
      <text:p text:style-name="P4">
Modified Time: 2023-06-13T22:55:00+03:00</text:p>
      <text:p text:style-name="P4">
Description: The Minister of Energy of Ukraine Herman Galushchenko met with the CEO of the International Atomic Energy Agency Agency Raphael Grosssey and discussed with him the future visit of the IAEA representatives to the Zaporozhye Nuclear Power Plant captured by the Russians. - Ukrinform.</text:p>
      <text:p text:style-name="P4">
Images: ['<text:a xlink:type="simple" xlink:href="https://static.ukrinform.com/photos/2023_06/thumb_files/630_360_1686686059-345.jpg" text:style-name="Internet_20_link" text:visited-style-name="Visited_20_Internet_20_Link">
630_360_16866...</text:a>
']</text:p>
      <text:p text:style-name="P4">
Tags: ['МАГАТЕ', 'Запорізька АЕС', 'Галущенко', 'Гроссі']</text:p>
      <text:p text:style-name="P4">
Type: Article</text:p>
      <!--METADATA-->
      <text:p text:style-name="P4">
<draw:frame draw:style-name="fr1" draw:name="Image239" text:anchor-type="as-char" svg:width="6.9236in" svg:height="3.956343in" draw:z-index="0">
<draw:image xlink:href="../Images/yкринформ/2023-06-13T22-55-00-03-00/630_360_1686686059-345.jpg" xlink:type="simple" xlink:show="embed" xlink:actuate="onLoad" draw:mime-type="image/jpeg"/>
</draw:frame>
The Minister of Energy of Ukraine Herman Galushchenko met with the Director General of the International Atomic Energy Agency Raphael Grosssey and discussed the visit of the IAEA representatives to the Zaporozhye atomic power plant with him.</text:p>
      <text:p text:style-name="P4">
According to Ukrinform, the Ministry of Energy reported on <text:a xlink:type="simple" xlink:href="https://www.facebook.com/minenergoUkraine/posts/pfbid02YfyL39cG8nDTLdj8igX4YsT5TrtxH1LkAShFZVFrqtidMjDfmogbNVd6GECuxWNAl" text:style-name="Internet_20_link" text:visited-style-name="Visited_20_Internet_20_Link">
Facebook</text:a>
.</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 including the state of equipment and station management systems.</text:p>
      <text:p text:style-name="P4">
"The Situation of the ZPP is a matter of nuclear and radiation safety not only of Ukraine but the entire continent. It is very important to ensure the safety of the NPP after de -occupation. Therefore, we welcome your mission that can help us to keep an objective assessment of what is happening at the ZPP , and the timing when we put it into work again, "he emphasized.</text:p>
      <text:p text:style-name="P4">
The minister stressed that as of today the situation in the power system is not easy, in particular because of the Russians arranged by the Russians at the Kakhovka Hydroelectro power plant.</text:p>
      <text:p text:style-name="P4">
According to him, he undermined the Russian troops of the dam and, as a consequence, significantly imported water levels in the Kakhovka reservoir is not only additional threw in Zaporizhzhya NPP, but also affected the work of hydrogeneration as a whole, because hydroelectric power plants operate with low power.</text:p>
      <text:p text:style-name="P4">
The return of the Zaporizhzhya NPP to the control of Ukraine and the work of at least one unit of the station to the Ukrainian energy system will allow to stabilize a situation that will become of particular importance in the autumn and winter.</text:p>
      <text:p text:style-name="P4">
The Minister has hoped that the IAEA mission would be a real assessment of the consequences of the Kakhovsk Hydroelectric Power Rus and help Ukraine in the development of measures to compete on this catastrophe.</text:p>
      <text:p text:style-name="P4">
<text:span text:style-name="T4">
 Read also: </text:span>
 [Zelensky met with CEO(https://www.ukrinform.ua/rubric-polytics/3722484-zelenskij-zustrivsa-z-generalnim-direktorom-magate.html)Grossi, for his part, assured that the agency's representatives will be maximalized to ensure the safety of Zaporizhzhya NPP and to assist Ukraine with the consequences of a catastrophe at the Kakhovsk Hydroelectric Power Plant.<text:span text:style-name="T5">
Foto: Ministry of Energy of Ukraine</text:span>
</text:p>
      <text:p text:style-name="P4">
News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We have to ensure that the terror of the Russian Federation becomes impossible with partners - Zelensky</text:span>
</text:h>
      <text:p text:style-name="P4">
Authors: Ukrinform (Person)</text:p>
      <text:p text:style-name="P4">
Publisher: Укринформ (Organization)</text:p>
      <text:p text:style-name="P4">
Published Time: 2023-06-13T22:59:00+03:00</text:p>
      <text:p text:style-name="P4">
Modified Time: 2023-06-13T22:59:00+03:00</text:p>
      <text:p text:style-name="P4">
Description: The conscious Russian blow to the ordinary city only once again proves the simple truth: we have to ensure that Russian terror becomes impossible with our partner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Кривий Ріг', 'Тероризм', 'ЗСУ', 'Росія', 'Зеленський', 'Війна з Росією', '#stoprussia', 'Ракетний удар']</text:p>
      <text:p text:style-name="P4">
Type: Article</text:p>
      <!--METADATA-->
      <text:p text:style-name="P4">
<draw:frame draw:style-name="fr1" draw:name="Image240" text:anchor-type="as-char" svg:width="6.9236in" svg:height="3.956343in" draw:z-index="0">
<draw:image xlink:href="../Images/yкринформ/2023-06-13T22-59-00-03-00/630_360_1682451261-591.jpeg" xlink:type="simple" xlink:show="embed" xlink:actuate="onLoad" draw:mime-type="image/jpeg"/>
</draw:frame>
A conscious Russian blow to the ordinary city only once again proves the simple truth: we have mimic together with partners to ensure physically such conditions that Russian terrorist is impossible.</text:p>
      <text:p text:style-name="P4">
This was stated in the evening <text:a xlink:type="simple" xlink:href="https://www.youtube.com/watch" text:style-name="Internet_20_link" text:visited-style-name="Visited_20_Internet_20_Link">
video closer</text:a>
President Volodymyr Zelenskyy, reports Ukrinform.</text:p>
      <text:p text:style-name="P4">
<text:span text:style-name="T5">
Viso, <text:a xlink:type="simple" xlink:href="https://t.me/OP_UA/9719" text:style-name="Internet_20_link" text:visited-style-name="Visited_20_Internet_20_Link">
Presidential Office, Telegrams</text:a>
</text:span>
</text:p>
      <text:p text:style-name="P4">
_ <text:span text:style-name="T4">
 Dear Ukrainians and Ukrainians!</text:span>
 _</text:p>
      <text:p text:style-name="P4">
This afternoon rescue work and parsing in Kryvyi Cravishly, a rocket attack of terrorists were completed. Unfortunately, 11 people were killed, among them di -evvitin ... My condolences to my relatives and loved ones. There are only more than 30 people injured. They are given the necessary help.</text:p>
      <text:p text:style-name="P4">
I want to thank everyone and everyone who participated in the rescue operation: SES rescuers, doctors, police, volunteers, local authorities, ordinary people. Thank you for every saved life!Thank you for every person whom they have been now.</text:p>
      <text:p text:style-name="P4">
This conscious Russian blow to the ordinary city only once again proves the prostitical one: we have to ensure that the Russian terror becomes impossible with our partners.</text:p>
      <text:p text:style-name="P4">
The first is our air shield. Sufficient number of air defense systems. Plus modern fighters. When the Russian ability to beat in our cities and villages is physically limited by our air shield, only then the terrorist-terrorist will understand that there will be alternatives for all Ukrainians and the loss for all Ukrainians and the loss for Russian.</text:p>
      <text:p text:style-name="P4">
The second is the destruction of the basis for terror, for the production of terrorist rockets by the state. Unfortunately, Russia is still able to obtain critical components for the production of missiles created by companies from around the world, such as companies from some partner countries. In different ways, these components are then supplemented in Russia. If we take, for example, one of the missiles that hit the Cryvyi Rih now, then about 50 components in it - predominant -electronics - produced in other countries.</text:p>
      <text:p text:style-name="P4">
And today a meeting of representatives of our country with diplomats of corresponding countries took place. The list of companies that supply Russia for killer components has all partners. There is this list. The understanding of how Russian terrorist is deceiving the world is also in the world. And we are waiting for the conclusions of the fatty actions that will stop Russian rocket terror.It is definitely cheaper - once and for all to block the components for terrorists for terrorists for terror than to constantly spend new and new air defense tracks.</text:p>
      <text:p text:style-name="P4">
Today, there was a meeting on the preparation of the inevitable, legitimately fair responsibility of Russia for this aggression. We work out several X -molds for the creation of a special tribunal for the crime of aggression. The crime must be corresponded to the highest Russian leadership. A crime that is born other crimes of this war. And such responsibility will definitely be. In fact, this is not an easy task. But the Ukrainians have done so much difficult to do so that they will not only do it, but will be fulfilled with pleasure. The tribunal will be.</text:p>
      <text:p text:style-name="P4">
He met today with the CEO of IAEA Grossi. We are very active to prevent any incidents from the occupied Russian nuclear power plant. While the invaders are there, there is a risk for the world, and this is obvious. Only the complete de -occupation of the station and its return Podu -Ukrainian control can guarantee safety. And we will do everything for that.</text:p>
      <text:p text:style-name="P4">
It is good that the IAEA proposes to send to us, to Ukraine, a group of experts, which appreciate the consequences of the destruction of the dam and other structures of the Kakhovka hydroelectric power station. Sleeply to know in all the details of what is happening and what crime against the nature of the music was committed by Russia. I hope the IAEA experts will work in the near future.</text:p>
      <text:p text:style-name="P4">
And necessarily - our warriors, our characters. Thank you all who are in battle now, who protects and promotes our positions.</text:p>
      <text:p text:style-name="P4">
For example, the Bakhmut direction-which is, in particular, warriors of the 80th separate brigadidshv ... There is a forward movement in different areas. I thank you!Thank you for the extraordinary hardship!</text:p>
      <text:p text:style-name="P4">
The units of Tavriya dawn - in the conditions of extremely cruel battles, in the conditions of aviation and artillery advantage of the invaders there is a forward movement!Thank you, warriors!Thank you for every step and for every meter of Ukrainian land that is released by the Edental Evil. Marines of the 35th and 36th separate brigades, the 110th separately mechanized brigade, a 128th separate mountain-assault brigade, paratroopers of our seventystyevatyka, artillerymen of the 55th separate brigade "Zaporizhzhya Sich". Thank you for your strength!</text:p>
      <text:p text:style-name="P4">
And thank you all in our society, who understands that the liberation of our land then requires difficult, heroic and intense actions that give the back, step by step the necessary power by our offensives!</text:p>
      <text:p text:style-name="P4">
Glory to Ukrainian heroes!Glory to all in the world who helps!<text:span text:style-name="T4">
<text:span text:style-name="T5">
 Glory to Ukraine!</text:span>
 </text:span>
</text:p>
      <text:p text:style-name="P4">
News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In France, a large-scale fake campaign of Russia on the Internet was exposed</text:span>
</text:h>
      <text:p text:style-name="P4">
Authors: Ukrinform (Person)</text:p>
      <text:p text:style-name="P4">
Publisher: Укринформ (Organization)</text:p>
      <text:p text:style-name="P4">
Published Time: 2023-06-13T23:05:00+03:00</text:p>
      <text:p text:style-name="P4">
Modified Time: 2023-06-13T23:05:00+03:00</text:p>
      <text:p text:style-name="P4">
Description: The French Ministry of Foreign Affairs accused Russia of a large -scale misinformation operation. - Ukrinform.</text:p>
      <text:p text:style-name="P4">
Images: ['<text:a xlink:type="simple" xlink:href="https://static.ukrinform.com/photos/2019_11/thumb_files/630_360_1572860754-412.jpg" text:style-name="Internet_20_link" text:visited-style-name="Visited_20_Internet_20_Link">
630_360_15728...</text:a>
']</text:p>
      <text:p text:style-name="P4">
Tags: ['Фейк', 'Франція', 'Росія', 'Дезінформація']</text:p>
      <text:p text:style-name="P4">
Type: Article</text:p>
      <!--METADATA-->
      <text:p text:style-name="P4">
<draw:frame draw:style-name="fr1" draw:name="Image241" text:anchor-type="as-char" svg:width="6.9236in" svg:height="3.956343in" draw:z-index="0">
<draw:image xlink:href="../Images/yкринформ/2023-06-13T23-05-00-03-00/630_360_1572860754-412.jpg" xlink:type="simple" xlink:show="embed" xlink:actuate="onLoad" draw:mime-type="image/jpeg"/>
</draw:frame>
The Ministry of Foreign Affairs of France has accused Russia of a large -scale exformation operation.</text:p>
      <text:p text:style-name="P4">
About it reports <text:a xlink:type="simple" xlink:href="https://www.lemonde.fr/en/pixels/article/2023/06/13/doppelganger-the-russian-disinformation-campaign-denounced-by-france_6031227_13.html" text:style-name="Internet_20_link" text:visited-style-name="Visited_20_Internet_20_Link">
Le Monde</text:a>
, reports Ukrinform.</text:p>
      <text:p text:style-name="P4">
"Viginum investigation(Authorization of foreign influence - ed.), revealed numerous facts that testify to the involvement of Russian or Russian -language persons and several Russian companies in the implementation and campaign, " - reads on <text:a xlink:type="simple" xlink:href="https://www.diplomatie.gouv.fr/fr/politique-etrangere-de-la-france/securite-desarmement-et-non-proliferation/actualites-et-evenements-lies-a-la-securite-au-desarmement-et-a-la-non/2023/article/declaration-de-catherine-colonna-ingerences-numeriques-etrangeres-detection-par" text:style-name="Internet_20_link" text:visited-style-name="Visited_20_Internet_20_Link">
the Ministry of Foreign Affairs of France</text:a>
.</text:p>
      <text:p text:style-name="P4">
According to the French authorities, more than a year within a large -scale propaganda operation were created <text:a xlink:type="simple" xlink:href="https://www.ukrinform.ua/tag-fejk" text:style-name="Internet_20_link" text:visited-style-name="Visited_20_Internet_20_Link">
fake</text:a>
Websitophic authorities and articles in the media. In particular, the fake page of ministries and foreign affairs of France visually resembled the original. However, the Natroian "Two" contains false information about the introduction of a tax in the amount of 1.5% for "every monetary transaction" for financing the military support of Ukraine.</text:p>
      <text:p text:style-name="P4">
According to the newspaper, the agents who have created this fake page of the French Diplomatic Office are also responsible for the emergence of countless production articles that were hostile to Ukraine that were published by French and German publications.</text:p>
      <text:p text:style-name="P4">
<text:span text:style-name="T4">
 Read also: </text:span>
 <text:a xlink:type="simple" xlink:href="https://www.ukrinform.ua/rubric-ato/3720458-jdut-zapekli-informacijni-boi-malar-poasnila-ak-i-comu-vorog-atakue-ukrainciv-vkidami-i-fejkami.html" text:style-name="Internet_20_link" text:visited-style-name="Visited_20_Internet_20_Link">
there are fierce information battles: the painter explained as the Chhomuvorot attacks Ukrainians with a pus and <text:span text:style-name="T4">
 fake </text:span>
 oh</text:a>
Similar fake pages were also observed in Ukraine, Italy and Great Britain.</text:p>
      <text:p text:style-name="P4">
As reported <text:a xlink:type="simple" xlink:href="https://www.ukrinform.ua/rubric-technology/3721733-rosijski-hakeri-atakuvali-nizku-uradovih-sajtiv-svejcarii.html" text:style-name="Internet_20_link" text:visited-style-name="Visited_20_Internet_20_Link">
Ukrinform</text:a>
, access to several Swiss government websites was fuel through a cyberattack, the responsibility of which was taken by the Russian Noname Hackers.</text:p>
      <text:p text:style-name="P4">
News Source: <text:a xlink:type="simple" xlink:href="https://www.ukrinform.ua/rubric-world/3722524-u-francii-vikrili-masstabnu-fejkkampaniu-rosii-v-interneti.html" text:style-name="Internet_20_link" text:visited-style-name="Visited_20_Internet_20_Link">
https://www.ukrinform.ua/rubric-world/3722524-u-francii-vikrili-masstabnu-fejkkampaniu-rosii-v-interneti.html</text:a>
</text:p>
      <!--NEWS-->
      <text:h text:style-name="P10" text:outline-level="1">
<text:span text:style-name="T4">
Case of Secret Documents: Trump in Court stated his innocence</text:span>
</text:h>
      <text:p text:style-name="P4">
Authors: Ukrinform (Person)</text:p>
      <text:p text:style-name="P4">
Publisher: Укринформ (Organization)</text:p>
      <text:p text:style-name="P4">
Published Time: 2023-06-13T23:12:45+03:00</text:p>
      <text:p text:style-name="P4">
Modified Time: 2023-06-13T23:12:45+03:00</text:p>
      <text:p text:style-name="P4">
Description: On Tuesday, US Explore Donald Trump announced in a Federal Court in Miami, which does not recognize himself as guilty of criminal prosecution in improper storage of secret documents and obstruction of their return to state bodies. - Ukrinform.</text:p>
      <text:p text:style-name="P4">
Images: ['<text:a xlink:type="simple" xlink:href="https://static.ukrinform.com/photos/2023_04/thumb_files/630_360_1680680229-821.jpg" text:style-name="Internet_20_link" text:visited-style-name="Visited_20_Internet_20_Link">
630_360_16806...</text:a>
']</text:p>
      <text:p text:style-name="P4">
Tags: ['США', 'Суд', 'Трамп']</text:p>
      <text:p text:style-name="P4">
Type: Article</text:p>
      <!--METADATA-->
      <text:p text:style-name="P4">
<draw:frame draw:style-name="fr1" draw:name="Image242" text:anchor-type="as-char" svg:width="6.9236in" svg:height="3.956343in" draw:z-index="0">
<draw:image xlink:href="../Images/yкринформ/2023-06-13T23-12-45-03-00/630_360_1680680229-821.jpg" xlink:type="simple" xlink:show="embed" xlink:actuate="onLoad" draw:mime-type="image/jpeg"/>
</draw:frame>
On Tuesday, US Explore Donald Trump announced in the Federal Court of Federal Court that he did not recognize himself as guilty of criminal prosecution in improperly saving secret documents and obstruction of their return to state -owned states.</text:p>
      <text:p text:style-name="P4">
As Ukrinform reports, it reports <text:a xlink:type="simple" xlink:href="https://www.nytimes.com/live/2023/06/13/us/trump-indictment-arraignment-court/here-is-the-latest-on-the-trumps-court-appearance" text:style-name="Internet_20_link" text:visited-style-name="Visited_20_Internet_20_Link">
New York Times</text:a>
 <text:a xlink:type="simple" xlink:href="https://www.nytimes.com/live/2023/06/13/us/trump-indictment-arraignment-court/here-is-the-latest-on-the-trumps-court-appearance" text:style-name="Internet_20_link" text:visited-style-name="Visited_20_Internet_20_Link">
 .</text:a>
On Tuesday, Trump came to court in the Mayai center. Small groups of protrampivsky activists gathered near the court building around the court to express support for the former President.</text:p>
      <text:p text:style-name="P4">
After announcing the accusations, he intends to leave the New Jersey golf club with New Jersey and to make a statement there.</text:p>
      <text:p text:style-name="P4">
Last Thursday, the Federal Great Jury in Miamus charged him with 37 points related to the export, storage and concealment of secret documents he had removed from the White House. A day later, the federal prosecutors were publicized by a 49-page indictment that describes Trump's negligent conjunction with secret documents, including details of secret-core programs, reconnaissance data on foreign opponents, planning and other materials that indicate the potential vulnerability of the country.</text:p>
      <text:p text:style-name="P4">
<text:span text:style-name="T4">
 Read also: </text:span>
 [Federal prosecutors have released the indictment(https://www.ukrinform.ua/rubric-world/3720795-federalni-prokurori-opriludnili-obvinuvalnij-visnovok-sodo-trampa.html)In case of recognition <text:a xlink:type="simple" xlink:href="https://www.ukrinform.ua/tag-tramp" text:style-name="Internet_20_link" text:visited-style-name="Visited_20_Internet_20_Link">
Trump</text:a>
He is guilty of <text:a xlink:type="simple" xlink:href="https://www.ukrinform.ua/rubric-world/3721536-tramp-moze-otrimati-20-rokiv-vaznici-ale-stavsi-prezidentom-vidrazu-pomilue-sebe-politico.html" text:style-name="Internet_20_link" text:visited-style-name="Visited_20_Internet_20_Link">
up to 20 years in prison</text:a>
. However, if he becomes president again, he will mercy.</text:p>
      <text:p text:style-name="P4">
<text:span text:style-name="T5">
Foto: Tom Williams/CQ Roll Call</text:span>
</text:p>
      <text:p text:style-name="P4">
News Source: <text:a xlink:type="simple" xlink:href="https://www.ukrinform.ua/rubric-world/3722526-sprava-pro-taemni-dokumenti-tramp-u-sudi-zaaviv-pro-svou-nevinuvatist.html" text:style-name="Internet_20_link" text:visited-style-name="Visited_20_Internet_20_Link">
https://www.ukrinform.ua/rubric-world/3722526-sprava-pro-taemni-dokumenti-tramp-u-sudi-zaaviv-pro-svou-nevinuvatist.html</text:a>
</text:p>
      <!--NEWS-->
      <text:h text:style-name="P10" text:outline-level="1">
<text:span text:style-name="T4">
The Russian Federation continues to receive components for rockets even from partner countries of Ukraine - Zelensky</text:span>
</text:h>
      <text:p text:style-name="P4">
Authors: Ukrinform (Person)</text:p>
      <text:p text:style-name="P4">
Publisher: Укринформ (Organization)</text:p>
      <text:p text:style-name="P4">
Published Time: 2023-06-13T23:13:00+03:00</text:p>
      <text:p text:style-name="P4">
Modified Time: 2023-06-13T23:13:00+03:00</text:p>
      <text:p text:style-name="P4">
Description: Russia continues to receive components for the production of missiles from companies worldwide, including partner countries of Ukraine. - Ukrinform.</text:p>
      <text:p text:style-name="P4">
Images: ['<text:a xlink:type="simple" xlink:href="https://static.ukrinform.com/photos/2022_07/thumb_files/630_360_1657855821-201.png" text:style-name="Internet_20_link" text:visited-style-name="Visited_20_Internet_20_Link">
630_360_16578...</text:a>
']</text:p>
      <text:p text:style-name="P4">
Tags: ['Ракета', 'Зеленський', 'Війна з Росією', 'мікросхеми ']</text:p>
      <text:p text:style-name="P4">
Type: Article</text:p>
      <!--METADATA-->
      <text:p text:style-name="P4">
<draw:frame draw:style-name="fr1" draw:name="Image243" text:anchor-type="as-char" svg:width="6.9236in" svg:height="3.956343in" draw:z-index="0">
<draw:image xlink:href="../Images/yкринформ/2023-06-13T23-13-00-03-00/630_360_1657855821-201.png" xlink:type="simple" xlink:show="embed" xlink:actuate="onLoad" draw:mime-type="image/png"/>
</draw:frame>
Russia has been getting components to produce missiles from companies in the world, including partner countries of Ukraine.</text:p>
      <text:p text:style-name="P4">
Ukrainian representatives met with diplomats of these states, informed President Volodymyr Zelenskyy in the evening <text:a xlink:type="simple" xlink:href="https://t.me/V_Zelenskiy_official/6573" text:style-name="Internet_20_link" text:visited-style-name="Visited_20_Internet_20_Link">
video message</text:a>
, reports Ukrinform.</text:p>
      <text:p text:style-name="P4">
“Unfortunately, Russia is still able to receive critical components for production <text:a xlink:type="simple" xlink:href="https://www.ukrinform.ua/tag-raketa" text:style-name="Internet_20_link" text:visited-style-name="Visited_20_Internet_20_Link">
missiles</text:a>
which are created by companies of slim countries, including companies from some partner countries. These components are then supplied to Russia by different units. If we take, for example, one rocket that hit the crooked horn today, then about 50 components in it - mainly microelectronics - produced in other countries, ”he said.</text:p>
      <text:p text:style-name="P4">
<text:span text:style-name="T5">
Vido: <text:a xlink:type="simple" xlink:href="https://t.me/V_Zelenskiy_official/6573" text:style-name="Internet_20_link" text:visited-style-name="Visited_20_Internet_20_Link">
Presidential Office, Telegrams</text:a>
</text:span>
</text:p>
      <text:p text:style-name="P4">
The President said that on Tuesday there was a meeting of representatives of Ukraine with reports of the respective states.</text:p>
      <text:p text:style-name="P4">
According to him, there is a list of companies that supply Russia's components for guns, and there is an understanding of how Russian terrorists try to deceive the world.</text:p>
      <text:p text:style-name="P4">
"We are waiting for conclusions and quick actions that will stop Russian rocket terror," Zelensky emphasized.</text:p>
      <text:p text:style-name="P4">
He recalled that Ukraine has applied for all companies in Russia, which is being issued rockets, emphasizing that such complete sanction restrictions should be at global level against all of them.</text:p>
      <text:p text:style-name="P4">
The head of state also insists that every way of bypassing sanctions should also be patronized at the global level and should be as exacerbated by exported control over critical components.</text:p>
      <text:p text:style-name="P4">
“If someone is a mediator or works with Russia to terrorist and continue to blow up dwellings and kill people, then such entities - business or state - deserve the reaction of the world. Hard reaction. There is information about this with partners. It is definitely cheaper - once to block the ways of supplying components for terror to terrorists, it is always possible to spend new and new air defense for aircraft, ”the President added.</text:p>
      <text:p text:style-name="P4">
<text:span text:style-name="T4">
 Read also: </text:span>
 <text:a xlink:type="simple" xlink:href="https://www.ukrinform.ua/rubric-economy/3711892-the-insider-nazvav-evropejski-kompanii-aki-vse-se-zabezpecuut-armiu-rf.html" text:style-name="Internet_20_link" text:visited-style-name="Visited_20_Internet_20_Link">
The Insider named European companies that are disrupting the army of the Russian Federation</text:a>
</text:p>
      <text:p text:style-name="P4">
One of the hostile missiles hit a five -storey residential building - two floors were destroyed by fire, and the ceiling between the first and second floors were destroyed.</text:p>
      <text:p text:style-name="P4">
Another rocket was part of the bottled water. From there, the water was transported to all corners of Ukraine, including the victim due to the undermining of the Russians of the Kakhovsk Hesherson region.</text:p>
      <text:p text:style-name="P4">
<text:span text:style-name="T5">
Foto: op</text:span>
</text:p>
      <text:p text:style-name="P4">
News Source: <text:a xlink:type="simple" xlink:href="https://www.ukrinform.ua/rubric-ato/3722529-rf-prodovzue-otrimuvati-komponenti-dla-raket-navit-iz-krainpartneriv-ukraini-zelenskij.html" text:style-name="Internet_20_link" text:visited-style-name="Visited_20_Internet_20_Link">
https://www.ukrinform.ua/rubric-ato/3722529-rf-prodovzue-otrimuvati-komponenti-dla-raket-navit-iz-krainpartneriv-ukraini-zelenskij.html</text:a>
</text:p>
      <!--NEWS-->
      <text:h text:style-name="P10" text:outline-level="1">
<text:span text:style-name="T4">
The invaders for a day 21 times fired at Sumy region border, there are dead</text:span>
</text:h>
      <text:p text:style-name="P4">
Authors: Ukrinform (Person)</text:p>
      <text:p text:style-name="P4">
Publisher: Укринформ (Organization)</text:p>
      <text:p text:style-name="P4">
Published Time: 2023-06-13T23:14:00+03:00</text:p>
      <text:p text:style-name="P4">
Modified Time: 2023-06-13T23:14:00+03:00</text:p>
      <text:p text:style-name="P4">
Description: Russian troops fired at the Sumy region border during the day, as a result of a hostile blow to one of the communities.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Загибель', 'Війна з Росією']</text:p>
      <text:p text:style-name="P4">
Type: Article</text:p>
      <!--METADATA-->
      <text:p text:style-name="P4">
<draw:frame draw:style-name="fr1" draw:name="Image244" text:anchor-type="as-char" svg:width="6.9236in" svg:height="3.956343in" draw:z-index="0">
<draw:image xlink:href="../Images/yкринформ/2023-06-13T23-14-00-03-00/630_360_1669987737-966.jpg" xlink:type="simple" xlink:show="embed" xlink:actuate="onLoad" draw:mime-type="image/jpeg"/>
</draw:frame>
The Russian border was fired at the border of Sumy region during the day, as a result of a wave strike for one of the communities.</text:p>
      <text:p text:style-name="P4">
According to Ukrinform, the Sumy Regional Military Administration reported in <text:a xlink:type="simple" xlink:href="https://t.me/Sumy_news_ODA/16923" text:style-name="Internet_20_link" text:visited-style-name="Visited_20_Internet_20_Link">
telegram</text:a>
.</text:p>
      <text:p text:style-name="P4">
In total, 101 explosions were recorded in the region a day.</text:p>
      <text:p text:style-name="P4">
According to the OVA, eight border communities have suffered Russian shelling: Khotinskaya, Miropil, Belopilsk, Znob-Novgorod, Seredi-Budsk, Esmanskaya, Novoslobidskaya and Velikopisarevskaya.</text:p>
      <text:p text:style-name="P4">
The mid-and-Budy community attacked the invaders from the mortar, which led to two explosions. The hostile fire is damaged by shop and outbuildings.</text:p>
      <text:p text:style-name="P4">
In the same community, the enemy hit the artillery, causing another 21 explosions. As a result of the artery ranging <text:a xlink:type="simple" xlink:href="https://www.ukrinform.ua/tag-zagibel" text:style-name="Internet_20_link" text:visited-style-name="Visited_20_Internet_20_Link">
killed</text:a>
Employees of the state forestry enterprise, which at that time moved by the UAZ car. The information is clarified.</text:p>
      <text:p text:style-name="P4">
As a result of another blow from enemy artillery, eight explosions were heard - a private house was damaged.</text:p>
      <text:p text:style-name="P4">
Artillery firing communities continued. Yes, there were 15 more explosions recorded. As a result of one of them, a private home was lit.</text:p>
      <text:p text:style-name="P4">
The Russian troops attacked mortars and artillery-11 and six explosions were heard respectively.</text:p>
      <text:p text:style-name="P4">
In the territory of the Miropil community, the invaders were thrown from the drone of the ammunition, also hit it with a mortar, causing three explosions.</text:p>
      <text:p text:style-name="P4">
Mortar shellings from the Russians were experienced by the Khotinsk and Essman communities - eight and four explosions were exposed, respectively.</text:p>
      <text:p text:style-name="P4">
Stroke from mortars and artillery, the Russian army struck in the Great Pisariv community - there were four and one explosion.</text:p>
      <text:p text:style-name="P4">
<text:span text:style-name="T4">
 Read also: </text:span>
 <text:a xlink:type="simple" xlink:href="https://www.ukrinform.ua/rubric-regions/3722118-rosiani-obstrilali-sumsinu-vlucili-u-ditacij-internat.html" text:style-name="Internet_20_link" text:visited-style-name="Visited_20_Internet_20_Link">
Russians fired <text:span text:style-name="T4">
 Sumy region </text:span>
 - hit the pediatric boarding school</text:a>
The enemy fired at the Belopilsky community from mortars, causing 11 explosions, and also launched two rockets from the helicopter, probably unmanageable.</text:p>
      <text:p text:style-name="P4">
As reported by Ukrinform, 55 explosions were heard due to Russian shelling on June 12.</text:p>
      <text:p text:style-name="P4">
News Source: <text:a xlink:type="simple" xlink:href="https://www.ukrinform.ua/rubric-ato/3722527-zagarbniki-za-den-21-raz-obstrilali-prikordonna-sumsini-e-zagibli.html" text:style-name="Internet_20_link" text:visited-style-name="Visited_20_Internet_20_Link">
https://www.ukrinform.ua/rubric-ato/3722527-zagarbniki-za-den-21-raz-obstrilali-prikordonna-sumsini-e-zagibli.html</text:a>
</text:p>
      <!--NEWS-->
      <text:h text:style-name="P10" text:outline-level="1">
<text:span text:style-name="T4">
President: In different areas of the Bakhmut direction there is a forward movement</text:span>
</text:h>
      <text:p text:style-name="P4">
Authors: Ukrinform (Person)</text:p>
      <text:p text:style-name="P4">
Publisher: Укринформ (Organization)</text:p>
      <text:p text:style-name="P4">
Published Time: 2023-06-13T23:21:00+03:00</text:p>
      <text:p text:style-name="P4">
Modified Time: 2023-06-13T23:21:00+03:00</text:p>
      <text:p text:style-name="P4">
Description: In the Bakhmut direction and within the responsibility of the Tavriya group there is a movement of forward Ukrainian forces.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Бахмут', 'ЗСУ', 'Зеленський', 'Війна з Росією', 'Контрнаступ']</text:p>
      <text:p text:style-name="P4">
Type: Article</text:p>
      <!--METADATA-->
      <text:p text:style-name="P4">
<draw:frame draw:style-name="fr1" draw:name="Image245" text:anchor-type="as-char" svg:width="6.9236in" svg:height="3.956343in" draw:z-index="0">
<draw:image xlink:href="../Images/yкринформ/2023-06-13T23-21-00-03-00/630_360_1679682020-565.jpeg" xlink:type="simple" xlink:show="embed" xlink:actuate="onLoad" draw:mime-type="image/jpeg"/>
</draw:frame>
The Nabakhmut direction and within the responsibility of the Tavriya group are the movements of the Ukrainian forces.</text:p>
      <text:p text:style-name="P4">
This was stated by President Volodymyr Zelenskyy in the evening <text:a xlink:type="simple" xlink:href="https://www.youtube.com/watch" text:style-name="Internet_20_link" text:visited-style-name="Visited_20_Internet_20_Link">
video message</text:a>
, reports Ukrinform.</text:p>
      <text:p text:style-name="P4">
_ <text:span text:style-name="T4">
 Video: </text:span>
 <text:a xlink:type="simple" xlink:href="https://t.me/OP_UA/9719" text:style-name="Internet_20_link" text:visited-style-name="Visited_20_Internet_20_Link">
Presidential Office, Telegrams</text:a>
_</text:p>
      <text:p text:style-name="P4">
“Our warriors, our characters!I thank you to all who are in battle now, who protects and distinguishes our positions. The Bakhmut direction, which is, in particular, warriors of the 80th-extent DShV brigade-there is a forward movement in different areas. I thank you!I thank the extraordinary courage!”Zelensky said.</text:p>
      <text:p text:style-name="P4">
He also emphasized that the units of Tavriya in the conditions of extremely rigid battles, in the conditions of aviation and artillery advantage of the occupier are the movement before.</text:p>
      <text:p text:style-name="P4">
<text:span text:style-name="T4">
 Read also: </text:span>
 <text:a xlink:type="simple" xlink:href="https://www.ukrinform.ua/rubric-ato/3722480-sili-oboroni-ukraini-pisli-u-nastup-ta-pocali-povertati-svoi-teritorii-stoltenberg.html" text:style-name="Internet_20_link" text:visited-style-name="Visited_20_Internet_20_Link">
Defense forces of Ukraine went on the offensive and started returning the territory - Stoltenberg</text:a>
“Thank you, you are warriors!Thank you for every step and for every meter of Ukrainian land, which is ascertained against Russian evil!” - said the President.</text:p>
      <text:p text:style-name="P4">
He also gratefully expressed gratitude to the Marines of the 35th and 36th separate brigades, the 110th-nerve mechanized brigade, the 128th separate mountain-assault brigade, paratroopers of the 79th Brigade, artillerymen.</text:p>
      <text:p text:style-name="P4">
<text:span text:style-name="T4">
 Read also: </text:span>
 [Zelensky thanked the united expedition forces(https://www.ukrinform.ua/rubric-polytics/3722520-zelenskij-podakuvav-obednanim-ekspedicijnim-silam-za-posilenna-ukrainskoi-ppo.html)"And thank you all in our society, who understands that the liberation of our land in recent occupiers requires difficult, heroic and intense actions that, in the back, step by step, give the necessary power to our offensive actions," Zelensky added.</text:p>
      <text:p text:style-name="P4">
As reported by Ukrinform, the Armed Forces of Ukraine have released seven settlements in the last week in the last week.</text:p>
      <text:p text:style-name="P4">
News Source: <text:a xlink:type="simple" xlink:href="https://www.ukrinform.ua/rubric-ato/3722528-prezident-na-riznih-dilankah-bahmutskogo-napramku-e-ruh-upered.html" text:style-name="Internet_20_link" text:visited-style-name="Visited_20_Internet_20_Link">
https://www.ukrinform.ua/rubric-ato/3722528-prezident-na-riznih-dilankah-bahmutskogo-napramku-e-ruh-upered.html</text:a>
</text:p>
      <!--NEWS-->
      <text:h text:style-name="P10" text:outline-level="1">
<text:span text:style-name="T4">
The Kakhovskaya Hydroe Cell: Zelensky expects the IAEA group to work soon</text:span>
</text:h>
      <text:p text:style-name="P4">
Authors: Ukrinform (Person)</text:p>
      <text:p text:style-name="P4">
Publisher: Укринформ (Organization)</text:p>
      <text:p text:style-name="P4">
Published Time: 2023-06-13T23:33:00+03:00</text:p>
      <text:p text:style-name="P4">
Modified Time: 2023-06-13T23:33:00+03:00</text:p>
      <text:p text:style-name="P4">
Description: President Volodymyr Zelensky is counting on the start of work in the near future by a group of IAEA experts on assessing the consequences of a Russian terrorist act at Kakhovskaya hydroelectric power plants. - Ukrinform.</text:p>
      <text:p text:style-name="P4">
Images: ['<text:a xlink:type="simple" xlink:href="https://static.ukrinform.com/photos/2022_07/thumb_files/630_360_1658104302-429.jpeg" text:style-name="Internet_20_link" text:visited-style-name="Visited_20_Internet_20_Link">
630_360_16581...</text:a>
']</text:p>
      <text:p text:style-name="P4">
Tags: ['МАГАТЕ', 'Зеленський', 'Каховська ГЕС', 'Затоплення']</text:p>
      <text:p text:style-name="P4">
Type: Article</text:p>
      <!--METADATA-->
      <text:p text:style-name="P4">
<draw:frame draw:style-name="fr1" draw:name="Image246" text:anchor-type="as-char" svg:width="6.9236in" svg:height="3.956343in" draw:z-index="0">
<draw:image xlink:href="../Images/yкринформ/2023-06-13T23-33-00-03-00/630_360_1658104302-429.jpeg" xlink:type="simple" xlink:show="embed" xlink:actuate="onLoad" draw:mime-type="image/jpeg"/>
</draw:frame>
The Presidential Lordir Zelensky counts on the beginning of the work of the IAEA expert groups in the near future on the evaluation of the consequences of the Russian terrorist act of Nakakhovsky hydroelectric power station.</text:p>
      <text:p text:style-name="P4">
He noted this in the evening <text:a xlink:type="simple" xlink:href="https://t.me/V_Zelenskiy_official/6573" text:style-name="Internet_20_link" text:visited-style-name="Visited_20_Internet_20_Link">
video message</text:a>
, reports Ukrinform.</text:p>
      <text:p text:style-name="P4">
“Good that <text:a xlink:type="simple" xlink:href="https://www.ukrinform.ua/tag-magate" text:style-name="Internet_20_link" text:visited-style-name="Visited_20_Internet_20_Link">
IAEA</text:a>
It proposes to send us, to Ukraine, a group of experts who will evaluate the consequences of the destruction of the Dumbles by other structures of Kakhovka hydroelectric power station. The world should know in all the details of the extent and what crime against nature and people has been committed by Russia. I hope the IAEA experts will work in the near future, ”Zelensky said.</text:p>
      <text:p text:style-name="P4">
<text:span text:style-name="T5">
Vido: <text:a xlink:type="simple" xlink:href="https://t.me/V_Zelenskiy_official/6573" text:style-name="Internet_20_link" text:visited-style-name="Visited_20_Internet_20_Link">
Presidential Office, Telegrams</text:a>
</text:span>
</text:p>
      <text:p text:style-name="P4">
He also stressed that Ukraine is actively working to prevent any incentives on the occupied Russians of the Zaporozhye Nuclear Station.</text:p>
      <text:p text:style-name="P4">
“While the occupiers are there, there is a risk for the whole world, and this is obvious. Only the full -leafed of the station and its return under Ukrainian control is able to guarantee security. And we will do everything for this, ”the President emphasized.</text:p>
      <text:p text:style-name="P4">
*!(https://www.ukrinform.ua/rubric-polytics/3721859-glava-magate-rozpoviv-pro-plani-pid-cas-vizitu-v-ukrainu.html)As <text:a xlink:type="simple" xlink:href="https://www.ukrinform.ua/rubric-polytics/3722484-zelenskij-zustrivsa-z-generalnim-direktorom-magate.html" text:style-name="Internet_20_link" text:visited-style-name="Visited_20_Internet_20_Link">
reported</text:a>
, President Volodymyr Zelensky, on June 13 in Kyiv, met with Genttor George Raphael Grosssey, which discussed in particular the proposal of the IAPA to send to Ukraine a group of experts to evaluate the consequences of the blasting of Kakhovskaya HEP and preparation of proposals for specific areas of assistance for their submission.</text:p>
      <text:p text:style-name="P4">
News Source: <text:a xlink:type="simple" xlink:href="https://www.ukrinform.ua/rubric-ato/3722531-ocinka-naslidkiv-pidrivu-kahovskoi-ges-zelenskij-ocikue-so-grupa-magate-zapracue-najblizcim-casom.html" text:style-name="Internet_20_link" text:visited-style-name="Visited_20_Internet_20_Link">
https://www.ukrinform.ua/rubric-ato/3722531-ocinka-naslidkiv-pidrivu-kahovskoi-ges-zelenskij-ocikue-so-grupa-magate-zapracue-najblizcim-casom.html</text:a>
</text:p>
      <!--NEWS-->
      <text:h text:style-name="P10" text:outline-level="1">
<text:span text:style-name="T4">
Luxembourg Parliament recognized the Holodomor with genocide</text:span>
</text:h>
      <text:p text:style-name="P4">
Authors: Ukrinform (Person)</text:p>
      <text:p text:style-name="P4">
Publisher: Укринформ (Organization)</text:p>
      <text:p text:style-name="P4">
Published Time: 2023-06-13T23:40:00+03:00</text:p>
      <text:p text:style-name="P4">
Modified Time: 2023-06-13T23:40:00+03:00</text:p>
      <text:p text:style-name="P4">
Description: The Chamber of Luxembourg Deputies approved a resolution on recognition of the 1932-1933 famine by the genocide of the Ukrainian people. - Ukrinform.</text:p>
      <text:p text:style-name="P4">
Images: ['<text:a xlink:type="simple" xlink:href="https://static.ukrinform.com/photos/2021_11/thumb_files/630_360_1637881356-649.jpg" text:style-name="Internet_20_link" text:visited-style-name="Visited_20_Internet_20_Link">
630_360_16378...</text:a>
']</text:p>
      <text:p text:style-name="P4">
Tags: ['Геноцид', 'Голодомор', 'Дмитро Кулеба', 'Люксембург']</text:p>
      <text:p text:style-name="P4">
Type: Article</text:p>
      <!--METADATA-->
      <text:p text:style-name="P4">
<draw:frame draw:style-name="fr1" draw:name="Image247" text:anchor-type="as-char" svg:width="6.9236in" svg:height="3.956343in" draw:z-index="0">
<draw:image xlink:href="../Images/yкринформ/2023-06-13T23-40-00-03-00/630_360_1637881356-649.jpg" xlink:type="simple" xlink:show="embed" xlink:actuate="onLoad" draw:mime-type="image/jpeg"/>
</draw:frame>
Luxembourg's palatachutatas adopted a resolution on recognition of the famine of 1932-1933 by the genocide of the Ukrainian people.</text:p>
      <text:p text:style-name="P4">
Foreign Minister Dmytro Kuleba wrote about it in <text:a xlink:type="simple" xlink:href="https://twitter.com/DmytroKuleba/status/1668705082701905920" text:style-name="Internet_20_link" text:visited-style-name="Visited_20_Internet_20_Link">
Twitter</text:a>
, передаєУкрінформ.</text:p>
      <text:p text:style-name="Quotations">

<text:p text:style-name="P4">
I commend Luxembourg's Chamber of Deputies' historic vote to recognise&gt;
 Stalin's Holodomor of 1932-1933 as genocide against Ukrainians. This step&gt;
 honors millions of victims and restores historic justice. The international&gt;
 acknowledgment of the Holodomor genocide continues to rise.&gt;
&gt;
 — Dmytro Kuleba(Dmitrykuleba)<text:a xlink:type="simple" xlink:href="https://twitter.com/DmytroKuleba/status/1668705082701905920" text:style-name="Internet_20_link" text:visited-style-name="Visited_20_Internet_20_Link">
 June 13, 2023&gt;
 </text:a>
"I congratulate the historical vote of the Luxembourg Deputies for recognition of Stalin <text:a xlink:type="simple" xlink:href="https://www.ukrinform.ua/tag-golodomor" text:style-name="Internet_20_link" text:visited-style-name="Visited_20_Internet_20_Link">
Holodomor</text:a>
1932-1933 by genocide against Ukrainians. This step honors millions of victims and restores historical justice. International recognition of the famine -genocide continues to grow, "Kuleba wrote.</text:p>

</text:p>
      <text:p text:style-name="P4">
<text:span text:style-name="T4">
 Read also: </text:span>
 <text:a xlink:type="simple" xlink:href="https://www.ukrinform.ua/rubric-diaspora/3720055-sku-zaklikav-diasporu-do-ucasti-v-miznarodnomu-proekti-pamati-pro-golodomor.html" text:style-name="Internet_20_link" text:visited-style-name="Visited_20_Internet_20_Link">
UWC called the Diaspora to participate in the international pro -memory about <text:span text:style-name="T4">
 Holodomor </text:span>
</text:a>
As reported by Ukrinform, earlier the Holodomor recognized the genocide <text:a xlink:type="simple" xlink:href="https://www.ukrinform.ua/rubric-polytics/3714229-parlament-britanii-viznav-golodomor-genocidom-ukrainskogo-narodu.html" text:style-name="Internet_20_link" text:visited-style-name="Visited_20_Internet_20_Link">
Parliamentbritic</text:a>
 .</text:p>
      <text:p text:style-name="P4">
News Source: <text:a xlink:type="simple" xlink:href="https://www.ukrinform.ua/rubric-polytics/3722532-luksemburg-viznav-golodomor-genocidom.html" text:style-name="Internet_20_link" text:visited-style-name="Visited_20_Internet_20_Link">
https://www.ukrinform.ua/rubric-polytics/3722532-luksemburg-viznav-golodomor-genocidom.html</text:a>
</text:p>
      <!--NEWS-->
      <text:h text:style-name="P10" text:outline-level="1">
<text:span text:style-name="T4">
Departure of children abroad: The SPSU told about changes</text:span>
</text:h>
      <text:p text:style-name="P4">
Authors: Ukrinform (Person)</text:p>
      <text:p text:style-name="P4">
Publisher: Укринформ (Organization)</text:p>
      <text:p text:style-name="P4">
Published Time: 2023-06-13T23:59:00+03:00</text:p>
      <text:p text:style-name="P4">
Modified Time: 2023-06-13T23:59:00+03:00</text:p>
      <text:p text:style-name="P4">
Description: Issued after May 23, the power of attorney on the departure of children abroad, which were set out without the use of special forms of notarial documents on white sheets of paper and notaries, loses their reality; Such power of attorney, issued before May 23, will be checked by border guards. - Ukrinform.</text:p>
      <text:p text:style-name="P4">
Images: ['<text:a xlink:type="simple" xlink:href="https://static.ukrinform.com/photos/2023_06/thumb_files/630_360_1686333767-399.jpg" text:style-name="Internet_20_link" text:visited-style-name="Visited_20_Internet_20_Link">
630_360_16863...</text:a>
']</text:p>
      <text:p text:style-name="P4">
Tags: ['Діти', 'Прикордонники', 'Кордон', 'Нотаріус']</text:p>
      <text:p text:style-name="P4">
Type: Article</text:p>
      <!--METADATA-->
      <text:p text:style-name="P4">
<draw:frame draw:style-name="fr1" draw:name="Image248" text:anchor-type="as-char" svg:width="6.9236in" svg:height="3.956343in" draw:z-index="0">
<draw:image xlink:href="../Images/yкринформ/2023-06-13T23-59-00-03-00/630_360_1686333767-399.jpg" xlink:type="simple" xlink:show="embed" xlink:actuate="onLoad" draw:mime-type="image/jpeg"/>
</draw:frame>
Issued after May 23, the power of attorney on the departure of children abroad, which were set out to the use of special forms of notarial documents on white sheets and notaries, loses their reality; Such power of attorney, issued before May 23, will be checked by border guards.</text:p>
      <text:p text:style-name="P4">
About it reports <text:a xlink:type="simple" xlink:href="https://dpsu.gov.ua/ua/news/dovirenosti-na-bilomu-paperi-potrebuyut-pidtverdzhennya/" text:style-name="Internet_20_link" text:visited-style-name="Visited_20_Internet_20_Link">
State Border Service</text:a>
, reports Ukrinform.</text:p>
      <text:p text:style-name="P4">
As it is noted, the CMU Resolution No. 469 provides that notarized veins on white paper, issued after May 23, lose their reality.</text:p>
      <text:p text:style-name="P4">
"If you, for example, have a similar power of attorney and plan to send your <text:a xlink:type="simple" xlink:href="https://www.ukrinform.ua/tag-diti" text:style-name="Internet_20_link" text:visited-style-name="Visited_20_Internet_20_Link">
baby</text:a>
Abroad for the rest of the thaw, accompanied by third parties, keep in mind that the specified forms, which are issued after May 23, are invalid. Also, the forms obtained before May 23, in the reality of their reality, can be verified by the border guards with a certificate of confirmation or refutation of a notary of the power of attorney, which in turn involves the refusal to cross the state border until the moment of receipt of confirmation from the notary, "</text:p>
      <text:p text:style-name="P4">
<text:span text:style-name="T4">
 Read also: </text:span>
 <text:a xlink:type="simple" xlink:href="https://www.ukrinform.ua/rubric-society/3526055-dozvil-na-viizd-ditej-za-kordon-mozna-bude-oformiti-u-dii.html" text:style-name="Internet_20_link" text:visited-style-name="Visited_20_Internet_20_Link">
<text:span text:style-name="T4">
 resolution </text:span>
 on <text:span text:style-name="T4">
 departure </text:span>
 <text:span text:style-name="T4">
 children </text:span>
 for <text:span text:style-name="T4">
 border </text:span>
 <text:span text:style-name="T4">
 </text:span>
 can <text:span text:style-name="T4">
<text:span text:style-name="T5">
* be </text:span>
* </text:span>
 <text:span text:style-name="T4">
 </text:span>
 in "<text:span text:style-name="T4">
 </text:span>
 »</text:a>
As reported <text:a xlink:type="simple" xlink:href="https://www.ukrinform.ua/rubric-society/3669266-mvs-nagadalo-pravila-viizdu-za-kordon-ditej-do-16-rokiv.html" text:style-name="Internet_20_link" text:visited-style-name="Visited_20_Internet_20_Link">
Ukrinform</text:a>
According to the Ministry of Internal Affairs, the departure of a child up to 16 years of age outside Ukraine during the war is accompanied by one of the parents or the adult brother or sister, other relatives or persons who have authorized one of the parents in a written statement. Such azava must be certified by the guardianship and guardianship authorities.</text:p>
      <text:p text:style-name="P4">
News Source: <text:a xlink:type="simple" xlink:href="https://www.ukrinform.ua/rubric-society/3722310-viizd-ditej-za-kordon-u-dpsu-rozpovili-pro-zmini.html" text:style-name="Internet_20_link" text:visited-style-name="Visited_20_Internet_20_Link">
https://www.ukrinform.ua/rubric-society/3722310-viizd-ditej-za-kordon-u-dpsu-rozpovili-pro-zmini.html</text:a>
</text:p>
      <!--NEWS-->
      <text:h text:style-name="P10" text:outline-level="1">
<text:span text:style-name="T4">
Sergey Naev awarded the wounded warriors-defenders</text:span>
</text:h>
      <text:p text:style-name="P4">
Author: ['АРМІЯINFORM']</text:p>
      <text:p text:style-name="P4">
Time: 2023-06-13T24:00:00-04:00</text:p>
      <text:p text:style-name="P4">
Description: Commander of the Opniyan forces of the ZK Ukrainian, Lieutenant General Sergii Nav Vidvіdav on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53582568_651771820312207_761057192113337001_n.jpg" text:style-name="Internet_20_link" text:visited-style-name="Visited_20_Internet_20_Link">
353582568_651771820312207_761057192113337001_n.jpg</text:a>
', '<text:a xlink:type="simple" xlink:href="https://armyinform.com.ua/wp-content/uploads/2023/06/353770655_651771986978857_6967213225250034277_n-150x150.jpg" text:style-name="Internet_20_link" text:visited-style-name="Visited_20_Internet_20_Link">
353770655_651771986978857_6967213225250034277_n-150x150.jpg</text:a>
', '<text:a xlink:type="simple" xlink:href="https://armyinform.com.ua/wp-content/uploads/2023/06/353605398_651771936978862_49094406223537306_n-150x150.jpg" text:style-name="Internet_20_link" text:visited-style-name="Visited_20_Internet_20_Link">
353605398_651771936978862_49094406223537306_n-150x150.jpg</text:a>
', '<text:a xlink:type="simple" xlink:href="https://armyinform.com.ua/wp-content/uploads/2023/06/353592888_651771903645532_5945181340471115565_n-150x150.jpg" text:style-name="Internet_20_link" text:visited-style-name="Visited_20_Internet_20_Link">
353592888_651771903645532_5945181340471115565_n-150x150.jpg</text:a>
', '<text:a xlink:type="simple" xlink:href="https://armyinform.com.ua/wp-content/uploads/2023/06/353592026_651771893645533_7558120238904527488_n.jpg" text:style-name="Internet_20_link" text:visited-style-name="Visited_20_Internet_20_Link">
353592026_651771893645533_7558120238904527488_n.jpg</text:a>
']</text:p>
      <text:p text:style-name="P4">
Tags: ['АГРЕСІЯ РФ', 'КОМАНДУВАЧ ОБ’ЄДНАНИХ СИЛ ЗС УКРАЇНИ', 'НАГОРОДЖЕННЯ ВІЙСЬКОВОСЛУЖБОВЦІВ', 'СЕРГІЙ НАЄВ']</text:p>
      <text:p text:style-name="P4">
Category: News</text:p>
      <!--METADATA-->
      <text:p text:style-name="P4">
<draw:frame draw:style-name="fr1" draw:name="Image249" text:anchor-type="as-char" svg:width="6.9236in" svg:height="4.615733in" draw:z-index="0">
<draw:image xlink:href="../Images/AРМІЯINFORM/2023-06-13T24-00-00-04-00/353582568_651771820312207_761057192113337001_n.jpg" xlink:type="simple" xlink:show="embed" xlink:actuate="onLoad" draw:mime-type="image/jpeg"/>
</draw:frame>
Commander of the United States of the Armed Forces of Ukraine Lieutenant General Sergey Naev visvodin from medical establishments of the northern operating area, where the soldiers are being treated, and presented them with departmental honors.</text:p>
      <text:p text:style-name="P4">
About it <text:a xlink:type="simple" xlink:href="https://www.facebook.com/JointForcesCommandAFU/posts/pfbid036wiu4CjPnTRN1THVWvaZnP7wzywUtstRWdoFtjFesd67W1mjXQFo89mNA4Zccavvl" text:style-name="Internet_20_link" text:visited-style-name="Visited_20_Internet_20_Link">
reports</text:a>
The press service of the United States Command of the Armed Forces of Ukraine.</text:p>
      <text:p text:style-name="P4">
The commander talked with the wounded servicemen about the circumstances of injuries, treatment and problems. Several warriors were addressed and resolved immediately during the conversation.</text:p>
      <text:p text:style-name="P4">
<text:a xlink:type="simple" xlink:href="https://armyinform.com.ua/wp-content/uploads/2023/06/353770655_651771986978857_6967213225250034277_n.jpg" text:style-name="Internet_20_link" text:visited-style-name="Visited_20_Internet_20_Link">
!(Images/AРМІЯINFORM/2023-06-13T24-00-00-04-00/353770655_651771986978857_6967213225250034277_n-150x150.jpg)</text:a>
</text:p>
      <text:p text:style-name="P4">
<text:a xlink:type="simple" xlink:href="https://armyinform.com.ua/wp-content/uploads/2023/06/353605398_651771936978862_49094406223537306_n.jpg" text:style-name="Internet_20_link" text:visited-style-name="Visited_20_Internet_20_Link">
<draw:frame draw:style-name="fr1" draw:name="Image250" text:anchor-type="as-char" svg:width="6.9236in" svg:height="6.9236in" draw:z-index="0">
<draw:image xlink:href="../Images/AРМІЯINFORM/2023-06-13T24-00-00-04-00/353605398_651771936978862_49094406223537306_n-150x150.jpg" xlink:type="simple" xlink:show="embed" xlink:actuate="onLoad" draw:mime-type="image/jpeg"/>
</draw:frame>
</text:a>
</text:p>
      <text:p text:style-name="P4">
<text:a xlink:type="simple" xlink:href="https://armyinform.com.ua/wp-content/uploads/2023/06/353592888_651771903645532_5945181340471115565_n.jpg" text:style-name="Internet_20_link" text:visited-style-name="Visited_20_Internet_20_Link">
<draw:frame draw:style-name="fr1" draw:name="Image251" text:anchor-type="as-char" svg:width="6.9236in" svg:height="6.9236in" draw:z-index="0">
<draw:image xlink:href="../Images/AРМІЯINFORM/2023-06-13T24-00-00-04-00/353592888_651771903645532_5945181340471115565_n-150x150.jpg" xlink:type="simple" xlink:show="embed" xlink:actuate="onLoad" draw:mime-type="image/jpeg"/>
</draw:frame>
</text:a>
- I sincerely thank the leading doctors of the hospital for the fact that they stand for the protecting of our soldiers, fight for their lives and give the opportunity to completely recover after injuries and diseases!-said Lieutenant General Sergey Naev.</text:p>
      <text:p text:style-name="P4">
It should be noted that the vast majority of hospital specialists have a large experience of pathology and can provide qualified with elements of specialized medical assistance to the wounded and patients.</text:p>
      <text:p text:style-name="P4">
<draw:frame draw:style-name="fr1" draw:name="Image252" text:anchor-type="as-char" svg:width="6.9236in" svg:height="4.713818in" draw:z-index="0">
<draw:image xlink:href="../Images/AРМІЯINFORM/2023-06-13T24-00-00-04-00/353592026_651771893645533_7558120238904527488_n.jpg" xlink:type="simple" xlink:show="embed" xlink:actuate="onLoad" draw:mime-type="image/jpeg"/>
</draw:frame>
Also, the Commander of the Joint Forces of the Armed Forces of Ukraine awarded a group of military personnel with excellent honors.</text:p>
      <ul>
        <li>
Low bow to you for your soldier's work!I am very glad that I can congratulate you for what I was done on the battlefield,-said the Lieutenant General Sergey Naev.</li>
      </ul>
      <text:p text:style-name="P4">
News Source: <text:a xlink:type="simple" xlink:href="https://armyinform.com.ua/2023/06/13/sergij-nayev-nagorodyv-poranenyh-voyiniv-zahysnykiv/" text:style-name="Internet_20_link" text:visited-style-name="Visited_20_Internet_20_Link">
https://armyinform.com.ua/2023/06/13/sergij-nayev-nagorodyv-poranenyh-voyiniv-zahysnykiv/</text:a>
</text:p>
      <!--NEWS-->
      <text:h text:style-name="P10" text:outline-level="1">
<text:span text:style-name="T4">
Water level in Kakhovka reservoir every hour is reduced by 1-5 centimeters</text:span>
</text:h>
      <text:p text:style-name="P4">
Author: ['АРМІЯINFORM']</text:p>
      <text:p text:style-name="P4">
Time: 2023-06-13T26:00:00-04:00</text:p>
      <text:p text:style-name="P4">
Description: The camp on the wound 13 chervnya river driving in the DniPri on the Kherson Literary is 3 meters ... War with Ukraine 2022, war with Ukraine Latest news today, News War with Ukraine 2022 Last for today, will there be a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6/photo_5203997347992946483_y-e1686638542747.jpg" text:style-name="Internet_20_link" text:visited-style-name="Visited_20_Internet_20_Link">
photo_5203997347992946483_y-e1686638542747.jpg</text:a>
']</text:p>
      <text:p text:style-name="P4">
Tags: ['КАХОВСЬКА ГЕС']</text:p>
      <text:p text:style-name="P4">
Category: News</text:p>
      <!--METADATA-->
      <text:p text:style-name="P4">
<draw:frame draw:style-name="fr1" draw:name="Image253" text:anchor-type="as-char" svg:width="6.9236in" svg:height="4.361868in" draw:z-index="0">
<draw:image xlink:href="../Images/AРМІЯINFORM/2023-06-13T26-00-00-04-00/photo_5203997347992946483_y-e1686638542747.jpg" xlink:type="simple" xlink:show="embed" xlink:actuate="onLoad" draw:mime-type="image/jpeg"/>
</draw:frame>
As of the morning of June 13, the water level in the Dnieper at Kherson decreased 3 meters and is 2.6 meters. Divide the water level decreases by 1-5 cm.</text:p>
      <text:p text:style-name="P4">
About it <text:a xlink:type="simple" xlink:href="https://t.me/shtab_kakhovska_hes/652" text:style-name="Internet_20_link" text:visited-style-name="Visited_20_Internet_20_Link">
reports</text:a>
The headquarters of the elimination of the Kakhovka hydroelectric power station.</text:p>
      <text:p text:style-name="P4">
According to the calculations of the Ukrainian Hydrometeorological Institute on the basement images, as of June 11, 309 sq km was flooded in Kherson region. Nikopol has lost the connection with the measurement sensors.</text:p>
      <text:p text:style-name="P4">
Therefore, there are no reliable data on further reduction of the level. Currently, the ways are looking for possible ways to determine the level and volume of water of the Kakhovsky water storage.</text:p>
      <text:p text:style-name="P4">
In the area of the Natnodniprovsky Nature Park, the water gradually goes down. In addition, the waters in the Velika Meadow and Kamyanskaya Sich continues.</text:p>
      <text:p text:style-name="P4">
Among the consequences, such a sham in the complete disappearance of the water-wetland "Archipelago of the Great and Mali Kuchuguri".</text:p>
      <text:p text:style-name="P4">
News Source: <text:a xlink:type="simple" xlink:href="https://armyinform.com.ua/2023/06/13/riven-vody-u-kahovskomu-vodoshovyshhi-shhogodyny-znyzhuyetsya-na-1-5-santymetriv/" text:style-name="Internet_20_link" text:visited-style-name="Visited_20_Internet_20_Link">
https://armyinform.com.ua/2023/06/13/riven-vody-u-kahovskomu-vodoshovyshhi-shhogodyny-znyzhuyetsya-na-1-5-santymetriv/</text:a>
</text:p>
      <!--NEWS-->
      <text:h text:style-name="P10" text:outline-level="1">
<text:span text:style-name="T4">
Almost 500 explosive items were neutralized by pyrotechnics per day</text:span>
</text:h>
      <text:p text:style-name="P4">
Author: ['АРМІЯINFORM']</text:p>
      <text:p text:style-name="P4">
Time: 2023-06-13T28: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54" text:anchor-type="as-char" svg:width="6.9236in" svg:height="4.32725in" draw:z-index="0">
<draw:image xlink:href="../Images/AРМІЯINFORM/2023-06-13T28-00-00-04-00/626bf4da61ec9-1-1.jpeg" xlink:type="simple" xlink:show="embed" xlink:actuate="onLoad" draw:mime-type="image/jpeg"/>
</draw:frame>
During the last day, the pyrotechnic units of the State Service of Ukraine of Uncertainty Situations 141 times have been involved in the execution of tasks for demining.</text:p>
      <text:p text:style-name="P4">
About it <text:a xlink:type="simple" xlink:href="https://dsns.gov.ua/uk/news/nadzvicaini-podiyi/operativna-informaciia-shhodo-roboti-pirotexnicnix-pidrozdiliv-dsns-ukrayini-69" text:style-name="Internet_20_link" text:visited-style-name="Visited_20_Internet_20_Link">
reports</text:a>
SESU of Ukraine.</text:p>
      <text:p text:style-name="P4">
Pyrotechnical units revealed, seized and disposed of 472 exclusive objects. 69.68 hectares were surveyed.</text:p>
      <text:p text:style-name="P4">
Most often pyrotechnic units worked: in the Kharkiv region 19 155 times, Kyiv region - 7 946, Donetsk region - 5 952, Mykolaiv region - 5 140, Kherson region - 5 516, Chernihiv region - 4 704, Sumy region - 2 179, Cherkasy region - 1 111.</text:p>
      <text:p text:style-name="P4">
Background: 399 677 -expelled objects and 2,891 kg of explosive substances, including 2 999999999 Aviation bombs, have been disposed of since the beginning of a large -scale military invasion of the Russian Federation in the territory of Ukraine. The area of about 89 676 hectares was surveyed.</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13/majzhe-500-vybuhonebezpechnyh-predmetiv-zneshkodyly-pirotehniky-za-dobu-2/" text:style-name="Internet_20_link" text:visited-style-name="Visited_20_Internet_20_Link">
https://armyinform.com.ua/2023/06/13/majzhe-500-vybuhonebezpechnyh-predmetiv-zneshkodyly-pirotehniky-za-dobu-2/</text:a>
</text:p>
      <!--NEWS-->
      <text:h text:style-name="P10" text:outline-level="1">
<text:span text:style-name="T4">
The Red Cross is actively working with the Coordination Staff team</text:span>
</text:h>
      <text:p text:style-name="P4">
Author: ['АРМІЯINFORM']</text:p>
      <text:p text:style-name="P4">
Time: 2023-06-13T2:00:00-04:00</text:p>
      <text:p text:style-name="P4">
Description: Coordinances Headquarters of Putin Zavodennya Z Vіskovo -lifting Pereshopolniye SPIVPRACU W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ksh5-1.jpg" text:style-name="Internet_20_link" text:visited-style-name="Visited_20_Internet_20_Link">
ksh5-1.jpg</text:a>
']</text:p>
      <text:p text:style-name="P4">
Tags: ['КООРДИНАЦІЙНИЙ ШТАБ З ПИТАНЬ ПОВОДЖЕННЯ З ВІЙСЬКОВОПОЛОНЕНИМИ', 'ЧЕРВОНИ ХРЕСТ']</text:p>
      <text:p text:style-name="P4">
Category: News</text:p>
      <!--METADATA-->
      <text:p text:style-name="P4">
<draw:frame draw:style-name="fr1" draw:name="Image255" text:anchor-type="as-char" svg:width="6.9236in" svg:height="4.011043in" draw:z-index="0">
<draw:image xlink:href="../Images/AРМІЯINFORM/2023-06-13T2-00-00-04-00/ksh5-1.jpg" xlink:type="simple" xlink:show="embed" xlink:actuate="onLoad" draw:mime-type="image/jpeg"/>
</draw:frame>
Coordinating Headquarters on Defense of Prisoners(ICCH). Метою цієївзаємодії є допомога в реалізації вимог міжнародного гуманітарного права тамандату Червоного Хреста як організації, здатної отримувати доступ довійськовополонених на території держави-агресорки та на тимчасово окупованихтериторіях.</text:p>
      <text:p text:style-name="P4">
Про це <text:a xlink:type="simple" xlink:href="https://t.me/Koord_shtab/1218" text:style-name="Internet_20_link" text:visited-style-name="Visited_20_Internet_20_Link">
повідомляє</text:a>
Coordination headquarters of inquiries for the treatment of prisoners of war.</text:p>
      <text:p text:style-name="P4">
In particular, since the beginning of 2023, the coordination headquarters to the ICRC sent a number of Ukrainian servicemen whose names were confirmed directly by the Ministry of the Russian Federation. Also in his letter to the coordination plant, the Red Cross confirmed the receipt of requests for Ukrainian Nav's Guards, who were captured during the Chernobyl NPP protection, as well as other numerous places of freedom in Russia, where Ukrainian protectors and defenders are detained.</text:p>
      <text:p text:style-name="P4">
The International Red Cross also confirmed that he received a request from the headquarters to organize correspondence between prisoners of war and their families. Unfortunately, most of the Ukrainian defenders in the captivity of the enemy are not able to get a news home for many months.</text:p>
      <text:p text:style-name="P4">
The Coordination Headquarters also officially invited the ICCH experts to participate in the work of Ukrainian teams for the search for missing persons and to promote their activity.</text:p>
      <text:p text:style-name="P4">
Coordination experts in cooperation with the Presidential Office and the Ukrainian agencies do everything possible to improve the conditions of temporary stay of Ukrainian combatants and civilians in captivity, find and return home and everyone.</text:p>
      <text:p text:style-name="P4">
News Source: <text:a xlink:type="simple" xlink:href="https://armyinform.com.ua/2023/06/13/chervonyh-hrest-aktyvno-spivpraczyuye-z-komandoyu-koordynaczijnogo-shtabu/" text:style-name="Internet_20_link" text:visited-style-name="Visited_20_Internet_20_Link">
https://armyinform.com.ua/2023/06/13/chervonyh-hrest-aktyvno-spivpraczyuye-z-komandoyu-koordynaczijnogo-shtabu/</text:a>
</text:p>
      <!--NEWS-->
      <text:h text:style-name="P10" text:outline-level="1">
<text:span text:style-name="T4">
Tkachenko discussed with a French colleague the organization</text:span>
</text:h>
      <text:p text:style-name="P4">
Authors: Ukrinform (Person)</text:p>
      <text:p text:style-name="P4">
Publisher: Укринформ (Organization)</text:p>
      <text:p text:style-name="P4">
Published Time: 2023-06-13T2:33:00+03:00</text:p>
      <text:p text:style-name="P4">
Modified Time: 2023-06-13T22:33:00+03:00</text:p>
      <text:p text:style-name="P4">
Description: Minister of Culture and Information Policy Oleksandr Tkachenko discussed with his French colleague Rima Abdul Malak to organize the exhibitions of the Antarmore project, where artists and children paint the tile bearers of Ukrainian defenders. - Ukrinform.</text:p>
      <text:p text:style-name="P4">
Images: ['<text:a xlink:type="simple" xlink:href="https://static.ukrinform.com/photos/2023_06/thumb_files/630_360_1686684736-184.jpg" text:style-name="Internet_20_link" text:visited-style-name="Visited_20_Internet_20_Link">
630_360_16866...</text:a>
']</text:p>
      <text:p text:style-name="P4">
Tags: ['Франція', 'Культура', 'Україна', 'Виставка']</text:p>
      <text:p text:style-name="P4">
Type: Article</text:p>
      <!--METADATA-->
      <text:p text:style-name="P4">
<draw:frame draw:style-name="fr1" draw:name="Image256" text:anchor-type="as-char" svg:width="6.9236in" svg:height="3.956343in" draw:z-index="0">
<draw:image xlink:href="../Images/yкринформ/2023-06-13T2-33-00-03-00/630_360_1686684736-184.jpg" xlink:type="simple" xlink:show="embed" xlink:actuate="onLoad" draw:mime-type="image/jpeg"/>
</draw:frame>
Minister of Culture and Information Policy Oleksandr Tkachenko discussed with his French colleague Rima Abdul Malak organization of exhibitions of the Antarmore project, where artists and children paint the tile bearers of Ukrainian defenders.</text:p>
      <text:p text:style-name="P4">
According to Ukrinform, Tkachenko reported in <text:a xlink:type="simple" xlink:href="https://t.me/otkachenkokyiv/3758" text:style-name="Internet_20_link" text:visited-style-name="Visited_20_Internet_20_Link">
telegram</text:a>
.</text:p>
      <text:p text:style-name="P4">
The MKIP head presented a colleague of one of the projects created within the project under the name "Mother of God. Softening of evil hearts".</text:p>
      <text:p text:style-name="P4">
"A working meeting with Colleague Rima Abdul Malak was always productive. In addition to what was already done, namely, a movie fund was created to help Ukrainian film producers; many cultural actions and exchange between [cultural] have been conducted(https://www.ukrinform.ua/tag-kultura)institutions; Provided assistance to our institutions, - further plans were discussed, "Tkachenko said.</text:p>
      <text:p text:style-name="P4">
Yes, during the meeting, the ministers touched the following topics:</text:p>
      <text:p text:style-name="P4">
holding the UNESCO World Forum with the assistance of France to assistance to the cultural heritage of Ukraine;</text:p>
      <text:p text:style-name="P4">
performances of leading Ukrainian theaters in France in the fall;</text:p>
      <text:p text:style-name="P4">
participation of representatives of Ukrainian folk crafts and creative industries in the Strasbourg Christmas Fair;</text:p>
      <text:p text:style-name="P4">
continuation of Ukrainian specialists' training, assistance in participation in Fashion Week Up and exhibitions are dedicated to design in France;</text:p>
      <text:p text:style-name="P4">
Further elaboration of the idea of a larger exhibition of Ukrainian museums in the Uparizh.</text:p>
      <text:p text:style-name="P4">
<text:span text:style-name="T4">
 Read also: </text:span>
 <text:a xlink:type="simple" xlink:href="https://www.ukrinform.ua/rubric-regions/3718566-u-garnizonnomu-hrami-lvova-vidkrili-vistavku-vratovanih-u-bahmuti-ikon.html" text:style-name="Internet_20_link" text:visited-style-name="Visited_20_Internet_20_Link">
in the garrison temple of Lviv opened an exhibition of saved Bakhmuti icons</text:a>
As reported <text:a xlink:type="simple" xlink:href="https://www.ukrinform.ua/rubric-culture/3722376-u-luvri-vperse-prezentuvali-ikoni-z-muzeu-hanenkiv.html" text:style-name="Internet_20_link" text:visited-style-name="Visited_20_Internet_20_Link">
Ukrinform</text:a>
, June 13 in the Paris Louvre opened the exhibition "At the origins of the sacred image. Icon from the Bogdan National Museum of Arts and Barbara Khanenkov in Kiev".</text:p>
      <text:p text:style-name="P4">
<text:span text:style-name="T5">
Foto: tkachenko.ua</text:span>
</text:p>
      <text:p text:style-name="P4">
News Source: <text:a xlink:type="simple" xlink:href="https://www.ukrinform.ua/rubric-culture/3722512-tkacenko-obgovoriv-iz-ministerkou-kulturi-francii-organizaciu-vistavok-proektu-artarmor.html" text:style-name="Internet_20_link" text:visited-style-name="Visited_20_Internet_20_Link">
https://www.ukrinform.ua/rubric-culture/3722512-tkacenko-obgovoriv-iz-ministerkou-kulturi-francii-organizaciu-vistavok-proektu-artarmor.html</text:a>
</text:p>
      <!--NEWS-->
      <text:h text:style-name="P10" text:outline-level="1">
<text:span text:style-name="T4">
During the offensive in the Bakhmut and Toretsky directions of the Armed Forces have success</text:span>
</text:h>
      <text:p text:style-name="P4">
Author: ['Оксана Іванець']</text:p>
      <text:p text:style-name="P4">
Time: 2023-06-13T30:00:00-04:00</text:p>
      <text:p text:style-name="P4">
Description: About the tsee in the Etermarathon “єini News”, the rennet of the General Staff of the Zbroyshas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3-11.09.43.jpeg" text:style-name="Internet_20_link" text:visited-style-name="Visited_20_Internet_20_Link">
photo_2023-06-13-11.09.43.jpeg</text:a>
']</text:p>
      <text:p text:style-name="P4">
Tags: ['MILITARY MEDIA CENTER', 'АНДРІЙ КОВАЛЬОВ', 'БРИФІНГ', 'ЗСУ']</text:p>
      <text:p text:style-name="P4">
Category: News</text:p>
      <!--METADATA-->
      <text:p text:style-name="P4">
<draw:frame draw:style-name="fr1" draw:name="Image257" text:anchor-type="as-char" svg:width="6.9236in" svg:height="5.1927in" draw:z-index="0">
<draw:image xlink:href="../Images/AРМІЯINFORM/2023-06-13T30-00-00-04-00/photo_2023-06-13-11.09.43.jpeg" xlink:type="simple" xlink:show="embed" xlink:actuate="onLoad" draw:mime-type="image/jpeg"/>
</draw:frame>
Andriy Kovalev. Photo: Nazar Voloshin</text:p>
      <text:p text:style-name="P4">
Andriy Kovalev, a spokesman for the General News Maternity, said this in the Evil of the Unified News.</text:p>
      <ul>
        <li>
Last week, in the Bakhmut direction of promotion of Ukrainian troops, the left flank was 1.5 km on the left flank, 3.5 km on the right. As a result of the assault, there are successes in the area of the Berch reservoir: the promotion of our troops will here set up 250 meters.</li>
      </ul>
      <text:p text:style-name="P4">
In addition, according to the speaker, during the active offensive operation, Donetsk and Tavriysk operating areas of promotion of the grouping of Ukraine is 6.5 km. The area of the liberated Ukrainian land of the East and South Directions is more than 100 square meters. km.</text:p>
      <ul>
        <li>
Seven settlements were released - pubic, Levadne, Novodarivka, Neskachny, Storozhevo, Makarivka and Blessed, - said Andrey Kovalev.</li>
      </ul>
      <text:p text:style-name="P4">
Also, a spokesman for the General Staff of the Armed Forces emphasized that during the last day at Berdyanskaya, our troops conquered from 500 meters to 1 km of Ukrainian land. km. During this time, Ukrainian troops advanced 200 meters during this time.</text:p>
      <text:p text:style-name="P4">
In addition, Andriy Kovalev reported that in the areas where the security forces of Ukraine are in defense, no position was lost, despite the fact that Russian invaders continue to carry out active artillery shelling of the range of weapons and to strike.</text:p>
      <text:p text:style-name="P4">
News Source: <text:a xlink:type="simple" xlink:href="https://armyinform.com.ua/2023/06/13/pid-chas-nastupu-na-bahmutskomu-ta-toreczkomu-napryamkah-zsu-mayut-uspih/" text:style-name="Internet_20_link" text:visited-style-name="Visited_20_Internet_20_Link">
https://armyinform.com.ua/2023/06/13/pid-chas-nastupu-na-bahmutskomu-ta-toreczkomu-napryamkah-zsu-mayut-uspih/</text:a>
</text:p>
      <!--NEWS-->
      <text:h text:style-name="P10" text:outline-level="1">
<text:span text:style-name="T4">
Only after eliminating the consequences of flooding, demining and researching the land of agrarians will receive recommendations for their use - Andriy Kravchenko</text:span>
</text:h>
      <text:p text:style-name="P4">
Author: ['Володимир Поліщук']</text:p>
      <text:p text:style-name="P4">
Time: 2023-06-13T32:00:00-04:00</text:p>
      <text:p text:style-name="P4">
Description: SILSKO REDARSKICI Ugіdda, Pidtopleni Vnaslіdok Pіdriva Greb Kakhovo Ge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kahovska-ges.jpg" text:style-name="Internet_20_link" text:visited-style-name="Visited_20_Internet_20_Link">
kahovska-ges.jpg</text:a>
']</text:p>
      <text:p text:style-name="P4">
Tags: ['MILITARY MEDIA CENTER', 'ВТОРГНЕННЯ РФ', 'КАХОВСЬКА ГЕС']</text:p>
      <text:p text:style-name="P4">
Category: News</text:p>
      <!--METADATA-->
      <text:p text:style-name="P4">
<draw:frame draw:style-name="fr1" draw:name="Image258" text:anchor-type="as-char" svg:width="6.9236in" svg:height="3.63489in" draw:z-index="0">
<draw:image xlink:href="../Images/AРМІЯINFORM/2023-06-13T32-00-00-04-00/kahovska-ges.jpg" xlink:type="simple" xlink:show="embed" xlink:actuate="onLoad" draw:mime-type="image/jpeg"/>
</draw:frame>
Agricultural lands, which are flooded as a result of the blasting of Kakhovskaya HPP in the Kherson region, make up about 1300 hectares. Another 25 thousand hectares are threatened with flooding. Much lower level of flooding of the Viokolaiv region. However, the environmental catastrophe also caused the problem of about 600 thousand hectares of land of Zaporizhzhya and Dnipropetrovsk regions.</text:p>
      <text:p text:style-name="P4">
About it at Military Media Center during a round table "Earth, smack: how to restore soils after fighting and catastrophe for Kakhovskaya Hins?" Andriy Kravchenko, Deputy Director of the Department of Agrarian Development of Ministry of Agrarian Policy and Food of Ukraine.</text:p>
      <text:p text:style-name="P4">
According to him, the overwhelming part of available quality agricultural products, especially vegetables, perennial plantations, melons, it will be quite difficult to replace in a short time.</text:p>
      <ul>
        <li>
There are a number of challenges that we overcome. We are preliminary assessment of possible complexing for agrarians and the victim. When the territories will be cleared of water, when with the help of our armed forces and DSNTERATIES, they will be exchanged from a frantic number of mines moving in an outstanding stream, then it will be possible to conduct scientific studies of soil composition - mechanical, chemical, physical… and then, with the help of our lawyers, to carry out calculations , fix the losses and subsequently apply for reparation to the aggressor country,-said the representative of the Ministry of Agrarian Policy and Food of Ukraine.</li>
      </ul>
      <text:p text:style-name="P4">
He also reported that the primary task of the government is to attach a maximum of land minering, to ensure the safety of those who will work and renew, and will be engaged in agricultural production. It is only after the elimination of flooding, demining and research of land of agrarians for their use.</text:p>
      <text:p text:style-name="P4">
Earlier, the Ministry of Agrarian Policy and Food of Ukraine reported that the Kakakhov Channel provided more than half a million hectares of land. According to the Minister of Agrarian Policy and Food of Ukraine Mykola Solsky, it will take up to 7 years to restore the resumption.<text:a xlink:type="simple" xlink:href="https://minagro.gov.ua/news/zbitki-gidrotehnichnoyi-melioraciyi-vzhe-syagnuli-ponad-150-mlrd-griven" text:style-name="Internet_20_link" text:visited-style-name="Visited_20_Internet_20_Link">
Losses</text:a>
The state property of takanal reclamation systems due to the blasting of the Kakhovka hydroelectric power station amounts to UAH 150-160 billion. Precision data can only be determined after the territory is decomposed.</text:p>
      <text:p text:style-name="P4">
News Source: <text:a xlink:type="simple" xlink:href="https://armyinform.com.ua/2023/06/13/lyshe-pislya-likvidacziyi-naslidkiv-poveni-rozminuvannya-ta-naukovyh-doslidzhen-zemel-agrariyi-otrymayut-rekomendacziyi-shhodo-yihnogo-vykorystannya-andrij-kravchenko/" text:style-name="Internet_20_link" text:visited-style-name="Visited_20_Internet_20_Link">
https://armyinform.com.ua/2023/06/13/lyshe-pislya-likvidacziyi-naslidkiv-poveni-rozminuvannya-ta-naukovyh-doslidzhen-zemel-agrariyi-otrymayut-rekomendacziyi-shhodo-yihnogo-vykorystannya-andrij-kravchenko/</text:a>
</text:p>
      <!--NEWS-->
      <text:h text:style-name="P10" text:outline-level="1">
<text:span text:style-name="T4">
The Ministry of Defense put "on weapons" and began the purchase of new models of bulletproof vests and helmets - Denis Sharapov</text:span>
</text:h>
      <text:p text:style-name="P4">
Author: ['АРМІЯINFORM']</text:p>
      <text:p text:style-name="P4">
Time: 2023-06-13T34:00:00-04:00</text:p>
      <text:p text:style-name="P4">
Description: The Minsky Castle of the Defense of Ukraine put on oblivious Chotiri Modeling Brotherhoo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77fec417c535e6331f228de3d0944d2a454c30df.jpg" text:style-name="Internet_20_link" text:visited-style-name="Visited_20_Internet_20_Link">
77fec417c535e6331f228de3d0944d2a454c30df.jpg</text:a>
']</text:p>
      <text:p text:style-name="P4">
Tags: ['ДЕНИС ШАРАПОВ', 'ЗАБЕЗПЕЧЕННЯ ЗСУ', 'МІНОБОРОНИ', 'НОВІ МОДЕЛІ БРОНЕЖИЛЕТІВ', 'ШОЛОМИ']</text:p>
      <text:p text:style-name="P4">
Category: News</text:p>
      <!--METADATA-->
      <text:p text:style-name="P4">
<draw:frame draw:style-name="fr1" draw:name="Image259" text:anchor-type="as-char" svg:width="6.9236in" svg:height="5.1927in" draw:z-index="0">
<draw:image xlink:href="../Images/AРМІЯINFORM/2023-06-13T34-00-00-04-00/77fec417c535e6331f228de3d0944d2a454c30df.jpg" xlink:type="simple" xlink:show="embed" xlink:actuate="onLoad" draw:mime-type="image/jpeg"/>
</draw:frame>
The Ministry of Defense of Ukraine has set up <text:span text:style-name="T4">
 four models </text:span>
 modular vents, <text:span text:style-name="T4">
 Two models </text:span>
 Hellos of combat ballistic and size combat and <text:span text:style-name="T4">
 two models </text:span>
 helmets of combat ballistic with high -level.</text:p>
      <text:p text:style-name="P4">
About it <text:a xlink:type="simple" xlink:href="https://www.mil.gov.ua/news/2023/06/13/minoboroni-postavilo-na-ozbroennya-ta-rozpochalo-zakupivlyu-novih-modelej-bronezhiletiv-i-sholomiv-denis-sharapov/" text:style-name="Internet_20_link" text:visited-style-name="Visited_20_Internet_20_Link">
reported</text:a>
Deputy Minister of Defense of Ukraine Denis Sharapov, commenting on the measures to ensure the personnel of the forces of defense and high quality personal protective equipment.</text:p>
      <text:p text:style-name="P4">
According to him, the Ministry of Defense of Ukraine and the General Staff of the Armed Forces jointly processed changes to military standards, development and technical documentation and organized the necessary tests.</text:p>
      <ul>
        <li>
Our experts conducted eight military research in the military and put on the provision of personal protective protection through the relevant normative acts. The hub, which brought together the units of the Ministry of Thogensta, quickly worked out all bureaucratic moments, became the central management of development and support of material support for armed force of Ukraine. The war is valuable in the war, and the better the samples of the equipping and shorter processes, the more likely it is to maintain the health and life of our defenders and the defenders, - Denis Sharapov commented.</li>
      </ul>
      <text:p text:style-name="P4">
According to him, this has already allowed the Ministry of Defense to start the purchase of contemporary regiments and helmets made in accordance with the technical documentation developed in accordance with the technical documentation developed in accordance with the technical documentation developed.</text:p>
      <ul>
        <li>
As of today, the procurement procedure has been carried out, the announcement of which was publicized in the electronic ProZorro procurement system, and preparation of contracts is underway. We are interested in maximizing the expansion of manufacturers and suppliers of these personal protective equipment for our soldiers, ”the Deputy Minister of Defense of Ukraine told.</li>
      </ul>
      <text:p text:style-name="P4">
He also reported that the Ministry of Defense is currently taking measures to provide women's bulletproof vests in the Armed Forces of Ukraine, bulletproof vests with positive buoyancy and armor vests.</text:p>
      <text:p text:style-name="P4">
News Source: <text:a xlink:type="simple" xlink:href="https://armyinform.com.ua/2023/06/13/minoborony-postavylo-na-ozbroyennya-ta-rozpochalo-zakupivlyu-novyh-modelej-bronezhyletiv-i-sholomiv-denys-sharapov/" text:style-name="Internet_20_link" text:visited-style-name="Visited_20_Internet_20_Link">
https://armyinform.com.ua/2023/06/13/minoborony-postavylo-na-ozbroyennya-ta-rozpochalo-zakupivlyu-novyh-modelej-bronezhyletiv-i-sholomiv-denys-sharapov/</text:a>
</text:p>
      <!--NEWS-->
      <text:h text:style-name="P10" text:outline-level="1">
<text:span text:style-name="T4">
Partial loss of performance: what amount will be paid to a serviceman</text:span>
</text:h>
      <text:p text:style-name="P4">
Author: ['АРМІЯINFORM']</text:p>
      <text:p text:style-name="P4">
Time: 2023-06-13T36:00:00-04:00</text:p>
      <text:p text:style-name="P4">
Description: Specialty to the Department of Social -Assignment of the Minsky Castle of Ukraine defense, let the war with Ukraine 2022, the war with Ukraine Latest news today, News War with Ukraine 2022 The last ones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6/98541c9f319c20f882b4f06f2762da86.jpeg" text:style-name="Internet_20_link" text:visited-style-name="Visited_20_Internet_20_Link">
98541c9f319c20f882b4f06f2762da86.jpeg</text:a>
', '<text:a xlink:type="simple" xlink:href="https://armyinform.com.ua/wp-content/uploads/2023/06/1-s.jpg" text:style-name="Internet_20_link" text:visited-style-name="Visited_20_Internet_20_Link">
1-s.jpg</text:a>
', '<text:a xlink:type="simple" xlink:href="https://armyinform.com.ua/wp-content/uploads/2023/06/2-s.jpg" text:style-name="Internet_20_link" text:visited-style-name="Visited_20_Internet_20_Link">
2-s.jpg</text:a>
']</text:p>
      <text:p text:style-name="P4">
Tags: ['СОЦІАЛЬНИЙ ЗАХИСТ']</text:p>
      <text:p text:style-name="P4">
Category: News</text:p>
      <!--METADATA-->
      <text:p text:style-name="P4">
<draw:frame draw:style-name="fr1" draw:name="Image260" text:anchor-type="as-char" svg:width="6.9236in" svg:height="4.615733in" draw:z-index="0">
<draw:image xlink:href="../Images/AРМІЯINFORM/2023-06-13T36-00-00-04-00/98541c9f319c20f882b4f06f2762da86.jpeg" xlink:type="simple" xlink:show="embed" xlink:actuate="onLoad" draw:mime-type="image/jpeg"/>
</draw:frame>
Specialists of the Department of Social Security of the Ministry of Defense of Ukraine have another clarification on the amount of one -time financial assistance(To the ambulation.), which is paid to servicemen, conscripts and reservists, to give up conscripts in the event of partial disability without establishing disability.</text:p>
      <text:p text:style-name="P4">
<text:span text:style-name="T4">
 OGD sizes in case of partial disability without a disability </text:span>
</text:p>
      <text:p text:style-name="P4">
One-time financial assistance is paid depending on the degree of disability, which is established by the medical and social expert commission:</text:p>
      <text:p text:style-name="P4">
For servicemen(In addition to conscript service):</text:p>
      <text:p text:style-name="P4">
<text:span text:style-name="T5">
from </text:span>
<text:span text:style-name="T5">
 70 times the subsistence minimum, </text:span>
* established by law for able-bodied persons on January 1 of the calendar year, which first established the degree of disability if injury(contusion, injury or injury), diseases are related to the performance of military service, as well as a person dismissed from military service who has partially lost their capacity for these reasons, but not later than three months after his dismissal from military service.</text:p>
      <text:p text:style-name="P4">
<text:span text:style-name="T4">
 OGD sizes in case of partial disability without a disability </text:span>
</text:p>
      <text:p text:style-name="P4">
One-time financial assistance is paid depending on the degree of disability, which is established by the medical and social expert commission:</text:p>
      <text:p text:style-name="P4">
For conscripts:</text:p>
      <text:p text:style-name="P4">
<text:span text:style-name="T5">
from </text:span>
<text:span text:style-name="T5">
 70 times the subsistence minimum </text:span>
* established by law for able-bodied persons on January 1 of the calendar year, which first established the degree of disability if injury(contusion, injury or injury), diseases are related to the performance of military service, as well as a person dismissed from military service who has partially lost their capacity for these reasons, but not later than three months after his dismissal from military service.</text:p>
      <text:p text:style-name="P4">
<draw:frame draw:style-name="fr1" draw:name="Image261" text:anchor-type="as-char" svg:width="6.9236in" svg:height="4.615733in" draw:z-index="0">
<draw:image xlink:href="../Images/AРМІЯINFORM/2023-06-13T36-00-00-04-00/1-s.jpg" xlink:type="simple" xlink:show="embed" xlink:actuate="onLoad" draw:mime-type="image/jpeg"/>
</draw:frame>
<text:span text:style-name="T4">
 OGD sizes in case of partial disability without a disability </text:span>
</text:p>
      <text:p text:style-name="P4">
One-time financial assistance is paid depending on the degree of disability, which is established by the medical and social expert commission:</text:p>
      <text:p text:style-name="P4">
For conscripts<text:span text:style-name="T4">
 OGD sizes in case of partial disability without a disability </text:span>
</text:p>
      <text:p text:style-name="P4">
One-time financial assistance is paid depending on the degree of disability, which is established by the medical and social expert commission:</text:p>
      <text:p text:style-name="P4">
For military service and reservists</text:p>
      <text:p text:style-name="P4">
<text:span text:style-name="T5">
from </text:span>
<text:span text:style-name="T5">
 50 times the subsistence minimum, </text:span>
* established by law for able-bodied persons on January 1 of the calendar year, which for the first time established the degree of disability-a conscript or a reserve that is drafted into educational(or verification)and special fees or for service in a military reserve that was injured(contusion, injury or injury), disease in the performance of military service or service in a military reserve, which led to partial disability without disability during the period of meeting or service in the military reserve or not later service in the military reserve.</text:p>
      <text:p text:style-name="P4">
<draw:frame draw:style-name="fr1" draw:name="Image262" text:anchor-type="as-char" svg:width="6.9236in" svg:height="4.615733in" draw:z-index="0">
<draw:image xlink:href="../Images/AРМІЯINFORM/2023-06-13T36-00-00-04-00/2-s.jpg" xlink:type="simple" xlink:show="embed" xlink:actuate="onLoad" draw:mime-type="image/jpeg"/>
</draw:frame>
<text:span text:style-name="T4">
 _ Note: _ </text:span>
 From January 1, 2023, the subsistence minimum per person is set at 2684 UAH per month.</text:p>
      <text:p text:style-name="P4">
Earlier the Armyinform <text:a xlink:type="simple" xlink:href="https://armyinform.com.ua/2023/06/12/yaku-sumu-vyplachuyut-vijskovosluzhbovczyu-v-razi-vstanovlennya-invalidnosti/" text:style-name="Internet_20_link" text:visited-style-name="Visited_20_Internet_20_Link">
Posted</text:a>
Explanation of the Department of Social Security of the Ministry of Internal Affairs of Ukraine, however, what the amount is paid to the serviceman in the event of a disability.</text:p>
      <text:p text:style-name="P4">
_ Prepared Sergei Lemekh_</text:p>
      <text:p text:style-name="P4">
_ Infographics Vitaliy Salny_</text:p>
      <text:p text:style-name="P4">
News Source: <text:a xlink:type="simple" xlink:href="https://armyinform.com.ua/2023/06/13/chastkova-vtrata-praczezdatnosti-yaku-sumu-vyplatyat-vijskovosluzhbovczyu/" text:style-name="Internet_20_link" text:visited-style-name="Visited_20_Internet_20_Link">
https://armyinform.com.ua/2023/06/13/chastkova-vtrata-praczezdatnosti-yaku-sumu-vyplatyat-vijskovosluzhbovczyu/</text:a>
</text:p>
      <!--NEWS-->
      <text:h text:style-name="P10" text:outline-level="1">
<text:span text:style-name="T4">
Anna Malyar told about the liberation of new territories for the Defense Forces of Ukraine</text:span>
</text:h>
      <text:p text:style-name="P4">
Author: ['АРМІЯINFORM']</text:p>
      <text:p text:style-name="P4">
Time: 2023-06-13T38:00:00-04:00</text:p>
      <text:p text:style-name="P4">
Description: The last time the defense of the Ukrainian defense is in time for the time of the time of the TROOKHA. Yak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05be803f-f1fe-410d-afbf-8008a47f8349.jpg" text:style-name="Internet_20_link" text:visited-style-name="Visited_20_Internet_20_Link">
05be803f-f1fe-410d-afbf-8008a47f8349.jpg</text:a>
']</text:p>
      <text:p text:style-name="P4">
Tags: ['АГРЕСІЯ РФ', 'ВТОРГНЕННЯ РФ', 'ГАННА МАЛЯР', 'ЗВІЛЬНЕННЯ УКРАЇНИ']</text:p>
      <text:p text:style-name="P4">
Category: News</text:p>
      <!--METADATA-->
      <text:p text:style-name="P4">
<draw:frame draw:style-name="fr1" draw:name="Image263" text:anchor-type="as-char" svg:width="6.9236in" svg:height="4.604194in" draw:z-index="0">
<draw:image xlink:href="../Images/AРМІЯINFORM/2023-06-13T38-00-00-04-00/05be803f-f1fe-410d-afbf-8008a47f8349.jpg" xlink:type="simple" xlink:show="embed" xlink:actuate="onLoad" draw:mime-type="image/jpeg"/>
</draw:frame>
During the last day, Ukraine's defense forces have success in three directions.</text:p>
      <text:p text:style-name="P4">
As <text:a xlink:type="simple" xlink:href="https://t.me/annamaliar/844" text:style-name="Internet_20_link" text:visited-style-name="Visited_20_Internet_20_Link">
reports</text:a>
Deputy Minister of Defense of Ukraine Anna Malyar in Telegram-channel, Ukrainian defenders advanced on:</text:p>
      <ul>
        <li>
Bakhmut direction in the area of the Berch reservoir at 250 m; * Toretsky direction - 200 m; * Berdyansk direction - from 0.5 to 1 km, the area of the territory taken under control was up to 3 sq. Km.</li>
      </ul>
      <text:p text:style-name="P4">
“The enemy is doing everything to keep the position he passed. Actively used and army aviation, conducts intense artillery fire. Ouria during the offensive is faced with solid minefields, which are combined with prototytanic ditches. All this is combined with constant counterattacks of hostile units on armored vehicles and mass use of poles and drones-Kamikadze, ”she said.</text:p>
      <text:p text:style-name="P4">
According to Anna Malyar, fighting in the areas is currently ongoing:</text:p>
      <ul>
        <li>
Small Tokmachka, Novodanilovka, near Makarovka in the Orikhov direction; * Marinka; * Berry on Bakhmutsky; * Merry on Liman.</li>
      </ul>
      <text:p text:style-name="P4">
News Source: <text:a xlink:type="simple" xlink:href="https://armyinform.com.ua/2023/06/13/ganna-malyar-rozpovila-pro-zvilnennya-novyh-terytorij-sylamy-oborony-ukrayiny/" text:style-name="Internet_20_link" text:visited-style-name="Visited_20_Internet_20_Link">
https://armyinform.com.ua/2023/06/13/ganna-malyar-rozpovila-pro-zvilnennya-novyh-terytorij-sylamy-oborony-ukrayiny/</text:a>
</text:p>
      <!--NEWS-->
      <text:h text:style-name="P10" text:outline-level="1">
<text:span text:style-name="T4">
In Washington, the contents of a new military assistance package of Ukraine were revealed</text:span>
</text:h>
      <text:p text:style-name="P4">
Authors: Ukrinform (Person)</text:p>
      <text:p text:style-name="P4">
Publisher: Укринформ (Organization)</text:p>
      <text:p text:style-name="P4">
Published Time: 2023-06-13T3:39:21+03:00</text:p>
      <text:p text:style-name="P4">
Modified Time: 2023-06-13T22:39:21+03:00</text:p>
      <text:p text:style-name="P4">
Description: The new military assistance package to Ukraine, which was announced on Tuesday in Washington, contains additional missiles for previously transmitted air defense systems, HIMARS ammunition, BMP, APC, artillery shells and other weapons.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ЗСУ', 'Білий дім', 'Війна з Росією', '#stoprussia']</text:p>
      <text:p text:style-name="P4">
Type: Article</text:p>
      <!--METADATA-->
      <text:p text:style-name="P4">
<draw:frame draw:style-name="fr1" draw:name="Image264" text:anchor-type="as-char" svg:width="6.9236in" svg:height="3.956343in" draw:z-index="0">
<draw:image xlink:href="../Images/yкринформ/2023-06-13T3-39-21-03-00/630_360_1588051291-728.jpg" xlink:type="simple" xlink:show="embed" xlink:actuate="onLoad" draw:mime-type="image/jpeg"/>
</draw:frame>
The new Packsy aid to Ukraine, which was announced on Tuesday in Washington, contains additional missiles for previously transmitted air defense systems, HIMARS ammunition, BMP, BTR, artillery shells and other weapons.</text:p>
      <text:p text:style-name="P4">
This was announced on Tuesday in the White House and Pentagon, Ukrinform's own correspondent reports.</text:p>
      <text:p text:style-name="P4">
"The package covers key opportunities," Karin Jean Prier said during a pressing of the spokesman.</text:p>
      <text:p text:style-name="P4">
In this connection, she expressed gratitude to the "two -party support of Congress, which was amazing that(Selection of additional weapons to Ukraine - ed.)possible. "</text:p>
      <text:p text:style-name="P4">
Meanwhile, in <text:a xlink:type="simple" xlink:href="https://www.ukrinform.ua/tag-pentagon" text:style-name="Internet_20_link" text:visited-style-name="Visited_20_Internet_20_Link">
Pentagon</text:a>
Detailed the content of a new military assistance tranche, which included: additional NASAMS missilers, portable SPRs Stinger, HIMARS missiles, Javelin and AT-4 anti-tank complexes, 155 mm and 105 mm artillery shells. In addition, the United States will send 15 Bradley infantry fighting vehicles to Ukraine, 10 Stryker Brontonsporters, Tow anti -tank missiles, more than 22 million grenades, blasting ammunition, protected vehicles, spare parts other field equipment.</text:p>
      <text:p text:style-name="P4">
<text:span text:style-name="T4">
 Read also: </text:span>
 <text:a xlink:type="simple" xlink:href="https://www.ukrinform.ua/rubric-ato/3722244-ssa-vidilat-ukraini-vijskovu-dopomogu-se-na-325-miljoniv-zmi.html" text:style-name="Internet_20_link" text:visited-style-name="Visited_20_Internet_20_Link">
USA will allocate to Ukraine military assistance by another $ 325 million - media</text:a>
"The United States will continue to work with their allies and partners to secure Ukraine to meet its direct needs of Napoliya Battle, as well as long-term security needs," the US Vocal Office said.</text:p>
      <text:p text:style-name="P4">
As reported by Ukrinform, last week the US government announced <text:a xlink:type="simple" xlink:href="https://www.ukrinform.ua/rubric-ato/3720680-ssa-ogolosili-novij-paket-vijskovoi-dopomogi-ukraini-na-21-milarda.html" text:style-name="Internet_20_link" text:visited-style-name="Visited_20_Internet_20_Link">
allocation of defense support</text:a>
Ukrainian total $ 2.1 billion within the Initiative to Promote Ukraine's Security(After).</text:p>
      <text:p text:style-name="P4">
News Source: <text:a xlink:type="simple" xlink:href="https://www.ukrinform.ua/rubric-ato/3722516-u-vasingtoni-rozkrili-vmist-novogo-paketa-vijskovoi-dopomogi-ukraini.html" text:style-name="Internet_20_link" text:visited-style-name="Visited_20_Internet_20_Link">
https://www.ukrinform.ua/rubric-ato/3722516-u-vasingtoni-rozkrili-vmist-novogo-paketa-vijskovoi-dopomogi-ukraini.html</text:a>
</text:p>
      <!--NEWS-->
      <text:h text:style-name="P10" text:outline-level="1">
<text:span text:style-name="T4">
In the Kherson neighborhood, the island will conduct liquidation and stabilization measures - Igor Klimenko</text:span>
</text:h>
      <text:p text:style-name="P4">
Author: ['АРМІЯINFORM']</text:p>
      <text:p text:style-name="P4">
Time: 2023-06-13T40:00:00-04:00</text:p>
      <text:p text:style-name="P4">
Description: PID Hour of Zavidannya to the headquarters of Lіkvidatsіy Naslidkiv Pіdriva Kakhovo Ges Miniger Intranshin ... War with Ukraine 2022, War with Ukraine Latest News today,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2a4a744-615a-4af8-9989-9db6c7818a9f.jpg" text:style-name="Internet_20_link" text:visited-style-name="Visited_20_Internet_20_Link">
12a4a744-615a-4af8-9989-9db6c7818a9f.jpg</text:a>
']</text:p>
      <text:p text:style-name="P4">
Tags: ['ІГОР КЛИМЕНКО', 'КАХОВСЬКА ГЕС', 'КАХОВСЬКА ГЕС/ШТАБ INFO']</text:p>
      <text:p text:style-name="P4">
Category: News</text:p>
      <!--METADATA-->
      <text:p text:style-name="P4">
<draw:frame draw:style-name="fr1" draw:name="Image265" text:anchor-type="as-char" svg:width="6.9236in" svg:height="4.615733in" draw:z-index="0">
<draw:image xlink:href="../Images/AРМІЯINFORM/2023-06-13T40-00-00-04-00/12a4a744-615a-4af8-9989-9db6c7818a9f.jpg" xlink:type="simple" xlink:show="embed" xlink:actuate="onLoad" draw:mime-type="image/jpeg"/>
</draw:frame>
During the meeting of the headquarters of the consequences of the Kakhovskaya hydroelectric power station of Ukraine, the head of the work on the elimination of the consequences of the undermining of Hesigor Klimenko stated that during the week, the Kherson Ostrov will be carried out in the Kherson neighborhood of liquidation and stabilization measures.</text:p>
      <text:p text:style-name="P4">
About it <text:a xlink:type="simple" xlink:href="https://t.me/shtab_kakhovska_hes/660" text:style-name="Internet_20_link" text:visited-style-name="Visited_20_Internet_20_Link">
reports</text:a>
The headquarters of the elimination of the Kakhovka hydroelectric power station.</text:p>
      <text:p text:style-name="P4">
In the near future the streets of the neighborhood will be examined by explosives. After that, public utilities will begin.</text:p>
      <text:p text:style-name="P4">
In addition, on June 13, the water level in the island neighborhood reaches 2.91 m, and water will be over several days.</text:p>
      <text:p text:style-name="P4">
There are no reports on outbreaks of infectious diseases in the region.</text:p>
      <text:p text:style-name="P4">
In the Novovorontsov Energy Community, in the morning connected to the power supply, which will provide residents with water.</text:p>
      <text:p text:style-name="P4">
The Minister of Internal Affairs instructed officials of regional military administrations in the near future to leave with work visits to the victims of communities to record the existing problems.</text:p>
      <text:p text:style-name="P4">
News Source: <text:a xlink:type="simple" xlink:href="https://armyinform.com.ua/2023/06/13/u-hersonskomu-mikrorajoni-ostriv-provedut-likvidaczijni-ta-stabilizaczijni-zahody-igor-klymenko/" text:style-name="Internet_20_link" text:visited-style-name="Visited_20_Internet_20_Link">
https://armyinform.com.ua/2023/06/13/u-hersonskomu-mikrorajoni-ostriv-provedut-likvidaczijni-ta-stabilizaczijni-zahody-igor-klymenko/</text:a>
</text:p>
      <!--NEWS-->
      <text:h text:style-name="P10" text:outline-level="1">
<text:span text:style-name="T4">
In places of combustion of soil contamination technique, oil products exceeds 200 times - Roman Palamarchuk</text:span>
</text:h>
      <text:p text:style-name="P4">
Author: ['Яна Задубінна']</text:p>
      <text:p text:style-name="P4">
Time: 2023-06-13T42:00:00-04:00</text:p>
      <text:p text:style-name="P4">
Description: 3 The meta is ineffective of the negative nasal for organism of the people is not at one time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13_11-50-47-2-e1686648998202.jpg" text:style-name="Internet_20_link" text:visited-style-name="Visited_20_Internet_20_Link">
photo_2023-06-13_11-50-47-2-e1686648998202.jpg</text:a>
']</text:p>
      <text:p text:style-name="P4">
Tags: ['MILITARY MEDIA CENTER', 'КАХОВСЬКА ГЕС']</text:p>
      <text:p text:style-name="P4">
Category: News</text:p>
      <!--METADATA-->
      <text:p text:style-name="P4">
<draw:frame draw:style-name="fr1" draw:name="Image266" text:anchor-type="as-char" svg:width="6.9236in" svg:height="4.915756in" draw:z-index="0">
<draw:image xlink:href="../Images/AРМІЯINFORM/2023-06-13T42-00-00-04-00/photo_2023-06-13_11-50-47-2-e1686648998202.jpg" xlink:type="simple" xlink:show="embed" xlink:actuate="onLoad" draw:mime-type="image/jpeg"/>
</draw:frame>
Romanpalamarchuk. Photo by Nazar Voloshin</text:p>
      <text:p text:style-name="P4">
3 The purpose of prevention of negative consequences for the human body should be careful monitoring of areas of soil damaged and contaminated as a result of hostilities, which will allow timely measures to be taken for their reflection and rehabilitation, as well as to set the boundaries of contaminated areas for more recovery.</text:p>
      <text:p text:style-name="P4">
About it during the roundtable "Earth, crippled by the war: how to restore the Solely after the fighting and catastrophe on the Kakhovsky hydroelectric power station?" In Military Media Centter, Deputy Director General of the Institute of Soil Security(Next is the Institute)Roman Palamarchuk:</text:p>
      <ul>
        <li>
From the first months of the war we began to study in Zhytomyr, Kharkiv, Sumy and Chernihiv regions. In general, it is a beam for us, because we started to do the same for the first time. Only a part of the problem is currently made. Actual harm can only be calculated after the replacement of territories. For example, in the Kharkiv region, a plot of 44 ha, affected by nickel, zinc, copper, manganese iccobalt, whose content is 23 times the norm outweighs the area of 154 gabula. And our task is to detect such an immigrant in the future to decide what to do next: to remove from cultivation, to reclamation or to clean the biological method.</li>
      </ul>
      <text:p text:style-name="P4">
Prior to the war, the Institute was engaged in agrochemical certification and monitoring of the soil, which enables to compare and evaluate the damage caused and evaluated in the future. The experts of the institute studied world experience, took into account the American European achievements in this matter, which concerned primarily of military people.</text:p>
      <ul>
        <li>
Based on the world experience, the best method of combating pollution is the definition of the problem, demining and further examination. And in times the appearance of chemical elements that will harm the human life, should be re -recultivation and conservation of the land. If the problem is not too serious: the borders of contamination are insignificant, then such a site can be removed to improve the land cover. But in the case of a significant territory, this plot will need more deeply studies and balanced decisions. For example, in the combustion sites of oil, petroleum products have been found 200 times, - said Roman Palamarchuk.</li>
      </ul>
      <text:p text:style-name="P4">
<text:span text:style-name="T4">
 Among the pollution removal methods there are now: </text:span>
</text:p>
      <text:p text:style-name="P4">
News Source: <text:a xlink:type="simple" xlink:href="https://armyinform.com.ua/2023/06/13/u-misczyah-zgoryannya-tehniky-zabrudnennya-gruntu-naftoproduktamy-perevyshhuye-normu-u-200-raziv-roman-palamarchuk/" text:style-name="Internet_20_link" text:visited-style-name="Visited_20_Internet_20_Link">
https://armyinform.com.ua/2023/06/13/u-misczyah-zgoryannya-tehniky-zabrudnennya-gruntu-naftoproduktamy-perevyshhuye-normu-u-200-raziv-roman-palamarchuk/</text:a>
</text:p>
      <!--NEWS-->
      <text:h text:style-name="P10" text:outline-level="1">
<text:span text:style-name="T4">
Today the threats of Black Sea burning through Kakhovskaya Hydroment</text:span>
</text:h>
      <text:p text:style-name="P4">
Author: ['Віктор Шубец']</text:p>
      <text:p text:style-name="P4">
Time: 2023-06-13T44:00:00-04:00</text:p>
      <text:p text:style-name="P4">
Description: About Tse Rospovyv, Office of the Directorate Ekologa Bezpeki, the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5206361293697698291_y.jpg" text:style-name="Internet_20_link" text:visited-style-name="Visited_20_Internet_20_Link">
photo_5206361293697698291_y.jpg</text:a>
']</text:p>
      <text:p text:style-name="P4">
Tags: ['MILITARY MEDIA CENTER', 'АГРЕСІЯ РФ', 'БРИФІНГ', 'КАХОВСЬКА ГЕС', 'ЧОРНЕ МОРЕ']</text:p>
      <text:p text:style-name="P4">
Category: News</text:p>
      <!--METADATA-->
      <text:p text:style-name="P4">
<draw:frame draw:style-name="fr1" draw:name="Image267" text:anchor-type="as-char" svg:width="6.9236in" svg:height="6.638358in" draw:z-index="0">
<draw:image xlink:href="../Images/AРМІЯINFORM/2023-06-13T44-00-00-04-00/photo_5206361293697698291_y.jpg" xlink:type="simple" xlink:show="embed" xlink:actuate="onLoad" draw:mime-type="image/jpeg"/>
</draw:frame>
Photo Nazar Voloshin /Armyinform</text:p>
      <text:p text:style-name="P4">
This was told by the officer of the Department of Environmental Safety and Minery of the Ministry of Defense of Ukraine Major Vladislav Dudar during the round -the -line at the Military Media Center “Land Magicated: How to restore the Solelyframe Highway and Catastrophe at the Kakhovsk Hydroelectric Power Plant?”</text:p>
      <ul>
        <li>
We have started studying the situation at the Kakhovka hydroelectric power station since December last year. It was information that this hydroelectric power station was replaced, including all hydraulic and Kherson region. The occupiers are now undermined by a small hydraulic facility daily, but the impact of them is not so serious, - the officer said.</li>
      </ul>
      <text:p text:style-name="P4">
He stressed that the monitoring group monitors the situation. Today, there is no acute danger to Nazaposhi NPPs, but it must be borne in mind that it is still the occupants.</text:p>
      <ul>
        <li>
We predicted the output of 80 percent of water from the Kakhovka reservoir. More than 70 percent has already flowed on the state of here. The problem is that there are very many water - 18 kilometers of cubic, which is 7 % of the total surface of fresh water in the Black Sea per year. How it will affect the ecosystematic sea is a separate question. Of course, how we cannot solve, but we are preparing for it, - Major Vladislav Dudar summarized.</li>
      </ul>
      <text:p text:style-name="P4">
News Source: <text:a xlink:type="simple" xlink:href="https://armyinform.com.ua/2023/06/13/na-sogodni-zagrozy-oprisnennya-chornogo-morya-cherez-pidryv-kahovskoyi-ges-nemaye/" text:style-name="Internet_20_link" text:visited-style-name="Visited_20_Internet_20_Link">
https://armyinform.com.ua/2023/06/13/na-sogodni-zagrozy-oprisnennya-chornogo-morya-cherez-pidryv-kahovskoyi-ges-nemaye/</text:a>
</text:p>
      <!--NEWS-->
      <text:h text:style-name="P10" text:outline-level="1">
<text:span text:style-name="T4">
In Belgorod region, Putin's mode is conducting rigid filtration measures - GUR</text:span>
</text:h>
      <text:p text:style-name="P4">
Author: ['АРМІЯINFORM']</text:p>
      <text:p text:style-name="P4">
Time: 2023-06-13T46:00:00-04:00</text:p>
      <text:p text:style-name="P4">
Description: On the Bєlgorodshchini Triva Zbroina Borotba Gromyan RF ACTIONSKY regime, and w ... the war with Ukraine 2022, the war with Ukraine is the latest news today, the news war with Ukraine 2022 The last ones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0230613-01.jpg" text:style-name="Internet_20_link" text:visited-style-name="Visited_20_Internet_20_Link">
20230613-01.jpg</text:a>
']</text:p>
      <text:p text:style-name="P4">
Tags: ['АНДРІЙ ЮСОВ', 'БЕЛГОРОДЩИНА', 'ГУР МОУ', 'РДК']</text:p>
      <text:p text:style-name="P4">
Category: News</text:p>
      <!--METADATA-->
      <text:p text:style-name="P4">
<draw:frame draw:style-name="fr1" draw:name="Image268" text:anchor-type="as-char" svg:width="6.9236in" svg:height="3.894525in" draw:z-index="0">
<draw:image xlink:href="../Images/AРМІЯINFORM/2023-06-13T46-00-00-04-00/20230613-01.jpg" xlink:type="simple" xlink:show="embed" xlink:actuate="onLoad" draw:mime-type="image/jpeg"/>
</draw:frame>
In Belgorod region, the armed struggle of citizens of the Russian Federation against the Putin regime continues, and with the population of the region the aggressor state conducts brutal filtration measures.</text:p>
      <text:p text:style-name="P4">
Andriy Yusov told about it, <text:a xlink:type="simple" xlink:href="https://gur.gov.ua/content/na-terytorii-bilhorodshchyny-rezhym-putina-provodyt-zhorstki-filtratsiini-zakhody.html" text:style-name="Internet_20_link" text:visited-style-name="Visited_20_Internet_20_Link">
reports</text:a>
Main Directorate of Intelligence of the Ministry of Defense of Ukraine.</text:p>
      <text:p text:style-name="P4">
“The security forces and FSBs are massively accusing the local population of disloyalty“ Land is not in betray(RDC)and Legion "Freedom of Russia", - informed the representative of the GUR of the Ministry of Defense of Ukraine.</text:p>
      <text:p text:style-name="P4">
According to him, the relevant actions of Muscovy increase dissatisfaction among the local major of Belgorod region and expand the support of the Russian rebels.</text:p>
      <text:p text:style-name="P4">
"RDC and" Freedom of Russia "are quite autonomous and honey active. Therefore, everyone can directly contact these units. This has already been done by the hundreds, who came from the EU territory to fight Putin's regime. And about non -existent for Ukraine and some counterintelligence measures(As for recruits), of course, they are conducted, ”said Andrei Yusov.</text:p>
      <text:p text:style-name="P4">
The representative of the GUR of the Ministry of Defense of Ukraine noted that <text:span text:style-name="T4">
 Our state supports all people of good will who condemn Putin's shameful war, honor international right and Ukrainian sovereignty, but participation in hostilities in the territory of Russia does not lead. </text:span>
 **</text:p>
      <text:p text:style-name="P4">
“The Ukrainian security and defense forces are focused on the release of their own territories. What is happening "behind the priest" is a matter of Russians, "Andrei Yusov emphasized.</text:p>
      <text:p text:style-name="P4">
News Source: <text:a xlink:type="simple" xlink:href="https://armyinform.com.ua/2023/06/13/gur-rezhym-putina-na-bilgorodshhyni-zvynuvachuye-naselennya-v-zradi-i-provodyt-zhorstki-filtraczijni-zahody/" text:style-name="Internet_20_link" text:visited-style-name="Visited_20_Internet_20_Link">
https://armyinform.com.ua/2023/06/13/gur-rezhym-putina-na-bilgorodshhyni-zvynuvachuye-naselennya-v-zradi-i-provodyt-zhorstki-filtraczijni-zahody/</text:a>
</text:p>
      <!--NEWS-->
      <text:h text:style-name="P10" text:outline-level="1">
<text:span text:style-name="T4">
Due to the bombardment</text:span>
</text:h>
      <text:p text:style-name="P4">
Author: ['Віктор Шубец']</text:p>
      <text:p text:style-name="P4">
Time: 2023-06-13T48:00:00-04:00</text:p>
      <text:p text:style-name="P4">
Description: Zbetki Dovkіlli through bombardants by the perpuccians of Vіskikovikh Op'kkktіkt in 2022 Rotsі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5208729890852030667_y.jpg" text:style-name="Internet_20_link" text:visited-style-name="Visited_20_Internet_20_Link">
photo_5208729890852030667_y.jpg</text:a>
']</text:p>
      <text:p text:style-name="P4">
Tags: ['ВЛАДИСЛАВ ДУДАР', 'КРУГЛИЙ СТІЛ']</text:p>
      <text:p text:style-name="P4">
Category: News</text:p>
      <!--METADATA-->
      <text:p text:style-name="P4">
<draw:frame draw:style-name="fr1" draw:name="Image269" text:anchor-type="as-char" svg:width="6.9236in" svg:height="5.465225in" draw:z-index="0">
<draw:image xlink:href="../Images/AРМІЯINFORM/2023-06-13T48-00-00-04-00/photo_5208729890852030667_y.jpg" xlink:type="simple" xlink:show="embed" xlink:actuate="onLoad" draw:mime-type="image/jpeg"/>
</draw:frame>
Photo by Nazar Voloshin</text:p>
      <text:p text:style-name="P4">
Losses of the environment due to bombing by the occupiers of military facilities alone are estimated at UAH 298 billion.</text:p>
      <text:p text:style-name="P4">
About it at Military Media Center during a round table "Earth, smack: how to restore soils after fighting and catastrophe for Kakhovskaya Hins?" The representative of the Department of Environmental Safety and Minery of the Ministry of Defense of Ukraine reported Major Vladislav Dudar.</text:p>
      <text:p text:style-name="P4">
A corresponding assessment that takes into account the pollution of the territories and emissions into the atmosphere, conducted in the framework of the work of a joint working group with the participation of the Ministry of Defense and Mindovquil.</text:p>
      <text:p text:style-name="P4">
According to all facts of bombardment, the military prosecutor's office and SBU registered the corresponding criminal proceedings <text:span text:style-name="T4">
. </text:span>
</text:p>
      <text:p text:style-name="P4">
“For that year(2023 - order.)We have conducted about 40 objects, and the relevant calculations are now conducted by the State Inspectorate, ”Maryovladislav Dudar said.</text:p>
      <text:p text:style-name="P4">
News Source: <text:a xlink:type="simple" xlink:href="https://armyinform.com.ua/2023/06/13/cherez-bombarduvannya-vijskovyh-obyektiv-u-2022-roczi-zbytky-dovkillyu-syagayut-majzhe-300-mlrd-grn/" text:style-name="Internet_20_link" text:visited-style-name="Visited_20_Internet_20_Link">
https://armyinform.com.ua/2023/06/13/cherez-bombarduvannya-vijskovyh-obyektiv-u-2022-roczi-zbytky-dovkillyu-syagayut-majzhe-300-mlrd-grn/</text:a>
</text:p>
      <!--NEWS-->
      <text:h text:style-name="P10" text:outline-level="1">
<text:span text:style-name="T4">
The first lady, along with the military, met with children who showed personal heroism during the war</text:span>
</text:h>
      <text:p text:style-name="P4">
Author: ['АРМІЯINFORM']</text:p>
      <text:p text:style-name="P4">
Time: 2023-06-13T49:00:00-04:00</text:p>
      <text:p text:style-name="P4">
Description: Persha Olena Zelenska Peresa Zelenska got up with the Ukrainian DIT, they show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94902f7ac4f5139a42de38635f6d3f7_1686581468_wysiwyg.jpeg" text:style-name="Internet_20_link" text:visited-style-name="Visited_20_Internet_20_Link">
094902f7ac4f5139a42de38635f6d3f7_1686581468_wysiwyg.jpeg</text:a>
', '<text:a xlink:type="simple" xlink:href="https://armyinform.com.ua/wp-content/uploads/2023/06/9a22b7329c7ff2cb52d7097676580bd3_1686581406_extra_large.jpeg" text:style-name="Internet_20_link" text:visited-style-name="Visited_20_Internet_20_Link">
9a22b7329c7ff2cb52d7097676580bd3_1686581406_extra_large.jpeg</text:a>
']</text:p>
      <text:p text:style-name="P4">
Tags: ['ДІТИ ВІЙНИ', 'ОЛЕНА ЗЕЛЕНСЬКА', 'ПЕРША ЛЕДІ']</text:p>
      <text:p text:style-name="P4">
Category: News</text:p>
      <!--METADATA-->
      <text:p text:style-name="P4">
<draw:frame draw:style-name="fr1" draw:name="Image270" text:anchor-type="as-char" svg:width="6.9236in" svg:height="4.621503in" draw:z-index="0">
<draw:image xlink:href="../Images/AРМІЯINFORM/2023-06-13T49-00-00-04-00/094902f7ac4f5139a42de38635f6d3f7_1686581468_wysiwyg.jpeg" xlink:type="simple" xlink:show="embed" xlink:actuate="onLoad" draw:mime-type="image/jpeg"/>
</draw:frame>
The first lady of Ukraine Olena Zelenskaya communicated with Ukrainian children who performed personal heroism during a large -scale Russian war. The mentors, in particular, were awarded as mentors as mentors, as well as relatives of children.</text:p>
      <text:p text:style-name="P4">
About it <text:a xlink:type="simple" xlink:href="https://www.president.gov.ua/news/persha-ledi-zustrilasya-z-ditmi-yaki-proyavili-osobistij-ger-83557" text:style-name="Internet_20_link" text:visited-style-name="Visited_20_Internet_20_Link">
reports</text:a>
Office of the President of Ukraine.</text:p>
      <text:p text:style-name="P4">
The meeting of "hero-hero" in Kiev was also attended by Deputy Ministry of Invnations of Ukraine Kateryna Pavlichenko.</text:p>
      <text:p text:style-name="P4">
The event was attended by: Seven-year-old Alexander Pascal from Odessa, which is lost as a result of Russian shelling, but continues to engage in favorite sports gymnastics-on a prosthesis, 12-year-old Konstantin Orekhov from Velikadimerko, who saved his sister, grandparent "Hurricane", ten-year-old Nikita Savicheva, who saved from the fire of two younger brothers and sister, 12-year-old Alexander Demyanenko from Poltava, who brought out the fire, seven-year-old Solomiya Reut from the Dnieper, which collects money for the Armed Forces. On the snot, a 14-year-old Arsen Azhubei from Belaya Tserkov, who is diagnosed with autism-creates and sells paintings to help defenders, 16-year-old Valentin Black from the village of Gora in Kyiv region, who helped border guards in the first Dedrosi attack, nine-year-old Bogdan. The baked isbakhmut, who lost as a result of Russian shelling of both parents.</text:p>
      <text:p text:style-name="P4">
<draw:frame draw:style-name="fr1" draw:name="Image271" text:anchor-type="as-char" svg:width="6.9236in" svg:height="4.613521in" draw:z-index="0">
<draw:image xlink:href="../Images/AРМІЯINFORM/2023-06-13T49-00-00-04-00/9a22b7329c7ff2cb52d7097676580bd3_1686581406_extra_large.jpeg" xlink:type="simple" xlink:show="embed" xlink:actuate="onLoad" draw:mime-type="image/jpeg"/>
</draw:frame>
The president's wife stressed that while adults are fighting the attacker, in particular, on the battlefield, the children would oppose in their own way.</text:p>
      <text:p text:style-name="P4">
“Thousands of children across the country are rescued, overcome, help. They fell too much-not only for children, but also for any person. But they show how you can live with it. They are not children of war - they are our children!I am sure: soon they will leave the war behind as an episode of their long and full life. And they will live by the winners, ”said Elena Zelenskaya.</text:p>
      <text:p text:style-name="P4">
News Source: <text:a xlink:type="simple" xlink:href="https://armyinform.com.ua/2023/06/13/persha-ledi-razom-z-vijskovymy-zustrilasya-z-ditmy-yaki-proyavyly-osobystyj-geroyizm-pid-chas-vijny/" text:style-name="Internet_20_link" text:visited-style-name="Visited_20_Internet_20_Link">
https://armyinform.com.ua/2023/06/13/persha-ledi-razom-z-vijskovymy-zustrilasya-z-ditmy-yaki-proyavyly-osobystyj-geroyizm-pid-chas-vijny/</text:a>
</text:p>
      <!--NEWS-->
      <text:h text:style-name="P10" text:outline-level="1">
<text:span text:style-name="T4">
Moldova sent help to eliminate the consequences</text:span>
</text:h>
      <text:p text:style-name="P4">
Author: ['АРМІЯINFORM']</text:p>
      <text:p text:style-name="P4">
Time: 2023-06-13T4:00:00-04:00</text:p>
      <text:p text:style-name="P4">
Description: The detachment of the rebubliki martyr Nadu by the Humanitarian Duphoma of the DSNS Ukrainian for Lіkvidatsіy Naslidkiv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mceu-88770298511686575907798.jpg" text:style-name="Internet_20_link" text:visited-style-name="Visited_20_Internet_20_Link">
mceu-88770298511686575907798.jpg</text:a>
']</text:p>
      <text:p text:style-name="P4">
Tags: ['ГУМДОПОМОГА', 'КАХОВСЬКА ГЕС', 'КАХОВСЬКА ГЕС/ШТАБ INFO', 'МОЛДОВА']</text:p>
      <text:p text:style-name="P4">
Category: News</text:p>
      <!--METADATA-->
      <text:p text:style-name="P4">
<draw:frame draw:style-name="fr1" draw:name="Image272" text:anchor-type="as-char" svg:width="6.9236in" svg:height="5.1927in" draw:z-index="0">
<draw:image xlink:href="../Images/AРМІЯINFORM/2023-06-13T4-00-00-04-00/mceu-88770298511686575907798.jpg" xlink:type="simple" xlink:show="embed" xlink:actuate="onLoad" draw:mime-type="image/jpeg"/>
</draw:frame>
The Government of the Republic of Moldova provided humanitarian aid of the SES of Ukraine to eliminate the procedures of man -made disaster, which arose as a result of damage to the Kakhovsk Hydroelectric power plant.</text:p>
      <text:p text:style-name="P4">
About it <text:a xlink:type="simple" xlink:href="https://www.kmu.gov.ua/news/uriad-moldovy-napravyv-humdopomohu-dlia-likvidatsii-naslidkiv-pidryvu-kakhovskoi-hes" text:style-name="Internet_20_link" text:visited-style-name="Visited_20_Internet_20_Link">
reports</text:a>
Government portal.</text:p>
      <text:p text:style-name="P4">
In particular, humanitarian aid includes:</text:p>
      <ul>
        <li>
2 pumping stations, * 7 plastic boats, * 5 inflatable boats, * 161 pair of rubber boots, * motor pump, * food and more.</li>
      </ul>
      <text:p text:style-name="P4">
"The SESS is sincerely owed to the government of the Republic of Moldova, the General Inspectorate of the Usails of the Ministry of Internal Affairs of the Republic of Moldova for their support," - the statement reads.</text:p>
      <text:p text:style-name="P4">
News Source: <text:a xlink:type="simple" xlink:href="https://armyinform.com.ua/2023/06/13/moldova-napravyla-dopomogu-dlya-likvidacziyi-naslidkiv-pidryvu-kahovskoyi-ges/" text:style-name="Internet_20_link" text:visited-style-name="Visited_20_Internet_20_Link">
https://armyinform.com.ua/2023/06/13/moldova-napravyla-dopomogu-dlya-likvidacziyi-naslidkiv-pidryvu-kahovskoyi-ges/</text:a>
</text:p>
      <!--NEWS-->
      <text:h text:style-name="P10" text:outline-level="1">
<text:span text:style-name="T4">
The enemy fired at Kharkiv region</text:span>
</text:h>
      <text:p text:style-name="P4">
Authors: Ukrinform (Person)</text:p>
      <text:p text:style-name="P4">
Publisher: Укринформ (Organization)</text:p>
      <text:p text:style-name="P4">
Published Time: 2023-06-13T4:41:00+03:00</text:p>
      <text:p text:style-name="P4">
Modified Time: 2023-06-13T22:41:00+03:00</text:p>
      <text:p text:style-name="P4">
Description: Russian troops are fired again in Kharkiv region, air anxiety continues in the region.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73" text:anchor-type="as-char" svg:width="6.9236in" svg:height="3.956343in" draw:z-index="0">
<draw:image xlink:href="../Images/yкринформ/2023-06-13T4-41-00-03-00/630_360_1538997483-946.jpg" xlink:type="simple" xlink:show="embed" xlink:actuate="onLoad" draw:mime-type="image/jpeg"/>
</draw:frame>
Ruskivska is fired again in Kharkiv region, air alarm is ongoing in the region.</text:p>
      <text:p text:style-name="P4">
About it reports police of Kharkiv region in <text:a xlink:type="simple" xlink:href="https://t.me/police_kh_region/18277" text:style-name="Internet_20_link" text:visited-style-name="Visited_20_Internet_20_Link">
telegram</text:a>
, reports Ukrinform.</text:p>
      <text:p text:style-name="P4">
“The enemy has been accepted again <text:a xlink:type="simple" xlink:href="https://www.ukrinform.ua/tag-obstril" text:style-name="Internet_20_link" text:visited-style-name="Visited_20_Internet_20_Link">
fired</text:a>
Kharkiv region. Do not ignore air alarm signals. Stay in shelters. About the hit of enemy shells, destruction, the wounded report to the special line102, ”the message reads.</text:p>
      <text:p text:style-name="P4">
*!(https://www.ukrinform.ua/rubric-ato/3722508-rosiani-obstrilali-cotiri-naseleni-punkti-sumsini-ta-cernigivsini.html)As reported <text:a xlink:type="simple" xlink:href="https://www.ukrinform.ua/rubric-regions/3722087-zagarbniki-za-dobu-obstrilali-cotiri-rajoni-harkivsini-dvoe-poranenih.html" text:style-name="Internet_20_link" text:visited-style-name="Visited_20_Internet_20_Link">
Ukrinform</text:a>
, Russian troops fired at the inhabitants of Kharkiv, Kupyansk, Chuguev and Bohodukhiv district Kharkiv region during the last day.</text:p>
      <text:p text:style-name="P4">
News Source: <text:a xlink:type="simple" xlink:href="https://www.ukrinform.ua/rubric-ato/3722518-vorog-obstrilue-harkivsinu.html" text:style-name="Internet_20_link" text:visited-style-name="Visited_20_Internet_20_Link">
https://www.ukrinform.ua/rubric-ato/3722518-vorog-obstrilue-harkivsinu.html</text:a>
</text:p>
      <!--NEWS-->
      <text:h text:style-name="P10" text:outline-level="1">
<text:span text:style-name="T4">
The world must know the full truth about every crime against freedom - Volodymyr Zelenskyy</text:span>
</text:h>
      <text:p text:style-name="P4">
Author: ['АРМІЯINFORM']</text:p>
      <text:p text:style-name="P4">
Time: 2023-06-13T50:00:00-04:00</text:p>
      <text:p text:style-name="P4">
Description: President of Ukraine Volodymyr Zelensky at Telegram-Canal, Scho Freedom of the ski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7f1cba37-af80-4008-9aed-2277e41ad60b.jpg" text:style-name="Internet_20_link" text:visited-style-name="Visited_20_Internet_20_Link">
7f1cba37-af80-4008-9aed-2277e41ad60b.jpg</text:a>
', '<text:a xlink:type="simple" xlink:href="https://armyinform.com.ua/wp-content/uploads/2023/06/8bf446d9-5993-4d65-b200-79e853d8563f-150x150.jpg" text:style-name="Internet_20_link" text:visited-style-name="Visited_20_Internet_20_Link">
8bf446d9-5993-4d65-b200-79e853d8563f-150x150.jpg</text:a>
', '<text:a xlink:type="simple" xlink:href="https://armyinform.com.ua/wp-content/uploads/2023/06/614d0e07-3e1b-4a33-8908-adc4648c09f0-150x150.jpg" text:style-name="Internet_20_link" text:visited-style-name="Visited_20_Internet_20_Link">
614d0e07-3e1b-4a33-8908-adc4648c09f0-150x150.jpg</text:a>
', '<text:a xlink:type="simple" xlink:href="https://armyinform.com.ua/wp-content/uploads/2023/06/b7554f47-a718-4d70-b4af-ee743fcc3f27-150x150.jpg" text:style-name="Internet_20_link" text:visited-style-name="Visited_20_Internet_20_Link">
b7554f47-a718-4d70-b4af-ee743fcc3f27-150x150.jpg</text:a>
', '<text:a xlink:type="simple" xlink:href="https://armyinform.com.ua/wp-content/uploads/2023/06/c43547fb-7e0e-4c7b-a893-3c967b7702e0-150x150.jpg" text:style-name="Internet_20_link" text:visited-style-name="Visited_20_Internet_20_Link">
c43547fb-7e0e-4c7b-a893-3c967b7702e0-150x150.jpg</text:a>
', '<text:a xlink:type="simple" xlink:href="https://armyinform.com.ua/wp-content/uploads/2023/06/d995c0b1-0b1b-4835-a1a4-cde7073249fa-150x150.jpg" text:style-name="Internet_20_link" text:visited-style-name="Visited_20_Internet_20_Link">
d995c0b1-0b1b-4835-a1a4-cde7073249fa-150x150.jpg</text:a>
', '<text:a xlink:type="simple" xlink:href="https://armyinform.com.ua/wp-content/uploads/2023/06/f8212e51-8a9b-4349-bd52-f732eb35defe-150x150.jpg" text:style-name="Internet_20_link" text:visited-style-name="Visited_20_Internet_20_Link">
f8212e51-8a9b-4349-bd52-f732eb35defe-150x150.jpg</text:a>
']</text:p>
      <text:p text:style-name="P4">
Tags: ['АГРЕСІЯ РФ', 'ВОЛОДИМИР ЗЕЛЕНСЬКИЙ', 'ВТОРГНЕННЯ РФ', 'ПРЕЗИДЕНТ УКРАЇНИ']</text:p>
      <text:p text:style-name="P4">
Category: News</text:p>
      <!--METADATA-->
      <text:p text:style-name="P4">
<draw:frame draw:style-name="fr1" draw:name="Image274" text:anchor-type="as-char" svg:width="6.9236in" svg:height="4.622144in" draw:z-index="0">
<draw:image xlink:href="../Images/AРМІЯINFORM/2023-06-13T50-00-00-04-00/7f1cba37-af80-4008-9aed-2277e41ad60b.jpg" xlink:type="simple" xlink:show="embed" xlink:actuate="onLoad" draw:mime-type="image/jpeg"/>
</draw:frame>
President of Ukraine Volodymyr Zelenskyy in a telegram channel <text:a xlink:type="simple" xlink:href="https://t.me/V_Zelenskiy_official/6571" text:style-name="Internet_20_link" text:visited-style-name="Visited_20_Internet_20_Link">
wrote</text:a>
that everyone's freedom depends on us all.</text:p>
      <text:p text:style-name="P4">
"We live at a time when our freedom depends on all of us when the world has to understand the full truth about every crime against freedom in one part of the world so that the wrengon is preserved everywhere," he said.</text:p>
      <text:p text:style-name="P4">
<text:a xlink:type="simple" xlink:href="https://armyinform.com.ua/wp-content/uploads/2023/06/8bf446d9-5993-4d65-b200-79e853d8563f.jpg" text:style-name="Internet_20_link" text:visited-style-name="Visited_20_Internet_20_Link">
!(Images/AРМІЯINFORM/2023-06-13T50-00-00-04-00/8bf446d9-5993-4d65-b200-79e853d8563f-150x150.jpg)</text:a>
</text:p>
      <text:p text:style-name="P4">
<text:a xlink:type="simple" xlink:href="https://armyinform.com.ua/wp-content/uploads/2023/06/614d0e07-3e1b-4a33-8908-adc4648c09f0.jpg" text:style-name="Internet_20_link" text:visited-style-name="Visited_20_Internet_20_Link">
<draw:frame draw:style-name="fr1" draw:name="Image275" text:anchor-type="as-char" svg:width="6.9236in" svg:height="6.9236in" draw:z-index="0">
<draw:image xlink:href="../Images/AРМІЯINFORM/2023-06-13T50-00-00-04-00/614d0e07-3e1b-4a33-8908-adc4648c09f0-150x150.jpg" xlink:type="simple" xlink:show="embed" xlink:actuate="onLoad" draw:mime-type="image/jpeg"/>
</draw:frame>
</text:a>
</text:p>
      <text:p text:style-name="P4">
<text:a xlink:type="simple" xlink:href="https://armyinform.com.ua/wp-content/uploads/2023/06/b7554f47-a718-4d70-b4af-ee743fcc3f27.jpg" text:style-name="Internet_20_link" text:visited-style-name="Visited_20_Internet_20_Link">
<draw:frame draw:style-name="fr1" draw:name="Image276" text:anchor-type="as-char" svg:width="6.9236in" svg:height="6.9236in" draw:z-index="0">
<draw:image xlink:href="../Images/AРМІЯINFORM/2023-06-13T50-00-00-04-00/b7554f47-a718-4d70-b4af-ee743fcc3f27-150x150.jpg" xlink:type="simple" xlink:show="embed" xlink:actuate="onLoad" draw:mime-type="image/jpeg"/>
</draw:frame>
</text:a>
</text:p>
      <text:p text:style-name="P4">
<text:a xlink:type="simple" xlink:href="https://armyinform.com.ua/wp-content/uploads/2023/06/c43547fb-7e0e-4c7b-a893-3c967b7702e0.jpg" text:style-name="Internet_20_link" text:visited-style-name="Visited_20_Internet_20_Link">
<draw:frame draw:style-name="fr1" draw:name="Image277" text:anchor-type="as-char" svg:width="6.9236in" svg:height="6.9236in" draw:z-index="0">
<draw:image xlink:href="../Images/AРМІЯINFORM/2023-06-13T50-00-00-04-00/c43547fb-7e0e-4c7b-a893-3c967b7702e0-150x150.jpg" xlink:type="simple" xlink:show="embed" xlink:actuate="onLoad" draw:mime-type="image/jpeg"/>
</draw:frame>
</text:a>
</text:p>
      <text:p text:style-name="P4">
<text:a xlink:type="simple" xlink:href="https://armyinform.com.ua/wp-content/uploads/2023/06/d995c0b1-0b1b-4835-a1a4-cde7073249fa.jpg" text:style-name="Internet_20_link" text:visited-style-name="Visited_20_Internet_20_Link">
<draw:frame draw:style-name="fr1" draw:name="Image278" text:anchor-type="as-char" svg:width="6.9236in" svg:height="6.9236in" draw:z-index="0">
<draw:image xlink:href="../Images/AРМІЯINFORM/2023-06-13T50-00-00-04-00/d995c0b1-0b1b-4835-a1a4-cde7073249fa-150x150.jpg" xlink:type="simple" xlink:show="embed" xlink:actuate="onLoad" draw:mime-type="image/jpeg"/>
</draw:frame>
</text:a>
</text:p>
      <text:p text:style-name="P4">
<text:a xlink:type="simple" xlink:href="https://armyinform.com.ua/wp-content/uploads/2023/06/f8212e51-8a9b-4349-bd52-f732eb35defe.jpg" text:style-name="Internet_20_link" text:visited-style-name="Visited_20_Internet_20_Link">
<draw:frame draw:style-name="fr1" draw:name="Image279" text:anchor-type="as-char" svg:width="6.9236in" svg:height="6.9236in" draw:z-index="0">
<draw:image xlink:href="../Images/AРМІЯINFORM/2023-06-13T50-00-00-04-00/f8212e51-8a9b-4349-bd52-f732eb35defe-150x150.jpg" xlink:type="simple" xlink:show="embed" xlink:actuate="onLoad" draw:mime-type="image/jpeg"/>
</draw:frame>
</text:a>
</text:p>
      <text:p text:style-name="P4">
News Source: <text:a xlink:type="simple" xlink:href="https://armyinform.com.ua/2023/06/13/svit-maye-znaty-povnu-pravdu-pro-kozhen-zlochyn-proty-svobody-volodymyr-zelenskyj/" text:style-name="Internet_20_link" text:visited-style-name="Visited_20_Internet_20_Link">
https://armyinform.com.ua/2023/06/13/svit-maye-znaty-povnu-pravdu-pro-kozhen-zlochyn-proty-svobody-volodymyr-zelenskyj/</text:a>
</text:p>
      <!--NEWS-->
      <text:h text:style-name="P10" text:outline-level="1">
<text:span text:style-name="T4">
The Forum "Respect. Experience. Perspective ”, dedicated to dialogue about the needs of veterans</text:span>
</text:h>
      <text:p text:style-name="P4">
Author: ['АРМІЯINFORM']</text:p>
      <text:p text:style-name="P4">
Time: 2023-06-13T51:00:00-04:00</text:p>
      <text:p text:style-name="P4">
Description: Ukrainian Veteran Fund Minhelave Request to the forum "Povaga. DOSVID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6/zobrazhennya-whatsapp-data-2023-06-12-o-155220-e1686579310547.jpg" text:style-name="Internet_20_link" text:visited-style-name="Visited_20_Internet_20_Link">
zobrazhennya-whatsapp-data-2023-06-12-o-155220-e1686579310547.jpg</text:a>
']</text:p>
      <text:p text:style-name="P4">
Tags: ['ВЕТЕРАНИ', 'ВІЙНА', 'МІНВЕТЕРАНІВ']</text:p>
      <text:p text:style-name="P4">
Category: News</text:p>
      <!--METADATA-->
      <text:p text:style-name="P4">
<draw:frame draw:style-name="fr1" draw:name="Image280" text:anchor-type="as-char" svg:width="6.9236in" svg:height="5.331172in" draw:z-index="0">
<draw:image xlink:href="../Images/AРМІЯINFORM/2023-06-13T51-00-00-04-00/zobrazhennya-whatsapp-data-2023-06-12-o-155220-e1686579310547.jpg" xlink:type="simple" xlink:show="embed" xlink:actuate="onLoad" draw:mime-type="image/jpeg"/>
</draw:frame>
The Ukrainian Veteran Foundation of the Ministry of Justice invites the Forum "Respect. Experiment. ”The Ukraine-Ukrinform is held on June 27 at 1:00 pm.</text:p>
      <text:p text:style-name="P4">
About it <text:a xlink:type="simple" xlink:href="https://mva.gov.ua/ua/news/u-kiyevi-vidbudetsya-forum-povaga-dosvid-perspektiva-prisvyachenij-dialogu-pro-potrebi-veteraniv" text:style-name="Internet_20_link" text:visited-style-name="Visited_20_Internet_20_Link">
reports</text:a>
Ministry of Veterans of Ukraine.</text:p>
      <text:p text:style-name="P4">
"The main goal: to strengthen the dialogue with the veterans community on the possibilities for veterans and veterans on the path of their reintegration, education and work," the message reads.</text:p>
      <text:p text:style-name="P4">
<text:span text:style-name="T4">
 The event has three panels in the directions: </text:span>
</text:p>
      <ul>
        <li>
Veteran policy: calls of Ukraine; * Retraining and education; * Employment.</li>
      </ul>
      <text:p text:style-name="P4">
More than 15 experts will take part in the forum in various fields: from business of doworks.</text:p>
      <text:p text:style-name="P4">
<text:span text:style-name="T4">
 Speakers of the first panel "Veteran Policy: Challenges of Ukraine": </text:span>
</text:p>
      <ul>
        <li>
Yulia Laputina, Minister of Veterans of Ukraine; * Natalia Kalmykova, Executive Director of the Ukrainian Veterans Fund of Ministry of Ministers; * Taras Chmut, Director of the Charitable Foundation "Come back alive", member of the Supervisory Board of UVF; * Moderator: Alexey Tarasov, editor -in -chief Radio NV.</li>
      </ul>
      <text:p text:style-name="P4">
<text:span text:style-name="T4">
 Speakers of the second panel "Passing and Education": </text:span>
</text:p>
      <ul>
        <li>
Ruslana Velichko, the first deputy executive director of the UFF; * Representative American University Kyiv(Plus); * Roksolyana Voronovskaya, UCU-ONLINE Head; * Tatiana Zhukova, VMGO "Social Vector"; * Svyatoslav Nikolaychuk, NGO Podilsky Development Agency; * Victoria Shynkarenko, Veteranska, NGO "Regional Veterans Union of ATO Participants of Rivne Region"; * Moderator: Civil Society Representative.</li>
      </ul>
      <text:p text:style-name="P4">
<text:span text:style-name="T4">
 Speakers of the third panel "Employment": </text:span>
</text:p>
      <text:p text:style-name="P4">
<text:span text:style-name="T5">
Andriy Romizov, Director of the State Security Service </text:span>
<text:span text:style-name="T5">
 "</text:span>
* Office for Entrepreneurship and Export Development"; * Ilya Shpolyansky, veteran, veterans movement of Ukraine; * Tatiana reason, a veteran's wife, a shoe shop owner; * Representative of Ukrzaliznytsia; * Representative of Ukrposhta; * Moderator: Vladislav Grezev, CEO lobby X, TEDXKYIV coordinator.</text:p>
      <text:p text:style-name="P4">
The participants will be spent by a special guest, as well as their stories of the path of dreams and its realization will share the wife of veteran Oksana Makarov, veteransididis Dudnik, Vladimir Skogoroenko and Taras Jacobchuk.</text:p>
      <text:p text:style-name="P4">
News Source: <text:a xlink:type="simple" xlink:href="https://armyinform.com.ua/2023/06/13/u-kyyevi-vidbudetsya-forum-povaga-dosvid-perspektyva-prysvyachenyj-dialogu-pro-potreby-veteraniv/" text:style-name="Internet_20_link" text:visited-style-name="Visited_20_Internet_20_Link">
https://armyinform.com.ua/2023/06/13/u-kyyevi-vidbudetsya-forum-povaga-dosvid-perspektyva-prysvyachenyj-dialogu-pro-potreby-veteraniv/</text:a>
</text:p>
      <!--NEWS-->
      <text:h text:style-name="P10" text:outline-level="1">
<text:span text:style-name="T4">
We are working to approve 11 packages against Russia - Jessica Rosval</text:span>
</text:h>
      <text:p text:style-name="P4">
Author: ['Світлана Кирган']</text:p>
      <text:p text:style-name="P4">
Time: 2023-06-13T52:00:00-04:00</text:p>
      <text:p text:style-name="P4">
Description: About the PID Hour of the Widkritti Plenary Debativ єvroparliant “Nammi Ruinvannya Damb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2023-06-13-6.jpg" text:style-name="Internet_20_link" text:visited-style-name="Visited_20_Internet_20_Link">
2023-06-13-6.jpg</text:a>
']</text:p>
      <text:p text:style-name="P4">
Tags: ['ЄВРОПАРЛАМЕНТ', 'ЄВРОСОЮЗ', 'САНКЦІЇ', 'ШВЕЦІЯ']</text:p>
      <text:p text:style-name="P4">
Category: News</text:p>
      <!--METADATA-->
      <text:p text:style-name="P4">
<draw:frame draw:style-name="fr1" draw:name="Image281" text:anchor-type="as-char" svg:width="6.9236in" svg:height="3.738744in" draw:z-index="0">
<draw:image xlink:href="../Images/AРМІЯINFORM/2023-06-13T52-00-00-04-00/2023-06-13-6.jpg" xlink:type="simple" xlink:show="embed" xlink:actuate="onLoad" draw:mime-type="image/jpeg"/>
</draw:frame>
This was announced during the opening of the plenary debate of the European Parliament "The consequences of the destruction of the Kakhovka hydroelectric power station", the EU Minister of Sweden Jessica Rosval said.</text:p>
      <ul>
        <li>
The destruction of the Kakhovka hydroelectric power station on June 6 would not have happened if Russia did not start this warfare against Ukraine. We, like the EU, have condemned this attack and solidarity by the Ukrainian people, especially with those who were injured. The flood, which was the result of the blast, threatened the lives of thousands of people. This is a real -ecological catastrophe, - said Jessica Rosval.</li>
      </ul>
      <text:p text:style-name="P4">
She thanked the European Parliament for sanctions against the Russian Federation and templomatic communications that are kept with different countries of the world in order to find out what is happening in Ukraine and to fight against Russian dezinformation, which is still influenced.</text:p>
      <ul>
        <li>
We are actively working to reduce Russia's power by applying to her sanctions. Work is currently underway to approve 11 packages of AMP. We work together with the Prosecutor General's Office of Ukraine, with the ISS in order to ensure full responsibility for Russia's crimes, including Zalochin aggression, - the Minister of EU Sweden reported.</li>
      </ul>
      <text:p text:style-name="P4">
She also noted that the military assistance provided to Ukraine is constant Tanonosis that a plan for ammunition would be fulfilled during the year.</text:p>
      <ul>
        <li>
Our initiative for ammunition is clear. During the year we will provide Ukraine with 12 million units of ammunition. Also, we need to train the Ukrainian military, by the way, already 50 thousand have been trained abroad, - said Rosval.</li>
      </ul>
      <text:p text:style-name="P4">
She reported that they support the formula of peace of the President of Ukraine.</text:p>
      <ul>
        <li>
We support the formula of the Peace of President Zelensky, which will be based on the navigation and sovereignty of Ukraine, as stated in the UN Charter. We will clearly see that Ukraine will become a successful member of the European Union.</li>
      </ul>
      <text:p text:style-name="P4">
News Source: <text:a xlink:type="simple" xlink:href="https://armyinform.com.ua/2023/06/13/my-praczyuyemo-nad-tym-shhoby-uhvalyty-11-paket-sankczij-proty-rf-dzhesika-rosval/" text:style-name="Internet_20_link" text:visited-style-name="Visited_20_Internet_20_Link">
https://armyinform.com.ua/2023/06/13/my-praczyuyemo-nad-tym-shhoby-uhvalyty-11-paket-sankczij-proty-rf-dzhesika-rosval/</text:a>
</text:p>
      <!--NEWS-->
      <text:h text:style-name="P10" text:outline-level="1">
<text:span text:style-name="T4">
Where to seek psychological assistance to the victims of Kakhovskaya Hydroe Public Hydroment</text:span>
</text:h>
      <text:p text:style-name="P4">
Author: ['АРМІЯINFORM']</text:p>
      <text:p text:style-name="P4">
Time: 2023-06-13T53:00:00-04:00</text:p>
      <text:p text:style-name="P4">
Description: For people, they postponed stress, from Khersonziy, the regions of the pratsuyut ... War with Ukraine 2022, the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03997347992946481_y.jpg" text:style-name="Internet_20_link" text:visited-style-name="Visited_20_Internet_20_Link">
photo_5203997347992946481_y.jpg</text:a>
']</text:p>
      <text:p text:style-name="P4">
Tags: ['КАХОВСЬКА ГЕС', 'ПСИХОЛОГІЧНА ДОПОМОГА']</text:p>
      <text:p text:style-name="P4">
Category: News</text:p>
      <!--METADATA-->
      <text:p text:style-name="P4">
<draw:frame draw:style-name="fr1" draw:name="Image282" text:anchor-type="as-char" svg:width="6.9236in" svg:height="4.615733in" draw:z-index="0">
<draw:image xlink:href="../Images/AРМІЯINFORM/2023-06-13T53-00-00-04-00/photo_5203997347992946481_y.jpg" xlink:type="simple" xlink:show="embed" xlink:actuate="onLoad" draw:mime-type="image/jpeg"/>
</draw:frame>
For people who have suffered stressful events, groups of first psychological care providers work in the Kherson and surrounding areas.</text:p>
      <text:p text:style-name="P4">
About it <text:a xlink:type="simple" xlink:href="https://minre.gov.ua/2023/06/12/kudy-zvertatysya-za-psyhologichnoyu-dopomogoyu-postrazhdalym-vid-pidryvu-kahovskoyi-ges/" text:style-name="Internet_20_link" text:visited-style-name="Visited_20_Internet_20_Link">
informs</text:a>
Ministry of Reintegration.</text:p>
      <text:p text:style-name="P4">
Teams of psychosocial support experts, mobile crews of psychologists Igumanitarian response are ready to provide the Kherson at any time with low-psychological services.</text:p>
      <text:p text:style-name="P4">
Detailed information about the first psychological assistance provider, as well as assistance, the region, the contact person can be obtained by using the table <text:a xlink:type="simple" xlink:href="https://l.facebook.com/l.php" text:style-name="Internet_20_link" text:visited-style-name="Visited_20_Internet_20_Link">
reference</text:a>
. Вся надана інформація актуалізована й оновлюється.</text:p>
      <text:p text:style-name="P4">
News Source: <text:a xlink:type="simple" xlink:href="https://armyinform.com.ua/2023/06/13/kudy-zvertatysya-za-psyhologichnoyu-dopomogoyu-postrazhdalym-vid-pidryvu-kahovskoyi-ges/" text:style-name="Internet_20_link" text:visited-style-name="Visited_20_Internet_20_Link">
https://armyinform.com.ua/2023/06/13/kudy-zvertatysya-za-psyhologichnoyu-dopomogoyu-postrazhdalym-vid-pidryvu-kahovskoyi-ges/</text:a>
</text:p>
      <!--NEWS-->
      <text:h text:style-name="P10" text:outline-level="1">
<text:span text:style-name="T4">
In Ukraine will celebrate the day of a medical worker on July 27 - the President signed a decree</text:span>
</text:h>
      <text:p text:style-name="P4">
Author: ['АРМІЯINFORM']</text:p>
      <text:p text:style-name="P4">
Time: 2023-06-13T54:00:00-04:00</text:p>
      <text:p text:style-name="P4">
Description: President of Ukraine Volodymyr Zelensky Piding a decree on the transfer of the da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ДЕНЬ МЕДИЧНОГО ПРАЦІВНИКА', 'УКАЗ ПРЕЗИДЕНТА УКРАЇНИ']</text:p>
      <text:p text:style-name="P4">
Category: News</text:p>
      <!--METADATA-->
      <text:p text:style-name="P4">
<draw:frame draw:style-name="fr1" draw:name="Image283" text:anchor-type="as-char" svg:width="6.9236in" svg:height="4.615733in" draw:z-index="0">
<draw:image xlink:href="../Images/AРМІЯINFORM/2023-06-13T54-00-00-04-00/ukaz.jpg" xlink:type="simple" xlink:show="embed" xlink:actuate="onLoad" draw:mime-type="image/jpeg"/>
</draw:frame>
President of Ukraine Volodymyr Zelensky has signed a decree to postpone the Definition of Medical Workers' Day in Ukraine.</text:p>
      <text:p text:style-name="P4">
Relevant document <text:a xlink:type="simple" xlink:href="http://www.president.gov.ua/documents/3272023-47033" text:style-name="Internet_20_link" text:visited-style-name="Visited_20_Internet_20_Link">
No. 327/2023</text:a>
The head of state was published.</text:p>
      <text:p text:style-name="P4">
“To establish a professional holiday for health care workers in Ukraine is the day of health care workers, which to celebrate <text:span text:style-name="T4">
 July 27 </text:span>
.</text:p>
      <text:p text:style-name="P4">
To recognize that the Presidential Decree of June 3, 1994, No. 281/94 “On the Day of the Healthcare Worker”, - said in the text of the document.</text:p>
      <text:p text:style-name="P4">
The decree comes into force from the day of publication.</text:p>
      <text:p text:style-name="P4">
News Source: <text:a xlink:type="simple" xlink:href="https://armyinform.com.ua/2023/06/13/v-ukrayini-vidznachatymut-den-medychnogo-praczivnyka-27-lypnya-prezydent-pidpysav-ukaz/" text:style-name="Internet_20_link" text:visited-style-name="Visited_20_Internet_20_Link">
https://armyinform.com.ua/2023/06/13/v-ukrayini-vidznachatymut-den-medychnogo-praczivnyka-27-lypnya-prezydent-pidpysav-ukaz/</text:a>
</text:p>
      <!--NEWS-->
      <text:h text:style-name="P10" text:outline-level="1">
<text:span text:style-name="T4">
The invaders are actively exporting looted property from the flooded settlements of Kherson region</text:span>
</text:h>
      <text:p text:style-name="P4">
Author: ['АРМІЯINFORM']</text:p>
      <text:p text:style-name="P4">
Time: 2023-06-13T55:00:00-04:00</text:p>
      <text:p text:style-name="P4">
Description: The Khersonciye Kostyi Zagarbniki is actively Vyvo to the renovations of the Mino IZ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rosiyany-marodery.jpg" text:style-name="Internet_20_link" text:visited-style-name="Visited_20_Internet_20_Link">
rosiyany-marodery.jpg</text:a>
']</text:p>
      <text:p text:style-name="P4">
Tags: ['ГШ ЗС УКРАЇНИ', 'ОПЕРАТИВНА ОБСТАНОВКА']</text:p>
      <text:p text:style-name="P4">
Category: News</text:p>
      <!--METADATA-->
      <text:p text:style-name="P4">
<draw:frame draw:style-name="fr1" draw:name="Image284" text:anchor-type="as-char" svg:width="6.9236in" svg:height="4.615733in" draw:z-index="0">
<draw:image xlink:href="../Images/AРМІЯINFORM/2023-06-13T55-00-00-04-00/rosiyany-marodery.jpg" xlink:type="simple" xlink:show="embed" xlink:actuate="onLoad" draw:mime-type="image/jpeg"/>
</draw:frame>
In the Kherson region, Russian invaders are actively exporting the looted property of flooded settlement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In particular, under the guise of humanitarian aid arrives of trucks, which Russian servicemen are loaded with looted - household appliances, furniture and other property.</text:p>
      <text:p text:style-name="P4">
News Source: <text:a xlink:type="simple" xlink:href="https://armyinform.com.ua/2023/06/13/zagarbnyky-aktyvno-vyvozyat-nagrabovane-majno-iz-zatoplenyh-naselenyh-punktiv-hersonshhyny/" text:style-name="Internet_20_link" text:visited-style-name="Visited_20_Internet_20_Link">
https://armyinform.com.ua/2023/06/13/zagarbnyky-aktyvno-vyvozyat-nagrabovane-majno-iz-zatoplenyh-naselenyh-punktiv-hersonshhyny/</text:a>
</text:p>
      <!--NEWS-->
      <text:h text:style-name="P10" text:outline-level="1">
<text:span text:style-name="T4">
Lithuania has started investigating the illegal export of Ukrainian children to Belarus</text:span>
</text:h>
      <text:p text:style-name="P4">
Author: ['АРМІЯINFORM']</text:p>
      <text:p text:style-name="P4">
Time: 2023-06-13T56:00:00-04:00</text:p>
      <text:p text:style-name="P4">
Description: The Lithuanian prosecutor’s office of the ROZSLIDUANNYA for the fact of the illegal Vivezennykh Ukrainia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30_360_1676050670-300.jpg" text:style-name="Internet_20_link" text:visited-style-name="Visited_20_Internet_20_Link">
630_360_1676050670-300.jpg</text:a>
']</text:p>
      <text:p text:style-name="P4">
Tags: ['ВТОРГНЕННЯ РФ', 'ДЕПОРТАЦІЯ УКРАЇНСЬКИХ ДІТЕЙ', 'ДОПОМОГА ПАРТНЕРІВ', 'ПРОКУРАТУРА ЛИТВИ', 'СВІТ ПІДТРИМУЄ УКРАЇНУ']</text:p>
      <text:p text:style-name="P4">
Category: News</text:p>
      <!--METADATA-->
      <text:p text:style-name="P4">
<draw:frame draw:style-name="fr1" draw:name="Image285" text:anchor-type="as-char" svg:width="6.9236in" svg:height="3.956343in" draw:z-index="0">
<draw:image xlink:href="../Images/AРМІЯINFORM/2023-06-13T56-00-00-04-00/630_360_1676050670-300.jpg" xlink:type="simple" xlink:show="embed" xlink:actuate="onLoad" draw:mime-type="image/jpeg"/>
</draw:frame>
The Lithuanian Prosecutor's Office began an investigation into the illegal export of Ukrainian children into the territory of Belarus.</text:p>
      <text:p text:style-name="P4">
About it, as <text:a xlink:type="simple" xlink:href="https://prokuraturos.lt/lt/pradetas-ikiteisminis-tyrimas-del-galimai-nusikalstamo-ukrainos-vaiku-perkelimo-i-baltarusija/9493" text:style-name="Internet_20_link" text:visited-style-name="Visited_20_Internet_20_Link">
reports</text:a>
The press service of the Lithuanian Prosecutor's Office, said the Prosecutor General Grunsk.</text:p>
      <text:p text:style-name="P4">
The documents owed by the Lithuanian Prosecutor's Office stated that after the start of the war against Ukraine, more than 2 thousand Ukrainian children, mostly orphans, were relocated from the temporarily occupied territories of Ukraine by Russia.</text:p>
      <text:p text:style-name="P4">
"This is probably done by instruction or with the permission of the Belarusian regime," the Lithuanian prosecutor's office is assigned.</text:p>
      <text:p text:style-name="P4">
The Criminal Code of Lithuania provides for from 5 to 15 years under the article of urinating or organizing the deportation of civilians from the occupied territory of the norms of international law. Also, an article on unlawful divorce by parents or guardians provides imprisonment for up to eight years.</text:p>
      <text:p text:style-name="P4">
According to the decision of the Prosecutor General, this pre -trial investigation will be conducted on the investigation of Russian aggression, which was started in March 2022.</text:p>
      <text:p text:style-name="P4">
It should be noted that the Russian occupation authorities have abducted and deported thousands of Ukrainian children - this is evidenced by daily scary figures on the portal <text:a xlink:type="simple" xlink:href="https://childrenofwar.gov.ua/ya-rozshukuyu-ditinu/" text:style-name="Internet_20_link" text:visited-style-name="Visited_20_Internet_20_Link">
"Divital"</text:a>
. Україна робитьусе можливе, щоб повернути додому своїх маленьких громадян і притягнути довідповідальності російських нелюдів, розповіла для<text:a xlink:type="simple" xlink:href="https://armyinform.com.ua/2023/02/20/rosiya-zdijsnyuye-genoczyd-ukrayinskogo-narodu-cherez-ukrayinskyh-ditej-darya-gerasymchuk/" text:style-name="Internet_20_link" text:visited-style-name="Visited_20_Internet_20_Link">
АрміяInform</text:a>
Advisor-Commissioner of the President of Ukraine for the Rights of the Child and Children's Rehabilitation Darayerasimchuk.</text:p>
      <text:p text:style-name="P4">
News Source: <text:a xlink:type="simple" xlink:href="https://armyinform.com.ua/2023/06/13/lytva-rozpochala-rozsliduvannya-nezakonnogo-vyvezennya-ukrayinskyh-ditej-do-bilorusi/" text:style-name="Internet_20_link" text:visited-style-name="Visited_20_Internet_20_Link">
https://armyinform.com.ua/2023/06/13/lytva-rozpochala-rozsliduvannya-nezakonnogo-vyvezennya-ukrayinskyh-ditej-do-bilorusi/</text:a>
</text:p>
      <!--NEWS-->
      <text:h text:style-name="P10" text:outline-level="1">
<text:span text:style-name="T4">
The Armed Forces missile troops were eliminated by three management points and three enemy artillery units</text:span>
</text:h>
      <text:p text:style-name="P4">
Author: ['АРМІЯINFORM']</text:p>
      <text:p text:style-name="P4">
Time: 2023-06-13T57:00:00-04:00</text:p>
      <text:p text:style-name="P4">
Description: PIDRODILI of the rocket launches of the articular, have passed to Urazili 3 dashings of manag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62139-1_large.jpg" text:style-name="Internet_20_link" text:visited-style-name="Visited_20_Internet_20_Link">
162139-1_large.jpg</text:a>
']</text:p>
      <text:p text:style-name="P4">
Tags: ['ГЕНШТАБ ЗС УКРАЇНИ', 'ОПЕРАТИВНА ОБСТАНОВКА']</text:p>
      <text:p text:style-name="P4">
Category: News</text:p>
      <!--METADATA-->
      <text:p text:style-name="P4">
<draw:frame draw:style-name="fr1" draw:name="Image286" text:anchor-type="as-char" svg:width="6.9236in" svg:height="3.893007in" draw:z-index="0">
<draw:image xlink:href="../Images/AРМІЯINFORM/2023-06-13T57-00-00-04-00/162139-1_large.jpg" xlink:type="simple" xlink:show="embed" xlink:actuate="onLoad" draw:mime-type="image/jpeg"/>
</draw:frame>
The departments of missile troops and artillery have affected the last day 3 points of management, 2 anti-aircraft missile complexes, the area of concentration of the personnel of the opponent and 3 artillery units in fire positions.</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The aviation of the defense forces over the past 24 hours has struck 9 beats in the areas of personnel and 4 on the enemy anti-aircraft missile complexes.</text:p>
      <text:p text:style-name="P4">
Also, our warriors destroyed the enemy helicopter KA-52 and UAV of the operative-tactical level "Orlan-10".</text:p>
      <text:p text:style-name="P4">
News Source: <text:a xlink:type="simple" xlink:href="https://armyinform.com.ua/2023/06/13/raketni-vijska-zsu-likviduvaly-try-punkty-upravlinnya-ta-try-artylerijski-pidrozdily-voroga/" text:style-name="Internet_20_link" text:visited-style-name="Visited_20_Internet_20_Link">
https://armyinform.com.ua/2023/06/13/raketni-vijska-zsu-likviduvaly-try-punkty-upravlinnya-ta-try-artylerijski-pidrozdily-voroga/</text:a>
</text:p>
      <!--NEWS-->
      <text:h text:style-name="P10" text:outline-level="1">
<text:span text:style-name="T4">
Ilya Kovtun's army gymnast won "gold" and "bronze" at the World Cup Cup</text:span>
</text:h>
      <text:p text:style-name="P4">
Author: ['АРМІЯINFORM']</text:p>
      <text:p text:style-name="P4">
Time: 2023-06-13T58:00:00-04:00</text:p>
      <text:p text:style-name="P4">
Description: The Croatian Osіku Armic Gimnast-Bagatoborets illya Kovtun Zapobuv Dvі Dvі nagorodi on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3613848_757453262843150_112251755646017175_n.jpg" text:style-name="Internet_20_link" text:visited-style-name="Visited_20_Internet_20_Link">
353613848_757453262843150_112251755646017175_n.jpg</text:a>
']</text:p>
      <text:p text:style-name="P4">
Tags: ['АРМІЙСЬКИЙ СПОРТСМЕН', 'ІЛЛЯ КОВТУН', 'СПОРТИВНА ГІМНАСТИКА']</text:p>
      <text:p text:style-name="P4">
Category: News</text:p>
      <!--METADATA-->
      <text:p text:style-name="P4">
<draw:frame draw:style-name="fr1" draw:name="Image287" text:anchor-type="as-char" svg:width="6.9236in" svg:height="6.759339in" draw:z-index="0">
<draw:image xlink:href="../Images/AРМІЯINFORM/2023-06-13T58-00-00-04-00/353613848_757453262843150_112251755646017175_n.jpg" xlink:type="simple" xlink:show="embed" xlink:actuate="onLoad" draw:mime-type="image/jpeg"/>
</draw:frame>
In the Croatian Osiyek, the Army Gymnast-Balance of Avengers Ilya Kovtun won the Dwinagoroda at the World Cup Cup of Sports Gymnastics.</text:p>
      <text:p text:style-name="P4">
About it <text:a xlink:type="simple" xlink:href="https://www.facebook.com/CSKA1992/posts/pfbid0zoNXsMa3nXNKEaadmN1oresq368NWesULy9AvnLGyQyCq1p41inuTkQ3Y33yDvEBl" text:style-name="Internet_20_link" text:visited-style-name="Visited_20_Internet_20_Link">
informs</text:a>
The press service of the CSC of the Armed Forces of Ukraine.</text:p>
      <text:p text:style-name="P4">
Ilya Kovtun won on parallel bars, "bronze" - in the exercises of the end.</text:p>
      <text:p text:style-name="P4">
Recall that the European Federation of Gymnastics <text:a xlink:type="simple" xlink:href="https://armyinform.com.ua/2023/06/02/armiyecz-illya-kovtun-pretenduye-na-zvannya-najkrashhogo-gimnasta-roku-v-yevropi/" text:style-name="Internet_20_link" text:visited-style-name="Visited_20_Internet_20_Link">
included</text:a>
Illyukovtun's army to the list of nominees for the title of the best gymnast among men.</text:p>
      <text:p text:style-name="P4">
News Source: <text:a xlink:type="simple" xlink:href="https://armyinform.com.ua/2023/06/13/armijskyj-gimnast-illya-kovtun-zdobuv-zoloto-ta-bronzu-na-kubku-svitovogo-vyklyku/" text:style-name="Internet_20_link" text:visited-style-name="Visited_20_Internet_20_Link">
https://armyinform.com.ua/2023/06/13/armijskyj-gimnast-illya-kovtun-zdobuv-zoloto-ta-bronzu-na-kubku-svitovogo-vyklyku/</text:a>
</text:p>
      <!--NEWS-->
      <text:h text:style-name="P10" text:outline-level="1">
<text:span text:style-name="T4">
Air defense forces destroyed 11 winged missiles and shock drone</text:span>
</text:h>
      <text:p text:style-name="P4">
Author: ['АРМІЯINFORM']</text:p>
      <text:p text:style-name="P4">
Time: 2023-06-13T59:00:00-04:00</text:p>
      <text:p text:style-name="P4">
Description: Vnochi 13 Chervnya Rosiyski Pedpatzіynі Vіsyska took advantage of the impact of strategic Aviaziya: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ppo.jpg" text:style-name="Internet_20_link" text:visited-style-name="Visited_20_Internet_20_Link">
ppo.jpg</text:a>
']</text:p>
      <text:p text:style-name="P4">
Tags: ['SHAHED-136/131', 'АГРЕСІЯ РФ', 'ВТОРГНЕННЯ РФ', 'КОМАНДУВАННЯ ПОВІТРЯНИХ СИЛ ЗСУ', 'Х-101/Х-555']</text:p>
      <text:p text:style-name="P4">
Category: News</text:p>
      <!--METADATA-->
      <text:p text:style-name="P4">
<draw:frame draw:style-name="fr1" draw:name="Image288" text:anchor-type="as-char" svg:width="6.9236in" svg:height="3.899934in" draw:z-index="0">
<draw:image xlink:href="../Images/AРМІЯINFORM/2023-06-13T59-00-00-04-00/ppo.jpg" xlink:type="simple" xlink:show="embed" xlink:actuate="onLoad" draw:mime-type="image/jpeg"/>
</draw:frame>
On the night of June 13, Russian occupation troops stressed out of strategic aviation: eight Tu-95MC bombers from the Caspian area, as well as several manner drones from the southern direction.</text:p>
      <text:p text:style-name="P4">
About it <text:a xlink:type="simple" xlink:href="https://t.me/kpszsu/2561" text:style-name="Internet_20_link" text:visited-style-name="Visited_20_Internet_20_Link">
reports</text:a>
Armed Forces Command.</text:p>
      <text:p text:style-name="P4">
A total of 14 winged air base missiles X-101/X-555 and the Dnieper UAV Shahd-136/131.</text:p>
      <text:p text:style-name="P4">
The Armed Forces of the Armed Forces of the Armed Forces of Ukraine destroyed 10 winged missiles and one shock drone.</text:p>
      <text:p text:style-name="P4">
In Kryvyi Rih, rockets are hit in the residential sector, in particular, five -storey buildings.</text:p>
      <text:p text:style-name="P4">
In the morning, the Rashists had a second attack from the Caspian Sea by three Tu-95m.</text:p>
      <text:p text:style-name="P4">
News Source: <text:a xlink:type="simple" xlink:href="https://armyinform.com.ua/2023/06/13/syly-ppo-znyshhyly-11-krylatyh-raket-ta-udarnyj-dron/" text:style-name="Internet_20_link" text:visited-style-name="Visited_20_Internet_20_Link">
https://armyinform.com.ua/2023/06/13/syly-ppo-znyshhyly-11-krylatyh-raket-ta-udarnyj-dron/</text:a>
</text:p>
      <!--NEWS-->
      <text:h text:style-name="P10" text:outline-level="1">
<text:span text:style-name="T4">
Zelensky thanked the united expedition forces for strengthening Ukrainian air defense</text:span>
</text:h>
      <text:p text:style-name="P4">
Authors: Ukrinform (Person)</text:p>
      <text:p text:style-name="P4">
Publisher: Укринформ (Organization)</text:p>
      <text:p text:style-name="P4">
Published Time: 2023-06-13T5:49:01+03:00</text:p>
      <text:p text:style-name="P4">
Modified Time: 2023-06-13T22:49:01+03:00</text:p>
      <text:p text:style-name="P4">
Description: President Volodymyr Zelensky expressed gratitude to the united expedition forces package of assistance worth more than € 100 million to strengthen the Ukrainian air defense system. - Ukrinform.</text:p>
      <text:p text:style-name="P4">
Images: ['<text:a xlink:type="simple" xlink:href="https://static.ukrinform.com/photos/2023_06/thumb_files/630_360_1686685708-204.jpeg" text:style-name="Internet_20_link" text:visited-style-name="Visited_20_Internet_20_Link">
630_360_16866...</text:a>
']</text:p>
      <text:p text:style-name="P4">
Tags: ['Британія', 'ЗСУ', 'Зеленський', 'Війна з Росією', '#stoprussia', 'ППО']</text:p>
      <text:p text:style-name="P4">
Type: Article</text:p>
      <!--METADATA-->
      <text:p text:style-name="P4">
<draw:frame draw:style-name="fr1" draw:name="Image289" text:anchor-type="as-char" svg:width="6.9236in" svg:height="3.956343in" draw:z-index="0">
<draw:image xlink:href="../Images/yкринформ/2023-06-13T5-49-01-03-00/630_360_1686685708-204.jpeg" xlink:type="simple" xlink:show="embed" xlink:actuate="onLoad" draw:mime-type="image/jpeg"/>
</draw:frame>
The Presidential Divine Zelensky expressed gratitude to the united expedition forces of the package for the amount of more than € 100 million to strengthen the Ukrainian NPPO system.</text:p>
      <text:p text:style-name="P4">
He wrote about it in <text:a xlink:type="simple" xlink:href="https://twitter.com/ZelenskyyUa/status/1668693650291695634" text:style-name="Internet_20_link" text:visited-style-name="Visited_20_Internet_20_Link">
Twitter</text:a>
, reports Ukrinform.</text:p>
      <text:p text:style-name="P4">
"I thank the Allies from the Joint Expeditionary Forces for a powerful package of € 100 million, aimed at strengthening Ukrainian air defense. At the time when Russia in agonias strengthens daily rocket terror, more power for our defense is the key to protecting the Ukrainian sky and lives of Ukrainians ”,” “Zelensky](https://www.ukrinform.ua/tag-zelenskij).</text:p>
      <text:p text:style-name="P4">
As it was reported, the UK government announced a package of military assistance for Ukraine worth 92 million pounds(nearly $ 116 million)To increase the efficiency of the air defense.</text:p>
      <text:p text:style-name="P4">
<text:span text:style-name="T4">
 Read also: </text:span>
 [rescue boats arrived from Britain to eliminate the consequences(https://www.ukrinform.ua/rubric-regions/3722473-iz-britanii-pribuli-ratuvalni-covni-dla-likvidacii-naslidkiv-pidrivu-kahovskoi-ges.html)The combined expeditionary forces are expeditionary forces under the guidance of the Kingdom, which include Denmark, Finland, Estonia, Iceland, Latvia, Lithuania, the Netherlands, Sweden and Norway.</text:p>
      <text:p text:style-name="P4">
News Source: <text:a xlink:type="simple" xlink:href="https://www.ukrinform.ua/rubric-polytics/3722520-zelenskij-podakuvav-obednanim-ekspedicijnim-silam-za-posilenna-ukrainskoi-ppo.html" text:style-name="Internet_20_link" text:visited-style-name="Visited_20_Internet_20_Link">
https://www.ukrinform.ua/rubric-polytics/3722520-zelenskij-podakuvav-obednanim-ekspedicijnim-silam-za-posilenna-ukrainskoi-ppo.html</text:a>
</text:p>
      <!--NEWS-->
      <text:h text:style-name="P10" text:outline-level="1">
<text:span text:style-name="T4">
Under Avdiivka and Marinka, the enemy throws back up from Kherson region</text:span>
</text:h>
      <text:p text:style-name="P4">
Author: ['Оксана Іванець']</text:p>
      <text:p text:style-name="P4">
Time: 2023-06-13T60:00:00-04:00</text:p>
      <text:p text:style-name="P4">
Description: At the Tavriyskoye, the Vorog is a sinking of the main Zuill on Vedenni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text:p>
      <text:p text:style-name="P4">
Category: News</text:p>
      <!--METADATA-->
      <text:p text:style-name="P4">
<draw:frame draw:style-name="fr1" draw:name="Image290" text:anchor-type="as-char" svg:width="6.9236in" svg:height="4.858059in" draw:z-index="0">
<draw:image xlink:href="../Images/AРМІЯINFORM/2023-06-13T60-00-00-04-00/photo_2023-06-06_11-11-13.jpg" xlink:type="simple" xlink:show="embed" xlink:actuate="onLoad" draw:mime-type="image/jpeg"/>
</draw:frame>
Valery Shershn</text:p>
      <text:p text:style-name="P4">
In the Taurian direction, the enemy continues to focus on the main efforts to take offensive actions in the area of Marinka and Avdiivka.</text:p>
      <text:p text:style-name="P4">
A spokesman for the united press censors of the Tavriya defense forces Valery Shershn said about it in the Evil of the Tele scale.</text:p>
      <ul>
        <li>
In the Avdeevsky direction, the enemy during the unsuccessful for him was the aircraft on Avdiivka and Severny, in the outskirts of Marinka Ukrainian defenders repelled 14 enemy attacks, - the officer said.</li>
      </ul>
      <text:p text:style-name="P4">
The speaker noted that in this direction the enemy throws strengthening from Kherson region, and the movement of Chechen detachments "Akhmad-UG" and "Akhmad-Sever" is also noticed here.</text:p>
      <text:p text:style-name="P4">
Also, according to the officer, it became known that because of the night enemy shelling in the gully, one civilian was killed in Gulyaypole, and the destructive farms were destroyed. There are casualties among the local population and in Orikhiv - as a result of the impact of managed airbombles, one person was killed, the other was injured, and twenty homes of the private sector were damaged.</text:p>
      <ul>
        <li>
Russian invaders do not leave attempts to return under their supervisory village Makarivka - here they use aviation, artillery, SLNPPC RSSU. Currently, stabilization actions are ongoing in this settlement, ”the spokesman for the United Tavriya Defense Forces applied.</li>
      </ul>
      <text:p text:style-name="P4">
According to Bohdan Shershne, the enemy also carried out offensive actions on the direction of Novopavlivka, Vremivka and Grace - to no avail. Under the constant ties and air strikes are minersk, Golden Niva, Velikanovosilka, Krasnogorovka and Staromikhailivka, Bogoyavlenka, Khaledar, Prychistivka, Grigorivka, Maximilyanivka.</text:p>
      <text:p text:style-name="P4">
The spokesman of the united Press Center of Defense forces of the Tavriysk direction Valeriyshchn added that the defense forces of Tavriysk were given a decent answer, constantly carrying out a counter-battery struggle for planned purposes, which was destroyed by the Anti-aircraft missile complex of Buk-M2.</text:p>
      <text:p text:style-name="P4">
News Source: <text:a xlink:type="simple" xlink:href="https://armyinform.com.ua/2023/06/13/pid-avdiyivku-i-maryinku-vorog-perekydaye-pidkriplennya-z-hersonshhyny/" text:style-name="Internet_20_link" text:visited-style-name="Visited_20_Internet_20_Link">
https://armyinform.com.ua/2023/06/13/pid-avdiyivku-i-maryinku-vorog-perekydaye-pidkriplennya-z-hersonshhyny/</text:a>
</text:p>
      <!--NEWS-->
      <text:h text:style-name="P10" text:outline-level="1">
<text:span text:style-name="T4">
Kakhovskaya hydroelectric power plants: South residents are urged to refrain from consuming crude water</text:span>
</text:h>
      <text:p text:style-name="P4">
Author: ['АРМІЯINFORM']</text:p>
      <text:p text:style-name="P4">
Time: 2023-06-13T61:00:00-04:00</text:p>
      <text:p text:style-name="P4">
Description: Vnaslіdok Pіdriva Kakhovo Ges Vidbulu was flooded by Poliv, Kanalizatskihihihi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o_1elq8aefvos059929kq4r5a3k.jpg" text:style-name="Internet_20_link" text:visited-style-name="Visited_20_Internet_20_Link">
o_1elq8aefvos059929kq4r5a3k.jpg</text:a>
']</text:p>
      <text:p text:style-name="P4">
Tags: ['ЗАБРУДНЕННЯ ВОДИ', 'КАХОВСЬКА ГЕС', 'КАХОВСЬКА ГЕС/ШТАБ INFO', 'МОЗ']</text:p>
      <text:p text:style-name="P4">
Category: News</text:p>
      <!--METADATA-->
      <text:p text:style-name="P4">
<draw:frame draw:style-name="fr1" draw:name="Image291" text:anchor-type="as-char" svg:width="6.9236in" svg:height="3.894525in" draw:z-index="0">
<draw:image xlink:href="../Images/AРМІЯINFORM/2023-06-13T61-00-00-04-00/o_1elq8aefvos059929kq4r5a3k.jpg" xlink:type="simple" xlink:show="embed" xlink:actuate="onLoad" draw:mime-type="image/jpeg"/>
</draw:frame>
Illustrative photo</text:p>
      <text:p text:style-name="P4">
As a result of the blasting <text:a xlink:type="simple" xlink:href="https://armyinform.com.ua/tag/kahovska-ges/" text:style-name="Internet_20_link" text:visited-style-name="Visited_20_Internet_20_Link">
Kakhovskaya hydroelectric power station</text:a>
There was flooding of fields, sewage structures, tadomous cemeteries, which is why water has a high level of contamination. Surface water has already recorded a significant excess of microbiological parameters. Takuuvod cannot be used as it can lead to intestinal infections.</text:p>
      <text:p text:style-name="P4">
About it <text:a xlink:type="simple" xlink:href="https://www.kmu.gov.ua/news/moz-zaklykaie-utrymatysia-vid-spozhyvannia-ta-vykorystannia-neochyshchenoi-vody" text:style-name="Internet_20_link" text:visited-style-name="Visited_20_Internet_20_Link">
reports</text:a>
Government portal.</text:p>
      <text:p text:style-name="P4">
Water can only be used from safe sources. The Ministry of Protection of Ukraine is urged to refrain from consumption and use of water -purified water from the Dnieper waters and other reservoirs in the territories that have been most compared from the Russian terrorist attack at the Kakhovka hydroelectric power station.</text:p>
      <text:p text:style-name="P4">
First of all, it is about Kherson, Mykolaiv, Zaporizhzhya, Dnipropetrovsk and Odessa region.</text:p>
      <text:p text:style-name="P4">
South inhabitants are urged to avoid:</text:p>
      <ul>
        <li>
bathing in reservoirs; * water intake for consumption and economic needs; * watering animals; * fishing.</li>
      </ul>
      <text:p text:style-name="P4">
You can only use bottled and brought water, as well as TU, which is centralized through the water supply system.</text:p>
      <text:p text:style-name="P4">
News Source: <text:a xlink:type="simple" xlink:href="https://armyinform.com.ua/2023/06/13/pidryv-kahovskoyi-ges-meshkancziv-pivdnya-zaklykayut-utrymatysya-vid-spozhyvannya-neochyshhenoyi-vody/" text:style-name="Internet_20_link" text:visited-style-name="Visited_20_Internet_20_Link">
https://armyinform.com.ua/2023/06/13/pidryv-kahovskoyi-ges-meshkancziv-pivdnya-zaklykayut-utrymatysya-vid-spozhyvannya-neochyshhenoyi-vody/</text:a>
</text:p>
      <!--NEWS-->
      <text:h text:style-name="P10" text:outline-level="1">
<text:span text:style-name="T4">
Tomorrow in Kryvyi Rih announced the day of mourning for the dead as a result of the Russian attack</text:span>
</text:h>
      <text:p text:style-name="P4">
Author: ['Олександр Колесник']</text:p>
      <text:p text:style-name="P4">
Time: 2023-06-13T62:00:00-04:00</text:p>
      <text:p text:style-name="P4">
Description: Meshkantsi Krivoy Rogi Dosі Tight Vyd Schoogodnishnioi Night, Teror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1-7.jpg" text:style-name="Internet_20_link" text:visited-style-name="Visited_20_Internet_20_Link">
01-7.jpg</text:a>
', '<text:a xlink:type="simple" xlink:href="https://armyinform.com.ua/wp-content/uploads/2023/06/02-8.jpg" text:style-name="Internet_20_link" text:visited-style-name="Visited_20_Internet_20_Link">
02-8.jpg</text:a>
', '<text:a xlink:type="simple" xlink:href="https://armyinform.com.ua/wp-content/uploads/2023/06/03-8-150x150.jpg" text:style-name="Internet_20_link" text:visited-style-name="Visited_20_Internet_20_Link">
03-8-150x150.jpg</text:a>
', '<text:a xlink:type="simple" xlink:href="https://armyinform.com.ua/wp-content/uploads/2023/06/04-11-150x150.jpg" text:style-name="Internet_20_link" text:visited-style-name="Visited_20_Internet_20_Link">
04-11-150x150.jpg</text:a>
']</text:p>
      <text:p text:style-name="P4">
Tags: []</text:p>
      <text:p text:style-name="P4">
Category: News</text:p>
      <!--METADATA-->
      <text:p text:style-name="P4">
<draw:frame draw:style-name="fr1" draw:name="Image292" text:anchor-type="as-char" svg:width="6.9236in" svg:height="4.615733in" draw:z-index="0">
<draw:image xlink:href="../Images/AРМІЯINFORM/2023-06-13T62-00-00-04-00/01-7.jpg" xlink:type="simple" xlink:show="embed" xlink:actuate="onLoad" draw:mime-type="image/jpeg"/>
</draw:frame>
The inhabitants of Kryvyi Rih are still recovering from the events of today's horrific, terror of Rosarmia's military criminals, who have once again attacked rocket launchers and civilian objects of this city.</text:p>
      <text:p text:style-name="P4">
As already <text:a xlink:type="simple" xlink:href="https://armyinform.com.ua/2023/06/13/zagybli-myrni-lyudy-desyatky-poranenyh-u-likarnyah-naslidky-rosijskoyi-ataky-po-kryvomu-rogu/" text:style-name="Internet_20_link" text:visited-style-name="Visited_20_Internet_20_Link">
reported</text:a>
Armiainform, as a result of an enemy attack, a residential five -storeyed, a beaten car company, destroyed outbuildings and more.</text:p>
      <text:p text:style-name="P4">
All emergency services continue to work on the site of a terrible tragedy.</text:p>
      <text:p text:style-name="P4">
<draw:frame draw:style-name="fr1" draw:name="Image293" text:anchor-type="as-char" svg:width="6.9236in" svg:height="4.615733in" draw:z-index="0">
<draw:image xlink:href="../Images/AРМІЯINFORM/2023-06-13T62-00-00-04-00/02-8.jpg" xlink:type="simple" xlink:show="embed" xlink:actuate="onLoad" draw:mime-type="image/jpeg"/>
</draw:frame>
As the head of the Dnipropetrovsk Ova Sergey Lisak reported, eleven people were killed due to a fortune -ake attack.</text:p>
      <text:p text:style-name="P4">
-bodies 7 were obtained from the rubble of the composition of a private enterprise. The bars continue to disassemble the ruins. Are looking for one person. Four more hit a five -storey blow, - said Mr. Lisak.</text:p>
      <text:p text:style-name="P4">
He expressed his sincere condolences to the native victims of Russian barbarism.</text:p>
      <text:p text:style-name="P4">
Tomorrow, June 14, the day of mourning was announced in Kryvyi Rih.</text:p>
      <text:p text:style-name="P4">
The rescue operation ended.</text:p>
      <text:p text:style-name="P4">
<text:a xlink:type="simple" xlink:href="https://armyinform.com.ua/wp-content/uploads/2023/06/03-8.jpg" text:style-name="Internet_20_link" text:visited-style-name="Visited_20_Internet_20_Link">
!(Images/AРМІЯINFORM/2023-06-13T62-00-00-04-00/03-8-150x150.jpg)</text:a>
</text:p>
      <text:p text:style-name="P4">
<text:a xlink:type="simple" xlink:href="https://armyinform.com.ua/wp-content/uploads/2023/06/04-11.jpg" text:style-name="Internet_20_link" text:visited-style-name="Visited_20_Internet_20_Link">
<draw:frame draw:style-name="fr1" draw:name="Image294" text:anchor-type="as-char" svg:width="6.9236in" svg:height="6.9236in" draw:z-index="0">
<draw:image xlink:href="../Images/AРМІЯINFORM/2023-06-13T62-00-00-04-00/04-11-150x150.jpg" xlink:type="simple" xlink:show="embed" xlink:actuate="onLoad" draw:mime-type="image/jpeg"/>
</draw:frame>
</text:a>
<text:span text:style-name="T5">
Foto Dnipropetrovsk Ova</text:span>
</text:p>
      <text:p text:style-name="P4">
News Source: <text:a xlink:type="simple" xlink:href="https://armyinform.com.ua/2023/06/13/zavtra-u-kryvomu-rozi-ogolosheno-den-zhaloby-za-zagyblymy-vnaslidok-rosijskoyi-ataky/" text:style-name="Internet_20_link" text:visited-style-name="Visited_20_Internet_20_Link">
https://armyinform.com.ua/2023/06/13/zavtra-u-kryvomu-rozi-ogolosheno-den-zhaloby-za-zagyblymy-vnaslidok-rosijskoyi-ataky/</text:a>
</text:p>
      <!--NEWS-->
      <text:h text:style-name="P10" text:outline-level="1">
<text:span text:style-name="T4">
From the next meeting in Ramstein format we expect a positive decision to provide aircraft - Yuri Ignat</text:span>
</text:h>
      <text:p text:style-name="P4">
Author: ['Оксана Іванець']</text:p>
      <text:p text:style-name="P4">
Time: 2023-06-13T63:00:00-04:00</text:p>
      <text:p text:style-name="P4">
Description: Vnochi acquired a chergo of the theiristic act - I put on the Teritator of Ukrainian missiles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yurij-ignat-1.jpg" text:style-name="Internet_20_link" text:visited-style-name="Visited_20_Internet_20_Link">
yurij-ignat-1.jpg</text:a>
']</text:p>
      <text:p text:style-name="P4">
Tags: ['АГРЕСІЯ РФ', 'РАМШТАЙН', 'ЮРІЙ ІГНАТ']</text:p>
      <text:p text:style-name="P4">
Category: News</text:p>
      <!--METADATA-->
      <text:p text:style-name="P4">
<draw:frame draw:style-name="fr1" draw:name="Image295" text:anchor-type="as-char" svg:width="6.9236in" svg:height="4.361868in" draw:z-index="0">
<draw:image xlink:href="../Images/AРМІЯINFORM/2023-06-13T63-00-00-04-00/yurij-ignat-1.jpg" xlink:type="simple" xlink:show="embed" xlink:actuate="onLoad" draw:mime-type="image/jpeg"/>
</draw:frame>
Colonel Yuri Ignatius Air Force Command of the Air Force of Ukraine.</text:p>
      <text:p text:style-name="P4">
At night, Russia committed another terrorist act-hit the territory of the Ukrainian and X-555 air base, released from the Caspian district. Colonel Yuriy Ignat, a spokesman for the Army of the Armed Forces of the Armed Forces of the Armed Forces of the Armed Forces of the Armed Forces, said in the Evil.</text:p>
      <ul>
        <li>
In total, 14 rockets were released, 11 of which were destroyed. Unfortunately, we are not able to knock down all the missiles, as Ukraine is still lacking in the means of remedy. In order for our partners to accelerate the provision of both the complexes themselves and the missiles to them, and planes, which could also increase the percentage of air targets, the state leadership is constantly emphasized, - Yuri Ignat emphasized.</li>
      </ul>
      <text:p text:style-name="P4">
The officer emphasized that by their tactics the Russians try to exhaust the Ukrainian air defense:</text:p>
      <text:p text:style-name="P4">
-In some sections of the front, they launch drones-Kamikadze to spend relatively cheap air targets. In addition, in this way, they try to identify the location of our air defense products to adjust their actions and lay other marrows at the subsequent blows. At the same time, the question of the price of knocking down drones is not worth it, the main thing is to protect Ukrainian cities. But the rationality also needs to be thought-Puniter-Kamikadze is already on the approaches to the Ukrainian borders by those means that require less costs and which, first of all, should be more in our arms today.</text:p>
      <text:p text:style-name="P4">
Also, a spokesman for the Air Force Command stressed that Tehran did not stop the Shahhedov's "Shahanedov" resettles, and the leadership of the terrorist country announced the mass production of Dronov-Kamikadze Dronov.</text:p>
      <ul>
        <li>
In contrast I note that we also have businesses that can produce percussion drones. In addition, we are assisted by partners with this weapon. We are growing our efforts in this regard. But, I repeat, and the means of protidius such goals need to be developed. These are small -scale small -scale weapons and electronic wrestling means that can affect such aircraft and missile vehicles, - said Yuri Ignat.</li>
      </ul>
      <text:p text:style-name="P4">
In addition, the officer stressed that modern aircraft-fighters can change the supply on the front line in favor of Ukraine.</text:p>
      <ul>
        <li>
All our country expects from the next meeting of members of the contact group support of Ukraine in the format of Ramstein a positive decision to quidn the provision of aircraft - when it will be and how many aircraft, - added Ignat.</li>
      </ul>
      <text:p text:style-name="P4">
News Source: <text:a xlink:type="simple" xlink:href="https://armyinform.com.ua/2023/06/13/vid-chergovoyi-zustrichi-u-formati-ramshtajn-ochikuyemo-pozytyvnogo-rishennya-v-pytanni-nadannya-litakiv-yurij-ignat/" text:style-name="Internet_20_link" text:visited-style-name="Visited_20_Internet_20_Link">
https://armyinform.com.ua/2023/06/13/vid-chergovoyi-zustrichi-u-formati-ramshtajn-ochikuyemo-pozytyvnogo-rishennya-v-pytanni-nadannya-litakiv-yurij-ignat/</text:a>
</text:p>
      <!--NEWS-->
      <text:h text:style-name="P10" text:outline-level="1">
<text:span text:style-name="T4">
Landing units of the Russian Federation, which change the "Wagnets" under Bakhmut, arrive at positions already demotivated - Sergey Cherevaty</text:span>
</text:h>
      <text:p text:style-name="P4">
Author: ['Оксана Іванець']</text:p>
      <text:p text:style-name="P4">
Time: 2023-06-13T64:00:00-04:00</text:p>
      <text:p text:style-name="P4">
Description: At the Bakhmuts, at the same time, the Zhnniyvysti Boyovikh, the war with Ukraine 2022, the war with Ukraine is the latest news today, the war with Ukraine 2022, the last ones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СЕРГІЙ ЧЕРЕВАТИЙ']</text:p>
      <text:p text:style-name="P4">
Category: News</text:p>
      <!--METADATA-->
      <text:p text:style-name="P4">
<draw:frame draw:style-name="fr1" draw:name="Image296" text:anchor-type="as-char" svg:width="6.9236in" svg:height="3.894525in" draw:z-index="0">
<draw:image xlink:href="../Images/AРМІЯINFORM/2023-06-13T64-00-00-04-00/bahmut1.jpg" xlink:type="simple" xlink:show="embed" xlink:actuate="onLoad" draw:mime-type="image/jpeg"/>
</draw:frame>
Illustrative photo</text:p>
      <text:p text:style-name="P4">
In the Bakhmut direction, there was a decrease in the intensity of the fighting during the day - there was one fighting collision. A spokesman for the Eastern Grouping of the Armed Forces of the Armed Forces Sergiycheriev told about it in the Evil of the Teleterna "Unified News".</text:p>
      <ul>
        <li>
However, the enemy continues to cover our positions from the barrel artillery and the RSZV - he has given 418 beats, made one aircraft alarmal.</li>
      </ul>
      <text:p text:style-name="P4">
At the same time, according to the officer, Ukrainian defenders were eliminated here 53, 117 racists were injured, two were captured. The 4 -field warehouses with ammunition and 3 vehicles for transportation were destroyed.</text:p>
      <ul>
        <li>
The enemy does not leave the attempt to take Bakhmut. Therefore, the elite airborne and infantry units, which are a "extreme argument" for Russian leadership, sends here. However, those who change the "Wagner" arrive in the area of tasks already demotivated, because they see in which the states come from there their predecessors, - said Sergey Cherevaty.</li>
      </ul>
      <text:p text:style-name="P4">
According to the speaker, in the Liman-Kupyansk direction the enemy tried 7 times to attack Ukrainian positions in the event, caused 505 artillery strikes of 7 aircraft. During the reflection of hostile attacks, 27 invaders were destroyed, 75, the BTR-50, BMP, mortar calculation, anti-tank gun, two UAVs of the Russian Federation were destroyed.</text:p>
      <text:p text:style-name="P4">
Also, a spokesman for the Eastern Group of the Armed Forces of Ukraine emphasized that in anticipation of the main counter-offensive strike of the security and defense forces of Ukraine Okupationivivskaya, fearing further mobilization, resort to any method of involvement of personnel in combat.</text:p>
      <text:p text:style-name="P4">
-In addition to Wagner PEC, these are various private companies, a military reserve, territorial troops, the so-called "storm-Z" company, formed from people who have problems with the law. These segregated units with very low motivation are not the nucleus that can resist our troops and be the chief component of the strategic offensive, - added Sergey Cherevaty.</text:p>
      <text:p text:style-name="P4">
News Source: <text:a xlink:type="simple" xlink:href="https://armyinform.com.ua/2023/06/13/desantni-pidrozdily-rf-yaki-minyayut-vagnerivcziv-pid-bahmutom-prybuvayut-na-pozycziyi-vzhe-demotyvovanymy-sergij-cherevatyj/" text:style-name="Internet_20_link" text:visited-style-name="Visited_20_Internet_20_Link">
https://armyinform.com.ua/2023/06/13/desantni-pidrozdily-rf-yaki-minyayut-vagnerivcziv-pid-bahmutom-prybuvayut-na-pozycziyi-vzhe-demotyvovanymy-sergij-cherevatyj/</text:a>
</text:p>
      <!--NEWS-->
      <text:h text:style-name="P10" text:outline-level="1">
<text:span text:style-name="T4">
Kakhovskaya hydroelectric power plants: 3,600 houses remain flooded, 707 people are rescued</text:span>
</text:h>
      <text:p text:style-name="P4">
Author: ['АРМІЯINFORM']</text:p>
      <text:p text:style-name="P4">
Time: 2023-06-13T65:00:00-04:00</text:p>
      <text:p text:style-name="P4">
Description: Pidtopolleniy Population Point (3600 Budinkiv) on the right birch of the Dnipa T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hoto_5201956740311141038_y.jpg" text:style-name="Internet_20_link" text:visited-style-name="Visited_20_Internet_20_Link">
photo_5201956740311141038_y.jpg</text:a>
']</text:p>
      <text:p text:style-name="P4">
Tags: ['КАХОВСЬКА ГЕС']</text:p>
      <text:p text:style-name="P4">
Category: News</text:p>
      <!--METADATA-->
      <text:p text:style-name="P4">
<draw:frame draw:style-name="fr1" draw:name="Image297" text:anchor-type="as-char" svg:width="6.9236in" svg:height="5.1927in" draw:z-index="0">
<draw:image xlink:href="../Images/AРМІЯINFORM/2023-06-13T65-00-00-04-00/photo_5201956740311141038_y.jpg" xlink:type="simple" xlink:show="embed" xlink:actuate="onLoad" draw:mime-type="image/jpeg"/>
</draw:frame>
The flooded is 31 settlements(3600 houses)on the right birch and 17 settlements in the temporarily occupied territory. Developing 14 evacuation points.</text:p>
      <text:p text:style-name="P4">
About it <text:a xlink:type="simple" xlink:href="https://t.me/shtab_kakhovska_hes/654" text:style-name="Internet_20_link" text:visited-style-name="Visited_20_Internet_20_Link">
reports</text:a>
The headquarters of the elimination of the Kakhovka hydroelectric power station.</text:p>
      <text:p text:style-name="P4">
Total in the Kherson region 2757 people were evacuated(In particular, 263 children and 77 malomobile persons). Врятовано 707 осіб (including 30 children and 40 low -monster). Надано психологічну допомогу 378 особам.</text:p>
      <text:p text:style-name="P4">
З початку робіт до Служби порятунку 101 надійшло 1064 звернень громадян.</text:p>
      <text:p text:style-name="P4">
На Дніпрі у створі поста «Херсон», спостерігається поступове зниження рівняводи та знаходиться на рівні 2,9 м.</text:p>
      <text:p text:style-name="P4">
News Source: <text:a xlink:type="simple" xlink:href="https://armyinform.com.ua/2023/06/13/pidryv-kahovskoyi-ges-zalyshayutsya-pidtoplenymy-3600-budynkiv-vryatovano-707-osib/" text:style-name="Internet_20_link" text:visited-style-name="Visited_20_Internet_20_Link">
https://armyinform.com.ua/2023/06/13/pidryv-kahovskoyi-ges-zalyshayutsya-pidtoplenymy-3600-budynkiv-vryatovano-707-osib/</text:a>
</text:p>
      <!--NEWS-->
      <text:h text:style-name="P10" text:outline-level="1">
<text:span text:style-name="T4">
Kakhovskaya hydroelectric power plants: South residents are recommended to use tablets for water disinfection</text:span>
</text:h>
      <text:p text:style-name="P4">
Author: ['АРМІЯINFORM']</text:p>
      <text:p text:style-name="P4">
Time: 2023-06-13T66:00:00-04:00</text:p>
      <text:p text:style-name="P4">
Description: In Teriterias, the vnaslіdok Pіdriva Hes, it was not allowed ... The war with Ukraine 2022, the war with Ukraine is the latest news today, the war with Ukraine 2022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500284400_acqua-contaminata.png" text:style-name="Internet_20_link" text:visited-style-name="Visited_20_Internet_20_Link">
1500284400_acqua-contaminata.png</text:a>
', '<text:a xlink:type="simple" xlink:href="https://armyinform.com.ua/wp-content/uploads/2023/06/photo_5208775391735566583_y.jpg" text:style-name="Internet_20_link" text:visited-style-name="Visited_20_Internet_20_Link">
photo_5208775391735566583_y.jpg</text:a>
']</text:p>
      <text:p text:style-name="P4">
Tags: ['АГРЕСІЯ РФ', 'ЗАБРУДНЕННЯ ВОДИ', 'КАХОВСЬКА ГЕС', 'КАХОВСЬКА ГЕС/ШТАБ INFO']</text:p>
      <text:p text:style-name="P4">
Category: News</text:p>
      <!--METADATA-->
      <text:p text:style-name="P4">
<draw:frame draw:style-name="fr1" draw:name="Image298" text:anchor-type="as-char" svg:width="6.9236in" svg:height="3.76073in" draw:z-index="0">
<draw:image xlink:href="../Images/AРМІЯINFORM/2023-06-13T66-00-00-04-00/1500284400_acqua-contaminata.png" xlink:type="simple" xlink:show="embed" xlink:actuate="onLoad" draw:mime-type="image/png"/>
</draw:frame>
Illustrative photo</text:p>
      <text:p text:style-name="P4">
In the territories affected by flooding due to the blasting of hydroelectric power plants, dangerously disseminated crude water from surface sources(open reservoirs), as well as wells and captains. The most effective way to purify the water of diseases of diseases is to disinfect tablets.</text:p>
      <text:p text:style-name="P4">
About it <text:a xlink:type="simple" xlink:href="https://t.me/shtab_kakhovska_hes/695" text:style-name="Internet_20_link" text:visited-style-name="Visited_20_Internet_20_Link">
reports</text:a>
The headquarters of the elimination of the Kakhovka hydroelectric power station.</text:p>
      <text:p text:style-name="P4">
Disinfection tablets can be obtained from the control and prevention centers, local authorities, or at the CCPC outskirts that are currently working in the informed regions.</text:p>
      <text:p text:style-name="P4">
Such tablets destroy viruses, bacteria, bacterial spores, cysts, fungi, algae, protozoa and viruses. Their effectiveness of antimicroorganisms that cause typhoid disease, dysentery, cholera, polio and other acute intestinal infections has been proven.</text:p>
      <text:p text:style-name="P4">
<draw:frame draw:style-name="fr1" draw:name="Image299" text:anchor-type="as-char" svg:width="6.9236in" svg:height="8.6545in" draw:z-index="0">
<draw:image xlink:href="../Images/AРМІЯINFORM/2023-06-13T66-00-00-04-00/photo_5208775391735566583_y.jpg" xlink:type="simple" xlink:show="embed" xlink:actuate="onLoad" draw:mime-type="image/jpeg"/>
</draw:frame>
The headquarters of the consequences of the blasting of the Kakhovka hydroelectric power station recommends that you follow the instructions during the use of tablets.</text:p>
      <text:p text:style-name="P4">
News Source: <text:a xlink:type="simple" xlink:href="https://armyinform.com.ua/2023/06/13/pidryv-kahovskoyi-ges-meshkanczyam-pivdnya-rekomenduyut-vykorystovuvaty-tabletky-dlya-znezarazhennya-vody/" text:style-name="Internet_20_link" text:visited-style-name="Visited_20_Internet_20_Link">
https://armyinform.com.ua/2023/06/13/pidryv-kahovskoyi-ges-meshkanczyam-pivdnya-rekomenduyut-vykorystovuvaty-tabletky-dlya-znezarazhennya-vody/</text:a>
</text:p>
      <!--NEWS-->
      <text:h text:style-name="P10" text:outline-level="1">
<text:span text:style-name="T4">
The drainage of Kakhovskaya hydroelectric power plants will cause heavy metals with dust - Roman Palamarchuk</text:span>
</text:h>
      <text:p text:style-name="P4">
Author: ['Яна Задубінна']</text:p>
      <text:p text:style-name="P4">
Time: 2023-06-13T67:00:00-04:00</text:p>
      <text:p text:style-name="P4">
Description: The intercessor of the General Director INSTITTITY HRRUNTIV Roman Palamarchuk gave a forecas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023-06-13_124348-e1686649481615.jpg" text:style-name="Internet_20_link" text:visited-style-name="Visited_20_Internet_20_Link">
2023-06-13_124348-e1686649481615.jpg</text:a>
']</text:p>
      <text:p text:style-name="P4">
Tags: ['MILITARY MEDIA CENTER', 'АГРЕСІЯ РФ', 'БРИФІНГ', 'КАХОВСЬКА ГЕС']</text:p>
      <text:p text:style-name="P4">
Category: News</text:p>
      <!--METADATA-->
      <text:p text:style-name="P4">
<draw:frame draw:style-name="fr1" draw:name="Image300" text:anchor-type="as-char" svg:width="6.9236in" svg:height="4.206087in" draw:z-index="0">
<draw:image xlink:href="../Images/AРМІЯINFORM/2023-06-13T67-00-00-04-00/2023-06-13_124348-e1686649481615.jpg" xlink:type="simple" xlink:show="embed" xlink:actuate="onLoad" draw:mime-type="image/jpeg"/>
</draw:frame>
Deputy Director General of the Institute of Soil Security Roman Palamarchukhav a forecast of the ecological status of soils in Kherson region during a roundtable "Earth, crippled by the war: how to restore soils after hostilities Takatastrophe on the Kakhovka hydroelectric power station?" In Military Media Center.</text:p>
      <ul>
        <li>
After the flooded soils cease to irrigate, migration will begin to the upper horizons, and in the future it will be dangerous for ecology. As for the territory of the Kakhovka reservoir, which will soon be drained, there will be wind erosion that causes heavy metals with dust. But these are only previous forecasts, because it is now possible to estimate the entire scale of the harm.</li>
      </ul>
      <text:p text:style-name="P4">
News Source: <text:a xlink:type="simple" xlink:href="https://armyinform.com.ua/2023/06/13/osushennya-kahovskoyi-ges-sprychynyt-migracziyu-vazhkyh-metaliv-z-pylom-roman-palamarchuk/" text:style-name="Internet_20_link" text:visited-style-name="Visited_20_Internet_20_Link">
https://armyinform.com.ua/2023/06/13/osushennya-kahovskoyi-ges-sprychynyt-migracziyu-vazhkyh-metaliv-z-pylom-roman-palamarchuk/</text:a>
</text:p>
      <!--NEWS-->
      <text:h text:style-name="P10" text:outline-level="1">
<text:span text:style-name="T4">
Volunteers do physicians join the work of the medical front in the victims of flooding regions</text:span>
</text:h>
      <text:p text:style-name="P4">
Author: ['АРМІЯINFORM']</text:p>
      <text:p text:style-name="P4">
Time: 2023-06-13T68:00:00-04:00</text:p>
      <text:p text:style-name="P4">
Description: Doctors on Dobrovichi Fundamentals to Khursonskiy, Mikolavskiy T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a1db2e-00-600x337-1.jpg" text:style-name="Internet_20_link" text:visited-style-name="Visited_20_Internet_20_Link">
3a1db2e-00-600x337-1.jpg</text:a>
']</text:p>
      <text:p text:style-name="P4">
Tags: ['STOPRUSSIA', 'АГРЕСІЯ РФ', 'МЕДИКИ']</text:p>
      <text:p text:style-name="P4">
Category: News</text:p>
      <!--METADATA-->
      <text:p text:style-name="P4">
<draw:frame draw:style-name="fr1" draw:name="Image301" text:anchor-type="as-char" svg:width="6.9236in" svg:height="3.888755in" draw:z-index="0">
<draw:image xlink:href="../Images/AРМІЯINFORM/2023-06-13T68-00-00-04-00/3a1db2e-00-600x337-1.jpg" xlink:type="simple" xlink:show="embed" xlink:actuate="onLoad" draw:mime-type="image/jpeg"/>
</draw:frame>
Illustrative photo</text:p>
      <text:p text:style-name="P4">
Doctors will be involved in a voluntary basis in Kherson, Mykolaiv and Zaporizhzhya regions for a period of two weeks to 30 days.(Re -business trip is possible no earlier than 30 days after the previous).</text:p>
      <text:p text:style-name="P4">
Про це<text:a xlink:type="simple" xlink:href="https://www.facebook.com/moz.ukr/posts/pfbid0LJ8ktzzhZBvEUCrqd7fUEvPQcYMSgiijqo2t3FU8tgBBETxn8xYrf8vyieUHBcGsl" text:style-name="Internet_20_link" text:visited-style-name="Visited_20_Internet_20_Link">
повідомляє</text:a>
Ministry of Health of Ukraine.</text:p>
      <text:p text:style-name="P4">
Thanks to the WHO office support in Ukraine(<text:a xlink:type="simple" xlink:href="https://www.facebook.com/WHOUkraine" text:style-name="Internet_20_link" text:visited-style-name="Visited_20_Internet_20_Link">
World Health Organization Ukraine</text:a>
), in addition to wages, healthcare providers will receive compensation for additional costs associated with a business trip.</text:p>
      <text:p text:style-name="P4">
<text:span text:style-name="T4">
 The following specialists can join the work: </text:span>
</text:p>
      <ul>
        <li>
Anesthesiologist, * therapist, * Traumatologist Pediatric, * ophthalmologist, * neurologist, * Phthisiologist, * Surgeon of the maxillofacial, * neurosurgeal doctor, * hematologist, * radiologist, * oncologist, * gynecologist-oncologist, * Radiation therapy doctor, * Emergency Doctor(emergency)nurses, * nurses, etc.</li>
      </ul>
      <text:p text:style-name="P4">
<text:span text:style-name="T4">
 Also, doctors can be involved in reinforcement of medical institutions in several caps: </text:span>
</text:p>
      <ul>
        <li>
through the head of the hospital who submits lists of willing health workers for their business trip for medical care and/or rehabilitation assistance; * On your own, calling the MoH hotline and leaving an application for participation at the phone number: 0-800-60-20-19.</li>
      </ul>
      <text:p text:style-name="P4">
The Ministry of Health of Ukraine calls for experts who can join the strengthening of colleagues, because it is only through our cohesion of danebidy to the needs of each other since the first days of the war we give a squeeze and approach the victory.</text:p>
      <text:p text:style-name="P4">
News Source: <text:a xlink:type="simple" xlink:href="https://armyinform.com.ua/2023/06/13/medyky-dobrovolczi-doyednayutsya-do-roboty-medychnogo-frontu-u-postrazhdalyh-vid-poveni-regionah/" text:style-name="Internet_20_link" text:visited-style-name="Visited_20_Internet_20_Link">
https://armyinform.com.ua/2023/06/13/medyky-dobrovolczi-doyednayutsya-do-roboty-medychnogo-frontu-u-postrazhdalyh-vid-poveni-regionah/</text:a>
</text:p>
      <!--NEWS-->
      <text:h text:style-name="P10" text:outline-level="1">
<text:span text:style-name="T4">
In the area of environmental disaster found cholera and Escherichia coli - a representative of the State Inspectorate about the consequences</text:span>
</text:h>
      <text:p text:style-name="P4">
Author: ['Володимир Поліщук']</text:p>
      <text:p text:style-name="P4">
Time: 2023-06-13T69:00:00-04:00</text:p>
      <text:p text:style-name="P4">
Description: Naygolovnish hazard vid naslidkiv - Tse Zaprudennnya Derli, Yak Vidbulul through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13_11-50-47-e1686648682122.jpg" text:style-name="Internet_20_link" text:visited-style-name="Visited_20_Internet_20_Link">
photo_2023-06-13_11-50-47-e1686648682122.jpg</text:a>
']</text:p>
      <text:p text:style-name="P4">
Tags: ['КАХОВСЬКА ГЕС']</text:p>
      <text:p text:style-name="P4">
Category: News</text:p>
      <!--METADATA-->
      <text:p text:style-name="P4">
<draw:frame draw:style-name="fr1" draw:name="Image302" text:anchor-type="as-char" svg:width="6.9236in" svg:height="4.967683in" draw:z-index="0">
<draw:image xlink:href="../Images/AРМІЯINFORM/2023-06-13T69-00-00-04-00/photo_2023-06-13_11-50-47-e1686648682122.jpg" xlink:type="simple" xlink:show="embed" xlink:actuate="onLoad" draw:mime-type="image/jpeg"/>
</draw:frame>
Olegpavalenko. Photo by Nazar Voloshin</text:p>
      <text:p text:style-name="P4">
The most important threat from the effects of flood is the pollution of water, which has occurred in the case of fuel and lubricants and toxic chemicals.</text:p>
      <text:p text:style-name="P4">
About it in the Military Media Center during the round table "Earth, Salthenia: How to restore soils after fighting and catastrophe for Kakhovskaya Hins?" reported the head of the Division Division(control)Oleg Pavlenko, land resources of the State Ecological Inspectorate of Ukraine.</text:p>
      <ul>
        <li>
We monitor the southern district, we take away water samples and do tests daily. There is no big contamination, but there are already several cases of detection of cholera with Escherichia coli, - said the representative of the State Inspectorate. - With the nasparralle, the SES analyzes, which monitors the sanitary -epidemiological production, because it has flooded a lot of settlements, outbuildings, sewage. We are exploring the water on chemistry, and they(Specialists of the sanitary -epidemic --<text:span text:style-name="T5">
 ed.</text:span>
)- Biology.</li>
      </ul>
      <text:p text:style-name="P4">
He also emphasized that after flooding, wells can only be used after their careful cleaning and additional laboratory tests of water quality.</text:p>
      <ul>
        <li>
The question is different - how it will go. There are very heavy soils, even greedy. Gypsum is present in the lower horizons, ”Oleg Pavlenko said.</li>
      </ul>
      <text:p text:style-name="P4">
We will remind that yesterday a working meeting in the State Environmental Inspectorate of the South County with the participation of a temporary acting authority Igor Zubovich and Deputy Minister of Environmental Protection and Natural Resources of Ukraine Elena Kramarenko in Kherson took place.</text:p>
      <text:p text:style-name="P4">
The main topic of discussion was the organization of systematic sampling of water samples of the Dnieper star in order to fix and calculate the damage caused, which became a consequence of the undermining of the Kakhovka hydroelectric power plant. This serious natural and ecological disaster has serious consequences for the river ecosystem and adjacent-<text:a xlink:type="simple" xlink:href="https://www.dei.gov.ua/post/mobilni-laboratorii-ta-otsinka-zbitkiv-narada-v-derzhekoinspektsii-shchodo" text:style-name="Internet_20_link" text:visited-style-name="Visited_20_Internet_20_Link">
stated</text:a>
in the State Environmental Inspectorate of Ukraine.</text:p>
      <text:p text:style-name="P4">
News Source: <text:a xlink:type="simple" xlink:href="https://armyinform.com.ua/2023/06/13/u-zoni-ekologichnoyi-katastrofy-vyyavyly-holernu-ta-kyshkovu-palychky-predstavnyk-derzhekoinspekcziyi-pro-naslidky-pidryvu-kahovskoyi-ges/" text:style-name="Internet_20_link" text:visited-style-name="Visited_20_Internet_20_Link">
https://armyinform.com.ua/2023/06/13/u-zoni-ekologichnoyi-katastrofy-vyyavyly-holernu-ta-kyshkovu-palychky-predstavnyk-derzhekoinspekcziyi-pro-naslidky-pidryvu-kahovskoyi-ges/</text:a>
</text:p>
      <!--NEWS-->
      <text:h text:style-name="P10" text:outline-level="1">
<text:span text:style-name="T4">
The notification of inhuman occupation of occupiers in Kherson region is shocking - Bridget Brink</text:span>
</text:h>
      <text:p text:style-name="P4">
Author: ['АРМІЯINFORM']</text:p>
      <text:p text:style-name="P4">
Time: 2023-06-13T6:00:00-04:00</text:p>
      <text:p text:style-name="P4">
Description: US Ambassador to Ukraine Brijit Brink Vidreagulal at Rosiyskii stroke the Mix Evakuatsiy ... War with Ukraine 2022, War with Ukraine Latest News today, News War with Ukraine 2022 are the last for today, will there be a war between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original-e1670314672206.jpg" text:style-name="Internet_20_link" text:visited-style-name="Visited_20_Internet_20_Link">
original-e1670314672206.jpg</text:a>
']</text:p>
      <text:p text:style-name="P4">
Tags: ['БРІДЖИТ БРІНК', 'ОБСТРІЛИ РФ', 'ХЕРСОН']</text:p>
      <text:p text:style-name="P4">
Category: News</text:p>
      <!--METADATA-->
      <text:p text:style-name="P4">
<draw:frame draw:style-name="fr1" draw:name="Image303" text:anchor-type="as-char" svg:width="6.9236in" svg:height="4.32725in" draw:z-index="0">
<draw:image xlink:href="../Images/AРМІЯINFORM/2023-06-13T6-00-00-04-00/original-e1670314672206.jpg" xlink:type="simple" xlink:show="embed" xlink:actuate="onLoad" draw:mime-type="image/jpeg"/>
</draw:frame>
The US Ambassador to Ukraine Bridget Brynk responded to Russian shelling of the victims of the victims of Kherson residents and noted that such a defendment was shocking and unacceptable.</text:p>
      <text:p text:style-name="P4">
About it <text:a xlink:type="simple" xlink:href="https://twitter.com/USAmbKyiv/status/1668214136814157825" text:style-name="Internet_20_link" text:visited-style-name="Visited_20_Internet_20_Link">
wrote</text:a>
in your level.</text:p>
      <text:p text:style-name="P4">
“The report of shelling, shooting and inhuman treatment in Kherson region is inhabited and unacceptable. Instead of ensuring full, safe and retaining access to civilians who escape from floods in Kherson, Russian troops continue their barbaric and cruel behavior, ”it will be in her post.</text:p>
      <text:p text:style-name="P4">
News Source: <text:a xlink:type="simple" xlink:href="https://armyinform.com.ua/2023/06/13/povidomlennya-pro-nelyudske-povodzhennya-okupnativ-v-hersoni-ye-shokuyuchymy-bridzhyt-brink/" text:style-name="Internet_20_link" text:visited-style-name="Visited_20_Internet_20_Link">
https://armyinform.com.ua/2023/06/13/povidomlennya-pro-nelyudske-povodzhennya-okupnativ-v-hersoni-ye-shokuyuchymy-bridzhyt-brink/</text:a>
</text:p>
      <!--NEWS-->
      <text:h text:style-name="P10" text:outline-level="1">
<text:span text:style-name="T4">
Mariupols gathered 11 tons of assistance for the Kakhovskaya Hydroe Backdowns</text:span>
</text:h>
      <text:p text:style-name="P4">
Authors: Ukrinform (Person)</text:p>
      <text:p text:style-name="P4">
Publisher: Укринформ (Organization)</text:p>
      <text:p text:style-name="P4">
Published Time: 2023-06-13T6:50:00+03:00</text:p>
      <text:p text:style-name="P4">
Modified Time: 2023-06-13T22:50:00+03:00</text:p>
      <text:p text:style-name="P4">
Description: In the centers of "Yariupol" gathered more than 11 tons of assistance for residents of Kherson region, who were injured as a result of blasting by the invaders of the Kakhovka hydroelectric power station. - Ukrinform.</text:p>
      <text:p text:style-name="P4">
Images: ['<text:a xlink:type="simple" xlink:href="https://static.ukrinform.com/photos/2023_06/thumb_files/630_360_1686685659-314.jpg" text:style-name="Internet_20_link" text:visited-style-name="Visited_20_Internet_20_Link">
630_360_16866...</text:a>
']</text:p>
      <text:p text:style-name="P4">
Tags: ['Маріуполь', 'допомога', 'Каховська ГЕС', 'Затоплення']</text:p>
      <text:p text:style-name="P4">
Type: Article</text:p>
      <!--METADATA-->
      <text:p text:style-name="P4">
<draw:frame draw:style-name="fr1" draw:name="Image304" text:anchor-type="as-char" svg:width="6.9236in" svg:height="3.956343in" draw:z-index="0">
<draw:image xlink:href="../Images/yкринформ/2023-06-13T6-50-00-03-00/630_360_1686685659-314.jpg" xlink:type="simple" xlink:show="embed" xlink:actuate="onLoad" draw:mime-type="image/jpeg"/>
</draw:frame>
In the centers of "Yariupol" gathered more than 11 tons of assistance for residents of Kherson region, which were surprised as a result of blasting by the invaders of the Kakhovka hydroelectric power station.</text:p>
      <text:p text:style-name="P4">
This was reported in <text:a xlink:type="simple" xlink:href="https://t.me/andriyshTime/10735" text:style-name="Internet_20_link" text:visited-style-name="Visited_20_Internet_20_Link">
telegram</text:a>
Advisor of Mariupol Petro Andryushchenko, Ukrinform reports.</text:p>
      <text:p text:style-name="P4">
Yariupol Centers have become a place of support for the affected people in <text:a xlink:type="simple" xlink:href="https://www.ukrinform.ua/tag-hersonsina" text:style-name="Internet_20_link" text:visited-style-name="Visited_20_Internet_20_Link">
Kherson region</text:a>
After the explosion of the Nakakhovsky hydroelectric power station. Mariupols brought things, products and everything necessary for help, "Andryushchenko said.</text:p>
      <text:p text:style-name="P4">
According to him, products, hygiene products, clothing, toys, stores for hardwar, etc. were collected. All this will be transferred to the residents of the communities.</text:p>
      <text:p text:style-name="P4">
<text:span text:style-name="T4">
 Read also: </text:span>
 [Poltava region sent 14 trucks to Kherson region(https://www.ukrinform.ua/rubric-regions/3722494-poltavsina-vidpravila-na-hersonsinu-14-vantazivok-z-gumanitarnou-dopomogou.html)As <text:a xlink:type="simple" xlink:href="https://www.ukrinform.ua/rubric-other_news/3720776-pidriv-rosianami-kahovskoi-ges-usi-novini.html" text:style-name="Internet_20_link" text:visited-style-name="Visited_20_Internet_20_Link">
reported</text:a>
, on the night of June 6, the Russian military blew the dam of Kakhovka hydroelectric power plants. Narerson region continues rescue work and evacuation measures for the population. On the Right Bank, there are 3,600 houses in the 31st painted point, and 17 settlements on the Left Bank.</text:p>
      <text:p text:style-name="P4">
<text:span text:style-name="T5">
Foto: Andryushchenko Time</text:span>
</text:p>
      <text:p text:style-name="P4">
News Source: <text:a xlink:type="simple" xlink:href="https://www.ukrinform.ua/rubric-regions/3722521-mariupolci-zibrali-11-tonn-dopomogi-dla-postrazdalih-vid-pidrivu-kahovskoi-ges.html" text:style-name="Internet_20_link" text:visited-style-name="Visited_20_Internet_20_Link">
https://www.ukrinform.ua/rubric-regions/3722521-mariupolci-zibrali-11-tonn-dopomogi-dla-postrazdalih-vid-pidrivu-kahovskoi-ges.html</text:a>
</text:p>
      <!--NEWS-->
      <text:h text:style-name="P10" text:outline-level="1">
<text:span text:style-name="T4">
Президент України відзначив нагородами 133 захисників, із них 130 — посмертно</text:span>
</text:h>
      <text:p text:style-name="P4">
author: ['АРМІЯINFORM']</text:p>
      <text:p text:style-name="P4">
time: 2023-06-13T70:00:00-04:00</text:p>
      <text:p text:style-name="P4">
description: Відповідний указ № 328/2023, від 13 червня опубліковані на сайті глави держав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НАГОРОДЖЕННЯ', 'УКАЗ ПРЕЗИДЕНТА УКРАЇНИ']</text:p>
      <text:p text:style-name="P4">
category: News</text:p>
      <!--METADATA-->
      <text:p text:style-name="P4">
<draw:frame draw:style-name="fr1" draw:name="Image306" text:anchor-type="as-char" svg:width="6.9236in" svg:height="3.872889in" draw:z-index="0">
<draw:image xlink:href="../Images/AРМІЯINFORM/2023-06-13T70-00-00-04-00/nagorody-1.jpg" xlink:type="simple" xlink:show="embed" xlink:actuate="onLoad" draw:mime-type="image/jpeg"/>
</draw:frame>
Ілюстративне фото</text:p>
      <text:p text:style-name="P4">
Відповідний указ <text:a xlink:type="simple" xlink:href="https://www.president.gov.ua/documents/3282023-47025" text:style-name="Internet_20_link" text:visited-style-name="Visited_20_Internet_20_Link">
№328/2023</text:a>
, від 13 червняопубліковані на сайті глави держав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ДУНЯКА Андрія Васильовича (посмертно) — капітана</text:p>
      <text:p text:style-name="P4">
<text:span text:style-name="T4">
Нагородити орденом Богдана Хмельницького ІІІ ступеня</text:span>
</text:p>
      <text:p text:style-name="P4">
ТИМЧЕНКА Олександра Анатолійовича (посмертно) — капітана</text:p>
      <text:p text:style-name="P4">
<text:span text:style-name="T4">
Нагородити орденом «За мужність» ІІ ступеня</text:span>
</text:p>
      <text:p text:style-name="P4">
КОВРИГУ Олега Миколайовича (посмертно) — штаб-сержанта</text:p>
      <text:p text:style-name="P4">
КОЗЛОВА Олександра Геннадійовича (посмертно) — молодшого сержанта</text:p>
      <text:p text:style-name="P4">
ПАРФЕНКОВА Олександра Стефановича (посмертно) — лейтенанта</text:p>
      <text:p text:style-name="P4">
РОЗЧУБКА Олександра Володимировича (посмертно) — молодшого сержанта</text:p>
      <text:p text:style-name="P4">
СОЛОВ’Я Олексія Олеговича (посмертно) — солдата</text:p>
      <text:p text:style-name="P4">
<text:span text:style-name="T4">
Нагородити орденом «За мужність» ІІІ ступеня</text:span>
</text:p>
      <text:p text:style-name="P4">
АНТОНЕНКА Олександра Олександровича (посмертно) — старшого солдата</text:p>
      <text:p text:style-name="P4">
БАЙДАКА Геннадія Вадимовича (посмертно) — молодшого сержанта</text:p>
      <text:p text:style-name="P4">
БАРАНОВА Василя Юрійовича (посмертно) — солдата</text:p>
      <text:p text:style-name="P4">
БАРЬСКОГО Ярослава Юрійовича (посмертно) — молодшого сержанта</text:p>
      <text:p text:style-name="P4">
БЕЗОЯНА Артура Сергійовича (посмертно) — старшого солдата</text:p>
      <text:p text:style-name="P4">
БІЛЕЦЬКОГО Анатолія Петровича (посмертно) — солдата</text:p>
      <text:p text:style-name="P4">
БРАТУСЯ Костянтина Миколайовича (посмертно) — сержанта</text:p>
      <text:p text:style-name="P4">
БУГУ Андрія Григоровича (посмертно) — солдата</text:p>
      <text:p text:style-name="P4">
БУГЕРЮ Олександра Івановича (посмертно) — солдата</text:p>
      <text:p text:style-name="P4">
БУТІВЧАКА Михайла Михайловича (посмертно) — солдата</text:p>
      <text:p text:style-name="P4">
ВАСИЛЕНКА Яна Валентиновича (посмертно) — солдата</text:p>
      <text:p text:style-name="P4">
ВОДОЛАЗКІНА Миколу Володимировича (посмертно) — солдата</text:p>
      <text:p text:style-name="P4">
ВОРОНОВА Ігоря Михайловича (посмертно) — солдата</text:p>
      <text:p text:style-name="P4">
ГЕЦАДЗЕ Георгія Годердзійовича (посмертно) — сержанта</text:p>
      <text:p text:style-name="P4">
ГНУТІКА Сергія Петровича (посмертно) — старшого солдата</text:p>
      <text:p text:style-name="P4">
ГОЛОВКА Романа Миколайовича (посмертно) — солдата</text:p>
      <text:p text:style-name="P4">
ГОНЧАРОВА Андрія Вікторовича (посмертно) — молодшого сержанта</text:p>
      <text:p text:style-name="P4">
ГРУЗДЮКА Віктора Володимировича (посмертно) — старшого солдата</text:p>
      <text:p text:style-name="P4">
ГУНЬЧИКА Олександра Івановича (посмертно) — солдата</text:p>
      <text:p text:style-name="P4">
ДАНІЛОВА Олександра Валентиновича (посмертно) — молодшого сержанта</text:p>
      <text:p text:style-name="P4">
ЄРМОЛЕНКА Олексія Миколайовича (посмертно) — старшого солдата</text:p>
      <text:p text:style-name="P4">
ЄФІМЕНКА Дмитра Васильовича (посмертно) — старшого солдата</text:p>
      <text:p text:style-name="P4">
ЗАСЯДЬВОВКА Миколу Сергійовича (посмертно) — солдата</text:p>
      <text:p text:style-name="P4">
ЗІНУХОВА Віктора Миколайовича (посмертно) — солдата</text:p>
      <text:p text:style-name="P4">
ЙОЖИКОВА Володимира Івановича (посмертно) — старшого солдата</text:p>
      <text:p text:style-name="P4">
КАЛІНСЬКОГО Віталія Васильовича (посмертно) — солдата</text:p>
      <text:p text:style-name="P4">
КАПЛІНСЬКОГО Дмитра Йосиповича (посмертно) — старшого солдата</text:p>
      <text:p text:style-name="P4">
КАРПЕНКА Анатолія Сергійовича (посмертно) — солдата</text:p>
      <text:p text:style-name="P4">
КАРПЕНКА Віталія Володимировича (посмертно) — солдата</text:p>
      <text:p text:style-name="P4">
КІСЄЛЬОВА Олександра Ігоровича (посмертно) — солдата</text:p>
      <text:p text:style-name="P4">
КЛІМОВА Романа Олександровича (посмертно) — солдата</text:p>
      <text:p text:style-name="P4">
КОВАЛЬЦЯ Миколу Миколайовича (посмертно) — старшого лейтенанта</text:p>
      <text:p text:style-name="P4">
КОВБУ Яна Яковича (посмертно) — солдата</text:p>
      <text:p text:style-name="P4">
КОЖОКАРА Антона Володимировича (посмертно) — солдата</text:p>
      <text:p text:style-name="P4">
КОЛОМБЕТА Андрія Миколайовича (посмертно) — молодшого сержанта</text:p>
      <text:p text:style-name="P4">
КРОЛИКОВА Юрія Сергійовича — солдата</text:p>
      <text:p text:style-name="P4">
КРУКА Віталія Васильовича (посмертно) — старшого солдата</text:p>
      <text:p text:style-name="P4">
КУЛАКА Олександра Миколайовича (посмертно) — солдата</text:p>
      <text:p text:style-name="P4">
КУЦЯ Миколу Миколайовича — солдата</text:p>
      <text:p text:style-name="P4">
КУШНАРЬОВА Віктора Володимировича (посмертно) — старшого солдата</text:p>
      <text:p text:style-name="P4">
ЛИТВИНОВА Андрія В’ячеславовича (посмертно) — старшого солдата</text:p>
      <text:p text:style-name="P4">
ЛИТВИНОВА Сергія Вікторовича (посмертно) — солдата</text:p>
      <text:p text:style-name="P4">
ЛИХОВИДА Костянтина Григоровича (посмертно) — старшого сержанта</text:p>
      <text:p text:style-name="P4">
ЛИХУТУ Юрія Дмитровича (посмертно) — солдата</text:p>
      <text:p text:style-name="P4">
ЛІСНЯКА Павла Берталановича (посмертно) — солдата</text:p>
      <text:p text:style-name="P4">
ЛОПОШИНСЬКОГО Валентина Михайловича (посмертно) — старшого солдата</text:p>
      <text:p text:style-name="P4">
ЛУЦЕНКА Романа Руслановича (посмертно) — солдата</text:p>
      <text:p text:style-name="P4">
МАЛКОВА Олександра Борисовича (посмертно) — старшого сержанта</text:p>
      <text:p text:style-name="P4">
МАРКІВА Дмитра Володимировича — солдата</text:p>
      <text:p text:style-name="P4">
МАРТИНОВА Олега Михайловича (посмертно) — солдата</text:p>
      <text:p text:style-name="P4">
МАРЧУКА Василя Васильовича (посмертно) — сержанта</text:p>
      <text:p text:style-name="P4">
МЕЛЬНИКА Сергія Васильовича (посмертно) — старшого сержанта</text:p>
      <text:p text:style-name="P4">
МИКИТЧУКА Петра Івановича (посмертно) — старшого сержанта</text:p>
      <text:p text:style-name="P4">
МИМОХОДА Василя Володимировича (посмертно) — солдата</text:p>
      <text:p text:style-name="P4">
МУЗИКУ Валерія Олександровича (посмертно) — молодшого сержанта</text:p>
      <text:p text:style-name="P4">
НАУМЕНКА Костянтина Вікторовича (посмертно) — старшого солдата</text:p>
      <text:p text:style-name="P4">
НЕБОРАЧКА Сергія Олександровича (посмертно) — старшого солдата</text:p>
      <text:p text:style-name="P4">
НЕДЗЕЛЕНКА Олександра Павловича (посмертно) — старшого солдата</text:p>
      <text:p text:style-name="P4">
НІКІТІНА Дмитра Івановича (посмертно) — солдата</text:p>
      <text:p text:style-name="P4">
ОВСЯННІКОВА Максима Михайловича (посмертно) — солдата</text:p>
      <text:p text:style-name="P4">
ОДАРЮКА Михайла Васильовича (посмертно) — молодшого лейтенанта</text:p>
      <text:p text:style-name="P4">
ОЛЕФІРА Володимира Анатолійовича (посмертно) — штаб-сержанта</text:p>
      <text:p text:style-name="P4">
ОНІПКУ Дмитра Віталійовича (посмертно) — сержанта</text:p>
      <text:p text:style-name="P4">
ОРЗУ Олександра Анатолійовича (посмертно) — сержанта</text:p>
      <text:p text:style-name="P4">
ОСОБЛИВЦЯ Станіслава Анатолійовича (посмертно) — сержанта</text:p>
      <text:p text:style-name="P4">
ОСТАПЧУКА Валерія Леонідовича (посмертно) — солдата</text:p>
      <text:p text:style-name="P4">
ПАВИЧА Віталія Володимировича (посмертно) — старшого солдата</text:p>
      <text:p text:style-name="P4">
ПЕРЕВЕРТНЮКА Олександра Васильовича (посмертно) — молодшого сержанта</text:p>
      <text:p text:style-name="P4">
ПЕТІНА Богдана Володимировича (посмертно) — солдата</text:p>
      <text:p text:style-name="P4">
ПЕТУНІНА Олександра Дмитровича (посмертно) — солдата</text:p>
      <text:p text:style-name="P4">
ПІНЧУКА В’ячеслава Олександровича (посмертно) — солдата</text:p>
      <text:p text:style-name="P4">
ПОКОЛОДНОГО Олександра Юрійовича (посмертно) — сержанта</text:p>
      <text:p text:style-name="P4">
ПОСЕЛЬСЬКОГО Романа Васильовича (посмертно) — молодшого сержанта</text:p>
      <text:p text:style-name="P4">
ПОТАПКІНА Івана Євгеновича (посмертно) — старшого солдата</text:p>
      <text:p text:style-name="P4">
ПРИЙМАКА Олександра Сергійовича (посмертно) — солдата</text:p>
      <text:p text:style-name="P4">
ПРИТУЛЕНКА Сергія Дорофійовича (посмертно) — молодшого сержанта</text:p>
      <text:p text:style-name="P4">
РАДЧЕНКА Павла Миколайовича (посмертно) — старшого солдата</text:p>
      <text:p text:style-name="P4">
РЕУТУ Юрія Васильовича (посмертно) — сержанта</text:p>
      <text:p text:style-name="P4">
РОГОВОГО Юрія Федоровича (посмертно) — солдата</text:p>
      <text:p text:style-name="P4">
РОГОВИЧА Аркадія Володимировича (посмертно) — солдата</text:p>
      <text:p text:style-name="P4">
РОЛІКА Віктора Вікторовича (посмертно) — солдата</text:p>
      <text:p text:style-name="P4">
РОМАНЮКА Олега Миколайовича (посмертно) — старшого сержанта</text:p>
      <text:p text:style-name="P4">
САКУНА Олександра Івановича (посмертно) — солдата</text:p>
      <text:p text:style-name="P4">
САМОФАЛОВА Сергія Леонідовича (посмертно) — солдата</text:p>
      <text:p text:style-name="P4">
СЕМЕНЮКА Василя Васильовича (посмертно) — молодшого сержанта</text:p>
      <text:p text:style-name="P4">
СЕМКА Олександра Миколайовича (посмертно) — солдата</text:p>
      <text:p text:style-name="P4">
СИДРИСТОГО Олега Сергійовича (посмертно) — солдата</text:p>
      <text:p text:style-name="P4">
СИЛЕНКА Сергія Леонідовича (посмертно) — старшого солдата</text:p>
      <text:p text:style-name="P4">
СІДОРОВА Олексія Андрійовича (посмертно) — солдата</text:p>
      <text:p text:style-name="P4">
СІРОМАХУ Володимира Васильовича (посмертно) — старшого солдата</text:p>
      <text:p text:style-name="P4">
СКАРГУ Олега Олександровича (посмертно) — старшого солдата</text:p>
      <text:p text:style-name="P4">
СКІРИНА Степана Івановича (посмертно) — солдата</text:p>
      <text:p text:style-name="P4">
СЛІПЧУКА Тараса Руслановича (посмертно) — старшого сержанта</text:p>
      <text:p text:style-name="P4">
СМАГЛЮКА Романа Сергійовича (посмертно) — сержанта</text:p>
      <text:p text:style-name="P4">
СМЕЦЬКОГО Ярослава Олександровича (посмертно) — солдата</text:p>
      <text:p text:style-name="P4">
СОЛОВЙОВА Миколу Сергійовича (посмертно) — старшого сержанта</text:p>
      <text:p text:style-name="P4">
СОЛУЯНОВА Антона Васильовича (посмертно) — старшого солдата</text:p>
      <text:p text:style-name="P4">
СТЕПАНОВА Володимира Станіславовича (посмертно) — сержанта</text:p>
      <text:p text:style-name="P4">
СТРАПКА Владислава Володимировича (посмертно) — солдата</text:p>
      <text:p text:style-name="P4">
СУКАЧА Олександра Миколайовича (посмертно) — солдата</text:p>
      <text:p text:style-name="P4">
СУСЛЕННИКОВА Володимира Юрійовича (посмертно) — солдата</text:p>
      <text:p text:style-name="P4">
СУХАРЄВА Миколу Олександровича (посмертно) — солдата</text:p>
      <text:p text:style-name="P4">
ТАРАНЕНКА Олега Валерійовича (посмертно) — солдата</text:p>
      <text:p text:style-name="P4">
ТЕСЛЕНКА Олександра Олександровича (посмертно) — солдата</text:p>
      <text:p text:style-name="P4">
ТИМОШЕНКА Григорія Миколайовича (посмертно) — солдата</text:p>
      <text:p text:style-name="P4">
ТИХОНОВА Андрія Олександровича (посмертно) — солдата</text:p>
      <text:p text:style-name="P4">
ТИЩЕНКА Володимира Васильовича (посмертно) — молодшого сержанта</text:p>
      <text:p text:style-name="P4">
ТІТОРЧУКА Олега Олександровича (посмертно) — старшого лейтенанта</text:p>
      <text:p text:style-name="P4">
ТКАЧЕНКА Олександра Вікторовича (посмертно) — сержанта</text:p>
      <text:p text:style-name="P4">
ТРЕБІНА Юрія Сергійовича (посмертно) — старшого солдата</text:p>
      <text:p text:style-name="P4">
ТРЕТЯКА Олександра Васильовича (посмертно) — сержанта</text:p>
      <text:p text:style-name="P4">
ТРОЦЕНКА Вячеслава Олександровича (посмертно) — старшого солдата</text:p>
      <text:p text:style-name="P4">
УСЕНКА Артема Олеговича (посмертно) — молодшого сержанта</text:p>
      <text:p text:style-name="P4">
ФАУСТОВА Андрія Миколайовича (посмертно) — солдата</text:p>
      <text:p text:style-name="P4">
ФРОЛОВА Володимира Юрійовича (посмертно) — солдата</text:p>
      <text:p text:style-name="P4">
ХОМУКА Івана Івановича (посмертно) — молодшого сержанта</text:p>
      <text:p text:style-name="P4">
ЦИМБАЛЮКА Олександра Володимировича (посмертно) — солдата</text:p>
      <text:p text:style-name="P4">
ЧАЛОГО Ярослава Олексійовича (посмертно) — старшого солдата</text:p>
      <text:p text:style-name="P4">
ЧЕБАНОВА Сергія Івановича (посмертно) — сержанта</text:p>
      <text:p text:style-name="P4">
ЧУДАКОВА Івана Валерійовича (посмертно) — старшого сержанта</text:p>
      <text:p text:style-name="P4">
ШВЕЦЯ Сергія Володимировича (посмертно) — молодшого сержанта</text:p>
      <text:p text:style-name="P4">
ШПОРТАЛЮКА Володимира Сергійовича (посмертно) — старшого солдата</text:p>
      <text:p text:style-name="P4">
ШУГАЯ Вадима Олександровича (посмертно) — солдата</text:p>
      <text:p text:style-name="P4">
ЩОЛОКОВА Едуарда Дмитровича (посмертно) — солдата</text:p>
      <text:p text:style-name="P4">
ЯРЕНКА Станіслава Миколайовича (посмертно) — солдата</text:p>
      <text:p text:style-name="P4">
ЯРМОЛЕНКА Олександра Васильовича (посмертно) — молодшого сержанта.</text:p>
      <text:p text:style-name="P4">
News Source: <text:a xlink:type="simple" xlink:href="https://armyinform.com.ua/2023/06/13/prezydent-ukrayiny-vidznachyv-nagorodamy-133-zahysnyka-iz-nyh-130-posmertno/" text:style-name="Internet_20_link" text:visited-style-name="Visited_20_Internet_20_Link">
https://armyinform.com.ua/2023/06/13/prezydent-ukrayiny-vidznachyv-nagorodamy-133-zahysnyka-iz-nyh-130-posmertno/</text:a>
</text:p>
      <!--NEWS-->
      <text:h text:style-name="P10" text:outline-level="1">
<text:span text:style-name="T4">
The Prosecutor General's Office has documented more than 110,000 crimes against Ukraine</text:span>
</text:h>
      <text:p text:style-name="P4">
Author: ['АРМІЯINFORM']</text:p>
      <text:p text:style-name="P4">
Time: 2023-06-13T7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1-43.jpg" text:style-name="Internet_20_link" text:visited-style-name="Visited_20_Internet_20_Link">
1-43.jpg</text:a>
', '<text:a xlink:type="simple" xlink:href="https://armyinform.com.ua/wp-content/uploads/2023/06/2-47.jpg" text:style-name="Internet_20_link" text:visited-style-name="Visited_20_Internet_20_Link">
2-47.jpg</text:a>
']</text:p>
      <text:p text:style-name="P4">
Tags: ['АГРЕСІЯ РФ', 'ВОЄННІ ЗЛОЧИНИ РФ', 'ВТОРГНЕННЯ РФ', 'ОФІС ГЕНЕРАЛЬНОГО ПРОКУРОРА УКРАЇНИ']</text:p>
      <text:p text:style-name="P4">
Category: News</text:p>
      <!--METADATA-->
      <text:p text:style-name="P4">
<draw:frame draw:style-name="fr1" draw:name="Image307" text:anchor-type="as-char" svg:width="6.9236in" svg:height="4.448413in" draw:z-index="0">
<draw:image xlink:href="../Images/AРМІЯINFORM/2023-06-13T71-00-00-04-00/1-43.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As of June 13, it is registered:</text:p>
      <ul>
        <li>
93 028 Military Crimes, * 17 348 crimes against national security of Ukraine.</li>
      </ul>
      <text:p text:style-name="P4">
In addition, according to the official data of juvenile prosecutors, 1502 children were affected by Russian aggression, including:</text:p>
      <ul>
        <li>
487 - children were killed, * 1015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08" text:anchor-type="as-char" svg:width="6.9236in" svg:height="4.448413in" draw:z-index="0">
<draw:image xlink:href="../Images/AРМІЯINFORM/2023-06-13T71-00-00-04-00/2-47.jpg" xlink:type="simple" xlink:show="embed" xlink:actuate="onLoad" draw:mime-type="image/jpeg"/>
</draw:frame>
</text:p>
      <text:p text:style-name="P4">
News Source: <text:a xlink:type="simple" xlink:href="https://armyinform.com.ua/2023/06/13/ofis-generalnogo-prokurora-zadokumentuvav-ponad-110-tysyach-zlochyniv-proty-ukrayiny/" text:style-name="Internet_20_link" text:visited-style-name="Visited_20_Internet_20_Link">
https://armyinform.com.ua/2023/06/13/ofis-generalnogo-prokurora-zadokumentuvav-ponad-110-tysyach-zlochyniv-proty-ukrayiny/</text:a>
</text:p>
      <!--NEWS-->
      <text:h text:style-name="P10" text:outline-level="1">
<text:span text:style-name="T4">
The situation on the front is dynamically developing - Anna Malyar</text:span>
</text:h>
      <text:p text:style-name="P4">
Author: ['Оксана Іванець']</text:p>
      <text:p text:style-name="P4">
Time: 2023-06-13T72:00:00-04:00</text:p>
      <text:p text:style-name="P4">
Description: At the Decible Grite, the front is to trivial forces of the nonsense of the defense of Ukraine,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БАХМУТСЬКИЙ НАПРЯМОК', 'ГАННА МАЛЯР']</text:p>
      <text:p text:style-name="P4">
Category: News</text:p>
      <!--METADATA-->
      <text:p text:style-name="P4">
<draw:frame draw:style-name="fr1" draw:name="Image309" text:anchor-type="as-char" svg:width="6.9236in" svg:height="5.532059in" draw:z-index="0">
<draw:image xlink:href="../Images/AРМІЯINFORM/2023-06-13T72-00-00-04-00/malyar-ganna-1.jpg" xlink:type="simple" xlink:show="embed" xlink:actuate="onLoad" draw:mime-type="image/jpeg"/>
</draw:frame>
In several directions of the front, the offensive actions of security and defense forces are ongoing, and other Ukrainian units are maintaining active defense. This was reported by Deputy Minister of Defense Anna Malyar in the Etheri of the Teleterna "Unin".</text:p>
      <ul>
        <li>
Yes, our troops continue in the Bakhmut direction. There are focused battles: the Russians do not give up the positions they took so quickly. In addition, weather conditions and other factors do not always contribute to our offensive. The enemy increased mortar and artillery shelling to slow down the movements of Ukrainian troops.</li>
      </ul>
      <text:p text:style-name="P4">
Speaking of the southern direction, where the offensive also continues, Anna Malar has been subjected that the Ukrainian security and defense forces are faced with the continuous imposition of fields and anti -tank ditches combined with the enemy constant concertacams on armored vehicles with the use of poles and shock.</text:p>
      <ul>
        <li>
Therefore, speaking about the liberated territories, it is necessary to understand what forces of our units every meter of Ukrainian land is given, - said Anna Malyar.</li>
      </ul>
      <text:p text:style-name="P4">
Also, the Deputy Minister of Defense of Ukraine noted that during the movement of elaborate troops, such as replacement of Wagner PEC with Rosarmia units and reinforcement(units of the Armed Forces of the Russian Federation. - Ed.)From Kherson region to East Ukraine, there is some inhibition of their offensive actions, so they are compensated by increasing shelling and air strikes.</text:p>
      <text:p text:style-name="P4">
News Source: <text:a xlink:type="simple" xlink:href="https://armyinform.com.ua/2023/06/13/sytuacziya-na-fronti-dynamichno-rozvyvayetsya-ganna-malyar/" text:style-name="Internet_20_link" text:visited-style-name="Visited_20_Internet_20_Link">
https://armyinform.com.ua/2023/06/13/sytuacziya-na-fronti-dynamichno-rozvyvayetsya-ganna-malyar/</text:a>
</text:p>
      <!--NEWS-->
      <text:h text:style-name="P10" text:outline-level="1">
<text:span text:style-name="T4">
The dead people, dozens of wounded in hospitals: the consequences of the Russian attack on Kryvyi Rih</text:span>
</text:h>
      <text:p text:style-name="P4">
Author: ['АРМІЯINFORM']</text:p>
      <text:p text:style-name="P4">
Time: 2023-06-13T73:00:00-04:00</text:p>
      <text:p text:style-name="P4">
Description: Vorog PIDST INSHENSHITS KLAYNTSIV, BUDINKS, MHACHNIY TO SLEED OVERSIT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01-6.jpg" text:style-name="Internet_20_link" text:visited-style-name="Visited_20_Internet_20_Link">
01-6.jpg</text:a>
', '<text:a xlink:type="simple" xlink:href="https://armyinform.com.ua/wp-content/uploads/2023/06/02-7-150x150.jpg" text:style-name="Internet_20_link" text:visited-style-name="Visited_20_Internet_20_Link">
02-7-150x150.jpg</text:a>
', '<text:a xlink:type="simple" xlink:href="https://armyinform.com.ua/wp-content/uploads/2023/06/03-7-150x150.jpg" text:style-name="Internet_20_link" text:visited-style-name="Visited_20_Internet_20_Link">
03-7-150x150.jpg</text:a>
', '<text:a xlink:type="simple" xlink:href="https://armyinform.com.ua/wp-content/uploads/2023/06/04-8-150x150.jpg" text:style-name="Internet_20_link" text:visited-style-name="Visited_20_Internet_20_Link">
04-8-150x150.jpg</text:a>
', '<text:a xlink:type="simple" xlink:href="https://armyinform.com.ua/wp-content/uploads/2023/06/05-6-150x150.jpg" text:style-name="Internet_20_link" text:visited-style-name="Visited_20_Internet_20_Link">
05-6-150x150.jpg</text:a>
']</text:p>
      <text:p text:style-name="P4">
Tags: ['STOPRUSSIA', 'АГРЕСІЯ РФ']</text:p>
      <text:p text:style-name="P4">
Category: News</text:p>
      <!--METADATA-->
      <text:p text:style-name="P4">
<draw:frame draw:style-name="fr1" draw:name="Image310" text:anchor-type="as-char" svg:width="6.9236in" svg:height="4.845976in" draw:z-index="0">
<draw:image xlink:href="../Images/AРМІЯINFORM/2023-06-13T73-00-00-04-00/01-6.jpg" xlink:type="simple" xlink:show="embed" xlink:actuate="onLoad" draw:mime-type="image/jpeg"/>
</draw:frame>
The enemy continues to destroy Ukrainians, houses, medical and establishments, critical infrastructure, and automobile equipment of civilians.</text:p>
      <text:p text:style-name="P4">
Today the tragic night was survived by the inhabitants of Kryvyi Rih. Russian terrorists and their "high -precision" weapons once again struck the peaceful people and civilians of this large industrial city in Dnipropetrovsk.</text:p>
      <text:p text:style-name="P4">
As it became known, the hostile attack was mutilated by a five -story.</text:p>
      <text:p text:style-name="P4">
<text:a xlink:type="simple" xlink:href="https://armyinform.com.ua/wp-content/uploads/2023/06/02-7.jpg" text:style-name="Internet_20_link" text:visited-style-name="Visited_20_Internet_20_Link">
!(Images/AРМІЯINFORM/2023-06-13T73-00-00-04-00/02-7-150x150.jpg)</text:a>
</text:p>
      <text:p text:style-name="P4">
<text:a xlink:type="simple" xlink:href="https://armyinform.com.ua/wp-content/uploads/2023/06/03-7.jpg" text:style-name="Internet_20_link" text:visited-style-name="Visited_20_Internet_20_Link">
<draw:frame draw:style-name="fr1" draw:name="Image311" text:anchor-type="as-char" svg:width="6.9236in" svg:height="6.9236in" draw:z-index="0">
<draw:image xlink:href="../Images/AРМІЯINFORM/2023-06-13T73-00-00-04-00/03-7-150x150.jpg" xlink:type="simple" xlink:show="embed" xlink:actuate="onLoad" draw:mime-type="image/jpeg"/>
</draw:frame>
</text:a>
</text:p>
      <text:p text:style-name="P4">
<text:a xlink:type="simple" xlink:href="https://armyinform.com.ua/wp-content/uploads/2023/06/04-8.jpg" text:style-name="Internet_20_link" text:visited-style-name="Visited_20_Internet_20_Link">
<draw:frame draw:style-name="fr1" draw:name="Image312" text:anchor-type="as-char" svg:width="6.9236in" svg:height="6.9236in" draw:z-index="0">
<draw:image xlink:href="../Images/AРМІЯINFORM/2023-06-13T73-00-00-04-00/04-8-150x150.jpg" xlink:type="simple" xlink:show="embed" xlink:actuate="onLoad" draw:mime-type="image/jpeg"/>
</draw:frame>
</text:a>
</text:p>
      <text:p text:style-name="P4">
<text:a xlink:type="simple" xlink:href="https://armyinform.com.ua/wp-content/uploads/2023/06/05-6.jpg" text:style-name="Internet_20_link" text:visited-style-name="Visited_20_Internet_20_Link">
<draw:frame draw:style-name="fr1" draw:name="Image313" text:anchor-type="as-char" svg:width="6.9236in" svg:height="6.9236in" draw:z-index="0">
<draw:image xlink:href="../Images/AРМІЯINFORM/2023-06-13T73-00-00-04-00/05-6-150x150.jpg" xlink:type="simple" xlink:show="embed" xlink:actuate="onLoad" draw:mime-type="image/jpeg"/>
</draw:frame>
</text:a>
Previously, six of its inhabitants were killed, 25 people were injured, 19 of them were killed.</text:p>
      <ul>
        <li>
There are still people under the rubble. The apartments are burning from the first to the fifth floor. He died 700 square meters. m. It is curved by rescuers. Three victims of and the very enterprise. They were hospitalized. Probably under the rubble of the composition there are people. They are looking for rescuers. Six cars were beaten. Four more injured - in another location. The building and car were burning there. The fire was already extinguished. A car enterprise is also beaten. The cargo engine was engaged. The flames have already been quenched. The outbuilding was destroyed, - reported to the Dnipropetrovsk Ova.</li>
      </ul>
      <text:p text:style-name="P4">
The relevant services are currently working everywhere. The consequences of this cynical attack are accustomed.</text:p>
      <text:p text:style-name="P4">
The enemy does not leave the enemy alone and Nikopol. At night, Pokrovsk and Manganese communities were shot from heavy artillery.</text:p>
      <text:p text:style-name="P4">
Photo of Dnipropetrovsk Ova</text:p>
      <text:p text:style-name="P4">
_ Prepared Alexander Kolesnik_</text:p>
      <text:p text:style-name="P4">
News Source: <text:a xlink:type="simple" xlink:href="https://armyinform.com.ua/2023/06/13/zagybli-myrni-lyudy-desyatky-poranenyh-u-likarnyah-naslidky-rosijskoyi-ataky-po-kryvomu-rogu/" text:style-name="Internet_20_link" text:visited-style-name="Visited_20_Internet_20_Link">
https://armyinform.com.ua/2023/06/13/zagybli-myrni-lyudy-desyatky-poranenyh-u-likarnyah-naslidky-rosijskoyi-ataky-po-kryvomu-rogu/</text:a>
</text:p>
      <!--NEWS-->
      <text:h text:style-name="P10" text:outline-level="1">
<text:span text:style-name="T4">
Aviation of Defense Forces per day struck 11 beats in the enemy's concentration areas</text:span>
</text:h>
      <text:p text:style-name="P4">
Author: ['АРМІЯINFORM']</text:p>
      <text:p text:style-name="P4">
Time: 2023-06-13T74:00:00-04:00</text:p>
      <text:p text:style-name="P4">
Description: About the General Headquarters of the ZSU in the Operational INformation.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ГШ ЗСУ', 'ХРОНІКА ОБОРОНИ УКРАЇНИ']</text:p>
      <text:p text:style-name="P4">
Category: News</text:p>
      <!--METADATA-->
      <text:p text:style-name="P4">
<draw:frame draw:style-name="fr1" draw:name="Image314" text:anchor-type="as-char" svg:width="6.9236in" svg:height="4.501139in" draw:z-index="0">
<draw:image xlink:href="../Images/AРМІЯINFORM/2023-06-13T74-00-00-04-00/war-1.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8DfHb68EzUPK2SZXjknLrJKwNAfydbs67dF5KTEBBUvVDsCUVmoEZQLiK8VMe84Tl" text:style-name="Internet_20_link" text:visited-style-name="Visited_20_Internet_20_Link">
reports</text:a>
The General Staff of the Armed Forces in operational information.</text:p>
      <text:p text:style-name="P4">
“Aviation of defense forces per day made 11 beats in the areas of concentration of the personal staff of the enemy and 3-on the anti-aircraft missile complexes of the enemy.</text:p>
      <text:p text:style-name="P4">
Units of missile troops and artillery during the day were struck by the management point, 3 areas of concentration of enemy personnel, weapons and military equipment, ammunition composition, anti-aircraft missile complex, artillery unit at a fire position, a means of air defense and the Radioelectronic Fighting Station.</text:p>
      <text:p text:style-name="P4">
News Source: <text:a xlink:type="simple" xlink:href="https://armyinform.com.ua/2023/06/13/aviacziya-syl-oborony-za-dobu-zavdala-11-udariv-po-rajonah-zoseredzhennya-protyvnyka-2/" text:style-name="Internet_20_link" text:visited-style-name="Visited_20_Internet_20_Link">
https://armyinform.com.ua/2023/06/13/aviacziya-syl-oborony-za-dobu-zavdala-11-udariv-po-rajonah-zoseredzhennya-protyvnyka-2/</text:a>
</text:p>
      <!--NEWS-->
      <text:h text:style-name="P10" text:outline-level="1">
<text:span text:style-name="T4">
120 settlements of Ukraine fired Rosarmia for the past day</text:span>
</text:h>
      <text:p text:style-name="P4">
Author: ['АРМІЯINFORM']</text:p>
      <text:p text:style-name="P4">
Time: 2023-06-13T75: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c55859a-eb5a-4568-bb43-7ebfc53c249c.jpg" text:style-name="Internet_20_link" text:visited-style-name="Visited_20_Internet_20_Link">
3c55859a-eb5a-4568-bb43-7ebfc53c249c.jpg</text:a>
']</text:p>
      <text:p text:style-name="P4">
Tags: ['АГРЕСІЯ РФ', 'ВТОРГНЕННЯ РФ', 'ОБСТРІЛИ ІНФРАСТРУКТУРИ']</text:p>
      <text:p text:style-name="P4">
Category: News</text:p>
      <!--METADATA-->
      <text:p text:style-name="P4">
<draw:frame draw:style-name="fr1" draw:name="Image315" text:anchor-type="as-char" svg:width="6.9236in" svg:height="4.551371in" draw:z-index="0">
<draw:image xlink:href="../Images/AРМІЯINFORM/2023-06-13T75-00-00-04-00/3c55859a-eb5a-4568-bb43-7ebfc53c249c.jpg" xlink:type="simple" xlink:show="embed" xlink:actuate="onLoad" draw:mime-type="image/jpeg"/>
</draw:frame>
During the last day, Russian troops fired at the territory of 9 regions of Ukraine.</text:p>
      <text:p text:style-name="P4">
About it <text:a xlink:type="simple" xlink:href="https://t.me/militarymediacenter/2210" text:style-name="Internet_20_link" text:visited-style-name="Visited_20_Internet_20_Link">
reports</text:a>
Military Mediacenter.</text:p>
      <text:p text:style-name="P4">
From different types of weapons(mortars, tanks, artillery, RSZV, UAV, strategic tactical aviation)120 settlements and 75 objects were attacked.</text:p>
      <text:p text:style-name="P4">
There are killed and injured among civilians, the number of victims is clarified.</text:p>
      <text:p text:style-name="P4">
News Source: <text:a xlink:type="simple" xlink:href="https://armyinform.com.ua/2023/06/13/120-naselenyh-punktiv-ukrayiny-obstrilyala-rosarmiya-za-mynulu-dobu/" text:style-name="Internet_20_link" text:visited-style-name="Visited_20_Internet_20_Link">
https://armyinform.com.ua/2023/06/13/120-naselenyh-punktiv-ukrayiny-obstrilyala-rosarmiya-za-mynulu-dobu/</text:a>
</text:p>
      <!--NEWS-->
      <text:h text:style-name="P10" text:outline-level="1">
<text:span text:style-name="T4">
Rescuers promptly collect an oil stain that flowed from the Kakhovska Hydroda - Igor Klimenko machine hall</text:span>
</text:h>
      <text:p text:style-name="P4">
Author: ['АРМІЯINFORM']</text:p>
      <text:p text:style-name="P4">
Time: 2023-06-13T76:00:00-04:00</text:p>
      <text:p text:style-name="P4">
Description: Oprazi Ryatuvalniki Zchita Tsite oil, Abi did notvin the dali to the water.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klymenko.jpg" text:style-name="Internet_20_link" text:visited-style-name="Visited_20_Internet_20_Link">
klymenko.jpg</text:a>
']</text:p>
      <text:p text:style-name="P4">
Tags: ['ЗАБРУДНЕННЯ ВОДИ', 'ІГОР КЛИМЕНКО', 'КАХОВСЬКА ГЕС', 'КАХОВСЬКА ГЕС/ШТАБ INFO']</text:p>
      <text:p text:style-name="P4">
Category: News</text:p>
      <!--METADATA-->
      <text:p text:style-name="P4">
<draw:frame draw:style-name="fr1" draw:name="Image316" text:anchor-type="as-char" svg:width="6.9236in" svg:height="3.894525in" draw:z-index="0">
<draw:image xlink:href="../Images/AРМІЯINFORM/2023-06-13T76-00-00-04-00/klymenko.jpg" xlink:type="simple" xlink:show="embed" xlink:actuate="onLoad" draw:mime-type="image/jpeg"/>
</draw:frame>
Currently, rescuers are collecting this oil so that it does not get further to the reservoirs.</text:p>
      <text:p text:style-name="P4">
Utility services and investigative units have already started operating in Kherson region. 33 sapper calculations have been prepared, which will inspect 55 high -yielding buildings, production and private sector in the city. About it <text:a xlink:type="simple" xlink:href="https://t.me/shtab_kakhovska_hes/700" text:style-name="Internet_20_link" text:visited-style-name="Visited_20_Internet_20_Link">
reports</text:a>
The headquarters of the consequences of the Kakhovskaya Hydroelectric Power Plant.</text:p>
      <text:p text:style-name="P4">
Epidemiologists, sanitary doctors, energy and water management professionals work immediately. One of the main tasks is now the restoration of transformer substations.</text:p>
      <text:p text:style-name="P4">
“We usually have to convey to all citizens that the authorities will come to help. Currently, more than 2,800 applications from the victims of families have already been collected and we have been receiving them. The President of Ukraine gave a clear task - every heated housing, has to get a new home as soon as possible, ”Igorklimenko said.</text:p>
      <text:p text:style-name="P4">
News Source: <text:a xlink:type="simple" xlink:href="https://armyinform.com.ua/2023/06/13/ryatuvalnyky-operatyvno-zbyrayut-maslyanu-plyamu-yaka-vytekla-z-mashynnogo-zalu-kahovskoyi-ges-igor-klymenko/" text:style-name="Internet_20_link" text:visited-style-name="Visited_20_Internet_20_Link">
https://armyinform.com.ua/2023/06/13/ryatuvalnyky-operatyvno-zbyrayut-maslyanu-plyamu-yaka-vytekla-z-mashynnogo-zalu-kahovskoyi-ges-igor-klymenko/</text:a>
</text:p>
      <!--NEWS-->
      <text:h text:style-name="P10" text:outline-level="1">
<text:span text:style-name="T4">
In the Black and Azov Seas, the army of the Russian Federation holds 3 enemy ships</text:span>
</text:h>
      <text:p text:style-name="P4">
Author: ['АРМІЯINFORM']</text:p>
      <text:p text:style-name="P4">
Time: 2023-06-13T77:00:00-04:00</text:p>
      <text:p text:style-name="P4">
Description: Chorny Morin has 2 thorough ships in the Boyal Cherguvanni, and in the Azovskoye Morі ... War with Ukraine 2022, the war with Ukraine is the latest news today, the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inr_1231.jpg" text:style-name="Internet_20_link" text:visited-style-name="Visited_20_Internet_20_Link">
inr_1231.jpg</text:a>
']</text:p>
      <text:p text:style-name="P4">
Tags: ['АГРЕСІЯ РФ', 'ВМС ЗСУ', 'РАКЕТИ «КАЛІБР»', 'ЧОРНЕ МОРЕ']</text:p>
      <text:p text:style-name="P4">
Category: News</text:p>
      <!--METADATA-->
      <text:p text:style-name="P4">
<draw:frame draw:style-name="fr1" draw:name="Image317" text:anchor-type="as-char" svg:width="6.9236in" svg:height="4.615733in" draw:z-index="0">
<draw:image xlink:href="../Images/AРМІЯINFORM/2023-06-13T77-00-00-04-00/inr_1231.jpg" xlink:type="simple" xlink:show="embed" xlink:actuate="onLoad" draw:mime-type="image/jpeg"/>
</draw:frame>
Illustrative photo</text:p>
      <text:p text:style-name="P4">
In the Black Sea, there are 2 enemy ships on the battle duty, and the Vasovsky Sea - 1 enemy ship. There are no carbon missiles.</text:p>
      <text:p text:style-name="P4">
About it <text:a xlink:type="simple" xlink:href="https://www.facebook.com/navy.mil.gov.ua/posts/pfbid0uukej2XLotMgopccehEMJgpjF9E8ysDBBiuu8QtMGDRimTRsEHZCTiFgdwScNs1zl" text:style-name="Internet_20_link" text:visited-style-name="Visited_20_Internet_20_Link">
reports</text:a>
Command of the Navy of the Armed Forces of Ukraine.</text:p>
      <text:p text:style-name="P4">
In the Mediterranean, there are up to 8 enemy ships on the fighting.</text:p>
      <text:p text:style-name="P4">
During the day, in the interests of the Russian Federation, the passage of the Kerch-Yenicral Strait was made:</text:p>
      <ul>
        <li>
to the Azov Sea - 20 vessels, 2 of them continued the movement from the Bosphorus Strait; * To the Black Sea - 23 vessels, 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13/u-chornomu-ta-azovskomu-moryah-armiya-rf-trymaye-3-vorozhi-korabli/" text:style-name="Internet_20_link" text:visited-style-name="Visited_20_Internet_20_Link">
https://armyinform.com.ua/2023/06/13/u-chornomu-ta-azovskomu-moryah-armiya-rf-trymaye-3-vorozhi-korabli/</text:a>
</text:p>
      <!--NEWS-->
      <text:h text:style-name="P10" text:outline-level="1">
<text:span text:style-name="T4">
Ukrainians should not scare the amount of hostile information and its brightness - Anna Malyar</text:span>
</text:h>
      <text:p text:style-name="P4">
Author: ['Оксана Іванець']</text:p>
      <text:p text:style-name="P4">
Time: 2023-06-13T78:00:00-04:00</text:p>
      <text:p text:style-name="P4">
Description: The shedding of the Vobrinneta is Vyprobovannia Novikh Vidiv Ozbrinnya. About the tse in Eteri ... War with Ukraine 2022, the war with Ukraine is the latest news today, the news war with Ukraine 2022 last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2/06/malyar-1-e1655722927448.jpg" text:style-name="Internet_20_link" text:visited-style-name="Visited_20_Internet_20_Link">
malyar-1-e1655722927448.jpg</text:a>
']</text:p>
      <text:p text:style-name="P4">
Tags: ['ГАННА МАЛЯР', 'РОСІЙСЬКА ПРОПАГАНДА']</text:p>
      <text:p text:style-name="P4">
Category: News</text:p>
      <!--METADATA-->
      <text:p text:style-name="P4">
<draw:frame draw:style-name="fr1" draw:name="Image318" text:anchor-type="as-char" svg:width="6.9236in" svg:height="5.793216in" draw:z-index="0">
<draw:image xlink:href="../Images/AРМІЯINFORM/2023-06-13T78-00-00-04-00/malyar-1-e1655722927448.jpg" xlink:type="simple" xlink:show="embed" xlink:actuate="onLoad" draw:mime-type="image/jpeg"/>
</draw:frame>
Russia continues to produce and test new weapons. The Deputy Minister of Defense of Ukraine Anna Malyar informed about it a vetering of the only news.</text:p>
      <ul>
        <li>
Russia continues to develop the military industry, which has completely translated the Nariks of wartime. Now all its economy works for it. Therefore, of course, they also work on new types of weapons, - said Anna Malyar.</li>
      </ul>
      <text:p text:style-name="P4">
At the same time, according to the Deputy Minister of Defense of Ukraine, the Russians are prone to pre -propaganda exaggeration.</text:p>
      <ul>
        <li>
During the war, one of the tasks of that propaganda is to influence the enemy, frightened by the power that is available. This is the main task of the information component of the war, - she emphasized.</li>
      </ul>
      <text:p text:style-name="P4">
Anna Malyar noted that during the year of a large -scale invasion of the Ukrainian community was far in the sense of critical thinking.</text:p>
      <ul>
        <li>
Ukrainians should not frighten the amount of hostile information and its brightness, just as we are not frightened by the activity of the animal in the zoo cage. A Russian -talentar state that produces a lot of different content, but the question is whether this content reaches its goal. With regard to Russian misinformation, Ukrainian troops during hostilities or the release of Ukrainian earths, this in no way affects the actions of the Armed Forces of Ukraine!And a Ukrainian citizen should only believe in official sources and understand that Russian propaganda launches such messages in order to support the morale of the Occupation Yavsk. I emphasize that Russian sources can not be trusted, especially during the actualization of hostilities, such as now!Said Anna Malyar.</li>
      </ul>
      <text:p text:style-name="P4">
In addition, the Deputy Minister of Defense of Ukraine emphasized that, in the case of a plot into the information space and looking at the reaction of the Ukrainian military leadership, Russia is trying to obtain valuable information for it.</text:p>
      <ul>
        <li>
The occupiers are not all good at intelligence in our territory. Therefore, it is not necessary to respond to such things. Unfortunately, the loss in the war is on both sides. The Alecity of Ukrainian losses does not correspond to the figure declared by the occupiers. Mipovin to perceive it as a provocation, no more. As for the international support of Ukraine: the quality of Russia's information machine is also aware of the West. This information is so toxic that no one needs to be convinced. Military professionals only use intelligence, - added Anna Malyar.</li>
      </ul>
      <text:p text:style-name="P4">
News Source: <text:a xlink:type="simple" xlink:href="https://armyinform.com.ua/2023/06/13/ukrayincziv-ne-povynna-lyakaty-kilkist-vorozhoyi-informacziyi-ta-yiyi-yaskravist-ganna-malyar/" text:style-name="Internet_20_link" text:visited-style-name="Visited_20_Internet_20_Link">
https://armyinform.com.ua/2023/06/13/ukrayincziv-ne-povynna-lyakaty-kilkist-vorozhoyi-informacziyi-ta-yiyi-yaskravist-ganna-malyar/</text:a>
</text:p>
      <!--NEWS-->
      <text:h text:style-name="P10" text:outline-level="1">
<text:span text:style-name="T4">
Outbreak of infectious diseases as a result of Kakhovskaya Hydrod</text:span>
</text:h>
      <text:p text:style-name="P4">
Author: ['АРМІЯINFORM']</text:p>
      <text:p text:style-name="P4">
Time: 2023-06-13T79:00:00-04:00</text:p>
      <text:p text:style-name="P4">
Description: Vnaslіdok Pіdriva Kakhovo Ges Sapalahu іnfyniychi ailoborus is not stimulat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image-3-1.jpg" text:style-name="Internet_20_link" text:visited-style-name="Visited_20_Internet_20_Link">
image-3-1.jpg</text:a>
']</text:p>
      <text:p text:style-name="P4">
Tags: ['КАХОВСЬКА ГЕС', 'МОЗ УКРАЇНИ']</text:p>
      <text:p text:style-name="P4">
Category: News</text:p>
      <!--METADATA-->
      <text:p text:style-name="P4">
<draw:frame draw:style-name="fr1" draw:name="Image319" text:anchor-type="as-char" svg:width="6.9236in" svg:height="3.894525in" draw:z-index="0">
<draw:image xlink:href="../Images/AРМІЯINFORM/2023-06-13T79-00-00-04-00/image-3-1.jpg" xlink:type="simple" xlink:show="embed" xlink:actuate="onLoad" draw:mime-type="image/jpeg"/>
</draw:frame>
As a result of the Kakhovsky hydroelectric power plant, infectious diseases have been not fixed.</text:p>
      <text:p text:style-name="P4">
About it <text:a xlink:type="simple" xlink:href="https://t.me/shtab_kakhovska_hes/694" text:style-name="Internet_20_link" text:visited-style-name="Visited_20_Internet_20_Link">
reports</text:a>
The headquarters of the elimination of the Kakhovka hydroelectric power station.</text:p>
      <text:p text:style-name="P4">
“The control over the epidemic situation in the flooded areas of Kherson and the region is carried out daily. The condition of drinking water in water, wells and wells is constantly monitored, as well as monitoring water with surface water, ”the message reads.</text:p>
      <text:p text:style-name="P4">
However, experts emphasize the importance of preventive measures.</text:p>
      <text:p text:style-name="P4">
Recall that in the Ministry of Health of Ukraine <text:a xlink:type="simple" xlink:href="https://armyinform.com.ua/2023/06/13/pidryv-kahovskoyi-ges-meshkancziv-pivdnya-zaklykayut-utrymatysya-vid-spozhyvannya-neochyshhenoyi-vody/" text:style-name="Internet_20_link" text:visited-style-name="Visited_20_Internet_20_Link">
call</text:a>
To refrain from consumption and use of untreated water from aquatic and other reservoirs in the territories that were most affected by Russian thermal athletes at the Kakhovka Hydroelectric Power Plant.</text:p>
      <text:p text:style-name="P4">
News Source: <text:a xlink:type="simple" xlink:href="https://armyinform.com.ua/2023/06/13/spalahu-infekczijnyh-hvorob-vnaslidok-pidryvu-kahovskoyi-ges-narazi-ne-zafiksovano/" text:style-name="Internet_20_link" text:visited-style-name="Visited_20_Internet_20_Link">
https://armyinform.com.ua/2023/06/13/spalahu-infekczijnyh-hvorob-vnaslidok-pidryvu-kahovskoyi-ges-narazi-ne-zafiksovano/</text:a>
</text:p>
      <!--NEWS-->
      <text:h text:style-name="P10" text:outline-level="1">
<text:span text:style-name="T4">
Galushchenko discussed the future visit of the IAEA mission to the Zaporozhye NPP from Gross.</text:span>
</text:h>
      <text:p text:style-name="P4">
Authors: Ukrinform (Person)</text:p>
      <text:p text:style-name="P4">
Publisher: Укринформ (Organization)</text:p>
      <text:p text:style-name="P4">
Published Time: 2023-06-13T7:55:00+03:00</text:p>
      <text:p text:style-name="P4">
Modified Time: 2023-06-13T22:55:00+03:00</text:p>
      <text:p text:style-name="P4">
Description: The Minister of Energy of Ukraine Herman Galushchenko met with the CEO of the International Atomic Energy Agency Agency Raphael Grosssey and discussed with him the future visit of the IAEA representatives to the Zaporozhye Nuclear Power Plant captured by the Russians. - Ukrinform.</text:p>
      <text:p text:style-name="P4">
Images: ['<text:a xlink:type="simple" xlink:href="https://static.ukrinform.com/photos/2023_06/thumb_files/630_360_1686686059-345.jpg" text:style-name="Internet_20_link" text:visited-style-name="Visited_20_Internet_20_Link">
630_360_16866...</text:a>
']</text:p>
      <text:p text:style-name="P4">
Tags: ['МАГАТЕ', 'Запорізька АЕС', 'Галущенко', 'Гроссі']</text:p>
      <text:p text:style-name="P4">
Type: Article</text:p>
      <!--METADATA-->
      <text:p text:style-name="P4">
<draw:frame draw:style-name="fr1" draw:name="Image320" text:anchor-type="as-char" svg:width="6.9236in" svg:height="3.956343in" draw:z-index="0">
<draw:image xlink:href="../Images/yкринформ/2023-06-13T7-55-00-03-00/630_360_1686686059-345.jpg" xlink:type="simple" xlink:show="embed" xlink:actuate="onLoad" draw:mime-type="image/jpeg"/>
</draw:frame>
The Minister of Energy of Ukraine Herman Galushchenko met with the Director General of the International Atomic Energy Agency Raphael Grosssey and discussed the visit of the IAEA representatives to the Zaporozhye atomic power plant with him.</text:p>
      <text:p text:style-name="P4">
According to Ukrinform, the Ministry of Energy reported on <text:a xlink:type="simple" xlink:href="https://www.facebook.com/minenergoUkraine/posts/pfbid02YfyL39cG8nDTLdj8igX4YsT5TrtxH1LkAShFZVFrqtidMjDfmogbNVd6GECuxWNAl" text:style-name="Internet_20_link" text:visited-style-name="Visited_20_Internet_20_Link">
Facebook</text:a>
.</text:p>
      <text:p text:style-name="P4">
Під час зустрічі Галущенко заявив, що очікує від експертів агентства оцінкиреальної ситуації на Запорізькій <text:a xlink:type="simple" xlink:href="https://www.ukrinform.ua/tag-aes" text:style-name="Internet_20_link" text:visited-style-name="Visited_20_Internet_20_Link">
 АЕС </text:a>
, including the state of equipment and station management systems.</text:p>
      <text:p text:style-name="P4">
"The Situation of the ZPP is a matter of nuclear and radiation safety not only of Ukraine but the entire continent. It is very important to ensure the safety of the NPP after de -occupation. Therefore, we welcome your mission that can help us to keep an objective assessment of what is happening at the ZPP , and the timing when we put it into work again, "he emphasized.</text:p>
      <text:p text:style-name="P4">
The minister stressed that as of today the situation in the power system is not easy, in particular because of the Russians arranged by the Russians at the Kakhovka Hydroelectro power plant.</text:p>
      <text:p text:style-name="P4">
According to him, he undermined the Russian troops of the dam and, as a consequence, significantly imported water levels in the Kakhovka reservoir is not only additional threw in Zaporizhzhya NPP, but also affected the work of hydrogeneration as a whole, because hydroelectric power plants operate with low power.</text:p>
      <text:p text:style-name="P4">
The return of the Zaporizhzhya NPP to the control of Ukraine and the work of at least one unit of the station to the Ukrainian energy system will allow to stabilize a situation that will become of particular importance in the autumn and winter.</text:p>
      <text:p text:style-name="P4">
The Minister has hoped that the IAEA mission would be a real assessment of the consequences of the Kakhovsk Hydroelectric Power Rus and help Ukraine in the development of measures to compete on this catastrophe.</text:p>
      <text:p text:style-name="P4">
<text:span text:style-name="T4">
 Read also: </text:span>
 [Zelensky met with CEO(https://www.ukrinform.ua/rubric-polytics/3722484-zelenskij-zustrivsa-z-generalnim-direktorom-magate.html)Grossi, for his part, assured that the agency's representatives will be maximalized to ensure the safety of Zaporizhzhya NPP and to assist Ukraine with the consequences of a catastrophe at the Kakhovsk Hydroelectric Power Plant.<text:span text:style-name="T5">
Foto: Ministry of Energy of Ukraine</text:span>
</text:p>
      <text:p text:style-name="P4">
News Source: <text:a xlink:type="simple" xlink:href="https://www.ukrinform.ua/rubric-economy/3722522-galusenko-obgovoriv-iz-grossi-majbutnij-vizit-misii-magate-na-zaporizku-aes.html" text:style-name="Internet_20_link" text:visited-style-name="Visited_20_Internet_20_Link">
https://www.ukrinform.ua/rubric-economy/3722522-galusenko-obgovoriv-iz-grossi-majbutnij-vizit-misii-magate-na-zaporizku-aes.html</text:a>
</text:p>
      <!--NEWS-->
      <text:h text:style-name="P10" text:outline-level="1">
<text:span text:style-name="T4">
The Ministry of Defense of Ukraine purchases military drones according to the need that form the Armed Forces</text:span>
</text:h>
      <text:p text:style-name="P4">
Author: ['Оксана Іванець']</text:p>
      <text:p text:style-name="P4">
Time: 2023-06-13T80:00:00-04:00</text:p>
      <text:p text:style-name="P4">
Description: About Tse in the Etermarathon “єini News”, the intercessor of the Ministry of Defense of Ukraine, the war with Ukraine 2022, the war with Ukraine, the latest news today, the war with Ukraine 2022, the last ones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drony-1.jpg" text:style-name="Internet_20_link" text:visited-style-name="Visited_20_Internet_20_Link">
drony-1.jpg</text:a>
']</text:p>
      <text:p text:style-name="P4">
Tags: ['БПЛА', 'ГАННА МАЛЯР', 'ДРОНИ']</text:p>
      <text:p text:style-name="P4">
Category: News</text:p>
      <!--METADATA-->
      <text:p text:style-name="P4">
<draw:frame draw:style-name="fr1" draw:name="Image321" text:anchor-type="as-char" svg:width="6.9236in" svg:height="4.604194in" draw:z-index="0">
<draw:image xlink:href="../Images/AРМІЯINFORM/2023-06-13T80-00-00-04-00/drony-1.jpg" xlink:type="simple" xlink:show="embed" xlink:actuate="onLoad" draw:mime-type="image/jpeg"/>
</draw:frame>
The Deputy Ministers of Ukraine Anna Malyar informed about it in the Evil of the Unified News Telelorphone.</text:p>
      <text:p text:style-name="P4">
According to her, the needs for the troops are formed from those orders that come from the units.</text:p>
      <ul>
        <li>
Now such needs are completely closed. All the equipment is supplied, there are all contracts, - she emphasized.</li>
      </ul>
      <text:p text:style-name="P4">
Anna Malyar also noted that almost 100 percent of the UAV needs are closed at the expense of a domestic manufacturer.</text:p>
      <ul>
        <li>
As for the purchase of other types of drones, there are other procedures. We cannot buy everything we ordered the Armed Forces of Ukraine. Self -Ministry of Defense does not initiate procurement - so provided by law, - said the Deputy Minister of Defense of Ukraine.</li>
      </ul>
      <text:p text:style-name="P4">
News Source: <text:a xlink:type="simple" xlink:href="https://armyinform.com.ua/2023/06/13/minoborony-ukrayiny-zakupovuye-drony-vijskovogo-pryznachennya-zgidno-z-tiyeyu-potreboyu-shho-formuyut-zsu/" text:style-name="Internet_20_link" text:visited-style-name="Visited_20_Internet_20_Link">
https://armyinform.com.ua/2023/06/13/minoborony-ukrayiny-zakupovuye-drony-vijskovogo-pryznachennya-zgidno-z-tiyeyu-potreboyu-shho-formuyut-zsu/</text:a>
</text:p>
      <!--NEWS-->
      <text:h text:style-name="P10" text:outline-level="1">
<text:span text:style-name="T4">
Alexei Reznikov met with US Ambassador to Ukraine and newly appointed defense attaches at the United States Embassy</text:span>
</text:h>
      <text:p text:style-name="P4">
Author: ['АРМІЯINFORM']</text:p>
      <text:p text:style-name="P4">
Time: 2023-06-13T81:00:00-04:00</text:p>
      <text:p text:style-name="P4">
Description: Miniter defense of Ukraine Oleksiy Reznikov at Kiwi Zustych Zustychy Z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95d441d2-16ef-4f28-abcb-db2e2f648cf4.jpg" text:style-name="Internet_20_link" text:visited-style-name="Visited_20_Internet_20_Link">
95d441d2-16ef-4f28-abcb-db2e2f648cf4.jpg</text:a>
', '<text:a xlink:type="simple" xlink:href="https://armyinform.com.ua/wp-content/uploads/2023/06/0552617f-d178-4835-aef8-00491a35e48c-e1686662199998.jpg" text:style-name="Internet_20_link" text:visited-style-name="Visited_20_Internet_20_Link">
0552617f-d178-4835-aef8-00491a35e48c-e1686662199998.jpg</text:a>
']</text:p>
      <text:p text:style-name="P4">
Tags: ['ОЛЕКСІЙ РЕЗНІКОВ', 'ОФІЦІЙНО']</text:p>
      <text:p text:style-name="P4">
Category: News</text:p>
      <!--METADATA-->
      <text:p text:style-name="P4">
<draw:frame draw:style-name="fr1" draw:name="Image322" text:anchor-type="as-char" svg:width="6.9236in" svg:height="4.121706in" draw:z-index="0">
<draw:image xlink:href="../Images/AРМІЯINFORM/2023-06-13T81-00-00-04-00/95d441d2-16ef-4f28-abcb-db2e2f648cf4.jpg" xlink:type="simple" xlink:show="embed" xlink:actuate="onLoad" draw:mime-type="image/jpeg"/>
</draw:frame>
The Minister of Defense of Ukraine Alexei Reznikov in Kiev met with the US Ambassador to Ukraine Ms. Bridzit Brink and newly appointed Atatashez of Defense Issues at the US Embassy Brigade, General Kipling Kahler.</text:p>
      <text:p text:style-name="P4">
About it <text:a xlink:type="simple" xlink:href="https://www.mil.gov.ua/news/2023/06/13/oleksij-reznikov-zustrivsya-z-poslom-ssha-v-ukraini-ta-novopriznachenim-atashe-z-pitan-oboroni-pri-posolstvi-spoluchenih-shtativ/" text:style-name="Internet_20_link" text:visited-style-name="Visited_20_Internet_20_Link">
informs</text:a>
Ministry of Defence Ukraine.</text:p>
      <text:p text:style-name="P4">
The Minister of Defense of Ukraine congratulated the brigade General Kipling Kachler, with the appointment of a position and expressed his hope for further fruitful cooperation of mutually beneficial relations in the field of defense cooperation.</text:p>
      <text:p text:style-name="P4">
<draw:frame draw:style-name="fr1" draw:name="Image323" text:anchor-type="as-char" svg:width="6.9236in" svg:height="4.446599in" draw:z-index="0">
<draw:image xlink:href="../Images/AРМІЯINFORM/2023-06-13T81-00-00-04-00/0552617f-d178-4835-aef8-00491a35e48c-e1686662199998.jpg" xlink:type="simple" xlink:show="embed" xlink:actuate="onLoad" draw:mime-type="image/jpeg"/>
</draw:frame>
Oleksiy Reznikov also thanked the US side for the support of Ukraine of a large-scale invasion of the Russian Federation, a powerful material and technical assistance from the United States and an adamant and decisive position on defending the interest of the state in the international arena.</text:p>
      <text:p text:style-name="P4">
The issues of current and promising areas of cooperation were discussed by the construction of the Armed Forces of the Armed Forces to approach Ukraine's victory in the war.</text:p>
      <text:p text:style-name="P4">
The event was also attended by the First Deputy Minister of Defense of Ukraine Lieutenant General Oleksandr Pavlyuk, Deputy Minister of Defense Oleksandr Polishchuk, Vladimir Gavrilov and Denis Sharapov.</text:p>
      <text:p text:style-name="P4">
News Source: <text:a xlink:type="simple" xlink:href="https://armyinform.com.ua/2023/06/13/oleksij-reznikov-zustrivsya-z-poslom-ssha-v-ukrayini-ta-novopryznachenym-atashe-z-pytan-oborony-pry-posolstvi-spoluchenyh-shtativ/" text:style-name="Internet_20_link" text:visited-style-name="Visited_20_Internet_20_Link">
https://armyinform.com.ua/2023/06/13/oleksij-reznikov-zustrivsya-z-poslom-ssha-v-ukrayini-ta-novopryznachenym-atashe-z-pytan-oborony-pry-posolstvi-spoluchenyh-shtativ/</text:a>
</text:p>
      <!--NEWS-->
      <text:h text:style-name="P10" text:outline-level="1">
<text:span text:style-name="T4">
The head of state met with CEO</text:span>
</text:h>
      <text:p text:style-name="P4">
Author: ['АРМІЯINFORM']</text:p>
      <text:p text:style-name="P4">
Time: 2023-06-13T82:00:00-04:00</text:p>
      <text:p text:style-name="P4">
Description: Ukrainian President Volodymyr Zelensky Zustych Iz General Director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ec5ae8c909d0f0ec22f31e5c00b5a589_1686666346_extra_large.jpeg" text:style-name="Internet_20_link" text:visited-style-name="Visited_20_Internet_20_Link">
ec5ae8c909d0f0ec22f31e5c00b5a589_1686666346_extra_large.jpeg</text:a>
']</text:p>
      <text:p text:style-name="P4">
Tags: ['ВОЛОДИМИР ЗЕЛЕНСЬКИЙ', 'МАГАТЕ']</text:p>
      <text:p text:style-name="P4">
Category: News</text:p>
      <!--METADATA-->
      <text:p text:style-name="P4">
<draw:frame draw:style-name="fr1" draw:name="Image324" text:anchor-type="as-char" svg:width="6.9236in" svg:height="4.604691in" draw:z-index="0">
<draw:image xlink:href="../Images/AРМІЯINFORM/2023-06-13T82-00-00-04-00/ec5ae8c909d0f0ec22f31e5c00b5a589_1686666346_extra_large.jpeg" xlink:type="simple" xlink:show="embed" xlink:actuate="onLoad" draw:mime-type="image/jpeg"/>
</draw:frame>
President of Ukraine Volodymyr Zelensky held a meeting with the General Director of the International Atomic Energy Agency(IDA)Raphael Grosssey, who visits our country for the implementation of the agreements reached during a sideline conversation of the head of state with the head of the IAEA on June 6. About it <text:a xlink:type="simple" xlink:href="https://www.president.gov.ua/news/glava-derzhavi-zustrivsya-z-generalnim-direktorom-magate-83581" text:style-name="Internet_20_link" text:visited-style-name="Visited_20_Internet_20_Link">
reports</text:a>
Office of the President of Ukraine.</text:p>
      <text:p text:style-name="P4">
“Glad to greet you. Thank you for your presence in Ukraine. For what you react quickly to the challenges, ”the President said.</text:p>
      <text:p text:style-name="P4">
The Head of State stressed that due to the purposeful blast by Russia, the Dambikakhov Hydroelectric Power Plant, which is the greatest crime of the ecocid of the present, significantly improvise for the safety of the Zaporizhzhya nuclear power plant. Therefore, a very necessary and decisive reaction of the international community to this bold terrorist act.</text:p>
      <text:p text:style-name="P4">
Volodymyr Zelensky positively noted the presence of Inspectors of the Nazes Agency, illegally occupied by Russia, and congratulated Raphael Grossi's intention to personally take a person to assess the situation on the spot.</text:p>
      <text:p text:style-name="P4">
The head of state once again stressed that the only way to prevent a nuclear incentive at the Zaporozhye NPP is its complete demilitarization, the de -occupation of Ukraine's control over the station.</text:p>
      <text:p text:style-name="P4">
During the meeting, specific steps were discussed that need to be taken to minimize risks and prevent the incidents at the ZPP, as well as the ways of interaction of the IAEA for this purpose.</text:p>
      <text:p text:style-name="P4">
Volodymyr Zelensky supported the proposal of Raphael Grosssey to send to the Ukrainian group experts of the IEAE to evaluate the consequences of the undermining of the Kakhovka hydroelectric power station and the preparation of proposals for specific areas of assistance to overcome them. Vinnnaya stated that this mission would be given full assistance from the involved Ukrainian institutions.</text:p>
      <text:p text:style-name="P4">
News Source: <text:a xlink:type="simple" xlink:href="https://armyinform.com.ua/2023/06/13/glava-derzhavy-zustrivsya-z-generalnym-dyrektorom-magate/" text:style-name="Internet_20_link" text:visited-style-name="Visited_20_Internet_20_Link">
https://armyinform.com.ua/2023/06/13/glava-derzhavy-zustrivsya-z-generalnym-dyrektorom-magate/</text:a>
</text:p>
      <!--NEWS-->
      <text:h text:style-name="P10" text:outline-level="1">
<text:span text:style-name="T4">
Helping South of Ukraine with drinking water: the government has allocated funds for the construction of new main water supply</text:span>
</text:h>
      <text:p text:style-name="P4">
Author: ['АРМІЯINFORM']</text:p>
      <text:p text:style-name="P4">
Time: 2023-06-13T83:00:00-04:00</text:p>
      <text:p text:style-name="P4">
Description: The detachment of Ukrainian, in the same visible Mayzhe 2.5 billion UAH, Abi forgot the PIVEN of the Country of the water.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zbytky_vid_znyshhennya_kahovskoyi_ges-jpg.webp" text:style-name="Internet_20_link" text:visited-style-name="Visited_20_Internet_20_Link">
zbytky_vid_znyshhennya_kahovskoyi_ges-jpg.webp</text:a>
']</text:p>
      <text:p text:style-name="P4">
Tags: []</text:p>
      <text:p text:style-name="P4">
Category: News</text:p>
      <!--METADATA-->
      <text:p text:style-name="P4">
<draw:frame draw:style-name="fr1" draw:name="Image325" text:anchor-type="as-char" svg:width="6.9236in" svg:height="4.32725in" draw:z-index="0">
<draw:image xlink:href="../ConvertedIMGs/AРМІЯINFORM/2023-06-13T83-00-00-04-00/zbytky_vid_znyshhennya_kahovskoyi_ges-jpg.png" xlink:type="simple" xlink:show="embed" xlink:actuate="onLoad" draw:mime-type="image/png"/>
</draw:frame>
The Government of Ukraine has already allocated almost UAH 2.5 billion to provide the south of the country.</text:p>
      <text:p text:style-name="P4">
About it <text:a xlink:type="simple" xlink:href="https://t.me/Denys_Smyhal/5369" text:style-name="Internet_20_link" text:visited-style-name="Visited_20_Internet_20_Link">
stated</text:a>
Prime Minister of Ukraine Denyshigal.</text:p>
      <text:p text:style-name="P4">
“We begin the construction of new main water pipelines, we carry out an assessment of the damage to form a list of affected communities, ensure the transportation of drinking water, prepare a decision to pay the affected Ukrainians. To do this, today we have ordered the need for the need for local authorities to organize work on the survey of damaged buildings and structures. Special commissions and enough people should work to quickly survey, and calculations should be made to further restore people, ”he said.</text:p>
      <text:p text:style-name="P4">
Recall that the government appointed Minister of Internal Affairs Igor Klimenkacker works to eliminate the consequences of the terrorist attack of Russians on <text:a xlink:type="simple" xlink:href="https://armyinform.com.ua/tag/kahovska-ges-shtab-info/" text:style-name="Internet_20_link" text:visited-style-name="Visited_20_Internet_20_Link">
Kakhovsk hydroelectric power station</text:a>
. Такожбуло створено <text:a xlink:type="simple" xlink:href="https://armyinform.com.ua/2023/06/07/v-ukrayini-stvoreno-telegram-kanal-shtabu-iz-likvidacziyi-naslidkiv-pidryvu-kahovskoyi-ges/" text:style-name="Internet_20_link" text:visited-style-name="Visited_20_Internet_20_Link">
телеграм-канал</text:a>
the headquarters of the consequences of the blasting of the Kakhovka hydroelectric power station.</text:p>
      <text:p text:style-name="P4">
News Source: <text:a xlink:type="simple" xlink:href="https://armyinform.com.ua/2023/06/13/dopomoga-pivdnyu-ukrayiny-z-pytnoyu-vodoyu-uryad-vydilyv-koshty-na-budivnycztvo-novyh-magistralnyh-vodogoniv/" text:style-name="Internet_20_link" text:visited-style-name="Visited_20_Internet_20_Link">
https://armyinform.com.ua/2023/06/13/dopomoga-pivdnyu-ukrayiny-z-pytnoyu-vodoyu-uryad-vydilyv-koshty-na-budivnycztvo-novyh-magistralnyh-vodogoniv/</text:a>
</text:p>
      <!--NEWS-->
      <text:h text:style-name="P10" text:outline-level="1">
<text:span text:style-name="T4">
Our defense forces achieve great results on the battlefield - Alexei Reznikov</text:span>
</text:h>
      <text:p text:style-name="P4">
Author: ['АРМІЯINFORM']</text:p>
      <text:p text:style-name="P4">
Time: 2023-06-13T84:00:00-04:00</text:p>
      <text:p text:style-name="P4">
Description: Mainstr defense of Ukraine Oleksiy Reznikov, having spoke Iz Ministr Defense of the United States Lloy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yhfkxixsbyfbmv.jpg" text:style-name="Internet_20_link" text:visited-style-name="Visited_20_Internet_20_Link">
fyhfkxixsbyfbmv.jpg</text:a>
']</text:p>
      <text:p text:style-name="P4">
Tags: ['ЛЛОЙД ОСТІН', 'ОЛЕКСІЙ РЕЗНІКОВ', 'ОФІЦІЙНО']</text:p>
      <text:p text:style-name="P4">
Category: News</text:p>
      <!--METADATA-->
      <text:p text:style-name="P4">
<draw:frame draw:style-name="fr1" draw:name="Image326" text:anchor-type="as-char" svg:width="6.9236in" svg:height="3.98684in" draw:z-index="0">
<draw:image xlink:href="../Images/AРМІЯINFORM/2023-06-13T84-00-00-04-00/fyhfkxixsbyfbmv.jpg" xlink:type="simple" xlink:show="embed" xlink:actuate="onLoad" draw:mime-type="image/jpeg"/>
</draw:frame>
The Minister of Defense of Ukraine Oleksiy Reznikov spoke with the Minister of Defense Shatloid Austin.</text:p>
      <text:p text:style-name="P4">
“Today I had a very productive conversation with my American colleague Lloidostine. We exchanged thoughts on the eve of the next meeting in Ramstein format. Discussed the current situation on the forefront and needs of the Ukrainian army, ”<text:a xlink:type="simple" xlink:href="https://twitter.com/oleksiireznikov/status/1668659711535722509" text:style-name="Internet_20_link" text:visited-style-name="Visited_20_Internet_20_Link">
wrote</text:a>
Alexei Reznikov in Twitter.</text:p>
      <text:p text:style-name="P4">
According to the Minister of Defense of Ukraine, our defense forces reach large results on the battlefield.</text:p>
      <text:p text:style-name="P4">
“With the assistance of the US and other coalition members, they will finish the case to develop in one of the strongest armies of the world. We are going ahead of the common victory, ”Alexei Reznikov said.</text:p>
      <text:p text:style-name="P4">
News Source: <text:a xlink:type="simple" xlink:href="https://armyinform.com.ua/2023/06/13/nashi-syly-oborony-dosyagayut-velykyh-rezultativ-na-poli-boyu-oleksij-reznikov/" text:style-name="Internet_20_link" text:visited-style-name="Visited_20_Internet_20_Link">
https://armyinform.com.ua/2023/06/13/nashi-syly-oborony-dosyagayut-velykyh-rezultativ-na-poli-boyu-oleksij-reznikov/</text:a>
</text:p>
      <!--NEWS-->
      <text:h text:style-name="P10" text:outline-level="1">
<text:span text:style-name="T4">
The enemy made 29 aviation blows and made about 20 shelling of the RSSV</text:span>
</text:h>
      <text:p text:style-name="P4">
Author: ['АРМІЯINFORM']</text:p>
      <text:p text:style-name="P4">
Time: 2023-06-13T85:00:00-04:00</text:p>
      <text:p text:style-name="P4">
Description: About the General Headquarters of the ZSU in the Operational INformation. “The war with Ukraine 2022, the war with Ukraine is the latest news today, the war with Ukraine 2022 is the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0/rakety-pvk-zahid-e1676021938464.jpeg" text:style-name="Internet_20_link" text:visited-style-name="Visited_20_Internet_20_Link">
rakety-pvk-zahid-e1676021938464.jpeg</text:a>
']</text:p>
      <text:p text:style-name="P4">
Tags: ['STOPRUSSIA', 'АГРЕСІЯ РФ']</text:p>
      <text:p text:style-name="P4">
Category: News</text:p>
      <!--METADATA-->
      <text:p text:style-name="P4">
<draw:frame draw:style-name="fr1" draw:name="Image327" text:anchor-type="as-char" svg:width="6.9236in" svg:height="4.039271in" draw:z-index="0">
<draw:image xlink:href="../Images/AРМІЯINFORM/2023-06-13T85-00-00-04-00/rakety-pvk-zahid-e1676021938464.jpeg" xlink:type="simple" xlink:show="embed" xlink:actuate="onLoad" draw:mime-type="image/jpeg"/>
</draw:frame>
Illustrative Photo <text:span text:style-name="T4">
 🔥 Situation on Russian Completion </text:span>
</text:p>
      <text:p text:style-name="P4">
About it <text:a xlink:type="simple" xlink:href="https://www.facebook.com/GeneralStaff.ua/posts/pfbid08DfHb68EzUPK2SZXjknLrJKwNAfydbs67dF5KTEBBUvVDsCUVmoEZQLiK8VMe84Tl" text:style-name="Internet_20_link" text:visited-style-name="Visited_20_Internet_20_Link">
reports</text:a>
The General Staff of the Armed Forces in operational information.</text:p>
      <text:p text:style-name="P4">
“During the day, Russian invaders have inflicted on another missile and aviation impact by Ukraine using 16 winged air base missiles X-101/X-555 and 4 Iranian Iranian UAVs" Shahd "on the objects of critical infrastructure of Nakarkiv region and residential buildings in Kryvyi.</text:p>
      <text:p text:style-name="P4">
The forces and means of air defense of the Air Force of the Armed Forces of Ukraine have declared 11 winged missiles and one shock drone, ”the message reads.</text:p>
      <text:p text:style-name="P4">
In addition, the enemy caused 29 aviation strikes and carried out about 20 shelling of rocket launchers on the positions of our troops and inhabited pens. Unfortunately, there are killed and injured among civilians, destroyed the object of critical infrastructure, residential buildings, and other civilized administrative infrastructure were damaged.</text:p>
      <text:p text:style-name="P4">
The likelihood of missile and aviation strikes throughout Ukraine is high.</text:p>
      <text:p text:style-name="P4">
News Source: <text:a xlink:type="simple" xlink:href="https://armyinform.com.ua/2023/06/13/vorog-zavdav-29-aviaczijnyh-udariv-ta-zdijsnyv-blyzko-20-obstriliv-z-rszv/" text:style-name="Internet_20_link" text:visited-style-name="Visited_20_Internet_20_Link">
https://armyinform.com.ua/2023/06/13/vorog-zavdav-29-aviaczijnyh-udariv-ta-zdijsnyv-blyzko-20-obstriliv-z-rszv/</text:a>
</text:p>
      <!--NEWS-->
      <text:h text:style-name="P10" text:outline-level="1">
<text:span text:style-name="T4">
The US has announced a new military assistance package to Ukraine</text:span>
</text:h>
      <text:p text:style-name="P4">
Author: ['АРМІЯINFORM']</text:p>
      <text:p text:style-name="P4">
Time: 2023-06-13T86:00:00-04:00</text:p>
      <text:p text:style-name="P4">
Description: About the Potodagon Pentagon, the Pentagon. “The United States has shifted the Suhydniy Minіstniy man of the US defense ... The war with Ukraine, the war with Ukraine is the latest news today, the war with Ukraine 2022 is the last for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6/91_main-v1685556136.jpg" text:style-name="Internet_20_link" text:visited-style-name="Visited_20_Internet_20_Link">
91_main-v1685556136.jpg</text:a>
']</text:p>
      <text:p text:style-name="P4">
Tags: ['STOPRUSSIA', 'АГРЕСІЯ РФ', 'США']</text:p>
      <text:p text:style-name="P4">
Category: News</text:p>
      <!--METADATA-->
      <text:p text:style-name="P4">
<draw:frame draw:style-name="fr1" draw:name="Image328" text:anchor-type="as-char" svg:width="6.9236in" svg:height="4.61903in" draw:z-index="0">
<draw:image xlink:href="../Images/AРМІЯINFORM/2023-06-13T86-00-00-04-00/91_main-v1685556136.jpg" xlink:type="simple" xlink:show="embed" xlink:actuate="onLoad" draw:mime-type="image/jpeg"/>
</draw:frame>
Illustrative photo</text:p>
      <text:p text:style-name="P4">
About it <text:a xlink:type="simple" xlink:href="https://www.defense.gov/News/Releases/Release/Article/3426389/biden-administration-announces-additional-security-assistance-for-ukraine/" text:style-name="Internet_20_link" text:visited-style-name="Visited_20_Internet_20_Link">
reported</text:a>
Pentagon press service.</text:p>
      <text:p text:style-name="P4">
“Today, the US Department of Defense has announced additional security assistance to meet the critical needs of Ukraine in the field of security and defense. This is a forty removal of the equipment by the Biden Administration from the Defense Ministry for Ukraine since August 2021. It contains key to helping the efforts of Ukraine to return its sovereign Tudlya Air Defense territory, which courageously protects Ukrainian soldiers, civilians and critical infrastructure, as well as artillery, anti -dancing system and ammunition for up to $ 325 million.</text:p>
      <text:p text:style-name="P4">
<text:span text:style-name="T4">
 The new package included: </text:span>
</text:p>
      <ul>
        <li>
missiles for NASAMS air defense complexes; * Stinger MANA; * ammunition for HIMARS; * 155 mm and 105 mm artillery shells; * 15 BMP Bradley; * 15 APC Stryker; * Javelin PTRC; * ammunition for TTRC Tow; * AT-4 anti-tank grenade launchers; * more than 22 million cartridges for small arms and grenades; * shells to overcome obstacles; * means of protected communication; * spare parts and other equipment.</li>
      </ul>
      <text:p text:style-name="P4">
"The United States will continue to work with their allies by the Tapartners to provide Ukraine with opportunities to meet its non -range needs on the battlefield and long -term security needs," the Pentagon was evolved.</text:p>
      <text:p text:style-name="P4">
News Source: <text:a xlink:type="simple" xlink:href="https://armyinform.com.ua/2023/06/13/ssha-ogolosyly-pro-novyj-paket-vijskovoyi-dopomogy-ukrayini-2/" text:style-name="Internet_20_link" text:visited-style-name="Visited_20_Internet_20_Link">
https://armyinform.com.ua/2023/06/13/ssha-ogolosyly-pro-novyj-paket-vijskovoyi-dopomogy-ukrayini-2/</text:a>
</text:p>
      <!--NEWS-->
      <text:h text:style-name="P10" text:outline-level="1">
<text:span text:style-name="T4">
The President discussed possible scenarios for the creation of a special international tribunal on the crime of aggression against Ukraine</text:span>
</text:h>
      <text:p text:style-name="P4">
Author: ['АРМІЯINFORM']</text:p>
      <text:p text:style-name="P4">
Time: 2023-06-13T87:00:00-04:00</text:p>
      <text:p text:style-name="P4">
Description: President of Ukraine Volodymyr Zelensky Zrada Schodo Skhodes Speci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745b5789b5a82b13c56e8de9a9b323c6_1686662733_extra_large.jpeg" text:style-name="Internet_20_link" text:visited-style-name="Visited_20_Internet_20_Link">
745b5789b5a82b13c56e8de9a9b323c6_1686662733_extra_large.jpeg</text:a>
']</text:p>
      <text:p text:style-name="P4">
Tags: ['АГРЕСІЯ РФ', 'ВОЛОДИМИР ЗЕЛЕНСЬКИЙ', 'ТРИБУНАЛ']</text:p>
      <text:p text:style-name="P4">
Category: News</text:p>
      <!--METADATA-->
      <text:p text:style-name="P4">
<draw:frame draw:style-name="fr1" draw:name="Image329" text:anchor-type="as-char" svg:width="6.9236in" svg:height="4.604691in" draw:z-index="0">
<draw:image xlink:href="../Images/AРМІЯINFORM/2023-06-13T87-00-00-04-00/745b5789b5a82b13c56e8de9a9b323c6_1686662733_extra_large.jpeg" xlink:type="simple" xlink:show="embed" xlink:actuate="onLoad" draw:mime-type="image/jpeg"/>
</draw:frame>
President of Ukraine Volodymyr Zelensky held a meeting on the creation of a special international tribunal, which will judge the Russian military-political leadership for crime of aggression against Ukraine.</text:p>
      <text:p text:style-name="P4">
The head of state emphasized that occupation Russian troops in Ukraine resort to the most difficult forms of aggression: illegal annexation of territories, murder, torture, rape of civilians, genocide, destruction of civil infrastructure objects, etc.</text:p>
      <text:p text:style-name="P4">
"The tribunal is necessary to punish the aggressor who has begun a war against our country, and thus restore the fairness," the President of Ukraine said.</text:p>
      <text:p text:style-name="P4">
According to him, without the punishment of the Russian Federation for the crime of aggression, the world architectural safety will be destroyed and no one will feel protected.</text:p>
      <text:p text:style-name="P4">
For his part, the deputy head of the Presidential Office Andriy Smirnov stated that the assignment of this war on the part of the Russian leadership and the military passes all acceptable limits.</text:p>
      <text:p text:style-name="P4">
"It is the largest war in Europe since the Second World War, and the reactions of the international community to it should be appropriate," he said.</text:p>
      <text:p text:style-name="P4">
Volodymyr Zelensky instructed the draft resolution of the General Assembly on the need to create a special international tribunal, which was coordinated with the position of partners of Ukraine.</text:p>
      <text:p text:style-name="P4">
The meeting also decided to analyze the mechanism of forming a tribunal by signing a number of partner countries of the respective international order. At the same time, the rest of the states will remain the opportunity without being the founders of the tribunal, to support its activities and to recognize the decision.</text:p>
      <text:p text:style-name="P4">
<text:span text:style-name="T4">
 Source: </text:span>
 <text:a xlink:type="simple" xlink:href="https://www.president.gov.ua/news/prezident-obgovoriv-mozhlivi-scenariyi-stvorennya-specialnog-83577" text:style-name="Internet_20_link" text:visited-style-name="Visited_20_Internet_20_Link">
Presidential Office</text:a>
</text:p>
      <text:p text:style-name="P4">
News Source: <text:a xlink:type="simple" xlink:href="https://armyinform.com.ua/2023/06/13/prezydent-obgovoryv-mozhlyvi-sczenariyi-stvorennya-speczialnogo-mizhnarodnogo-trybunalu-shhodo-zlochynu-agresiyi-proty-ukrayiny/" text:style-name="Internet_20_link" text:visited-style-name="Visited_20_Internet_20_Link">
https://armyinform.com.ua/2023/06/13/prezydent-obgovoryv-mozhlyvi-sczenariyi-stvorennya-speczialnogo-mizhnarodnogo-trybunalu-shhodo-zlochynu-agresiyi-proty-ukrayiny/</text:a>
</text:p>
      <!--NEWS-->
      <text:h text:style-name="P10" text:outline-level="1">
<text:span text:style-name="T4">
A powerful support package of Ukraine at the Vilnius Summit is expected - Anthony Blinken</text:span>
</text:h>
      <text:p text:style-name="P4">
Author: ['Єгор Брайлян']</text:p>
      <text:p text:style-name="P4">
Time: 2023-06-13T88:00:00-04:00</text:p>
      <text:p text:style-name="P4">
Description: About Ts by saying the U.S. Derzhsekretter, Entonin Blinken Pіd Hour of the Wilzhennya Spilny, by the declared at onc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ЕНТОНІ БЛІНКЕН', 'НАТО', 'США']</text:p>
      <text:p text:style-name="P4">
Category: News</text:p>
      <!--METADATA-->
      <text:p text:style-name="P4">
<draw:frame draw:style-name="fr1" draw:name="Image330" text:anchor-type="as-char" svg:width="6.9236in" svg:height="3.935897in" draw:z-index="0">
<draw:image xlink:href="../Images/AРМІЯINFORM/2023-06-13T88-00-00-04-00/230613-sg-biden_rdax_775x440p.jpg" xlink:type="simple" xlink:show="embed" xlink:actuate="onLoad" draw:mime-type="image/jpeg"/>
</draw:frame>
This was stated by US Secretary of State Anthony Blinken during the publication of jointly with NATO Secretary General Jens Stoltenberg at the US State Department.</text:p>
      <text:p text:style-name="P4">
Jens Stoltenberg is on a visit to the United States on June 12-13, during which he was founded with State Secretary Anthony Blinken and US President Joe Biden.(Lithuania)that will take place on July 11-12.</text:p>
      <text:p text:style-name="P4">
“We had an opportunity today with Secretary General and President(Jobiden. - Ed.)To talk about our next Vilnius Summit of the next month. It will be a very important milestone for the whole alliance. This is a belief, ask at the summit.</text:p>
      <text:p text:style-name="P4">
Of course, the Alliance confirms its commitment to Article 5. The latter will see how our obligation to strengthen our defense investments in order to strengthen the restraint and defense capability of the Alliance, ”Blinken emphasized.</text:p>
      <text:p text:style-name="P4">
The US Secretary of State thanked NATO Secretary General for his leadership in the world. At the same time, the high -ranking official stressed that Ukraine will continue to support NATO allies.</text:p>
      <text:p text:style-name="P4">
“I thank the Secretary General of Stoltenberg for his friendship and partnership. It is also for leadership in one of the most difficult times that I remember in history. The work of its strong and firm hand our alliance is stronger and more united as it is. I expect that you will see a powerful package of practical support for Ukraine at the summit, ”the US Secretary of State said.</text:p>
      <text:p text:style-name="P4">
Another issue that will be resolved at the NATO summit in Vilnius is the Schwedia membership in the Alliance. Due to political issues from Turkey, this issue has not been regulated since last year. On April 4 this year, Finland became the 31st country. Another relevant aspect for the Alliance is to increase cooperation with the lasium, taking into account the China's factor.</text:p>
      <text:p text:style-name="P4">
“We also believe that it is time to become Sweden as the next member of the Alliance. We also look forward to further strengthening our partnership with the Indo-Pacific region, ”Anthony Blinken summarized.</text:p>
      <text:p text:style-name="P4">
News Source: <text:a xlink:type="simple" xlink:href="https://armyinform.com.ua/2023/06/13/ochikuyetsya-potuzhnyj-paket-pidtrymky-ukrayiny-na-samiti-u-vilnyusi-entoni-blinken/" text:style-name="Internet_20_link" text:visited-style-name="Visited_20_Internet_20_Link">
https://armyinform.com.ua/2023/06/13/ochikuyetsya-potuzhnyj-paket-pidtrymky-ukrayiny-na-samiti-u-vilnyusi-entoni-blinken/</text:a>
</text:p>
      <!--NEWS-->
      <text:h text:style-name="P10" text:outline-level="1">
<text:span text:style-name="T4">
The occupiers are robbing houses in flooded settlements on the Left Bank of Kherson Region</text:span>
</text:h>
      <text:p text:style-name="P4">
Author: ['АРМІЯINFORM']</text:p>
      <text:p text:style-name="P4">
Time: 2023-06-13T89:00:00-04:00</text:p>
      <text:p text:style-name="P4">
Description: About the General Headquarters of the ZSU in the Operational INformation. “The flooding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gettyimages-1277729791-768x432-1.webp" text:style-name="Internet_20_link" text:visited-style-name="Visited_20_Internet_20_Link">
gettyimages-1277729791-768x432-1.webp</text:a>
']</text:p>
      <text:p text:style-name="P4">
Tags: ['STOPRUSSIA', 'ГШ ЗСУ']</text:p>
      <text:p text:style-name="P4">
Category: News</text:p>
      <!--METADATA-->
      <text:p text:style-name="P4">
<draw:frame draw:style-name="fr1" draw:name="Image331" text:anchor-type="as-char" svg:width="6.9236in" svg:height="3.894525in" draw:z-index="0">
<draw:image xlink:href="../ConvertedIMGs/AРМІЯINFORM/2023-06-13T89-00-00-04-00/gettyimages-1277729791-768x432-1.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8DfHb68EzUPK2SZXjknLrJKwNAfydbs67dF5KTEBBUvVDsCUVmoEZQLiK8VMe84Tl" text:style-name="Internet_20_link" text:visited-style-name="Visited_20_Internet_20_Link">
reports</text:a>
The General Staff of the Armed Forces in operational information.</text:p>
      <text:p text:style-name="P4">
“In the flooded naked pier, the invaders retain their presence, carry out the evacuation points and accuse the units of the Armed Forces of Ukraine. In turn, the occupying so -called power forces the local population to speak the words of gratitude to the MCS of the Russian Federation for the rescue of Taivacup. Although, all this time, without waiting for help from occupying power, people were forced to save each other on their own. After stabilizing the stabilization and departure of water, returning to the city, people become witnessing and robbery of their own homes, ”the message reads.</text:p>
      <text:p text:style-name="P4">
News Source: <text:a xlink:type="simple" xlink:href="https://armyinform.com.ua/2023/06/13/okupanty-grabuyut-budynky-u-zatoplenyh-naselenyh-punktah-na-livoberezhzhi-hersonshhyny/" text:style-name="Internet_20_link" text:visited-style-name="Visited_20_Internet_20_Link">
https://armyinform.com.ua/2023/06/13/okupanty-grabuyut-budynky-u-zatoplenyh-naselenyh-punktah-na-livoberezhzhi-hersonshhyny/</text:a>
</text:p>
      <!--NEWS-->
      <text:h text:style-name="P10" text:outline-level="1">
<text:span text:style-name="T4">
At night the Russians hit the residential p ’.</text:span>
</text:h>
      <text:p text:style-name="P4">
Author: ['АРМІЯINFORM']</text:p>
      <text:p text:style-name="P4">
Time: 2023-06-13T8:00:00-04:00</text:p>
      <text:p text:style-name="P4">
Description: Sogodni Vnochi Rosiyska Federalsa headed the Chergovikh stroke in Ukrainian. Є Vluchannya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5204059092442794634_y.jpg" text:style-name="Internet_20_link" text:visited-style-name="Visited_20_Internet_20_Link">
photo_5204059092442794634_y.jpg</text:a>
']</text:p>
      <text:p text:style-name="P4">
Tags: ['ГЕНЕРАЛЬНИЙ ШТАБ ЗС УКРАЇНИ', 'КРИВИЙ РІГ', 'ОПЕРАТИВНА ОБСТАНОВКА', 'РОСІЙСЬКА РАКЕТНА АТАКА']</text:p>
      <text:p text:style-name="P4">
Category: News</text:p>
      <!--METADATA-->
      <text:p text:style-name="P4">
<draw:frame draw:style-name="fr1" draw:name="Image332" text:anchor-type="as-char" svg:width="6.9236in" svg:height="5.1927in" draw:z-index="0">
<draw:image xlink:href="../Images/AРМІЯINFORM/2023-06-13T8-00-00-04-00/photo_5204059092442794634_y.jpg" xlink:type="simple" xlink:show="embed" xlink:actuate="onLoad" draw:mime-type="image/jpeg"/>
</draw:frame>
Tonight, the Russian Federation struck regular blows in Ukraine. Yevluhku in a five -storey building and other civilian objects of infrastructure of the Infrastructure.</text:p>
      <text:p text:style-name="P4">
About it <text:a xlink:type="simple" xlink:href="https://www.facebook.com/GeneralStaff.ua/posts/pfbid0H72K3UihyAsSdegF1DaDX7GLd75UUcZ2eivULzW8f6emcY7S13sK13ArT4LBhruTl" text:style-name="Internet_20_link" text:visited-style-name="Visited_20_Internet_20_Link">
reports</text:a>
The General Staff of the Armed Forces in operational information.</text:p>
      <text:p text:style-name="P4">
Unfortunately, there are victims in extremely serious condition. The information is specified.</text:p>
      <text:p text:style-name="P4">
According to preliminary information, the enemy used 14 winged missiles X-101/555, and 10 was destroyed by air defense. Also released in Ukraine 4 "Shahda", 1 - destroyed by our defenders.</text:p>
      <text:p text:style-name="P4">
During the last day, Russian invaders have used two winged rocketmarks "caliber" on residential buildings in Kharkiv region.</text:p>
      <text:p text:style-name="P4">
In addition, the enemy struck 31 aviation strikes and carried out 47 shelling of the reactive volley fire systems on the positions of our troops and inhabited pens.</text:p>
      <text:p text:style-name="P4">
“Civil infrastructure has been destroyed. In particular, as a result of the shelling of the Sumy region and Shevchenko Kharkiv region, private homes were destroyed, ”the message reads.</text:p>
      <text:p text:style-name="P4">
Also, Russian terrorists dumped on the city of Orikhiv of Zaporizhzhya region 3 kernels, one civilian was killed, private buildings were destroyed.</text:p>
      <text:p text:style-name="P4">
As a result of the Avdiivka, civilians, damaged houses and residential high -rise buildings, are injured in Avdiivka.</text:p>
      <text:p text:style-name="P4">
News Source: <text:a xlink:type="simple" xlink:href="https://armyinform.com.ua/2023/06/13/unochi-rosiyany-vdaryly-po-zhytlovij-pyatypoverhivczi-u-kryvomu-rozi-ye-postrazhdali/" text:style-name="Internet_20_link" text:visited-style-name="Visited_20_Internet_20_Link">
https://armyinform.com.ua/2023/06/13/unochi-rosiyany-vdaryly-po-zhytlovij-pyatypoverhivczi-u-kryvomu-rozi-ye-postrazhdali/</text:a>
</text:p>
      <!--NEWS-->
      <text:h text:style-name="P10" text:outline-level="1">
<text:span text:style-name="T4">
We have to ensure that the terror of the Russian Federation becomes impossible with partners - Zelensky</text:span>
</text:h>
      <text:p text:style-name="P4">
Authors: Ukrinform (Person)</text:p>
      <text:p text:style-name="P4">
Publisher: Укринформ (Organization)</text:p>
      <text:p text:style-name="P4">
Published Time: 2023-06-13T8:59:00+03:00</text:p>
      <text:p text:style-name="P4">
Modified Time: 2023-06-13T22:59:00+03:00</text:p>
      <text:p text:style-name="P4">
Description: The conscious Russian blow to the ordinary city only once again proves the simple truth: we have to ensure that Russian terror becomes impossible with our partner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Кривий Ріг', 'Тероризм', 'ЗСУ', 'Росія', 'Зеленський', 'Війна з Росією', '#stoprussia', 'Ракетний удар']</text:p>
      <text:p text:style-name="P4">
Type: Article</text:p>
      <!--METADATA-->
      <text:p text:style-name="P4">
<draw:frame draw:style-name="fr1" draw:name="Image333" text:anchor-type="as-char" svg:width="6.9236in" svg:height="3.956343in" draw:z-index="0">
<draw:image xlink:href="../Images/yкринформ/2023-06-13T8-59-00-03-00/630_360_1682451261-591.jpeg" xlink:type="simple" xlink:show="embed" xlink:actuate="onLoad" draw:mime-type="image/jpeg"/>
</draw:frame>
A conscious Russian blow to the ordinary city only once again proves the simple truth: we have mimic together with partners to ensure physically such conditions that Russian terrorist is impossible.</text:p>
      <text:p text:style-name="P4">
This was stated in the evening <text:a xlink:type="simple" xlink:href="https://www.youtube.com/watch" text:style-name="Internet_20_link" text:visited-style-name="Visited_20_Internet_20_Link">
video closer</text:a>
President Volodymyr Zelenskyy, reports Ukrinform.</text:p>
      <text:p text:style-name="P4">
<text:span text:style-name="T5">
Viso, <text:a xlink:type="simple" xlink:href="https://t.me/OP_UA/9719" text:style-name="Internet_20_link" text:visited-style-name="Visited_20_Internet_20_Link">
Presidential Office, Telegrams</text:a>
</text:span>
</text:p>
      <text:p text:style-name="P4">
_ <text:span text:style-name="T4">
 Dear Ukrainians and Ukrainians!</text:span>
 _</text:p>
      <text:p text:style-name="P4">
This afternoon rescue work and parsing in Kryvyi Cravishly, a rocket attack of terrorists were completed. Unfortunately, 11 people were killed, among them di -evvitin ... My condolences to my relatives and loved ones. There are only more than 30 people injured. They are given the necessary help.</text:p>
      <text:p text:style-name="P4">
I want to thank everyone and everyone who participated in the rescue operation: SES rescuers, doctors, police, volunteers, local authorities, ordinary people. Thank you for every saved life!Thank you for every person whom they have been now.</text:p>
      <text:p text:style-name="P4">
This conscious Russian blow to the ordinary city only once again proves the prostitical one: we have to ensure that the Russian terror becomes impossible with our partners.</text:p>
      <text:p text:style-name="P4">
The first is our air shield. Sufficient number of air defense systems. Plus modern fighters. When the Russian ability to beat in our cities and villages is physically limited by our air shield, only then the terrorist-terrorist will understand that there will be alternatives for all Ukrainians and the loss for all Ukrainians and the loss for Russian.</text:p>
      <text:p text:style-name="P4">
The second is the destruction of the basis for terror, for the production of terrorist rockets by the state. Unfortunately, Russia is still able to obtain critical components for the production of missiles created by companies from around the world, such as companies from some partner countries. In different ways, these components are then supplemented in Russia. If we take, for example, one of the missiles that hit the Cryvyi Rih now, then about 50 components in it - predominant -electronics - produced in other countries.</text:p>
      <text:p text:style-name="P4">
And today a meeting of representatives of our country with diplomats of corresponding countries took place. The list of companies that supply Russia for killer components has all partners. There is this list. The understanding of how Russian terrorist is deceiving the world is also in the world. And we are waiting for the conclusions of the fatty actions that will stop Russian rocket terror.It is definitely cheaper - once and for all to block the components for terrorists for terrorists for terror than to constantly spend new and new air defense tracks.</text:p>
      <text:p text:style-name="P4">
Today, there was a meeting on the preparation of the inevitable, legitimately fair responsibility of Russia for this aggression. We work out several X -molds for the creation of a special tribunal for the crime of aggression. The crime must be corresponded to the highest Russian leadership. A crime that is born other crimes of this war. And such responsibility will definitely be. In fact, this is not an easy task. But the Ukrainians have done so much difficult to do so that they will not only do it, but will be fulfilled with pleasure. The tribunal will be.</text:p>
      <text:p text:style-name="P4">
He met today with the CEO of IAEA Grossi. We are very active to prevent any incidents from the occupied Russian nuclear power plant. While the invaders are there, there is a risk for the world, and this is obvious. Only the complete de -occupation of the station and its return Podu -Ukrainian control can guarantee safety. And we will do everything for that.</text:p>
      <text:p text:style-name="P4">
It is good that the IAEA proposes to send to us, to Ukraine, a group of experts, which appreciate the consequences of the destruction of the dam and other structures of the Kakhovka hydroelectric power station. Sleeply to know in all the details of what is happening and what crime against the nature of the music was committed by Russia. I hope the IAEA experts will work in the near future.</text:p>
      <text:p text:style-name="P4">
And necessarily - our warriors, our characters. Thank you all who are in battle now, who protects and promotes our positions.</text:p>
      <text:p text:style-name="P4">
For example, the Bakhmut direction-which is, in particular, warriors of the 80th separate brigadidshv ... There is a forward movement in different areas. I thank you!Thank you for the extraordinary hardship!</text:p>
      <text:p text:style-name="P4">
The units of Tavriya dawn - in the conditions of extremely cruel battles, in the conditions of aviation and artillery advantage of the invaders there is a forward movement!Thank you, warriors!Thank you for every step and for every meter of Ukrainian land that is released by the Edental Evil. Marines of the 35th and 36th separate brigades, the 110th separately mechanized brigade, a 128th separate mountain-assault brigade, paratroopers of our seventystyevatyka, artillerymen of the 55th separate brigade "Zaporizhzhya Sich". Thank you for your strength!</text:p>
      <text:p text:style-name="P4">
And thank you all in our society, who understands that the liberation of our land then requires difficult, heroic and intense actions that give the back, step by step the necessary power by our offensives!</text:p>
      <text:p text:style-name="P4">
Glory to Ukrainian heroes!Glory to all in the world who helps!<text:span text:style-name="T4">
<text:span text:style-name="T5">
 Glory to Ukraine!</text:span>
 </text:span>
</text:p>
      <text:p text:style-name="P4">
News Source: <text:a xlink:type="simple" xlink:href="https://www.ukrinform.ua/rubric-ato/3722523-maemo-razom-iz-partnerami-zabezpeciti-umovi-abi-teror-rf-stav-nemozlivim-zelenskij.html" text:style-name="Internet_20_link" text:visited-style-name="Visited_20_Internet_20_Link">
https://www.ukrinform.ua/rubric-ato/3722523-maemo-razom-iz-partnerami-zabezpeciti-umovi-abi-teror-rf-stav-nemozlivim-zelenskij.html</text:a>
</text:p>
      <!--NEWS-->
      <text:h text:style-name="P10" text:outline-level="1">
<text:span text:style-name="T4">
30 settlements in Kherson region and 31 are flooded - Denis Shmigal - Denis Shmigal -</text:span>
</text:h>
      <text:p text:style-name="P4">
Author: ['АРМІЯINFORM']</text:p>
      <text:p text:style-name="P4">
Time: 2023-06-13T90:00:00-04:00</text:p>
      <text:p text:style-name="P4">
Description: Naslіdok of Rosіyskiye for the Kakhovsky Ges Pidtopolini gets flooded 30 popu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thumb_204644_820_360_0_0_auto.jpg" text:style-name="Internet_20_link" text:visited-style-name="Visited_20_Internet_20_Link">
thumb_204644_820_360_0_0_auto.jpg</text:a>
']</text:p>
      <text:p text:style-name="P4">
Tags: ['STOPRUSSIA']</text:p>
      <text:p text:style-name="P4">
Category: News</text:p>
      <!--METADATA-->
      <text:p text:style-name="P4">
<draw:frame draw:style-name="fr1" draw:name="Image334" text:anchor-type="as-char" svg:width="6.9236in" svg:height="4.610104in" draw:z-index="0">
<draw:image xlink:href="../Images/AРМІЯINFORM/2023-06-13T90-00-00-04-00/thumb_204644_820_360_0_0_auto.jpg" xlink:type="simple" xlink:show="embed" xlink:actuate="onLoad" draw:mime-type="image/jpeg"/>
</draw:frame>
As a result of the Russian terrorist attack on the Kakhovskaya hydroelectric power station, 30 painting points in the Kherson region and 31 settlements in Mykolaiv are flooded, and at the same time there is a decrease in water level in the Dnieper. This <text:a xlink:type="simple" xlink:href="https://www.kmu.gov.ua/news/pidtoplenymy-zalyshaiutsia-30-naselenykh-punktiv-na-khersonshchyni-ta-31-na-mykolaivshchyni-premier-ministr" text:style-name="Internet_20_link" text:visited-style-name="Visited_20_Internet_20_Link">
noted</text:a>
Prime Minister Denis Schmigal while the government has reached the government on June 13.</text:p>
      <text:p text:style-name="P4">
“More than 3,700 people have already evacuated. Deep thanks to rescuers, doctors, police and volunteers who are selflessly and often under Russian units-help people, ”the Prime Minister said.</text:p>
      <text:p text:style-name="P4">
Denis Shmigal also expressed gratitude to the international partners who have already aged to the disaster. Within the framework of the EU civil protection mechanism, 13 countries provide assistance. According to him, it is about tens and hundreds of boats, rafts, motor pumps, generators, containers, tanks and water filters, and also many other things. The head of government, in particular, thanked for the already assistance of the United States, the United Kingdom, Japan, Canada and more.</text:p>
      <text:p text:style-name="P4">
News Source: <text:a xlink:type="simple" xlink:href="https://armyinform.com.ua/2023/06/13/pidtoplenymy-zalyshayutsya-30-naselenyh-punktiv-na-hersonshhyni-ta-31-na-mykolayivshhyni-denys-shmygal/" text:style-name="Internet_20_link" text:visited-style-name="Visited_20_Internet_20_Link">
https://armyinform.com.ua/2023/06/13/pidtoplenymy-zalyshayutsya-30-naselenyh-punktiv-na-hersonshhyni-ta-31-na-mykolayivshhyni-denys-shmygal/</text:a>
</text:p>
      <!--NEWS-->
      <text:h text:style-name="P10" text:outline-level="1">
<text:span text:style-name="T4">
Valery Zaluzhni had a telephone conversation with General Mark Millie</text:span>
</text:h>
      <text:p text:style-name="P4">
Author: ['АРМІЯINFORM']</text:p>
      <text:p text:style-name="P4">
Time: 2023-06-13T91:00:00-04:00</text:p>
      <text:p text:style-name="P4">
Description: ZSU General Valeriy Zaluzhny Rospovyv Golovі Ophtnaya Komite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657079_573559528272870_1023483811714256975_n.jpg" text:style-name="Internet_20_link" text:visited-style-name="Visited_20_Internet_20_Link">
353657079_573559528272870_1023483811714256975_n.jpg</text:a>
']</text:p>
      <text:p text:style-name="P4">
Tags: ['ВАЛЕРІЙ ЗАЛУЖНИЙ', 'МАРК МІЛЛІ', 'ТЕЛЕФОННА РОЗМОВА']</text:p>
      <text:p text:style-name="P4">
Category: News</text:p>
      <!--METADATA-->
      <text:p text:style-name="P4">
<draw:frame draw:style-name="fr1" draw:name="Image335" text:anchor-type="as-char" svg:width="6.9236in" svg:height="6.9236in" draw:z-index="0">
<draw:image xlink:href="../Images/AРМІЯINFORM/2023-06-13T91-00-00-04-00/353657079_573559528272870_1023483811714256975_n.jpg" xlink:type="simple" xlink:show="embed" xlink:actuate="onLoad" draw:mime-type="image/jpeg"/>
</draw:frame>
The Commander -in -Chief of the Armed Forces, General Valery Zaluzhny, told the head of the United States Chiefs of Staff General Mark Millie about the situation on the front. On the east and south of our country, heavy fights of the defense and offensive character continue. We have some successes, we implement our plans, move forward. Proce <text:a xlink:type="simple" xlink:href="https://www.facebook.com/CinCAFU/posts/pfbid0ySXGvGHsLrY2HvT5t4Ru1LnEBQGAeKyQf8RiX1pwnuM4PGyu8oQYjnxtuaBWrY5ql" text:style-name="Internet_20_link" text:visited-style-name="Visited_20_Internet_20_Link">
the statement</text:a>
On the Facebook page the Armed Forces Commander.</text:p>
      <text:p text:style-name="P4">
“On the eve of the next meeting of the Ramstein Defense Contact Group, the Ramstein format discussed priorities for the Ukrainian army. It is important to strengthen the prototypal defense, artillery and the capacity for counter -batteries, ”Valery Zaluzhny said.</text:p>
      <text:p text:style-name="P4">
According to the Commander -in -Chief of the Armed Forces, they agreed to continue the dialogue. He watched General Millie for the consistent and unwavering support of Ukraine.</text:p>
      <text:p text:style-name="P4">
News Source: <text:a xlink:type="simple" xlink:href="https://armyinform.com.ua/2023/06/13/valerij-zaluzhnyj-proviv-telefonnu-rozmovu-z-generalom-markom-milli/" text:style-name="Internet_20_link" text:visited-style-name="Visited_20_Internet_20_Link">
https://armyinform.com.ua/2023/06/13/valerij-zaluzhnyj-proviv-telefonnu-rozmovu-z-generalom-markom-milli/</text:a>
</text:p>
      <!--NEWS-->
      <text:h text:style-name="P10" text:outline-level="1">
<text:span text:style-name="T4">
Detained FSB agent who spied on the centers of preparation of the Armed Forces for counter -offensive</text:span>
</text:h>
      <text:p text:style-name="P4">
Author: ['АРМІЯINFORM']</text:p>
      <text:p text:style-name="P4">
Time: 2023-06-13T92:00:00-04:00</text:p>
      <text:p text:style-name="P4">
Description: At the Dnipropetrovskiy, the result of the counter -persons of the Vyshrimano Shchertimano of one Rosiysky ...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55cb9703-a33c-4e8a-92a1-7a70531d3d48.jpg" text:style-name="Internet_20_link" text:visited-style-name="Visited_20_Internet_20_Link">
55cb9703-a33c-4e8a-92a1-7a70531d3d48.jpg</text:a>
']</text:p>
      <text:p text:style-name="P4">
Tags: ['АГРЕСІЯ РФ', 'ВТОРГНЕННЯ РФ', 'КОЛАБОРАНТ', 'СБУ']</text:p>
      <text:p text:style-name="P4">
Category: News</text:p>
      <!--METADATA-->
      <text:p text:style-name="P4">
<draw:frame draw:style-name="fr1" draw:name="Image336" text:anchor-type="as-char" svg:width="6.9236in" svg:height="4.615733in" draw:z-index="0">
<draw:image xlink:href="../Images/AРМІЯINFORM/2023-06-13T92-00-00-04-00/55cb9703-a33c-4e8a-92a1-7a70531d3d48.jpg" xlink:type="simple" xlink:show="embed" xlink:actuate="onLoad" draw:mime-type="image/jpeg"/>
</draw:frame>
In Dnipropetrovsk, a single Russian agent was detained as a result of countertoing measures. He turned out to be a 42-year-old resident who was recruited by the Russian special service. The attacker is threatened with lifelong involvement.</text:p>
      <text:p text:style-name="P4">
About this <text:a xlink:type="simple" xlink:href="https://t.me/SBUkr/8641" text:style-name="Internet_20_link" text:visited-style-name="Visited_20_Internet_20_Link">
informs</text:a>
Security Service of Ukraine.</text:p>
      <text:p text:style-name="P4">
At the instruction of the FSB, he collected intelligence on the places of deployment of defense forces of the Dnieper, Kamiansky and Novomoskovsk. His main task was to find information about military landfills and training centers, where the preparation of the Armed Forces is being prepared.</text:p>
      <text:p text:style-name="P4">
The attacker tried to establish an indicative number of personnel of the Tavian technique of Ukrainian troops, which were preparing for the possible transfer of the front.</text:p>
      <text:p text:style-name="P4">
In order to fulfill the tasks of the FSB, the traitor independently went to the terrain and hidden observance at the places of defense forces.</text:p>
      <text:p text:style-name="P4">
For each task, the enemy associate received from his "curator" ZFSB a monetary "reward", which came to the bank card of the person involved.</text:p>
      <text:p text:style-name="P4">
Investigators of security services informed him of the suspicion of treason, committed by the conditions of martial law. He is now in custody.</text:p>
      <text:p text:style-name="P4">
News Source: <text:a xlink:type="simple" xlink:href="https://armyinform.com.ua/2023/06/13/zatrymano-agenta-fsb-yakyj-shpyguvav-za-czentramy-pidgotovky-zsu-do-kontrnastupu/" text:style-name="Internet_20_link" text:visited-style-name="Visited_20_Internet_20_Link">
https://armyinform.com.ua/2023/06/13/zatrymano-agenta-fsb-yakyj-shpyguvav-za-czentramy-pidgotovky-zsu-do-kontrnastupu/</text:a>
</text:p>
      <!--NEWS-->
      <text:h text:style-name="P10" text:outline-level="1">
<text:span text:style-name="T4">
Latvia has allocated 430 thousand euros to eliminate the effects of Kakhovskaya hydroelectric power station</text:span>
</text:h>
      <text:p text:style-name="P4">
Author: ['АРМІЯINFORM']</text:p>
      <text:p text:style-name="P4">
Time: 2023-06-13T93:00:00-04:00</text:p>
      <text:p text:style-name="P4">
Description: “Latvia to the Dodatkova Humanitarian I Duphoral in the Rosiri 430,000 єvro Ukrainian for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0_360_1686128384-437.jpg" text:style-name="Internet_20_link" text:visited-style-name="Visited_20_Internet_20_Link">
630_360_1686128384-437.jpg</text:a>
']</text:p>
      <text:p text:style-name="P4">
Tags: ['STOPRUSSIA', 'КАХОВСЬКА ГЕС/ШТАБ INFO', 'ЛАТВІЯ']</text:p>
      <text:p text:style-name="P4">
Category: News</text:p>
      <!--METADATA-->
      <text:p text:style-name="P4">
<draw:frame draw:style-name="fr1" draw:name="Image337" text:anchor-type="as-char" svg:width="6.9236in" svg:height="3.956343in" draw:z-index="0">
<draw:image xlink:href="../Images/AРМІЯINFORM/2023-06-13T93-00-00-04-00/630_360_1686128384-437.jpg" xlink:type="simple" xlink:show="embed" xlink:actuate="onLoad" draw:mime-type="image/jpeg"/>
</draw:frame>
Illustrative photo</text:p>
      <text:p text:style-name="P4">
“Latvia will provide additional humanitarian aid in the amount of 430,000 euros to Ukrainian assistance to people affected by the Kakhovsk hydroelectric power station destroyed by Russia. Our support of Ukraine is steady, victory is the only road to peace, ”Latvia Presremier Krishianis Krinis in [Twitter] wrote.(https://twitter.com/krisjaniskarins) .</text:p>
      <text:p text:style-name="P4">
News Source: <text:a xlink:type="simple" xlink:href="https://armyinform.com.ua/2023/06/13/latviya-vydilyla-na-likvidacziyu-naslidkiv-rujnuvannya-kahovskoyi-ges-430-tysyach-yevro/" text:style-name="Internet_20_link" text:visited-style-name="Visited_20_Internet_20_Link">
https://armyinform.com.ua/2023/06/13/latviya-vydilyla-na-likvidacziyu-naslidkiv-rujnuvannya-kahovskoyi-ges-430-tysyach-yevro/</text:a>
</text:p>
      <!--NEWS-->
      <text:h text:style-name="P10" text:outline-level="1">
<text:span text:style-name="T4">
NATO Allies Support for Ukraine changes the situation on the battlefield - Jens Stoltenberg</text:span>
</text:h>
      <text:p text:style-name="P4">
Author: ['АРМІЯINFORM']</text:p>
      <text:p text:style-name="P4">
Time: 2023-06-13T94:00:00-04:00</text:p>
      <text:p text:style-name="P4">
Description: Having declared the secretary general of NATO єns Stoltenberg pіd, an hour voted in spials at once ...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30613-sg-biden_rdax_775x440p.jpg" text:style-name="Internet_20_link" text:visited-style-name="Visited_20_Internet_20_Link">
230613-sg-biden_rdax_775x440p.jpg</text:a>
']</text:p>
      <text:p text:style-name="P4">
Tags: ['ЄНС СТОЛТЕНБЕРГ', 'НАТО', 'УКРАЇНА – НАТО']</text:p>
      <text:p text:style-name="P4">
Category: News</text:p>
      <!--METADATA-->
      <text:p text:style-name="P4">
<draw:frame draw:style-name="fr1" draw:name="Image338" text:anchor-type="as-char" svg:width="6.9236in" svg:height="3.935897in" draw:z-index="0">
<draw:image xlink:href="../Images/AРМІЯINFORM/2023-06-13T94-00-00-04-00/230613-sg-biden_rdax_775x440p.jpg" xlink:type="simple" xlink:show="embed" xlink:actuate="onLoad" draw:mime-type="image/jpeg"/>
</draw:frame>
This was stated by NATO Secretary General Stoltenberg during the announcement of joint statements with US Secretary of State Anthony Blinken at the US State Department.</text:p>
      <text:p text:style-name="P4">
On June 12-13, a visit to Jes Stoltenberg to the United States was made, in which the leader of the novice Atlantic Alliance discussed in Washington the issue of the future summit in Vilnius.</text:p>
      <text:p text:style-name="P4">
NATO Secretary General has praised the support of allies on the Alliance to strengthen Ukraine's compliance in counteracting Russian aggression.</text:p>
      <text:p text:style-name="P4">
“I want to thank the United States and President Biden for everything you do to strengthen the transatlantic ties. And, of course, the support you perch Ukraine. European allies also contribute to Ukraine, tens of billions of economic and military support.</text:p>
      <text:p text:style-name="P4">
The support of NATO allies and partners is changing the situation on the battlefield as Ukrainian Ukrainians have launched an offensive. They move and conquer positions. We know that the more Ukrainians are ready to release the land, the stronger they will be during the negotiations. And it is more likely that President Putin will realize that he will never win the invading war on the battlefield, ”Yinstoltenberg stressed.</text:p>
      <text:p text:style-name="P4">
On February 24, 2022, the large -scale invasion of Russia into Ukraine replaced NATO on February 24, 2022. Alliance countries have begun to spend more on defense, strengthening security in the Euro -Atlantic region.</text:p>
      <text:p text:style-name="P4">
Even the share of 2% of GDP for defense, which was announced at the NATO summit in Walesiu in 2014 is not enough to effectively counteract modern threats, says Jens Stoltenberg. It was planned that by 2024 the countries would not spend a minimum of 2% on defense costs.</text:p>
      <text:p text:style-name="P4">
“We are preparing for the next NATO summit in Vilnius. There we will agree to increase and strengthen support for Ukraine, then strengthen our nuclear restraint and defense, which includes clearer obligations to increase defense costs.</text:p>
      <text:p text:style-name="P4">
I expect that the Alliance members agree that 2% of GDP should be a minimum and that the Mipovin is all investing in our defense and collective security, ”Yinstoltenberg summarized.</text:p>
      <text:p text:style-name="P4">
Tags: NATO, Ukraine-Nato, Jens Stoltenberg</text:p>
      <text:p text:style-name="P4">
<text:span text:style-name="T4">
 Yegor Brillian </text:span>
</text:p>
      <text:p text:style-name="P4">
News Source: <text:a xlink:type="simple" xlink:href="https://armyinform.com.ua/2023/06/13/pidtrymka-soyuznykiv-po-nato-dlya-ukrayiny-zminyuye-sytuacziyu-na-poli-boyu-yens-stoltenberg/" text:style-name="Internet_20_link" text:visited-style-name="Visited_20_Internet_20_Link">
https://armyinform.com.ua/2023/06/13/pidtrymka-soyuznykiv-po-nato-dlya-ukrayiny-zminyuye-sytuacziyu-na-poli-boyu-yens-stoltenberg/</text:a>
</text:p>
      <!--NEWS-->
      <text:h text:style-name="P10" text:outline-level="1">
<text:span text:style-name="T4">
Residents of flooded areas can receive funds for housing repair within the Equinosity program</text:span>
</text:h>
      <text:p text:style-name="P4">
Author: ['АРМІЯINFORM']</text:p>
      <text:p text:style-name="P4">
Time: 2023-06-13T95:00:00-04:00</text:p>
      <text:p text:style-name="P4">
Description: About the ceremony of the headquarters of the Likvіdatsії Naslidkiv Pіdriva Kakhovo Ges. For the Central Health Institution ... War with Ukraine 2022, war with Ukraine latest news today, news war with Ukraine 2022 The last for today, will there be a war between Ukraine and Russia and when, the war with Ukraine in 2022 will be or not, will there be war with Ukraine in the near future says,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ДОПОМОГА', 'ЄВІДНОВЛЕННЯ', 'КАХОВСЬКА ГЕС']</text:p>
      <text:p text:style-name="P4">
Category: News</text:p>
      <!--METADATA-->
      <text:p text:style-name="P4">
<draw:frame draw:style-name="fr1" draw:name="Image339" text:anchor-type="as-char" svg:width="6.9236in" svg:height="4.622144in" draw:z-index="0">
<draw:image xlink:href="../Images/AРМІЯINFORM/2023-06-13T95-00-00-04-00/303ec098-933f-4741-85d8-f883a75615cd.jpg" xlink:type="simple" xlink:show="embed" xlink:actuate="onLoad" draw:mime-type="image/jpeg"/>
</draw:frame>
Illustrative photo</text:p>
      <text:p text:style-name="P4">
About it <text:a xlink:type="simple" xlink:href="https://t.me/shtab_kakhovska_hes/704" text:style-name="Internet_20_link" text:visited-style-name="Visited_20_Internet_20_Link">
reports</text:a>
The headquarters of the elimination of the Kakhovka hydroelectric power station.</text:p>
      <text:p text:style-name="P4">
They need them:</text:p>
      <ul>
        <li>
Choose one bank from the list(Privatbank, Monobank, PUMB, ABANK, SENSE BANK, Raiffeisen Bank, Sportbank, Izibank).  * Завантажити застосунок банку та відкрити спеціальну картку єВідновлення.</li>
      </ul>
      <text:p text:style-name="P4">
Карткою можна розраховуватися лише за будівельні матеріали чи послуги бізнес-партнерів програми єВідновлення.</text:p>
      <text:p text:style-name="P4">
Після того, як отримаєте кошти на ремонт житла, маєте витратити їх протягом 12місяців. Інакше гроші повернуться до державного бюджету.</text:p>
      <text:p text:style-name="P4">
News Source: <text:a xlink:type="simple" xlink:href="https://armyinform.com.ua/2023/06/13/zhyteli-pidtoplenyh-vnaslidok-pidryvu-kahovskoyi-ges-rajoniv-mozhut-otrymaty-koshty-na-remont-zhytla-v-ramkah-programy-yevidnovlennya/" text:style-name="Internet_20_link" text:visited-style-name="Visited_20_Internet_20_Link">
https://armyinform.com.ua/2023/06/13/zhyteli-pidtoplenyh-vnaslidok-pidryvu-kahovskoyi-ges-rajoniv-mozhut-otrymaty-koshty-na-remont-zhytla-v-ramkah-programy-yevidnovlennya/</text:a>
</text:p>
      <!--NEWS-->
      <text:h text:style-name="P10" text:outline-level="1">
<text:span text:style-name="T4">
We have to ensure that Russian terror is impossible with partners to ensure that Russian terror becomes impossible - President of Ukraine</text:span>
</text:h>
      <text:p text:style-name="P4">
Author: ['АРМІЯINFORM']</text:p>
      <text:p text:style-name="P4">
Time: 2023-06-13T96:00:00-04:00</text:p>
      <text:p text:style-name="P4">
Description: Road Ukrainians!The day of day was completed by the ROSBIR ROZBIRA ROZBIR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6/3e90938b82be57cbd94460628721ad6f_1686685791_extra_large.png" text:style-name="Internet_20_link" text:visited-style-name="Visited_20_Internet_20_Link">
3e90938b82be57cbd94460628721ad6f_1686685791_extra_large.png</text:a>
']</text:p>
      <text:p text:style-name="P4">
Tags: ['ВІДЕОЗВЕРНЕННЯ', 'ВОЛОДИМИР ЗЕЛЕНСЬКИЙ']</text:p>
      <text:p text:style-name="P4">
Category: News</text:p>
      <!--METADATA-->
      <text:p text:style-name="P4">
<draw:frame draw:style-name="fr1" draw:name="Image340" text:anchor-type="as-char" svg:width="6.9236in" svg:height="4.811902in" draw:z-index="0">
<draw:image xlink:href="../Images/AРМІЯINFORM/2023-06-13T96-00-00-04-00/3e90938b82be57cbd94460628721ad6f_1686685791_extra_large.png" xlink:type="simple" xlink:show="embed" xlink:actuate="onLoad" draw:mime-type="image/png"/>
</draw:frame>
<text:span text:style-name="T4">
 _ Dear Ukrainians and Ukrainians!_ </text:span>
</text:p>
      <text:p text:style-name="P4">
This afternoon rescue work and parsing in Kryvyi Cravishly, a rocket attack of terrorists were completed. Unfortunately, 11 people were killed, among them di -evvitin ... My condolences to my relatives and loved ones. There are only more than 30 people injured. They are given the necessary help.</text:p>
      <text:p text:style-name="P4">
I want to thank everyone and everyone who participated in the rescue operation: SES rescuers, doctors, police, volunteers, local authorities, ordinary people. Thank you for every saved life!Thank you for every person whom they have been now.</text:p>
      <text:p text:style-name="P4">
This conscious Russian blow to the ordinary city only once again proves the prostitical one: we have to ensure that the Russian terror becomes impossible with our partners.</text:p>
      <text:p text:style-name="P4">
The first is our air shield. Sufficient number of air defense systems. Plus modern fighters. When the Russian ability to beat in our cities and villages is physically limited by our air shield, only then the terrorist-terrorist will understand that there will be alternatives for all Ukrainians and in Russian.</text:p>
      <text:p text:style-name="P4">
The second is the destruction of the basis for terror, for the production of terrorist rockets by the state. Unfortunately, Russia is still able to obtain critical components for the production of missiles created by companies from around the world, such as companies from some partner countries. In different ways, these components are then supplemented in Russia. If you take, for example, one of the missiles that hit the Cryvyi Rih, then about 50 components in it - predominant -electronics - produced in other countries.</text:p>
      <text:p text:style-name="P4">
And today a meeting of representatives of our country with diplomats of corresponding countries took place. The list of companies that supply Russia for killer components has all partners. There is this list. The understanding of how Russian terrorist is deceiving the world is also in the world. And we are waiting for the conclusions of the fatty actions that will stop Russian rocket terror.It is definitely cheaper - once and for all to block the components for terrorists for terrorists for terror than to constantly spend new and new air defense tracks.</text:p>
      <text:p text:style-name="P4">
Today, there was a meeting on the preparation of the inevitable, legitimately fair responsibility of Russia for this aggression. We work out several X -molds for the creation of a special tribunal for the crime of aggression. The crime must be corresponded to the highest Russian leadership. A crime that is born other crimes of this war. And such responsibility will definitely be. In fact, this is not an easy task. But the Ukrainians have done so much difficult to do so that they will not only do it, but will be fulfilled with pleasure. The tribunal will be.</text:p>
      <text:p text:style-name="P4">
He met today with the CEO of IAEA Grossi. We are very active to prevent any incidents from the occupied Russian nuclear power plant. While the invaders are there, there is a risk for the world, and this is obvious. Only the complete de -occupation of the station and its return Podu -Ukrainian control can guarantee safety. And we will do everything for that.</text:p>
      <text:p text:style-name="P4">
It is good that the IAEA proposes to send to us, to Ukraine, a group of experts, which appreciate the consequences of the destruction of the dam and other structures of the Kakhovka hydroelectric power station. Sleeply to know in all the details of what is happening and what crime against the nature of the music was committed by Russia. I hope the IAEA experts will work in the near future.</text:p>
      <text:p text:style-name="P4">
And necessarily - our warriors, our characters. Thank you all who are in battle now, who protects and promotes our positions.</text:p>
      <text:p text:style-name="P4">
For example, the Bakhmut direction-which is, in particular, warriors of the 80th separate brigadidshv ... There is a forward movement in different areas. I thank you!Thank you for the extraordinary hardship!</text:p>
      <text:p text:style-name="P4">
The units of Tavriya dawn - in the conditions of extremely cruel battles, in the conditions of aviation and artillery advantage of the invaders there is a forward movement!Thank you, warriors!Thank you for every step and for every meter of Ukrainian land that is released by the Edental Evil. Marines of the 35th and 36th separate brigades, the 110th separately mechanized brigade, a 128th separate mountain-assault brigade, paratroopers of our seventystyevatyka, artillerymen of the 55th separate brigade "Zaporizhzhya Sich". Thank you for your strength!</text:p>
      <text:p text:style-name="P4">
And thank you all in our society, who understands that the liberation of our land then requires difficult, heroic and intense actions that give the back, step by step the necessary power by our offensives!</text:p>
      <text:p text:style-name="P4">
Glory to Ukrainian heroes!Glory to all in the world who helps!<text:span text:style-name="T4">
<text:span text:style-name="T5">
Glory to Ukraine!</text:span>
</text:span>
</text:p>
      <text:p text:style-name="P4">
<text:span text:style-name="T4">
 Source: </text:span>
 <text:a xlink:type="simple" xlink:href="https://www.president.gov.ua/news/mayemo-razom-iz-partnerami-zabezpechiti-fizichno-taki-umovi-83589" text:style-name="Internet_20_link" text:visited-style-name="Visited_20_Internet_20_Link">
Presidential Office</text:a>
</text:p>
      <text:p text:style-name="P4">
News Source: <text:a xlink:type="simple" xlink:href="https://armyinform.com.ua/2023/06/13/mayemo-razom-iz-partneramy-zabezpechyty-fizychno-taki-umovy-shhob-rosijskyj-teror-stav-nemozhlyvym-prezydent-ukrayiny/" text:style-name="Internet_20_link" text:visited-style-name="Visited_20_Internet_20_Link">
https://armyinform.com.ua/2023/06/13/mayemo-razom-iz-partneramy-zabezpechyty-fizychno-taki-umovy-shhob-rosijskyj-teror-stav-nemozhlyvym-prezydent-ukrayiny/</text:a>
</text:p>
      <!--NEWS-->
      <text:h text:style-name="P10" text:outline-level="1">
<text:span text:style-name="T4">
Drones of SCO of Ukraine destroy the enemy</text:span>
</text:h>
      <text:p text:style-name="P4">
Author: ['АРМІЯINFORM']</text:p>
      <text:p text:style-name="P4">
Time: 2023-06-13T97:00:00-04:00</text:p>
      <text:p text:style-name="P4">
Description: The personnel of the fighting Roboti was blown by the Operator of the UAV at the PIVENT LIGHT. Voyany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p>
      <text:p text:style-name="P4">
Tags: ['БПЛА', 'ЗНИЩЕННЯ ВОРОГА', 'ССО']</text:p>
      <text:p text:style-name="P4">
Category: News</text:p>
      <!--METADATA-->
      <text:p text:style-name="P4">
Frames of combat work were removed by UAV operators in the southern direction. The Special Operations War and Training Center showed how to work the enemy that the storm tried to take the positions of defense forces. About it <text:a xlink:type="simple" xlink:href="https://www.facebook.com/usofcom/videos/566223449018672/" text:style-name="Internet_20_link" text:visited-style-name="Visited_20_Internet_20_Link">
reports</text:a>
Command of Special Operations forces of the Armed Forces of Ukraine.</text:p>
      <text:p text:style-name="P4">
The attack of the Russian military was reflected by the SCO soldiers together with the infantry brothers. After the enemy made the second attempt to assault. But she was also recovered.</text:p>
      <text:p text:style-name="P4">
During the battle, extreme efficiency was demonstrated by FPV-goal operators of SSUUU. Despite the efforts of hostile fighters to hide in shelters, many of them were destroyed by drones.</text:p>
      <text:p text:style-name="P4">
News Source: <text:a xlink:type="simple" xlink:href="https://armyinform.com.ua/2023/06/13/udarni-drony-sso-ukrayiny-znyshhuyut-voroga/" text:style-name="Internet_20_link" text:visited-style-name="Visited_20_Internet_20_Link">
https://armyinform.com.ua/2023/06/13/udarni-drony-sso-ukrayiny-znyshhuyut-voroga/</text:a>
</text:p>
      <!--NEWS-->
      <text:h text:style-name="P10" text:outline-level="1">
<text:span text:style-name="T4">
The Government has decided to overcome the consequences</text:span>
</text:h>
      <text:p text:style-name="P4">
Author: ['АРМІЯINFORM']</text:p>
      <text:p text:style-name="P4">
Time: 2023-06-13T98:00:00-04:00</text:p>
      <text:p text:style-name="P4">
Description: Syogodnі Kabmin, having given the Rosarzhennya Skodo Podolidkiyvs of an exposure, ... War with Ukraine 2022, War with Ukraine Latest News today, News War with Ukraine 2022 Last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flooding_in_kherson_after_the_destruction_of_the_kakhovka_dam_2023.jpg" text:style-name="Internet_20_link" text:visited-style-name="Visited_20_Internet_20_Link">
flooding_in_kherson_after_the_destruction_of_the_kakhovka_dam_2023.jpg</text:a>
']</text:p>
      <text:p text:style-name="P4">
Tags: ['STOPRUSSIA', 'ВТОРГНЕННЯ РФ']</text:p>
      <text:p text:style-name="P4">
Category: News</text:p>
      <!--METADATA-->
      <text:p text:style-name="P4">
<draw:frame draw:style-name="fr1" draw:name="Image341" text:anchor-type="as-char" svg:width="6.9236in" svg:height="3.894525in" draw:z-index="0">
<draw:image xlink:href="../Images/AРМІЯINFORM/2023-06-13T98-00-00-04-00/flooding_in_kherson_after_the_destruction_of_the_kakhovka_dam_2023.jpg" xlink:type="simple" xlink:show="embed" xlink:actuate="onLoad" draw:mime-type="image/jpeg"/>
</draw:frame>
Today, the Cabinet has adopted an order to overcome the consequences of extraordinary situations caused by the blast of the Dams of the Kakhovka hydroelectric power station as a result of armed aggression of the Russian Federation.</text:p>
      <text:p text:style-name="P4">
About it <text:a xlink:type="simple" xlink:href="https://t.me/minre_ua" text:style-name="Internet_20_link" text:visited-style-name="Visited_20_Internet_20_Link">
reports</text:a>
Ministry of Reintegration.</text:p>
      <text:p text:style-name="P4">
The document is recommended by Kherson OVA and other local authorities to organize work on the restoration of damaged buildings and to calculate the corresponding amounts of compensation. <text:span text:style-name="T4">
Namely:</text:span>
</text:p>
      <ul>
        <li>
carry out inspection of the territory, a complex of emergency rescue measures and demining; * organize the work of commissions for inspection of damaged buildings and structures in all communities of Kherson region with the involvement of a sufficient number of specialists; * The results of the inspection and calculation of the amount of compensation to the state register of property damaged and destroyed as a result of hostilities.</li>
      </ul>
      <text:p text:style-name="P4">
News Source: <text:a xlink:type="simple" xlink:href="https://armyinform.com.ua/2023/06/13/uryad-uhvalyv-rishennya-shhodo-podolannya-naslidkiv-pidryvu-kahovskoyi-ges/" text:style-name="Internet_20_link" text:visited-style-name="Visited_20_Internet_20_Link">
https://armyinform.com.ua/2023/06/13/uryad-uhvalyv-rishennya-shhodo-podolannya-naslidkiv-pidryvu-kahovskoyi-ges/</text:a>
</text:p>
      <!--NEWS-->
      <text:h text:style-name="P10" text:outline-level="1">
<text:span text:style-name="T4">
Short. War. Day 475. Videoodigest</text:span>
</text:h>
      <text:p text:style-name="P4">
Author: ['АРМІЯINFORM']</text:p>
      <text:p text:style-name="P4">
Time: 2023-06-13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text:p>
      <text:p text:style-name="P4">
Category: News</text:p>
      <!--METADATA-->
      <text:p text:style-name="P4">
News Source: <text:a xlink:type="simple" xlink:href="https://armyinform.com.ua/2023/06/13/korotko-vijna-den-475-videodajdzhest/" text:style-name="Internet_20_link" text:visited-style-name="Visited_20_Internet_20_Link">
https://armyinform.com.ua/2023/06/13/korotko-vijna-den-475-videodajdzhest/</text:a>
</text:p>
      <!--NEWS-->
      <text:h text:style-name="P10" text:outline-level="1">
<text:span text:style-name="T4">
ECB urged eurozone banks to leave Russia</text:span>
</text:h>
      <text:p text:style-name="P4">
Authors: Ukrinform (Person)</text:p>
      <text:p text:style-name="P4">
Publisher: Укринформ (Organization)</text:p>
      <text:p text:style-name="P4">
Published Time: 2023-06-14T-1:47:00+03:00</text:p>
      <text:p text:style-name="P4">
Modified Time: 2023-06-14T00:47:00+03:00</text:p>
      <text:p text:style-name="P4">
Description: The European Central Bank has called on eurozone banks to collapse all operations in Russia. - Ukrinform.</text:p>
      <text:p text:style-name="P4">
Images: ['<text:a xlink:type="simple" xlink:href="https://static.ukrinform.com/photos/2020_03/thumb_files/630_360_1584542879-527.jpg" text:style-name="Internet_20_link" text:visited-style-name="Visited_20_Internet_20_Link">
630_360_15845...</text:a>
']</text:p>
      <text:p text:style-name="P4">
Tags: ['Антиросійські санкції', 'Банк', 'Росія', 'Єврозона', 'Європейський Центробанк', 'Raiffeisen ']</text:p>
      <text:p text:style-name="P4">
Type: Article</text:p>
      <!--METADATA-->
      <text:p text:style-name="P4">
<draw:frame draw:style-name="fr1" draw:name="Image342" text:anchor-type="as-char" svg:width="6.9236in" svg:height="3.956343in" draw:z-index="0">
<draw:image xlink:href="../Images/yкринформ/2023-06-14T-1-47-00-03-00/630_360_1584542879-527.jpg" xlink:type="simple" xlink:show="embed" xlink:actuate="onLoad" draw:mime-type="image/jpeg"/>
</draw:frame>
The European Central Bank has called on eurozone banks to collapse all the transactions of the beauty.</text:p>
      <text:p text:style-name="P4">
As Ukrinform reports, it reports <text:a xlink:type="simple" xlink:href="https://www.reuters.com/markets/europe/ecb-putting-pressure-remaining-euro-zone-banks-quit-russia-2023-06-13/" text:style-name="Internet_20_link" text:visited-style-name="Visited_20_Internet_20_Link">
Reuters</text:a>
.</text:p>
      <text:p text:style-name="P4">
"I think it is important that the banks continue to focus on the further scraping of their risks and, ideally, at the exit of the market as soon as possible," - said the chairman of the Supervisory Board of the ECB Andrea Enria.</text:p>
      <text:p text:style-name="P4">
It is noted that several European banks, including the Austrian Raiffeisenbank and Italian Unicredit, are still making money in Russia.</text:p>
      <text:p text:style-name="P4">
*!(https://www.ukrinform.ua/rubric-economy/3688745-akcioneri-zaklikali-kerivnictvo-raiffeisen-bank-do-asnosti-stosovno-biznesu-v-rosii.html)Enria acknowledged that banks no longer provide new loans in <text:a xlink:type="simple" xlink:href="https://www.ukrinform.ua/tag-rosia" text:style-name="Internet_20_link" text:visited-style-name="Visited_20_Internet_20_Link">
Russia</text:a>
And it is difficult to sell them through pressure from Moscow.</text:p>
      <text:p text:style-name="P4">
At the same time, according to him, the ECB puts strong pressure on banks to leave them, as "there is a huge reputational risk associated with the continuation of the momentous in Russia."</text:p>
      <text:p text:style-name="P4">
*!(https://www.ukrinform.ua/rubric-economy/3722040-u-skandinavskih-krainah-ogolosili-bojkot-virobnikovi-sokoladu-mondelez-cerez-prisutnist-u-rf.html)Raiffeisen Bank and Unicredit have declared a reduction in their business in Russia, but continue to play an important role in the Russian economy, which is fighting large -scale Western sanctions.</text:p>
      <text:p text:style-name="P4">
Raiffeisen, the most important Western bank in Russia, stated that considering allocation or sale.</text:p>
      <text:p text:style-name="P4">
News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Pentagon's head went to Ramstein to Germany</text:span>
</text:h>
      <text:p text:style-name="P4">
Authors: Ukrinform (Person)</text:p>
      <text:p text:style-name="P4">
Publisher: Укринформ (Organization)</text:p>
      <text:p text:style-name="P4">
Published Time: 2023-06-14T-2:34:00+03:00</text:p>
      <text:p text:style-name="P4">
Modified Time: 2023-06-14T00:34:00+03:00</text:p>
      <text:p text:style-name="P4">
Description: US Secretary of Defense Lloyd Austin went to Europe to hold a meeting in Ramstein in Germany, as well as to participate in a meeting of NATO defense agencies in Brussels. - Ukrinform.</text:p>
      <text:p text:style-name="P4">
Images: ['<text:a xlink:type="simple" xlink:href="https://static.ukrinform.com/photos/2023_02/thumb_files/630_360_1676392928-557.jpg" text:style-name="Internet_20_link" text:visited-style-name="Visited_20_Internet_20_Link">
630_360_16763...</text:a>
']</text:p>
      <text:p text:style-name="P4">
Tags: ['Пентагон', 'США', 'ЗСУ', 'Остін', 'Війна з Росією', 'Зустріч Рамштайн']</text:p>
      <text:p text:style-name="P4">
Type: Article</text:p>
      <!--METADATA-->
      <text:p text:style-name="P4">
<draw:frame draw:style-name="fr1" draw:name="Image343" text:anchor-type="as-char" svg:width="6.9236in" svg:height="3.956343in" draw:z-index="0">
<draw:image xlink:href="../Images/yкринформ/2023-06-14T-2-34-00-03-00/630_360_1676392928-557.jpg" xlink:type="simple" xlink:show="embed" xlink:actuate="onLoad" draw:mime-type="image/jpeg"/>
</draw:frame>
US Ministry Lloyd Austin went to Europe for a meeting of Ramstein in Germany on Tuesday, as well as to participate in the meeting of NATO defense consignments in Brussels.</text:p>
      <text:p text:style-name="P4">
This was reported on Tuesday by the deputy spokesman of Pentagon Sabrina Singh, reports her own Ukrinform correspondent.</text:p>
      <text:p text:style-name="P4">
“Today Minister Austin went to Germany ... he and the head(United Committee of US Headquarters - Ed.)General Millie will hold a meeting group on Defense of Ukraine on June 15, ”the US representative said.</text:p>
      <text:p text:style-name="P4">
She specified that the meeting will be held in the physical presence of representatives of the Ramstein format.</text:p>
      <text:p text:style-name="P4">
<text:span text:style-name="T4">
 Read also: </text:span>
 <text:a xlink:type="simple" xlink:href="https://www.ukrinform.ua/rubric-ato/3722477-zaluznij-i-milli-naperedodni-zasidanna-ramstajn-obgovorili-prioriteti-dla-zsu.html" text:style-name="Internet_20_link" text:visited-style-name="Visited_20_Internet_20_Link">
Zaluzhny and Millie on the eve of the <text:span text:style-name="T4">
 Ramstein </text:span>
 meeting discussed priorities for the Armed Forces</text:a>
After that, on June 16, Austin, together with his colleagues from NATO countries, will take part in the Ministry of Ministers of the North Atlantic Alliance in Brussels. It is expected that the opposition of Russian aggression will be one of the main ones during the meeting of the Vbelgian capital.</text:p>
      <text:p text:style-name="P4">
As reported by Ukrinform, the United States on Tuesday <text:a xlink:type="simple" xlink:href="https://www.ukrinform.ua/rubric-ato/3722516-u-vasingtoni-rozkrili-vmist-novogo-paketa-vijskovoi-dopomogi-ukraini.html" text:style-name="Internet_20_link" text:visited-style-name="Visited_20_Internet_20_Link">
allocated a new package</text:a>
military support for Ukraine, which contains key assistance of the Armed Forces during the counter -offensive. In particular, it includes additional missiles for previously transmitted systems, ammunition for HIMARS, in BMP, APC, artillery shells and other arms.</text:p>
      <text:p text:style-name="P4">
<text:span text:style-name="T5">
Foto: AA</text:span>
</text:p>
      <text:p text:style-name="P4">
News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In the UN warned of rising food prices after the Kakhovskaya hydroelectric power station</text:span>
</text:h>
      <text:p text:style-name="P4">
Authors: Ukrinform (Person)</text:p>
      <text:p text:style-name="P4">
Publisher: Укринформ (Organization)</text:p>
      <text:p text:style-name="P4">
Published Time: 2023-06-14T-3:16:00+03:00</text:p>
      <text:p text:style-name="P4">
Modified Time: 2023-06-14T00:16:00+03:00</text:p>
      <text:p text:style-name="P4">
Description: The United Nations stated that undermining the dam on the Dnieper River in Ukraine will have a huge impact on global food safety, lead to an increase in food prices and can cause problems with drinking water for hundreds of thousands of people. - Ukrinform.</text:p>
      <text:p text:style-name="P4">
Images: ['<text:a xlink:type="simple" xlink:href="https://static.ukrinform.com/photos/2021_08/thumb_files/630_360_1628392089-913.jpg" text:style-name="Internet_20_link" text:visited-style-name="Visited_20_Internet_20_Link">
630_360_16283...</text:a>
']</text:p>
      <text:p text:style-name="P4">
Tags: ['Ціни', 'ООН', 'Продукти', 'Каховська ГЕС']</text:p>
      <text:p text:style-name="P4">
Type: Article</text:p>
      <!--METADATA-->
      <text:p text:style-name="P4">
<draw:frame draw:style-name="fr1" draw:name="Image344" text:anchor-type="as-char" svg:width="6.9236in" svg:height="3.956343in" draw:z-index="0">
<draw:image xlink:href="../Images/yкринформ/2023-06-14T-3-16-00-03-00/630_360_1628392089-913.jpg" xlink:type="simple" xlink:show="embed" xlink:actuate="onLoad" draw:mime-type="image/jpeg"/>
</draw:frame>
The United Nations stated that undermining the dam on the Dnieper River in the Dnieper will have a huge impact on global food safety, will have a food price for food and can cause problems with drinking for hundreds of thousands of people.</text:p>
      <text:p text:style-name="P4">
According to Ukrinform, the agency [Reuters] reports it(https://www.reuters.com/world/ukraine-dam-breach-will-sow-huge-problems-food-security-uns-griffiths-2023-06-13/).</text:p>
      <text:p text:style-name="P4">
"All this territory, which goes down to the Black Sea and Crimea, is a grain not of Ukraine but for the world," said the Deputy General Secretariat for Humanitarian Affairs and Extraordinary Assistance Coordinator Marthingriffiths.</text:p>
      <text:p text:style-name="P4">
"It is almost inevitable that we will see huge problems with harvesting and sowing harvesting.</text:p>
      <text:p text:style-name="P4">
He said that up to 700,000 people depended on the reservoir in the issue of drinking <text:a xlink:type="simple" xlink:href="https://www.ukrinform.ua/tag-voda" text:style-name="Internet_20_link" text:visited-style-name="Visited_20_Internet_20_Link">
water</text:a>
. According to its words, without pure water, people will be prone to diseases, and that children are most vulnerable in such.</text:p>
      <text:p text:style-name="P4">
Griffiths also stated that damages of this scale civilian infrastructure are contrary to international humanitarian law, including Geneva Convention. "It is obvious. The one who did it has violated the Geneva Convention," Griffiths said.</text:p>
      <text:p text:style-name="P4">
<text:span text:style-name="T4">
 Read also: </text:span>
 <text:a xlink:type="simple" xlink:href="https://www.ukrinform.ua/rubric-ato/3722332-rosia-ne-nadae-garantij-bezpeki-dla-perepravi-komandi-oon-na-livoberezza-hersonsini.html" text:style-name="Internet_20_link" text:visited-style-name="Visited_20_Internet_20_Link">
Russia does not provide security guarantees for team crossing <text:span text:style-name="T4">
 UN </text:span>
 on the Left Bank of Kherson region</text:a>
As <text:a xlink:type="simple" xlink:href="https://www.ukrinform.ua/rubric-other_news/3720776-pidriv-rosianami-kahovskoi-ges-usi-novini.html" text:style-name="Internet_20_link" text:visited-style-name="Visited_20_Internet_20_Link">
reported</text:a>
, at night, on June 6, the Russian army blown up the dam of the HPP. Rescue work and measures to overcome the consequences of this crime are ongoing in the Kherson region. The situation of the occupied territories of the region remains dramatic, as Russian occupation troops do not allow Ukrainian rescuers to underwent areas.</text:p>
      <text:p text:style-name="P4">
On the fact of undermining the occupiers of the Kakhovka hydroelectric power station, law enforcement officers began investigation under the article "Ecocid". Ukrhydroenergo stated that Kakhovskaya with sinus was not destroyed and is not recoverable.</text:p>
      <text:p text:style-name="P4">
News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Poland's ambassador visited Kherson region</text:span>
</text:h>
      <text:p text:style-name="P4">
Authors: Ukrinform (Person)</text:p>
      <text:p text:style-name="P4">
Publisher: Укринформ (Organization)</text:p>
      <text:p text:style-name="P4">
Published Time: 2023-06-14T-4:07:00+03:00</text:p>
      <text:p text:style-name="P4">
Modified Time: 2023-06-14T00:07:00+03:00</text:p>
      <text:p text:style-name="P4">
Description: Polish Ambassador Bartosh Tsikhotsky visited Kherson region to see and tell the Polish media about the region after the Russian Hydroe Hep. - Ukrinform.</text:p>
      <text:p text:style-name="P4">
Images: ['<text:a xlink:type="simple" xlink:href="https://static.ukrinform.com/photos/2022_06/thumb_files/630_360_1654852994-410.jpg" text:style-name="Internet_20_link" text:visited-style-name="Visited_20_Internet_20_Link">
630_360_16548...</text:a>
']</text:p>
      <text:p text:style-name="P4">
Tags: ['Херсон', 'Польща', 'Посол', 'Каховська ГЕС']</text:p>
      <text:p text:style-name="P4">
Type: Article</text:p>
      <!--METADATA-->
      <text:p text:style-name="P4">
<draw:frame draw:style-name="fr1" draw:name="Image345" text:anchor-type="as-char" svg:width="6.9236in" svg:height="3.956343in" draw:z-index="0">
<draw:image xlink:href="../Images/yкринформ/2023-06-14T-4-07-00-03-00/630_360_1654852994-410.jpg" xlink:type="simple" xlink:show="embed" xlink:actuate="onLoad" draw:mime-type="image/jpeg"/>
</draw:frame>
Bartosh Tsikhotsky visited Kherson region to see with his own eyes the Polish media about the region after blasting the Russians of the Kakhovka Hydroelectric Power Plant.</text:p>
      <text:p text:style-name="P4">
This was reported in <text:a xlink:type="simple" xlink:href="https://t.me/khersonskaODA/6861" text:style-name="Internet_20_link" text:visited-style-name="Visited_20_Internet_20_Link">
telegram</text:a>
Khersonskaya, reports Ukrinform.</text:p>
      <text:p text:style-name="P4">
<text:span text:style-name="T5">
Viso: <text:a xlink:type="simple" xlink:href="https://www.facebook.com/khoda.gov.ua/videos/942294610210190" text:style-name="Internet_20_link" text:visited-style-name="Visited_20_Internet_20_Link">
Kherson Ova</text:a>
</text:span>
</text:p>
      <text:p text:style-name="P4">
"Kherson visited the Ambassador of the Republic <text:a xlink:type="simple" xlink:href="https://www.ukrinform.ua/tag-polsa" text:style-name="Internet_20_link" text:visited-style-name="Visited_20_Internet_20_Link">
Poland</text:a>
In Ukraine, Bartosh Tsikhotsky, to see the consequences of Russia's undermining Kakhovka hydroelectric power station. He met a significant Kherson Ova Alexander Proudin. For Polish journalists, they spoke about the support of the region, the elimination of the consequences of Russian thermal, the critical situation on the Left Bank and more, " - the message reads.</text:p>
      <text:p text:style-name="P4">
<text:span text:style-name="T4">
 Read also: </text:span>
 <text:a xlink:type="simple" xlink:href="https://www.ukrinform.ua/rubric-polytics/3710172-polsa-hoce-ponoviti-robotu-vsih-svoih-konsulstv-v-ukraini.html" text:style-name="Internet_20_link" text:visited-style-name="Visited_20_Internet_20_Link">
Poland wants to renew the work of all its consulates in Ukraine</text:a>
According to the head of the Kherson Ova, "our peoples are united, we are always rejoiced in our Polish brothers, now this support is very important to us."</text:p>
      <text:p text:style-name="P4">
As it was reported, on the night against <text:a xlink:type="simple" xlink:href="https://www.ukrinform.ua/rubric-ato/3718751-rosijski-zagarbniki-pidirvali-kahovsku-ges-ok-pivden.html" text:style-name="Internet_20_link" text:visited-style-name="Visited_20_Internet_20_Link">
June 6, the Russian military exploded</text:a>
Dam Kakhovskaya hydroelectric power station. Rescue work and evacuation measures from flooding places are ongoing in the Kherson region. There are 3,600 houses in 31 settlements, and 17 settlements on the Left Bank.</text:p>
      <text:p text:style-name="P4">
News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In Australia Diaspora lobbies supply to Ukraine F-16</text:span>
</text:h>
      <text:p text:style-name="P4">
Authors: Ukrinform (Person)</text:p>
      <text:p text:style-name="P4">
Publisher: Укринформ (Organization)</text:p>
      <text:p text:style-name="P4">
Published Time: 2023-06-14T-5:05:00+03:00</text:p>
      <text:p text:style-name="P4">
Modified Time: 2023-06-14T00:05:00+03:00</text:p>
      <text:p text:style-name="P4">
Description: The Union of Ukrainian Organizations of Australia (OSAA) promotes the need for the Armed Forces of Ukraine in F-16 fighters at the Australian Government level. - Ukrinform.</text:p>
      <text:p text:style-name="P4">
Images: ['<text:a xlink:type="simple" xlink:href="https://static.ukrinform.com/photos/2022_06/thumb_files/630_360_1656599428-149.jpg" text:style-name="Internet_20_link" text:visited-style-name="Visited_20_Internet_20_Link">
630_360_16565...</text:a>
']</text:p>
      <text:p text:style-name="P4">
Tags: ['Австралія', 'Діаспора', 'Війна з Росією', 'Коаліція винищувачів']</text:p>
      <text:p text:style-name="P4">
Type: Article</text:p>
      <!--METADATA-->
      <text:p text:style-name="P4">
<draw:frame draw:style-name="fr1" draw:name="Image346" text:anchor-type="as-char" svg:width="6.9236in" svg:height="3.956343in" draw:z-index="0">
<draw:image xlink:href="../Images/yкринформ/2023-06-14T-5-05-00-03-00/630_360_1656599428-149.jpg" xlink:type="simple" xlink:show="embed" xlink:actuate="onLoad" draw:mime-type="image/jpeg"/>
</draw:frame>
Australia's Union of Ukrainian Organizations(Soup)Promotes the need for the Armed Forces of Ukraine in F-16 fighters at the Australian Government level.</text:p>
      <text:p text:style-name="P4">
According to Ukrinform, the first Vice president of the World Congress of Ukrainians and the co -chair of the SUOA Stefan Romanov stated this, reports <text:a xlink:type="simple" xlink:href="https://www.ukrainianworldcongress.org/ua/romaniv-ukrayinci-avstraliyi-lobiyuyut-postachannia-f-16/" text:style-name="Internet_20_link" text:visited-style-name="Visited_20_Internet_20_Link">
UWC site</text:a>
.</text:p>
      <text:p text:style-name="P4">
At the same time, he noted that Australia is aware of the possible threats of Russian aggression to world security. The country is now focusing on viewing weapons. This complicates the process of assisting Ukraine.</text:p>
      <text:p text:style-name="P4">
“We lobby not only(granting)F-16, but also special ammunition(For the Armed Forces of Ukraine), which is produced in Australia, ”added the first Vice president of UWC.</text:p>
      <text:p text:style-name="P4">
UWC was reminded that in May, the Ukrainian organizations of Australia thanked the Sysdne for newly established sanctions against Russia, but also emphasized the need for additional military assistance.</text:p>
      <text:p text:style-name="P4">
“It is time for the [Australia] government to review how to act and provide constant, consistent military support needed by Ukraine to be able to protect itself and our common values. Now it is not time to submit fatigue from war. For global security, peace and justice, it is necessary for Ukraine to win, ”said then the Power head of the SUOA Stefan Romanov and Catherine Argir.</text:p>
      <text:p text:style-name="P4">
As reported by Ukrinform, President of Ukraine Volodymyr Zelensky and European leaders have agreed to continue after future consultations with the American page.(https://www.ukrinform.ua/tag-koalicia-vinisuvaciv)At the next meeting in Ramstein format.  Australia, USA and Ukraine <text:a xlink:type="simple" xlink:href="https://www.ukrinform.ua/rubric-ato/3718743-avstralia-moze-peredati-ukraini-vinisuvaci-fa18-hornet.html" text:style-name="Internet_20_link" text:visited-style-name="Visited_20_Internet_20_Link">
discuss</text:a>
The possibility of transferring to Kiev 41 f/a-18 Hornets fighter royal Visaustralia.</text:p>
      <text:p text:style-name="P4">
<text:span text:style-name="T5">
Foto: US Air Force</text:span>
</text:p>
      <text:p text:style-name="P4">
News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In Australia Diaspora lobbies supply to Ukraine F-16</text:span>
</text:h>
      <text:p text:style-name="P4">
Authors: Ukrinform (Person)</text:p>
      <text:p text:style-name="P4">
Publisher: Укринформ (Organization)</text:p>
      <text:p text:style-name="P4">
Published Time: 2023-06-14T00:05:00+03:00</text:p>
      <text:p text:style-name="P4">
Modified Time: 2023-06-14T00:05:00+03:00</text:p>
      <text:p text:style-name="P4">
Description: The Union of Ukrainian Organizations of Australia (OSAA) promotes the need for the Armed Forces of Ukraine in F-16 fighters at the Australian Government level. - Ukrinform.</text:p>
      <text:p text:style-name="P4">
Images: ['<text:a xlink:type="simple" xlink:href="https://static.ukrinform.com/photos/2022_06/thumb_files/630_360_1656599428-149.jpg" text:style-name="Internet_20_link" text:visited-style-name="Visited_20_Internet_20_Link">
630_360_16565...</text:a>
']</text:p>
      <text:p text:style-name="P4">
Tags: ['Австралія', 'Діаспора', 'Війна з Росією', 'Коаліція винищувачів']</text:p>
      <text:p text:style-name="P4">
Type: Article</text:p>
      <!--METADATA-->
      <text:p text:style-name="P4">
<draw:frame draw:style-name="fr1" draw:name="Image347" text:anchor-type="as-char" svg:width="6.9236in" svg:height="3.956343in" draw:z-index="0">
<draw:image xlink:href="../Images/yкринформ/2023-06-14T00-05-00-03-00/630_360_1656599428-149.jpg" xlink:type="simple" xlink:show="embed" xlink:actuate="onLoad" draw:mime-type="image/jpeg"/>
</draw:frame>
Australia's Union of Ukrainian Organizations(Soup)Promotes the need for the Armed Forces of Ukraine in F-16 fighters at the Australian Government level.</text:p>
      <text:p text:style-name="P4">
According to Ukrinform, the first Vice president of the World Congress of Ukrainians and the co -chair of the SUOA Stefan Romanov stated this, reports <text:a xlink:type="simple" xlink:href="https://www.ukrainianworldcongress.org/ua/romaniv-ukrayinci-avstraliyi-lobiyuyut-postachannia-f-16/" text:style-name="Internet_20_link" text:visited-style-name="Visited_20_Internet_20_Link">
UWC site</text:a>
.</text:p>
      <text:p text:style-name="P4">
At the same time, he noted that Australia is aware of the possible threats of Russian aggression to world security. The country is now focusing on viewing weapons. This complicates the process of assisting Ukraine.</text:p>
      <text:p text:style-name="P4">
“We lobby not only(granting)F-16, but also special ammunition(For the Armed Forces of Ukraine), which is produced in Australia, ”added the first Vice president of UWC.</text:p>
      <text:p text:style-name="P4">
UWC was reminded that in May, the Ukrainian organizations of Australia thanked the Sysdne for newly established sanctions against Russia, but also emphasized the need for additional military assistance.</text:p>
      <text:p text:style-name="P4">
“It is time for the [Australia] government to review how to act and provide constant, consistent military support needed by Ukraine to be able to protect itself and our common values. Now it is not time to submit fatigue from war. For global security, peace and justice, it is necessary for Ukraine to win, ”said then the Power head of the SUOA Stefan Romanov and Catherine Argir.</text:p>
      <text:p text:style-name="P4">
As reported by Ukrinform, President of Ukraine Volodymyr Zelensky and European leaders have agreed to continue after future consultations with the American page.(https://www.ukrinform.ua/tag-koalicia-vinisuvaciv)At the next meeting in Ramstein format.  Australia, USA and Ukraine <text:a xlink:type="simple" xlink:href="https://www.ukrinform.ua/rubric-ato/3718743-avstralia-moze-peredati-ukraini-vinisuvaci-fa18-hornet.html" text:style-name="Internet_20_link" text:visited-style-name="Visited_20_Internet_20_Link">
discuss</text:a>
The possibility of transferring to Kiev 41 f/a-18 Hornets fighter royal Visaustralia.</text:p>
      <text:p text:style-name="P4">
<text:span text:style-name="T5">
Foto: US Air Force</text:span>
</text:p>
      <text:p text:style-name="P4">
News Source: <text:a xlink:type="simple" xlink:href="https://www.ukrinform.ua/rubric-diaspora/3722510-u-avstralii-diaspora-lobiue-postacanna-ukraini-f16.html" text:style-name="Internet_20_link" text:visited-style-name="Visited_20_Internet_20_Link">
https://www.ukrinform.ua/rubric-diaspora/3722510-u-avstralii-diaspora-lobiue-postacanna-ukraini-f16.html</text:a>
</text:p>
      <!--NEWS-->
      <text:h text:style-name="P10" text:outline-level="1">
<text:span text:style-name="T4">
Poland's ambassador visited Kherson region</text:span>
</text:h>
      <text:p text:style-name="P4">
Authors: Ukrinform (Person)</text:p>
      <text:p text:style-name="P4">
Publisher: Укринформ (Organization)</text:p>
      <text:p text:style-name="P4">
Published Time: 2023-06-14T00:07:00+03:00</text:p>
      <text:p text:style-name="P4">
Modified Time: 2023-06-14T00:07:00+03:00</text:p>
      <text:p text:style-name="P4">
Description: Polish Ambassador Bartosh Tsikhotsky visited Kherson region to see and tell the Polish media about the region after the Russian Hydroe Hep. - Ukrinform.</text:p>
      <text:p text:style-name="P4">
Images: ['<text:a xlink:type="simple" xlink:href="https://static.ukrinform.com/photos/2022_06/thumb_files/630_360_1654852994-410.jpg" text:style-name="Internet_20_link" text:visited-style-name="Visited_20_Internet_20_Link">
630_360_16548...</text:a>
']</text:p>
      <text:p text:style-name="P4">
Tags: ['Херсон', 'Польща', 'Посол', 'Каховська ГЕС']</text:p>
      <text:p text:style-name="P4">
Type: Article</text:p>
      <!--METADATA-->
      <text:p text:style-name="P4">
<draw:frame draw:style-name="fr1" draw:name="Image348" text:anchor-type="as-char" svg:width="6.9236in" svg:height="3.956343in" draw:z-index="0">
<draw:image xlink:href="../Images/yкринформ/2023-06-14T00-07-00-03-00/630_360_1654852994-410.jpg" xlink:type="simple" xlink:show="embed" xlink:actuate="onLoad" draw:mime-type="image/jpeg"/>
</draw:frame>
Bartosh Tsikhotsky visited Kherson region to see with his own eyes the Polish media about the region after blasting the Russians of the Kakhovka Hydroelectric Power Plant.</text:p>
      <text:p text:style-name="P4">
This was reported in <text:a xlink:type="simple" xlink:href="https://t.me/khersonskaODA/6861" text:style-name="Internet_20_link" text:visited-style-name="Visited_20_Internet_20_Link">
telegram</text:a>
Khersonskaya, reports Ukrinform.</text:p>
      <text:p text:style-name="P4">
<text:span text:style-name="T5">
Viso: <text:a xlink:type="simple" xlink:href="https://www.facebook.com/khoda.gov.ua/videos/942294610210190" text:style-name="Internet_20_link" text:visited-style-name="Visited_20_Internet_20_Link">
Kherson Ova</text:a>
</text:span>
</text:p>
      <text:p text:style-name="P4">
"Kherson visited the Ambassador of the Republic <text:a xlink:type="simple" xlink:href="https://www.ukrinform.ua/tag-polsa" text:style-name="Internet_20_link" text:visited-style-name="Visited_20_Internet_20_Link">
Poland</text:a>
In Ukraine, Bartosh Tsikhotsky, to see the consequences of Russia's undermining Kakhovka hydroelectric power station. He met a significant Kherson Ova Alexander Proudin. For Polish journalists, they spoke about the support of the region, the elimination of the consequences of Russian thermal, the critical situation on the Left Bank and more, " - the message reads.</text:p>
      <text:p text:style-name="P4">
<text:span text:style-name="T4">
 Read also: </text:span>
 <text:a xlink:type="simple" xlink:href="https://www.ukrinform.ua/rubric-polytics/3710172-polsa-hoce-ponoviti-robotu-vsih-svoih-konsulstv-v-ukraini.html" text:style-name="Internet_20_link" text:visited-style-name="Visited_20_Internet_20_Link">
Poland wants to renew the work of all its consulates in Ukraine</text:a>
According to the head of the Kherson Ova, "our peoples are united, we are always rejoiced in our Polish brothers, now this support is very important to us."</text:p>
      <text:p text:style-name="P4">
As it was reported, on the night against <text:a xlink:type="simple" xlink:href="https://www.ukrinform.ua/rubric-ato/3718751-rosijski-zagarbniki-pidirvali-kahovsku-ges-ok-pivden.html" text:style-name="Internet_20_link" text:visited-style-name="Visited_20_Internet_20_Link">
June 6, the Russian military exploded</text:a>
Dam Kakhovskaya hydroelectric power station. Rescue work and evacuation measures from flooding places are ongoing in the Kherson region. There are 3,600 houses in 31 settlements, and 17 settlements on the Left Bank.</text:p>
      <text:p text:style-name="P4">
News Source: <text:a xlink:type="simple" xlink:href="https://www.ukrinform.ua/rubric-regions/3722535-posol-polsi-vidvidav-hersonsinu.html" text:style-name="Internet_20_link" text:visited-style-name="Visited_20_Internet_20_Link">
https://www.ukrinform.ua/rubric-regions/3722535-posol-polsi-vidvidav-hersonsinu.html</text:a>
</text:p>
      <!--NEWS-->
      <text:h text:style-name="P10" text:outline-level="1">
<text:span text:style-name="T4">
In the UN warned of rising food prices after the Kakhovskaya hydroelectric power station</text:span>
</text:h>
      <text:p text:style-name="P4">
Authors: Ukrinform (Person)</text:p>
      <text:p text:style-name="P4">
Publisher: Укринформ (Organization)</text:p>
      <text:p text:style-name="P4">
Published Time: 2023-06-14T00:16:00+03:00</text:p>
      <text:p text:style-name="P4">
Modified Time: 2023-06-14T00:16:00+03:00</text:p>
      <text:p text:style-name="P4">
Description: The United Nations stated that undermining the dam on the Dnieper River in Ukraine will have a huge impact on global food safety, lead to an increase in food prices and can cause problems with drinking water for hundreds of thousands of people. - Ukrinform.</text:p>
      <text:p text:style-name="P4">
Images: ['<text:a xlink:type="simple" xlink:href="https://static.ukrinform.com/photos/2021_08/thumb_files/630_360_1628392089-913.jpg" text:style-name="Internet_20_link" text:visited-style-name="Visited_20_Internet_20_Link">
630_360_16283...</text:a>
']</text:p>
      <text:p text:style-name="P4">
Tags: ['Ціни', 'ООН', 'Продукти', 'Каховська ГЕС']</text:p>
      <text:p text:style-name="P4">
Type: Article</text:p>
      <!--METADATA-->
      <text:p text:style-name="P4">
<draw:frame draw:style-name="fr1" draw:name="Image349" text:anchor-type="as-char" svg:width="6.9236in" svg:height="3.956343in" draw:z-index="0">
<draw:image xlink:href="../Images/yкринформ/2023-06-14T00-16-00-03-00/630_360_1628392089-913.jpg" xlink:type="simple" xlink:show="embed" xlink:actuate="onLoad" draw:mime-type="image/jpeg"/>
</draw:frame>
The United Nations stated that undermining the dam on the Dnieper River in the Dnieper will have a huge impact on global food safety, will have a food price for food and can cause problems with drinking for hundreds of thousands of people.</text:p>
      <text:p text:style-name="P4">
According to Ukrinform, the agency [Reuters] reports it(https://www.reuters.com/world/ukraine-dam-breach-will-sow-huge-problems-food-security-uns-griffiths-2023-06-13/).</text:p>
      <text:p text:style-name="P4">
"All this territory, which goes down to the Black Sea and Crimea, is a grain not of Ukraine but for the world," said the Deputy General Secretariat for Humanitarian Affairs and Extraordinary Assistance Coordinator Marthingriffiths.</text:p>
      <text:p text:style-name="P4">
"It is almost inevitable that we will see huge problems with harvesting and sowing harvesting.</text:p>
      <text:p text:style-name="P4">
He said that up to 700,000 people depended on the reservoir in the issue of drinking <text:a xlink:type="simple" xlink:href="https://www.ukrinform.ua/tag-voda" text:style-name="Internet_20_link" text:visited-style-name="Visited_20_Internet_20_Link">
water</text:a>
. According to its words, without pure water, people will be prone to diseases, and that children are most vulnerable in such.</text:p>
      <text:p text:style-name="P4">
Griffiths also stated that damages of this scale civilian infrastructure are contrary to international humanitarian law, including Geneva Convention. "It is obvious. The one who did it has violated the Geneva Convention," Griffiths said.</text:p>
      <text:p text:style-name="P4">
<text:span text:style-name="T4">
 Read also: </text:span>
 <text:a xlink:type="simple" xlink:href="https://www.ukrinform.ua/rubric-ato/3722332-rosia-ne-nadae-garantij-bezpeki-dla-perepravi-komandi-oon-na-livoberezza-hersonsini.html" text:style-name="Internet_20_link" text:visited-style-name="Visited_20_Internet_20_Link">
Russia does not provide security guarantees for team crossing <text:span text:style-name="T4">
 UN </text:span>
 on the Left Bank of Kherson region</text:a>
As <text:a xlink:type="simple" xlink:href="https://www.ukrinform.ua/rubric-other_news/3720776-pidriv-rosianami-kahovskoi-ges-usi-novini.html" text:style-name="Internet_20_link" text:visited-style-name="Visited_20_Internet_20_Link">
reported</text:a>
, at night, on June 6, the Russian army blown up the dam of the HPP. Rescue work and measures to overcome the consequences of this crime are ongoing in the Kherson region. The situation of the occupied territories of the region remains dramatic, as Russian occupation troops do not allow Ukrainian rescuers to underwent areas.</text:p>
      <text:p text:style-name="P4">
On the fact of undermining the occupiers of the Kakhovka hydroelectric power station, law enforcement officers began investigation under the article "Ecocid". Ukrhydroenergo stated that Kakhovskaya with sinus was not destroyed and is not recoverable.</text:p>
      <text:p text:style-name="P4">
News Source: <text:a xlink:type="simple" xlink:href="https://www.ukrinform.ua/rubric-economy/3722383-v-oon-poperedzaut-pro-zrostanna-cin-na-prodovolstvo-pisla-pidrivu-kahovskoi-ges.html" text:style-name="Internet_20_link" text:visited-style-name="Visited_20_Internet_20_Link">
https://www.ukrinform.ua/rubric-economy/3722383-v-oon-poperedzaut-pro-zrostanna-cin-na-prodovolstvo-pisla-pidrivu-kahovskoi-ges.html</text:a>
</text:p>
      <!--NEWS-->
      <text:h text:style-name="P10" text:outline-level="1">
<text:span text:style-name="T4">
Pentagon's head went to Ramstein to Germany</text:span>
</text:h>
      <text:p text:style-name="P4">
Authors: Ukrinform (Person)</text:p>
      <text:p text:style-name="P4">
Publisher: Укринформ (Organization)</text:p>
      <text:p text:style-name="P4">
Published Time: 2023-06-14T00:34:00+03:00</text:p>
      <text:p text:style-name="P4">
Modified Time: 2023-06-14T00:34:00+03:00</text:p>
      <text:p text:style-name="P4">
Description: US Secretary of Defense Lloyd Austin went to Europe to hold a meeting in Ramstein in Germany, as well as to participate in a meeting of NATO defense agencies in Brussels. - Ukrinform.</text:p>
      <text:p text:style-name="P4">
Images: ['<text:a xlink:type="simple" xlink:href="https://static.ukrinform.com/photos/2023_02/thumb_files/630_360_1676392928-557.jpg" text:style-name="Internet_20_link" text:visited-style-name="Visited_20_Internet_20_Link">
630_360_16763...</text:a>
']</text:p>
      <text:p text:style-name="P4">
Tags: ['Пентагон', 'США', 'ЗСУ', 'Остін', 'Війна з Росією', 'Зустріч Рамштайн']</text:p>
      <text:p text:style-name="P4">
Type: Article</text:p>
      <!--METADATA-->
      <text:p text:style-name="P4">
<draw:frame draw:style-name="fr1" draw:name="Image350" text:anchor-type="as-char" svg:width="6.9236in" svg:height="3.956343in" draw:z-index="0">
<draw:image xlink:href="../Images/yкринформ/2023-06-14T00-34-00-03-00/630_360_1676392928-557.jpg" xlink:type="simple" xlink:show="embed" xlink:actuate="onLoad" draw:mime-type="image/jpeg"/>
</draw:frame>
US Ministry Lloyd Austin went to Europe for a meeting of Ramstein in Germany on Tuesday, as well as to participate in the meeting of NATO defense consignments in Brussels.</text:p>
      <text:p text:style-name="P4">
This was reported on Tuesday by the deputy spokesman of Pentagon Sabrina Singh, reports her own Ukrinform correspondent.</text:p>
      <text:p text:style-name="P4">
“Today Minister Austin went to Germany ... he and the head(United Committee of US Headquarters - Ed.)General Millie will hold a meeting group on Defense of Ukraine on June 15, ”the US representative said.</text:p>
      <text:p text:style-name="P4">
She specified that the meeting will be held in the physical presence of representatives of the Ramstein format.</text:p>
      <text:p text:style-name="P4">
<text:span text:style-name="T4">
 Read also: </text:span>
 <text:a xlink:type="simple" xlink:href="https://www.ukrinform.ua/rubric-ato/3722477-zaluznij-i-milli-naperedodni-zasidanna-ramstajn-obgovorili-prioriteti-dla-zsu.html" text:style-name="Internet_20_link" text:visited-style-name="Visited_20_Internet_20_Link">
Zaluzhny and Millie on the eve of the <text:span text:style-name="T4">
 Ramstein </text:span>
 meeting discussed priorities for the Armed Forces</text:a>
After that, on June 16, Austin, together with his colleagues from NATO countries, will take part in the Ministry of Ministers of the North Atlantic Alliance in Brussels. It is expected that the opposition of Russian aggression will be one of the main ones during the meeting of the Vbelgian capital.</text:p>
      <text:p text:style-name="P4">
As reported by Ukrinform, the United States on Tuesday <text:a xlink:type="simple" xlink:href="https://www.ukrinform.ua/rubric-ato/3722516-u-vasingtoni-rozkrili-vmist-novogo-paketa-vijskovoi-dopomogi-ukraini.html" text:style-name="Internet_20_link" text:visited-style-name="Visited_20_Internet_20_Link">
allocated a new package</text:a>
military support for Ukraine, which contains key assistance of the Armed Forces during the counter -offensive. In particular, it includes additional missiles for previously transmitted systems, ammunition for HIMARS, in BMP, APC, artillery shells and other arms.</text:p>
      <text:p text:style-name="P4">
<text:span text:style-name="T5">
Foto: AA</text:span>
</text:p>
      <text:p text:style-name="P4">
News Source: <text:a xlink:type="simple" xlink:href="https://www.ukrinform.ua/rubric-world/3722537-glava-pentagonu-virusiv-na-ramstajn-do-nimeccini.html" text:style-name="Internet_20_link" text:visited-style-name="Visited_20_Internet_20_Link">
https://www.ukrinform.ua/rubric-world/3722537-glava-pentagonu-virusiv-na-ramstajn-do-nimeccini.html</text:a>
</text:p>
      <!--NEWS-->
      <text:h text:style-name="P10" text:outline-level="1">
<text:span text:style-name="T4">
ECB urged eurozone banks to leave Russia</text:span>
</text:h>
      <text:p text:style-name="P4">
Authors: Ukrinform (Person)</text:p>
      <text:p text:style-name="P4">
Publisher: Укринформ (Organization)</text:p>
      <text:p text:style-name="P4">
Published Time: 2023-06-14T00:47:00+03:00</text:p>
      <text:p text:style-name="P4">
Modified Time: 2023-06-14T00:47:00+03:00</text:p>
      <text:p text:style-name="P4">
Description: The European Central Bank has called on eurozone banks to collapse all operations in Russia. - Ukrinform.</text:p>
      <text:p text:style-name="P4">
Images: ['<text:a xlink:type="simple" xlink:href="https://static.ukrinform.com/photos/2020_03/thumb_files/630_360_1584542879-527.jpg" text:style-name="Internet_20_link" text:visited-style-name="Visited_20_Internet_20_Link">
630_360_15845...</text:a>
']</text:p>
      <text:p text:style-name="P4">
Tags: ['Антиросійські санкції', 'Банк', 'Росія', 'Єврозона', 'Європейський Центробанк', 'Raiffeisen ']</text:p>
      <text:p text:style-name="P4">
Type: Article</text:p>
      <!--METADATA-->
      <text:p text:style-name="P4">
<draw:frame draw:style-name="fr1" draw:name="Image351" text:anchor-type="as-char" svg:width="6.9236in" svg:height="3.956343in" draw:z-index="0">
<draw:image xlink:href="../Images/yкринформ/2023-06-14T00-47-00-03-00/630_360_1584542879-527.jpg" xlink:type="simple" xlink:show="embed" xlink:actuate="onLoad" draw:mime-type="image/jpeg"/>
</draw:frame>
The European Central Bank has called on eurozone banks to collapse all the transactions of the beauty.</text:p>
      <text:p text:style-name="P4">
As Ukrinform reports, it reports <text:a xlink:type="simple" xlink:href="https://www.reuters.com/markets/europe/ecb-putting-pressure-remaining-euro-zone-banks-quit-russia-2023-06-13/" text:style-name="Internet_20_link" text:visited-style-name="Visited_20_Internet_20_Link">
Reuters</text:a>
.</text:p>
      <text:p text:style-name="P4">
"I think it is important that the banks continue to focus on the further scraping of their risks and, ideally, at the exit of the market as soon as possible," - said the chairman of the Supervisory Board of the ECB Andrea Enria.</text:p>
      <text:p text:style-name="P4">
It is noted that several European banks, including the Austrian Raiffeisenbank and Italian Unicredit, are still making money in Russia.</text:p>
      <text:p text:style-name="P4">
*!(https://www.ukrinform.ua/rubric-economy/3688745-akcioneri-zaklikali-kerivnictvo-raiffeisen-bank-do-asnosti-stosovno-biznesu-v-rosii.html)Enria acknowledged that banks no longer provide new loans in <text:a xlink:type="simple" xlink:href="https://www.ukrinform.ua/tag-rosia" text:style-name="Internet_20_link" text:visited-style-name="Visited_20_Internet_20_Link">
Russia</text:a>
And it is difficult to sell them through pressure from Moscow.</text:p>
      <text:p text:style-name="P4">
At the same time, according to him, the ECB puts strong pressure on banks to leave them, as "there is a huge reputational risk associated with the continuation of the momentous in Russia."</text:p>
      <text:p text:style-name="P4">
*!(https://www.ukrinform.ua/rubric-economy/3722040-u-skandinavskih-krainah-ogolosili-bojkot-virobnikovi-sokoladu-mondelez-cerez-prisutnist-u-rf.html)Raiffeisen Bank and Unicredit have declared a reduction in their business in Russia, but continue to play an important role in the Russian economy, which is fighting large -scale Western sanctions.</text:p>
      <text:p text:style-name="P4">
Raiffeisen, the most important Western bank in Russia, stated that considering allocation or sale.</text:p>
      <text:p text:style-name="P4">
News Source: <text:a xlink:type="simple" xlink:href="https://www.ukrinform.ua/rubric-economy/3722538-ecb-zaklikav-banki-evrozoni-zalisiti-rosiu.html" text:style-name="Internet_20_link" text:visited-style-name="Visited_20_Internet_20_Link">
https://www.ukrinform.ua/rubric-economy/3722538-ecb-zaklikav-banki-evrozoni-zalisiti-rosiu.html</text:a>
</text:p>
      <!--NEWS-->
      <text:h text:style-name="P10" text:outline-level="1">
<text:span text:style-name="T4">
The coordination headquarters took place online meeting with families of defenders of the island Snake</text:span>
</text:h>
      <text:p text:style-name="P4">
Author: ['АРМІЯINFORM']</text:p>
      <text:p text:style-name="P4">
Time: 2023-06-14T99:00:00-04:00</text:p>
      <text:p text:style-name="P4">
Description: For the venitivativsky of the Gromadsko organizing “about the quiet, about whom to be able to” with the coordinating staff ... War with Ukraine 2022, the war with Ukrain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41843452_767963008237232_7838465882698911775_n.jpeg" text:style-name="Internet_20_link" text:visited-style-name="Visited_20_Internet_20_Link">
341843452_767963008237232_7838465882698911775_n.jpeg</text:a>
']</text:p>
      <text:p text:style-name="P4">
Tags: ['STOPRUSSIA', 'ВТОРГНЕННЯ РФ']</text:p>
      <text:p text:style-name="P4">
Category: News</text:p>
      <!--METADATA-->
      <text:p text:style-name="P4">
<draw:frame draw:style-name="fr1" draw:name="Image352" text:anchor-type="as-char" svg:width="6.9236in" svg:height="3.894525in" draw:z-index="0">
<draw:image xlink:href="../Images/AРМІЯINFORM/2023-06-14T99-00-00-04-00/341843452_767963008237232_7838465882698911775_n.jpeg" xlink:type="simple" xlink:show="embed" xlink:actuate="onLoad" draw:mime-type="image/jpeg"/>
</draw:frame>
On the initiative of the NGO "On those whom they are silent", an online meeting with the families of the defenders of Ostrovasmina was held.</text:p>
      <text:p text:style-name="P4">
About it <text:a xlink:type="simple" xlink:href="https://t.me/Koord_shtab" text:style-name="Internet_20_link" text:visited-style-name="Visited_20_Internet_20_Link">
reports</text:a>
Coordinating headquarters for the issue of prisoners of war.</text:p>
      <text:p text:style-name="P4">
Representatives of the coordination headquarters, the Office of the Verkhovna Rada for Human Rights, the State Border Guard Service of the Tamzhizh International Committee of the Red Cross were answered by the loved ones.(ICCH).</text:p>
      <text:p text:style-name="P4">
Представник штабу запевнив, що робота зі звільнення прикордонників іЗахисників Зміїного ведеться щоденно:</text:p>
      <text:p text:style-name="P4">
«Це показав обмін 11 червня. Ми завжди працюємо, щоби визволити всіх. У наснема улюблених підрозділів чи неулюблених. Тим більше, усі наші Оборонці вколоніях уже перемішані й ворог за великим рахунком теж не ділить їх запідрозділами».</text:p>
      <text:p text:style-name="P4">
Також він зауважив, що планова робота зі звільнення вдається не завжди:</text:p>
      <text:p text:style-name="P4">
«Так, краще би був план — кожна мати знала б, коли повернуть її сина і скількитреба чекати. Була б визначеність. Але росіянам байдуже. Хочуть завдати ріднимякомога більше болю. Це їхня політика. Тому кожен обмін — не схожий напопередній. Проте коли відбуваються контрнаступальні операції — обміничастішають».</text:p>
      <text:p text:style-name="P4">
Представниці Міжнародного комітету Червоного Хреста наголосили, що неприпиняють роботу для відвідин наших бранців:</text:p>
      <text:p text:style-name="P4">
«Колеги з МКЧХ, які працюють у рф, постійно намагаються переконати російськусторону надати доступ до полонених і підтвердити полон тих, кого утримуютьросіяни і про кого немає інформації. На жаль, це забирає час. Але результатимаємо».</text:p>
      <text:p text:style-name="P4">
Представник Офісу Уповноваженого Верховної Ради з прав людини застеріг відпропозицій невідомих осіб «викупити з полону» родичів.</text:p>
      <text:p text:style-name="P4">
«У більшості випадків це шахрайство. Просто заберуть гроші. Також такіпропозиції мають посіяти недовіру до органів нашої державної влади. Крім того,ті, хто ризикне погодитися, можуть потрапити на гачок російських спецслужб», —сказав він.</text:p>
      <text:p text:style-name="P4">
Координаційний штаб радить повідомляти про такі випадки за контактнимителефонами та звертатися до правоохоронних структур.</text:p>
      <text:p text:style-name="P4">
News Source: <text:a xlink:type="simple" xlink:href="https://armyinform.com.ua/2023/06/14/u-koordynaczijnomu-shtabi-vidbulasya-onlajn-zustrich-z-rodynamy-zahysnykiv-ostrova-zmiyinyj/" text:style-name="Internet_20_link" text:visited-style-name="Visited_20_Internet_20_Link">
https://armyinform.com.ua/2023/06/14/u-koordynaczijnomu-shtabi-vidbulasya-onlajn-zustrich-z-rodynamy-zahysnykiv-ostrova-zmiyinyj/</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